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0"/>
    <style:style style:name="ce4" style:family="table-cell" style:parent-style-name="Default" style:data-style-name="N2">
      <style:table-cell-properties style:vertical-align="middle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vertical-align="middle" fo:background-color="#DCE6F1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2">
      <style:table-cell-properties style:vertical-align="middle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FFFFFF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10" style:family="table-cell" style:parent-style-name="Default" style:data-style-name="N0">
      <style:table-cell-properties style:vertical-align="automatic" fo:background-color="#1F497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2">
      <style:table-cell-properties style:vertical-align="middle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middle" fo:background-color="#DCE6F1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vertical-align="middle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71875cm" style:use-optimal-column-width="true"/>
    </style:style>
    <style:style style:name="co2" style:family="table-column">
      <style:table-column-properties fo:break-before="auto" style:column-width="7.67291666666667cm" style:use-optimal-column-width="true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4.23333333333333cm"/>
    </style:style>
    <style:style style:name="co9" style:family="table-column">
      <style:table-column-properties fo:break-before="auto" style:column-width="4.10104166666667cm"/>
    </style:style>
    <style:style style:name="co10" style:family="table-column">
      <style:table-column-properties fo:break-before="auto" style:column-width="3.862916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UF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number-columns-spanned="10" table:number-rows-spanned="1" table:style-name="ce10">
            <text:p>RESULTADOS DAS PROFICIÊNCIAS MÉDIAS POR UF - ANEB 2015</text:p>
          </table:table-cell>
          <table:covered-table-cell table:number-columns-repeated="9"/>
          <table:table-cell table:number-columns-repeated="16374" table:style-name="ce6"/>
        </table:table-row>
        <table:table-row table:style-name="ro1">
          <table:table-cell office:value-type="string" table:style-name="ce9">
            <text:p>*Células com valor 0 significam que não foi possível calcular a média para aquele estrato</text:p>
          </table:table-cell>
          <table:table-cell table:number-columns-repeated="9" table:style-name="ce8"/>
          <table:table-cell table:number-columns-repeated="16374"/>
        </table:table-row>
        <table:table-row table:style-name="ro2">
          <table:table-cell office:value-type="string" table:number-columns-spanned="1" table:number-rows-spanned="3" table:style-name="ce14">
            <text:p>UF</text:p>
          </table:table-cell>
          <table:table-cell office:value-type="string" table:number-columns-spanned="1" table:number-rows-spanned="3" table:style-name="ce14">
            <text:p>REDE</text:p>
          </table:table-cell>
          <table:table-cell office:value-type="string" table:number-columns-spanned="1" table:number-rows-spanned="3" table:style-name="ce14">
            <text:p>LOCALIZAÇÃO</text:p>
          </table:table-cell>
          <table:table-cell office:value-type="string" table:number-columns-spanned="1" table:number-rows-spanned="3" table:style-name="ce14">
            <text:p>CAPITAL</text:p>
          </table:table-cell>
          <table:table-cell office:value-type="string" table:number-columns-spanned="2" table:number-rows-spanned="1" table:style-name="ce11">
            <text:p>MÉDIAS DE PROFICIÊNCIA</text:p>
          </table:table-cell>
          <table:covered-table-cell/>
          <table:table-cell office:value-type="string" table:number-columns-spanned="2" table:number-rows-spanned="1" table:style-name="ce12">
            <text:p>MÉDIAS DE PROFICIÊNCIA</text:p>
          </table:table-cell>
          <table:covered-table-cell/>
          <table:table-cell office:value-type="string" table:number-columns-spanned="2" table:number-rows-spanned="1" table:style-name="ce13">
            <text:p>MÉDIAS DE PROFICIÊNCIA</text:p>
          </table:table-cell>
          <table:covered-table-cell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1">
            <text:p>ANOS INICIAIS - 5º ANO</text:p>
          </table:table-cell>
          <table:covered-table-cell/>
          <table:table-cell office:value-type="string" table:number-columns-spanned="2" table:number-rows-spanned="1" table:style-name="ce12">
            <text:p>ANOS FINAIS - 9º ANO</text:p>
          </table:table-cell>
          <table:covered-table-cell/>
          <table:table-cell office:value-type="string" table:number-columns-spanned="2" table:number-rows-spanned="1" table:style-name="ce13">
            <text:p>ENSINO MÉDIO</text:p>
          </table:table-cell>
          <table:covered-table-cell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">
            <text:p>LÍNGUA PORTUGUESA</text:p>
          </table:table-cell>
          <table:table-cell office:value-type="string" table:style-name="ce4">
            <text:p>MATEMÁTICA</text:p>
          </table:table-cell>
          <table:table-cell office:value-type="string" table:style-name="ce5">
            <text:p>LÍNGUA PORTUGUESA</text:p>
          </table:table-cell>
          <table:table-cell office:value-type="string" table:style-name="ce5">
            <text:p>MATEMÁTICA</text:p>
          </table:table-cell>
          <table:table-cell office:value-type="string" table:style-name="ce7">
            <text:p>LÍNGUA PORTUGUESA</text:p>
          </table:table-cell>
          <table:table-cell office:value-type="string" table:style-name="ce7">
            <text:p>MATEMÁTICA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4.21" table:style-name="ce2">
            <text:p>204,21</text:p>
          </table:table-cell>
          <table:table-cell office:value-type="float" office:value="216.1" table:style-name="ce2">
            <text:p>216,1</text:p>
          </table:table-cell>
          <table:table-cell office:value-type="float" office:value="260.47000000000003" table:style-name="ce2">
            <text:p>260,47</text:p>
          </table:table-cell>
          <table:table-cell office:value-type="float" office:value="261.06" table:style-name="ce2">
            <text:p>261,06</text:p>
          </table:table-cell>
          <table:table-cell office:value-type="float" office:value="246.8" table:style-name="ce2">
            <text:p>246,8</text:p>
          </table:table-cell>
          <table:table-cell office:value-type="float" office:value="249.8" table:style-name="ce2">
            <text:p>249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8.99" table:style-name="ce2">
            <text:p>198,99</text:p>
          </table:table-cell>
          <table:table-cell office:value-type="float" office:value="213.82" table:style-name="ce2">
            <text:p>213,82</text:p>
          </table:table-cell>
          <table:table-cell office:value-type="float" office:value="239.27" table:style-name="ce2">
            <text:p>239,27</text:p>
          </table:table-cell>
          <table:table-cell office:value-type="float" office:value="239.82" table:style-name="ce2">
            <text:p>239,82</text:p>
          </table:table-cell>
          <table:table-cell office:value-type="float" office:value="243.89000000000001" table:style-name="ce2">
            <text:p>243,89</text:p>
          </table:table-cell>
          <table:table-cell office:value-type="float" office:value="255.32" table:style-name="ce2">
            <text:p>255,3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0.99" table:style-name="ce2">
            <text:p>200,99</text:p>
          </table:table-cell>
          <table:table-cell office:value-type="float" office:value="214.69" table:style-name="ce2">
            <text:p>214,69</text:p>
          </table:table-cell>
          <table:table-cell office:value-type="float" office:value="246.82" table:style-name="ce2">
            <text:p>246,82</text:p>
          </table:table-cell>
          <table:table-cell office:value-type="float" office:value="247.38" table:style-name="ce2">
            <text:p>247,38</text:p>
          </table:table-cell>
          <table:table-cell office:value-type="float" office:value="244.81" table:style-name="ce2">
            <text:p>244,81</text:p>
          </table:table-cell>
          <table:table-cell office:value-type="float" office:value="253.57" table:style-name="ce2">
            <text:p>253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3.19" table:style-name="ce2">
            <text:p>203,19</text:p>
          </table:table-cell>
          <table:table-cell office:value-type="float" office:value="209.02" table:style-name="ce2">
            <text:p>209,02</text:p>
          </table:table-cell>
          <table:table-cell office:value-type="float" office:value="252.62" table:style-name="ce2">
            <text:p>252,62</text:p>
          </table:table-cell>
          <table:table-cell office:value-type="float" office:value="251.21" table:style-name="ce2">
            <text:p>251,21</text:p>
          </table:table-cell>
          <table:table-cell office:value-type="float" office:value="270.24" table:style-name="ce2">
            <text:p>270,24</text:p>
          </table:table-cell>
          <table:table-cell office:value-type="float" office:value="263.39999999999998" table:style-name="ce2">
            <text:p>263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4.12" table:style-name="ce2">
            <text:p>214,12</text:p>
          </table:table-cell>
          <table:table-cell office:value-type="float" office:value="226.93" table:style-name="ce2">
            <text:p>226,93</text:p>
          </table:table-cell>
          <table:table-cell office:value-type="float" office:value="251.03" table:style-name="ce2">
            <text:p>251,03</text:p>
          </table:table-cell>
          <table:table-cell office:value-type="float" office:value="253.28" table:style-name="ce2">
            <text:p>253,28</text:p>
          </table:table-cell>
          <table:table-cell office:value-type="float" office:value="261.44" table:style-name="ce2">
            <text:p>261,44</text:p>
          </table:table-cell>
          <table:table-cell office:value-type="float" office:value="260.58" table:style-name="ce2">
            <text:p>260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1.21" table:style-name="ce2">
            <text:p>211,21</text:p>
          </table:table-cell>
          <table:table-cell office:value-type="float" office:value="222.16" table:style-name="ce2">
            <text:p>222,16</text:p>
          </table:table-cell>
          <table:table-cell office:value-type="float" office:value="251.51000000000002" table:style-name="ce2">
            <text:p>251,51</text:p>
          </table:table-cell>
          <table:table-cell office:value-type="float" office:value="252.65" table:style-name="ce2">
            <text:p>252,65</text:p>
          </table:table-cell>
          <table:table-cell office:value-type="float" office:value="263.36" table:style-name="ce2">
            <text:p>263,36</text:p>
          </table:table-cell>
          <table:table-cell office:value-type="float" office:value="261.2" table:style-name="ce2">
            <text:p>261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3.09" table:style-name="ce2">
            <text:p>203,09</text:p>
          </table:table-cell>
          <table:table-cell office:value-type="float" office:value="208.33" table:style-name="ce2">
            <text:p>208,33</text:p>
          </table:table-cell>
          <table:table-cell office:value-type="float" office:value="251.91" table:style-name="ce2">
            <text:p>251,91</text:p>
          </table:table-cell>
          <table:table-cell office:value-type="float" office:value="250.32" table:style-name="ce2">
            <text:p>250,32</text:p>
          </table:table-cell>
          <table:table-cell office:value-type="float" office:value="272.44" table:style-name="ce2">
            <text:p>272,44</text:p>
          </table:table-cell>
          <table:table-cell office:value-type="float" office:value="264.67" table:style-name="ce2">
            <text:p>264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4.93" table:style-name="ce2">
            <text:p>214,93</text:p>
          </table:table-cell>
          <table:table-cell office:value-type="float" office:value="227.63" table:style-name="ce2">
            <text:p>227,63</text:p>
          </table:table-cell>
          <table:table-cell office:value-type="float" office:value="251.86" table:style-name="ce2">
            <text:p>251,86</text:p>
          </table:table-cell>
          <table:table-cell office:value-type="float" office:value="254.23000000000002" table:style-name="ce2">
            <text:p>254,23</text:p>
          </table:table-cell>
          <table:table-cell office:value-type="float" office:value="262.39999999999998" table:style-name="ce2">
            <text:p>262,4</text:p>
          </table:table-cell>
          <table:table-cell office:value-type="float" office:value="260.87" table:style-name="ce2">
            <text:p>260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1.87" table:style-name="ce2">
            <text:p>211,87</text:p>
          </table:table-cell>
          <table:table-cell office:value-type="float" office:value="222.64000000000001" table:style-name="ce2">
            <text:p>222,64</text:p>
          </table:table-cell>
          <table:table-cell office:value-type="float" office:value="251.87" table:style-name="ce2">
            <text:p>251,87</text:p>
          </table:table-cell>
          <table:table-cell office:value-type="float" office:value="253.05" table:style-name="ce2">
            <text:p>253,05</text:p>
          </table:table-cell>
          <table:table-cell office:value-type="float" office:value="264.52" table:style-name="ce2">
            <text:p>264,52</text:p>
          </table:table-cell>
          <table:table-cell office:value-type="float" office:value="261.67" table:style-name="ce2">
            <text:p>261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3.36" table:style-name="ce2">
            <text:p>313,36</text:p>
          </table:table-cell>
          <table:table-cell office:value-type="float" office:value="315.72000000000003" table:style-name="ce2">
            <text:p>315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3.36" table:style-name="ce2">
            <text:p>313,36</text:p>
          </table:table-cell>
          <table:table-cell office:value-type="float" office:value="315.72000000000003" table:style-name="ce2">
            <text:p>315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3.36" table:style-name="ce2">
            <text:p>313,36</text:p>
          </table:table-cell>
          <table:table-cell office:value-type="float" office:value="315.72000000000003" table:style-name="ce2">
            <text:p>315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3.36" table:style-name="ce2">
            <text:p>313,36</text:p>
          </table:table-cell>
          <table:table-cell office:value-type="float" office:value="315.72000000000003" table:style-name="ce2">
            <text:p>315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1.07" table:style-name="ce2">
            <text:p>181,07</text:p>
          </table:table-cell>
          <table:table-cell office:value-type="float" office:value="196.01" table:style-name="ce2">
            <text:p>196,01</text:p>
          </table:table-cell>
          <table:table-cell office:value-type="float" office:value="232.73000000000002" table:style-name="ce2">
            <text:p>232,73</text:p>
          </table:table-cell>
          <table:table-cell office:value-type="float" office:value="240.51" table:style-name="ce2">
            <text:p>240,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7.47" table:style-name="ce2">
            <text:p>187,47</text:p>
          </table:table-cell>
          <table:table-cell office:value-type="float" office:value="203.24" table:style-name="ce2">
            <text:p>203,24</text:p>
          </table:table-cell>
          <table:table-cell office:value-type="float" office:value="240.58" table:style-name="ce2">
            <text:p>240,58</text:p>
          </table:table-cell>
          <table:table-cell office:value-type="float" office:value="253.22" table:style-name="ce2">
            <text:p>253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6.14000000000001" table:style-name="ce2">
            <text:p>186,14</text:p>
          </table:table-cell>
          <table:table-cell office:value-type="float" office:value="201.74" table:style-name="ce2">
            <text:p>201,74</text:p>
          </table:table-cell>
          <table:table-cell office:value-type="float" office:value="239.81" table:style-name="ce2">
            <text:p>239,81</text:p>
          </table:table-cell>
          <table:table-cell office:value-type="float" office:value="251.97" table:style-name="ce2">
            <text:p>251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1.6" table:style-name="ce2">
            <text:p>191,6</text:p>
          </table:table-cell>
          <table:table-cell office:value-type="float" office:value="200.95000000000002" table:style-name="ce2">
            <text:p>200,95</text:p>
          </table:table-cell>
          <table:table-cell office:value-type="float" office:value="236.67000000000002" table:style-name="ce2">
            <text:p>236,67</text:p>
          </table:table-cell>
          <table:table-cell office:value-type="float" office:value="240.99" table:style-name="ce2">
            <text:p>240,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4.43" table:style-name="ce2">
            <text:p>194,43</text:p>
          </table:table-cell>
          <table:table-cell office:value-type="float" office:value="207.85" table:style-name="ce2">
            <text:p>207,85</text:p>
          </table:table-cell>
          <table:table-cell office:value-type="float" office:value="242.71" table:style-name="ce2">
            <text:p>242,71</text:p>
          </table:table-cell>
          <table:table-cell office:value-type="float" office:value="253.35" table:style-name="ce2">
            <text:p>253,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3.66" table:style-name="ce2">
            <text:p>193,66</text:p>
          </table:table-cell>
          <table:table-cell office:value-type="float" office:value="205.99" table:style-name="ce2">
            <text:p>205,99</text:p>
          </table:table-cell>
          <table:table-cell office:value-type="float" office:value="242.09" table:style-name="ce2">
            <text:p>242,09</text:p>
          </table:table-cell>
          <table:table-cell office:value-type="float" office:value="252.09" table:style-name="ce2">
            <text:p>252,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5.21" table:style-name="ce2">
            <text:p>195,21</text:p>
          </table:table-cell>
          <table:table-cell office:value-type="float" office:value="202.65" table:style-name="ce2">
            <text:p>202,65</text:p>
          </table:table-cell>
          <table:table-cell office:value-type="float" office:value="246.19" table:style-name="ce2">
            <text:p>246,19</text:p>
          </table:table-cell>
          <table:table-cell office:value-type="float" office:value="242.16" table:style-name="ce2">
            <text:p>242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8.33" table:style-name="ce2">
            <text:p>198,33</text:p>
          </table:table-cell>
          <table:table-cell office:value-type="float" office:value="210.44" table:style-name="ce2">
            <text:p>210,44</text:p>
          </table:table-cell>
          <table:table-cell office:value-type="float" office:value="248.55" table:style-name="ce2">
            <text:p>248,55</text:p>
          </table:table-cell>
          <table:table-cell office:value-type="float" office:value="253.71" table:style-name="ce2">
            <text:p>253,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7.39000000000001" table:style-name="ce2">
            <text:p>197,39</text:p>
          </table:table-cell>
          <table:table-cell office:value-type="float" office:value="208.1" table:style-name="ce2">
            <text:p>208,1</text:p>
          </table:table-cell>
          <table:table-cell office:value-type="float" office:value="248.29" table:style-name="ce2">
            <text:p>248,29</text:p>
          </table:table-cell>
          <table:table-cell office:value-type="float" office:value="252.43" table:style-name="ce2">
            <text:p>252,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0.28" table:style-name="ce2">
            <text:p>190,28</text:p>
          </table:table-cell>
          <table:table-cell office:value-type="float" office:value="203.55" table:style-name="ce2">
            <text:p>203,55</text:p>
          </table:table-cell>
          <table:table-cell office:value-type="float" office:value="255.89000000000001" table:style-name="ce2">
            <text:p>255,89</text:p>
          </table:table-cell>
          <table:table-cell office:value-type="float" office:value="235.13" table:style-name="ce2">
            <text:p>235,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8.81" table:style-name="ce2">
            <text:p>238,81</text:p>
          </table:table-cell>
          <table:table-cell office:value-type="float" office:value="259.36" table:style-name="ce2">
            <text:p>259,36</text:p>
          </table:table-cell>
          <table:table-cell office:value-type="float" office:value="276.22000000000003" table:style-name="ce2">
            <text:p>276,22</text:p>
          </table:table-cell>
          <table:table-cell office:value-type="float" office:value="286.42" table:style-name="ce2">
            <text:p>286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0.28" table:style-name="ce2">
            <text:p>190,28</text:p>
          </table:table-cell>
          <table:table-cell office:value-type="float" office:value="203.55" table:style-name="ce2">
            <text:p>203,55</text:p>
          </table:table-cell>
          <table:table-cell office:value-type="float" office:value="241.59" table:style-name="ce2">
            <text:p>241,59</text:p>
          </table:table-cell>
          <table:table-cell office:value-type="float" office:value="255.41" table:style-name="ce2">
            <text:p>255,41</text:p>
          </table:table-cell>
          <table:table-cell office:value-type="float" office:value="276.22000000000003" table:style-name="ce2">
            <text:p>276,22</text:p>
          </table:table-cell>
          <table:table-cell office:value-type="float" office:value="286.42" table:style-name="ce2">
            <text:p>286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9.59" table:style-name="ce2">
            <text:p>229,59</text:p>
          </table:table-cell>
          <table:table-cell office:value-type="float" office:value="236.06" table:style-name="ce2">
            <text:p>236,06</text:p>
          </table:table-cell>
          <table:table-cell office:value-type="float" office:value="285.93" table:style-name="ce2">
            <text:p>285,93</text:p>
          </table:table-cell>
          <table:table-cell office:value-type="float" office:value="292.51" table:style-name="ce2">
            <text:p>292,51</text:p>
          </table:table-cell>
          <table:table-cell office:value-type="float" office:value="301.98" table:style-name="ce2">
            <text:p>301,98</text:p>
          </table:table-cell>
          <table:table-cell office:value-type="float" office:value="303.35000000000002" table:style-name="ce2">
            <text:p>303,3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35.9" table:style-name="ce2">
            <text:p>235,9</text:p>
          </table:table-cell>
          <table:table-cell office:value-type="float" office:value="250.19" table:style-name="ce2">
            <text:p>250,19</text:p>
          </table:table-cell>
          <table:table-cell office:value-type="float" office:value="280.06" table:style-name="ce2">
            <text:p>280,06</text:p>
          </table:table-cell>
          <table:table-cell office:value-type="float" office:value="285.24" table:style-name="ce2">
            <text:p>285,24</text:p>
          </table:table-cell>
          <table:table-cell office:value-type="float" office:value="297.19" table:style-name="ce2">
            <text:p>297,19</text:p>
          </table:table-cell>
          <table:table-cell office:value-type="float" office:value="303.54000000000002" table:style-name="ce2">
            <text:p>303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2.24" table:style-name="ce2">
            <text:p>232,24</text:p>
          </table:table-cell>
          <table:table-cell office:value-type="float" office:value="241.98000000000002" table:style-name="ce2">
            <text:p>241,98</text:p>
          </table:table-cell>
          <table:table-cell office:value-type="float" office:value="283.24" table:style-name="ce2">
            <text:p>283,24</text:p>
          </table:table-cell>
          <table:table-cell office:value-type="float" office:value="289.18" table:style-name="ce2">
            <text:p>289,18</text:p>
          </table:table-cell>
          <table:table-cell office:value-type="float" office:value="299.44" table:style-name="ce2">
            <text:p>299,44</text:p>
          </table:table-cell>
          <table:table-cell office:value-type="float" office:value="303.45" table:style-name="ce2">
            <text:p>303,4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0.71" table:style-name="ce2">
            <text:p>230,71</text:p>
          </table:table-cell>
          <table:table-cell office:value-type="float" office:value="236.98000000000002" table:style-name="ce2">
            <text:p>236,98</text:p>
          </table:table-cell>
          <table:table-cell office:value-type="float" office:value="286.43" table:style-name="ce2">
            <text:p>286,43</text:p>
          </table:table-cell>
          <table:table-cell office:value-type="float" office:value="293.45999999999998" table:style-name="ce2">
            <text:p>293,46</text:p>
          </table:table-cell>
          <table:table-cell office:value-type="float" office:value="301.98" table:style-name="ce2">
            <text:p>301,98</text:p>
          </table:table-cell>
          <table:table-cell office:value-type="float" office:value="303.35000000000002" table:style-name="ce2">
            <text:p>303,3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35.9" table:style-name="ce2">
            <text:p>235,9</text:p>
          </table:table-cell>
          <table:table-cell office:value-type="float" office:value="250.19" table:style-name="ce2">
            <text:p>250,19</text:p>
          </table:table-cell>
          <table:table-cell office:value-type="float" office:value="284.60000000000002" table:style-name="ce2">
            <text:p>284,6</text:p>
          </table:table-cell>
          <table:table-cell office:value-type="float" office:value="288.08" table:style-name="ce2">
            <text:p>288,08</text:p>
          </table:table-cell>
          <table:table-cell office:value-type="float" office:value="299.32" table:style-name="ce2">
            <text:p>299,32</text:p>
          </table:table-cell>
          <table:table-cell office:value-type="float" office:value="305.28000000000003" table:style-name="ce2">
            <text:p>305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2.92000000000002" table:style-name="ce2">
            <text:p>232,92</text:p>
          </table:table-cell>
          <table:table-cell office:value-type="float" office:value="242.61" table:style-name="ce2">
            <text:p>242,61</text:p>
          </table:table-cell>
          <table:table-cell office:value-type="float" office:value="285.63" table:style-name="ce2">
            <text:p>285,63</text:p>
          </table:table-cell>
          <table:table-cell office:value-type="float" office:value="291.11" table:style-name="ce2">
            <text:p>291,11</text:p>
          </table:table-cell>
          <table:table-cell office:value-type="float" office:value="300.63" table:style-name="ce2">
            <text:p>300,63</text:p>
          </table:table-cell>
          <table:table-cell office:value-type="float" office:value="304.32" table:style-name="ce2">
            <text:p>304,3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5.43" table:style-name="ce2">
            <text:p>185,43</text:p>
          </table:table-cell>
          <table:table-cell office:value-type="float" office:value="199.79" table:style-name="ce2">
            <text:p>199,79</text:p>
          </table:table-cell>
          <table:table-cell office:value-type="float" office:value="249.23000000000002" table:style-name="ce2">
            <text:p>249,23</text:p>
          </table:table-cell>
          <table:table-cell office:value-type="float" office:value="252.73000000000002" table:style-name="ce2">
            <text:p>252,73</text:p>
          </table:table-cell>
          <table:table-cell office:value-type="float" office:value="246.8" table:style-name="ce2">
            <text:p>246,8</text:p>
          </table:table-cell>
          <table:table-cell office:value-type="float" office:value="249.8" table:style-name="ce2">
            <text:p>249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8.5" table:style-name="ce2">
            <text:p>188,5</text:p>
          </table:table-cell>
          <table:table-cell office:value-type="float" office:value="204.19" table:style-name="ce2">
            <text:p>204,19</text:p>
          </table:table-cell>
          <table:table-cell office:value-type="float" office:value="240.29" table:style-name="ce2">
            <text:p>240,29</text:p>
          </table:table-cell>
          <table:table-cell office:value-type="float" office:value="250.20000000000002" table:style-name="ce2">
            <text:p>250,2</text:p>
          </table:table-cell>
          <table:table-cell office:value-type="float" office:value="243.89000000000001" table:style-name="ce2">
            <text:p>243,89</text:p>
          </table:table-cell>
          <table:table-cell office:value-type="float" office:value="255.32" table:style-name="ce2">
            <text:p>255,3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7.8" table:style-name="ce2">
            <text:p>187,8</text:p>
          </table:table-cell>
          <table:table-cell office:value-type="float" office:value="203.19" table:style-name="ce2">
            <text:p>203,19</text:p>
          </table:table-cell>
          <table:table-cell office:value-type="float" office:value="241.83" table:style-name="ce2">
            <text:p>241,83</text:p>
          </table:table-cell>
          <table:table-cell office:value-type="float" office:value="250.64000000000001" table:style-name="ce2">
            <text:p>250,64</text:p>
          </table:table-cell>
          <table:table-cell office:value-type="float" office:value="244.81" table:style-name="ce2">
            <text:p>244,81</text:p>
          </table:table-cell>
          <table:table-cell office:value-type="float" office:value="253.57" table:style-name="ce2">
            <text:p>253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6.27" table:style-name="ce2">
            <text:p>196,27</text:p>
          </table:table-cell>
          <table:table-cell office:value-type="float" office:value="204.21" table:style-name="ce2">
            <text:p>204,21</text:p>
          </table:table-cell>
          <table:table-cell office:value-type="float" office:value="251.44" table:style-name="ce2">
            <text:p>251,44</text:p>
          </table:table-cell>
          <table:table-cell office:value-type="float" office:value="250.46" table:style-name="ce2">
            <text:p>250,46</text:p>
          </table:table-cell>
          <table:table-cell office:value-type="float" office:value="270.24" table:style-name="ce2">
            <text:p>270,24</text:p>
          </table:table-cell>
          <table:table-cell office:value-type="float" office:value="263.39999999999998" table:style-name="ce2">
            <text:p>263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2.45000000000002" table:style-name="ce2">
            <text:p>202,45</text:p>
          </table:table-cell>
          <table:table-cell office:value-type="float" office:value="215.63" table:style-name="ce2">
            <text:p>215,63</text:p>
          </table:table-cell>
          <table:table-cell office:value-type="float" office:value="249.06" table:style-name="ce2">
            <text:p>249,06</text:p>
          </table:table-cell>
          <table:table-cell office:value-type="float" office:value="253.3" table:style-name="ce2">
            <text:p>253,3</text:p>
          </table:table-cell>
          <table:table-cell office:value-type="float" office:value="261.44" table:style-name="ce2">
            <text:p>261,44</text:p>
          </table:table-cell>
          <table:table-cell office:value-type="float" office:value="260.58" table:style-name="ce2">
            <text:p>260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0.79" table:style-name="ce2">
            <text:p>200,79</text:p>
          </table:table-cell>
          <table:table-cell office:value-type="float" office:value="212.56" table:style-name="ce2">
            <text:p>212,56</text:p>
          </table:table-cell>
          <table:table-cell office:value-type="float" office:value="249.69" table:style-name="ce2">
            <text:p>249,69</text:p>
          </table:table-cell>
          <table:table-cell office:value-type="float" office:value="252.54" table:style-name="ce2">
            <text:p>252,54</text:p>
          </table:table-cell>
          <table:table-cell office:value-type="float" office:value="263.36" table:style-name="ce2">
            <text:p>263,36</text:p>
          </table:table-cell>
          <table:table-cell office:value-type="float" office:value="261.2" table:style-name="ce2">
            <text:p>261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8.78" table:style-name="ce2">
            <text:p>198,78</text:p>
          </table:table-cell>
          <table:table-cell office:value-type="float" office:value="205.23000000000002" table:style-name="ce2">
            <text:p>205,23</text:p>
          </table:table-cell>
          <table:table-cell office:value-type="float" office:value="251.77" table:style-name="ce2">
            <text:p>251,77</text:p>
          </table:table-cell>
          <table:table-cell office:value-type="float" office:value="250.12" table:style-name="ce2">
            <text:p>250,12</text:p>
          </table:table-cell>
          <table:table-cell office:value-type="float" office:value="272.44" table:style-name="ce2">
            <text:p>272,44</text:p>
          </table:table-cell>
          <table:table-cell office:value-type="float" office:value="264.67" table:style-name="ce2">
            <text:p>264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6.71" table:style-name="ce2">
            <text:p>206,71</text:p>
          </table:table-cell>
          <table:table-cell office:value-type="float" office:value="219.12" table:style-name="ce2">
            <text:p>219,12</text:p>
          </table:table-cell>
          <table:table-cell office:value-type="float" office:value="251.59" table:style-name="ce2">
            <text:p>251,59</text:p>
          </table:table-cell>
          <table:table-cell office:value-type="float" office:value="254.19" table:style-name="ce2">
            <text:p>254,19</text:p>
          </table:table-cell>
          <table:table-cell office:value-type="float" office:value="262.39999999999998" table:style-name="ce2">
            <text:p>262,4</text:p>
          </table:table-cell>
          <table:table-cell office:value-type="float" office:value="260.87" table:style-name="ce2">
            <text:p>260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4.49" table:style-name="ce2">
            <text:p>204,49</text:p>
          </table:table-cell>
          <table:table-cell office:value-type="float" office:value="215.23000000000002" table:style-name="ce2">
            <text:p>215,23</text:p>
          </table:table-cell>
          <table:table-cell office:value-type="float" office:value="251.64000000000001" table:style-name="ce2">
            <text:p>251,64</text:p>
          </table:table-cell>
          <table:table-cell office:value-type="float" office:value="253.01000000000002" table:style-name="ce2">
            <text:p>253,01</text:p>
          </table:table-cell>
          <table:table-cell office:value-type="float" office:value="264.52" table:style-name="ce2">
            <text:p>264,52</text:p>
          </table:table-cell>
          <table:table-cell office:value-type="float" office:value="261.67" table:style-name="ce2">
            <text:p>261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5.43" table:style-name="ce2">
            <text:p>185,43</text:p>
          </table:table-cell>
          <table:table-cell office:value-type="float" office:value="199.79" table:style-name="ce2">
            <text:p>199,79</text:p>
          </table:table-cell>
          <table:table-cell office:value-type="float" office:value="249.23000000000002" table:style-name="ce2">
            <text:p>249,23</text:p>
          </table:table-cell>
          <table:table-cell office:value-type="float" office:value="252.73000000000002" table:style-name="ce2">
            <text:p>252,73</text:p>
          </table:table-cell>
          <table:table-cell office:value-type="float" office:value="246.8" table:style-name="ce2">
            <text:p>246,8</text:p>
          </table:table-cell>
          <table:table-cell office:value-type="float" office:value="249.8" table:style-name="ce2">
            <text:p>249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8.5" table:style-name="ce2">
            <text:p>188,5</text:p>
          </table:table-cell>
          <table:table-cell office:value-type="float" office:value="204.19" table:style-name="ce2">
            <text:p>204,19</text:p>
          </table:table-cell>
          <table:table-cell office:value-type="float" office:value="240.29" table:style-name="ce2">
            <text:p>240,29</text:p>
          </table:table-cell>
          <table:table-cell office:value-type="float" office:value="250.20000000000002" table:style-name="ce2">
            <text:p>250,2</text:p>
          </table:table-cell>
          <table:table-cell office:value-type="float" office:value="243.89000000000001" table:style-name="ce2">
            <text:p>243,89</text:p>
          </table:table-cell>
          <table:table-cell office:value-type="float" office:value="255.32" table:style-name="ce2">
            <text:p>255,3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7.8" table:style-name="ce2">
            <text:p>187,8</text:p>
          </table:table-cell>
          <table:table-cell office:value-type="float" office:value="203.19" table:style-name="ce2">
            <text:p>203,19</text:p>
          </table:table-cell>
          <table:table-cell office:value-type="float" office:value="241.83" table:style-name="ce2">
            <text:p>241,83</text:p>
          </table:table-cell>
          <table:table-cell office:value-type="float" office:value="250.64000000000001" table:style-name="ce2">
            <text:p>250,64</text:p>
          </table:table-cell>
          <table:table-cell office:value-type="float" office:value="244.81" table:style-name="ce2">
            <text:p>244,81</text:p>
          </table:table-cell>
          <table:table-cell office:value-type="float" office:value="253.57" table:style-name="ce2">
            <text:p>253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6.27" table:style-name="ce2">
            <text:p>196,27</text:p>
          </table:table-cell>
          <table:table-cell office:value-type="float" office:value="204.21" table:style-name="ce2">
            <text:p>204,21</text:p>
          </table:table-cell>
          <table:table-cell office:value-type="float" office:value="251.44" table:style-name="ce2">
            <text:p>251,44</text:p>
          </table:table-cell>
          <table:table-cell office:value-type="float" office:value="250.46" table:style-name="ce2">
            <text:p>250,46</text:p>
          </table:table-cell>
          <table:table-cell office:value-type="float" office:value="270.24" table:style-name="ce2">
            <text:p>270,24</text:p>
          </table:table-cell>
          <table:table-cell office:value-type="float" office:value="263.39999999999998" table:style-name="ce2">
            <text:p>263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2.45000000000002" table:style-name="ce2">
            <text:p>202,45</text:p>
          </table:table-cell>
          <table:table-cell office:value-type="float" office:value="215.63" table:style-name="ce2">
            <text:p>215,63</text:p>
          </table:table-cell>
          <table:table-cell office:value-type="float" office:value="249.06" table:style-name="ce2">
            <text:p>249,06</text:p>
          </table:table-cell>
          <table:table-cell office:value-type="float" office:value="253.3" table:style-name="ce2">
            <text:p>253,3</text:p>
          </table:table-cell>
          <table:table-cell office:value-type="float" office:value="262.44" table:style-name="ce2">
            <text:p>262,44</text:p>
          </table:table-cell>
          <table:table-cell office:value-type="float" office:value="261.64" table:style-name="ce2">
            <text:p>261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0.79" table:style-name="ce2">
            <text:p>200,79</text:p>
          </table:table-cell>
          <table:table-cell office:value-type="float" office:value="212.56" table:style-name="ce2">
            <text:p>212,56</text:p>
          </table:table-cell>
          <table:table-cell office:value-type="float" office:value="249.69" table:style-name="ce2">
            <text:p>249,69</text:p>
          </table:table-cell>
          <table:table-cell office:value-type="float" office:value="252.54" table:style-name="ce2">
            <text:p>252,54</text:p>
          </table:table-cell>
          <table:table-cell office:value-type="float" office:value="264.11" table:style-name="ce2">
            <text:p>264,11</text:p>
          </table:table-cell>
          <table:table-cell office:value-type="float" office:value="262.02" table:style-name="ce2">
            <text:p>262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8.78" table:style-name="ce2">
            <text:p>198,78</text:p>
          </table:table-cell>
          <table:table-cell office:value-type="float" office:value="205.23000000000002" table:style-name="ce2">
            <text:p>205,23</text:p>
          </table:table-cell>
          <table:table-cell office:value-type="float" office:value="251.77" table:style-name="ce2">
            <text:p>251,77</text:p>
          </table:table-cell>
          <table:table-cell office:value-type="float" office:value="250.12" table:style-name="ce2">
            <text:p>250,12</text:p>
          </table:table-cell>
          <table:table-cell office:value-type="float" office:value="272.44" table:style-name="ce2">
            <text:p>272,44</text:p>
          </table:table-cell>
          <table:table-cell office:value-type="float" office:value="264.67" table:style-name="ce2">
            <text:p>264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6.71" table:style-name="ce2">
            <text:p>206,71</text:p>
          </table:table-cell>
          <table:table-cell office:value-type="float" office:value="219.12" table:style-name="ce2">
            <text:p>219,12</text:p>
          </table:table-cell>
          <table:table-cell office:value-type="float" office:value="251.59" table:style-name="ce2">
            <text:p>251,59</text:p>
          </table:table-cell>
          <table:table-cell office:value-type="float" office:value="254.19" table:style-name="ce2">
            <text:p>254,19</text:p>
          </table:table-cell>
          <table:table-cell office:value-type="float" office:value="263.43" table:style-name="ce2">
            <text:p>263,43</text:p>
          </table:table-cell>
          <table:table-cell office:value-type="float" office:value="261.98" table:style-name="ce2">
            <text:p>261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4.49" table:style-name="ce2">
            <text:p>204,49</text:p>
          </table:table-cell>
          <table:table-cell office:value-type="float" office:value="215.23000000000002" table:style-name="ce2">
            <text:p>215,23</text:p>
          </table:table-cell>
          <table:table-cell office:value-type="float" office:value="251.64000000000001" table:style-name="ce2">
            <text:p>251,64</text:p>
          </table:table-cell>
          <table:table-cell office:value-type="float" office:value="253.01000000000002" table:style-name="ce2">
            <text:p>253,01</text:p>
          </table:table-cell>
          <table:table-cell office:value-type="float" office:value="265.3" table:style-name="ce2">
            <text:p>265,3</text:p>
          </table:table-cell>
          <table:table-cell office:value-type="float" office:value="262.54000000000002" table:style-name="ce2">
            <text:p>262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5.55" table:style-name="ce2">
            <text:p>185,55</text:p>
          </table:table-cell>
          <table:table-cell office:value-type="float" office:value="199.88" table:style-name="ce2">
            <text:p>199,88</text:p>
          </table:table-cell>
          <table:table-cell office:value-type="float" office:value="249.36" table:style-name="ce2">
            <text:p>249,36</text:p>
          </table:table-cell>
          <table:table-cell office:value-type="float" office:value="252.38" table:style-name="ce2">
            <text:p>252,38</text:p>
          </table:table-cell>
          <table:table-cell office:value-type="float" office:value="246.8" table:style-name="ce2">
            <text:p>246,8</text:p>
          </table:table-cell>
          <table:table-cell office:value-type="float" office:value="249.8" table:style-name="ce2">
            <text:p>249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8.5" table:style-name="ce2">
            <text:p>188,5</text:p>
          </table:table-cell>
          <table:table-cell office:value-type="float" office:value="204.19" table:style-name="ce2">
            <text:p>204,19</text:p>
          </table:table-cell>
          <table:table-cell office:value-type="float" office:value="240.25" table:style-name="ce2">
            <text:p>240,25</text:p>
          </table:table-cell>
          <table:table-cell office:value-type="float" office:value="250.4" table:style-name="ce2">
            <text:p>250,4</text:p>
          </table:table-cell>
          <table:table-cell office:value-type="float" office:value="246.95000000000002" table:style-name="ce2">
            <text:p>246,95</text:p>
          </table:table-cell>
          <table:table-cell office:value-type="float" office:value="258.26" table:style-name="ce2">
            <text:p>258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7.82" table:style-name="ce2">
            <text:p>187,82</text:p>
          </table:table-cell>
          <table:table-cell office:value-type="float" office:value="203.19" table:style-name="ce2">
            <text:p>203,19</text:p>
          </table:table-cell>
          <table:table-cell office:value-type="float" office:value="241.83" table:style-name="ce2">
            <text:p>241,83</text:p>
          </table:table-cell>
          <table:table-cell office:value-type="float" office:value="250.74" table:style-name="ce2">
            <text:p>250,74</text:p>
          </table:table-cell>
          <table:table-cell office:value-type="float" office:value="246.91" table:style-name="ce2">
            <text:p>246,91</text:p>
          </table:table-cell>
          <table:table-cell office:value-type="float" office:value="255.76000000000002" table:style-name="ce2">
            <text:p>255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1.3" table:style-name="ce2">
            <text:p>201,3</text:p>
          </table:table-cell>
          <table:table-cell office:value-type="float" office:value="209.02" table:style-name="ce2">
            <text:p>209,02</text:p>
          </table:table-cell>
          <table:table-cell office:value-type="float" office:value="256.20999999999998" table:style-name="ce2">
            <text:p>256,21</text:p>
          </table:table-cell>
          <table:table-cell office:value-type="float" office:value="256.27" table:style-name="ce2">
            <text:p>256,27</text:p>
          </table:table-cell>
          <table:table-cell office:value-type="float" office:value="275.22000000000003" table:style-name="ce2">
            <text:p>275,22</text:p>
          </table:table-cell>
          <table:table-cell office:value-type="float" office:value="269.66000000000003" table:style-name="ce2">
            <text:p>269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3.96" table:style-name="ce2">
            <text:p>203,96</text:p>
          </table:table-cell>
          <table:table-cell office:value-type="float" office:value="217.18" table:style-name="ce2">
            <text:p>217,18</text:p>
          </table:table-cell>
          <table:table-cell office:value-type="float" office:value="250.51000000000002" table:style-name="ce2">
            <text:p>250,51</text:p>
          </table:table-cell>
          <table:table-cell office:value-type="float" office:value="254.8" table:style-name="ce2">
            <text:p>254,8</text:p>
          </table:table-cell>
          <table:table-cell office:value-type="float" office:value="264.33" table:style-name="ce2">
            <text:p>264,33</text:p>
          </table:table-cell>
          <table:table-cell office:value-type="float" office:value="263.92" table:style-name="ce2">
            <text:p>263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3.18" table:style-name="ce2">
            <text:p>203,18</text:p>
          </table:table-cell>
          <table:table-cell office:value-type="float" office:value="214.8" table:style-name="ce2">
            <text:p>214,8</text:p>
          </table:table-cell>
          <table:table-cell office:value-type="float" office:value="252.15" table:style-name="ce2">
            <text:p>252,15</text:p>
          </table:table-cell>
          <table:table-cell office:value-type="float" office:value="255.22" table:style-name="ce2">
            <text:p>255,22</text:p>
          </table:table-cell>
          <table:table-cell office:value-type="float" office:value="266.88" table:style-name="ce2">
            <text:p>266,88</text:p>
          </table:table-cell>
          <table:table-cell office:value-type="float" office:value="265.26" table:style-name="ce2">
            <text:p>265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4.39000000000001" table:style-name="ce2">
            <text:p>204,39</text:p>
          </table:table-cell>
          <table:table-cell office:value-type="float" office:value="210.8" table:style-name="ce2">
            <text:p>210,8</text:p>
          </table:table-cell>
          <table:table-cell office:value-type="float" office:value="257.08" table:style-name="ce2">
            <text:p>257,08</text:p>
          </table:table-cell>
          <table:table-cell office:value-type="float" office:value="256.76" table:style-name="ce2">
            <text:p>256,76</text:p>
          </table:table-cell>
          <table:table-cell office:value-type="float" office:value="277.43" table:style-name="ce2">
            <text:p>277,43</text:p>
          </table:table-cell>
          <table:table-cell office:value-type="float" office:value="271.20999999999998" table:style-name="ce2">
            <text:p>271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8.4" table:style-name="ce2">
            <text:p>208,4</text:p>
          </table:table-cell>
          <table:table-cell office:value-type="float" office:value="220.92000000000002" table:style-name="ce2">
            <text:p>220,92</text:p>
          </table:table-cell>
          <table:table-cell office:value-type="float" office:value="253.38" table:style-name="ce2">
            <text:p>253,38</text:p>
          </table:table-cell>
          <table:table-cell office:value-type="float" office:value="256.03000000000003" table:style-name="ce2">
            <text:p>256,03</text:p>
          </table:table-cell>
          <table:table-cell office:value-type="float" office:value="265.3" table:style-name="ce2">
            <text:p>265,3</text:p>
          </table:table-cell>
          <table:table-cell office:value-type="float" office:value="264.23" table:style-name="ce2">
            <text:p>264,2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ndôn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7.17000000000002" table:style-name="ce2">
            <text:p>207,17</text:p>
          </table:table-cell>
          <table:table-cell office:value-type="float" office:value="217.81" table:style-name="ce2">
            <text:p>217,81</text:p>
          </table:table-cell>
          <table:table-cell office:value-type="float" office:value="254.54" table:style-name="ce2">
            <text:p>254,54</text:p>
          </table:table-cell>
          <table:table-cell office:value-type="float" office:value="256.26" table:style-name="ce2">
            <text:p>256,26</text:p>
          </table:table-cell>
          <table:table-cell office:value-type="float" office:value="268.09000000000003" table:style-name="ce2">
            <text:p>268,09</text:p>
          </table:table-cell>
          <table:table-cell office:value-type="float" office:value="265.84000000000003" table:style-name="ce2">
            <text:p>265,8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4.5" table:style-name="ce2">
            <text:p>204,5</text:p>
          </table:table-cell>
          <table:table-cell office:value-type="float" office:value="213.66" table:style-name="ce2">
            <text:p>213,66</text:p>
          </table:table-cell>
          <table:table-cell office:value-type="float" office:value="235.89000000000001" table:style-name="ce2">
            <text:p>235,89</text:p>
          </table:table-cell>
          <table:table-cell office:value-type="float" office:value="237.14000000000001" table:style-name="ce2">
            <text:p>237,14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53.76000000000002" table:style-name="ce2">
            <text:p>253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7.70000000000002" table:style-name="ce2">
            <text:p>187,7</text:p>
          </table:table-cell>
          <table:table-cell office:value-type="float" office:value="203.49" table:style-name="ce2">
            <text:p>203,49</text:p>
          </table:table-cell>
          <table:table-cell office:value-type="float" office:value="234.82" table:style-name="ce2">
            <text:p>234,82</text:p>
          </table:table-cell>
          <table:table-cell office:value-type="float" office:value="232.1" table:style-name="ce2">
            <text:p>232,1</text:p>
          </table:table-cell>
          <table:table-cell office:value-type="float" office:value="255.85" table:style-name="ce2">
            <text:p>255,85</text:p>
          </table:table-cell>
          <table:table-cell office:value-type="float" office:value="250.11" table:style-name="ce2">
            <text:p>250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3.25" table:style-name="ce2">
            <text:p>193,25</text:p>
          </table:table-cell>
          <table:table-cell office:value-type="float" office:value="206.85" table:style-name="ce2">
            <text:p>206,85</text:p>
          </table:table-cell>
          <table:table-cell office:value-type="float" office:value="234.96" table:style-name="ce2">
            <text:p>234,96</text:p>
          </table:table-cell>
          <table:table-cell office:value-type="float" office:value="232.74" table:style-name="ce2">
            <text:p>232,74</text:p>
          </table:table-cell>
          <table:table-cell office:value-type="float" office:value="255.04" table:style-name="ce2">
            <text:p>255,04</text:p>
          </table:table-cell>
          <table:table-cell office:value-type="float" office:value="250.44" table:style-name="ce2">
            <text:p>250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17000000000002" table:style-name="ce2">
            <text:p>212,17</text:p>
          </table:table-cell>
          <table:table-cell office:value-type="float" office:value="222.6" table:style-name="ce2">
            <text:p>222,6</text:p>
          </table:table-cell>
          <table:table-cell office:value-type="float" office:value="247.48000000000002" table:style-name="ce2">
            <text:p>247,48</text:p>
          </table:table-cell>
          <table:table-cell office:value-type="float" office:value="245.81" table:style-name="ce2">
            <text:p>245,81</text:p>
          </table:table-cell>
          <table:table-cell office:value-type="float" office:value="265.5" table:style-name="ce2">
            <text:p>265,5</text:p>
          </table:table-cell>
          <table:table-cell office:value-type="float" office:value="256.67" table:style-name="ce2">
            <text:p>256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1.6" table:style-name="ce2">
            <text:p>201,6</text:p>
          </table:table-cell>
          <table:table-cell office:value-type="float" office:value="216.33" table:style-name="ce2">
            <text:p>216,33</text:p>
          </table:table-cell>
          <table:table-cell office:value-type="float" office:value="244.28" table:style-name="ce2">
            <text:p>244,28</text:p>
          </table:table-cell>
          <table:table-cell office:value-type="float" office:value="244.04" table:style-name="ce2">
            <text:p>244,04</text:p>
          </table:table-cell>
          <table:table-cell office:value-type="float" office:value="254.69" table:style-name="ce2">
            <text:p>254,69</text:p>
          </table:table-cell>
          <table:table-cell office:value-type="float" office:value="253.53" table:style-name="ce2">
            <text:p>253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7.9" table:style-name="ce2">
            <text:p>207,9</text:p>
          </table:table-cell>
          <table:table-cell office:value-type="float" office:value="220.07" table:style-name="ce2">
            <text:p>220,07</text:p>
          </table:table-cell>
          <table:table-cell office:value-type="float" office:value="245.71" table:style-name="ce2">
            <text:p>245,71</text:p>
          </table:table-cell>
          <table:table-cell office:value-type="float" office:value="244.83" table:style-name="ce2">
            <text:p>244,83</text:p>
          </table:table-cell>
          <table:table-cell office:value-type="float" office:value="259.64" table:style-name="ce2">
            <text:p>259,64</text:p>
          </table:table-cell>
          <table:table-cell office:value-type="float" office:value="254.97" table:style-name="ce2">
            <text:p>254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01" table:style-name="ce2">
            <text:p>213,01</text:p>
          </table:table-cell>
          <table:table-cell office:value-type="float" office:value="223.59" table:style-name="ce2">
            <text:p>223,59</text:p>
          </table:table-cell>
          <table:table-cell office:value-type="float" office:value="248.04" table:style-name="ce2">
            <text:p>248,04</text:p>
          </table:table-cell>
          <table:table-cell office:value-type="float" office:value="246.23000000000002" table:style-name="ce2">
            <text:p>246,23</text:p>
          </table:table-cell>
          <table:table-cell office:value-type="float" office:value="266.03000000000003" table:style-name="ce2">
            <text:p>266,03</text:p>
          </table:table-cell>
          <table:table-cell office:value-type="float" office:value="256.76" table:style-name="ce2">
            <text:p>256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7.48000000000002" table:style-name="ce2">
            <text:p>207,48</text:p>
          </table:table-cell>
          <table:table-cell office:value-type="float" office:value="221.76" table:style-name="ce2">
            <text:p>221,76</text:p>
          </table:table-cell>
          <table:table-cell office:value-type="float" office:value="247.59" table:style-name="ce2">
            <text:p>247,59</text:p>
          </table:table-cell>
          <table:table-cell office:value-type="float" office:value="248.22" table:style-name="ce2">
            <text:p>248,22</text:p>
          </table:table-cell>
          <table:table-cell office:value-type="float" office:value="254.34" table:style-name="ce2">
            <text:p>254,34</text:p>
          </table:table-cell>
          <table:table-cell office:value-type="float" office:value="254.57" table:style-name="ce2">
            <text:p>254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1.1" table:style-name="ce2">
            <text:p>211,1</text:p>
          </table:table-cell>
          <table:table-cell office:value-type="float" office:value="222.96" table:style-name="ce2">
            <text:p>222,96</text:p>
          </table:table-cell>
          <table:table-cell office:value-type="float" office:value="247.82" table:style-name="ce2">
            <text:p>247,82</text:p>
          </table:table-cell>
          <table:table-cell office:value-type="float" office:value="247.21" table:style-name="ce2">
            <text:p>247,21</text:p>
          </table:table-cell>
          <table:table-cell office:value-type="float" office:value="260.38" table:style-name="ce2">
            <text:p>260,38</text:p>
          </table:table-cell>
          <table:table-cell office:value-type="float" office:value="255.70000000000002" table:style-name="ce2">
            <text:p>255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0.75" table:style-name="ce2">
            <text:p>240,75</text:p>
          </table:table-cell>
          <table:table-cell office:value-type="float" office:value="243.34" table:style-name="ce2">
            <text:p>243,34</text:p>
          </table:table-cell>
          <table:table-cell office:value-type="float" office:value="273.54000000000002" table:style-name="ce2">
            <text:p>273,54</text:p>
          </table:table-cell>
          <table:table-cell office:value-type="float" office:value="267.64" table:style-name="ce2">
            <text:p>267,64</text:p>
          </table:table-cell>
          <table:table-cell office:value-type="float" office:value="308.32" table:style-name="ce2">
            <text:p>308,32</text:p>
          </table:table-cell>
          <table:table-cell office:value-type="float" office:value="269.49" table:style-name="ce2">
            <text:p>269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0.75" table:style-name="ce2">
            <text:p>240,75</text:p>
          </table:table-cell>
          <table:table-cell office:value-type="float" office:value="243.34" table:style-name="ce2">
            <text:p>243,34</text:p>
          </table:table-cell>
          <table:table-cell office:value-type="float" office:value="273.54000000000002" table:style-name="ce2">
            <text:p>273,54</text:p>
          </table:table-cell>
          <table:table-cell office:value-type="float" office:value="267.64" table:style-name="ce2">
            <text:p>267,64</text:p>
          </table:table-cell>
          <table:table-cell office:value-type="float" office:value="308.32" table:style-name="ce2">
            <text:p>308,32</text:p>
          </table:table-cell>
          <table:table-cell office:value-type="float" office:value="269.49" table:style-name="ce2">
            <text:p>269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0.75" table:style-name="ce2">
            <text:p>240,75</text:p>
          </table:table-cell>
          <table:table-cell office:value-type="float" office:value="243.34" table:style-name="ce2">
            <text:p>243,34</text:p>
          </table:table-cell>
          <table:table-cell office:value-type="float" office:value="273.54000000000002" table:style-name="ce2">
            <text:p>273,54</text:p>
          </table:table-cell>
          <table:table-cell office:value-type="float" office:value="267.64" table:style-name="ce2">
            <text:p>267,64</text:p>
          </table:table-cell>
          <table:table-cell office:value-type="float" office:value="308.32" table:style-name="ce2">
            <text:p>308,32</text:p>
          </table:table-cell>
          <table:table-cell office:value-type="float" office:value="269.49" table:style-name="ce2">
            <text:p>269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0.75" table:style-name="ce2">
            <text:p>240,75</text:p>
          </table:table-cell>
          <table:table-cell office:value-type="float" office:value="243.34" table:style-name="ce2">
            <text:p>243,34</text:p>
          </table:table-cell>
          <table:table-cell office:value-type="float" office:value="273.54000000000002" table:style-name="ce2">
            <text:p>273,54</text:p>
          </table:table-cell>
          <table:table-cell office:value-type="float" office:value="267.64" table:style-name="ce2">
            <text:p>267,64</text:p>
          </table:table-cell>
          <table:table-cell office:value-type="float" office:value="308.32" table:style-name="ce2">
            <text:p>308,32</text:p>
          </table:table-cell>
          <table:table-cell office:value-type="float" office:value="269.49" table:style-name="ce2">
            <text:p>269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3.42000000000002" table:style-name="ce2">
            <text:p>203,42</text:p>
          </table:table-cell>
          <table:table-cell office:value-type="float" office:value="210.51" table:style-name="ce2">
            <text:p>210,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1.53" table:style-name="ce2">
            <text:p>181,53</text:p>
          </table:table-cell>
          <table:table-cell office:value-type="float" office:value="193.46" table:style-name="ce2">
            <text:p>193,46</text:p>
          </table:table-cell>
          <table:table-cell office:value-type="float" office:value="231.98000000000002" table:style-name="ce2">
            <text:p>231,98</text:p>
          </table:table-cell>
          <table:table-cell office:value-type="float" office:value="230.21" table:style-name="ce2">
            <text:p>230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5.51" table:style-name="ce2">
            <text:p>185,51</text:p>
          </table:table-cell>
          <table:table-cell office:value-type="float" office:value="196.56" table:style-name="ce2">
            <text:p>196,56</text:p>
          </table:table-cell>
          <table:table-cell office:value-type="float" office:value="231.98000000000002" table:style-name="ce2">
            <text:p>231,98</text:p>
          </table:table-cell>
          <table:table-cell office:value-type="float" office:value="230.21" table:style-name="ce2">
            <text:p>230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18" table:style-name="ce2">
            <text:p>212,18</text:p>
          </table:table-cell>
          <table:table-cell office:value-type="float" office:value="222.46" table:style-name="ce2">
            <text:p>222,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3.71" table:style-name="ce2">
            <text:p>193,71</text:p>
          </table:table-cell>
          <table:table-cell office:value-type="float" office:value="206.29" table:style-name="ce2">
            <text:p>206,29</text:p>
          </table:table-cell>
          <table:table-cell office:value-type="float" office:value="233.97" table:style-name="ce2">
            <text:p>233,97</text:p>
          </table:table-cell>
          <table:table-cell office:value-type="float" office:value="235.29" table:style-name="ce2">
            <text:p>235,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8.46" table:style-name="ce2">
            <text:p>198,46</text:p>
          </table:table-cell>
          <table:table-cell office:value-type="float" office:value="210.45000000000002" table:style-name="ce2">
            <text:p>210,45</text:p>
          </table:table-cell>
          <table:table-cell office:value-type="float" office:value="233.97" table:style-name="ce2">
            <text:p>233,97</text:p>
          </table:table-cell>
          <table:table-cell office:value-type="float" office:value="235.29" table:style-name="ce2">
            <text:p>235,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42000000000002" table:style-name="ce2">
            <text:p>213,42</text:p>
          </table:table-cell>
          <table:table-cell office:value-type="float" office:value="224.15" table:style-name="ce2">
            <text:p>224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6.62" table:style-name="ce2">
            <text:p>196,62</text:p>
          </table:table-cell>
          <table:table-cell office:value-type="float" office:value="209.36" table:style-name="ce2">
            <text:p>209,36</text:p>
          </table:table-cell>
          <table:table-cell office:value-type="float" office:value="235.91" table:style-name="ce2">
            <text:p>235,91</text:p>
          </table:table-cell>
          <table:table-cell office:value-type="float" office:value="240.22" table:style-name="ce2">
            <text:p>240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1.21" table:style-name="ce2">
            <text:p>201,21</text:p>
          </table:table-cell>
          <table:table-cell office:value-type="float" office:value="213.4" table:style-name="ce2">
            <text:p>213,4</text:p>
          </table:table-cell>
          <table:table-cell office:value-type="float" office:value="235.91" table:style-name="ce2">
            <text:p>235,91</text:p>
          </table:table-cell>
          <table:table-cell office:value-type="float" office:value="240.22" table:style-name="ce2">
            <text:p>240,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4.11" table:style-name="ce2">
            <text:p>244,11</text:p>
          </table:table-cell>
          <table:table-cell office:value-type="float" office:value="250.48000000000002" table:style-name="ce2">
            <text:p>250,48</text:p>
          </table:table-cell>
          <table:table-cell office:value-type="float" office:value="275.83" table:style-name="ce2">
            <text:p>275,83</text:p>
          </table:table-cell>
          <table:table-cell office:value-type="float" office:value="281.62" table:style-name="ce2">
            <text:p>281,62</text:p>
          </table:table-cell>
          <table:table-cell office:value-type="float" office:value="306.60000000000002" table:style-name="ce2">
            <text:p>306,6</text:p>
          </table:table-cell>
          <table:table-cell office:value-type="float" office:value="296.23" table:style-name="ce2">
            <text:p>296,2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6.68" table:style-name="ce2">
            <text:p>226,68</text:p>
          </table:table-cell>
          <table:table-cell office:value-type="float" office:value="238.58" table:style-name="ce2">
            <text:p>238,58</text:p>
          </table:table-cell>
          <table:table-cell office:value-type="float" office:value="287.91000000000003" table:style-name="ce2">
            <text:p>287,91</text:p>
          </table:table-cell>
          <table:table-cell office:value-type="float" office:value="299.7" table:style-name="ce2">
            <text:p>299,7</text:p>
          </table:table-cell>
          <table:table-cell office:value-type="float" office:value="306.42" table:style-name="ce2">
            <text:p>306,42</text:p>
          </table:table-cell>
          <table:table-cell office:value-type="float" office:value="284.67" table:style-name="ce2">
            <text:p>284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2.56" table:style-name="ce2">
            <text:p>242,56</text:p>
          </table:table-cell>
          <table:table-cell office:value-type="float" office:value="249.42000000000002" table:style-name="ce2">
            <text:p>249,42</text:p>
          </table:table-cell>
          <table:table-cell office:value-type="float" office:value="276.89" table:style-name="ce2">
            <text:p>276,89</text:p>
          </table:table-cell>
          <table:table-cell office:value-type="float" office:value="283.19" table:style-name="ce2">
            <text:p>283,19</text:p>
          </table:table-cell>
          <table:table-cell office:value-type="float" office:value="306.59000000000003" table:style-name="ce2">
            <text:p>306,59</text:p>
          </table:table-cell>
          <table:table-cell office:value-type="float" office:value="295.58" table:style-name="ce2">
            <text:p>295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4.11" table:style-name="ce2">
            <text:p>244,11</text:p>
          </table:table-cell>
          <table:table-cell office:value-type="float" office:value="250.48000000000002" table:style-name="ce2">
            <text:p>250,48</text:p>
          </table:table-cell>
          <table:table-cell office:value-type="float" office:value="275.83" table:style-name="ce2">
            <text:p>275,83</text:p>
          </table:table-cell>
          <table:table-cell office:value-type="float" office:value="281.62" table:style-name="ce2">
            <text:p>281,62</text:p>
          </table:table-cell>
          <table:table-cell office:value-type="float" office:value="306.60000000000002" table:style-name="ce2">
            <text:p>306,6</text:p>
          </table:table-cell>
          <table:table-cell office:value-type="float" office:value="296.23" table:style-name="ce2">
            <text:p>296,2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6.68" table:style-name="ce2">
            <text:p>226,68</text:p>
          </table:table-cell>
          <table:table-cell office:value-type="float" office:value="238.58" table:style-name="ce2">
            <text:p>238,58</text:p>
          </table:table-cell>
          <table:table-cell office:value-type="float" office:value="287.91000000000003" table:style-name="ce2">
            <text:p>287,91</text:p>
          </table:table-cell>
          <table:table-cell office:value-type="float" office:value="299.7" table:style-name="ce2">
            <text:p>299,7</text:p>
          </table:table-cell>
          <table:table-cell office:value-type="float" office:value="306.42" table:style-name="ce2">
            <text:p>306,42</text:p>
          </table:table-cell>
          <table:table-cell office:value-type="float" office:value="284.67" table:style-name="ce2">
            <text:p>284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2.56" table:style-name="ce2">
            <text:p>242,56</text:p>
          </table:table-cell>
          <table:table-cell office:value-type="float" office:value="249.42000000000002" table:style-name="ce2">
            <text:p>249,42</text:p>
          </table:table-cell>
          <table:table-cell office:value-type="float" office:value="276.89" table:style-name="ce2">
            <text:p>276,89</text:p>
          </table:table-cell>
          <table:table-cell office:value-type="float" office:value="283.19" table:style-name="ce2">
            <text:p>283,19</text:p>
          </table:table-cell>
          <table:table-cell office:value-type="float" office:value="306.59000000000003" table:style-name="ce2">
            <text:p>306,59</text:p>
          </table:table-cell>
          <table:table-cell office:value-type="float" office:value="295.58" table:style-name="ce2">
            <text:p>295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4.14000000000001" table:style-name="ce2">
            <text:p>204,14</text:p>
          </table:table-cell>
          <table:table-cell office:value-type="float" office:value="212.62" table:style-name="ce2">
            <text:p>212,62</text:p>
          </table:table-cell>
          <table:table-cell office:value-type="float" office:value="235.89000000000001" table:style-name="ce2">
            <text:p>235,89</text:p>
          </table:table-cell>
          <table:table-cell office:value-type="float" office:value="237.14000000000001" table:style-name="ce2">
            <text:p>237,14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53.76000000000002" table:style-name="ce2">
            <text:p>253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4.47" table:style-name="ce2">
            <text:p>184,47</text:p>
          </table:table-cell>
          <table:table-cell office:value-type="float" office:value="198.23000000000002" table:style-name="ce2">
            <text:p>198,23</text:p>
          </table:table-cell>
          <table:table-cell office:value-type="float" office:value="234.05" table:style-name="ce2">
            <text:p>234,05</text:p>
          </table:table-cell>
          <table:table-cell office:value-type="float" office:value="231.59" table:style-name="ce2">
            <text:p>231,59</text:p>
          </table:table-cell>
          <table:table-cell office:value-type="float" office:value="255.85" table:style-name="ce2">
            <text:p>255,85</text:p>
          </table:table-cell>
          <table:table-cell office:value-type="float" office:value="250.11" table:style-name="ce2">
            <text:p>250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9.58" table:style-name="ce2">
            <text:p>189,58</text:p>
          </table:table-cell>
          <table:table-cell office:value-type="float" office:value="201.97" table:style-name="ce2">
            <text:p>201,97</text:p>
          </table:table-cell>
          <table:table-cell office:value-type="float" office:value="234.22" table:style-name="ce2">
            <text:p>234,22</text:p>
          </table:table-cell>
          <table:table-cell office:value-type="float" office:value="232.11" table:style-name="ce2">
            <text:p>232,11</text:p>
          </table:table-cell>
          <table:table-cell office:value-type="float" office:value="255.04" table:style-name="ce2">
            <text:p>255,04</text:p>
          </table:table-cell>
          <table:table-cell office:value-type="float" office:value="250.44" table:style-name="ce2">
            <text:p>250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17000000000002" table:style-name="ce2">
            <text:p>212,17</text:p>
          </table:table-cell>
          <table:table-cell office:value-type="float" office:value="222.56" table:style-name="ce2">
            <text:p>222,56</text:p>
          </table:table-cell>
          <table:table-cell office:value-type="float" office:value="247.48000000000002" table:style-name="ce2">
            <text:p>247,48</text:p>
          </table:table-cell>
          <table:table-cell office:value-type="float" office:value="245.81" table:style-name="ce2">
            <text:p>245,81</text:p>
          </table:table-cell>
          <table:table-cell office:value-type="float" office:value="265.5" table:style-name="ce2">
            <text:p>265,5</text:p>
          </table:table-cell>
          <table:table-cell office:value-type="float" office:value="256.67" table:style-name="ce2">
            <text:p>256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6.64000000000001" table:style-name="ce2">
            <text:p>196,64</text:p>
          </table:table-cell>
          <table:table-cell office:value-type="float" office:value="210.02" table:style-name="ce2">
            <text:p>210,02</text:p>
          </table:table-cell>
          <table:table-cell office:value-type="float" office:value="242.59" table:style-name="ce2">
            <text:p>242,59</text:p>
          </table:table-cell>
          <table:table-cell office:value-type="float" office:value="242.6" table:style-name="ce2">
            <text:p>242,6</text:p>
          </table:table-cell>
          <table:table-cell office:value-type="float" office:value="254.69" table:style-name="ce2">
            <text:p>254,69</text:p>
          </table:table-cell>
          <table:table-cell office:value-type="float" office:value="253.53" table:style-name="ce2">
            <text:p>253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3.37" table:style-name="ce2">
            <text:p>203,37</text:p>
          </table:table-cell>
          <table:table-cell office:value-type="float" office:value="215.46" table:style-name="ce2">
            <text:p>215,46</text:p>
          </table:table-cell>
          <table:table-cell office:value-type="float" office:value="244.55" table:style-name="ce2">
            <text:p>244,55</text:p>
          </table:table-cell>
          <table:table-cell office:value-type="float" office:value="243.89000000000001" table:style-name="ce2">
            <text:p>243,89</text:p>
          </table:table-cell>
          <table:table-cell office:value-type="float" office:value="259.64" table:style-name="ce2">
            <text:p>259,64</text:p>
          </table:table-cell>
          <table:table-cell office:value-type="float" office:value="254.97" table:style-name="ce2">
            <text:p>254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13" table:style-name="ce2">
            <text:p>213,13</text:p>
          </table:table-cell>
          <table:table-cell office:value-type="float" office:value="223.74" table:style-name="ce2">
            <text:p>223,74</text:p>
          </table:table-cell>
          <table:table-cell office:value-type="float" office:value="248.04" table:style-name="ce2">
            <text:p>248,04</text:p>
          </table:table-cell>
          <table:table-cell office:value-type="float" office:value="246.23000000000002" table:style-name="ce2">
            <text:p>246,23</text:p>
          </table:table-cell>
          <table:table-cell office:value-type="float" office:value="266.03000000000003" table:style-name="ce2">
            <text:p>266,03</text:p>
          </table:table-cell>
          <table:table-cell office:value-type="float" office:value="256.76" table:style-name="ce2">
            <text:p>256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0.31" table:style-name="ce2">
            <text:p>200,31</text:p>
          </table:table-cell>
          <table:table-cell office:value-type="float" office:value="213.57" table:style-name="ce2">
            <text:p>213,57</text:p>
          </table:table-cell>
          <table:table-cell office:value-type="float" office:value="246.20000000000002" table:style-name="ce2">
            <text:p>246,2</text:p>
          </table:table-cell>
          <table:table-cell office:value-type="float" office:value="247.27" table:style-name="ce2">
            <text:p>247,27</text:p>
          </table:table-cell>
          <table:table-cell office:value-type="float" office:value="254.34" table:style-name="ce2">
            <text:p>254,34</text:p>
          </table:table-cell>
          <table:table-cell office:value-type="float" office:value="254.57" table:style-name="ce2">
            <text:p>254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6.34" table:style-name="ce2">
            <text:p>206,34</text:p>
          </table:table-cell>
          <table:table-cell office:value-type="float" office:value="218.36" table:style-name="ce2">
            <text:p>218,36</text:p>
          </table:table-cell>
          <table:table-cell office:value-type="float" office:value="247.08" table:style-name="ce2">
            <text:p>247,08</text:p>
          </table:table-cell>
          <table:table-cell office:value-type="float" office:value="246.77" table:style-name="ce2">
            <text:p>246,77</text:p>
          </table:table-cell>
          <table:table-cell office:value-type="float" office:value="260.38" table:style-name="ce2">
            <text:p>260,38</text:p>
          </table:table-cell>
          <table:table-cell office:value-type="float" office:value="255.70000000000002" table:style-name="ce2">
            <text:p>255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4.14000000000001" table:style-name="ce2">
            <text:p>204,14</text:p>
          </table:table-cell>
          <table:table-cell office:value-type="float" office:value="212.62" table:style-name="ce2">
            <text:p>212,62</text:p>
          </table:table-cell>
          <table:table-cell office:value-type="float" office:value="235.89000000000001" table:style-name="ce2">
            <text:p>235,89</text:p>
          </table:table-cell>
          <table:table-cell office:value-type="float" office:value="237.14000000000001" table:style-name="ce2">
            <text:p>237,14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53.76000000000002" table:style-name="ce2">
            <text:p>253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4.47" table:style-name="ce2">
            <text:p>184,47</text:p>
          </table:table-cell>
          <table:table-cell office:value-type="float" office:value="198.23000000000002" table:style-name="ce2">
            <text:p>198,23</text:p>
          </table:table-cell>
          <table:table-cell office:value-type="float" office:value="234.05" table:style-name="ce2">
            <text:p>234,05</text:p>
          </table:table-cell>
          <table:table-cell office:value-type="float" office:value="231.59" table:style-name="ce2">
            <text:p>231,59</text:p>
          </table:table-cell>
          <table:table-cell office:value-type="float" office:value="255.85" table:style-name="ce2">
            <text:p>255,85</text:p>
          </table:table-cell>
          <table:table-cell office:value-type="float" office:value="250.11" table:style-name="ce2">
            <text:p>250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9.58" table:style-name="ce2">
            <text:p>189,58</text:p>
          </table:table-cell>
          <table:table-cell office:value-type="float" office:value="201.97" table:style-name="ce2">
            <text:p>201,97</text:p>
          </table:table-cell>
          <table:table-cell office:value-type="float" office:value="234.22" table:style-name="ce2">
            <text:p>234,22</text:p>
          </table:table-cell>
          <table:table-cell office:value-type="float" office:value="232.11" table:style-name="ce2">
            <text:p>232,11</text:p>
          </table:table-cell>
          <table:table-cell office:value-type="float" office:value="255.04" table:style-name="ce2">
            <text:p>255,04</text:p>
          </table:table-cell>
          <table:table-cell office:value-type="float" office:value="250.44" table:style-name="ce2">
            <text:p>250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31" table:style-name="ce2">
            <text:p>212,31</text:p>
          </table:table-cell>
          <table:table-cell office:value-type="float" office:value="222.66" table:style-name="ce2">
            <text:p>222,66</text:p>
          </table:table-cell>
          <table:table-cell office:value-type="float" office:value="247.78" table:style-name="ce2">
            <text:p>247,78</text:p>
          </table:table-cell>
          <table:table-cell office:value-type="float" office:value="246.06" table:style-name="ce2">
            <text:p>246,06</text:p>
          </table:table-cell>
          <table:table-cell office:value-type="float" office:value="265.81" table:style-name="ce2">
            <text:p>265,81</text:p>
          </table:table-cell>
          <table:table-cell office:value-type="float" office:value="256.76" table:style-name="ce2">
            <text:p>256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6.64000000000001" table:style-name="ce2">
            <text:p>196,64</text:p>
          </table:table-cell>
          <table:table-cell office:value-type="float" office:value="210.02" table:style-name="ce2">
            <text:p>210,02</text:p>
          </table:table-cell>
          <table:table-cell office:value-type="float" office:value="242.59" table:style-name="ce2">
            <text:p>242,59</text:p>
          </table:table-cell>
          <table:table-cell office:value-type="float" office:value="242.6" table:style-name="ce2">
            <text:p>242,6</text:p>
          </table:table-cell>
          <table:table-cell office:value-type="float" office:value="254.69" table:style-name="ce2">
            <text:p>254,69</text:p>
          </table:table-cell>
          <table:table-cell office:value-type="float" office:value="253.53" table:style-name="ce2">
            <text:p>253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3.45000000000002" table:style-name="ce2">
            <text:p>203,45</text:p>
          </table:table-cell>
          <table:table-cell office:value-type="float" office:value="215.51" table:style-name="ce2">
            <text:p>215,51</text:p>
          </table:table-cell>
          <table:table-cell office:value-type="float" office:value="244.69" table:style-name="ce2">
            <text:p>244,69</text:p>
          </table:table-cell>
          <table:table-cell office:value-type="float" office:value="244" table:style-name="ce2">
            <text:p>244</text:p>
          </table:table-cell>
          <table:table-cell office:value-type="float" office:value="259.8" table:style-name="ce2">
            <text:p>259,8</text:p>
          </table:table-cell>
          <table:table-cell office:value-type="float" office:value="255.02" table:style-name="ce2">
            <text:p>255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27" table:style-name="ce2">
            <text:p>213,27</text:p>
          </table:table-cell>
          <table:table-cell office:value-type="float" office:value="223.85" table:style-name="ce2">
            <text:p>223,85</text:p>
          </table:table-cell>
          <table:table-cell office:value-type="float" office:value="248.35" table:style-name="ce2">
            <text:p>248,35</text:p>
          </table:table-cell>
          <table:table-cell office:value-type="float" office:value="246.49" table:style-name="ce2">
            <text:p>246,49</text:p>
          </table:table-cell>
          <table:table-cell office:value-type="float" office:value="266.34000000000003" table:style-name="ce2">
            <text:p>266,34</text:p>
          </table:table-cell>
          <table:table-cell office:value-type="float" office:value="256.85000000000002" table:style-name="ce2">
            <text:p>256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0.31" table:style-name="ce2">
            <text:p>200,31</text:p>
          </table:table-cell>
          <table:table-cell office:value-type="float" office:value="213.57" table:style-name="ce2">
            <text:p>213,57</text:p>
          </table:table-cell>
          <table:table-cell office:value-type="float" office:value="246.20000000000002" table:style-name="ce2">
            <text:p>246,2</text:p>
          </table:table-cell>
          <table:table-cell office:value-type="float" office:value="247.27" table:style-name="ce2">
            <text:p>247,27</text:p>
          </table:table-cell>
          <table:table-cell office:value-type="float" office:value="254.34" table:style-name="ce2">
            <text:p>254,34</text:p>
          </table:table-cell>
          <table:table-cell office:value-type="float" office:value="254.57" table:style-name="ce2">
            <text:p>254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6.43" table:style-name="ce2">
            <text:p>206,43</text:p>
          </table:table-cell>
          <table:table-cell office:value-type="float" office:value="218.43" table:style-name="ce2">
            <text:p>218,43</text:p>
          </table:table-cell>
          <table:table-cell office:value-type="float" office:value="247.24" table:style-name="ce2">
            <text:p>247,24</text:p>
          </table:table-cell>
          <table:table-cell office:value-type="float" office:value="246.9" table:style-name="ce2">
            <text:p>246,9</text:p>
          </table:table-cell>
          <table:table-cell office:value-type="float" office:value="260.56" table:style-name="ce2">
            <text:p>260,56</text:p>
          </table:table-cell>
          <table:table-cell office:value-type="float" office:value="255.75" table:style-name="ce2">
            <text:p>255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4.14000000000001" table:style-name="ce2">
            <text:p>204,14</text:p>
          </table:table-cell>
          <table:table-cell office:value-type="float" office:value="212.62" table:style-name="ce2">
            <text:p>212,62</text:p>
          </table:table-cell>
          <table:table-cell office:value-type="float" office:value="235.89000000000001" table:style-name="ce2">
            <text:p>235,89</text:p>
          </table:table-cell>
          <table:table-cell office:value-type="float" office:value="237.14000000000001" table:style-name="ce2">
            <text:p>237,14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53.76000000000002" table:style-name="ce2">
            <text:p>253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4.47" table:style-name="ce2">
            <text:p>184,47</text:p>
          </table:table-cell>
          <table:table-cell office:value-type="float" office:value="198.23000000000002" table:style-name="ce2">
            <text:p>198,23</text:p>
          </table:table-cell>
          <table:table-cell office:value-type="float" office:value="234.05" table:style-name="ce2">
            <text:p>234,05</text:p>
          </table:table-cell>
          <table:table-cell office:value-type="float" office:value="231.59" table:style-name="ce2">
            <text:p>231,59</text:p>
          </table:table-cell>
          <table:table-cell office:value-type="float" office:value="255.85" table:style-name="ce2">
            <text:p>255,85</text:p>
          </table:table-cell>
          <table:table-cell office:value-type="float" office:value="250.11" table:style-name="ce2">
            <text:p>250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9.58" table:style-name="ce2">
            <text:p>189,58</text:p>
          </table:table-cell>
          <table:table-cell office:value-type="float" office:value="201.97" table:style-name="ce2">
            <text:p>201,97</text:p>
          </table:table-cell>
          <table:table-cell office:value-type="float" office:value="234.22" table:style-name="ce2">
            <text:p>234,22</text:p>
          </table:table-cell>
          <table:table-cell office:value-type="float" office:value="232.11" table:style-name="ce2">
            <text:p>232,11</text:p>
          </table:table-cell>
          <table:table-cell office:value-type="float" office:value="255.04" table:style-name="ce2">
            <text:p>255,04</text:p>
          </table:table-cell>
          <table:table-cell office:value-type="float" office:value="250.44" table:style-name="ce2">
            <text:p>250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6.07" table:style-name="ce2">
            <text:p>216,07</text:p>
          </table:table-cell>
          <table:table-cell office:value-type="float" office:value="225.95000000000002" table:style-name="ce2">
            <text:p>225,95</text:p>
          </table:table-cell>
          <table:table-cell office:value-type="float" office:value="250.72" table:style-name="ce2">
            <text:p>250,72</text:p>
          </table:table-cell>
          <table:table-cell office:value-type="float" office:value="249.79" table:style-name="ce2">
            <text:p>249,79</text:p>
          </table:table-cell>
          <table:table-cell office:value-type="float" office:value="269.64999999999998" table:style-name="ce2">
            <text:p>269,65</text:p>
          </table:table-cell>
          <table:table-cell office:value-type="float" office:value="260.48" table:style-name="ce2">
            <text:p>260,4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6.94" table:style-name="ce2">
            <text:p>196,94</text:p>
          </table:table-cell>
          <table:table-cell office:value-type="float" office:value="210.3" table:style-name="ce2">
            <text:p>210,3</text:p>
          </table:table-cell>
          <table:table-cell office:value-type="float" office:value="242.93" table:style-name="ce2">
            <text:p>242,93</text:p>
          </table:table-cell>
          <table:table-cell office:value-type="float" office:value="243.03" table:style-name="ce2">
            <text:p>243,03</text:p>
          </table:table-cell>
          <table:table-cell office:value-type="float" office:value="254.96" table:style-name="ce2">
            <text:p>254,96</text:p>
          </table:table-cell>
          <table:table-cell office:value-type="float" office:value="253.69" table:style-name="ce2">
            <text:p>253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5.8" table:style-name="ce2">
            <text:p>205,8</text:p>
          </table:table-cell>
          <table:table-cell office:value-type="float" office:value="217.55" table:style-name="ce2">
            <text:p>217,55</text:p>
          </table:table-cell>
          <table:table-cell office:value-type="float" office:value="246.28" table:style-name="ce2">
            <text:p>246,28</text:p>
          </table:table-cell>
          <table:table-cell office:value-type="float" office:value="245.94" table:style-name="ce2">
            <text:p>245,94</text:p>
          </table:table-cell>
          <table:table-cell office:value-type="float" office:value="262.05" table:style-name="ce2">
            <text:p>262,05</text:p>
          </table:table-cell>
          <table:table-cell office:value-type="float" office:value="256.97000000000003" table:style-name="ce2">
            <text:p>256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7.29" table:style-name="ce2">
            <text:p>217,29</text:p>
          </table:table-cell>
          <table:table-cell office:value-type="float" office:value="227.32" table:style-name="ce2">
            <text:p>227,32</text:p>
          </table:table-cell>
          <table:table-cell office:value-type="float" office:value="251.36" table:style-name="ce2">
            <text:p>251,36</text:p>
          </table:table-cell>
          <table:table-cell office:value-type="float" office:value="250.33" table:style-name="ce2">
            <text:p>250,33</text:p>
          </table:table-cell>
          <table:table-cell office:value-type="float" office:value="270.23" table:style-name="ce2">
            <text:p>270,23</text:p>
          </table:table-cell>
          <table:table-cell office:value-type="float" office:value="260.64999999999998" table:style-name="ce2">
            <text:p>260,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0.65" table:style-name="ce2">
            <text:p>200,65</text:p>
          </table:table-cell>
          <table:table-cell office:value-type="float" office:value="213.89000000000001" table:style-name="ce2">
            <text:p>213,89</text:p>
          </table:table-cell>
          <table:table-cell office:value-type="float" office:value="246.65" table:style-name="ce2">
            <text:p>246,65</text:p>
          </table:table-cell>
          <table:table-cell office:value-type="float" office:value="247.83" table:style-name="ce2">
            <text:p>247,83</text:p>
          </table:table-cell>
          <table:table-cell office:value-type="float" office:value="254.69" table:style-name="ce2">
            <text:p>254,69</text:p>
          </table:table-cell>
          <table:table-cell office:value-type="float" office:value="254.77" table:style-name="ce2">
            <text:p>254,7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cr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9.04" table:style-name="ce2">
            <text:p>209,04</text:p>
          </table:table-cell>
          <table:table-cell office:value-type="float" office:value="220.66" table:style-name="ce2">
            <text:p>220,66</text:p>
          </table:table-cell>
          <table:table-cell office:value-type="float" office:value="249.03" table:style-name="ce2">
            <text:p>249,03</text:p>
          </table:table-cell>
          <table:table-cell office:value-type="float" office:value="249.1" table:style-name="ce2">
            <text:p>249,1</text:p>
          </table:table-cell>
          <table:table-cell office:value-type="float" office:value="263.12" table:style-name="ce2">
            <text:p>263,12</text:p>
          </table:table-cell>
          <table:table-cell office:value-type="float" office:value="257.95999999999998" table:style-name="ce2">
            <text:p>257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4.13" table:style-name="ce2">
            <text:p>234,13</text:p>
          </table:table-cell>
          <table:table-cell office:value-type="float" office:value="249.15" table:style-name="ce2">
            <text:p>249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1.77" table:style-name="ce2">
            <text:p>191,77</text:p>
          </table:table-cell>
          <table:table-cell office:value-type="float" office:value="202.41" table:style-name="ce2">
            <text:p>202,41</text:p>
          </table:table-cell>
          <table:table-cell office:value-type="float" office:value="223.39000000000001" table:style-name="ce2">
            <text:p>223,39</text:p>
          </table:table-cell>
          <table:table-cell office:value-type="float" office:value="227.17000000000002" table:style-name="ce2">
            <text:p>227,17</text:p>
          </table:table-cell>
          <table:table-cell office:value-type="float" office:value="228.08" table:style-name="ce2">
            <text:p>228,08</text:p>
          </table:table-cell>
          <table:table-cell office:value-type="float" office:value="242.4" table:style-name="ce2">
            <text:p>242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1.77" table:style-name="ce2">
            <text:p>191,77</text:p>
          </table:table-cell>
          <table:table-cell office:value-type="float" office:value="202.41" table:style-name="ce2">
            <text:p>202,41</text:p>
          </table:table-cell>
          <table:table-cell office:value-type="float" office:value="223.39000000000001" table:style-name="ce2">
            <text:p>223,39</text:p>
          </table:table-cell>
          <table:table-cell office:value-type="float" office:value="227.17000000000002" table:style-name="ce2">
            <text:p>227,17</text:p>
          </table:table-cell>
          <table:table-cell office:value-type="float" office:value="228.37" table:style-name="ce2">
            <text:p>228,37</text:p>
          </table:table-cell>
          <table:table-cell office:value-type="float" office:value="242.72" table:style-name="ce2">
            <text:p>242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1.98000000000002" table:style-name="ce2">
            <text:p>211,98</text:p>
          </table:table-cell>
          <table:table-cell office:value-type="float" office:value="219.1" table:style-name="ce2">
            <text:p>219,1</text:p>
          </table:table-cell>
          <table:table-cell office:value-type="float" office:value="253.29" table:style-name="ce2">
            <text:p>253,29</text:p>
          </table:table-cell>
          <table:table-cell office:value-type="float" office:value="249.68" table:style-name="ce2">
            <text:p>249,68</text:p>
          </table:table-cell>
          <table:table-cell office:value-type="float" office:value="263.55" table:style-name="ce2">
            <text:p>263,55</text:p>
          </table:table-cell>
          <table:table-cell office:value-type="float" office:value="257.37" table:style-name="ce2">
            <text:p>257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6.57" table:style-name="ce2">
            <text:p>196,57</text:p>
          </table:table-cell>
          <table:table-cell office:value-type="float" office:value="208.62" table:style-name="ce2">
            <text:p>208,62</text:p>
          </table:table-cell>
          <table:table-cell office:value-type="float" office:value="238.86" table:style-name="ce2">
            <text:p>238,86</text:p>
          </table:table-cell>
          <table:table-cell office:value-type="float" office:value="238.20000000000002" table:style-name="ce2">
            <text:p>238,2</text:p>
          </table:table-cell>
          <table:table-cell office:value-type="float" office:value="249.08" table:style-name="ce2">
            <text:p>249,08</text:p>
          </table:table-cell>
          <table:table-cell office:value-type="float" office:value="251.24" table:style-name="ce2">
            <text:p>251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3.41" table:style-name="ce2">
            <text:p>203,41</text:p>
          </table:table-cell>
          <table:table-cell office:value-type="float" office:value="213.27" table:style-name="ce2">
            <text:p>213,27</text:p>
          </table:table-cell>
          <table:table-cell office:value-type="float" office:value="245.99" table:style-name="ce2">
            <text:p>245,99</text:p>
          </table:table-cell>
          <table:table-cell office:value-type="float" office:value="243.87" table:style-name="ce2">
            <text:p>243,87</text:p>
          </table:table-cell>
          <table:table-cell office:value-type="float" office:value="256.26" table:style-name="ce2">
            <text:p>256,26</text:p>
          </table:table-cell>
          <table:table-cell office:value-type="float" office:value="254.28" table:style-name="ce2">
            <text:p>254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1.98000000000002" table:style-name="ce2">
            <text:p>211,98</text:p>
          </table:table-cell>
          <table:table-cell office:value-type="float" office:value="219.1" table:style-name="ce2">
            <text:p>219,1</text:p>
          </table:table-cell>
          <table:table-cell office:value-type="float" office:value="253.29" table:style-name="ce2">
            <text:p>253,29</text:p>
          </table:table-cell>
          <table:table-cell office:value-type="float" office:value="249.68" table:style-name="ce2">
            <text:p>249,68</text:p>
          </table:table-cell>
          <table:table-cell office:value-type="float" office:value="264" table:style-name="ce2">
            <text:p>264</text:p>
          </table:table-cell>
          <table:table-cell office:value-type="float" office:value="257.49" table:style-name="ce2">
            <text:p>257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7.11" table:style-name="ce2">
            <text:p>197,11</text:p>
          </table:table-cell>
          <table:table-cell office:value-type="float" office:value="209.33" table:style-name="ce2">
            <text:p>209,33</text:p>
          </table:table-cell>
          <table:table-cell office:value-type="float" office:value="242.72" table:style-name="ce2">
            <text:p>242,72</text:p>
          </table:table-cell>
          <table:table-cell office:value-type="float" office:value="240.95000000000002" table:style-name="ce2">
            <text:p>240,95</text:p>
          </table:table-cell>
          <table:table-cell office:value-type="float" office:value="258.27" table:style-name="ce2">
            <text:p>258,27</text:p>
          </table:table-cell>
          <table:table-cell office:value-type="float" office:value="255.12" table:style-name="ce2">
            <text:p>255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4.11" table:style-name="ce2">
            <text:p>204,11</text:p>
          </table:table-cell>
          <table:table-cell office:value-type="float" office:value="213.93" table:style-name="ce2">
            <text:p>213,93</text:p>
          </table:table-cell>
          <table:table-cell office:value-type="float" office:value="248.53" table:style-name="ce2">
            <text:p>248,53</text:p>
          </table:table-cell>
          <table:table-cell office:value-type="float" office:value="245.75" table:style-name="ce2">
            <text:p>245,75</text:p>
          </table:table-cell>
          <table:table-cell office:value-type="float" office:value="261.61" table:style-name="ce2">
            <text:p>261,61</text:p>
          </table:table-cell>
          <table:table-cell office:value-type="float" office:value="256.5" table:style-name="ce2">
            <text:p>256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5.2" table:style-name="ce2">
            <text:p>305,2</text:p>
          </table:table-cell>
          <table:table-cell office:value-type="float" office:value="323.49" table:style-name="ce2">
            <text:p>323,49</text:p>
          </table:table-cell>
          <table:table-cell office:value-type="float" office:value="341.97" table:style-name="ce2">
            <text:p>341,97</text:p>
          </table:table-cell>
          <table:table-cell office:value-type="float" office:value="357.8" table:style-name="ce2">
            <text:p>357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5.2" table:style-name="ce2">
            <text:p>305,2</text:p>
          </table:table-cell>
          <table:table-cell office:value-type="float" office:value="323.49" table:style-name="ce2">
            <text:p>323,49</text:p>
          </table:table-cell>
          <table:table-cell office:value-type="float" office:value="341.97" table:style-name="ce2">
            <text:p>341,97</text:p>
          </table:table-cell>
          <table:table-cell office:value-type="float" office:value="357.8" table:style-name="ce2">
            <text:p>357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5.2" table:style-name="ce2">
            <text:p>305,2</text:p>
          </table:table-cell>
          <table:table-cell office:value-type="float" office:value="323.49" table:style-name="ce2">
            <text:p>323,49</text:p>
          </table:table-cell>
          <table:table-cell office:value-type="float" office:value="341.97" table:style-name="ce2">
            <text:p>341,97</text:p>
          </table:table-cell>
          <table:table-cell office:value-type="float" office:value="357.8" table:style-name="ce2">
            <text:p>357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5.2" table:style-name="ce2">
            <text:p>305,2</text:p>
          </table:table-cell>
          <table:table-cell office:value-type="float" office:value="323.49" table:style-name="ce2">
            <text:p>323,49</text:p>
          </table:table-cell>
          <table:table-cell office:value-type="float" office:value="341.97" table:style-name="ce2">
            <text:p>341,97</text:p>
          </table:table-cell>
          <table:table-cell office:value-type="float" office:value="357.8" table:style-name="ce2">
            <text:p>357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9.33" table:style-name="ce2">
            <text:p>199,33</text:p>
          </table:table-cell>
          <table:table-cell office:value-type="float" office:value="206.69" table:style-name="ce2">
            <text:p>206,69</text:p>
          </table:table-cell>
          <table:table-cell office:value-type="float" office:value="245.53" table:style-name="ce2">
            <text:p>245,53</text:p>
          </table:table-cell>
          <table:table-cell office:value-type="float" office:value="246.19" table:style-name="ce2">
            <text:p>246,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58.70000000000002" table:style-name="ce2">
            <text:p>158,7</text:p>
          </table:table-cell>
          <table:table-cell office:value-type="float" office:value="175.66" table:style-name="ce2">
            <text:p>175,66</text:p>
          </table:table-cell>
          <table:table-cell office:value-type="float" office:value="218.51" table:style-name="ce2">
            <text:p>218,51</text:p>
          </table:table-cell>
          <table:table-cell office:value-type="float" office:value="218.33" table:style-name="ce2">
            <text:p>218,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2.24" table:style-name="ce2">
            <text:p>162,24</text:p>
          </table:table-cell>
          <table:table-cell office:value-type="float" office:value="178.37" table:style-name="ce2">
            <text:p>178,37</text:p>
          </table:table-cell>
          <table:table-cell office:value-type="float" office:value="225.48000000000002" table:style-name="ce2">
            <text:p>225,48</text:p>
          </table:table-cell>
          <table:table-cell office:value-type="float" office:value="225.51" table:style-name="ce2">
            <text:p>225,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38" table:style-name="ce2">
            <text:p>207,38</text:p>
          </table:table-cell>
          <table:table-cell office:value-type="float" office:value="214.76" table:style-name="ce2">
            <text:p>214,76</text:p>
          </table:table-cell>
          <table:table-cell office:value-type="float" office:value="252.03" table:style-name="ce2">
            <text:p>252,03</text:p>
          </table:table-cell>
          <table:table-cell office:value-type="float" office:value="246.97" table:style-name="ce2">
            <text:p>246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1.4" table:style-name="ce2">
            <text:p>171,4</text:p>
          </table:table-cell>
          <table:table-cell office:value-type="float" office:value="186.56" table:style-name="ce2">
            <text:p>186,56</text:p>
          </table:table-cell>
          <table:table-cell office:value-type="float" office:value="227.4" table:style-name="ce2">
            <text:p>227,4</text:p>
          </table:table-cell>
          <table:table-cell office:value-type="float" office:value="226.99" table:style-name="ce2">
            <text:p>226,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8.19" table:style-name="ce2">
            <text:p>188,19</text:p>
          </table:table-cell>
          <table:table-cell office:value-type="float" office:value="199.72" table:style-name="ce2">
            <text:p>199,72</text:p>
          </table:table-cell>
          <table:table-cell office:value-type="float" office:value="240.44" table:style-name="ce2">
            <text:p>240,44</text:p>
          </table:table-cell>
          <table:table-cell office:value-type="float" office:value="237.57" table:style-name="ce2">
            <text:p>237,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70000000000002" table:style-name="ce2">
            <text:p>207,7</text:p>
          </table:table-cell>
          <table:table-cell office:value-type="float" office:value="215.08" table:style-name="ce2">
            <text:p>215,08</text:p>
          </table:table-cell>
          <table:table-cell office:value-type="float" office:value="252.97" table:style-name="ce2">
            <text:p>252,97</text:p>
          </table:table-cell>
          <table:table-cell office:value-type="float" office:value="247.09" table:style-name="ce2">
            <text:p>247,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8.27" table:style-name="ce2">
            <text:p>178,27</text:p>
          </table:table-cell>
          <table:table-cell office:value-type="float" office:value="192.45000000000002" table:style-name="ce2">
            <text:p>192,45</text:p>
          </table:table-cell>
          <table:table-cell office:value-type="float" office:value="233.58" table:style-name="ce2">
            <text:p>233,58</text:p>
          </table:table-cell>
          <table:table-cell office:value-type="float" office:value="233.01" table:style-name="ce2">
            <text:p>233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4.88" table:style-name="ce2">
            <text:p>194,88</text:p>
          </table:table-cell>
          <table:table-cell office:value-type="float" office:value="205.23000000000002" table:style-name="ce2">
            <text:p>205,23</text:p>
          </table:table-cell>
          <table:table-cell office:value-type="float" office:value="245.69" table:style-name="ce2">
            <text:p>245,69</text:p>
          </table:table-cell>
          <table:table-cell office:value-type="float" office:value="241.81" table:style-name="ce2">
            <text:p>241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5.14000000000001" table:style-name="ce2">
            <text:p>215,14</text:p>
          </table:table-cell>
          <table:table-cell office:value-type="float" office:value="226.57" table:style-name="ce2">
            <text:p>226,57</text:p>
          </table:table-cell>
          <table:table-cell office:value-type="float" office:value="269.74" table:style-name="ce2">
            <text:p>269,74</text:p>
          </table:table-cell>
          <table:table-cell office:value-type="float" office:value="264.56" table:style-name="ce2">
            <text:p>264,56</text:p>
          </table:table-cell>
          <table:table-cell office:value-type="float" office:value="289.02" table:style-name="ce2">
            <text:p>289,02</text:p>
          </table:table-cell>
          <table:table-cell office:value-type="float" office:value="280.42" table:style-name="ce2">
            <text:p>280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5.14000000000001" table:style-name="ce2">
            <text:p>215,14</text:p>
          </table:table-cell>
          <table:table-cell office:value-type="float" office:value="226.57" table:style-name="ce2">
            <text:p>226,57</text:p>
          </table:table-cell>
          <table:table-cell office:value-type="float" office:value="269.74" table:style-name="ce2">
            <text:p>269,74</text:p>
          </table:table-cell>
          <table:table-cell office:value-type="float" office:value="264.56" table:style-name="ce2">
            <text:p>264,56</text:p>
          </table:table-cell>
          <table:table-cell office:value-type="float" office:value="289.02" table:style-name="ce2">
            <text:p>289,02</text:p>
          </table:table-cell>
          <table:table-cell office:value-type="float" office:value="280.42" table:style-name="ce2">
            <text:p>280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5.52" table:style-name="ce2">
            <text:p>235,52</text:p>
          </table:table-cell>
          <table:table-cell office:value-type="float" office:value="241.32" table:style-name="ce2">
            <text:p>241,32</text:p>
          </table:table-cell>
          <table:table-cell office:value-type="float" office:value="286.61" table:style-name="ce2">
            <text:p>286,61</text:p>
          </table:table-cell>
          <table:table-cell office:value-type="float" office:value="292.31" table:style-name="ce2">
            <text:p>292,31</text:p>
          </table:table-cell>
          <table:table-cell office:value-type="float" office:value="307.17" table:style-name="ce2">
            <text:p>307,17</text:p>
          </table:table-cell>
          <table:table-cell office:value-type="float" office:value="301" table:style-name="ce2">
            <text:p>3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8.05" table:style-name="ce2">
            <text:p>228,05</text:p>
          </table:table-cell>
          <table:table-cell office:value-type="float" office:value="238.02" table:style-name="ce2">
            <text:p>238,02</text:p>
          </table:table-cell>
          <table:table-cell office:value-type="float" office:value="282.81" table:style-name="ce2">
            <text:p>282,81</text:p>
          </table:table-cell>
          <table:table-cell office:value-type="float" office:value="286.45999999999998" table:style-name="ce2">
            <text:p>286,46</text:p>
          </table:table-cell>
          <table:table-cell office:value-type="float" office:value="297.95999999999998" table:style-name="ce2">
            <text:p>297,96</text:p>
          </table:table-cell>
          <table:table-cell office:value-type="float" office:value="288.81" table:style-name="ce2">
            <text:p>288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5.05" table:style-name="ce2">
            <text:p>235,05</text:p>
          </table:table-cell>
          <table:table-cell office:value-type="float" office:value="241.11" table:style-name="ce2">
            <text:p>241,11</text:p>
          </table:table-cell>
          <table:table-cell office:value-type="float" office:value="286.43" table:style-name="ce2">
            <text:p>286,43</text:p>
          </table:table-cell>
          <table:table-cell office:value-type="float" office:value="292.03000000000003" table:style-name="ce2">
            <text:p>292,03</text:p>
          </table:table-cell>
          <table:table-cell office:value-type="float" office:value="306.85000000000002" table:style-name="ce2">
            <text:p>306,85</text:p>
          </table:table-cell>
          <table:table-cell office:value-type="float" office:value="300.58" table:style-name="ce2">
            <text:p>300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5.52" table:style-name="ce2">
            <text:p>235,52</text:p>
          </table:table-cell>
          <table:table-cell office:value-type="float" office:value="241.32" table:style-name="ce2">
            <text:p>241,32</text:p>
          </table:table-cell>
          <table:table-cell office:value-type="float" office:value="286.61" table:style-name="ce2">
            <text:p>286,61</text:p>
          </table:table-cell>
          <table:table-cell office:value-type="float" office:value="292.31" table:style-name="ce2">
            <text:p>292,31</text:p>
          </table:table-cell>
          <table:table-cell office:value-type="float" office:value="307.17" table:style-name="ce2">
            <text:p>307,17</text:p>
          </table:table-cell>
          <table:table-cell office:value-type="float" office:value="301" table:style-name="ce2">
            <text:p>3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8.75" table:style-name="ce2">
            <text:p>228,75</text:p>
          </table:table-cell>
          <table:table-cell office:value-type="float" office:value="238.64000000000001" table:style-name="ce2">
            <text:p>238,64</text:p>
          </table:table-cell>
          <table:table-cell office:value-type="float" office:value="289.61" table:style-name="ce2">
            <text:p>289,61</text:p>
          </table:table-cell>
          <table:table-cell office:value-type="float" office:value="297.86" table:style-name="ce2">
            <text:p>297,86</text:p>
          </table:table-cell>
          <table:table-cell office:value-type="float" office:value="315.05" table:style-name="ce2">
            <text:p>315,05</text:p>
          </table:table-cell>
          <table:table-cell office:value-type="float" office:value="304.85000000000002" table:style-name="ce2">
            <text:p>304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5.12" table:style-name="ce2">
            <text:p>235,12</text:p>
          </table:table-cell>
          <table:table-cell office:value-type="float" office:value="241.16" table:style-name="ce2">
            <text:p>241,16</text:p>
          </table:table-cell>
          <table:table-cell office:value-type="float" office:value="286.7" table:style-name="ce2">
            <text:p>286,7</text:p>
          </table:table-cell>
          <table:table-cell office:value-type="float" office:value="292.48" table:style-name="ce2">
            <text:p>292,48</text:p>
          </table:table-cell>
          <table:table-cell office:value-type="float" office:value="307.27" table:style-name="ce2">
            <text:p>307,27</text:p>
          </table:table-cell>
          <table:table-cell office:value-type="float" office:value="301.05" table:style-name="ce2">
            <text:p>301,0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9.33" table:style-name="ce2">
            <text:p>199,33</text:p>
          </table:table-cell>
          <table:table-cell office:value-type="float" office:value="206.69" table:style-name="ce2">
            <text:p>206,69</text:p>
          </table:table-cell>
          <table:table-cell office:value-type="float" office:value="245.53" table:style-name="ce2">
            <text:p>245,53</text:p>
          </table:table-cell>
          <table:table-cell office:value-type="float" office:value="246.19" table:style-name="ce2">
            <text:p>246,19</text:p>
          </table:table-cell>
          <table:table-cell office:value-type="float" office:value="234.13" table:style-name="ce2">
            <text:p>234,13</text:p>
          </table:table-cell>
          <table:table-cell office:value-type="float" office:value="249.15" table:style-name="ce2">
            <text:p>249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3.09" table:style-name="ce2">
            <text:p>163,09</text:p>
          </table:table-cell>
          <table:table-cell office:value-type="float" office:value="179.21" table:style-name="ce2">
            <text:p>179,21</text:p>
          </table:table-cell>
          <table:table-cell office:value-type="float" office:value="221.21" table:style-name="ce2">
            <text:p>221,21</text:p>
          </table:table-cell>
          <table:table-cell office:value-type="float" office:value="223.23000000000002" table:style-name="ce2">
            <text:p>223,23</text:p>
          </table:table-cell>
          <table:table-cell office:value-type="float" office:value="228.08" table:style-name="ce2">
            <text:p>228,08</text:p>
          </table:table-cell>
          <table:table-cell office:value-type="float" office:value="242.4" table:style-name="ce2">
            <text:p>242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5.86" table:style-name="ce2">
            <text:p>165,86</text:p>
          </table:table-cell>
          <table:table-cell office:value-type="float" office:value="181.31" table:style-name="ce2">
            <text:p>181,31</text:p>
          </table:table-cell>
          <table:table-cell office:value-type="float" office:value="224.47" table:style-name="ce2">
            <text:p>224,47</text:p>
          </table:table-cell>
          <table:table-cell office:value-type="float" office:value="226.31" table:style-name="ce2">
            <text:p>226,31</text:p>
          </table:table-cell>
          <table:table-cell office:value-type="float" office:value="228.37" table:style-name="ce2">
            <text:p>228,37</text:p>
          </table:table-cell>
          <table:table-cell office:value-type="float" office:value="242.72" table:style-name="ce2">
            <text:p>242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8.87" table:style-name="ce2">
            <text:p>208,87</text:p>
          </table:table-cell>
          <table:table-cell office:value-type="float" office:value="216.17000000000002" table:style-name="ce2">
            <text:p>216,17</text:p>
          </table:table-cell>
          <table:table-cell office:value-type="float" office:value="252.89000000000001" table:style-name="ce2">
            <text:p>252,89</text:p>
          </table:table-cell>
          <table:table-cell office:value-type="float" office:value="248.84" table:style-name="ce2">
            <text:p>248,84</text:p>
          </table:table-cell>
          <table:table-cell office:value-type="float" office:value="263.55" table:style-name="ce2">
            <text:p>263,55</text:p>
          </table:table-cell>
          <table:table-cell office:value-type="float" office:value="257.37" table:style-name="ce2">
            <text:p>257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0.06" table:style-name="ce2">
            <text:p>180,06</text:p>
          </table:table-cell>
          <table:table-cell office:value-type="float" office:value="194.16" table:style-name="ce2">
            <text:p>194,16</text:p>
          </table:table-cell>
          <table:table-cell office:value-type="float" office:value="235.63" table:style-name="ce2">
            <text:p>235,63</text:p>
          </table:table-cell>
          <table:table-cell office:value-type="float" office:value="235.04" table:style-name="ce2">
            <text:p>235,04</text:p>
          </table:table-cell>
          <table:table-cell office:value-type="float" office:value="249.08" table:style-name="ce2">
            <text:p>249,08</text:p>
          </table:table-cell>
          <table:table-cell office:value-type="float" office:value="251.24" table:style-name="ce2">
            <text:p>251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3.29" table:style-name="ce2">
            <text:p>193,29</text:p>
          </table:table-cell>
          <table:table-cell office:value-type="float" office:value="204.26" table:style-name="ce2">
            <text:p>204,26</text:p>
          </table:table-cell>
          <table:table-cell office:value-type="float" office:value="244.34" table:style-name="ce2">
            <text:p>244,34</text:p>
          </table:table-cell>
          <table:table-cell office:value-type="float" office:value="242" table:style-name="ce2">
            <text:p>242</text:p>
          </table:table-cell>
          <table:table-cell office:value-type="float" office:value="256.26" table:style-name="ce2">
            <text:p>256,26</text:p>
          </table:table-cell>
          <table:table-cell office:value-type="float" office:value="254.28" table:style-name="ce2">
            <text:p>254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9.13" table:style-name="ce2">
            <text:p>209,13</text:p>
          </table:table-cell>
          <table:table-cell office:value-type="float" office:value="216.42000000000002" table:style-name="ce2">
            <text:p>216,42</text:p>
          </table:table-cell>
          <table:table-cell office:value-type="float" office:value="253.20000000000002" table:style-name="ce2">
            <text:p>253,2</text:p>
          </table:table-cell>
          <table:table-cell office:value-type="float" office:value="248.95000000000002" table:style-name="ce2">
            <text:p>248,95</text:p>
          </table:table-cell>
          <table:table-cell office:value-type="float" office:value="264" table:style-name="ce2">
            <text:p>264</text:p>
          </table:table-cell>
          <table:table-cell office:value-type="float" office:value="257.49" table:style-name="ce2">
            <text:p>257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6.19" table:style-name="ce2">
            <text:p>186,19</text:p>
          </table:table-cell>
          <table:table-cell office:value-type="float" office:value="199.55" table:style-name="ce2">
            <text:p>199,55</text:p>
          </table:table-cell>
          <table:table-cell office:value-type="float" office:value="240.67000000000002" table:style-name="ce2">
            <text:p>240,67</text:p>
          </table:table-cell>
          <table:table-cell office:value-type="float" office:value="239.17000000000002" table:style-name="ce2">
            <text:p>239,17</text:p>
          </table:table-cell>
          <table:table-cell office:value-type="float" office:value="258.27" table:style-name="ce2">
            <text:p>258,27</text:p>
          </table:table-cell>
          <table:table-cell office:value-type="float" office:value="255.12" table:style-name="ce2">
            <text:p>255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8.33" table:style-name="ce2">
            <text:p>198,33</text:p>
          </table:table-cell>
          <table:table-cell office:value-type="float" office:value="208.48000000000002" table:style-name="ce2">
            <text:p>208,48</text:p>
          </table:table-cell>
          <table:table-cell office:value-type="float" office:value="247.8" table:style-name="ce2">
            <text:p>247,8</text:p>
          </table:table-cell>
          <table:table-cell office:value-type="float" office:value="244.73000000000002" table:style-name="ce2">
            <text:p>244,73</text:p>
          </table:table-cell>
          <table:table-cell office:value-type="float" office:value="261.61" table:style-name="ce2">
            <text:p>261,61</text:p>
          </table:table-cell>
          <table:table-cell office:value-type="float" office:value="256.5" table:style-name="ce2">
            <text:p>256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9.33" table:style-name="ce2">
            <text:p>199,33</text:p>
          </table:table-cell>
          <table:table-cell office:value-type="float" office:value="206.69" table:style-name="ce2">
            <text:p>206,69</text:p>
          </table:table-cell>
          <table:table-cell office:value-type="float" office:value="245.53" table:style-name="ce2">
            <text:p>245,53</text:p>
          </table:table-cell>
          <table:table-cell office:value-type="float" office:value="246.19" table:style-name="ce2">
            <text:p>246,19</text:p>
          </table:table-cell>
          <table:table-cell office:value-type="float" office:value="234.13" table:style-name="ce2">
            <text:p>234,13</text:p>
          </table:table-cell>
          <table:table-cell office:value-type="float" office:value="249.15" table:style-name="ce2">
            <text:p>249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3.09" table:style-name="ce2">
            <text:p>163,09</text:p>
          </table:table-cell>
          <table:table-cell office:value-type="float" office:value="179.21" table:style-name="ce2">
            <text:p>179,21</text:p>
          </table:table-cell>
          <table:table-cell office:value-type="float" office:value="221.21" table:style-name="ce2">
            <text:p>221,21</text:p>
          </table:table-cell>
          <table:table-cell office:value-type="float" office:value="223.23000000000002" table:style-name="ce2">
            <text:p>223,23</text:p>
          </table:table-cell>
          <table:table-cell office:value-type="float" office:value="228.08" table:style-name="ce2">
            <text:p>228,08</text:p>
          </table:table-cell>
          <table:table-cell office:value-type="float" office:value="242.4" table:style-name="ce2">
            <text:p>242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5.86" table:style-name="ce2">
            <text:p>165,86</text:p>
          </table:table-cell>
          <table:table-cell office:value-type="float" office:value="181.31" table:style-name="ce2">
            <text:p>181,31</text:p>
          </table:table-cell>
          <table:table-cell office:value-type="float" office:value="224.47" table:style-name="ce2">
            <text:p>224,47</text:p>
          </table:table-cell>
          <table:table-cell office:value-type="float" office:value="226.31" table:style-name="ce2">
            <text:p>226,31</text:p>
          </table:table-cell>
          <table:table-cell office:value-type="float" office:value="228.37" table:style-name="ce2">
            <text:p>228,37</text:p>
          </table:table-cell>
          <table:table-cell office:value-type="float" office:value="242.72" table:style-name="ce2">
            <text:p>242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8.87" table:style-name="ce2">
            <text:p>208,87</text:p>
          </table:table-cell>
          <table:table-cell office:value-type="float" office:value="216.17000000000002" table:style-name="ce2">
            <text:p>216,17</text:p>
          </table:table-cell>
          <table:table-cell office:value-type="float" office:value="253.21" table:style-name="ce2">
            <text:p>253,21</text:p>
          </table:table-cell>
          <table:table-cell office:value-type="float" office:value="249.28" table:style-name="ce2">
            <text:p>249,28</text:p>
          </table:table-cell>
          <table:table-cell office:value-type="float" office:value="264.09000000000003" table:style-name="ce2">
            <text:p>264,09</text:p>
          </table:table-cell>
          <table:table-cell office:value-type="float" office:value="258.06" table:style-name="ce2">
            <text:p>258,0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0.06" table:style-name="ce2">
            <text:p>180,06</text:p>
          </table:table-cell>
          <table:table-cell office:value-type="float" office:value="194.16" table:style-name="ce2">
            <text:p>194,16</text:p>
          </table:table-cell>
          <table:table-cell office:value-type="float" office:value="235.63" table:style-name="ce2">
            <text:p>235,63</text:p>
          </table:table-cell>
          <table:table-cell office:value-type="float" office:value="235.04" table:style-name="ce2">
            <text:p>235,04</text:p>
          </table:table-cell>
          <table:table-cell office:value-type="float" office:value="249.08" table:style-name="ce2">
            <text:p>249,08</text:p>
          </table:table-cell>
          <table:table-cell office:value-type="float" office:value="251.24" table:style-name="ce2">
            <text:p>251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3.29" table:style-name="ce2">
            <text:p>193,29</text:p>
          </table:table-cell>
          <table:table-cell office:value-type="float" office:value="204.26" table:style-name="ce2">
            <text:p>204,26</text:p>
          </table:table-cell>
          <table:table-cell office:value-type="float" office:value="244.53" table:style-name="ce2">
            <text:p>244,53</text:p>
          </table:table-cell>
          <table:table-cell office:value-type="float" office:value="242.25" table:style-name="ce2">
            <text:p>242,25</text:p>
          </table:table-cell>
          <table:table-cell office:value-type="float" office:value="256.56" table:style-name="ce2">
            <text:p>256,56</text:p>
          </table:table-cell>
          <table:table-cell office:value-type="float" office:value="254.64000000000001" table:style-name="ce2">
            <text:p>254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9.13" table:style-name="ce2">
            <text:p>209,13</text:p>
          </table:table-cell>
          <table:table-cell office:value-type="float" office:value="216.42000000000002" table:style-name="ce2">
            <text:p>216,42</text:p>
          </table:table-cell>
          <table:table-cell office:value-type="float" office:value="253.52" table:style-name="ce2">
            <text:p>253,52</text:p>
          </table:table-cell>
          <table:table-cell office:value-type="float" office:value="249.41" table:style-name="ce2">
            <text:p>249,41</text:p>
          </table:table-cell>
          <table:table-cell office:value-type="float" office:value="264.55" table:style-name="ce2">
            <text:p>264,55</text:p>
          </table:table-cell>
          <table:table-cell office:value-type="float" office:value="258.2" table:style-name="ce2">
            <text:p>258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6.19" table:style-name="ce2">
            <text:p>186,19</text:p>
          </table:table-cell>
          <table:table-cell office:value-type="float" office:value="199.55" table:style-name="ce2">
            <text:p>199,55</text:p>
          </table:table-cell>
          <table:table-cell office:value-type="float" office:value="240.67000000000002" table:style-name="ce2">
            <text:p>240,67</text:p>
          </table:table-cell>
          <table:table-cell office:value-type="float" office:value="239.17000000000002" table:style-name="ce2">
            <text:p>239,17</text:p>
          </table:table-cell>
          <table:table-cell office:value-type="float" office:value="258.27" table:style-name="ce2">
            <text:p>258,27</text:p>
          </table:table-cell>
          <table:table-cell office:value-type="float" office:value="255.12" table:style-name="ce2">
            <text:p>255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8.33" table:style-name="ce2">
            <text:p>198,33</text:p>
          </table:table-cell>
          <table:table-cell office:value-type="float" office:value="208.48000000000002" table:style-name="ce2">
            <text:p>208,48</text:p>
          </table:table-cell>
          <table:table-cell office:value-type="float" office:value="248" table:style-name="ce2">
            <text:p>248</text:p>
          </table:table-cell>
          <table:table-cell office:value-type="float" office:value="245.01" table:style-name="ce2">
            <text:p>245,01</text:p>
          </table:table-cell>
          <table:table-cell office:value-type="float" office:value="261.94" table:style-name="ce2">
            <text:p>261,94</text:p>
          </table:table-cell>
          <table:table-cell office:value-type="float" office:value="256.92" table:style-name="ce2">
            <text:p>256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9.33" table:style-name="ce2">
            <text:p>199,33</text:p>
          </table:table-cell>
          <table:table-cell office:value-type="float" office:value="206.69" table:style-name="ce2">
            <text:p>206,69</text:p>
          </table:table-cell>
          <table:table-cell office:value-type="float" office:value="245.53" table:style-name="ce2">
            <text:p>245,53</text:p>
          </table:table-cell>
          <table:table-cell office:value-type="float" office:value="246.19" table:style-name="ce2">
            <text:p>246,19</text:p>
          </table:table-cell>
          <table:table-cell office:value-type="float" office:value="234.13" table:style-name="ce2">
            <text:p>234,13</text:p>
          </table:table-cell>
          <table:table-cell office:value-type="float" office:value="249.15" table:style-name="ce2">
            <text:p>249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3.20000000000002" table:style-name="ce2">
            <text:p>163,2</text:p>
          </table:table-cell>
          <table:table-cell office:value-type="float" office:value="179.32" table:style-name="ce2">
            <text:p>179,32</text:p>
          </table:table-cell>
          <table:table-cell office:value-type="float" office:value="221.70000000000002" table:style-name="ce2">
            <text:p>221,7</text:p>
          </table:table-cell>
          <table:table-cell office:value-type="float" office:value="223.64000000000001" table:style-name="ce2">
            <text:p>223,64</text:p>
          </table:table-cell>
          <table:table-cell office:value-type="float" office:value="228.6" table:style-name="ce2">
            <text:p>228,6</text:p>
          </table:table-cell>
          <table:table-cell office:value-type="float" office:value="242.72" table:style-name="ce2">
            <text:p>242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5.96" table:style-name="ce2">
            <text:p>165,96</text:p>
          </table:table-cell>
          <table:table-cell office:value-type="float" office:value="181.4" table:style-name="ce2">
            <text:p>181,4</text:p>
          </table:table-cell>
          <table:table-cell office:value-type="float" office:value="224.87" table:style-name="ce2">
            <text:p>224,87</text:p>
          </table:table-cell>
          <table:table-cell office:value-type="float" office:value="226.64000000000001" table:style-name="ce2">
            <text:p>226,64</text:p>
          </table:table-cell>
          <table:table-cell office:value-type="float" office:value="228.86" table:style-name="ce2">
            <text:p>228,86</text:p>
          </table:table-cell>
          <table:table-cell office:value-type="float" office:value="243.02" table:style-name="ce2">
            <text:p>243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3.39000000000001" table:style-name="ce2">
            <text:p>213,39</text:p>
          </table:table-cell>
          <table:table-cell office:value-type="float" office:value="220.43" table:style-name="ce2">
            <text:p>220,43</text:p>
          </table:table-cell>
          <table:table-cell office:value-type="float" office:value="257.57" table:style-name="ce2">
            <text:p>257,57</text:p>
          </table:table-cell>
          <table:table-cell office:value-type="float" office:value="254.91" table:style-name="ce2">
            <text:p>254,91</text:p>
          </table:table-cell>
          <table:table-cell office:value-type="float" office:value="268.36" table:style-name="ce2">
            <text:p>268,36</text:p>
          </table:table-cell>
          <table:table-cell office:value-type="float" office:value="262.32" table:style-name="ce2">
            <text:p>262,3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0.61" table:style-name="ce2">
            <text:p>180,61</text:p>
          </table:table-cell>
          <table:table-cell office:value-type="float" office:value="194.66" table:style-name="ce2">
            <text:p>194,66</text:p>
          </table:table-cell>
          <table:table-cell office:value-type="float" office:value="235.99" table:style-name="ce2">
            <text:p>235,99</text:p>
          </table:table-cell>
          <table:table-cell office:value-type="float" office:value="235.43" table:style-name="ce2">
            <text:p>235,43</text:p>
          </table:table-cell>
          <table:table-cell office:value-type="float" office:value="249.27" table:style-name="ce2">
            <text:p>249,27</text:p>
          </table:table-cell>
          <table:table-cell office:value-type="float" office:value="251.39000000000001" table:style-name="ce2">
            <text:p>251,3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7.08" table:style-name="ce2">
            <text:p>197,08</text:p>
          </table:table-cell>
          <table:table-cell office:value-type="float" office:value="207.61" table:style-name="ce2">
            <text:p>207,61</text:p>
          </table:table-cell>
          <table:table-cell office:value-type="float" office:value="247.63" table:style-name="ce2">
            <text:p>247,63</text:p>
          </table:table-cell>
          <table:table-cell office:value-type="float" office:value="245.93" table:style-name="ce2">
            <text:p>245,93</text:p>
          </table:table-cell>
          <table:table-cell office:value-type="float" office:value="259.27" table:style-name="ce2">
            <text:p>259,27</text:p>
          </table:table-cell>
          <table:table-cell office:value-type="float" office:value="257.11" table:style-name="ce2">
            <text:p>257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70000000000002" table:style-name="ce2">
            <text:p>213,7</text:p>
          </table:table-cell>
          <table:table-cell office:value-type="float" office:value="220.73000000000002" table:style-name="ce2">
            <text:p>220,73</text:p>
          </table:table-cell>
          <table:table-cell office:value-type="float" office:value="258" table:style-name="ce2">
            <text:p>258</text:p>
          </table:table-cell>
          <table:table-cell office:value-type="float" office:value="255.21" table:style-name="ce2">
            <text:p>255,21</text:p>
          </table:table-cell>
          <table:table-cell office:value-type="float" office:value="268.84000000000003" table:style-name="ce2">
            <text:p>268,84</text:p>
          </table:table-cell>
          <table:table-cell office:value-type="float" office:value="262.5" table:style-name="ce2">
            <text:p>262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6.82" table:style-name="ce2">
            <text:p>186,82</text:p>
          </table:table-cell>
          <table:table-cell office:value-type="float" office:value="200.13" table:style-name="ce2">
            <text:p>200,13</text:p>
          </table:table-cell>
          <table:table-cell office:value-type="float" office:value="241" table:style-name="ce2">
            <text:p>241</text:p>
          </table:table-cell>
          <table:table-cell office:value-type="float" office:value="239.57" table:style-name="ce2">
            <text:p>239,57</text:p>
          </table:table-cell>
          <table:table-cell office:value-type="float" office:value="258.38" table:style-name="ce2">
            <text:p>258,38</text:p>
          </table:table-cell>
          <table:table-cell office:value-type="float" office:value="255.21" table:style-name="ce2">
            <text:p>255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zon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2.21" table:style-name="ce2">
            <text:p>202,21</text:p>
          </table:table-cell>
          <table:table-cell office:value-type="float" office:value="211.93" table:style-name="ce2">
            <text:p>211,93</text:p>
          </table:table-cell>
          <table:table-cell office:value-type="float" office:value="251.27" table:style-name="ce2">
            <text:p>251,27</text:p>
          </table:table-cell>
          <table:table-cell office:value-type="float" office:value="249.02" table:style-name="ce2">
            <text:p>249,02</text:p>
          </table:table-cell>
          <table:table-cell office:value-type="float" office:value="264.76" table:style-name="ce2">
            <text:p>264,76</text:p>
          </table:table-cell>
          <table:table-cell office:value-type="float" office:value="259.66000000000003" table:style-name="ce2">
            <text:p>259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5.6" table:style-name="ce2">
            <text:p>195,6</text:p>
          </table:table-cell>
          <table:table-cell office:value-type="float" office:value="201.64000000000001" table:style-name="ce2">
            <text:p>201,64</text:p>
          </table:table-cell>
          <table:table-cell office:value-type="float" office:value="250.38" table:style-name="ce2">
            <text:p>250,38</text:p>
          </table:table-cell>
          <table:table-cell office:value-type="float" office:value="233.64000000000001" table:style-name="ce2">
            <text:p>233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7.84" table:style-name="ce2">
            <text:p>167,84</text:p>
          </table:table-cell>
          <table:table-cell office:value-type="float" office:value="198.9" table:style-name="ce2">
            <text:p>198,9</text:p>
          </table:table-cell>
          <table:table-cell office:value-type="float" office:value="213.52" table:style-name="ce2">
            <text:p>213,52</text:p>
          </table:table-cell>
          <table:table-cell office:value-type="float" office:value="227.05" table:style-name="ce2">
            <text:p>227,05</text:p>
          </table:table-cell>
          <table:table-cell office:value-type="float" office:value="238.35" table:style-name="ce2">
            <text:p>238,35</text:p>
          </table:table-cell>
          <table:table-cell office:value-type="float" office:value="243.58" table:style-name="ce2">
            <text:p>243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9.3" table:style-name="ce2">
            <text:p>169,3</text:p>
          </table:table-cell>
          <table:table-cell office:value-type="float" office:value="199.04" table:style-name="ce2">
            <text:p>199,04</text:p>
          </table:table-cell>
          <table:table-cell office:value-type="float" office:value="215.01" table:style-name="ce2">
            <text:p>215,01</text:p>
          </table:table-cell>
          <table:table-cell office:value-type="float" office:value="227.32" table:style-name="ce2">
            <text:p>227,32</text:p>
          </table:table-cell>
          <table:table-cell office:value-type="float" office:value="238.35" table:style-name="ce2">
            <text:p>238,35</text:p>
          </table:table-cell>
          <table:table-cell office:value-type="float" office:value="243.58" table:style-name="ce2">
            <text:p>243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1.64000000000001" table:style-name="ce2">
            <text:p>201,64</text:p>
          </table:table-cell>
          <table:table-cell office:value-type="float" office:value="206.44" table:style-name="ce2">
            <text:p>206,44</text:p>
          </table:table-cell>
          <table:table-cell office:value-type="float" office:value="236.45000000000002" table:style-name="ce2">
            <text:p>236,45</text:p>
          </table:table-cell>
          <table:table-cell office:value-type="float" office:value="236.89000000000001" table:style-name="ce2">
            <text:p>236,89</text:p>
          </table:table-cell>
          <table:table-cell office:value-type="float" office:value="260.09000000000003" table:style-name="ce2">
            <text:p>260,09</text:p>
          </table:table-cell>
          <table:table-cell office:value-type="float" office:value="256.04000000000002" table:style-name="ce2">
            <text:p>256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1.86" table:style-name="ce2">
            <text:p>171,86</text:p>
          </table:table-cell>
          <table:table-cell office:value-type="float" office:value="198.51" table:style-name="ce2">
            <text:p>198,51</text:p>
          </table:table-cell>
          <table:table-cell office:value-type="float" office:value="220.84" table:style-name="ce2">
            <text:p>220,84</text:p>
          </table:table-cell>
          <table:table-cell office:value-type="float" office:value="227.85" table:style-name="ce2">
            <text:p>227,85</text:p>
          </table:table-cell>
          <table:table-cell office:value-type="float" office:value="242.76" table:style-name="ce2">
            <text:p>242,76</text:p>
          </table:table-cell>
          <table:table-cell office:value-type="float" office:value="246.27" table:style-name="ce2">
            <text:p>246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1.17000000000002" table:style-name="ce2">
            <text:p>191,17</text:p>
          </table:table-cell>
          <table:table-cell office:value-type="float" office:value="203.66" table:style-name="ce2">
            <text:p>203,66</text:p>
          </table:table-cell>
          <table:table-cell office:value-type="float" office:value="230.53" table:style-name="ce2">
            <text:p>230,53</text:p>
          </table:table-cell>
          <table:table-cell office:value-type="float" office:value="233.46" table:style-name="ce2">
            <text:p>233,46</text:p>
          </table:table-cell>
          <table:table-cell office:value-type="float" office:value="254.83" table:style-name="ce2">
            <text:p>254,83</text:p>
          </table:table-cell>
          <table:table-cell office:value-type="float" office:value="253.07" table:style-name="ce2">
            <text:p>253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1.78" table:style-name="ce2">
            <text:p>201,78</text:p>
          </table:table-cell>
          <table:table-cell office:value-type="float" office:value="206.56" table:style-name="ce2">
            <text:p>206,56</text:p>
          </table:table-cell>
          <table:table-cell office:value-type="float" office:value="236.3" table:style-name="ce2">
            <text:p>236,3</text:p>
          </table:table-cell>
          <table:table-cell office:value-type="float" office:value="236.93" table:style-name="ce2">
            <text:p>236,93</text:p>
          </table:table-cell>
          <table:table-cell office:value-type="float" office:value="260.09000000000003" table:style-name="ce2">
            <text:p>260,09</text:p>
          </table:table-cell>
          <table:table-cell office:value-type="float" office:value="256.04000000000002" table:style-name="ce2">
            <text:p>256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6.84" table:style-name="ce2">
            <text:p>186,84</text:p>
          </table:table-cell>
          <table:table-cell office:value-type="float" office:value="197.07" table:style-name="ce2">
            <text:p>197,07</text:p>
          </table:table-cell>
          <table:table-cell office:value-type="float" office:value="226.31" table:style-name="ce2">
            <text:p>226,31</text:p>
          </table:table-cell>
          <table:table-cell office:value-type="float" office:value="228.44" table:style-name="ce2">
            <text:p>228,44</text:p>
          </table:table-cell>
          <table:table-cell office:value-type="float" office:value="245.81" table:style-name="ce2">
            <text:p>245,81</text:p>
          </table:table-cell>
          <table:table-cell office:value-type="float" office:value="248.14000000000001" table:style-name="ce2">
            <text:p>248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0.22" table:style-name="ce2">
            <text:p>200,22</text:p>
          </table:table-cell>
          <table:table-cell office:value-type="float" office:value="205.56" table:style-name="ce2">
            <text:p>205,56</text:p>
          </table:table-cell>
          <table:table-cell office:value-type="float" office:value="233.68" table:style-name="ce2">
            <text:p>233,68</text:p>
          </table:table-cell>
          <table:table-cell office:value-type="float" office:value="234.71" table:style-name="ce2">
            <text:p>234,71</text:p>
          </table:table-cell>
          <table:table-cell office:value-type="float" office:value="257.16000000000003" table:style-name="ce2">
            <text:p>257,16</text:p>
          </table:table-cell>
          <table:table-cell office:value-type="float" office:value="254.42000000000002" table:style-name="ce2">
            <text:p>254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8.04" table:style-name="ce2">
            <text:p>218,04</text:p>
          </table:table-cell>
          <table:table-cell office:value-type="float" office:value="233.13" table:style-name="ce2">
            <text:p>233,13</text:p>
          </table:table-cell>
          <table:table-cell office:value-type="float" office:value="309.68" table:style-name="ce2">
            <text:p>309,68</text:p>
          </table:table-cell>
          <table:table-cell office:value-type="float" office:value="325.34000000000003" table:style-name="ce2">
            <text:p>325,34</text:p>
          </table:table-cell>
          <table:table-cell office:value-type="float" office:value="330.73" table:style-name="ce2">
            <text:p>330,73</text:p>
          </table:table-cell>
          <table:table-cell office:value-type="float" office:value="363.74" table:style-name="ce2">
            <text:p>363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8.04" table:style-name="ce2">
            <text:p>218,04</text:p>
          </table:table-cell>
          <table:table-cell office:value-type="float" office:value="233.13" table:style-name="ce2">
            <text:p>233,13</text:p>
          </table:table-cell>
          <table:table-cell office:value-type="float" office:value="309.68" table:style-name="ce2">
            <text:p>309,68</text:p>
          </table:table-cell>
          <table:table-cell office:value-type="float" office:value="325.34000000000003" table:style-name="ce2">
            <text:p>325,34</text:p>
          </table:table-cell>
          <table:table-cell office:value-type="float" office:value="330.73" table:style-name="ce2">
            <text:p>330,73</text:p>
          </table:table-cell>
          <table:table-cell office:value-type="float" office:value="363.74" table:style-name="ce2">
            <text:p>363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8.04" table:style-name="ce2">
            <text:p>218,04</text:p>
          </table:table-cell>
          <table:table-cell office:value-type="float" office:value="233.13" table:style-name="ce2">
            <text:p>233,13</text:p>
          </table:table-cell>
          <table:table-cell office:value-type="float" office:value="309.68" table:style-name="ce2">
            <text:p>309,68</text:p>
          </table:table-cell>
          <table:table-cell office:value-type="float" office:value="325.34000000000003" table:style-name="ce2">
            <text:p>325,34</text:p>
          </table:table-cell>
          <table:table-cell office:value-type="float" office:value="330.73" table:style-name="ce2">
            <text:p>330,73</text:p>
          </table:table-cell>
          <table:table-cell office:value-type="float" office:value="363.74" table:style-name="ce2">
            <text:p>363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8.04" table:style-name="ce2">
            <text:p>218,04</text:p>
          </table:table-cell>
          <table:table-cell office:value-type="float" office:value="233.13" table:style-name="ce2">
            <text:p>233,13</text:p>
          </table:table-cell>
          <table:table-cell office:value-type="float" office:value="309.68" table:style-name="ce2">
            <text:p>309,68</text:p>
          </table:table-cell>
          <table:table-cell office:value-type="float" office:value="325.34000000000003" table:style-name="ce2">
            <text:p>325,34</text:p>
          </table:table-cell>
          <table:table-cell office:value-type="float" office:value="330.73" table:style-name="ce2">
            <text:p>330,73</text:p>
          </table:table-cell>
          <table:table-cell office:value-type="float" office:value="363.74" table:style-name="ce2">
            <text:p>363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2.04" table:style-name="ce2">
            <text:p>202,04</text:p>
          </table:table-cell>
          <table:table-cell office:value-type="float" office:value="220.25" table:style-name="ce2">
            <text:p>220,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0.18" table:style-name="ce2">
            <text:p>170,18</text:p>
          </table:table-cell>
          <table:table-cell office:value-type="float" office:value="186.56" table:style-name="ce2">
            <text:p>186,56</text:p>
          </table:table-cell>
          <table:table-cell office:value-type="float" office:value="230.59" table:style-name="ce2">
            <text:p>230,59</text:p>
          </table:table-cell>
          <table:table-cell office:value-type="float" office:value="231.33" table:style-name="ce2">
            <text:p>231,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1.35" table:style-name="ce2">
            <text:p>171,35</text:p>
          </table:table-cell>
          <table:table-cell office:value-type="float" office:value="187.8" table:style-name="ce2">
            <text:p>187,8</text:p>
          </table:table-cell>
          <table:table-cell office:value-type="float" office:value="230.59" table:style-name="ce2">
            <text:p>230,59</text:p>
          </table:table-cell>
          <table:table-cell office:value-type="float" office:value="231.33" table:style-name="ce2">
            <text:p>231,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0.28" table:style-name="ce2">
            <text:p>200,28</text:p>
          </table:table-cell>
          <table:table-cell office:value-type="float" office:value="217.96" table:style-name="ce2">
            <text:p>217,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3.98" table:style-name="ce2">
            <text:p>173,98</text:p>
          </table:table-cell>
          <table:table-cell office:value-type="float" office:value="187.29" table:style-name="ce2">
            <text:p>187,29</text:p>
          </table:table-cell>
          <table:table-cell office:value-type="float" office:value="230.01" table:style-name="ce2">
            <text:p>230,01</text:p>
          </table:table-cell>
          <table:table-cell office:value-type="float" office:value="235.88" table:style-name="ce2">
            <text:p>235,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9.42000000000002" table:style-name="ce2">
            <text:p>189,42</text:p>
          </table:table-cell>
          <table:table-cell office:value-type="float" office:value="205.3" table:style-name="ce2">
            <text:p>205,3</text:p>
          </table:table-cell>
          <table:table-cell office:value-type="float" office:value="230.01" table:style-name="ce2">
            <text:p>230,01</text:p>
          </table:table-cell>
          <table:table-cell office:value-type="float" office:value="235.88" table:style-name="ce2">
            <text:p>235,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0.27" table:style-name="ce2">
            <text:p>200,27</text:p>
          </table:table-cell>
          <table:table-cell office:value-type="float" office:value="217.94" table:style-name="ce2">
            <text:p>217,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6.04" table:style-name="ce2">
            <text:p>176,04</text:p>
          </table:table-cell>
          <table:table-cell office:value-type="float" office:value="187.68" table:style-name="ce2">
            <text:p>187,68</text:p>
          </table:table-cell>
          <table:table-cell office:value-type="float" office:value="229.51" table:style-name="ce2">
            <text:p>229,51</text:p>
          </table:table-cell>
          <table:table-cell office:value-type="float" office:value="239.87" table:style-name="ce2">
            <text:p>239,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2.63" table:style-name="ce2">
            <text:p>192,63</text:p>
          </table:table-cell>
          <table:table-cell office:value-type="float" office:value="208.41" table:style-name="ce2">
            <text:p>208,41</text:p>
          </table:table-cell>
          <table:table-cell office:value-type="float" office:value="229.51" table:style-name="ce2">
            <text:p>229,51</text:p>
          </table:table-cell>
          <table:table-cell office:value-type="float" office:value="239.87" table:style-name="ce2">
            <text:p>239,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3.98000000000002" table:style-name="ce2">
            <text:p>233,98</text:p>
          </table:table-cell>
          <table:table-cell office:value-type="float" office:value="245.59" table:style-name="ce2">
            <text:p>245,59</text:p>
          </table:table-cell>
          <table:table-cell office:value-type="float" office:value="284.38" table:style-name="ce2">
            <text:p>284,38</text:p>
          </table:table-cell>
          <table:table-cell office:value-type="float" office:value="293.03000000000003" table:style-name="ce2">
            <text:p>293,03</text:p>
          </table:table-cell>
          <table:table-cell office:value-type="float" office:value="309.13" table:style-name="ce2">
            <text:p>309,13</text:p>
          </table:table-cell>
          <table:table-cell office:value-type="float" office:value="313.75" table:style-name="ce2">
            <text:p>313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3.98000000000002" table:style-name="ce2">
            <text:p>233,98</text:p>
          </table:table-cell>
          <table:table-cell office:value-type="float" office:value="245.59" table:style-name="ce2">
            <text:p>245,59</text:p>
          </table:table-cell>
          <table:table-cell office:value-type="float" office:value="284.38" table:style-name="ce2">
            <text:p>284,38</text:p>
          </table:table-cell>
          <table:table-cell office:value-type="float" office:value="293.03000000000003" table:style-name="ce2">
            <text:p>293,03</text:p>
          </table:table-cell>
          <table:table-cell office:value-type="float" office:value="309.13" table:style-name="ce2">
            <text:p>309,13</text:p>
          </table:table-cell>
          <table:table-cell office:value-type="float" office:value="313.75" table:style-name="ce2">
            <text:p>313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3.98000000000002" table:style-name="ce2">
            <text:p>233,98</text:p>
          </table:table-cell>
          <table:table-cell office:value-type="float" office:value="245.59" table:style-name="ce2">
            <text:p>245,59</text:p>
          </table:table-cell>
          <table:table-cell office:value-type="float" office:value="284.38" table:style-name="ce2">
            <text:p>284,38</text:p>
          </table:table-cell>
          <table:table-cell office:value-type="float" office:value="293.03000000000003" table:style-name="ce2">
            <text:p>293,03</text:p>
          </table:table-cell>
          <table:table-cell office:value-type="float" office:value="309.13" table:style-name="ce2">
            <text:p>309,13</text:p>
          </table:table-cell>
          <table:table-cell office:value-type="float" office:value="313.75" table:style-name="ce2">
            <text:p>313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3.98000000000002" table:style-name="ce2">
            <text:p>233,98</text:p>
          </table:table-cell>
          <table:table-cell office:value-type="float" office:value="245.59" table:style-name="ce2">
            <text:p>245,59</text:p>
          </table:table-cell>
          <table:table-cell office:value-type="float" office:value="284.38" table:style-name="ce2">
            <text:p>284,38</text:p>
          </table:table-cell>
          <table:table-cell office:value-type="float" office:value="293.03000000000003" table:style-name="ce2">
            <text:p>293,03</text:p>
          </table:table-cell>
          <table:table-cell office:value-type="float" office:value="309.13" table:style-name="ce2">
            <text:p>309,13</text:p>
          </table:table-cell>
          <table:table-cell office:value-type="float" office:value="313.75" table:style-name="ce2">
            <text:p>313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9.57" table:style-name="ce2">
            <text:p>199,57</text:p>
          </table:table-cell>
          <table:table-cell office:value-type="float" office:value="213.12" table:style-name="ce2">
            <text:p>213,12</text:p>
          </table:table-cell>
          <table:table-cell office:value-type="float" office:value="250.38" table:style-name="ce2">
            <text:p>250,38</text:p>
          </table:table-cell>
          <table:table-cell office:value-type="float" office:value="233.64000000000001" table:style-name="ce2">
            <text:p>233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9.48" table:style-name="ce2">
            <text:p>169,48</text:p>
          </table:table-cell>
          <table:table-cell office:value-type="float" office:value="190.26" table:style-name="ce2">
            <text:p>190,26</text:p>
          </table:table-cell>
          <table:table-cell office:value-type="float" office:value="213.86" table:style-name="ce2">
            <text:p>213,86</text:p>
          </table:table-cell>
          <table:table-cell office:value-type="float" office:value="227.14000000000001" table:style-name="ce2">
            <text:p>227,14</text:p>
          </table:table-cell>
          <table:table-cell office:value-type="float" office:value="238.35" table:style-name="ce2">
            <text:p>238,35</text:p>
          </table:table-cell>
          <table:table-cell office:value-type="float" office:value="243.58" table:style-name="ce2">
            <text:p>243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0.73" table:style-name="ce2">
            <text:p>170,73</text:p>
          </table:table-cell>
          <table:table-cell office:value-type="float" office:value="191.21" table:style-name="ce2">
            <text:p>191,21</text:p>
          </table:table-cell>
          <table:table-cell office:value-type="float" office:value="215.3" table:style-name="ce2">
            <text:p>215,3</text:p>
          </table:table-cell>
          <table:table-cell office:value-type="float" office:value="227.39000000000001" table:style-name="ce2">
            <text:p>227,39</text:p>
          </table:table-cell>
          <table:table-cell office:value-type="float" office:value="238.35" table:style-name="ce2">
            <text:p>238,35</text:p>
          </table:table-cell>
          <table:table-cell office:value-type="float" office:value="243.58" table:style-name="ce2">
            <text:p>243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0.55" table:style-name="ce2">
            <text:p>200,55</text:p>
          </table:table-cell>
          <table:table-cell office:value-type="float" office:value="215.68" table:style-name="ce2">
            <text:p>215,68</text:p>
          </table:table-cell>
          <table:table-cell office:value-type="float" office:value="236.45000000000002" table:style-name="ce2">
            <text:p>236,45</text:p>
          </table:table-cell>
          <table:table-cell office:value-type="float" office:value="236.89000000000001" table:style-name="ce2">
            <text:p>236,89</text:p>
          </table:table-cell>
          <table:table-cell office:value-type="float" office:value="260.09000000000003" table:style-name="ce2">
            <text:p>260,09</text:p>
          </table:table-cell>
          <table:table-cell office:value-type="float" office:value="256.04000000000002" table:style-name="ce2">
            <text:p>256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3.64000000000001" table:style-name="ce2">
            <text:p>173,64</text:p>
          </table:table-cell>
          <table:table-cell office:value-type="float" office:value="189.09" table:style-name="ce2">
            <text:p>189,09</text:p>
          </table:table-cell>
          <table:table-cell office:value-type="float" office:value="221.01" table:style-name="ce2">
            <text:p>221,01</text:p>
          </table:table-cell>
          <table:table-cell office:value-type="float" office:value="227.99" table:style-name="ce2">
            <text:p>227,99</text:p>
          </table:table-cell>
          <table:table-cell office:value-type="float" office:value="242.76" table:style-name="ce2">
            <text:p>242,76</text:p>
          </table:table-cell>
          <table:table-cell office:value-type="float" office:value="246.27" table:style-name="ce2">
            <text:p>246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9.74" table:style-name="ce2">
            <text:p>189,74</text:p>
          </table:table-cell>
          <table:table-cell office:value-type="float" office:value="205" table:style-name="ce2">
            <text:p>205</text:p>
          </table:table-cell>
          <table:table-cell office:value-type="float" office:value="230.52" table:style-name="ce2">
            <text:p>230,52</text:p>
          </table:table-cell>
          <table:table-cell office:value-type="float" office:value="233.47" table:style-name="ce2">
            <text:p>233,47</text:p>
          </table:table-cell>
          <table:table-cell office:value-type="float" office:value="254.83" table:style-name="ce2">
            <text:p>254,83</text:p>
          </table:table-cell>
          <table:table-cell office:value-type="float" office:value="253.07" table:style-name="ce2">
            <text:p>253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0.56" table:style-name="ce2">
            <text:p>200,56</text:p>
          </table:table-cell>
          <table:table-cell office:value-type="float" office:value="215.71" table:style-name="ce2">
            <text:p>215,71</text:p>
          </table:table-cell>
          <table:table-cell office:value-type="float" office:value="236.3" table:style-name="ce2">
            <text:p>236,3</text:p>
          </table:table-cell>
          <table:table-cell office:value-type="float" office:value="236.93" table:style-name="ce2">
            <text:p>236,93</text:p>
          </table:table-cell>
          <table:table-cell office:value-type="float" office:value="260.09000000000003" table:style-name="ce2">
            <text:p>260,09</text:p>
          </table:table-cell>
          <table:table-cell office:value-type="float" office:value="256.04000000000002" table:style-name="ce2">
            <text:p>256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6.68" table:style-name="ce2">
            <text:p>176,68</text:p>
          </table:table-cell>
          <table:table-cell office:value-type="float" office:value="188.23" table:style-name="ce2">
            <text:p>188,23</text:p>
          </table:table-cell>
          <table:table-cell office:value-type="float" office:value="226.36" table:style-name="ce2">
            <text:p>226,36</text:p>
          </table:table-cell>
          <table:table-cell office:value-type="float" office:value="228.63" table:style-name="ce2">
            <text:p>228,63</text:p>
          </table:table-cell>
          <table:table-cell office:value-type="float" office:value="245.81" table:style-name="ce2">
            <text:p>245,81</text:p>
          </table:table-cell>
          <table:table-cell office:value-type="float" office:value="248.14000000000001" table:style-name="ce2">
            <text:p>248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3.83" table:style-name="ce2">
            <text:p>193,83</text:p>
          </table:table-cell>
          <table:table-cell office:value-type="float" office:value="207.96" table:style-name="ce2">
            <text:p>207,96</text:p>
          </table:table-cell>
          <table:table-cell office:value-type="float" office:value="233.67000000000002" table:style-name="ce2">
            <text:p>233,67</text:p>
          </table:table-cell>
          <table:table-cell office:value-type="float" office:value="234.73000000000002" table:style-name="ce2">
            <text:p>234,73</text:p>
          </table:table-cell>
          <table:table-cell office:value-type="float" office:value="257.16000000000003" table:style-name="ce2">
            <text:p>257,16</text:p>
          </table:table-cell>
          <table:table-cell office:value-type="float" office:value="254.42000000000002" table:style-name="ce2">
            <text:p>254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9.57" table:style-name="ce2">
            <text:p>199,57</text:p>
          </table:table-cell>
          <table:table-cell office:value-type="float" office:value="213.12" table:style-name="ce2">
            <text:p>213,12</text:p>
          </table:table-cell>
          <table:table-cell office:value-type="float" office:value="250.38" table:style-name="ce2">
            <text:p>250,38</text:p>
          </table:table-cell>
          <table:table-cell office:value-type="float" office:value="233.64000000000001" table:style-name="ce2">
            <text:p>233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9.48" table:style-name="ce2">
            <text:p>169,48</text:p>
          </table:table-cell>
          <table:table-cell office:value-type="float" office:value="190.26" table:style-name="ce2">
            <text:p>190,26</text:p>
          </table:table-cell>
          <table:table-cell office:value-type="float" office:value="213.86" table:style-name="ce2">
            <text:p>213,86</text:p>
          </table:table-cell>
          <table:table-cell office:value-type="float" office:value="227.14000000000001" table:style-name="ce2">
            <text:p>227,14</text:p>
          </table:table-cell>
          <table:table-cell office:value-type="float" office:value="238.35" table:style-name="ce2">
            <text:p>238,35</text:p>
          </table:table-cell>
          <table:table-cell office:value-type="float" office:value="243.58" table:style-name="ce2">
            <text:p>243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0.73" table:style-name="ce2">
            <text:p>170,73</text:p>
          </table:table-cell>
          <table:table-cell office:value-type="float" office:value="191.21" table:style-name="ce2">
            <text:p>191,21</text:p>
          </table:table-cell>
          <table:table-cell office:value-type="float" office:value="215.3" table:style-name="ce2">
            <text:p>215,3</text:p>
          </table:table-cell>
          <table:table-cell office:value-type="float" office:value="227.39000000000001" table:style-name="ce2">
            <text:p>227,39</text:p>
          </table:table-cell>
          <table:table-cell office:value-type="float" office:value="238.35" table:style-name="ce2">
            <text:p>238,35</text:p>
          </table:table-cell>
          <table:table-cell office:value-type="float" office:value="243.58" table:style-name="ce2">
            <text:p>243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0.64000000000001" table:style-name="ce2">
            <text:p>200,64</text:p>
          </table:table-cell>
          <table:table-cell office:value-type="float" office:value="215.77" table:style-name="ce2">
            <text:p>215,77</text:p>
          </table:table-cell>
          <table:table-cell office:value-type="float" office:value="237.19" table:style-name="ce2">
            <text:p>237,19</text:p>
          </table:table-cell>
          <table:table-cell office:value-type="float" office:value="237.77" table:style-name="ce2">
            <text:p>237,77</text:p>
          </table:table-cell>
          <table:table-cell office:value-type="float" office:value="261.20999999999998" table:style-name="ce2">
            <text:p>261,21</text:p>
          </table:table-cell>
          <table:table-cell office:value-type="float" office:value="257.73" table:style-name="ce2">
            <text:p>257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3.64000000000001" table:style-name="ce2">
            <text:p>173,64</text:p>
          </table:table-cell>
          <table:table-cell office:value-type="float" office:value="189.09" table:style-name="ce2">
            <text:p>189,09</text:p>
          </table:table-cell>
          <table:table-cell office:value-type="float" office:value="221.01" table:style-name="ce2">
            <text:p>221,01</text:p>
          </table:table-cell>
          <table:table-cell office:value-type="float" office:value="227.99" table:style-name="ce2">
            <text:p>227,99</text:p>
          </table:table-cell>
          <table:table-cell office:value-type="float" office:value="242.76" table:style-name="ce2">
            <text:p>242,76</text:p>
          </table:table-cell>
          <table:table-cell office:value-type="float" office:value="246.27" table:style-name="ce2">
            <text:p>246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9.83" table:style-name="ce2">
            <text:p>189,83</text:p>
          </table:table-cell>
          <table:table-cell office:value-type="float" office:value="205.08" table:style-name="ce2">
            <text:p>205,08</text:p>
          </table:table-cell>
          <table:table-cell office:value-type="float" office:value="231.01" table:style-name="ce2">
            <text:p>231,01</text:p>
          </table:table-cell>
          <table:table-cell office:value-type="float" office:value="234.04" table:style-name="ce2">
            <text:p>234,04</text:p>
          </table:table-cell>
          <table:table-cell office:value-type="float" office:value="255.67000000000002" table:style-name="ce2">
            <text:p>255,67</text:p>
          </table:table-cell>
          <table:table-cell office:value-type="float" office:value="254.29" table:style-name="ce2">
            <text:p>254,2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0.65" table:style-name="ce2">
            <text:p>200,65</text:p>
          </table:table-cell>
          <table:table-cell office:value-type="float" office:value="215.8" table:style-name="ce2">
            <text:p>215,8</text:p>
          </table:table-cell>
          <table:table-cell office:value-type="float" office:value="237.04" table:style-name="ce2">
            <text:p>237,04</text:p>
          </table:table-cell>
          <table:table-cell office:value-type="float" office:value="237.82" table:style-name="ce2">
            <text:p>237,82</text:p>
          </table:table-cell>
          <table:table-cell office:value-type="float" office:value="261.20999999999998" table:style-name="ce2">
            <text:p>261,21</text:p>
          </table:table-cell>
          <table:table-cell office:value-type="float" office:value="257.73" table:style-name="ce2">
            <text:p>257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6.68" table:style-name="ce2">
            <text:p>176,68</text:p>
          </table:table-cell>
          <table:table-cell office:value-type="float" office:value="188.23" table:style-name="ce2">
            <text:p>188,23</text:p>
          </table:table-cell>
          <table:table-cell office:value-type="float" office:value="226.36" table:style-name="ce2">
            <text:p>226,36</text:p>
          </table:table-cell>
          <table:table-cell office:value-type="float" office:value="228.63" table:style-name="ce2">
            <text:p>228,63</text:p>
          </table:table-cell>
          <table:table-cell office:value-type="float" office:value="245.81" table:style-name="ce2">
            <text:p>245,81</text:p>
          </table:table-cell>
          <table:table-cell office:value-type="float" office:value="248.14000000000001" table:style-name="ce2">
            <text:p>248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3.91" table:style-name="ce2">
            <text:p>193,91</text:p>
          </table:table-cell>
          <table:table-cell office:value-type="float" office:value="208.05" table:style-name="ce2">
            <text:p>208,05</text:p>
          </table:table-cell>
          <table:table-cell office:value-type="float" office:value="234.23000000000002" table:style-name="ce2">
            <text:p>234,23</text:p>
          </table:table-cell>
          <table:table-cell office:value-type="float" office:value="235.4" table:style-name="ce2">
            <text:p>235,4</text:p>
          </table:table-cell>
          <table:table-cell office:value-type="float" office:value="258.09000000000003" table:style-name="ce2">
            <text:p>258,09</text:p>
          </table:table-cell>
          <table:table-cell office:value-type="float" office:value="255.79" table:style-name="ce2">
            <text:p>255,7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9.57" table:style-name="ce2">
            <text:p>199,57</text:p>
          </table:table-cell>
          <table:table-cell office:value-type="float" office:value="213.12" table:style-name="ce2">
            <text:p>213,12</text:p>
          </table:table-cell>
          <table:table-cell office:value-type="float" office:value="250.38" table:style-name="ce2">
            <text:p>250,38</text:p>
          </table:table-cell>
          <table:table-cell office:value-type="float" office:value="233.64000000000001" table:style-name="ce2">
            <text:p>233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9.48" table:style-name="ce2">
            <text:p>169,48</text:p>
          </table:table-cell>
          <table:table-cell office:value-type="float" office:value="190.26" table:style-name="ce2">
            <text:p>190,26</text:p>
          </table:table-cell>
          <table:table-cell office:value-type="float" office:value="213.86" table:style-name="ce2">
            <text:p>213,86</text:p>
          </table:table-cell>
          <table:table-cell office:value-type="float" office:value="227.14000000000001" table:style-name="ce2">
            <text:p>227,14</text:p>
          </table:table-cell>
          <table:table-cell office:value-type="float" office:value="238.35" table:style-name="ce2">
            <text:p>238,35</text:p>
          </table:table-cell>
          <table:table-cell office:value-type="float" office:value="243.58" table:style-name="ce2">
            <text:p>243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0.73" table:style-name="ce2">
            <text:p>170,73</text:p>
          </table:table-cell>
          <table:table-cell office:value-type="float" office:value="191.21" table:style-name="ce2">
            <text:p>191,21</text:p>
          </table:table-cell>
          <table:table-cell office:value-type="float" office:value="215.3" table:style-name="ce2">
            <text:p>215,3</text:p>
          </table:table-cell>
          <table:table-cell office:value-type="float" office:value="227.39000000000001" table:style-name="ce2">
            <text:p>227,39</text:p>
          </table:table-cell>
          <table:table-cell office:value-type="float" office:value="238.35" table:style-name="ce2">
            <text:p>238,35</text:p>
          </table:table-cell>
          <table:table-cell office:value-type="float" office:value="243.58" table:style-name="ce2">
            <text:p>243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4.68" table:style-name="ce2">
            <text:p>204,68</text:p>
          </table:table-cell>
          <table:table-cell office:value-type="float" office:value="219.38" table:style-name="ce2">
            <text:p>219,38</text:p>
          </table:table-cell>
          <table:table-cell office:value-type="float" office:value="241.57" table:style-name="ce2">
            <text:p>241,57</text:p>
          </table:table-cell>
          <table:table-cell office:value-type="float" office:value="242.9" table:style-name="ce2">
            <text:p>242,9</text:p>
          </table:table-cell>
          <table:table-cell office:value-type="float" office:value="267.14999999999998" table:style-name="ce2">
            <text:p>267,15</text:p>
          </table:table-cell>
          <table:table-cell office:value-type="float" office:value="264.69" table:style-name="ce2">
            <text:p>264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3.64000000000001" table:style-name="ce2">
            <text:p>173,64</text:p>
          </table:table-cell>
          <table:table-cell office:value-type="float" office:value="189.09" table:style-name="ce2">
            <text:p>189,09</text:p>
          </table:table-cell>
          <table:table-cell office:value-type="float" office:value="221.01" table:style-name="ce2">
            <text:p>221,01</text:p>
          </table:table-cell>
          <table:table-cell office:value-type="float" office:value="227.99" table:style-name="ce2">
            <text:p>227,99</text:p>
          </table:table-cell>
          <table:table-cell office:value-type="float" office:value="242.76" table:style-name="ce2">
            <text:p>242,76</text:p>
          </table:table-cell>
          <table:table-cell office:value-type="float" office:value="246.27" table:style-name="ce2">
            <text:p>246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3.20000000000002" table:style-name="ce2">
            <text:p>193,2</text:p>
          </table:table-cell>
          <table:table-cell office:value-type="float" office:value="208.17000000000002" table:style-name="ce2">
            <text:p>208,17</text:p>
          </table:table-cell>
          <table:table-cell office:value-type="float" office:value="234.19" table:style-name="ce2">
            <text:p>234,19</text:p>
          </table:table-cell>
          <table:table-cell office:value-type="float" office:value="237.55" table:style-name="ce2">
            <text:p>237,55</text:p>
          </table:table-cell>
          <table:table-cell office:value-type="float" office:value="260.49" table:style-name="ce2">
            <text:p>260,49</text:p>
          </table:table-cell>
          <table:table-cell office:value-type="float" office:value="259.66000000000003" table:style-name="ce2">
            <text:p>259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4.73000000000002" table:style-name="ce2">
            <text:p>204,73</text:p>
          </table:table-cell>
          <table:table-cell office:value-type="float" office:value="219.44" table:style-name="ce2">
            <text:p>219,44</text:p>
          </table:table-cell>
          <table:table-cell office:value-type="float" office:value="241.48000000000002" table:style-name="ce2">
            <text:p>241,48</text:p>
          </table:table-cell>
          <table:table-cell office:value-type="float" office:value="243" table:style-name="ce2">
            <text:p>243</text:p>
          </table:table-cell>
          <table:table-cell office:value-type="float" office:value="267.14999999999998" table:style-name="ce2">
            <text:p>267,15</text:p>
          </table:table-cell>
          <table:table-cell office:value-type="float" office:value="264.69" table:style-name="ce2">
            <text:p>264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6.68" table:style-name="ce2">
            <text:p>176,68</text:p>
          </table:table-cell>
          <table:table-cell office:value-type="float" office:value="188.23" table:style-name="ce2">
            <text:p>188,23</text:p>
          </table:table-cell>
          <table:table-cell office:value-type="float" office:value="226.36" table:style-name="ce2">
            <text:p>226,36</text:p>
          </table:table-cell>
          <table:table-cell office:value-type="float" office:value="228.63" table:style-name="ce2">
            <text:p>228,63</text:p>
          </table:table-cell>
          <table:table-cell office:value-type="float" office:value="245.81" table:style-name="ce2">
            <text:p>245,81</text:p>
          </table:table-cell>
          <table:table-cell office:value-type="float" office:value="248.14000000000001" table:style-name="ce2">
            <text:p>248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oraim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7.57" table:style-name="ce2">
            <text:p>197,57</text:p>
          </table:table-cell>
          <table:table-cell office:value-type="float" office:value="211.47" table:style-name="ce2">
            <text:p>211,47</text:p>
          </table:table-cell>
          <table:table-cell office:value-type="float" office:value="237.79" table:style-name="ce2">
            <text:p>237,79</text:p>
          </table:table-cell>
          <table:table-cell office:value-type="float" office:value="239.49" table:style-name="ce2">
            <text:p>239,49</text:p>
          </table:table-cell>
          <table:table-cell office:value-type="float" office:value="263.27" table:style-name="ce2">
            <text:p>263,27</text:p>
          </table:table-cell>
          <table:table-cell office:value-type="float" office:value="261.68" table:style-name="ce2">
            <text:p>261,6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9.66" table:style-name="ce2">
            <text:p>189,66</text:p>
          </table:table-cell>
          <table:table-cell office:value-type="float" office:value="186.55" table:style-name="ce2">
            <text:p>186,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6.17000000000002" table:style-name="ce2">
            <text:p>166,17</text:p>
          </table:table-cell>
          <table:table-cell office:value-type="float" office:value="178.53" table:style-name="ce2">
            <text:p>178,53</text:p>
          </table:table-cell>
          <table:table-cell office:value-type="float" office:value="220.43" table:style-name="ce2">
            <text:p>220,43</text:p>
          </table:table-cell>
          <table:table-cell office:value-type="float" office:value="223.72" table:style-name="ce2">
            <text:p>223,72</text:p>
          </table:table-cell>
          <table:table-cell office:value-type="float" office:value="244.15" table:style-name="ce2">
            <text:p>244,15</text:p>
          </table:table-cell>
          <table:table-cell office:value-type="float" office:value="251.51000000000002" table:style-name="ce2">
            <text:p>251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6.39000000000001" table:style-name="ce2">
            <text:p>166,39</text:p>
          </table:table-cell>
          <table:table-cell office:value-type="float" office:value="178.6" table:style-name="ce2">
            <text:p>178,6</text:p>
          </table:table-cell>
          <table:table-cell office:value-type="float" office:value="220.43" table:style-name="ce2">
            <text:p>220,43</text:p>
          </table:table-cell>
          <table:table-cell office:value-type="float" office:value="223.72" table:style-name="ce2">
            <text:p>223,72</text:p>
          </table:table-cell>
          <table:table-cell office:value-type="float" office:value="244.15" table:style-name="ce2">
            <text:p>244,15</text:p>
          </table:table-cell>
          <table:table-cell office:value-type="float" office:value="251.51000000000002" table:style-name="ce2">
            <text:p>251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3.72" table:style-name="ce2">
            <text:p>183,72</text:p>
          </table:table-cell>
          <table:table-cell office:value-type="float" office:value="190.81" table:style-name="ce2">
            <text:p>190,81</text:p>
          </table:table-cell>
          <table:table-cell office:value-type="float" office:value="234.25" table:style-name="ce2">
            <text:p>234,25</text:p>
          </table:table-cell>
          <table:table-cell office:value-type="float" office:value="234.04" table:style-name="ce2">
            <text:p>234,04</text:p>
          </table:table-cell>
          <table:table-cell office:value-type="float" office:value="247.6" table:style-name="ce2">
            <text:p>247,6</text:p>
          </table:table-cell>
          <table:table-cell office:value-type="float" office:value="248.99" table:style-name="ce2">
            <text:p>248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5.53" table:style-name="ce2">
            <text:p>175,53</text:p>
          </table:table-cell>
          <table:table-cell office:value-type="float" office:value="185.51" table:style-name="ce2">
            <text:p>185,51</text:p>
          </table:table-cell>
          <table:table-cell office:value-type="float" office:value="227.33" table:style-name="ce2">
            <text:p>227,33</text:p>
          </table:table-cell>
          <table:table-cell office:value-type="float" office:value="229.05" table:style-name="ce2">
            <text:p>229,05</text:p>
          </table:table-cell>
          <table:table-cell office:value-type="float" office:value="250.62" table:style-name="ce2">
            <text:p>250,62</text:p>
          </table:table-cell>
          <table:table-cell office:value-type="float" office:value="250.72" table:style-name="ce2">
            <text:p>250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9.84" table:style-name="ce2">
            <text:p>179,84</text:p>
          </table:table-cell>
          <table:table-cell office:value-type="float" office:value="188.3" table:style-name="ce2">
            <text:p>188,3</text:p>
          </table:table-cell>
          <table:table-cell office:value-type="float" office:value="229.74" table:style-name="ce2">
            <text:p>229,74</text:p>
          </table:table-cell>
          <table:table-cell office:value-type="float" office:value="230.79" table:style-name="ce2">
            <text:p>230,79</text:p>
          </table:table-cell>
          <table:table-cell office:value-type="float" office:value="250.15" table:style-name="ce2">
            <text:p>250,15</text:p>
          </table:table-cell>
          <table:table-cell office:value-type="float" office:value="250.45000000000002" table:style-name="ce2">
            <text:p>250,4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3.70000000000002" table:style-name="ce2">
            <text:p>183,7</text:p>
          </table:table-cell>
          <table:table-cell office:value-type="float" office:value="190.82" table:style-name="ce2">
            <text:p>190,82</text:p>
          </table:table-cell>
          <table:table-cell office:value-type="float" office:value="234.25" table:style-name="ce2">
            <text:p>234,25</text:p>
          </table:table-cell>
          <table:table-cell office:value-type="float" office:value="234.04" table:style-name="ce2">
            <text:p>234,04</text:p>
          </table:table-cell>
          <table:table-cell office:value-type="float" office:value="247.6" table:style-name="ce2">
            <text:p>247,6</text:p>
          </table:table-cell>
          <table:table-cell office:value-type="float" office:value="248.99" table:style-name="ce2">
            <text:p>248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9.33" table:style-name="ce2">
            <text:p>179,33</text:p>
          </table:table-cell>
          <table:table-cell office:value-type="float" office:value="188.34" table:style-name="ce2">
            <text:p>188,34</text:p>
          </table:table-cell>
          <table:table-cell office:value-type="float" office:value="228.88" table:style-name="ce2">
            <text:p>228,88</text:p>
          </table:table-cell>
          <table:table-cell office:value-type="float" office:value="230.24" table:style-name="ce2">
            <text:p>230,24</text:p>
          </table:table-cell>
          <table:table-cell office:value-type="float" office:value="251.3" table:style-name="ce2">
            <text:p>251,3</text:p>
          </table:table-cell>
          <table:table-cell office:value-type="float" office:value="250.64000000000001" table:style-name="ce2">
            <text:p>250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1.99" table:style-name="ce2">
            <text:p>181,99</text:p>
          </table:table-cell>
          <table:table-cell office:value-type="float" office:value="189.85" table:style-name="ce2">
            <text:p>189,85</text:p>
          </table:table-cell>
          <table:table-cell office:value-type="float" office:value="231.01" table:style-name="ce2">
            <text:p>231,01</text:p>
          </table:table-cell>
          <table:table-cell office:value-type="float" office:value="231.75" table:style-name="ce2">
            <text:p>231,75</text:p>
          </table:table-cell>
          <table:table-cell office:value-type="float" office:value="250.68" table:style-name="ce2">
            <text:p>250,68</text:p>
          </table:table-cell>
          <table:table-cell office:value-type="float" office:value="250.36" table:style-name="ce2">
            <text:p>250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5.75" table:style-name="ce2">
            <text:p>235,75</text:p>
          </table:table-cell>
          <table:table-cell office:value-type="float" office:value="229.51" table:style-name="ce2">
            <text:p>229,51</text:p>
          </table:table-cell>
          <table:table-cell office:value-type="float" office:value="289.3" table:style-name="ce2">
            <text:p>289,3</text:p>
          </table:table-cell>
          <table:table-cell office:value-type="float" office:value="294.04000000000002" table:style-name="ce2">
            <text:p>294,04</text:p>
          </table:table-cell>
          <table:table-cell office:value-type="float" office:value="317.63" table:style-name="ce2">
            <text:p>317,63</text:p>
          </table:table-cell>
          <table:table-cell office:value-type="float" office:value="313.27" table:style-name="ce2">
            <text:p>313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5.75" table:style-name="ce2">
            <text:p>235,75</text:p>
          </table:table-cell>
          <table:table-cell office:value-type="float" office:value="229.51" table:style-name="ce2">
            <text:p>229,51</text:p>
          </table:table-cell>
          <table:table-cell office:value-type="float" office:value="289.3" table:style-name="ce2">
            <text:p>289,3</text:p>
          </table:table-cell>
          <table:table-cell office:value-type="float" office:value="294.04000000000002" table:style-name="ce2">
            <text:p>294,04</text:p>
          </table:table-cell>
          <table:table-cell office:value-type="float" office:value="317.63" table:style-name="ce2">
            <text:p>317,63</text:p>
          </table:table-cell>
          <table:table-cell office:value-type="float" office:value="313.27" table:style-name="ce2">
            <text:p>313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5.75" table:style-name="ce2">
            <text:p>235,75</text:p>
          </table:table-cell>
          <table:table-cell office:value-type="float" office:value="229.51" table:style-name="ce2">
            <text:p>229,51</text:p>
          </table:table-cell>
          <table:table-cell office:value-type="float" office:value="289.3" table:style-name="ce2">
            <text:p>289,3</text:p>
          </table:table-cell>
          <table:table-cell office:value-type="float" office:value="294.04000000000002" table:style-name="ce2">
            <text:p>294,04</text:p>
          </table:table-cell>
          <table:table-cell office:value-type="float" office:value="317.63" table:style-name="ce2">
            <text:p>317,63</text:p>
          </table:table-cell>
          <table:table-cell office:value-type="float" office:value="313.27" table:style-name="ce2">
            <text:p>313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5.75" table:style-name="ce2">
            <text:p>235,75</text:p>
          </table:table-cell>
          <table:table-cell office:value-type="float" office:value="229.51" table:style-name="ce2">
            <text:p>229,51</text:p>
          </table:table-cell>
          <table:table-cell office:value-type="float" office:value="289.3" table:style-name="ce2">
            <text:p>289,3</text:p>
          </table:table-cell>
          <table:table-cell office:value-type="float" office:value="294.04000000000002" table:style-name="ce2">
            <text:p>294,04</text:p>
          </table:table-cell>
          <table:table-cell office:value-type="float" office:value="317.63" table:style-name="ce2">
            <text:p>317,63</text:p>
          </table:table-cell>
          <table:table-cell office:value-type="float" office:value="313.27" table:style-name="ce2">
            <text:p>313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1.64000000000001" table:style-name="ce2">
            <text:p>171,64</text:p>
          </table:table-cell>
          <table:table-cell office:value-type="float" office:value="191.11" table:style-name="ce2">
            <text:p>191,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7.14000000000001" table:style-name="ce2">
            <text:p>167,14</text:p>
          </table:table-cell>
          <table:table-cell office:value-type="float" office:value="184.5" table:style-name="ce2">
            <text:p>184,5</text:p>
          </table:table-cell>
          <table:table-cell office:value-type="float" office:value="223.36" table:style-name="ce2">
            <text:p>223,36</text:p>
          </table:table-cell>
          <table:table-cell office:value-type="float" office:value="224.4" table:style-name="ce2">
            <text:p>224,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7.16" table:style-name="ce2">
            <text:p>167,16</text:p>
          </table:table-cell>
          <table:table-cell office:value-type="float" office:value="184.52" table:style-name="ce2">
            <text:p>184,52</text:p>
          </table:table-cell>
          <table:table-cell office:value-type="float" office:value="223.36" table:style-name="ce2">
            <text:p>223,36</text:p>
          </table:table-cell>
          <table:table-cell office:value-type="float" office:value="224.4" table:style-name="ce2">
            <text:p>224,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1.29" table:style-name="ce2">
            <text:p>191,29</text:p>
          </table:table-cell>
          <table:table-cell office:value-type="float" office:value="198.9" table:style-name="ce2">
            <text:p>198,9</text:p>
          </table:table-cell>
          <table:table-cell office:value-type="float" office:value="244.54" table:style-name="ce2">
            <text:p>244,54</text:p>
          </table:table-cell>
          <table:table-cell office:value-type="float" office:value="242.63" table:style-name="ce2">
            <text:p>242,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8.94" table:style-name="ce2">
            <text:p>178,94</text:p>
          </table:table-cell>
          <table:table-cell office:value-type="float" office:value="191.35" table:style-name="ce2">
            <text:p>191,35</text:p>
          </table:table-cell>
          <table:table-cell office:value-type="float" office:value="233.6" table:style-name="ce2">
            <text:p>233,6</text:p>
          </table:table-cell>
          <table:table-cell office:value-type="float" office:value="234.12" table:style-name="ce2">
            <text:p>234,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9.57" table:style-name="ce2">
            <text:p>179,57</text:p>
          </table:table-cell>
          <table:table-cell office:value-type="float" office:value="191.74" table:style-name="ce2">
            <text:p>191,74</text:p>
          </table:table-cell>
          <table:table-cell office:value-type="float" office:value="233.89000000000001" table:style-name="ce2">
            <text:p>233,89</text:p>
          </table:table-cell>
          <table:table-cell office:value-type="float" office:value="234.35" table:style-name="ce2">
            <text:p>234,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1.63" table:style-name="ce2">
            <text:p>191,63</text:p>
          </table:table-cell>
          <table:table-cell office:value-type="float" office:value="199.03" table:style-name="ce2">
            <text:p>199,03</text:p>
          </table:table-cell>
          <table:table-cell office:value-type="float" office:value="244.54" table:style-name="ce2">
            <text:p>244,54</text:p>
          </table:table-cell>
          <table:table-cell office:value-type="float" office:value="242.63" table:style-name="ce2">
            <text:p>242,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4.37" table:style-name="ce2">
            <text:p>184,37</text:p>
          </table:table-cell>
          <table:table-cell office:value-type="float" office:value="194.51" table:style-name="ce2">
            <text:p>194,51</text:p>
          </table:table-cell>
          <table:table-cell office:value-type="float" office:value="239.04" table:style-name="ce2">
            <text:p>239,04</text:p>
          </table:table-cell>
          <table:table-cell office:value-type="float" office:value="239.28" table:style-name="ce2">
            <text:p>239,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4.9" table:style-name="ce2">
            <text:p>184,9</text:p>
          </table:table-cell>
          <table:table-cell office:value-type="float" office:value="194.83" table:style-name="ce2">
            <text:p>194,83</text:p>
          </table:table-cell>
          <table:table-cell office:value-type="float" office:value="239.26" table:style-name="ce2">
            <text:p>239,26</text:p>
          </table:table-cell>
          <table:table-cell office:value-type="float" office:value="239.42000000000002" table:style-name="ce2">
            <text:p>239,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8.1" table:style-name="ce2">
            <text:p>198,1</text:p>
          </table:table-cell>
          <table:table-cell office:value-type="float" office:value="199.3" table:style-name="ce2">
            <text:p>199,3</text:p>
          </table:table-cell>
          <table:table-cell office:value-type="float" office:value="277.61" table:style-name="ce2">
            <text:p>277,61</text:p>
          </table:table-cell>
          <table:table-cell office:value-type="float" office:value="258.54000000000002" table:style-name="ce2">
            <text:p>258,54</text:p>
          </table:table-cell>
          <table:table-cell office:value-type="float" office:value="292" table:style-name="ce2">
            <text:p>292</text:p>
          </table:table-cell>
          <table:table-cell office:value-type="float" office:value="283.51" table:style-name="ce2">
            <text:p>283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8.1" table:style-name="ce2">
            <text:p>198,1</text:p>
          </table:table-cell>
          <table:table-cell office:value-type="float" office:value="199.3" table:style-name="ce2">
            <text:p>199,3</text:p>
          </table:table-cell>
          <table:table-cell office:value-type="float" office:value="277.61" table:style-name="ce2">
            <text:p>277,61</text:p>
          </table:table-cell>
          <table:table-cell office:value-type="float" office:value="258.54000000000002" table:style-name="ce2">
            <text:p>258,54</text:p>
          </table:table-cell>
          <table:table-cell office:value-type="float" office:value="292" table:style-name="ce2">
            <text:p>292</text:p>
          </table:table-cell>
          <table:table-cell office:value-type="float" office:value="283.51" table:style-name="ce2">
            <text:p>283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0.64000000000001" table:style-name="ce2">
            <text:p>220,64</text:p>
          </table:table-cell>
          <table:table-cell office:value-type="float" office:value="223.75" table:style-name="ce2">
            <text:p>223,75</text:p>
          </table:table-cell>
          <table:table-cell office:value-type="float" office:value="266.51" table:style-name="ce2">
            <text:p>266,51</text:p>
          </table:table-cell>
          <table:table-cell office:value-type="float" office:value="259.97000000000003" table:style-name="ce2">
            <text:p>259,97</text:p>
          </table:table-cell>
          <table:table-cell office:value-type="float" office:value="294.40000000000003" table:style-name="ce2">
            <text:p>294,4</text:p>
          </table:table-cell>
          <table:table-cell office:value-type="float" office:value="283.78000000000003" table:style-name="ce2">
            <text:p>283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7.16" table:style-name="ce2">
            <text:p>217,16</text:p>
          </table:table-cell>
          <table:table-cell office:value-type="float" office:value="220.76" table:style-name="ce2">
            <text:p>220,76</text:p>
          </table:table-cell>
          <table:table-cell office:value-type="float" office:value="271.61" table:style-name="ce2">
            <text:p>271,61</text:p>
          </table:table-cell>
          <table:table-cell office:value-type="float" office:value="271.5" table:style-name="ce2">
            <text:p>271,5</text:p>
          </table:table-cell>
          <table:table-cell office:value-type="float" office:value="290.92" table:style-name="ce2">
            <text:p>290,92</text:p>
          </table:table-cell>
          <table:table-cell office:value-type="float" office:value="285.28000000000003" table:style-name="ce2">
            <text:p>285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8.64000000000001" table:style-name="ce2">
            <text:p>218,64</text:p>
          </table:table-cell>
          <table:table-cell office:value-type="float" office:value="222.04" table:style-name="ce2">
            <text:p>222,04</text:p>
          </table:table-cell>
          <table:table-cell office:value-type="float" office:value="269.22000000000003" table:style-name="ce2">
            <text:p>269,22</text:p>
          </table:table-cell>
          <table:table-cell office:value-type="float" office:value="266.10000000000002" table:style-name="ce2">
            <text:p>266,1</text:p>
          </table:table-cell>
          <table:table-cell office:value-type="float" office:value="292.63" table:style-name="ce2">
            <text:p>292,63</text:p>
          </table:table-cell>
          <table:table-cell office:value-type="float" office:value="284.54000000000002" table:style-name="ce2">
            <text:p>284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0.64000000000001" table:style-name="ce2">
            <text:p>220,64</text:p>
          </table:table-cell>
          <table:table-cell office:value-type="float" office:value="223.75" table:style-name="ce2">
            <text:p>223,75</text:p>
          </table:table-cell>
          <table:table-cell office:value-type="float" office:value="266.51" table:style-name="ce2">
            <text:p>266,51</text:p>
          </table:table-cell>
          <table:table-cell office:value-type="float" office:value="259.97000000000003" table:style-name="ce2">
            <text:p>259,97</text:p>
          </table:table-cell>
          <table:table-cell office:value-type="float" office:value="294.40000000000003" table:style-name="ce2">
            <text:p>294,4</text:p>
          </table:table-cell>
          <table:table-cell office:value-type="float" office:value="283.78000000000003" table:style-name="ce2">
            <text:p>283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7.75" table:style-name="ce2">
            <text:p>217,75</text:p>
          </table:table-cell>
          <table:table-cell office:value-type="float" office:value="221.44" table:style-name="ce2">
            <text:p>221,44</text:p>
          </table:table-cell>
          <table:table-cell office:value-type="float" office:value="271.53000000000003" table:style-name="ce2">
            <text:p>271,53</text:p>
          </table:table-cell>
          <table:table-cell office:value-type="float" office:value="271.68" table:style-name="ce2">
            <text:p>271,68</text:p>
          </table:table-cell>
          <table:table-cell office:value-type="float" office:value="290.90000000000003" table:style-name="ce2">
            <text:p>290,9</text:p>
          </table:table-cell>
          <table:table-cell office:value-type="float" office:value="285.3" table:style-name="ce2">
            <text:p>285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9.01" table:style-name="ce2">
            <text:p>219,01</text:p>
          </table:table-cell>
          <table:table-cell office:value-type="float" office:value="222.44" table:style-name="ce2">
            <text:p>222,44</text:p>
          </table:table-cell>
          <table:table-cell office:value-type="float" office:value="269.16000000000003" table:style-name="ce2">
            <text:p>269,16</text:p>
          </table:table-cell>
          <table:table-cell office:value-type="float" office:value="266.14999999999998" table:style-name="ce2">
            <text:p>266,15</text:p>
          </table:table-cell>
          <table:table-cell office:value-type="float" office:value="292.64" table:style-name="ce2">
            <text:p>292,64</text:p>
          </table:table-cell>
          <table:table-cell office:value-type="float" office:value="284.55" table:style-name="ce2">
            <text:p>284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4.83" table:style-name="ce2">
            <text:p>174,83</text:p>
          </table:table-cell>
          <table:table-cell office:value-type="float" office:value="190.3" table:style-name="ce2">
            <text:p>190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7.08" table:style-name="ce2">
            <text:p>167,08</text:p>
          </table:table-cell>
          <table:table-cell office:value-type="float" office:value="184.11" table:style-name="ce2">
            <text:p>184,11</text:p>
          </table:table-cell>
          <table:table-cell office:value-type="float" office:value="222.97" table:style-name="ce2">
            <text:p>222,97</text:p>
          </table:table-cell>
          <table:table-cell office:value-type="float" office:value="224.31" table:style-name="ce2">
            <text:p>224,31</text:p>
          </table:table-cell>
          <table:table-cell office:value-type="float" office:value="244.15" table:style-name="ce2">
            <text:p>244,15</text:p>
          </table:table-cell>
          <table:table-cell office:value-type="float" office:value="251.51000000000002" table:style-name="ce2">
            <text:p>251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7.11" table:style-name="ce2">
            <text:p>167,11</text:p>
          </table:table-cell>
          <table:table-cell office:value-type="float" office:value="184.13" table:style-name="ce2">
            <text:p>184,13</text:p>
          </table:table-cell>
          <table:table-cell office:value-type="float" office:value="222.97" table:style-name="ce2">
            <text:p>222,97</text:p>
          </table:table-cell>
          <table:table-cell office:value-type="float" office:value="224.31" table:style-name="ce2">
            <text:p>224,31</text:p>
          </table:table-cell>
          <table:table-cell office:value-type="float" office:value="244.15" table:style-name="ce2">
            <text:p>244,15</text:p>
          </table:table-cell>
          <table:table-cell office:value-type="float" office:value="251.51000000000002" table:style-name="ce2">
            <text:p>251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6.70000000000002" table:style-name="ce2">
            <text:p>186,7</text:p>
          </table:table-cell>
          <table:table-cell office:value-type="float" office:value="193.99" table:style-name="ce2">
            <text:p>193,99</text:p>
          </table:table-cell>
          <table:table-cell office:value-type="float" office:value="235.76" table:style-name="ce2">
            <text:p>235,76</text:p>
          </table:table-cell>
          <table:table-cell office:value-type="float" office:value="235.3" table:style-name="ce2">
            <text:p>235,3</text:p>
          </table:table-cell>
          <table:table-cell office:value-type="float" office:value="247.6" table:style-name="ce2">
            <text:p>247,6</text:p>
          </table:table-cell>
          <table:table-cell office:value-type="float" office:value="248.99" table:style-name="ce2">
            <text:p>248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8.70000000000002" table:style-name="ce2">
            <text:p>178,7</text:p>
          </table:table-cell>
          <table:table-cell office:value-type="float" office:value="190.94" table:style-name="ce2">
            <text:p>190,94</text:p>
          </table:table-cell>
          <table:table-cell office:value-type="float" office:value="232.19" table:style-name="ce2">
            <text:p>232,19</text:p>
          </table:table-cell>
          <table:table-cell office:value-type="float" office:value="232.98000000000002" table:style-name="ce2">
            <text:p>232,98</text:p>
          </table:table-cell>
          <table:table-cell office:value-type="float" office:value="250.62" table:style-name="ce2">
            <text:p>250,62</text:p>
          </table:table-cell>
          <table:table-cell office:value-type="float" office:value="250.72" table:style-name="ce2">
            <text:p>250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9.61" table:style-name="ce2">
            <text:p>179,61</text:p>
          </table:table-cell>
          <table:table-cell office:value-type="float" office:value="191.29" table:style-name="ce2">
            <text:p>191,29</text:p>
          </table:table-cell>
          <table:table-cell office:value-type="float" office:value="232.63" table:style-name="ce2">
            <text:p>232,63</text:p>
          </table:table-cell>
          <table:table-cell office:value-type="float" office:value="233.27" table:style-name="ce2">
            <text:p>233,27</text:p>
          </table:table-cell>
          <table:table-cell office:value-type="float" office:value="250.15" table:style-name="ce2">
            <text:p>250,15</text:p>
          </table:table-cell>
          <table:table-cell office:value-type="float" office:value="250.45000000000002" table:style-name="ce2">
            <text:p>250,4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6.8" table:style-name="ce2">
            <text:p>186,8</text:p>
          </table:table-cell>
          <table:table-cell office:value-type="float" office:value="194.02" table:style-name="ce2">
            <text:p>194,02</text:p>
          </table:table-cell>
          <table:table-cell office:value-type="float" office:value="235.76" table:style-name="ce2">
            <text:p>235,76</text:p>
          </table:table-cell>
          <table:table-cell office:value-type="float" office:value="235.3" table:style-name="ce2">
            <text:p>235,3</text:p>
          </table:table-cell>
          <table:table-cell office:value-type="float" office:value="247.6" table:style-name="ce2">
            <text:p>247,6</text:p>
          </table:table-cell>
          <table:table-cell office:value-type="float" office:value="248.99" table:style-name="ce2">
            <text:p>248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4.01" table:style-name="ce2">
            <text:p>184,01</text:p>
          </table:table-cell>
          <table:table-cell office:value-type="float" office:value="194.06" table:style-name="ce2">
            <text:p>194,06</text:p>
          </table:table-cell>
          <table:table-cell office:value-type="float" office:value="236.33" table:style-name="ce2">
            <text:p>236,33</text:p>
          </table:table-cell>
          <table:table-cell office:value-type="float" office:value="236.87" table:style-name="ce2">
            <text:p>236,87</text:p>
          </table:table-cell>
          <table:table-cell office:value-type="float" office:value="251.3" table:style-name="ce2">
            <text:p>251,3</text:p>
          </table:table-cell>
          <table:table-cell office:value-type="float" office:value="250.64000000000001" table:style-name="ce2">
            <text:p>250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4.44" table:style-name="ce2">
            <text:p>184,44</text:p>
          </table:table-cell>
          <table:table-cell office:value-type="float" office:value="194.05" table:style-name="ce2">
            <text:p>194,05</text:p>
          </table:table-cell>
          <table:table-cell office:value-type="float" office:value="236.23000000000002" table:style-name="ce2">
            <text:p>236,23</text:p>
          </table:table-cell>
          <table:table-cell office:value-type="float" office:value="236.61" table:style-name="ce2">
            <text:p>236,61</text:p>
          </table:table-cell>
          <table:table-cell office:value-type="float" office:value="250.68" table:style-name="ce2">
            <text:p>250,68</text:p>
          </table:table-cell>
          <table:table-cell office:value-type="float" office:value="250.36" table:style-name="ce2">
            <text:p>250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4.83" table:style-name="ce2">
            <text:p>174,83</text:p>
          </table:table-cell>
          <table:table-cell office:value-type="float" office:value="190.3" table:style-name="ce2">
            <text:p>190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7.08" table:style-name="ce2">
            <text:p>167,08</text:p>
          </table:table-cell>
          <table:table-cell office:value-type="float" office:value="184.11" table:style-name="ce2">
            <text:p>184,11</text:p>
          </table:table-cell>
          <table:table-cell office:value-type="float" office:value="222.97" table:style-name="ce2">
            <text:p>222,97</text:p>
          </table:table-cell>
          <table:table-cell office:value-type="float" office:value="224.31" table:style-name="ce2">
            <text:p>224,31</text:p>
          </table:table-cell>
          <table:table-cell office:value-type="float" office:value="244.15" table:style-name="ce2">
            <text:p>244,15</text:p>
          </table:table-cell>
          <table:table-cell office:value-type="float" office:value="251.51000000000002" table:style-name="ce2">
            <text:p>251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7.11" table:style-name="ce2">
            <text:p>167,11</text:p>
          </table:table-cell>
          <table:table-cell office:value-type="float" office:value="184.13" table:style-name="ce2">
            <text:p>184,13</text:p>
          </table:table-cell>
          <table:table-cell office:value-type="float" office:value="222.97" table:style-name="ce2">
            <text:p>222,97</text:p>
          </table:table-cell>
          <table:table-cell office:value-type="float" office:value="224.31" table:style-name="ce2">
            <text:p>224,31</text:p>
          </table:table-cell>
          <table:table-cell office:value-type="float" office:value="244.15" table:style-name="ce2">
            <text:p>244,15</text:p>
          </table:table-cell>
          <table:table-cell office:value-type="float" office:value="251.51000000000002" table:style-name="ce2">
            <text:p>251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7.24" table:style-name="ce2">
            <text:p>187,24</text:p>
          </table:table-cell>
          <table:table-cell office:value-type="float" office:value="194.38" table:style-name="ce2">
            <text:p>194,38</text:p>
          </table:table-cell>
          <table:table-cell office:value-type="float" office:value="237.05" table:style-name="ce2">
            <text:p>237,05</text:p>
          </table:table-cell>
          <table:table-cell office:value-type="float" office:value="236.72" table:style-name="ce2">
            <text:p>236,72</text:p>
          </table:table-cell>
          <table:table-cell office:value-type="float" office:value="248.98000000000002" table:style-name="ce2">
            <text:p>248,98</text:p>
          </table:table-cell>
          <table:table-cell office:value-type="float" office:value="250.26000000000002" table:style-name="ce2">
            <text:p>250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8.70000000000002" table:style-name="ce2">
            <text:p>178,7</text:p>
          </table:table-cell>
          <table:table-cell office:value-type="float" office:value="190.94" table:style-name="ce2">
            <text:p>190,94</text:p>
          </table:table-cell>
          <table:table-cell office:value-type="float" office:value="232.19" table:style-name="ce2">
            <text:p>232,19</text:p>
          </table:table-cell>
          <table:table-cell office:value-type="float" office:value="232.98000000000002" table:style-name="ce2">
            <text:p>232,98</text:p>
          </table:table-cell>
          <table:table-cell office:value-type="float" office:value="250.62" table:style-name="ce2">
            <text:p>250,62</text:p>
          </table:table-cell>
          <table:table-cell office:value-type="float" office:value="250.72" table:style-name="ce2">
            <text:p>250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9.68" table:style-name="ce2">
            <text:p>179,68</text:p>
          </table:table-cell>
          <table:table-cell office:value-type="float" office:value="191.34" table:style-name="ce2">
            <text:p>191,34</text:p>
          </table:table-cell>
          <table:table-cell office:value-type="float" office:value="232.81" table:style-name="ce2">
            <text:p>232,81</text:p>
          </table:table-cell>
          <table:table-cell office:value-type="float" office:value="233.45000000000002" table:style-name="ce2">
            <text:p>233,45</text:p>
          </table:table-cell>
          <table:table-cell office:value-type="float" office:value="250.36" table:style-name="ce2">
            <text:p>250,36</text:p>
          </table:table-cell>
          <table:table-cell office:value-type="float" office:value="250.65" table:style-name="ce2">
            <text:p>250,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7.34" table:style-name="ce2">
            <text:p>187,34</text:p>
          </table:table-cell>
          <table:table-cell office:value-type="float" office:value="194.42000000000002" table:style-name="ce2">
            <text:p>194,42</text:p>
          </table:table-cell>
          <table:table-cell office:value-type="float" office:value="237.05" table:style-name="ce2">
            <text:p>237,05</text:p>
          </table:table-cell>
          <table:table-cell office:value-type="float" office:value="236.72" table:style-name="ce2">
            <text:p>236,72</text:p>
          </table:table-cell>
          <table:table-cell office:value-type="float" office:value="248.98000000000002" table:style-name="ce2">
            <text:p>248,98</text:p>
          </table:table-cell>
          <table:table-cell office:value-type="float" office:value="250.26000000000002" table:style-name="ce2">
            <text:p>250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4.01" table:style-name="ce2">
            <text:p>184,01</text:p>
          </table:table-cell>
          <table:table-cell office:value-type="float" office:value="194.06" table:style-name="ce2">
            <text:p>194,06</text:p>
          </table:table-cell>
          <table:table-cell office:value-type="float" office:value="236.33" table:style-name="ce2">
            <text:p>236,33</text:p>
          </table:table-cell>
          <table:table-cell office:value-type="float" office:value="236.87" table:style-name="ce2">
            <text:p>236,87</text:p>
          </table:table-cell>
          <table:table-cell office:value-type="float" office:value="251.3" table:style-name="ce2">
            <text:p>251,3</text:p>
          </table:table-cell>
          <table:table-cell office:value-type="float" office:value="250.64000000000001" table:style-name="ce2">
            <text:p>250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4.53" table:style-name="ce2">
            <text:p>184,53</text:p>
          </table:table-cell>
          <table:table-cell office:value-type="float" office:value="194.12" table:style-name="ce2">
            <text:p>194,12</text:p>
          </table:table-cell>
          <table:table-cell office:value-type="float" office:value="236.46" table:style-name="ce2">
            <text:p>236,46</text:p>
          </table:table-cell>
          <table:table-cell office:value-type="float" office:value="236.85" table:style-name="ce2">
            <text:p>236,85</text:p>
          </table:table-cell>
          <table:table-cell office:value-type="float" office:value="250.9" table:style-name="ce2">
            <text:p>250,9</text:p>
          </table:table-cell>
          <table:table-cell office:value-type="float" office:value="250.57" table:style-name="ce2">
            <text:p>250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4.83" table:style-name="ce2">
            <text:p>174,83</text:p>
          </table:table-cell>
          <table:table-cell office:value-type="float" office:value="190.3" table:style-name="ce2">
            <text:p>190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7.26" table:style-name="ce2">
            <text:p>167,26</text:p>
          </table:table-cell>
          <table:table-cell office:value-type="float" office:value="184.20000000000002" table:style-name="ce2">
            <text:p>184,2</text:p>
          </table:table-cell>
          <table:table-cell office:value-type="float" office:value="223.15" table:style-name="ce2">
            <text:p>223,15</text:p>
          </table:table-cell>
          <table:table-cell office:value-type="float" office:value="224.42000000000002" table:style-name="ce2">
            <text:p>224,42</text:p>
          </table:table-cell>
          <table:table-cell office:value-type="float" office:value="244.71" table:style-name="ce2">
            <text:p>244,71</text:p>
          </table:table-cell>
          <table:table-cell office:value-type="float" office:value="251.88" table:style-name="ce2">
            <text:p>251,8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7.29" table:style-name="ce2">
            <text:p>167,29</text:p>
          </table:table-cell>
          <table:table-cell office:value-type="float" office:value="184.22" table:style-name="ce2">
            <text:p>184,22</text:p>
          </table:table-cell>
          <table:table-cell office:value-type="float" office:value="223.15" table:style-name="ce2">
            <text:p>223,15</text:p>
          </table:table-cell>
          <table:table-cell office:value-type="float" office:value="224.42000000000002" table:style-name="ce2">
            <text:p>224,42</text:p>
          </table:table-cell>
          <table:table-cell office:value-type="float" office:value="244.71" table:style-name="ce2">
            <text:p>244,71</text:p>
          </table:table-cell>
          <table:table-cell office:value-type="float" office:value="251.88" table:style-name="ce2">
            <text:p>251,8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5.94" table:style-name="ce2">
            <text:p>195,94</text:p>
          </table:table-cell>
          <table:table-cell office:value-type="float" office:value="202.03" table:style-name="ce2">
            <text:p>202,03</text:p>
          </table:table-cell>
          <table:table-cell office:value-type="float" office:value="246.18" table:style-name="ce2">
            <text:p>246,18</text:p>
          </table:table-cell>
          <table:table-cell office:value-type="float" office:value="243.92000000000002" table:style-name="ce2">
            <text:p>243,92</text:p>
          </table:table-cell>
          <table:table-cell office:value-type="float" office:value="261.44" table:style-name="ce2">
            <text:p>261,44</text:p>
          </table:table-cell>
          <table:table-cell office:value-type="float" office:value="259.45999999999998" table:style-name="ce2">
            <text:p>259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0.91" table:style-name="ce2">
            <text:p>180,91</text:p>
          </table:table-cell>
          <table:table-cell office:value-type="float" office:value="192.66" table:style-name="ce2">
            <text:p>192,66</text:p>
          </table:table-cell>
          <table:table-cell office:value-type="float" office:value="234.91" table:style-name="ce2">
            <text:p>234,91</text:p>
          </table:table-cell>
          <table:table-cell office:value-type="float" office:value="235.63" table:style-name="ce2">
            <text:p>235,63</text:p>
          </table:table-cell>
          <table:table-cell office:value-type="float" office:value="253.36" table:style-name="ce2">
            <text:p>253,36</text:p>
          </table:table-cell>
          <table:table-cell office:value-type="float" office:value="253.06" table:style-name="ce2">
            <text:p>253,0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3.04" table:style-name="ce2">
            <text:p>183,04</text:p>
          </table:table-cell>
          <table:table-cell office:value-type="float" office:value="193.98000000000002" table:style-name="ce2">
            <text:p>193,98</text:p>
          </table:table-cell>
          <table:table-cell office:value-type="float" office:value="236.76" table:style-name="ce2">
            <text:p>236,76</text:p>
          </table:table-cell>
          <table:table-cell office:value-type="float" office:value="236.99" table:style-name="ce2">
            <text:p>236,99</text:p>
          </table:table-cell>
          <table:table-cell office:value-type="float" office:value="254.92000000000002" table:style-name="ce2">
            <text:p>254,92</text:p>
          </table:table-cell>
          <table:table-cell office:value-type="float" office:value="254.3" table:style-name="ce2">
            <text:p>254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6.06" table:style-name="ce2">
            <text:p>196,06</text:p>
          </table:table-cell>
          <table:table-cell office:value-type="float" office:value="202.1" table:style-name="ce2">
            <text:p>202,1</text:p>
          </table:table-cell>
          <table:table-cell office:value-type="float" office:value="246.18" table:style-name="ce2">
            <text:p>246,18</text:p>
          </table:table-cell>
          <table:table-cell office:value-type="float" office:value="243.92000000000002" table:style-name="ce2">
            <text:p>243,92</text:p>
          </table:table-cell>
          <table:table-cell office:value-type="float" office:value="261.44" table:style-name="ce2">
            <text:p>261,44</text:p>
          </table:table-cell>
          <table:table-cell office:value-type="float" office:value="259.45999999999998" table:style-name="ce2">
            <text:p>259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6.68" table:style-name="ce2">
            <text:p>186,68</text:p>
          </table:table-cell>
          <table:table-cell office:value-type="float" office:value="196.23000000000002" table:style-name="ce2">
            <text:p>196,23</text:p>
          </table:table-cell>
          <table:table-cell office:value-type="float" office:value="239.70000000000002" table:style-name="ce2">
            <text:p>239,7</text:p>
          </table:table-cell>
          <table:table-cell office:value-type="float" office:value="240.21" table:style-name="ce2">
            <text:p>240,21</text:p>
          </table:table-cell>
          <table:table-cell office:value-type="float" office:value="254.21" table:style-name="ce2">
            <text:p>254,21</text:p>
          </table:table-cell>
          <table:table-cell office:value-type="float" office:value="253.18" table:style-name="ce2">
            <text:p>253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8.46" table:style-name="ce2">
            <text:p>188,46</text:p>
          </table:table-cell>
          <table:table-cell office:value-type="float" office:value="197.34" table:style-name="ce2">
            <text:p>197,34</text:p>
          </table:table-cell>
          <table:table-cell office:value-type="float" office:value="241.1" table:style-name="ce2">
            <text:p>241,1</text:p>
          </table:table-cell>
          <table:table-cell office:value-type="float" office:value="241.01" table:style-name="ce2">
            <text:p>241,01</text:p>
          </table:table-cell>
          <table:table-cell office:value-type="float" office:value="255.72" table:style-name="ce2">
            <text:p>255,72</text:p>
          </table:table-cell>
          <table:table-cell office:value-type="float" office:value="254.49" table:style-name="ce2">
            <text:p>254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69.38" table:style-name="ce2">
            <text:p>169,38</text:p>
          </table:table-cell>
          <table:table-cell office:value-type="float" office:value="182.86" table:style-name="ce2">
            <text:p>182,86</text:p>
          </table:table-cell>
          <table:table-cell office:value-type="float" office:value="213.97" table:style-name="ce2">
            <text:p>213,97</text:p>
          </table:table-cell>
          <table:table-cell office:value-type="float" office:value="220.99" table:style-name="ce2">
            <text:p>220,99</text:p>
          </table:table-cell>
          <table:table-cell office:value-type="float" office:value="230.15" table:style-name="ce2">
            <text:p>230,15</text:p>
          </table:table-cell>
          <table:table-cell office:value-type="float" office:value="246.51000000000002" table:style-name="ce2">
            <text:p>246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3.70000000000002" table:style-name="ce2">
            <text:p>163,7</text:p>
          </table:table-cell>
          <table:table-cell office:value-type="float" office:value="179.27" table:style-name="ce2">
            <text:p>179,27</text:p>
          </table:table-cell>
          <table:table-cell office:value-type="float" office:value="213.97" table:style-name="ce2">
            <text:p>213,97</text:p>
          </table:table-cell>
          <table:table-cell office:value-type="float" office:value="218.21" table:style-name="ce2">
            <text:p>218,21</text:p>
          </table:table-cell>
          <table:table-cell office:value-type="float" office:value="246.97" table:style-name="ce2">
            <text:p>246,97</text:p>
          </table:table-cell>
          <table:table-cell office:value-type="float" office:value="246.76000000000002" table:style-name="ce2">
            <text:p>246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6.72" table:style-name="ce2">
            <text:p>166,72</text:p>
          </table:table-cell>
          <table:table-cell office:value-type="float" office:value="181.17000000000002" table:style-name="ce2">
            <text:p>181,17</text:p>
          </table:table-cell>
          <table:table-cell office:value-type="float" office:value="213.97" table:style-name="ce2">
            <text:p>213,97</text:p>
          </table:table-cell>
          <table:table-cell office:value-type="float" office:value="219.25" table:style-name="ce2">
            <text:p>219,25</text:p>
          </table:table-cell>
          <table:table-cell office:value-type="float" office:value="240.26" table:style-name="ce2">
            <text:p>240,26</text:p>
          </table:table-cell>
          <table:table-cell office:value-type="float" office:value="246.66" table:style-name="ce2">
            <text:p>246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2.5" table:style-name="ce2">
            <text:p>182,5</text:p>
          </table:table-cell>
          <table:table-cell office:value-type="float" office:value="191.56" table:style-name="ce2">
            <text:p>191,56</text:p>
          </table:table-cell>
          <table:table-cell office:value-type="float" office:value="230.19" table:style-name="ce2">
            <text:p>230,19</text:p>
          </table:table-cell>
          <table:table-cell office:value-type="float" office:value="230.84" table:style-name="ce2">
            <text:p>230,84</text:p>
          </table:table-cell>
          <table:table-cell office:value-type="float" office:value="252.97" table:style-name="ce2">
            <text:p>252,97</text:p>
          </table:table-cell>
          <table:table-cell office:value-type="float" office:value="249.55" table:style-name="ce2">
            <text:p>249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6.83" table:style-name="ce2">
            <text:p>176,83</text:p>
          </table:table-cell>
          <table:table-cell office:value-type="float" office:value="187.15" table:style-name="ce2">
            <text:p>187,15</text:p>
          </table:table-cell>
          <table:table-cell office:value-type="float" office:value="221.56" table:style-name="ce2">
            <text:p>221,56</text:p>
          </table:table-cell>
          <table:table-cell office:value-type="float" office:value="226.45000000000002" table:style-name="ce2">
            <text:p>226,45</text:p>
          </table:table-cell>
          <table:table-cell office:value-type="float" office:value="249.76000000000002" table:style-name="ce2">
            <text:p>249,76</text:p>
          </table:table-cell>
          <table:table-cell office:value-type="float" office:value="246.54" table:style-name="ce2">
            <text:p>246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0.33" table:style-name="ce2">
            <text:p>180,33</text:p>
          </table:table-cell>
          <table:table-cell office:value-type="float" office:value="189.88" table:style-name="ce2">
            <text:p>189,88</text:p>
          </table:table-cell>
          <table:table-cell office:value-type="float" office:value="226.59" table:style-name="ce2">
            <text:p>226,59</text:p>
          </table:table-cell>
          <table:table-cell office:value-type="float" office:value="229.01" table:style-name="ce2">
            <text:p>229,01</text:p>
          </table:table-cell>
          <table:table-cell office:value-type="float" office:value="251.71" table:style-name="ce2">
            <text:p>251,71</text:p>
          </table:table-cell>
          <table:table-cell office:value-type="float" office:value="248.37" table:style-name="ce2">
            <text:p>248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5.26" table:style-name="ce2">
            <text:p>185,26</text:p>
          </table:table-cell>
          <table:table-cell office:value-type="float" office:value="193.4" table:style-name="ce2">
            <text:p>193,4</text:p>
          </table:table-cell>
          <table:table-cell office:value-type="float" office:value="232.06" table:style-name="ce2">
            <text:p>232,06</text:p>
          </table:table-cell>
          <table:table-cell office:value-type="float" office:value="231.97" table:style-name="ce2">
            <text:p>231,97</text:p>
          </table:table-cell>
          <table:table-cell office:value-type="float" office:value="254.77" table:style-name="ce2">
            <text:p>254,77</text:p>
          </table:table-cell>
          <table:table-cell office:value-type="float" office:value="249.78" table:style-name="ce2">
            <text:p>249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1.18" table:style-name="ce2">
            <text:p>181,18</text:p>
          </table:table-cell>
          <table:table-cell office:value-type="float" office:value="189.77" table:style-name="ce2">
            <text:p>189,77</text:p>
          </table:table-cell>
          <table:table-cell office:value-type="float" office:value="223.98000000000002" table:style-name="ce2">
            <text:p>223,98</text:p>
          </table:table-cell>
          <table:table-cell office:value-type="float" office:value="229.07" table:style-name="ce2">
            <text:p>229,07</text:p>
          </table:table-cell>
          <table:table-cell office:value-type="float" office:value="250.33" table:style-name="ce2">
            <text:p>250,33</text:p>
          </table:table-cell>
          <table:table-cell office:value-type="float" office:value="246.5" table:style-name="ce2">
            <text:p>246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3.79" table:style-name="ce2">
            <text:p>183,79</text:p>
          </table:table-cell>
          <table:table-cell office:value-type="float" office:value="192.09" table:style-name="ce2">
            <text:p>192,09</text:p>
          </table:table-cell>
          <table:table-cell office:value-type="float" office:value="229.01" table:style-name="ce2">
            <text:p>229,01</text:p>
          </table:table-cell>
          <table:table-cell office:value-type="float" office:value="230.88" table:style-name="ce2">
            <text:p>230,88</text:p>
          </table:table-cell>
          <table:table-cell office:value-type="float" office:value="253.15" table:style-name="ce2">
            <text:p>253,15</text:p>
          </table:table-cell>
          <table:table-cell office:value-type="float" office:value="248.58" table:style-name="ce2">
            <text:p>248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2.23" table:style-name="ce2">
            <text:p>172,23</text:p>
          </table:table-cell>
          <table:table-cell office:value-type="float" office:value="188.02" table:style-name="ce2">
            <text:p>188,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2.65" table:style-name="ce2">
            <text:p>162,65</text:p>
          </table:table-cell>
          <table:table-cell office:value-type="float" office:value="178.92000000000002" table:style-name="ce2">
            <text:p>178,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6.17000000000002" table:style-name="ce2">
            <text:p>166,17</text:p>
          </table:table-cell>
          <table:table-cell office:value-type="float" office:value="182.27" table:style-name="ce2">
            <text:p>182,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79.22" table:style-name="ce2">
            <text:p>179,22</text:p>
          </table:table-cell>
          <table:table-cell office:value-type="float" office:value="189.11" table:style-name="ce2">
            <text:p>189,11</text:p>
          </table:table-cell>
          <table:table-cell office:value-type="float" office:value="251.01000000000002" table:style-name="ce2">
            <text:p>251,01</text:p>
          </table:table-cell>
          <table:table-cell office:value-type="float" office:value="247.07" table:style-name="ce2">
            <text:p>247,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1.25" table:style-name="ce2">
            <text:p>171,25</text:p>
          </table:table-cell>
          <table:table-cell office:value-type="float" office:value="184.58" table:style-name="ce2">
            <text:p>184,58</text:p>
          </table:table-cell>
          <table:table-cell office:value-type="float" office:value="231.8" table:style-name="ce2">
            <text:p>231,8</text:p>
          </table:table-cell>
          <table:table-cell office:value-type="float" office:value="231.95000000000002" table:style-name="ce2">
            <text:p>231,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5.02" table:style-name="ce2">
            <text:p>175,02</text:p>
          </table:table-cell>
          <table:table-cell office:value-type="float" office:value="186.72" table:style-name="ce2">
            <text:p>186,72</text:p>
          </table:table-cell>
          <table:table-cell office:value-type="float" office:value="233.58" table:style-name="ce2">
            <text:p>233,58</text:p>
          </table:table-cell>
          <table:table-cell office:value-type="float" office:value="233.34" table:style-name="ce2">
            <text:p>233,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79.98" table:style-name="ce2">
            <text:p>179,98</text:p>
          </table:table-cell>
          <table:table-cell office:value-type="float" office:value="189.23" table:style-name="ce2">
            <text:p>189,23</text:p>
          </table:table-cell>
          <table:table-cell office:value-type="float" office:value="251.01000000000002" table:style-name="ce2">
            <text:p>251,01</text:p>
          </table:table-cell>
          <table:table-cell office:value-type="float" office:value="247.07" table:style-name="ce2">
            <text:p>247,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2.79" table:style-name="ce2">
            <text:p>172,79</text:p>
          </table:table-cell>
          <table:table-cell office:value-type="float" office:value="185.6" table:style-name="ce2">
            <text:p>185,6</text:p>
          </table:table-cell>
          <table:table-cell office:value-type="float" office:value="231.8" table:style-name="ce2">
            <text:p>231,8</text:p>
          </table:table-cell>
          <table:table-cell office:value-type="float" office:value="231.95000000000002" table:style-name="ce2">
            <text:p>231,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6.3" table:style-name="ce2">
            <text:p>176,3</text:p>
          </table:table-cell>
          <table:table-cell office:value-type="float" office:value="187.37" table:style-name="ce2">
            <text:p>187,37</text:p>
          </table:table-cell>
          <table:table-cell office:value-type="float" office:value="233.58" table:style-name="ce2">
            <text:p>233,58</text:p>
          </table:table-cell>
          <table:table-cell office:value-type="float" office:value="233.34" table:style-name="ce2">
            <text:p>233,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1.87" table:style-name="ce2">
            <text:p>221,87</text:p>
          </table:table-cell>
          <table:table-cell office:value-type="float" office:value="226.21" table:style-name="ce2">
            <text:p>226,21</text:p>
          </table:table-cell>
          <table:table-cell office:value-type="float" office:value="246.70000000000002" table:style-name="ce2">
            <text:p>246,7</text:p>
          </table:table-cell>
          <table:table-cell office:value-type="float" office:value="255.26000000000002" table:style-name="ce2">
            <text:p>255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1.87" table:style-name="ce2">
            <text:p>221,87</text:p>
          </table:table-cell>
          <table:table-cell office:value-type="float" office:value="226.21" table:style-name="ce2">
            <text:p>226,21</text:p>
          </table:table-cell>
          <table:table-cell office:value-type="float" office:value="246.70000000000002" table:style-name="ce2">
            <text:p>246,7</text:p>
          </table:table-cell>
          <table:table-cell office:value-type="float" office:value="255.26000000000002" table:style-name="ce2">
            <text:p>255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6.92000000000002" table:style-name="ce2">
            <text:p>226,92</text:p>
          </table:table-cell>
          <table:table-cell office:value-type="float" office:value="231.52" table:style-name="ce2">
            <text:p>231,52</text:p>
          </table:table-cell>
          <table:table-cell office:value-type="float" office:value="278.8" table:style-name="ce2">
            <text:p>278,8</text:p>
          </table:table-cell>
          <table:table-cell office:value-type="float" office:value="278.43" table:style-name="ce2">
            <text:p>278,43</text:p>
          </table:table-cell>
          <table:table-cell office:value-type="float" office:value="297.58" table:style-name="ce2">
            <text:p>297,58</text:p>
          </table:table-cell>
          <table:table-cell office:value-type="float" office:value="287.73" table:style-name="ce2">
            <text:p>287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2.09" table:style-name="ce2">
            <text:p>222,09</text:p>
          </table:table-cell>
          <table:table-cell office:value-type="float" office:value="228.24" table:style-name="ce2">
            <text:p>228,24</text:p>
          </table:table-cell>
          <table:table-cell office:value-type="float" office:value="268.08" table:style-name="ce2">
            <text:p>268,08</text:p>
          </table:table-cell>
          <table:table-cell office:value-type="float" office:value="265.31" table:style-name="ce2">
            <text:p>265,31</text:p>
          </table:table-cell>
          <table:table-cell office:value-type="float" office:value="273.45" table:style-name="ce2">
            <text:p>273,45</text:p>
          </table:table-cell>
          <table:table-cell office:value-type="float" office:value="284.70999999999998" table:style-name="ce2">
            <text:p>284,7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5.81" table:style-name="ce2">
            <text:p>225,81</text:p>
          </table:table-cell>
          <table:table-cell office:value-type="float" office:value="230.77" table:style-name="ce2">
            <text:p>230,77</text:p>
          </table:table-cell>
          <table:table-cell office:value-type="float" office:value="276.37" table:style-name="ce2">
            <text:p>276,37</text:p>
          </table:table-cell>
          <table:table-cell office:value-type="float" office:value="275.47000000000003" table:style-name="ce2">
            <text:p>275,47</text:p>
          </table:table-cell>
          <table:table-cell office:value-type="float" office:value="293.14" table:style-name="ce2">
            <text:p>293,14</text:p>
          </table:table-cell>
          <table:table-cell office:value-type="float" office:value="287.18" table:style-name="ce2">
            <text:p>287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6.92000000000002" table:style-name="ce2">
            <text:p>226,92</text:p>
          </table:table-cell>
          <table:table-cell office:value-type="float" office:value="231.52" table:style-name="ce2">
            <text:p>231,52</text:p>
          </table:table-cell>
          <table:table-cell office:value-type="float" office:value="278.8" table:style-name="ce2">
            <text:p>278,8</text:p>
          </table:table-cell>
          <table:table-cell office:value-type="float" office:value="278.43" table:style-name="ce2">
            <text:p>278,43</text:p>
          </table:table-cell>
          <table:table-cell office:value-type="float" office:value="297.58" table:style-name="ce2">
            <text:p>297,58</text:p>
          </table:table-cell>
          <table:table-cell office:value-type="float" office:value="287.73" table:style-name="ce2">
            <text:p>287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2.09" table:style-name="ce2">
            <text:p>222,09</text:p>
          </table:table-cell>
          <table:table-cell office:value-type="float" office:value="228.24" table:style-name="ce2">
            <text:p>228,24</text:p>
          </table:table-cell>
          <table:table-cell office:value-type="float" office:value="278.78000000000003" table:style-name="ce2">
            <text:p>278,78</text:p>
          </table:table-cell>
          <table:table-cell office:value-type="float" office:value="274.36" table:style-name="ce2">
            <text:p>274,36</text:p>
          </table:table-cell>
          <table:table-cell office:value-type="float" office:value="280.8" table:style-name="ce2">
            <text:p>280,8</text:p>
          </table:table-cell>
          <table:table-cell office:value-type="float" office:value="292.81" table:style-name="ce2">
            <text:p>292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5.81" table:style-name="ce2">
            <text:p>225,81</text:p>
          </table:table-cell>
          <table:table-cell office:value-type="float" office:value="230.77" table:style-name="ce2">
            <text:p>230,77</text:p>
          </table:table-cell>
          <table:table-cell office:value-type="float" office:value="278.79000000000002" table:style-name="ce2">
            <text:p>278,79</text:p>
          </table:table-cell>
          <table:table-cell office:value-type="float" office:value="277.65000000000003" table:style-name="ce2">
            <text:p>277,65</text:p>
          </table:table-cell>
          <table:table-cell office:value-type="float" office:value="295.06" table:style-name="ce2">
            <text:p>295,06</text:p>
          </table:table-cell>
          <table:table-cell office:value-type="float" office:value="288.49" table:style-name="ce2">
            <text:p>288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0.24" table:style-name="ce2">
            <text:p>170,24</text:p>
          </table:table-cell>
          <table:table-cell office:value-type="float" office:value="184.42000000000002" table:style-name="ce2">
            <text:p>184,42</text:p>
          </table:table-cell>
          <table:table-cell office:value-type="float" office:value="213.97" table:style-name="ce2">
            <text:p>213,97</text:p>
          </table:table-cell>
          <table:table-cell office:value-type="float" office:value="220.99" table:style-name="ce2">
            <text:p>220,99</text:p>
          </table:table-cell>
          <table:table-cell office:value-type="float" office:value="230.15" table:style-name="ce2">
            <text:p>230,15</text:p>
          </table:table-cell>
          <table:table-cell office:value-type="float" office:value="246.51000000000002" table:style-name="ce2">
            <text:p>246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3.22" table:style-name="ce2">
            <text:p>163,22</text:p>
          </table:table-cell>
          <table:table-cell office:value-type="float" office:value="179.11" table:style-name="ce2">
            <text:p>179,11</text:p>
          </table:table-cell>
          <table:table-cell office:value-type="float" office:value="213.97" table:style-name="ce2">
            <text:p>213,97</text:p>
          </table:table-cell>
          <table:table-cell office:value-type="float" office:value="218.21" table:style-name="ce2">
            <text:p>218,21</text:p>
          </table:table-cell>
          <table:table-cell office:value-type="float" office:value="246.97" table:style-name="ce2">
            <text:p>246,97</text:p>
          </table:table-cell>
          <table:table-cell office:value-type="float" office:value="246.76000000000002" table:style-name="ce2">
            <text:p>246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6.51" table:style-name="ce2">
            <text:p>166,51</text:p>
          </table:table-cell>
          <table:table-cell office:value-type="float" office:value="181.6" table:style-name="ce2">
            <text:p>181,6</text:p>
          </table:table-cell>
          <table:table-cell office:value-type="float" office:value="213.97" table:style-name="ce2">
            <text:p>213,97</text:p>
          </table:table-cell>
          <table:table-cell office:value-type="float" office:value="219.25" table:style-name="ce2">
            <text:p>219,25</text:p>
          </table:table-cell>
          <table:table-cell office:value-type="float" office:value="240.26" table:style-name="ce2">
            <text:p>240,26</text:p>
          </table:table-cell>
          <table:table-cell office:value-type="float" office:value="246.66" table:style-name="ce2">
            <text:p>246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1.07" table:style-name="ce2">
            <text:p>181,07</text:p>
          </table:table-cell>
          <table:table-cell office:value-type="float" office:value="190.5" table:style-name="ce2">
            <text:p>190,5</text:p>
          </table:table-cell>
          <table:table-cell office:value-type="float" office:value="230.29" table:style-name="ce2">
            <text:p>230,29</text:p>
          </table:table-cell>
          <table:table-cell office:value-type="float" office:value="230.91" table:style-name="ce2">
            <text:p>230,91</text:p>
          </table:table-cell>
          <table:table-cell office:value-type="float" office:value="252.97" table:style-name="ce2">
            <text:p>252,97</text:p>
          </table:table-cell>
          <table:table-cell office:value-type="float" office:value="249.55" table:style-name="ce2">
            <text:p>249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3.59" table:style-name="ce2">
            <text:p>173,59</text:p>
          </table:table-cell>
          <table:table-cell office:value-type="float" office:value="185.66" table:style-name="ce2">
            <text:p>185,66</text:p>
          </table:table-cell>
          <table:table-cell office:value-type="float" office:value="222.19" table:style-name="ce2">
            <text:p>222,19</text:p>
          </table:table-cell>
          <table:table-cell office:value-type="float" office:value="226.79" table:style-name="ce2">
            <text:p>226,79</text:p>
          </table:table-cell>
          <table:table-cell office:value-type="float" office:value="249.76000000000002" table:style-name="ce2">
            <text:p>249,76</text:p>
          </table:table-cell>
          <table:table-cell office:value-type="float" office:value="246.54" table:style-name="ce2">
            <text:p>246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7.67000000000002" table:style-name="ce2">
            <text:p>177,67</text:p>
          </table:table-cell>
          <table:table-cell office:value-type="float" office:value="188.3" table:style-name="ce2">
            <text:p>188,3</text:p>
          </table:table-cell>
          <table:table-cell office:value-type="float" office:value="226.8" table:style-name="ce2">
            <text:p>226,8</text:p>
          </table:table-cell>
          <table:table-cell office:value-type="float" office:value="229.13" table:style-name="ce2">
            <text:p>229,13</text:p>
          </table:table-cell>
          <table:table-cell office:value-type="float" office:value="251.71" table:style-name="ce2">
            <text:p>251,71</text:p>
          </table:table-cell>
          <table:table-cell office:value-type="float" office:value="248.37" table:style-name="ce2">
            <text:p>248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2.85" table:style-name="ce2">
            <text:p>182,85</text:p>
          </table:table-cell>
          <table:table-cell office:value-type="float" office:value="191.5" table:style-name="ce2">
            <text:p>191,5</text:p>
          </table:table-cell>
          <table:table-cell office:value-type="float" office:value="232.16" table:style-name="ce2">
            <text:p>232,16</text:p>
          </table:table-cell>
          <table:table-cell office:value-type="float" office:value="232.05" table:style-name="ce2">
            <text:p>232,05</text:p>
          </table:table-cell>
          <table:table-cell office:value-type="float" office:value="254.77" table:style-name="ce2">
            <text:p>254,77</text:p>
          </table:table-cell>
          <table:table-cell office:value-type="float" office:value="249.78" table:style-name="ce2">
            <text:p>249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6.07" table:style-name="ce2">
            <text:p>176,07</text:p>
          </table:table-cell>
          <table:table-cell office:value-type="float" office:value="187.23" table:style-name="ce2">
            <text:p>187,23</text:p>
          </table:table-cell>
          <table:table-cell office:value-type="float" office:value="224.6" table:style-name="ce2">
            <text:p>224,6</text:p>
          </table:table-cell>
          <table:table-cell office:value-type="float" office:value="229.3" table:style-name="ce2">
            <text:p>229,3</text:p>
          </table:table-cell>
          <table:table-cell office:value-type="float" office:value="250.33" table:style-name="ce2">
            <text:p>250,33</text:p>
          </table:table-cell>
          <table:table-cell office:value-type="float" office:value="246.5" table:style-name="ce2">
            <text:p>246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9.87" table:style-name="ce2">
            <text:p>179,87</text:p>
          </table:table-cell>
          <table:table-cell office:value-type="float" office:value="189.62" table:style-name="ce2">
            <text:p>189,62</text:p>
          </table:table-cell>
          <table:table-cell office:value-type="float" office:value="229.17000000000002" table:style-name="ce2">
            <text:p>229,17</text:p>
          </table:table-cell>
          <table:table-cell office:value-type="float" office:value="230.96" table:style-name="ce2">
            <text:p>230,96</text:p>
          </table:table-cell>
          <table:table-cell office:value-type="float" office:value="253.15" table:style-name="ce2">
            <text:p>253,15</text:p>
          </table:table-cell>
          <table:table-cell office:value-type="float" office:value="248.58" table:style-name="ce2">
            <text:p>248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0.24" table:style-name="ce2">
            <text:p>170,24</text:p>
          </table:table-cell>
          <table:table-cell office:value-type="float" office:value="184.42000000000002" table:style-name="ce2">
            <text:p>184,42</text:p>
          </table:table-cell>
          <table:table-cell office:value-type="float" office:value="213.97" table:style-name="ce2">
            <text:p>213,97</text:p>
          </table:table-cell>
          <table:table-cell office:value-type="float" office:value="220.99" table:style-name="ce2">
            <text:p>220,99</text:p>
          </table:table-cell>
          <table:table-cell office:value-type="float" office:value="230.15" table:style-name="ce2">
            <text:p>230,15</text:p>
          </table:table-cell>
          <table:table-cell office:value-type="float" office:value="246.51000000000002" table:style-name="ce2">
            <text:p>246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3.22" table:style-name="ce2">
            <text:p>163,22</text:p>
          </table:table-cell>
          <table:table-cell office:value-type="float" office:value="179.11" table:style-name="ce2">
            <text:p>179,11</text:p>
          </table:table-cell>
          <table:table-cell office:value-type="float" office:value="213.97" table:style-name="ce2">
            <text:p>213,97</text:p>
          </table:table-cell>
          <table:table-cell office:value-type="float" office:value="218.21" table:style-name="ce2">
            <text:p>218,21</text:p>
          </table:table-cell>
          <table:table-cell office:value-type="float" office:value="246.97" table:style-name="ce2">
            <text:p>246,97</text:p>
          </table:table-cell>
          <table:table-cell office:value-type="float" office:value="246.76000000000002" table:style-name="ce2">
            <text:p>246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6.51" table:style-name="ce2">
            <text:p>166,51</text:p>
          </table:table-cell>
          <table:table-cell office:value-type="float" office:value="181.6" table:style-name="ce2">
            <text:p>181,6</text:p>
          </table:table-cell>
          <table:table-cell office:value-type="float" office:value="213.97" table:style-name="ce2">
            <text:p>213,97</text:p>
          </table:table-cell>
          <table:table-cell office:value-type="float" office:value="219.25" table:style-name="ce2">
            <text:p>219,25</text:p>
          </table:table-cell>
          <table:table-cell office:value-type="float" office:value="240.26" table:style-name="ce2">
            <text:p>240,26</text:p>
          </table:table-cell>
          <table:table-cell office:value-type="float" office:value="246.66" table:style-name="ce2">
            <text:p>246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1.07" table:style-name="ce2">
            <text:p>181,07</text:p>
          </table:table-cell>
          <table:table-cell office:value-type="float" office:value="190.5" table:style-name="ce2">
            <text:p>190,5</text:p>
          </table:table-cell>
          <table:table-cell office:value-type="float" office:value="230.29" table:style-name="ce2">
            <text:p>230,29</text:p>
          </table:table-cell>
          <table:table-cell office:value-type="float" office:value="230.91" table:style-name="ce2">
            <text:p>230,91</text:p>
          </table:table-cell>
          <table:table-cell office:value-type="float" office:value="252.97" table:style-name="ce2">
            <text:p>252,97</text:p>
          </table:table-cell>
          <table:table-cell office:value-type="float" office:value="249.55" table:style-name="ce2">
            <text:p>249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3.59" table:style-name="ce2">
            <text:p>173,59</text:p>
          </table:table-cell>
          <table:table-cell office:value-type="float" office:value="185.66" table:style-name="ce2">
            <text:p>185,66</text:p>
          </table:table-cell>
          <table:table-cell office:value-type="float" office:value="222.19" table:style-name="ce2">
            <text:p>222,19</text:p>
          </table:table-cell>
          <table:table-cell office:value-type="float" office:value="226.79" table:style-name="ce2">
            <text:p>226,79</text:p>
          </table:table-cell>
          <table:table-cell office:value-type="float" office:value="249.76000000000002" table:style-name="ce2">
            <text:p>249,76</text:p>
          </table:table-cell>
          <table:table-cell office:value-type="float" office:value="246.54" table:style-name="ce2">
            <text:p>246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7.67000000000002" table:style-name="ce2">
            <text:p>177,67</text:p>
          </table:table-cell>
          <table:table-cell office:value-type="float" office:value="188.3" table:style-name="ce2">
            <text:p>188,3</text:p>
          </table:table-cell>
          <table:table-cell office:value-type="float" office:value="226.8" table:style-name="ce2">
            <text:p>226,8</text:p>
          </table:table-cell>
          <table:table-cell office:value-type="float" office:value="229.13" table:style-name="ce2">
            <text:p>229,13</text:p>
          </table:table-cell>
          <table:table-cell office:value-type="float" office:value="251.71" table:style-name="ce2">
            <text:p>251,71</text:p>
          </table:table-cell>
          <table:table-cell office:value-type="float" office:value="248.37" table:style-name="ce2">
            <text:p>248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2.85" table:style-name="ce2">
            <text:p>182,85</text:p>
          </table:table-cell>
          <table:table-cell office:value-type="float" office:value="191.5" table:style-name="ce2">
            <text:p>191,5</text:p>
          </table:table-cell>
          <table:table-cell office:value-type="float" office:value="232.16" table:style-name="ce2">
            <text:p>232,16</text:p>
          </table:table-cell>
          <table:table-cell office:value-type="float" office:value="232.05" table:style-name="ce2">
            <text:p>232,05</text:p>
          </table:table-cell>
          <table:table-cell office:value-type="float" office:value="254.77" table:style-name="ce2">
            <text:p>254,77</text:p>
          </table:table-cell>
          <table:table-cell office:value-type="float" office:value="249.78" table:style-name="ce2">
            <text:p>249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6.07" table:style-name="ce2">
            <text:p>176,07</text:p>
          </table:table-cell>
          <table:table-cell office:value-type="float" office:value="187.23" table:style-name="ce2">
            <text:p>187,23</text:p>
          </table:table-cell>
          <table:table-cell office:value-type="float" office:value="224.6" table:style-name="ce2">
            <text:p>224,6</text:p>
          </table:table-cell>
          <table:table-cell office:value-type="float" office:value="229.3" table:style-name="ce2">
            <text:p>229,3</text:p>
          </table:table-cell>
          <table:table-cell office:value-type="float" office:value="250.33" table:style-name="ce2">
            <text:p>250,33</text:p>
          </table:table-cell>
          <table:table-cell office:value-type="float" office:value="246.5" table:style-name="ce2">
            <text:p>246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9.87" table:style-name="ce2">
            <text:p>179,87</text:p>
          </table:table-cell>
          <table:table-cell office:value-type="float" office:value="189.62" table:style-name="ce2">
            <text:p>189,62</text:p>
          </table:table-cell>
          <table:table-cell office:value-type="float" office:value="229.17000000000002" table:style-name="ce2">
            <text:p>229,17</text:p>
          </table:table-cell>
          <table:table-cell office:value-type="float" office:value="230.96" table:style-name="ce2">
            <text:p>230,96</text:p>
          </table:table-cell>
          <table:table-cell office:value-type="float" office:value="253.15" table:style-name="ce2">
            <text:p>253,15</text:p>
          </table:table-cell>
          <table:table-cell office:value-type="float" office:value="248.58" table:style-name="ce2">
            <text:p>248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0.24" table:style-name="ce2">
            <text:p>170,24</text:p>
          </table:table-cell>
          <table:table-cell office:value-type="float" office:value="184.42000000000002" table:style-name="ce2">
            <text:p>184,42</text:p>
          </table:table-cell>
          <table:table-cell office:value-type="float" office:value="213.97" table:style-name="ce2">
            <text:p>213,97</text:p>
          </table:table-cell>
          <table:table-cell office:value-type="float" office:value="220.99" table:style-name="ce2">
            <text:p>220,99</text:p>
          </table:table-cell>
          <table:table-cell office:value-type="float" office:value="230.15" table:style-name="ce2">
            <text:p>230,15</text:p>
          </table:table-cell>
          <table:table-cell office:value-type="float" office:value="246.51000000000002" table:style-name="ce2">
            <text:p>246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3.22" table:style-name="ce2">
            <text:p>163,22</text:p>
          </table:table-cell>
          <table:table-cell office:value-type="float" office:value="179.11" table:style-name="ce2">
            <text:p>179,11</text:p>
          </table:table-cell>
          <table:table-cell office:value-type="float" office:value="214.32" table:style-name="ce2">
            <text:p>214,32</text:p>
          </table:table-cell>
          <table:table-cell office:value-type="float" office:value="218.57" table:style-name="ce2">
            <text:p>218,57</text:p>
          </table:table-cell>
          <table:table-cell office:value-type="float" office:value="246.95000000000002" table:style-name="ce2">
            <text:p>246,95</text:p>
          </table:table-cell>
          <table:table-cell office:value-type="float" office:value="247.27" table:style-name="ce2">
            <text:p>247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6.51" table:style-name="ce2">
            <text:p>166,51</text:p>
          </table:table-cell>
          <table:table-cell office:value-type="float" office:value="181.6" table:style-name="ce2">
            <text:p>181,6</text:p>
          </table:table-cell>
          <table:table-cell office:value-type="float" office:value="214.20000000000002" table:style-name="ce2">
            <text:p>214,2</text:p>
          </table:table-cell>
          <table:table-cell office:value-type="float" office:value="219.45000000000002" table:style-name="ce2">
            <text:p>219,45</text:p>
          </table:table-cell>
          <table:table-cell office:value-type="float" office:value="240.5" table:style-name="ce2">
            <text:p>240,5</text:p>
          </table:table-cell>
          <table:table-cell office:value-type="float" office:value="246.98000000000002" table:style-name="ce2">
            <text:p>246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6.36" table:style-name="ce2">
            <text:p>186,36</text:p>
          </table:table-cell>
          <table:table-cell office:value-type="float" office:value="195.23000000000002" table:style-name="ce2">
            <text:p>195,23</text:p>
          </table:table-cell>
          <table:table-cell office:value-type="float" office:value="236.42000000000002" table:style-name="ce2">
            <text:p>236,42</text:p>
          </table:table-cell>
          <table:table-cell office:value-type="float" office:value="236.92000000000002" table:style-name="ce2">
            <text:p>236,92</text:p>
          </table:table-cell>
          <table:table-cell office:value-type="float" office:value="258.60000000000002" table:style-name="ce2">
            <text:p>258,6</text:p>
          </table:table-cell>
          <table:table-cell office:value-type="float" office:value="254.37" table:style-name="ce2">
            <text:p>254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5.75" table:style-name="ce2">
            <text:p>175,75</text:p>
          </table:table-cell>
          <table:table-cell office:value-type="float" office:value="187.56" table:style-name="ce2">
            <text:p>187,56</text:p>
          </table:table-cell>
          <table:table-cell office:value-type="float" office:value="224.61" table:style-name="ce2">
            <text:p>224,61</text:p>
          </table:table-cell>
          <table:table-cell office:value-type="float" office:value="228.82" table:style-name="ce2">
            <text:p>228,82</text:p>
          </table:table-cell>
          <table:table-cell office:value-type="float" office:value="250.9" table:style-name="ce2">
            <text:p>250,9</text:p>
          </table:table-cell>
          <table:table-cell office:value-type="float" office:value="248.38" table:style-name="ce2">
            <text:p>248,3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1.74" table:style-name="ce2">
            <text:p>181,74</text:p>
          </table:table-cell>
          <table:table-cell office:value-type="float" office:value="191.89000000000001" table:style-name="ce2">
            <text:p>191,89</text:p>
          </table:table-cell>
          <table:table-cell office:value-type="float" office:value="231.56" table:style-name="ce2">
            <text:p>231,56</text:p>
          </table:table-cell>
          <table:table-cell office:value-type="float" office:value="233.58" table:style-name="ce2">
            <text:p>233,58</text:p>
          </table:table-cell>
          <table:table-cell office:value-type="float" office:value="255.74" table:style-name="ce2">
            <text:p>255,74</text:p>
          </table:table-cell>
          <table:table-cell office:value-type="float" office:value="252.15" table:style-name="ce2">
            <text:p>252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8.66" table:style-name="ce2">
            <text:p>188,66</text:p>
          </table:table-cell>
          <table:table-cell office:value-type="float" office:value="196.78" table:style-name="ce2">
            <text:p>196,78</text:p>
          </table:table-cell>
          <table:table-cell office:value-type="float" office:value="238.63" table:style-name="ce2">
            <text:p>238,63</text:p>
          </table:table-cell>
          <table:table-cell office:value-type="float" office:value="238.48000000000002" table:style-name="ce2">
            <text:p>238,48</text:p>
          </table:table-cell>
          <table:table-cell office:value-type="float" office:value="260.54000000000002" table:style-name="ce2">
            <text:p>260,54</text:p>
          </table:table-cell>
          <table:table-cell office:value-type="float" office:value="254.9" table:style-name="ce2">
            <text:p>254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8.58" table:style-name="ce2">
            <text:p>178,58</text:p>
          </table:table-cell>
          <table:table-cell office:value-type="float" office:value="189.47" table:style-name="ce2">
            <text:p>189,47</text:p>
          </table:table-cell>
          <table:table-cell office:value-type="float" office:value="227.6" table:style-name="ce2">
            <text:p>227,6</text:p>
          </table:table-cell>
          <table:table-cell office:value-type="float" office:value="231.79" table:style-name="ce2">
            <text:p>231,79</text:p>
          </table:table-cell>
          <table:table-cell office:value-type="float" office:value="251.73000000000002" table:style-name="ce2">
            <text:p>251,73</text:p>
          </table:table-cell>
          <table:table-cell office:value-type="float" office:value="248.61" table:style-name="ce2">
            <text:p>248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map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4.44" table:style-name="ce2">
            <text:p>184,44</text:p>
          </table:table-cell>
          <table:table-cell office:value-type="float" office:value="193.72" table:style-name="ce2">
            <text:p>193,72</text:p>
          </table:table-cell>
          <table:table-cell office:value-type="float" office:value="234.51" table:style-name="ce2">
            <text:p>234,51</text:p>
          </table:table-cell>
          <table:table-cell office:value-type="float" office:value="235.99" table:style-name="ce2">
            <text:p>235,99</text:p>
          </table:table-cell>
          <table:table-cell office:value-type="float" office:value="257.52" table:style-name="ce2">
            <text:p>257,52</text:p>
          </table:table-cell>
          <table:table-cell office:value-type="float" office:value="252.75" table:style-name="ce2">
            <text:p>252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3.25" table:style-name="ce2">
            <text:p>193,25</text:p>
          </table:table-cell>
          <table:table-cell office:value-type="float" office:value="208.21" table:style-name="ce2">
            <text:p>208,21</text:p>
          </table:table-cell>
          <table:table-cell office:value-type="float" office:value="230.51" table:style-name="ce2">
            <text:p>230,51</text:p>
          </table:table-cell>
          <table:table-cell office:value-type="float" office:value="234.63" table:style-name="ce2">
            <text:p>234,63</text:p>
          </table:table-cell>
          <table:table-cell office:value-type="float" office:value="242.06" table:style-name="ce2">
            <text:p>242,06</text:p>
          </table:table-cell>
          <table:table-cell office:value-type="float" office:value="247.07" table:style-name="ce2">
            <text:p>247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3.25" table:style-name="ce2">
            <text:p>193,25</text:p>
          </table:table-cell>
          <table:table-cell office:value-type="float" office:value="208.21" table:style-name="ce2">
            <text:p>208,21</text:p>
          </table:table-cell>
          <table:table-cell office:value-type="float" office:value="230.51" table:style-name="ce2">
            <text:p>230,51</text:p>
          </table:table-cell>
          <table:table-cell office:value-type="float" office:value="234.63" table:style-name="ce2">
            <text:p>234,63</text:p>
          </table:table-cell>
          <table:table-cell office:value-type="float" office:value="242.06" table:style-name="ce2">
            <text:p>242,06</text:p>
          </table:table-cell>
          <table:table-cell office:value-type="float" office:value="247.07" table:style-name="ce2">
            <text:p>247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7.42000000000002" table:style-name="ce2">
            <text:p>197,42</text:p>
          </table:table-cell>
          <table:table-cell office:value-type="float" office:value="204.82" table:style-name="ce2">
            <text:p>204,82</text:p>
          </table:table-cell>
          <table:table-cell office:value-type="float" office:value="235.02" table:style-name="ce2">
            <text:p>235,02</text:p>
          </table:table-cell>
          <table:table-cell office:value-type="float" office:value="243.24" table:style-name="ce2">
            <text:p>243,24</text:p>
          </table:table-cell>
          <table:table-cell office:value-type="float" office:value="251.27" table:style-name="ce2">
            <text:p>251,27</text:p>
          </table:table-cell>
          <table:table-cell office:value-type="float" office:value="251.91" table:style-name="ce2">
            <text:p>251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7.55" table:style-name="ce2">
            <text:p>197,55</text:p>
          </table:table-cell>
          <table:table-cell office:value-type="float" office:value="209.20000000000002" table:style-name="ce2">
            <text:p>209,2</text:p>
          </table:table-cell>
          <table:table-cell office:value-type="float" office:value="237.55" table:style-name="ce2">
            <text:p>237,55</text:p>
          </table:table-cell>
          <table:table-cell office:value-type="float" office:value="241.25" table:style-name="ce2">
            <text:p>241,25</text:p>
          </table:table-cell>
          <table:table-cell office:value-type="float" office:value="249.51000000000002" table:style-name="ce2">
            <text:p>249,51</text:p>
          </table:table-cell>
          <table:table-cell office:value-type="float" office:value="251.73000000000002" table:style-name="ce2">
            <text:p>251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7.54" table:style-name="ce2">
            <text:p>197,54</text:p>
          </table:table-cell>
          <table:table-cell office:value-type="float" office:value="208.78" table:style-name="ce2">
            <text:p>208,78</text:p>
          </table:table-cell>
          <table:table-cell office:value-type="float" office:value="237.32" table:style-name="ce2">
            <text:p>237,32</text:p>
          </table:table-cell>
          <table:table-cell office:value-type="float" office:value="241.43" table:style-name="ce2">
            <text:p>241,43</text:p>
          </table:table-cell>
          <table:table-cell office:value-type="float" office:value="249.82" table:style-name="ce2">
            <text:p>249,82</text:p>
          </table:table-cell>
          <table:table-cell office:value-type="float" office:value="251.76000000000002" table:style-name="ce2">
            <text:p>251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7.42000000000002" table:style-name="ce2">
            <text:p>197,42</text:p>
          </table:table-cell>
          <table:table-cell office:value-type="float" office:value="204.82" table:style-name="ce2">
            <text:p>204,82</text:p>
          </table:table-cell>
          <table:table-cell office:value-type="float" office:value="235.02" table:style-name="ce2">
            <text:p>235,02</text:p>
          </table:table-cell>
          <table:table-cell office:value-type="float" office:value="243.24" table:style-name="ce2">
            <text:p>243,24</text:p>
          </table:table-cell>
          <table:table-cell office:value-type="float" office:value="251.27" table:style-name="ce2">
            <text:p>251,27</text:p>
          </table:table-cell>
          <table:table-cell office:value-type="float" office:value="251.91" table:style-name="ce2">
            <text:p>251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7.92000000000002" table:style-name="ce2">
            <text:p>197,92</text:p>
          </table:table-cell>
          <table:table-cell office:value-type="float" office:value="209.29" table:style-name="ce2">
            <text:p>209,29</text:p>
          </table:table-cell>
          <table:table-cell office:value-type="float" office:value="237.91" table:style-name="ce2">
            <text:p>237,91</text:p>
          </table:table-cell>
          <table:table-cell office:value-type="float" office:value="241.6" table:style-name="ce2">
            <text:p>241,6</text:p>
          </table:table-cell>
          <table:table-cell office:value-type="float" office:value="249.82" table:style-name="ce2">
            <text:p>249,82</text:p>
          </table:table-cell>
          <table:table-cell office:value-type="float" office:value="251.93" table:style-name="ce2">
            <text:p>251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7.87" table:style-name="ce2">
            <text:p>197,87</text:p>
          </table:table-cell>
          <table:table-cell office:value-type="float" office:value="208.82" table:style-name="ce2">
            <text:p>208,82</text:p>
          </table:table-cell>
          <table:table-cell office:value-type="float" office:value="237.64000000000001" table:style-name="ce2">
            <text:p>237,64</text:p>
          </table:table-cell>
          <table:table-cell office:value-type="float" office:value="241.75" table:style-name="ce2">
            <text:p>241,75</text:p>
          </table:table-cell>
          <table:table-cell office:value-type="float" office:value="250.09" table:style-name="ce2">
            <text:p>250,09</text:p>
          </table:table-cell>
          <table:table-cell office:value-type="float" office:value="251.92000000000002" table:style-name="ce2">
            <text:p>251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4.44" table:style-name="ce2">
            <text:p>194,44</text:p>
          </table:table-cell>
          <table:table-cell office:value-type="float" office:value="205.86" table:style-name="ce2">
            <text:p>205,86</text:p>
          </table:table-cell>
          <table:table-cell office:value-type="float" office:value="250.27" table:style-name="ce2">
            <text:p>250,27</text:p>
          </table:table-cell>
          <table:table-cell office:value-type="float" office:value="258.79000000000002" table:style-name="ce2">
            <text:p>258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1.75" table:style-name="ce2">
            <text:p>171,75</text:p>
          </table:table-cell>
          <table:table-cell office:value-type="float" office:value="180.45000000000002" table:style-name="ce2">
            <text:p>180,45</text:p>
          </table:table-cell>
          <table:table-cell office:value-type="float" office:value="218.53" table:style-name="ce2">
            <text:p>218,53</text:p>
          </table:table-cell>
          <table:table-cell office:value-type="float" office:value="229.06" table:style-name="ce2">
            <text:p>229,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2.52" table:style-name="ce2">
            <text:p>172,52</text:p>
          </table:table-cell>
          <table:table-cell office:value-type="float" office:value="181.32" table:style-name="ce2">
            <text:p>181,32</text:p>
          </table:table-cell>
          <table:table-cell office:value-type="float" office:value="220.24" table:style-name="ce2">
            <text:p>220,24</text:p>
          </table:table-cell>
          <table:table-cell office:value-type="float" office:value="230.67000000000002" table:style-name="ce2">
            <text:p>230,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8.1" table:style-name="ce2">
            <text:p>218,1</text:p>
          </table:table-cell>
          <table:table-cell office:value-type="float" office:value="227.95000000000002" table:style-name="ce2">
            <text:p>227,95</text:p>
          </table:table-cell>
          <table:table-cell office:value-type="float" office:value="271.16000000000003" table:style-name="ce2">
            <text:p>271,16</text:p>
          </table:table-cell>
          <table:table-cell office:value-type="float" office:value="274.36" table:style-name="ce2">
            <text:p>274,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3.66" table:style-name="ce2">
            <text:p>183,66</text:p>
          </table:table-cell>
          <table:table-cell office:value-type="float" office:value="193.59" table:style-name="ce2">
            <text:p>193,59</text:p>
          </table:table-cell>
          <table:table-cell office:value-type="float" office:value="233.14000000000001" table:style-name="ce2">
            <text:p>233,14</text:p>
          </table:table-cell>
          <table:table-cell office:value-type="float" office:value="236.77" table:style-name="ce2">
            <text:p>236,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9.07" table:style-name="ce2">
            <text:p>189,07</text:p>
          </table:table-cell>
          <table:table-cell office:value-type="float" office:value="198.99" table:style-name="ce2">
            <text:p>198,99</text:p>
          </table:table-cell>
          <table:table-cell office:value-type="float" office:value="247.68" table:style-name="ce2">
            <text:p>247,68</text:p>
          </table:table-cell>
          <table:table-cell office:value-type="float" office:value="251.14000000000001" table:style-name="ce2">
            <text:p>251,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8.75" table:style-name="ce2">
            <text:p>218,75</text:p>
          </table:table-cell>
          <table:table-cell office:value-type="float" office:value="228.56" table:style-name="ce2">
            <text:p>228,56</text:p>
          </table:table-cell>
          <table:table-cell office:value-type="float" office:value="271.92" table:style-name="ce2">
            <text:p>271,92</text:p>
          </table:table-cell>
          <table:table-cell office:value-type="float" office:value="274.92" table:style-name="ce2">
            <text:p>274,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5.62" table:style-name="ce2">
            <text:p>185,62</text:p>
          </table:table-cell>
          <table:table-cell office:value-type="float" office:value="195.76" table:style-name="ce2">
            <text:p>195,76</text:p>
          </table:table-cell>
          <table:table-cell office:value-type="float" office:value="242.06" table:style-name="ce2">
            <text:p>242,06</text:p>
          </table:table-cell>
          <table:table-cell office:value-type="float" office:value="241.47" table:style-name="ce2">
            <text:p>241,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1.41" table:style-name="ce2">
            <text:p>191,41</text:p>
          </table:table-cell>
          <table:table-cell office:value-type="float" office:value="201.49" table:style-name="ce2">
            <text:p>201,49</text:p>
          </table:table-cell>
          <table:table-cell office:value-type="float" office:value="256.7" table:style-name="ce2">
            <text:p>256,7</text:p>
          </table:table-cell>
          <table:table-cell office:value-type="float" office:value="257.87" table:style-name="ce2">
            <text:p>257,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6.89000000000001" table:style-name="ce2">
            <text:p>206,89</text:p>
          </table:table-cell>
          <table:table-cell office:value-type="float" office:value="220.46" table:style-name="ce2">
            <text:p>220,46</text:p>
          </table:table-cell>
          <table:table-cell office:value-type="float" office:value="262.31" table:style-name="ce2">
            <text:p>262,31</text:p>
          </table:table-cell>
          <table:table-cell office:value-type="float" office:value="259.20999999999998" table:style-name="ce2">
            <text:p>259,21</text:p>
          </table:table-cell>
          <table:table-cell office:value-type="float" office:value="279.3" table:style-name="ce2">
            <text:p>279,3</text:p>
          </table:table-cell>
          <table:table-cell office:value-type="float" office:value="267.83" table:style-name="ce2">
            <text:p>267,8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6.89000000000001" table:style-name="ce2">
            <text:p>206,89</text:p>
          </table:table-cell>
          <table:table-cell office:value-type="float" office:value="220.46" table:style-name="ce2">
            <text:p>220,46</text:p>
          </table:table-cell>
          <table:table-cell office:value-type="float" office:value="262.31" table:style-name="ce2">
            <text:p>262,31</text:p>
          </table:table-cell>
          <table:table-cell office:value-type="float" office:value="259.20999999999998" table:style-name="ce2">
            <text:p>259,21</text:p>
          </table:table-cell>
          <table:table-cell office:value-type="float" office:value="279.3" table:style-name="ce2">
            <text:p>279,3</text:p>
          </table:table-cell>
          <table:table-cell office:value-type="float" office:value="267.83" table:style-name="ce2">
            <text:p>267,8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2.96" table:style-name="ce2">
            <text:p>232,96</text:p>
          </table:table-cell>
          <table:table-cell office:value-type="float" office:value="244.4" table:style-name="ce2">
            <text:p>244,4</text:p>
          </table:table-cell>
          <table:table-cell office:value-type="float" office:value="289.53000000000003" table:style-name="ce2">
            <text:p>289,53</text:p>
          </table:table-cell>
          <table:table-cell office:value-type="float" office:value="305.20999999999998" table:style-name="ce2">
            <text:p>305,21</text:p>
          </table:table-cell>
          <table:table-cell office:value-type="float" office:value="317.72000000000003" table:style-name="ce2">
            <text:p>317,72</text:p>
          </table:table-cell>
          <table:table-cell office:value-type="float" office:value="331.26" table:style-name="ce2">
            <text:p>331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31.06" table:style-name="ce2">
            <text:p>231,06</text:p>
          </table:table-cell>
          <table:table-cell office:value-type="float" office:value="237.71" table:style-name="ce2">
            <text:p>237,71</text:p>
          </table:table-cell>
          <table:table-cell office:value-type="float" office:value="283.06" table:style-name="ce2">
            <text:p>283,06</text:p>
          </table:table-cell>
          <table:table-cell office:value-type="float" office:value="292.97000000000003" table:style-name="ce2">
            <text:p>292,97</text:p>
          </table:table-cell>
          <table:table-cell office:value-type="float" office:value="300.7" table:style-name="ce2">
            <text:p>300,7</text:p>
          </table:table-cell>
          <table:table-cell office:value-type="float" office:value="302.98" table:style-name="ce2">
            <text:p>302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1.88" table:style-name="ce2">
            <text:p>231,88</text:p>
          </table:table-cell>
          <table:table-cell office:value-type="float" office:value="240.59" table:style-name="ce2">
            <text:p>240,59</text:p>
          </table:table-cell>
          <table:table-cell office:value-type="float" office:value="285.95999999999998" table:style-name="ce2">
            <text:p>285,96</text:p>
          </table:table-cell>
          <table:table-cell office:value-type="float" office:value="298.45" table:style-name="ce2">
            <text:p>298,45</text:p>
          </table:table-cell>
          <table:table-cell office:value-type="float" office:value="307.29000000000002" table:style-name="ce2">
            <text:p>307,29</text:p>
          </table:table-cell>
          <table:table-cell office:value-type="float" office:value="313.93" table:style-name="ce2">
            <text:p>313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2.96" table:style-name="ce2">
            <text:p>232,96</text:p>
          </table:table-cell>
          <table:table-cell office:value-type="float" office:value="244.4" table:style-name="ce2">
            <text:p>244,4</text:p>
          </table:table-cell>
          <table:table-cell office:value-type="float" office:value="289.53000000000003" table:style-name="ce2">
            <text:p>289,53</text:p>
          </table:table-cell>
          <table:table-cell office:value-type="float" office:value="305.20999999999998" table:style-name="ce2">
            <text:p>305,21</text:p>
          </table:table-cell>
          <table:table-cell office:value-type="float" office:value="317.72000000000003" table:style-name="ce2">
            <text:p>317,72</text:p>
          </table:table-cell>
          <table:table-cell office:value-type="float" office:value="331.26" table:style-name="ce2">
            <text:p>331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32.53" table:style-name="ce2">
            <text:p>232,53</text:p>
          </table:table-cell>
          <table:table-cell office:value-type="float" office:value="238.76" table:style-name="ce2">
            <text:p>238,76</text:p>
          </table:table-cell>
          <table:table-cell office:value-type="float" office:value="285.53000000000003" table:style-name="ce2">
            <text:p>285,53</text:p>
          </table:table-cell>
          <table:table-cell office:value-type="float" office:value="296.98" table:style-name="ce2">
            <text:p>296,98</text:p>
          </table:table-cell>
          <table:table-cell office:value-type="float" office:value="303.23" table:style-name="ce2">
            <text:p>303,23</text:p>
          </table:table-cell>
          <table:table-cell office:value-type="float" office:value="307.15000000000003" table:style-name="ce2">
            <text:p>307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2.73000000000002" table:style-name="ce2">
            <text:p>232,73</text:p>
          </table:table-cell>
          <table:table-cell office:value-type="float" office:value="241.27" table:style-name="ce2">
            <text:p>241,27</text:p>
          </table:table-cell>
          <table:table-cell office:value-type="float" office:value="287.43" table:style-name="ce2">
            <text:p>287,43</text:p>
          </table:table-cell>
          <table:table-cell office:value-type="float" office:value="300.89" table:style-name="ce2">
            <text:p>300,89</text:p>
          </table:table-cell>
          <table:table-cell office:value-type="float" office:value="309.23" table:style-name="ce2">
            <text:p>309,23</text:p>
          </table:table-cell>
          <table:table-cell office:value-type="float" office:value="317.13" table:style-name="ce2">
            <text:p>317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4.44" table:style-name="ce2">
            <text:p>194,44</text:p>
          </table:table-cell>
          <table:table-cell office:value-type="float" office:value="205.86" table:style-name="ce2">
            <text:p>205,86</text:p>
          </table:table-cell>
          <table:table-cell office:value-type="float" office:value="250.27" table:style-name="ce2">
            <text:p>250,27</text:p>
          </table:table-cell>
          <table:table-cell office:value-type="float" office:value="258.79000000000002" table:style-name="ce2">
            <text:p>258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6.77" table:style-name="ce2">
            <text:p>176,77</text:p>
          </table:table-cell>
          <table:table-cell office:value-type="float" office:value="186.94" table:style-name="ce2">
            <text:p>186,94</text:p>
          </table:table-cell>
          <table:table-cell office:value-type="float" office:value="223.55" table:style-name="ce2">
            <text:p>223,55</text:p>
          </table:table-cell>
          <table:table-cell office:value-type="float" office:value="231.4" table:style-name="ce2">
            <text:p>231,4</text:p>
          </table:table-cell>
          <table:table-cell office:value-type="float" office:value="242.06" table:style-name="ce2">
            <text:p>242,06</text:p>
          </table:table-cell>
          <table:table-cell office:value-type="float" office:value="247.07" table:style-name="ce2">
            <text:p>247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7.23" table:style-name="ce2">
            <text:p>177,23</text:p>
          </table:table-cell>
          <table:table-cell office:value-type="float" office:value="187.43" table:style-name="ce2">
            <text:p>187,43</text:p>
          </table:table-cell>
          <table:table-cell office:value-type="float" office:value="224.41" table:style-name="ce2">
            <text:p>224,41</text:p>
          </table:table-cell>
          <table:table-cell office:value-type="float" office:value="232.27" table:style-name="ce2">
            <text:p>232,27</text:p>
          </table:table-cell>
          <table:table-cell office:value-type="float" office:value="242.06" table:style-name="ce2">
            <text:p>242,06</text:p>
          </table:table-cell>
          <table:table-cell office:value-type="float" office:value="247.07" table:style-name="ce2">
            <text:p>247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3.11" table:style-name="ce2">
            <text:p>213,11</text:p>
          </table:table-cell>
          <table:table-cell office:value-type="float" office:value="222.37" table:style-name="ce2">
            <text:p>222,37</text:p>
          </table:table-cell>
          <table:table-cell office:value-type="float" office:value="254.15" table:style-name="ce2">
            <text:p>254,15</text:p>
          </table:table-cell>
          <table:table-cell office:value-type="float" office:value="259.70999999999998" table:style-name="ce2">
            <text:p>259,71</text:p>
          </table:table-cell>
          <table:table-cell office:value-type="float" office:value="251.27" table:style-name="ce2">
            <text:p>251,27</text:p>
          </table:table-cell>
          <table:table-cell office:value-type="float" office:value="251.91" table:style-name="ce2">
            <text:p>251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8.59" table:style-name="ce2">
            <text:p>188,59</text:p>
          </table:table-cell>
          <table:table-cell office:value-type="float" office:value="199.13" table:style-name="ce2">
            <text:p>199,13</text:p>
          </table:table-cell>
          <table:table-cell office:value-type="float" office:value="236.87" table:style-name="ce2">
            <text:p>236,87</text:p>
          </table:table-cell>
          <table:table-cell office:value-type="float" office:value="240.56" table:style-name="ce2">
            <text:p>240,56</text:p>
          </table:table-cell>
          <table:table-cell office:value-type="float" office:value="249.51000000000002" table:style-name="ce2">
            <text:p>249,51</text:p>
          </table:table-cell>
          <table:table-cell office:value-type="float" office:value="251.73000000000002" table:style-name="ce2">
            <text:p>251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1.94" table:style-name="ce2">
            <text:p>191,94</text:p>
          </table:table-cell>
          <table:table-cell office:value-type="float" office:value="202.31" table:style-name="ce2">
            <text:p>202,31</text:p>
          </table:table-cell>
          <table:table-cell office:value-type="float" office:value="239.5" table:style-name="ce2">
            <text:p>239,5</text:p>
          </table:table-cell>
          <table:table-cell office:value-type="float" office:value="243.48000000000002" table:style-name="ce2">
            <text:p>243,48</text:p>
          </table:table-cell>
          <table:table-cell office:value-type="float" office:value="249.82" table:style-name="ce2">
            <text:p>249,82</text:p>
          </table:table-cell>
          <table:table-cell office:value-type="float" office:value="251.76000000000002" table:style-name="ce2">
            <text:p>251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5" table:style-name="ce2">
            <text:p>213,5</text:p>
          </table:table-cell>
          <table:table-cell office:value-type="float" office:value="222.71" table:style-name="ce2">
            <text:p>222,71</text:p>
          </table:table-cell>
          <table:table-cell office:value-type="float" office:value="254.22" table:style-name="ce2">
            <text:p>254,22</text:p>
          </table:table-cell>
          <table:table-cell office:value-type="float" office:value="259.73" table:style-name="ce2">
            <text:p>259,73</text:p>
          </table:table-cell>
          <table:table-cell office:value-type="float" office:value="251.27" table:style-name="ce2">
            <text:p>251,27</text:p>
          </table:table-cell>
          <table:table-cell office:value-type="float" office:value="251.91" table:style-name="ce2">
            <text:p>251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0.19" table:style-name="ce2">
            <text:p>190,19</text:p>
          </table:table-cell>
          <table:table-cell office:value-type="float" office:value="200.78" table:style-name="ce2">
            <text:p>200,78</text:p>
          </table:table-cell>
          <table:table-cell office:value-type="float" office:value="238.35" table:style-name="ce2">
            <text:p>238,35</text:p>
          </table:table-cell>
          <table:table-cell office:value-type="float" office:value="241.58" table:style-name="ce2">
            <text:p>241,58</text:p>
          </table:table-cell>
          <table:table-cell office:value-type="float" office:value="249.82" table:style-name="ce2">
            <text:p>249,82</text:p>
          </table:table-cell>
          <table:table-cell office:value-type="float" office:value="251.93" table:style-name="ce2">
            <text:p>251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3.68" table:style-name="ce2">
            <text:p>193,68</text:p>
          </table:table-cell>
          <table:table-cell office:value-type="float" office:value="204.07" table:style-name="ce2">
            <text:p>204,07</text:p>
          </table:table-cell>
          <table:table-cell office:value-type="float" office:value="240.95000000000002" table:style-name="ce2">
            <text:p>240,95</text:p>
          </table:table-cell>
          <table:table-cell office:value-type="float" office:value="244.55" table:style-name="ce2">
            <text:p>244,55</text:p>
          </table:table-cell>
          <table:table-cell office:value-type="float" office:value="250.09" table:style-name="ce2">
            <text:p>250,09</text:p>
          </table:table-cell>
          <table:table-cell office:value-type="float" office:value="251.92000000000002" table:style-name="ce2">
            <text:p>251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4.44" table:style-name="ce2">
            <text:p>194,44</text:p>
          </table:table-cell>
          <table:table-cell office:value-type="float" office:value="205.86" table:style-name="ce2">
            <text:p>205,86</text:p>
          </table:table-cell>
          <table:table-cell office:value-type="float" office:value="250.27" table:style-name="ce2">
            <text:p>250,27</text:p>
          </table:table-cell>
          <table:table-cell office:value-type="float" office:value="258.79000000000002" table:style-name="ce2">
            <text:p>258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6.77" table:style-name="ce2">
            <text:p>176,77</text:p>
          </table:table-cell>
          <table:table-cell office:value-type="float" office:value="186.94" table:style-name="ce2">
            <text:p>186,94</text:p>
          </table:table-cell>
          <table:table-cell office:value-type="float" office:value="223.55" table:style-name="ce2">
            <text:p>223,55</text:p>
          </table:table-cell>
          <table:table-cell office:value-type="float" office:value="231.4" table:style-name="ce2">
            <text:p>231,4</text:p>
          </table:table-cell>
          <table:table-cell office:value-type="float" office:value="242.06" table:style-name="ce2">
            <text:p>242,06</text:p>
          </table:table-cell>
          <table:table-cell office:value-type="float" office:value="247.07" table:style-name="ce2">
            <text:p>247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7.23" table:style-name="ce2">
            <text:p>177,23</text:p>
          </table:table-cell>
          <table:table-cell office:value-type="float" office:value="187.43" table:style-name="ce2">
            <text:p>187,43</text:p>
          </table:table-cell>
          <table:table-cell office:value-type="float" office:value="224.41" table:style-name="ce2">
            <text:p>224,41</text:p>
          </table:table-cell>
          <table:table-cell office:value-type="float" office:value="232.27" table:style-name="ce2">
            <text:p>232,27</text:p>
          </table:table-cell>
          <table:table-cell office:value-type="float" office:value="242.06" table:style-name="ce2">
            <text:p>242,06</text:p>
          </table:table-cell>
          <table:table-cell office:value-type="float" office:value="247.07" table:style-name="ce2">
            <text:p>247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3.11" table:style-name="ce2">
            <text:p>213,11</text:p>
          </table:table-cell>
          <table:table-cell office:value-type="float" office:value="222.37" table:style-name="ce2">
            <text:p>222,37</text:p>
          </table:table-cell>
          <table:table-cell office:value-type="float" office:value="254.15" table:style-name="ce2">
            <text:p>254,15</text:p>
          </table:table-cell>
          <table:table-cell office:value-type="float" office:value="259.70999999999998" table:style-name="ce2">
            <text:p>259,71</text:p>
          </table:table-cell>
          <table:table-cell office:value-type="float" office:value="251.27" table:style-name="ce2">
            <text:p>251,27</text:p>
          </table:table-cell>
          <table:table-cell office:value-type="float" office:value="251.91" table:style-name="ce2">
            <text:p>251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8.59" table:style-name="ce2">
            <text:p>188,59</text:p>
          </table:table-cell>
          <table:table-cell office:value-type="float" office:value="199.13" table:style-name="ce2">
            <text:p>199,13</text:p>
          </table:table-cell>
          <table:table-cell office:value-type="float" office:value="236.87" table:style-name="ce2">
            <text:p>236,87</text:p>
          </table:table-cell>
          <table:table-cell office:value-type="float" office:value="240.56" table:style-name="ce2">
            <text:p>240,56</text:p>
          </table:table-cell>
          <table:table-cell office:value-type="float" office:value="249.51000000000002" table:style-name="ce2">
            <text:p>249,51</text:p>
          </table:table-cell>
          <table:table-cell office:value-type="float" office:value="251.73000000000002" table:style-name="ce2">
            <text:p>251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1.94" table:style-name="ce2">
            <text:p>191,94</text:p>
          </table:table-cell>
          <table:table-cell office:value-type="float" office:value="202.31" table:style-name="ce2">
            <text:p>202,31</text:p>
          </table:table-cell>
          <table:table-cell office:value-type="float" office:value="239.5" table:style-name="ce2">
            <text:p>239,5</text:p>
          </table:table-cell>
          <table:table-cell office:value-type="float" office:value="243.48000000000002" table:style-name="ce2">
            <text:p>243,48</text:p>
          </table:table-cell>
          <table:table-cell office:value-type="float" office:value="249.82" table:style-name="ce2">
            <text:p>249,82</text:p>
          </table:table-cell>
          <table:table-cell office:value-type="float" office:value="251.76000000000002" table:style-name="ce2">
            <text:p>251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5" table:style-name="ce2">
            <text:p>213,5</text:p>
          </table:table-cell>
          <table:table-cell office:value-type="float" office:value="222.71" table:style-name="ce2">
            <text:p>222,71</text:p>
          </table:table-cell>
          <table:table-cell office:value-type="float" office:value="254.22" table:style-name="ce2">
            <text:p>254,22</text:p>
          </table:table-cell>
          <table:table-cell office:value-type="float" office:value="259.73" table:style-name="ce2">
            <text:p>259,73</text:p>
          </table:table-cell>
          <table:table-cell office:value-type="float" office:value="251.27" table:style-name="ce2">
            <text:p>251,27</text:p>
          </table:table-cell>
          <table:table-cell office:value-type="float" office:value="251.91" table:style-name="ce2">
            <text:p>251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0.19" table:style-name="ce2">
            <text:p>190,19</text:p>
          </table:table-cell>
          <table:table-cell office:value-type="float" office:value="200.78" table:style-name="ce2">
            <text:p>200,78</text:p>
          </table:table-cell>
          <table:table-cell office:value-type="float" office:value="238.35" table:style-name="ce2">
            <text:p>238,35</text:p>
          </table:table-cell>
          <table:table-cell office:value-type="float" office:value="241.58" table:style-name="ce2">
            <text:p>241,58</text:p>
          </table:table-cell>
          <table:table-cell office:value-type="float" office:value="249.82" table:style-name="ce2">
            <text:p>249,82</text:p>
          </table:table-cell>
          <table:table-cell office:value-type="float" office:value="251.93" table:style-name="ce2">
            <text:p>251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3.68" table:style-name="ce2">
            <text:p>193,68</text:p>
          </table:table-cell>
          <table:table-cell office:value-type="float" office:value="204.07" table:style-name="ce2">
            <text:p>204,07</text:p>
          </table:table-cell>
          <table:table-cell office:value-type="float" office:value="240.95000000000002" table:style-name="ce2">
            <text:p>240,95</text:p>
          </table:table-cell>
          <table:table-cell office:value-type="float" office:value="244.55" table:style-name="ce2">
            <text:p>244,55</text:p>
          </table:table-cell>
          <table:table-cell office:value-type="float" office:value="250.09" table:style-name="ce2">
            <text:p>250,09</text:p>
          </table:table-cell>
          <table:table-cell office:value-type="float" office:value="251.92000000000002" table:style-name="ce2">
            <text:p>251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4.44" table:style-name="ce2">
            <text:p>194,44</text:p>
          </table:table-cell>
          <table:table-cell office:value-type="float" office:value="205.86" table:style-name="ce2">
            <text:p>205,86</text:p>
          </table:table-cell>
          <table:table-cell office:value-type="float" office:value="250.27" table:style-name="ce2">
            <text:p>250,27</text:p>
          </table:table-cell>
          <table:table-cell office:value-type="float" office:value="258.79000000000002" table:style-name="ce2">
            <text:p>258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7.58" table:style-name="ce2">
            <text:p>177,58</text:p>
          </table:table-cell>
          <table:table-cell office:value-type="float" office:value="187.84" table:style-name="ce2">
            <text:p>187,84</text:p>
          </table:table-cell>
          <table:table-cell office:value-type="float" office:value="225.5" table:style-name="ce2">
            <text:p>225,5</text:p>
          </table:table-cell>
          <table:table-cell office:value-type="float" office:value="232.8" table:style-name="ce2">
            <text:p>232,8</text:p>
          </table:table-cell>
          <table:table-cell office:value-type="float" office:value="246.81" table:style-name="ce2">
            <text:p>246,81</text:p>
          </table:table-cell>
          <table:table-cell office:value-type="float" office:value="249.72" table:style-name="ce2">
            <text:p>249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8.01" table:style-name="ce2">
            <text:p>178,01</text:p>
          </table:table-cell>
          <table:table-cell office:value-type="float" office:value="188.3" table:style-name="ce2">
            <text:p>188,3</text:p>
          </table:table-cell>
          <table:table-cell office:value-type="float" office:value="226.26" table:style-name="ce2">
            <text:p>226,26</text:p>
          </table:table-cell>
          <table:table-cell office:value-type="float" office:value="233.59" table:style-name="ce2">
            <text:p>233,59</text:p>
          </table:table-cell>
          <table:table-cell office:value-type="float" office:value="246.81" table:style-name="ce2">
            <text:p>246,81</text:p>
          </table:table-cell>
          <table:table-cell office:value-type="float" office:value="249.72" table:style-name="ce2">
            <text:p>249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7.38" table:style-name="ce2">
            <text:p>217,38</text:p>
          </table:table-cell>
          <table:table-cell office:value-type="float" office:value="227.11" table:style-name="ce2">
            <text:p>227,11</text:p>
          </table:table-cell>
          <table:table-cell office:value-type="float" office:value="260.67" table:style-name="ce2">
            <text:p>260,67</text:p>
          </table:table-cell>
          <table:table-cell office:value-type="float" office:value="268.10000000000002" table:style-name="ce2">
            <text:p>268,1</text:p>
          </table:table-cell>
          <table:table-cell office:value-type="float" office:value="260.54000000000002" table:style-name="ce2">
            <text:p>260,54</text:p>
          </table:table-cell>
          <table:table-cell office:value-type="float" office:value="262.98" table:style-name="ce2">
            <text:p>262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0.9" table:style-name="ce2">
            <text:p>190,9</text:p>
          </table:table-cell>
          <table:table-cell office:value-type="float" office:value="201.23000000000002" table:style-name="ce2">
            <text:p>201,23</text:p>
          </table:table-cell>
          <table:table-cell office:value-type="float" office:value="239.07" table:style-name="ce2">
            <text:p>239,07</text:p>
          </table:table-cell>
          <table:table-cell office:value-type="float" office:value="243.06" table:style-name="ce2">
            <text:p>243,06</text:p>
          </table:table-cell>
          <table:table-cell office:value-type="float" office:value="252.20000000000002" table:style-name="ce2">
            <text:p>252,2</text:p>
          </table:table-cell>
          <table:table-cell office:value-type="float" office:value="254.43" table:style-name="ce2">
            <text:p>254,4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5.15" table:style-name="ce2">
            <text:p>195,15</text:p>
          </table:table-cell>
          <table:table-cell office:value-type="float" office:value="205.38" table:style-name="ce2">
            <text:p>205,38</text:p>
          </table:table-cell>
          <table:table-cell office:value-type="float" office:value="242.81" table:style-name="ce2">
            <text:p>242,81</text:p>
          </table:table-cell>
          <table:table-cell office:value-type="float" office:value="247.4" table:style-name="ce2">
            <text:p>247,4</text:p>
          </table:table-cell>
          <table:table-cell office:value-type="float" office:value="253.81" table:style-name="ce2">
            <text:p>253,81</text:p>
          </table:table-cell>
          <table:table-cell office:value-type="float" office:value="256.07" table:style-name="ce2">
            <text:p>256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7.75" table:style-name="ce2">
            <text:p>217,75</text:p>
          </table:table-cell>
          <table:table-cell office:value-type="float" office:value="227.45000000000002" table:style-name="ce2">
            <text:p>227,45</text:p>
          </table:table-cell>
          <table:table-cell office:value-type="float" office:value="260.83" table:style-name="ce2">
            <text:p>260,83</text:p>
          </table:table-cell>
          <table:table-cell office:value-type="float" office:value="268.24" table:style-name="ce2">
            <text:p>268,24</text:p>
          </table:table-cell>
          <table:table-cell office:value-type="float" office:value="260.54000000000002" table:style-name="ce2">
            <text:p>260,54</text:p>
          </table:table-cell>
          <table:table-cell office:value-type="float" office:value="262.98" table:style-name="ce2">
            <text:p>262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2.64000000000001" table:style-name="ce2">
            <text:p>192,64</text:p>
          </table:table-cell>
          <table:table-cell office:value-type="float" office:value="202.98000000000002" table:style-name="ce2">
            <text:p>202,98</text:p>
          </table:table-cell>
          <table:table-cell office:value-type="float" office:value="240.59" table:style-name="ce2">
            <text:p>240,59</text:p>
          </table:table-cell>
          <table:table-cell office:value-type="float" office:value="244.21" table:style-name="ce2">
            <text:p>244,21</text:p>
          </table:table-cell>
          <table:table-cell office:value-type="float" office:value="252.45000000000002" table:style-name="ce2">
            <text:p>252,45</text:p>
          </table:table-cell>
          <table:table-cell office:value-type="float" office:value="254.64000000000001" table:style-name="ce2">
            <text:p>254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Tocantin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7.05" table:style-name="ce2">
            <text:p>197,05</text:p>
          </table:table-cell>
          <table:table-cell office:value-type="float" office:value="207.27" table:style-name="ce2">
            <text:p>207,27</text:p>
          </table:table-cell>
          <table:table-cell office:value-type="float" office:value="244.36" table:style-name="ce2">
            <text:p>244,36</text:p>
          </table:table-cell>
          <table:table-cell office:value-type="float" office:value="248.69" table:style-name="ce2">
            <text:p>248,69</text:p>
          </table:table-cell>
          <table:table-cell office:value-type="float" office:value="254.06" table:style-name="ce2">
            <text:p>254,06</text:p>
          </table:table-cell>
          <table:table-cell office:value-type="float" office:value="256.3" table:style-name="ce2">
            <text:p>256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3.96" table:style-name="ce2">
            <text:p>173,96</text:p>
          </table:table-cell>
          <table:table-cell office:value-type="float" office:value="178.56" table:style-name="ce2">
            <text:p>178,56</text:p>
          </table:table-cell>
          <table:table-cell office:value-type="float" office:value="229.52" table:style-name="ce2">
            <text:p>229,52</text:p>
          </table:table-cell>
          <table:table-cell office:value-type="float" office:value="226.39000000000001" table:style-name="ce2">
            <text:p>226,39</text:p>
          </table:table-cell>
          <table:table-cell office:value-type="float" office:value="250.91" table:style-name="ce2">
            <text:p>250,91</text:p>
          </table:table-cell>
          <table:table-cell office:value-type="float" office:value="245.49" table:style-name="ce2">
            <text:p>245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34.18" table:style-name="ce2">
            <text:p>134,18</text:p>
          </table:table-cell>
          <table:table-cell office:value-type="float" office:value="161.16" table:style-name="ce2">
            <text:p>161,16</text:p>
          </table:table-cell>
          <table:table-cell office:value-type="float" office:value="182.84" table:style-name="ce2">
            <text:p>182,84</text:p>
          </table:table-cell>
          <table:table-cell office:value-type="float" office:value="205.93" table:style-name="ce2">
            <text:p>205,93</text:p>
          </table:table-cell>
          <table:table-cell office:value-type="float" office:value="229.34" table:style-name="ce2">
            <text:p>229,34</text:p>
          </table:table-cell>
          <table:table-cell office:value-type="float" office:value="236.12" table:style-name="ce2">
            <text:p>236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45.09" table:style-name="ce2">
            <text:p>145,09</text:p>
          </table:table-cell>
          <table:table-cell office:value-type="float" office:value="165.93" table:style-name="ce2">
            <text:p>165,93</text:p>
          </table:table-cell>
          <table:table-cell office:value-type="float" office:value="195.31" table:style-name="ce2">
            <text:p>195,31</text:p>
          </table:table-cell>
          <table:table-cell office:value-type="float" office:value="211.4" table:style-name="ce2">
            <text:p>211,4</text:p>
          </table:table-cell>
          <table:table-cell office:value-type="float" office:value="230.81" table:style-name="ce2">
            <text:p>230,81</text:p>
          </table:table-cell>
          <table:table-cell office:value-type="float" office:value="236.76" table:style-name="ce2">
            <text:p>236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2.33" table:style-name="ce2">
            <text:p>192,33</text:p>
          </table:table-cell>
          <table:table-cell office:value-type="float" office:value="195.28" table:style-name="ce2">
            <text:p>195,28</text:p>
          </table:table-cell>
          <table:table-cell office:value-type="float" office:value="241.35" table:style-name="ce2">
            <text:p>241,35</text:p>
          </table:table-cell>
          <table:table-cell office:value-type="float" office:value="235.95000000000002" table:style-name="ce2">
            <text:p>235,95</text:p>
          </table:table-cell>
          <table:table-cell office:value-type="float" office:value="258.01" table:style-name="ce2">
            <text:p>258,01</text:p>
          </table:table-cell>
          <table:table-cell office:value-type="float" office:value="246.99" table:style-name="ce2">
            <text:p>246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59.67000000000002" table:style-name="ce2">
            <text:p>159,67</text:p>
          </table:table-cell>
          <table:table-cell office:value-type="float" office:value="176.38" table:style-name="ce2">
            <text:p>176,38</text:p>
          </table:table-cell>
          <table:table-cell office:value-type="float" office:value="218.51" table:style-name="ce2">
            <text:p>218,51</text:p>
          </table:table-cell>
          <table:table-cell office:value-type="float" office:value="226.01" table:style-name="ce2">
            <text:p>226,01</text:p>
          </table:table-cell>
          <table:table-cell office:value-type="float" office:value="240.07" table:style-name="ce2">
            <text:p>240,07</text:p>
          </table:table-cell>
          <table:table-cell office:value-type="float" office:value="244.81" table:style-name="ce2">
            <text:p>244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5.20000000000002" table:style-name="ce2">
            <text:p>185,2</text:p>
          </table:table-cell>
          <table:table-cell office:value-type="float" office:value="191.16" table:style-name="ce2">
            <text:p>191,16</text:p>
          </table:table-cell>
          <table:table-cell office:value-type="float" office:value="232.03" table:style-name="ce2">
            <text:p>232,03</text:p>
          </table:table-cell>
          <table:table-cell office:value-type="float" office:value="231.89000000000001" table:style-name="ce2">
            <text:p>231,89</text:p>
          </table:table-cell>
          <table:table-cell office:value-type="float" office:value="242.82" table:style-name="ce2">
            <text:p>242,82</text:p>
          </table:table-cell>
          <table:table-cell office:value-type="float" office:value="245.14000000000001" table:style-name="ce2">
            <text:p>245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3.46" table:style-name="ce2">
            <text:p>193,46</text:p>
          </table:table-cell>
          <table:table-cell office:value-type="float" office:value="196.31" table:style-name="ce2">
            <text:p>196,31</text:p>
          </table:table-cell>
          <table:table-cell office:value-type="float" office:value="242.53" table:style-name="ce2">
            <text:p>242,53</text:p>
          </table:table-cell>
          <table:table-cell office:value-type="float" office:value="236.91" table:style-name="ce2">
            <text:p>236,91</text:p>
          </table:table-cell>
          <table:table-cell office:value-type="float" office:value="258.5" table:style-name="ce2">
            <text:p>258,5</text:p>
          </table:table-cell>
          <table:table-cell office:value-type="float" office:value="247.09" table:style-name="ce2">
            <text:p>247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0.39000000000001" table:style-name="ce2">
            <text:p>190,39</text:p>
          </table:table-cell>
          <table:table-cell office:value-type="float" office:value="194.71" table:style-name="ce2">
            <text:p>194,71</text:p>
          </table:table-cell>
          <table:table-cell office:value-type="float" office:value="238.78" table:style-name="ce2">
            <text:p>238,78</text:p>
          </table:table-cell>
          <table:table-cell office:value-type="float" office:value="237.41" table:style-name="ce2">
            <text:p>237,41</text:p>
          </table:table-cell>
          <table:table-cell office:value-type="float" office:value="242.1" table:style-name="ce2">
            <text:p>242,1</text:p>
          </table:table-cell>
          <table:table-cell office:value-type="float" office:value="246.46" table:style-name="ce2">
            <text:p>246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3.09" table:style-name="ce2">
            <text:p>193,09</text:p>
          </table:table-cell>
          <table:table-cell office:value-type="float" office:value="196.12" table:style-name="ce2">
            <text:p>196,12</text:p>
          </table:table-cell>
          <table:table-cell office:value-type="float" office:value="241.31" table:style-name="ce2">
            <text:p>241,31</text:p>
          </table:table-cell>
          <table:table-cell office:value-type="float" office:value="237.08" table:style-name="ce2">
            <text:p>237,08</text:p>
          </table:table-cell>
          <table:table-cell office:value-type="float" office:value="244.86" table:style-name="ce2">
            <text:p>244,86</text:p>
          </table:table-cell>
          <table:table-cell office:value-type="float" office:value="246.56" table:style-name="ce2">
            <text:p>246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28.81" table:style-name="ce2">
            <text:p>228,81</text:p>
          </table:table-cell>
          <table:table-cell office:value-type="float" office:value="216.25" table:style-name="ce2">
            <text:p>216,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28.81" table:style-name="ce2">
            <text:p>228,81</text:p>
          </table:table-cell>
          <table:table-cell office:value-type="float" office:value="216.25" table:style-name="ce2">
            <text:p>216,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6.44" table:style-name="ce2">
            <text:p>246,44</text:p>
          </table:table-cell>
          <table:table-cell office:value-type="float" office:value="250.17000000000002" table:style-name="ce2">
            <text:p>250,17</text:p>
          </table:table-cell>
          <table:table-cell office:value-type="float" office:value="302.98" table:style-name="ce2">
            <text:p>302,98</text:p>
          </table:table-cell>
          <table:table-cell office:value-type="float" office:value="304.57" table:style-name="ce2">
            <text:p>304,57</text:p>
          </table:table-cell>
          <table:table-cell office:value-type="float" office:value="318.34000000000003" table:style-name="ce2">
            <text:p>318,34</text:p>
          </table:table-cell>
          <table:table-cell office:value-type="float" office:value="328.6" table:style-name="ce2">
            <text:p>328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8.81" table:style-name="ce2">
            <text:p>228,81</text:p>
          </table:table-cell>
          <table:table-cell office:value-type="float" office:value="216.25" table:style-name="ce2">
            <text:p>216,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3.31" table:style-name="ce2">
            <text:p>243,31</text:p>
          </table:table-cell>
          <table:table-cell office:value-type="float" office:value="244.16" table:style-name="ce2">
            <text:p>244,16</text:p>
          </table:table-cell>
          <table:table-cell office:value-type="float" office:value="302.98" table:style-name="ce2">
            <text:p>302,98</text:p>
          </table:table-cell>
          <table:table-cell office:value-type="float" office:value="304.57" table:style-name="ce2">
            <text:p>304,57</text:p>
          </table:table-cell>
          <table:table-cell office:value-type="float" office:value="318.34000000000003" table:style-name="ce2">
            <text:p>318,34</text:p>
          </table:table-cell>
          <table:table-cell office:value-type="float" office:value="328.6" table:style-name="ce2">
            <text:p>328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6.44" table:style-name="ce2">
            <text:p>246,44</text:p>
          </table:table-cell>
          <table:table-cell office:value-type="float" office:value="250.17000000000002" table:style-name="ce2">
            <text:p>250,17</text:p>
          </table:table-cell>
          <table:table-cell office:value-type="float" office:value="302.98" table:style-name="ce2">
            <text:p>302,98</text:p>
          </table:table-cell>
          <table:table-cell office:value-type="float" office:value="304.57" table:style-name="ce2">
            <text:p>304,57</text:p>
          </table:table-cell>
          <table:table-cell office:value-type="float" office:value="318.34000000000003" table:style-name="ce2">
            <text:p>318,34</text:p>
          </table:table-cell>
          <table:table-cell office:value-type="float" office:value="328.6" table:style-name="ce2">
            <text:p>328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6.44" table:style-name="ce2">
            <text:p>246,44</text:p>
          </table:table-cell>
          <table:table-cell office:value-type="float" office:value="250.17000000000002" table:style-name="ce2">
            <text:p>250,17</text:p>
          </table:table-cell>
          <table:table-cell office:value-type="float" office:value="302.98" table:style-name="ce2">
            <text:p>302,98</text:p>
          </table:table-cell>
          <table:table-cell office:value-type="float" office:value="304.57" table:style-name="ce2">
            <text:p>304,57</text:p>
          </table:table-cell>
          <table:table-cell office:value-type="float" office:value="318.34000000000003" table:style-name="ce2">
            <text:p>318,34</text:p>
          </table:table-cell>
          <table:table-cell office:value-type="float" office:value="328.6" table:style-name="ce2">
            <text:p>328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4.83" table:style-name="ce2">
            <text:p>174,83</text:p>
          </table:table-cell>
          <table:table-cell office:value-type="float" office:value="184.63" table:style-name="ce2">
            <text:p>184,63</text:p>
          </table:table-cell>
          <table:table-cell office:value-type="float" office:value="229.17000000000002" table:style-name="ce2">
            <text:p>229,17</text:p>
          </table:table-cell>
          <table:table-cell office:value-type="float" office:value="229.51" table:style-name="ce2">
            <text:p>229,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4.61" table:style-name="ce2">
            <text:p>164,61</text:p>
          </table:table-cell>
          <table:table-cell office:value-type="float" office:value="177.31" table:style-name="ce2">
            <text:p>177,31</text:p>
          </table:table-cell>
          <table:table-cell office:value-type="float" office:value="218.25" table:style-name="ce2">
            <text:p>218,25</text:p>
          </table:table-cell>
          <table:table-cell office:value-type="float" office:value="222.58" table:style-name="ce2">
            <text:p>222,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5.19" table:style-name="ce2">
            <text:p>165,19</text:p>
          </table:table-cell>
          <table:table-cell office:value-type="float" office:value="177.73" table:style-name="ce2">
            <text:p>177,73</text:p>
          </table:table-cell>
          <table:table-cell office:value-type="float" office:value="218.62" table:style-name="ce2">
            <text:p>218,62</text:p>
          </table:table-cell>
          <table:table-cell office:value-type="float" office:value="222.82" table:style-name="ce2">
            <text:p>222,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1.64000000000001" table:style-name="ce2">
            <text:p>181,64</text:p>
          </table:table-cell>
          <table:table-cell office:value-type="float" office:value="189.72" table:style-name="ce2">
            <text:p>189,72</text:p>
          </table:table-cell>
          <table:table-cell office:value-type="float" office:value="234.13" table:style-name="ce2">
            <text:p>234,13</text:p>
          </table:table-cell>
          <table:table-cell office:value-type="float" office:value="231.89000000000001" table:style-name="ce2">
            <text:p>231,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2.34" table:style-name="ce2">
            <text:p>172,34</text:p>
          </table:table-cell>
          <table:table-cell office:value-type="float" office:value="183.84" table:style-name="ce2">
            <text:p>183,84</text:p>
          </table:table-cell>
          <table:table-cell office:value-type="float" office:value="225.67000000000002" table:style-name="ce2">
            <text:p>225,67</text:p>
          </table:table-cell>
          <table:table-cell office:value-type="float" office:value="227.19" table:style-name="ce2">
            <text:p>227,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3.01" table:style-name="ce2">
            <text:p>173,01</text:p>
          </table:table-cell>
          <table:table-cell office:value-type="float" office:value="184.26" table:style-name="ce2">
            <text:p>184,26</text:p>
          </table:table-cell>
          <table:table-cell office:value-type="float" office:value="226.11" table:style-name="ce2">
            <text:p>226,11</text:p>
          </table:table-cell>
          <table:table-cell office:value-type="float" office:value="227.44" table:style-name="ce2">
            <text:p>227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3.96" table:style-name="ce2">
            <text:p>183,96</text:p>
          </table:table-cell>
          <table:table-cell office:value-type="float" office:value="191.45000000000002" table:style-name="ce2">
            <text:p>191,45</text:p>
          </table:table-cell>
          <table:table-cell office:value-type="float" office:value="235.52" table:style-name="ce2">
            <text:p>235,52</text:p>
          </table:table-cell>
          <table:table-cell office:value-type="float" office:value="232.56" table:style-name="ce2">
            <text:p>232,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6.1" table:style-name="ce2">
            <text:p>176,1</text:p>
          </table:table-cell>
          <table:table-cell office:value-type="float" office:value="187.02" table:style-name="ce2">
            <text:p>187,02</text:p>
          </table:table-cell>
          <table:table-cell office:value-type="float" office:value="229.59" table:style-name="ce2">
            <text:p>229,59</text:p>
          </table:table-cell>
          <table:table-cell office:value-type="float" office:value="229.63" table:style-name="ce2">
            <text:p>229,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6.73" table:style-name="ce2">
            <text:p>176,73</text:p>
          </table:table-cell>
          <table:table-cell office:value-type="float" office:value="187.37" table:style-name="ce2">
            <text:p>187,37</text:p>
          </table:table-cell>
          <table:table-cell office:value-type="float" office:value="229.95000000000002" table:style-name="ce2">
            <text:p>229,95</text:p>
          </table:table-cell>
          <table:table-cell office:value-type="float" office:value="229.81" table:style-name="ce2">
            <text:p>229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1.39000000000001" table:style-name="ce2">
            <text:p>191,39</text:p>
          </table:table-cell>
          <table:table-cell office:value-type="float" office:value="190.14000000000001" table:style-name="ce2">
            <text:p>190,14</text:p>
          </table:table-cell>
          <table:table-cell office:value-type="float" office:value="258.45" table:style-name="ce2">
            <text:p>258,45</text:p>
          </table:table-cell>
          <table:table-cell office:value-type="float" office:value="246.85" table:style-name="ce2">
            <text:p>246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7.28" table:style-name="ce2">
            <text:p>207,28</text:p>
          </table:table-cell>
          <table:table-cell office:value-type="float" office:value="202.5" table:style-name="ce2">
            <text:p>202,5</text:p>
          </table:table-cell>
          <table:table-cell office:value-type="float" office:value="245.05" table:style-name="ce2">
            <text:p>245,05</text:p>
          </table:table-cell>
          <table:table-cell office:value-type="float" office:value="241.02" table:style-name="ce2">
            <text:p>241,02</text:p>
          </table:table-cell>
          <table:table-cell office:value-type="float" office:value="309.43" table:style-name="ce2">
            <text:p>309,43</text:p>
          </table:table-cell>
          <table:table-cell office:value-type="float" office:value="289.25" table:style-name="ce2">
            <text:p>289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2.49" table:style-name="ce2">
            <text:p>202,49</text:p>
          </table:table-cell>
          <table:table-cell office:value-type="float" office:value="198.77" table:style-name="ce2">
            <text:p>198,77</text:p>
          </table:table-cell>
          <table:table-cell office:value-type="float" office:value="248.39000000000001" table:style-name="ce2">
            <text:p>248,39</text:p>
          </table:table-cell>
          <table:table-cell office:value-type="float" office:value="242.47" table:style-name="ce2">
            <text:p>242,47</text:p>
          </table:table-cell>
          <table:table-cell office:value-type="float" office:value="309.43" table:style-name="ce2">
            <text:p>309,43</text:p>
          </table:table-cell>
          <table:table-cell office:value-type="float" office:value="289.25" table:style-name="ce2">
            <text:p>289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0.29" table:style-name="ce2">
            <text:p>220,29</text:p>
          </table:table-cell>
          <table:table-cell office:value-type="float" office:value="224.94" table:style-name="ce2">
            <text:p>224,94</text:p>
          </table:table-cell>
          <table:table-cell office:value-type="float" office:value="278.65000000000003" table:style-name="ce2">
            <text:p>278,65</text:p>
          </table:table-cell>
          <table:table-cell office:value-type="float" office:value="278.76" table:style-name="ce2">
            <text:p>278,76</text:p>
          </table:table-cell>
          <table:table-cell office:value-type="float" office:value="289.99" table:style-name="ce2">
            <text:p>289,99</text:p>
          </table:table-cell>
          <table:table-cell office:value-type="float" office:value="277.82" table:style-name="ce2">
            <text:p>277,8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8.62" table:style-name="ce2">
            <text:p>218,62</text:p>
          </table:table-cell>
          <table:table-cell office:value-type="float" office:value="220.41" table:style-name="ce2">
            <text:p>220,41</text:p>
          </table:table-cell>
          <table:table-cell office:value-type="float" office:value="267.63" table:style-name="ce2">
            <text:p>267,63</text:p>
          </table:table-cell>
          <table:table-cell office:value-type="float" office:value="269.70999999999998" table:style-name="ce2">
            <text:p>269,71</text:p>
          </table:table-cell>
          <table:table-cell office:value-type="float" office:value="294.20999999999998" table:style-name="ce2">
            <text:p>294,21</text:p>
          </table:table-cell>
          <table:table-cell office:value-type="float" office:value="280.58" table:style-name="ce2">
            <text:p>280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9.28" table:style-name="ce2">
            <text:p>219,28</text:p>
          </table:table-cell>
          <table:table-cell office:value-type="float" office:value="222.20000000000002" table:style-name="ce2">
            <text:p>222,2</text:p>
          </table:table-cell>
          <table:table-cell office:value-type="float" office:value="272.24" table:style-name="ce2">
            <text:p>272,24</text:p>
          </table:table-cell>
          <table:table-cell office:value-type="float" office:value="273.49" table:style-name="ce2">
            <text:p>273,49</text:p>
          </table:table-cell>
          <table:table-cell office:value-type="float" office:value="292.10000000000002" table:style-name="ce2">
            <text:p>292,1</text:p>
          </table:table-cell>
          <table:table-cell office:value-type="float" office:value="279.19" table:style-name="ce2">
            <text:p>279,1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1.69" table:style-name="ce2">
            <text:p>221,69</text:p>
          </table:table-cell>
          <table:table-cell office:value-type="float" office:value="226.63" table:style-name="ce2">
            <text:p>226,63</text:p>
          </table:table-cell>
          <table:table-cell office:value-type="float" office:value="279.38" table:style-name="ce2">
            <text:p>279,38</text:p>
          </table:table-cell>
          <table:table-cell office:value-type="float" office:value="279.91000000000003" table:style-name="ce2">
            <text:p>279,91</text:p>
          </table:table-cell>
          <table:table-cell office:value-type="float" office:value="289.99" table:style-name="ce2">
            <text:p>289,99</text:p>
          </table:table-cell>
          <table:table-cell office:value-type="float" office:value="277.82" table:style-name="ce2">
            <text:p>277,8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9.48000000000002" table:style-name="ce2">
            <text:p>219,48</text:p>
          </table:table-cell>
          <table:table-cell office:value-type="float" office:value="221.77" table:style-name="ce2">
            <text:p>221,77</text:p>
          </table:table-cell>
          <table:table-cell office:value-type="float" office:value="269.49" table:style-name="ce2">
            <text:p>269,49</text:p>
          </table:table-cell>
          <table:table-cell office:value-type="float" office:value="272.07" table:style-name="ce2">
            <text:p>272,07</text:p>
          </table:table-cell>
          <table:table-cell office:value-type="float" office:value="292.31" table:style-name="ce2">
            <text:p>292,31</text:p>
          </table:table-cell>
          <table:table-cell office:value-type="float" office:value="279.5" table:style-name="ce2">
            <text:p>279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0.37" table:style-name="ce2">
            <text:p>220,37</text:p>
          </table:table-cell>
          <table:table-cell office:value-type="float" office:value="223.72" table:style-name="ce2">
            <text:p>223,72</text:p>
          </table:table-cell>
          <table:table-cell office:value-type="float" office:value="273.73" table:style-name="ce2">
            <text:p>273,73</text:p>
          </table:table-cell>
          <table:table-cell office:value-type="float" office:value="275.43" table:style-name="ce2">
            <text:p>275,43</text:p>
          </table:table-cell>
          <table:table-cell office:value-type="float" office:value="291.08" table:style-name="ce2">
            <text:p>291,08</text:p>
          </table:table-cell>
          <table:table-cell office:value-type="float" office:value="278.61" table:style-name="ce2">
            <text:p>278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4.75" table:style-name="ce2">
            <text:p>174,75</text:p>
          </table:table-cell>
          <table:table-cell office:value-type="float" office:value="184.08" table:style-name="ce2">
            <text:p>184,08</text:p>
          </table:table-cell>
          <table:table-cell office:value-type="float" office:value="229.31" table:style-name="ce2">
            <text:p>229,31</text:p>
          </table:table-cell>
          <table:table-cell office:value-type="float" office:value="228.27" table:style-name="ce2">
            <text:p>228,27</text:p>
          </table:table-cell>
          <table:table-cell office:value-type="float" office:value="250.91" table:style-name="ce2">
            <text:p>250,91</text:p>
          </table:table-cell>
          <table:table-cell office:value-type="float" office:value="245.49" table:style-name="ce2">
            <text:p>245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4.13" table:style-name="ce2">
            <text:p>164,13</text:p>
          </table:table-cell>
          <table:table-cell office:value-type="float" office:value="177.06" table:style-name="ce2">
            <text:p>177,06</text:p>
          </table:table-cell>
          <table:table-cell office:value-type="float" office:value="216.16" table:style-name="ce2">
            <text:p>216,16</text:p>
          </table:table-cell>
          <table:table-cell office:value-type="float" office:value="221.6" table:style-name="ce2">
            <text:p>221,6</text:p>
          </table:table-cell>
          <table:table-cell office:value-type="float" office:value="229.34" table:style-name="ce2">
            <text:p>229,34</text:p>
          </table:table-cell>
          <table:table-cell office:value-type="float" office:value="236.12" table:style-name="ce2">
            <text:p>236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4.78" table:style-name="ce2">
            <text:p>164,78</text:p>
          </table:table-cell>
          <table:table-cell office:value-type="float" office:value="177.49" table:style-name="ce2">
            <text:p>177,49</text:p>
          </table:table-cell>
          <table:table-cell office:value-type="float" office:value="216.84" table:style-name="ce2">
            <text:p>216,84</text:p>
          </table:table-cell>
          <table:table-cell office:value-type="float" office:value="221.94" table:style-name="ce2">
            <text:p>221,94</text:p>
          </table:table-cell>
          <table:table-cell office:value-type="float" office:value="230.81" table:style-name="ce2">
            <text:p>230,81</text:p>
          </table:table-cell>
          <table:table-cell office:value-type="float" office:value="236.76" table:style-name="ce2">
            <text:p>236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4.92000000000002" table:style-name="ce2">
            <text:p>184,92</text:p>
          </table:table-cell>
          <table:table-cell office:value-type="float" office:value="191.43" table:style-name="ce2">
            <text:p>191,43</text:p>
          </table:table-cell>
          <table:table-cell office:value-type="float" office:value="238.54" table:style-name="ce2">
            <text:p>238,54</text:p>
          </table:table-cell>
          <table:table-cell office:value-type="float" office:value="234.38" table:style-name="ce2">
            <text:p>234,38</text:p>
          </table:table-cell>
          <table:table-cell office:value-type="float" office:value="258.01" table:style-name="ce2">
            <text:p>258,01</text:p>
          </table:table-cell>
          <table:table-cell office:value-type="float" office:value="246.99" table:style-name="ce2">
            <text:p>246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2.22" table:style-name="ce2">
            <text:p>172,22</text:p>
          </table:table-cell>
          <table:table-cell office:value-type="float" office:value="183.77" table:style-name="ce2">
            <text:p>183,77</text:p>
          </table:table-cell>
          <table:table-cell office:value-type="float" office:value="225.26" table:style-name="ce2">
            <text:p>225,26</text:p>
          </table:table-cell>
          <table:table-cell office:value-type="float" office:value="227.13" table:style-name="ce2">
            <text:p>227,13</text:p>
          </table:table-cell>
          <table:table-cell office:value-type="float" office:value="240.07" table:style-name="ce2">
            <text:p>240,07</text:p>
          </table:table-cell>
          <table:table-cell office:value-type="float" office:value="244.81" table:style-name="ce2">
            <text:p>244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3.49" table:style-name="ce2">
            <text:p>173,49</text:p>
          </table:table-cell>
          <table:table-cell office:value-type="float" office:value="184.53" table:style-name="ce2">
            <text:p>184,53</text:p>
          </table:table-cell>
          <table:table-cell office:value-type="float" office:value="226.83" table:style-name="ce2">
            <text:p>226,83</text:p>
          </table:table-cell>
          <table:table-cell office:value-type="float" office:value="227.98000000000002" table:style-name="ce2">
            <text:p>227,98</text:p>
          </table:table-cell>
          <table:table-cell office:value-type="float" office:value="242.82" table:style-name="ce2">
            <text:p>242,82</text:p>
          </table:table-cell>
          <table:table-cell office:value-type="float" office:value="245.14000000000001" table:style-name="ce2">
            <text:p>245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7.37" table:style-name="ce2">
            <text:p>187,37</text:p>
          </table:table-cell>
          <table:table-cell office:value-type="float" office:value="193.19" table:style-name="ce2">
            <text:p>193,19</text:p>
          </table:table-cell>
          <table:table-cell office:value-type="float" office:value="240.06" table:style-name="ce2">
            <text:p>240,06</text:p>
          </table:table-cell>
          <table:table-cell office:value-type="float" office:value="235.38" table:style-name="ce2">
            <text:p>235,38</text:p>
          </table:table-cell>
          <table:table-cell office:value-type="float" office:value="258.5" table:style-name="ce2">
            <text:p>258,5</text:p>
          </table:table-cell>
          <table:table-cell office:value-type="float" office:value="247.09" table:style-name="ce2">
            <text:p>247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6.19" table:style-name="ce2">
            <text:p>176,19</text:p>
          </table:table-cell>
          <table:table-cell office:value-type="float" office:value="187.07" table:style-name="ce2">
            <text:p>187,07</text:p>
          </table:table-cell>
          <table:table-cell office:value-type="float" office:value="230.09" table:style-name="ce2">
            <text:p>230,09</text:p>
          </table:table-cell>
          <table:table-cell office:value-type="float" office:value="230.06" table:style-name="ce2">
            <text:p>230,06</text:p>
          </table:table-cell>
          <table:table-cell office:value-type="float" office:value="242.1" table:style-name="ce2">
            <text:p>242,1</text:p>
          </table:table-cell>
          <table:table-cell office:value-type="float" office:value="246.46" table:style-name="ce2">
            <text:p>246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7.51" table:style-name="ce2">
            <text:p>177,51</text:p>
          </table:table-cell>
          <table:table-cell office:value-type="float" office:value="187.79" table:style-name="ce2">
            <text:p>187,79</text:p>
          </table:table-cell>
          <table:table-cell office:value-type="float" office:value="231.59" table:style-name="ce2">
            <text:p>231,59</text:p>
          </table:table-cell>
          <table:table-cell office:value-type="float" office:value="230.86" table:style-name="ce2">
            <text:p>230,86</text:p>
          </table:table-cell>
          <table:table-cell office:value-type="float" office:value="244.86" table:style-name="ce2">
            <text:p>244,86</text:p>
          </table:table-cell>
          <table:table-cell office:value-type="float" office:value="246.56" table:style-name="ce2">
            <text:p>246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4.75" table:style-name="ce2">
            <text:p>174,75</text:p>
          </table:table-cell>
          <table:table-cell office:value-type="float" office:value="184.08" table:style-name="ce2">
            <text:p>184,08</text:p>
          </table:table-cell>
          <table:table-cell office:value-type="float" office:value="229.31" table:style-name="ce2">
            <text:p>229,31</text:p>
          </table:table-cell>
          <table:table-cell office:value-type="float" office:value="228.27" table:style-name="ce2">
            <text:p>228,27</text:p>
          </table:table-cell>
          <table:table-cell office:value-type="float" office:value="250.91" table:style-name="ce2">
            <text:p>250,91</text:p>
          </table:table-cell>
          <table:table-cell office:value-type="float" office:value="245.49" table:style-name="ce2">
            <text:p>245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4.15" table:style-name="ce2">
            <text:p>164,15</text:p>
          </table:table-cell>
          <table:table-cell office:value-type="float" office:value="177.07" table:style-name="ce2">
            <text:p>177,07</text:p>
          </table:table-cell>
          <table:table-cell office:value-type="float" office:value="216.16" table:style-name="ce2">
            <text:p>216,16</text:p>
          </table:table-cell>
          <table:table-cell office:value-type="float" office:value="221.6" table:style-name="ce2">
            <text:p>221,6</text:p>
          </table:table-cell>
          <table:table-cell office:value-type="float" office:value="229.34" table:style-name="ce2">
            <text:p>229,34</text:p>
          </table:table-cell>
          <table:table-cell office:value-type="float" office:value="236.12" table:style-name="ce2">
            <text:p>236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4.8" table:style-name="ce2">
            <text:p>164,8</text:p>
          </table:table-cell>
          <table:table-cell office:value-type="float" office:value="177.5" table:style-name="ce2">
            <text:p>177,5</text:p>
          </table:table-cell>
          <table:table-cell office:value-type="float" office:value="216.84" table:style-name="ce2">
            <text:p>216,84</text:p>
          </table:table-cell>
          <table:table-cell office:value-type="float" office:value="221.94" table:style-name="ce2">
            <text:p>221,94</text:p>
          </table:table-cell>
          <table:table-cell office:value-type="float" office:value="230.81" table:style-name="ce2">
            <text:p>230,81</text:p>
          </table:table-cell>
          <table:table-cell office:value-type="float" office:value="236.76" table:style-name="ce2">
            <text:p>236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5.22" table:style-name="ce2">
            <text:p>185,22</text:p>
          </table:table-cell>
          <table:table-cell office:value-type="float" office:value="191.71" table:style-name="ce2">
            <text:p>191,71</text:p>
          </table:table-cell>
          <table:table-cell office:value-type="float" office:value="238.92000000000002" table:style-name="ce2">
            <text:p>238,92</text:p>
          </table:table-cell>
          <table:table-cell office:value-type="float" office:value="234.79" table:style-name="ce2">
            <text:p>234,79</text:p>
          </table:table-cell>
          <table:table-cell office:value-type="float" office:value="258.42" table:style-name="ce2">
            <text:p>258,42</text:p>
          </table:table-cell>
          <table:table-cell office:value-type="float" office:value="247.54" table:style-name="ce2">
            <text:p>247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2.22" table:style-name="ce2">
            <text:p>172,22</text:p>
          </table:table-cell>
          <table:table-cell office:value-type="float" office:value="183.77" table:style-name="ce2">
            <text:p>183,77</text:p>
          </table:table-cell>
          <table:table-cell office:value-type="float" office:value="225.26" table:style-name="ce2">
            <text:p>225,26</text:p>
          </table:table-cell>
          <table:table-cell office:value-type="float" office:value="227.13" table:style-name="ce2">
            <text:p>227,13</text:p>
          </table:table-cell>
          <table:table-cell office:value-type="float" office:value="240.07" table:style-name="ce2">
            <text:p>240,07</text:p>
          </table:table-cell>
          <table:table-cell office:value-type="float" office:value="244.81" table:style-name="ce2">
            <text:p>244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3.53" table:style-name="ce2">
            <text:p>173,53</text:p>
          </table:table-cell>
          <table:table-cell office:value-type="float" office:value="184.57" table:style-name="ce2">
            <text:p>184,57</text:p>
          </table:table-cell>
          <table:table-cell office:value-type="float" office:value="226.89000000000001" table:style-name="ce2">
            <text:p>226,89</text:p>
          </table:table-cell>
          <table:table-cell office:value-type="float" office:value="228.04" table:style-name="ce2">
            <text:p>228,04</text:p>
          </table:table-cell>
          <table:table-cell office:value-type="float" office:value="242.9" table:style-name="ce2">
            <text:p>242,9</text:p>
          </table:table-cell>
          <table:table-cell office:value-type="float" office:value="245.23000000000002" table:style-name="ce2">
            <text:p>245,2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7.72" table:style-name="ce2">
            <text:p>187,72</text:p>
          </table:table-cell>
          <table:table-cell office:value-type="float" office:value="193.53" table:style-name="ce2">
            <text:p>193,53</text:p>
          </table:table-cell>
          <table:table-cell office:value-type="float" office:value="240.49" table:style-name="ce2">
            <text:p>240,49</text:p>
          </table:table-cell>
          <table:table-cell office:value-type="float" office:value="235.85" table:style-name="ce2">
            <text:p>235,85</text:p>
          </table:table-cell>
          <table:table-cell office:value-type="float" office:value="258.93" table:style-name="ce2">
            <text:p>258,93</text:p>
          </table:table-cell>
          <table:table-cell office:value-type="float" office:value="247.68" table:style-name="ce2">
            <text:p>247,6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6.19" table:style-name="ce2">
            <text:p>176,19</text:p>
          </table:table-cell>
          <table:table-cell office:value-type="float" office:value="187.07" table:style-name="ce2">
            <text:p>187,07</text:p>
          </table:table-cell>
          <table:table-cell office:value-type="float" office:value="230.09" table:style-name="ce2">
            <text:p>230,09</text:p>
          </table:table-cell>
          <table:table-cell office:value-type="float" office:value="230.06" table:style-name="ce2">
            <text:p>230,06</text:p>
          </table:table-cell>
          <table:table-cell office:value-type="float" office:value="242.1" table:style-name="ce2">
            <text:p>242,1</text:p>
          </table:table-cell>
          <table:table-cell office:value-type="float" office:value="246.46" table:style-name="ce2">
            <text:p>246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7.56" table:style-name="ce2">
            <text:p>177,56</text:p>
          </table:table-cell>
          <table:table-cell office:value-type="float" office:value="187.83" table:style-name="ce2">
            <text:p>187,83</text:p>
          </table:table-cell>
          <table:table-cell office:value-type="float" office:value="231.66" table:style-name="ce2">
            <text:p>231,66</text:p>
          </table:table-cell>
          <table:table-cell office:value-type="float" office:value="230.93" table:style-name="ce2">
            <text:p>230,93</text:p>
          </table:table-cell>
          <table:table-cell office:value-type="float" office:value="244.95000000000002" table:style-name="ce2">
            <text:p>244,95</text:p>
          </table:table-cell>
          <table:table-cell office:value-type="float" office:value="246.66" table:style-name="ce2">
            <text:p>246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6.45000000000002" table:style-name="ce2">
            <text:p>176,45</text:p>
          </table:table-cell>
          <table:table-cell office:value-type="float" office:value="184.70000000000002" table:style-name="ce2">
            <text:p>184,7</text:p>
          </table:table-cell>
          <table:table-cell office:value-type="float" office:value="231.62" table:style-name="ce2">
            <text:p>231,62</text:p>
          </table:table-cell>
          <table:table-cell office:value-type="float" office:value="229.75" table:style-name="ce2">
            <text:p>229,75</text:p>
          </table:table-cell>
          <table:table-cell office:value-type="float" office:value="250.91" table:style-name="ce2">
            <text:p>250,91</text:p>
          </table:table-cell>
          <table:table-cell office:value-type="float" office:value="245.49" table:style-name="ce2">
            <text:p>245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4.88" table:style-name="ce2">
            <text:p>164,88</text:p>
          </table:table-cell>
          <table:table-cell office:value-type="float" office:value="177.5" table:style-name="ce2">
            <text:p>177,5</text:p>
          </table:table-cell>
          <table:table-cell office:value-type="float" office:value="216.56" table:style-name="ce2">
            <text:p>216,56</text:p>
          </table:table-cell>
          <table:table-cell office:value-type="float" office:value="221.87" table:style-name="ce2">
            <text:p>221,87</text:p>
          </table:table-cell>
          <table:table-cell office:value-type="float" office:value="231.74" table:style-name="ce2">
            <text:p>231,74</text:p>
          </table:table-cell>
          <table:table-cell office:value-type="float" office:value="237.71" table:style-name="ce2">
            <text:p>237,7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5.65" table:style-name="ce2">
            <text:p>165,65</text:p>
          </table:table-cell>
          <table:table-cell office:value-type="float" office:value="177.98" table:style-name="ce2">
            <text:p>177,98</text:p>
          </table:table-cell>
          <table:table-cell office:value-type="float" office:value="217.39000000000001" table:style-name="ce2">
            <text:p>217,39</text:p>
          </table:table-cell>
          <table:table-cell office:value-type="float" office:value="222.31" table:style-name="ce2">
            <text:p>222,31</text:p>
          </table:table-cell>
          <table:table-cell office:value-type="float" office:value="233" table:style-name="ce2">
            <text:p>233</text:p>
          </table:table-cell>
          <table:table-cell office:value-type="float" office:value="238.22" table:style-name="ce2">
            <text:p>238,2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6.47" table:style-name="ce2">
            <text:p>196,47</text:p>
          </table:table-cell>
          <table:table-cell office:value-type="float" office:value="202.37" table:style-name="ce2">
            <text:p>202,37</text:p>
          </table:table-cell>
          <table:table-cell office:value-type="float" office:value="249.11" table:style-name="ce2">
            <text:p>249,11</text:p>
          </table:table-cell>
          <table:table-cell office:value-type="float" office:value="246.07" table:style-name="ce2">
            <text:p>246,07</text:p>
          </table:table-cell>
          <table:table-cell office:value-type="float" office:value="264.62" table:style-name="ce2">
            <text:p>264,62</text:p>
          </table:table-cell>
          <table:table-cell office:value-type="float" office:value="253.48000000000002" table:style-name="ce2">
            <text:p>253,4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5.67000000000002" table:style-name="ce2">
            <text:p>175,67</text:p>
          </table:table-cell>
          <table:table-cell office:value-type="float" office:value="186.49" table:style-name="ce2">
            <text:p>186,49</text:p>
          </table:table-cell>
          <table:table-cell office:value-type="float" office:value="227.84" table:style-name="ce2">
            <text:p>227,84</text:p>
          </table:table-cell>
          <table:table-cell office:value-type="float" office:value="229.72" table:style-name="ce2">
            <text:p>229,72</text:p>
          </table:table-cell>
          <table:table-cell office:value-type="float" office:value="242.36" table:style-name="ce2">
            <text:p>242,36</text:p>
          </table:table-cell>
          <table:table-cell office:value-type="float" office:value="246.32" table:style-name="ce2">
            <text:p>246,3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8.41" table:style-name="ce2">
            <text:p>178,41</text:p>
          </table:table-cell>
          <table:table-cell office:value-type="float" office:value="188.59" table:style-name="ce2">
            <text:p>188,59</text:p>
          </table:table-cell>
          <table:table-cell office:value-type="float" office:value="230.93" table:style-name="ce2">
            <text:p>230,93</text:p>
          </table:table-cell>
          <table:table-cell office:value-type="float" office:value="232.1" table:style-name="ce2">
            <text:p>232,1</text:p>
          </table:table-cell>
          <table:table-cell office:value-type="float" office:value="246.34" table:style-name="ce2">
            <text:p>246,34</text:p>
          </table:table-cell>
          <table:table-cell office:value-type="float" office:value="247.6" table:style-name="ce2">
            <text:p>247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9.89000000000001" table:style-name="ce2">
            <text:p>199,89</text:p>
          </table:table-cell>
          <table:table-cell office:value-type="float" office:value="205.38" table:style-name="ce2">
            <text:p>205,38</text:p>
          </table:table-cell>
          <table:table-cell office:value-type="float" office:value="251.34" table:style-name="ce2">
            <text:p>251,34</text:p>
          </table:table-cell>
          <table:table-cell office:value-type="float" office:value="248.15" table:style-name="ce2">
            <text:p>248,15</text:p>
          </table:table-cell>
          <table:table-cell office:value-type="float" office:value="265.36" table:style-name="ce2">
            <text:p>265,36</text:p>
          </table:table-cell>
          <table:table-cell office:value-type="float" office:value="253.91" table:style-name="ce2">
            <text:p>253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0.52" table:style-name="ce2">
            <text:p>180,52</text:p>
          </table:table-cell>
          <table:table-cell office:value-type="float" office:value="190.54" table:style-name="ce2">
            <text:p>190,54</text:p>
          </table:table-cell>
          <table:table-cell office:value-type="float" office:value="233.4" table:style-name="ce2">
            <text:p>233,4</text:p>
          </table:table-cell>
          <table:table-cell office:value-type="float" office:value="233.58" table:style-name="ce2">
            <text:p>233,58</text:p>
          </table:table-cell>
          <table:table-cell office:value-type="float" office:value="244.35" table:style-name="ce2">
            <text:p>244,35</text:p>
          </table:table-cell>
          <table:table-cell office:value-type="float" office:value="247.94" table:style-name="ce2">
            <text:p>247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ranhã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3.59" table:style-name="ce2">
            <text:p>183,59</text:p>
          </table:table-cell>
          <table:table-cell office:value-type="float" office:value="192.89000000000001" table:style-name="ce2">
            <text:p>192,89</text:p>
          </table:table-cell>
          <table:table-cell office:value-type="float" office:value="236.70000000000002" table:style-name="ce2">
            <text:p>236,7</text:p>
          </table:table-cell>
          <table:table-cell office:value-type="float" office:value="236.26" table:style-name="ce2">
            <text:p>236,26</text:p>
          </table:table-cell>
          <table:table-cell office:value-type="float" office:value="248.49" table:style-name="ce2">
            <text:p>248,49</text:p>
          </table:table-cell>
          <table:table-cell office:value-type="float" office:value="249.11" table:style-name="ce2">
            <text:p>249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6.99" table:style-name="ce2">
            <text:p>236,99</text:p>
          </table:table-cell>
          <table:table-cell office:value-type="float" office:value="241.02" table:style-name="ce2">
            <text:p>241,02</text:p>
          </table:table-cell>
          <table:table-cell office:value-type="float" office:value="226.11" table:style-name="ce2">
            <text:p>226,11</text:p>
          </table:table-cell>
          <table:table-cell office:value-type="float" office:value="235.55" table:style-name="ce2">
            <text:p>235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17.84" table:style-name="ce2">
            <text:p>217,84</text:p>
          </table:table-cell>
          <table:table-cell office:value-type="float" office:value="218.37" table:style-name="ce2">
            <text:p>218,37</text:p>
          </table:table-cell>
          <table:table-cell office:value-type="float" office:value="231.77" table:style-name="ce2">
            <text:p>231,77</text:p>
          </table:table-cell>
          <table:table-cell office:value-type="float" office:value="242.36" table:style-name="ce2">
            <text:p>242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3.11" table:style-name="ce2">
            <text:p>223,11</text:p>
          </table:table-cell>
          <table:table-cell office:value-type="float" office:value="224.61" table:style-name="ce2">
            <text:p>224,61</text:p>
          </table:table-cell>
          <table:table-cell office:value-type="float" office:value="229.68" table:style-name="ce2">
            <text:p>229,68</text:p>
          </table:table-cell>
          <table:table-cell office:value-type="float" office:value="239.84" table:style-name="ce2">
            <text:p>239,8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9.62" table:style-name="ce2">
            <text:p>199,62</text:p>
          </table:table-cell>
          <table:table-cell office:value-type="float" office:value="206.95000000000002" table:style-name="ce2">
            <text:p>206,95</text:p>
          </table:table-cell>
          <table:table-cell office:value-type="float" office:value="248.49" table:style-name="ce2">
            <text:p>248,49</text:p>
          </table:table-cell>
          <table:table-cell office:value-type="float" office:value="247.39000000000001" table:style-name="ce2">
            <text:p>247,39</text:p>
          </table:table-cell>
          <table:table-cell office:value-type="float" office:value="247.77" table:style-name="ce2">
            <text:p>247,77</text:p>
          </table:table-cell>
          <table:table-cell office:value-type="float" office:value="248.87" table:style-name="ce2">
            <text:p>248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4.20000000000002" table:style-name="ce2">
            <text:p>194,2</text:p>
          </table:table-cell>
          <table:table-cell office:value-type="float" office:value="203.46" table:style-name="ce2">
            <text:p>203,46</text:p>
          </table:table-cell>
          <table:table-cell office:value-type="float" office:value="236.15" table:style-name="ce2">
            <text:p>236,15</text:p>
          </table:table-cell>
          <table:table-cell office:value-type="float" office:value="239.46" table:style-name="ce2">
            <text:p>239,46</text:p>
          </table:table-cell>
          <table:table-cell office:value-type="float" office:value="245.92000000000002" table:style-name="ce2">
            <text:p>245,92</text:p>
          </table:table-cell>
          <table:table-cell office:value-type="float" office:value="247.97" table:style-name="ce2">
            <text:p>247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6.94" table:style-name="ce2">
            <text:p>196,94</text:p>
          </table:table-cell>
          <table:table-cell office:value-type="float" office:value="205.22" table:style-name="ce2">
            <text:p>205,22</text:p>
          </table:table-cell>
          <table:table-cell office:value-type="float" office:value="239.49" table:style-name="ce2">
            <text:p>239,49</text:p>
          </table:table-cell>
          <table:table-cell office:value-type="float" office:value="241.61" table:style-name="ce2">
            <text:p>241,61</text:p>
          </table:table-cell>
          <table:table-cell office:value-type="float" office:value="246.4" table:style-name="ce2">
            <text:p>246,4</text:p>
          </table:table-cell>
          <table:table-cell office:value-type="float" office:value="248.21" table:style-name="ce2">
            <text:p>248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9.62" table:style-name="ce2">
            <text:p>199,62</text:p>
          </table:table-cell>
          <table:table-cell office:value-type="float" office:value="206.95000000000002" table:style-name="ce2">
            <text:p>206,95</text:p>
          </table:table-cell>
          <table:table-cell office:value-type="float" office:value="248.58" table:style-name="ce2">
            <text:p>248,58</text:p>
          </table:table-cell>
          <table:table-cell office:value-type="float" office:value="247.44" table:style-name="ce2">
            <text:p>247,44</text:p>
          </table:table-cell>
          <table:table-cell office:value-type="float" office:value="249.72" table:style-name="ce2">
            <text:p>249,72</text:p>
          </table:table-cell>
          <table:table-cell office:value-type="float" office:value="250.07" table:style-name="ce2">
            <text:p>250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4.20000000000002" table:style-name="ce2">
            <text:p>194,2</text:p>
          </table:table-cell>
          <table:table-cell office:value-type="float" office:value="203.46" table:style-name="ce2">
            <text:p>203,46</text:p>
          </table:table-cell>
          <table:table-cell office:value-type="float" office:value="236.3" table:style-name="ce2">
            <text:p>236,3</text:p>
          </table:table-cell>
          <table:table-cell office:value-type="float" office:value="239.64000000000001" table:style-name="ce2">
            <text:p>239,64</text:p>
          </table:table-cell>
          <table:table-cell office:value-type="float" office:value="246.65" table:style-name="ce2">
            <text:p>246,65</text:p>
          </table:table-cell>
          <table:table-cell office:value-type="float" office:value="248.27" table:style-name="ce2">
            <text:p>248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6.94" table:style-name="ce2">
            <text:p>196,94</text:p>
          </table:table-cell>
          <table:table-cell office:value-type="float" office:value="205.22" table:style-name="ce2">
            <text:p>205,22</text:p>
          </table:table-cell>
          <table:table-cell office:value-type="float" office:value="239.63" table:style-name="ce2">
            <text:p>239,63</text:p>
          </table:table-cell>
          <table:table-cell office:value-type="float" office:value="241.75" table:style-name="ce2">
            <text:p>241,75</text:p>
          </table:table-cell>
          <table:table-cell office:value-type="float" office:value="247.43" table:style-name="ce2">
            <text:p>247,43</text:p>
          </table:table-cell>
          <table:table-cell office:value-type="float" office:value="248.72" table:style-name="ce2">
            <text:p>248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7.24" table:style-name="ce2">
            <text:p>267,24</text:p>
          </table:table-cell>
          <table:table-cell office:value-type="float" office:value="264.39" table:style-name="ce2">
            <text:p>264,3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6.78000000000003" table:style-name="ce2">
            <text:p>306,78</text:p>
          </table:table-cell>
          <table:table-cell office:value-type="float" office:value="305.04000000000002" table:style-name="ce2">
            <text:p>305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7.91000000000003" table:style-name="ce2">
            <text:p>297,91</text:p>
          </table:table-cell>
          <table:table-cell office:value-type="float" office:value="295.93" table:style-name="ce2">
            <text:p>295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7.24" table:style-name="ce2">
            <text:p>267,24</text:p>
          </table:table-cell>
          <table:table-cell office:value-type="float" office:value="264.39" table:style-name="ce2">
            <text:p>264,3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6.78000000000003" table:style-name="ce2">
            <text:p>306,78</text:p>
          </table:table-cell>
          <table:table-cell office:value-type="float" office:value="305.04000000000002" table:style-name="ce2">
            <text:p>305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7.91000000000003" table:style-name="ce2">
            <text:p>297,91</text:p>
          </table:table-cell>
          <table:table-cell office:value-type="float" office:value="295.93" table:style-name="ce2">
            <text:p>295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7.05" table:style-name="ce2">
            <text:p>207,05</text:p>
          </table:table-cell>
          <table:table-cell office:value-type="float" office:value="221.52" table:style-name="ce2">
            <text:p>221,52</text:p>
          </table:table-cell>
          <table:table-cell office:value-type="float" office:value="255.88" table:style-name="ce2">
            <text:p>255,88</text:p>
          </table:table-cell>
          <table:table-cell office:value-type="float" office:value="259.77" table:style-name="ce2">
            <text:p>259,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5.75" table:style-name="ce2">
            <text:p>165,75</text:p>
          </table:table-cell>
          <table:table-cell office:value-type="float" office:value="184.17000000000002" table:style-name="ce2">
            <text:p>184,17</text:p>
          </table:table-cell>
          <table:table-cell office:value-type="float" office:value="220.59" table:style-name="ce2">
            <text:p>220,59</text:p>
          </table:table-cell>
          <table:table-cell office:value-type="float" office:value="228.56" table:style-name="ce2">
            <text:p>228,56</text:p>
          </table:table-cell>
          <table:table-cell office:value-type="float" office:value="251.87" table:style-name="ce2">
            <text:p>251,87</text:p>
          </table:table-cell>
          <table:table-cell office:value-type="float" office:value="278.8" table:style-name="ce2">
            <text:p>278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8.52" table:style-name="ce2">
            <text:p>168,52</text:p>
          </table:table-cell>
          <table:table-cell office:value-type="float" office:value="186.68" table:style-name="ce2">
            <text:p>186,68</text:p>
          </table:table-cell>
          <table:table-cell office:value-type="float" office:value="223.24" table:style-name="ce2">
            <text:p>223,24</text:p>
          </table:table-cell>
          <table:table-cell office:value-type="float" office:value="230.9" table:style-name="ce2">
            <text:p>230,9</text:p>
          </table:table-cell>
          <table:table-cell office:value-type="float" office:value="251.87" table:style-name="ce2">
            <text:p>251,87</text:p>
          </table:table-cell>
          <table:table-cell office:value-type="float" office:value="278.8" table:style-name="ce2">
            <text:p>278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4.56" table:style-name="ce2">
            <text:p>214,56</text:p>
          </table:table-cell>
          <table:table-cell office:value-type="float" office:value="228.63" table:style-name="ce2">
            <text:p>228,63</text:p>
          </table:table-cell>
          <table:table-cell office:value-type="float" office:value="261" table:style-name="ce2">
            <text:p>261</text:p>
          </table:table-cell>
          <table:table-cell office:value-type="float" office:value="262.70999999999998" table:style-name="ce2">
            <text:p>262,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6" table:style-name="ce2">
            <text:p>176</text:p>
          </table:table-cell>
          <table:table-cell office:value-type="float" office:value="189.46" table:style-name="ce2">
            <text:p>189,46</text:p>
          </table:table-cell>
          <table:table-cell office:value-type="float" office:value="229.74" table:style-name="ce2">
            <text:p>229,74</text:p>
          </table:table-cell>
          <table:table-cell office:value-type="float" office:value="234.94" table:style-name="ce2">
            <text:p>234,94</text:p>
          </table:table-cell>
          <table:table-cell office:value-type="float" office:value="261.26" table:style-name="ce2">
            <text:p>261,26</text:p>
          </table:table-cell>
          <table:table-cell office:value-type="float" office:value="270.26" table:style-name="ce2">
            <text:p>270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2.33" table:style-name="ce2">
            <text:p>182,33</text:p>
          </table:table-cell>
          <table:table-cell office:value-type="float" office:value="195.88" table:style-name="ce2">
            <text:p>195,88</text:p>
          </table:table-cell>
          <table:table-cell office:value-type="float" office:value="234.68" table:style-name="ce2">
            <text:p>234,68</text:p>
          </table:table-cell>
          <table:table-cell office:value-type="float" office:value="239.33" table:style-name="ce2">
            <text:p>239,33</text:p>
          </table:table-cell>
          <table:table-cell office:value-type="float" office:value="261.26" table:style-name="ce2">
            <text:p>261,26</text:p>
          </table:table-cell>
          <table:table-cell office:value-type="float" office:value="270.26" table:style-name="ce2">
            <text:p>270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5.55" table:style-name="ce2">
            <text:p>215,55</text:p>
          </table:table-cell>
          <table:table-cell office:value-type="float" office:value="229.57" table:style-name="ce2">
            <text:p>229,57</text:p>
          </table:table-cell>
          <table:table-cell office:value-type="float" office:value="262.01" table:style-name="ce2">
            <text:p>262,01</text:p>
          </table:table-cell>
          <table:table-cell office:value-type="float" office:value="263.29000000000002" table:style-name="ce2">
            <text:p>263,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0.8" table:style-name="ce2">
            <text:p>180,8</text:p>
          </table:table-cell>
          <table:table-cell office:value-type="float" office:value="191.93" table:style-name="ce2">
            <text:p>191,93</text:p>
          </table:table-cell>
          <table:table-cell office:value-type="float" office:value="235.33" table:style-name="ce2">
            <text:p>235,33</text:p>
          </table:table-cell>
          <table:table-cell office:value-type="float" office:value="238.84" table:style-name="ce2">
            <text:p>238,84</text:p>
          </table:table-cell>
          <table:table-cell office:value-type="float" office:value="264.51" table:style-name="ce2">
            <text:p>264,51</text:p>
          </table:table-cell>
          <table:table-cell office:value-type="float" office:value="267.31" table:style-name="ce2">
            <text:p>267,3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7.85" table:style-name="ce2">
            <text:p>187,85</text:p>
          </table:table-cell>
          <table:table-cell office:value-type="float" office:value="199.56" table:style-name="ce2">
            <text:p>199,56</text:p>
          </table:table-cell>
          <table:table-cell office:value-type="float" office:value="240.71" table:style-name="ce2">
            <text:p>240,71</text:p>
          </table:table-cell>
          <table:table-cell office:value-type="float" office:value="243.77" table:style-name="ce2">
            <text:p>243,77</text:p>
          </table:table-cell>
          <table:table-cell office:value-type="float" office:value="264.51" table:style-name="ce2">
            <text:p>264,51</text:p>
          </table:table-cell>
          <table:table-cell office:value-type="float" office:value="267.31" table:style-name="ce2">
            <text:p>267,3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5.66" table:style-name="ce2">
            <text:p>225,66</text:p>
          </table:table-cell>
          <table:table-cell office:value-type="float" office:value="233.62" table:style-name="ce2">
            <text:p>233,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1.89000000000001" table:style-name="ce2">
            <text:p>211,89</text:p>
          </table:table-cell>
          <table:table-cell office:value-type="float" office:value="186.08" table:style-name="ce2">
            <text:p>186,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1.89000000000001" table:style-name="ce2">
            <text:p>211,89</text:p>
          </table:table-cell>
          <table:table-cell office:value-type="float" office:value="186.08" table:style-name="ce2">
            <text:p>186,08</text:p>
          </table:table-cell>
          <table:table-cell office:value-type="float" office:value="225.66" table:style-name="ce2">
            <text:p>225,66</text:p>
          </table:table-cell>
          <table:table-cell office:value-type="float" office:value="233.62" table:style-name="ce2">
            <text:p>233,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9.1" table:style-name="ce2">
            <text:p>239,1</text:p>
          </table:table-cell>
          <table:table-cell office:value-type="float" office:value="242.91" table:style-name="ce2">
            <text:p>242,91</text:p>
          </table:table-cell>
          <table:table-cell office:value-type="float" office:value="290.44" table:style-name="ce2">
            <text:p>290,44</text:p>
          </table:table-cell>
          <table:table-cell office:value-type="float" office:value="307.60000000000002" table:style-name="ce2">
            <text:p>307,6</text:p>
          </table:table-cell>
          <table:table-cell office:value-type="float" office:value="310.44" table:style-name="ce2">
            <text:p>310,44</text:p>
          </table:table-cell>
          <table:table-cell office:value-type="float" office:value="309.16000000000003" table:style-name="ce2">
            <text:p>309,1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5.35" table:style-name="ce2">
            <text:p>225,35</text:p>
          </table:table-cell>
          <table:table-cell office:value-type="float" office:value="236.37" table:style-name="ce2">
            <text:p>236,37</text:p>
          </table:table-cell>
          <table:table-cell office:value-type="float" office:value="277.15000000000003" table:style-name="ce2">
            <text:p>277,15</text:p>
          </table:table-cell>
          <table:table-cell office:value-type="float" office:value="281.90000000000003" table:style-name="ce2">
            <text:p>281,9</text:p>
          </table:table-cell>
          <table:table-cell office:value-type="float" office:value="290.95" table:style-name="ce2">
            <text:p>290,95</text:p>
          </table:table-cell>
          <table:table-cell office:value-type="float" office:value="282.5" table:style-name="ce2">
            <text:p>282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2.76" table:style-name="ce2">
            <text:p>232,76</text:p>
          </table:table-cell>
          <table:table-cell office:value-type="float" office:value="239.89000000000001" table:style-name="ce2">
            <text:p>239,89</text:p>
          </table:table-cell>
          <table:table-cell office:value-type="float" office:value="285.64" table:style-name="ce2">
            <text:p>285,64</text:p>
          </table:table-cell>
          <table:table-cell office:value-type="float" office:value="298.32" table:style-name="ce2">
            <text:p>298,32</text:p>
          </table:table-cell>
          <table:table-cell office:value-type="float" office:value="304.10000000000002" table:style-name="ce2">
            <text:p>304,1</text:p>
          </table:table-cell>
          <table:table-cell office:value-type="float" office:value="300.49" table:style-name="ce2">
            <text:p>300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9.1" table:style-name="ce2">
            <text:p>239,1</text:p>
          </table:table-cell>
          <table:table-cell office:value-type="float" office:value="242.91" table:style-name="ce2">
            <text:p>242,91</text:p>
          </table:table-cell>
          <table:table-cell office:value-type="float" office:value="290.72000000000003" table:style-name="ce2">
            <text:p>290,72</text:p>
          </table:table-cell>
          <table:table-cell office:value-type="float" office:value="307.92" table:style-name="ce2">
            <text:p>307,92</text:p>
          </table:table-cell>
          <table:table-cell office:value-type="float" office:value="310.44" table:style-name="ce2">
            <text:p>310,44</text:p>
          </table:table-cell>
          <table:table-cell office:value-type="float" office:value="309.16000000000003" table:style-name="ce2">
            <text:p>309,1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5.39000000000001" table:style-name="ce2">
            <text:p>225,39</text:p>
          </table:table-cell>
          <table:table-cell office:value-type="float" office:value="236.53" table:style-name="ce2">
            <text:p>236,53</text:p>
          </table:table-cell>
          <table:table-cell office:value-type="float" office:value="277.15000000000003" table:style-name="ce2">
            <text:p>277,15</text:p>
          </table:table-cell>
          <table:table-cell office:value-type="float" office:value="281.90000000000003" table:style-name="ce2">
            <text:p>281,9</text:p>
          </table:table-cell>
          <table:table-cell office:value-type="float" office:value="290.95" table:style-name="ce2">
            <text:p>290,95</text:p>
          </table:table-cell>
          <table:table-cell office:value-type="float" office:value="282.5" table:style-name="ce2">
            <text:p>282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2.79" table:style-name="ce2">
            <text:p>232,79</text:p>
          </table:table-cell>
          <table:table-cell office:value-type="float" office:value="239.97" table:style-name="ce2">
            <text:p>239,97</text:p>
          </table:table-cell>
          <table:table-cell office:value-type="float" office:value="285.81" table:style-name="ce2">
            <text:p>285,81</text:p>
          </table:table-cell>
          <table:table-cell office:value-type="float" office:value="298.5" table:style-name="ce2">
            <text:p>298,5</text:p>
          </table:table-cell>
          <table:table-cell office:value-type="float" office:value="304.10000000000002" table:style-name="ce2">
            <text:p>304,1</text:p>
          </table:table-cell>
          <table:table-cell office:value-type="float" office:value="300.49" table:style-name="ce2">
            <text:p>300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7.05" table:style-name="ce2">
            <text:p>207,05</text:p>
          </table:table-cell>
          <table:table-cell office:value-type="float" office:value="221.52" table:style-name="ce2">
            <text:p>221,52</text:p>
          </table:table-cell>
          <table:table-cell office:value-type="float" office:value="255.17000000000002" table:style-name="ce2">
            <text:p>255,17</text:p>
          </table:table-cell>
          <table:table-cell office:value-type="float" office:value="259.07" table:style-name="ce2">
            <text:p>259,07</text:p>
          </table:table-cell>
          <table:table-cell office:value-type="float" office:value="226.11" table:style-name="ce2">
            <text:p>226,11</text:p>
          </table:table-cell>
          <table:table-cell office:value-type="float" office:value="235.55" table:style-name="ce2">
            <text:p>235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5.75" table:style-name="ce2">
            <text:p>165,75</text:p>
          </table:table-cell>
          <table:table-cell office:value-type="float" office:value="184.17000000000002" table:style-name="ce2">
            <text:p>184,17</text:p>
          </table:table-cell>
          <table:table-cell office:value-type="float" office:value="220.56" table:style-name="ce2">
            <text:p>220,56</text:p>
          </table:table-cell>
          <table:table-cell office:value-type="float" office:value="228.47" table:style-name="ce2">
            <text:p>228,47</text:p>
          </table:table-cell>
          <table:table-cell office:value-type="float" office:value="233.38" table:style-name="ce2">
            <text:p>233,38</text:p>
          </table:table-cell>
          <table:table-cell office:value-type="float" office:value="245.28" table:style-name="ce2">
            <text:p>245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8.52" table:style-name="ce2">
            <text:p>168,52</text:p>
          </table:table-cell>
          <table:table-cell office:value-type="float" office:value="186.68" table:style-name="ce2">
            <text:p>186,68</text:p>
          </table:table-cell>
          <table:table-cell office:value-type="float" office:value="223.24" table:style-name="ce2">
            <text:p>223,24</text:p>
          </table:table-cell>
          <table:table-cell office:value-type="float" office:value="230.84" table:style-name="ce2">
            <text:p>230,84</text:p>
          </table:table-cell>
          <table:table-cell office:value-type="float" office:value="230.83" table:style-name="ce2">
            <text:p>230,83</text:p>
          </table:table-cell>
          <table:table-cell office:value-type="float" office:value="241.87" table:style-name="ce2">
            <text:p>241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42000000000002" table:style-name="ce2">
            <text:p>212,42</text:p>
          </table:table-cell>
          <table:table-cell office:value-type="float" office:value="225.53" table:style-name="ce2">
            <text:p>225,53</text:p>
          </table:table-cell>
          <table:table-cell office:value-type="float" office:value="255.56" table:style-name="ce2">
            <text:p>255,56</text:p>
          </table:table-cell>
          <table:table-cell office:value-type="float" office:value="256.05" table:style-name="ce2">
            <text:p>256,05</text:p>
          </table:table-cell>
          <table:table-cell office:value-type="float" office:value="247.77" table:style-name="ce2">
            <text:p>247,77</text:p>
          </table:table-cell>
          <table:table-cell office:value-type="float" office:value="248.87" table:style-name="ce2">
            <text:p>248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6.57" table:style-name="ce2">
            <text:p>176,57</text:p>
          </table:table-cell>
          <table:table-cell office:value-type="float" office:value="189.89000000000001" table:style-name="ce2">
            <text:p>189,89</text:p>
          </table:table-cell>
          <table:table-cell office:value-type="float" office:value="231.54" table:style-name="ce2">
            <text:p>231,54</text:p>
          </table:table-cell>
          <table:table-cell office:value-type="float" office:value="236.21" table:style-name="ce2">
            <text:p>236,21</text:p>
          </table:table-cell>
          <table:table-cell office:value-type="float" office:value="246.17000000000002" table:style-name="ce2">
            <text:p>246,17</text:p>
          </table:table-cell>
          <table:table-cell office:value-type="float" office:value="248.34" table:style-name="ce2">
            <text:p>248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3.08" table:style-name="ce2">
            <text:p>183,08</text:p>
          </table:table-cell>
          <table:table-cell office:value-type="float" office:value="196.36" table:style-name="ce2">
            <text:p>196,36</text:p>
          </table:table-cell>
          <table:table-cell office:value-type="float" office:value="236.17000000000002" table:style-name="ce2">
            <text:p>236,17</text:p>
          </table:table-cell>
          <table:table-cell office:value-type="float" office:value="240.04" table:style-name="ce2">
            <text:p>240,04</text:p>
          </table:table-cell>
          <table:table-cell office:value-type="float" office:value="246.58" table:style-name="ce2">
            <text:p>246,58</text:p>
          </table:table-cell>
          <table:table-cell office:value-type="float" office:value="248.48000000000002" table:style-name="ce2">
            <text:p>248,4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02" table:style-name="ce2">
            <text:p>213,02</text:p>
          </table:table-cell>
          <table:table-cell office:value-type="float" office:value="225.98000000000002" table:style-name="ce2">
            <text:p>225,98</text:p>
          </table:table-cell>
          <table:table-cell office:value-type="float" office:value="255.6" table:style-name="ce2">
            <text:p>255,6</text:p>
          </table:table-cell>
          <table:table-cell office:value-type="float" office:value="255.73000000000002" table:style-name="ce2">
            <text:p>255,73</text:p>
          </table:table-cell>
          <table:table-cell office:value-type="float" office:value="249.72" table:style-name="ce2">
            <text:p>249,72</text:p>
          </table:table-cell>
          <table:table-cell office:value-type="float" office:value="250.07" table:style-name="ce2">
            <text:p>250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1.4" table:style-name="ce2">
            <text:p>181,4</text:p>
          </table:table-cell>
          <table:table-cell office:value-type="float" office:value="192.45000000000002" table:style-name="ce2">
            <text:p>192,45</text:p>
          </table:table-cell>
          <table:table-cell office:value-type="float" office:value="235.70000000000002" table:style-name="ce2">
            <text:p>235,7</text:p>
          </table:table-cell>
          <table:table-cell office:value-type="float" office:value="239.14000000000001" table:style-name="ce2">
            <text:p>239,14</text:p>
          </table:table-cell>
          <table:table-cell office:value-type="float" office:value="246.88" table:style-name="ce2">
            <text:p>246,88</text:p>
          </table:table-cell>
          <table:table-cell office:value-type="float" office:value="248.51000000000002" table:style-name="ce2">
            <text:p>248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8.49" table:style-name="ce2">
            <text:p>188,49</text:p>
          </table:table-cell>
          <table:table-cell office:value-type="float" office:value="199.96" table:style-name="ce2">
            <text:p>199,96</text:p>
          </table:table-cell>
          <table:table-cell office:value-type="float" office:value="240.27" table:style-name="ce2">
            <text:p>240,27</text:p>
          </table:table-cell>
          <table:table-cell office:value-type="float" office:value="242.95000000000002" table:style-name="ce2">
            <text:p>242,95</text:p>
          </table:table-cell>
          <table:table-cell office:value-type="float" office:value="247.59" table:style-name="ce2">
            <text:p>247,59</text:p>
          </table:table-cell>
          <table:table-cell office:value-type="float" office:value="248.9" table:style-name="ce2">
            <text:p>248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7.05" table:style-name="ce2">
            <text:p>207,05</text:p>
          </table:table-cell>
          <table:table-cell office:value-type="float" office:value="221.52" table:style-name="ce2">
            <text:p>221,52</text:p>
          </table:table-cell>
          <table:table-cell office:value-type="float" office:value="255.17000000000002" table:style-name="ce2">
            <text:p>255,17</text:p>
          </table:table-cell>
          <table:table-cell office:value-type="float" office:value="259.07" table:style-name="ce2">
            <text:p>259,07</text:p>
          </table:table-cell>
          <table:table-cell office:value-type="float" office:value="226.11" table:style-name="ce2">
            <text:p>226,11</text:p>
          </table:table-cell>
          <table:table-cell office:value-type="float" office:value="235.55" table:style-name="ce2">
            <text:p>235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5.75" table:style-name="ce2">
            <text:p>165,75</text:p>
          </table:table-cell>
          <table:table-cell office:value-type="float" office:value="184.17000000000002" table:style-name="ce2">
            <text:p>184,17</text:p>
          </table:table-cell>
          <table:table-cell office:value-type="float" office:value="220.56" table:style-name="ce2">
            <text:p>220,56</text:p>
          </table:table-cell>
          <table:table-cell office:value-type="float" office:value="228.47" table:style-name="ce2">
            <text:p>228,47</text:p>
          </table:table-cell>
          <table:table-cell office:value-type="float" office:value="233.38" table:style-name="ce2">
            <text:p>233,38</text:p>
          </table:table-cell>
          <table:table-cell office:value-type="float" office:value="245.28" table:style-name="ce2">
            <text:p>245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8.52" table:style-name="ce2">
            <text:p>168,52</text:p>
          </table:table-cell>
          <table:table-cell office:value-type="float" office:value="186.68" table:style-name="ce2">
            <text:p>186,68</text:p>
          </table:table-cell>
          <table:table-cell office:value-type="float" office:value="223.24" table:style-name="ce2">
            <text:p>223,24</text:p>
          </table:table-cell>
          <table:table-cell office:value-type="float" office:value="230.84" table:style-name="ce2">
            <text:p>230,84</text:p>
          </table:table-cell>
          <table:table-cell office:value-type="float" office:value="230.83" table:style-name="ce2">
            <text:p>230,83</text:p>
          </table:table-cell>
          <table:table-cell office:value-type="float" office:value="241.87" table:style-name="ce2">
            <text:p>241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42000000000002" table:style-name="ce2">
            <text:p>212,42</text:p>
          </table:table-cell>
          <table:table-cell office:value-type="float" office:value="225.53" table:style-name="ce2">
            <text:p>225,53</text:p>
          </table:table-cell>
          <table:table-cell office:value-type="float" office:value="255.56" table:style-name="ce2">
            <text:p>255,56</text:p>
          </table:table-cell>
          <table:table-cell office:value-type="float" office:value="256.05" table:style-name="ce2">
            <text:p>256,05</text:p>
          </table:table-cell>
          <table:table-cell office:value-type="float" office:value="247.84" table:style-name="ce2">
            <text:p>247,84</text:p>
          </table:table-cell>
          <table:table-cell office:value-type="float" office:value="248.92000000000002" table:style-name="ce2">
            <text:p>248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6.57" table:style-name="ce2">
            <text:p>176,57</text:p>
          </table:table-cell>
          <table:table-cell office:value-type="float" office:value="189.89000000000001" table:style-name="ce2">
            <text:p>189,89</text:p>
          </table:table-cell>
          <table:table-cell office:value-type="float" office:value="231.54" table:style-name="ce2">
            <text:p>231,54</text:p>
          </table:table-cell>
          <table:table-cell office:value-type="float" office:value="236.21" table:style-name="ce2">
            <text:p>236,21</text:p>
          </table:table-cell>
          <table:table-cell office:value-type="float" office:value="246.42000000000002" table:style-name="ce2">
            <text:p>246,42</text:p>
          </table:table-cell>
          <table:table-cell office:value-type="float" office:value="248.57" table:style-name="ce2">
            <text:p>248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3.08" table:style-name="ce2">
            <text:p>183,08</text:p>
          </table:table-cell>
          <table:table-cell office:value-type="float" office:value="196.36" table:style-name="ce2">
            <text:p>196,36</text:p>
          </table:table-cell>
          <table:table-cell office:value-type="float" office:value="236.17000000000002" table:style-name="ce2">
            <text:p>236,17</text:p>
          </table:table-cell>
          <table:table-cell office:value-type="float" office:value="240.04" table:style-name="ce2">
            <text:p>240,04</text:p>
          </table:table-cell>
          <table:table-cell office:value-type="float" office:value="246.78" table:style-name="ce2">
            <text:p>246,78</text:p>
          </table:table-cell>
          <table:table-cell office:value-type="float" office:value="248.66" table:style-name="ce2">
            <text:p>248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02" table:style-name="ce2">
            <text:p>213,02</text:p>
          </table:table-cell>
          <table:table-cell office:value-type="float" office:value="225.98000000000002" table:style-name="ce2">
            <text:p>225,98</text:p>
          </table:table-cell>
          <table:table-cell office:value-type="float" office:value="255.6" table:style-name="ce2">
            <text:p>255,6</text:p>
          </table:table-cell>
          <table:table-cell office:value-type="float" office:value="255.73000000000002" table:style-name="ce2">
            <text:p>255,73</text:p>
          </table:table-cell>
          <table:table-cell office:value-type="float" office:value="249.79" table:style-name="ce2">
            <text:p>249,79</text:p>
          </table:table-cell>
          <table:table-cell office:value-type="float" office:value="250.12" table:style-name="ce2">
            <text:p>250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1.4" table:style-name="ce2">
            <text:p>181,4</text:p>
          </table:table-cell>
          <table:table-cell office:value-type="float" office:value="192.45000000000002" table:style-name="ce2">
            <text:p>192,45</text:p>
          </table:table-cell>
          <table:table-cell office:value-type="float" office:value="235.70000000000002" table:style-name="ce2">
            <text:p>235,7</text:p>
          </table:table-cell>
          <table:table-cell office:value-type="float" office:value="239.14000000000001" table:style-name="ce2">
            <text:p>239,14</text:p>
          </table:table-cell>
          <table:table-cell office:value-type="float" office:value="247.14000000000001" table:style-name="ce2">
            <text:p>247,14</text:p>
          </table:table-cell>
          <table:table-cell office:value-type="float" office:value="248.75" table:style-name="ce2">
            <text:p>248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8.49" table:style-name="ce2">
            <text:p>188,49</text:p>
          </table:table-cell>
          <table:table-cell office:value-type="float" office:value="199.96" table:style-name="ce2">
            <text:p>199,96</text:p>
          </table:table-cell>
          <table:table-cell office:value-type="float" office:value="240.27" table:style-name="ce2">
            <text:p>240,27</text:p>
          </table:table-cell>
          <table:table-cell office:value-type="float" office:value="242.95000000000002" table:style-name="ce2">
            <text:p>242,95</text:p>
          </table:table-cell>
          <table:table-cell office:value-type="float" office:value="247.8" table:style-name="ce2">
            <text:p>247,8</text:p>
          </table:table-cell>
          <table:table-cell office:value-type="float" office:value="249.1" table:style-name="ce2">
            <text:p>249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7.05" table:style-name="ce2">
            <text:p>207,05</text:p>
          </table:table-cell>
          <table:table-cell office:value-type="float" office:value="221.52" table:style-name="ce2">
            <text:p>221,52</text:p>
          </table:table-cell>
          <table:table-cell office:value-type="float" office:value="254.45000000000002" table:style-name="ce2">
            <text:p>254,45</text:p>
          </table:table-cell>
          <table:table-cell office:value-type="float" office:value="258.45" table:style-name="ce2">
            <text:p>258,45</text:p>
          </table:table-cell>
          <table:table-cell office:value-type="float" office:value="226.11" table:style-name="ce2">
            <text:p>226,11</text:p>
          </table:table-cell>
          <table:table-cell office:value-type="float" office:value="235.55" table:style-name="ce2">
            <text:p>235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5.8" table:style-name="ce2">
            <text:p>165,8</text:p>
          </table:table-cell>
          <table:table-cell office:value-type="float" office:value="184.17000000000002" table:style-name="ce2">
            <text:p>184,17</text:p>
          </table:table-cell>
          <table:table-cell office:value-type="float" office:value="220.56" table:style-name="ce2">
            <text:p>220,56</text:p>
          </table:table-cell>
          <table:table-cell office:value-type="float" office:value="228.47" table:style-name="ce2">
            <text:p>228,47</text:p>
          </table:table-cell>
          <table:table-cell office:value-type="float" office:value="233.38" table:style-name="ce2">
            <text:p>233,38</text:p>
          </table:table-cell>
          <table:table-cell office:value-type="float" office:value="245.28" table:style-name="ce2">
            <text:p>245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8.56" table:style-name="ce2">
            <text:p>168,56</text:p>
          </table:table-cell>
          <table:table-cell office:value-type="float" office:value="186.68" table:style-name="ce2">
            <text:p>186,68</text:p>
          </table:table-cell>
          <table:table-cell office:value-type="float" office:value="223.24" table:style-name="ce2">
            <text:p>223,24</text:p>
          </table:table-cell>
          <table:table-cell office:value-type="float" office:value="230.84" table:style-name="ce2">
            <text:p>230,84</text:p>
          </table:table-cell>
          <table:table-cell office:value-type="float" office:value="230.83" table:style-name="ce2">
            <text:p>230,83</text:p>
          </table:table-cell>
          <table:table-cell office:value-type="float" office:value="241.87" table:style-name="ce2">
            <text:p>241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1.12" table:style-name="ce2">
            <text:p>221,12</text:p>
          </table:table-cell>
          <table:table-cell office:value-type="float" office:value="231.19" table:style-name="ce2">
            <text:p>231,19</text:p>
          </table:table-cell>
          <table:table-cell office:value-type="float" office:value="268.02" table:style-name="ce2">
            <text:p>268,02</text:p>
          </table:table-cell>
          <table:table-cell office:value-type="float" office:value="274.47000000000003" table:style-name="ce2">
            <text:p>274,47</text:p>
          </table:table-cell>
          <table:table-cell office:value-type="float" office:value="267.07" table:style-name="ce2">
            <text:p>267,07</text:p>
          </table:table-cell>
          <table:table-cell office:value-type="float" office:value="267.42" table:style-name="ce2">
            <text:p>267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0.67000000000002" table:style-name="ce2">
            <text:p>180,67</text:p>
          </table:table-cell>
          <table:table-cell office:value-type="float" office:value="193.8" table:style-name="ce2">
            <text:p>193,8</text:p>
          </table:table-cell>
          <table:table-cell office:value-type="float" office:value="234.72" table:style-name="ce2">
            <text:p>234,72</text:p>
          </table:table-cell>
          <table:table-cell office:value-type="float" office:value="239.4" table:style-name="ce2">
            <text:p>239,4</text:p>
          </table:table-cell>
          <table:table-cell office:value-type="float" office:value="249.47" table:style-name="ce2">
            <text:p>249,47</text:p>
          </table:table-cell>
          <table:table-cell office:value-type="float" office:value="250.9" table:style-name="ce2">
            <text:p>250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0.04" table:style-name="ce2">
            <text:p>190,04</text:p>
          </table:table-cell>
          <table:table-cell office:value-type="float" office:value="202.46" table:style-name="ce2">
            <text:p>202,46</text:p>
          </table:table-cell>
          <table:table-cell office:value-type="float" office:value="243.28" table:style-name="ce2">
            <text:p>243,28</text:p>
          </table:table-cell>
          <table:table-cell office:value-type="float" office:value="248.42000000000002" table:style-name="ce2">
            <text:p>248,42</text:p>
          </table:table-cell>
          <table:table-cell office:value-type="float" office:value="255.05" table:style-name="ce2">
            <text:p>255,05</text:p>
          </table:table-cell>
          <table:table-cell office:value-type="float" office:value="256.14" table:style-name="ce2">
            <text:p>256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2.14000000000001" table:style-name="ce2">
            <text:p>222,14</text:p>
          </table:table-cell>
          <table:table-cell office:value-type="float" office:value="231.89000000000001" table:style-name="ce2">
            <text:p>231,89</text:p>
          </table:table-cell>
          <table:table-cell office:value-type="float" office:value="268.94" table:style-name="ce2">
            <text:p>268,94</text:p>
          </table:table-cell>
          <table:table-cell office:value-type="float" office:value="275.56" table:style-name="ce2">
            <text:p>275,56</text:p>
          </table:table-cell>
          <table:table-cell office:value-type="float" office:value="269.54000000000002" table:style-name="ce2">
            <text:p>269,54</text:p>
          </table:table-cell>
          <table:table-cell office:value-type="float" office:value="269.35000000000002" table:style-name="ce2">
            <text:p>269,3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6.54" table:style-name="ce2">
            <text:p>186,54</text:p>
          </table:table-cell>
          <table:table-cell office:value-type="float" office:value="197.6" table:style-name="ce2">
            <text:p>197,6</text:p>
          </table:table-cell>
          <table:table-cell office:value-type="float" office:value="239.59" table:style-name="ce2">
            <text:p>239,59</text:p>
          </table:table-cell>
          <table:table-cell office:value-type="float" office:value="243.16" table:style-name="ce2">
            <text:p>243,16</text:p>
          </table:table-cell>
          <table:table-cell office:value-type="float" office:value="250.3" table:style-name="ce2">
            <text:p>250,3</text:p>
          </table:table-cell>
          <table:table-cell office:value-type="float" office:value="251.19" table:style-name="ce2">
            <text:p>251,1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iauí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6.56" table:style-name="ce2">
            <text:p>196,56</text:p>
          </table:table-cell>
          <table:table-cell office:value-type="float" office:value="207.26" table:style-name="ce2">
            <text:p>207,26</text:p>
          </table:table-cell>
          <table:table-cell office:value-type="float" office:value="248.5" table:style-name="ce2">
            <text:p>248,5</text:p>
          </table:table-cell>
          <table:table-cell office:value-type="float" office:value="252.99" table:style-name="ce2">
            <text:p>252,99</text:p>
          </table:table-cell>
          <table:table-cell office:value-type="float" office:value="256.36" table:style-name="ce2">
            <text:p>256,36</text:p>
          </table:table-cell>
          <table:table-cell office:value-type="float" office:value="256.91000000000003" table:style-name="ce2">
            <text:p>256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54.59" table:style-name="ce2">
            <text:p>154,59</text:p>
          </table:table-cell>
          <table:table-cell office:value-type="float" office:value="174.68" table:style-name="ce2">
            <text:p>174,68</text:p>
          </table:table-cell>
          <table:table-cell office:value-type="float" office:value="250.15" table:style-name="ce2">
            <text:p>250,15</text:p>
          </table:table-cell>
          <table:table-cell office:value-type="float" office:value="255.98000000000002" table:style-name="ce2">
            <text:p>255,98</text:p>
          </table:table-cell>
          <table:table-cell office:value-type="float" office:value="244.21" table:style-name="ce2">
            <text:p>244,21</text:p>
          </table:table-cell>
          <table:table-cell office:value-type="float" office:value="247.47" table:style-name="ce2">
            <text:p>247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54.59" table:style-name="ce2">
            <text:p>154,59</text:p>
          </table:table-cell>
          <table:table-cell office:value-type="float" office:value="174.68" table:style-name="ce2">
            <text:p>174,68</text:p>
          </table:table-cell>
          <table:table-cell office:value-type="float" office:value="250.15" table:style-name="ce2">
            <text:p>250,15</text:p>
          </table:table-cell>
          <table:table-cell office:value-type="float" office:value="255.98000000000002" table:style-name="ce2">
            <text:p>255,98</text:p>
          </table:table-cell>
          <table:table-cell office:value-type="float" office:value="244.21" table:style-name="ce2">
            <text:p>244,21</text:p>
          </table:table-cell>
          <table:table-cell office:value-type="float" office:value="247.47" table:style-name="ce2">
            <text:p>247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1.91" table:style-name="ce2">
            <text:p>231,91</text:p>
          </table:table-cell>
          <table:table-cell office:value-type="float" office:value="236.31" table:style-name="ce2">
            <text:p>236,31</text:p>
          </table:table-cell>
          <table:table-cell office:value-type="float" office:value="251.33" table:style-name="ce2">
            <text:p>251,33</text:p>
          </table:table-cell>
          <table:table-cell office:value-type="float" office:value="248.51000000000002" table:style-name="ce2">
            <text:p>248,51</text:p>
          </table:table-cell>
          <table:table-cell office:value-type="float" office:value="257.95" table:style-name="ce2">
            <text:p>257,95</text:p>
          </table:table-cell>
          <table:table-cell office:value-type="float" office:value="255.02" table:style-name="ce2">
            <text:p>255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56.75" table:style-name="ce2">
            <text:p>156,75</text:p>
          </table:table-cell>
          <table:table-cell office:value-type="float" office:value="176.5" table:style-name="ce2">
            <text:p>176,5</text:p>
          </table:table-cell>
          <table:table-cell office:value-type="float" office:value="252.69" table:style-name="ce2">
            <text:p>252,69</text:p>
          </table:table-cell>
          <table:table-cell office:value-type="float" office:value="252.33" table:style-name="ce2">
            <text:p>252,33</text:p>
          </table:table-cell>
          <table:table-cell office:value-type="float" office:value="245.15" table:style-name="ce2">
            <text:p>245,15</text:p>
          </table:table-cell>
          <table:table-cell office:value-type="float" office:value="251.04" table:style-name="ce2">
            <text:p>251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7.53" table:style-name="ce2">
            <text:p>177,53</text:p>
          </table:table-cell>
          <table:table-cell office:value-type="float" office:value="193.03" table:style-name="ce2">
            <text:p>193,03</text:p>
          </table:table-cell>
          <table:table-cell office:value-type="float" office:value="251.64000000000001" table:style-name="ce2">
            <text:p>251,64</text:p>
          </table:table-cell>
          <table:table-cell office:value-type="float" office:value="249.38" table:style-name="ce2">
            <text:p>249,38</text:p>
          </table:table-cell>
          <table:table-cell office:value-type="float" office:value="247.88" table:style-name="ce2">
            <text:p>247,88</text:p>
          </table:table-cell>
          <table:table-cell office:value-type="float" office:value="251.89000000000001" table:style-name="ce2">
            <text:p>251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1.91" table:style-name="ce2">
            <text:p>231,91</text:p>
          </table:table-cell>
          <table:table-cell office:value-type="float" office:value="236.31" table:style-name="ce2">
            <text:p>236,31</text:p>
          </table:table-cell>
          <table:table-cell office:value-type="float" office:value="251.33" table:style-name="ce2">
            <text:p>251,33</text:p>
          </table:table-cell>
          <table:table-cell office:value-type="float" office:value="248.51000000000002" table:style-name="ce2">
            <text:p>248,51</text:p>
          </table:table-cell>
          <table:table-cell office:value-type="float" office:value="257.95" table:style-name="ce2">
            <text:p>257,95</text:p>
          </table:table-cell>
          <table:table-cell office:value-type="float" office:value="255.02" table:style-name="ce2">
            <text:p>255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5.06" table:style-name="ce2">
            <text:p>195,06</text:p>
          </table:table-cell>
          <table:table-cell office:value-type="float" office:value="208.78" table:style-name="ce2">
            <text:p>208,78</text:p>
          </table:table-cell>
          <table:table-cell office:value-type="float" office:value="252.76000000000002" table:style-name="ce2">
            <text:p>252,76</text:p>
          </table:table-cell>
          <table:table-cell office:value-type="float" office:value="252.23000000000002" table:style-name="ce2">
            <text:p>252,23</text:p>
          </table:table-cell>
          <table:table-cell office:value-type="float" office:value="245.20000000000002" table:style-name="ce2">
            <text:p>245,2</text:p>
          </table:table-cell>
          <table:table-cell office:value-type="float" office:value="251.21" table:style-name="ce2">
            <text:p>251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7.39000000000001" table:style-name="ce2">
            <text:p>227,39</text:p>
          </table:table-cell>
          <table:table-cell office:value-type="float" office:value="232.93" table:style-name="ce2">
            <text:p>232,93</text:p>
          </table:table-cell>
          <table:table-cell office:value-type="float" office:value="251.65" table:style-name="ce2">
            <text:p>251,65</text:p>
          </table:table-cell>
          <table:table-cell office:value-type="float" office:value="249.33" table:style-name="ce2">
            <text:p>249,33</text:p>
          </table:table-cell>
          <table:table-cell office:value-type="float" office:value="248.03" table:style-name="ce2">
            <text:p>248,03</text:p>
          </table:table-cell>
          <table:table-cell office:value-type="float" office:value="252.05" table:style-name="ce2">
            <text:p>252,0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4.95999999999998" table:style-name="ce2">
            <text:p>314,96</text:p>
          </table:table-cell>
          <table:table-cell office:value-type="float" office:value="345.43" table:style-name="ce2">
            <text:p>345,43</text:p>
          </table:table-cell>
          <table:table-cell office:value-type="float" office:value="344.61" table:style-name="ce2">
            <text:p>344,61</text:p>
          </table:table-cell>
          <table:table-cell office:value-type="float" office:value="361.46" table:style-name="ce2">
            <text:p>361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4.95999999999998" table:style-name="ce2">
            <text:p>314,96</text:p>
          </table:table-cell>
          <table:table-cell office:value-type="float" office:value="345.43" table:style-name="ce2">
            <text:p>345,43</text:p>
          </table:table-cell>
          <table:table-cell office:value-type="float" office:value="344.61" table:style-name="ce2">
            <text:p>344,61</text:p>
          </table:table-cell>
          <table:table-cell office:value-type="float" office:value="361.46" table:style-name="ce2">
            <text:p>361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4.95999999999998" table:style-name="ce2">
            <text:p>314,96</text:p>
          </table:table-cell>
          <table:table-cell office:value-type="float" office:value="345.43" table:style-name="ce2">
            <text:p>345,43</text:p>
          </table:table-cell>
          <table:table-cell office:value-type="float" office:value="344.61" table:style-name="ce2">
            <text:p>344,61</text:p>
          </table:table-cell>
          <table:table-cell office:value-type="float" office:value="361.46" table:style-name="ce2">
            <text:p>361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4.95999999999998" table:style-name="ce2">
            <text:p>314,96</text:p>
          </table:table-cell>
          <table:table-cell office:value-type="float" office:value="345.43" table:style-name="ce2">
            <text:p>345,43</text:p>
          </table:table-cell>
          <table:table-cell office:value-type="float" office:value="344.61" table:style-name="ce2">
            <text:p>344,61</text:p>
          </table:table-cell>
          <table:table-cell office:value-type="float" office:value="361.46" table:style-name="ce2">
            <text:p>361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8.06" table:style-name="ce2">
            <text:p>208,06</text:p>
          </table:table-cell>
          <table:table-cell office:value-type="float" office:value="217.76" table:style-name="ce2">
            <text:p>217,76</text:p>
          </table:table-cell>
          <table:table-cell office:value-type="float" office:value="246.99" table:style-name="ce2">
            <text:p>246,99</text:p>
          </table:table-cell>
          <table:table-cell office:value-type="float" office:value="246.52" table:style-name="ce2">
            <text:p>246,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8.06" table:style-name="ce2">
            <text:p>208,06</text:p>
          </table:table-cell>
          <table:table-cell office:value-type="float" office:value="217.76" table:style-name="ce2">
            <text:p>217,76</text:p>
          </table:table-cell>
          <table:table-cell office:value-type="float" office:value="246.99" table:style-name="ce2">
            <text:p>246,99</text:p>
          </table:table-cell>
          <table:table-cell office:value-type="float" office:value="246.52" table:style-name="ce2">
            <text:p>246,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09" table:style-name="ce2">
            <text:p>207,09</text:p>
          </table:table-cell>
          <table:table-cell office:value-type="float" office:value="211.99" table:style-name="ce2">
            <text:p>211,99</text:p>
          </table:table-cell>
          <table:table-cell office:value-type="float" office:value="258.29000000000002" table:style-name="ce2">
            <text:p>258,29</text:p>
          </table:table-cell>
          <table:table-cell office:value-type="float" office:value="252.16" table:style-name="ce2">
            <text:p>252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0.65" table:style-name="ce2">
            <text:p>210,65</text:p>
          </table:table-cell>
          <table:table-cell office:value-type="float" office:value="221.03" table:style-name="ce2">
            <text:p>221,03</text:p>
          </table:table-cell>
          <table:table-cell office:value-type="float" office:value="250.48000000000002" table:style-name="ce2">
            <text:p>250,48</text:p>
          </table:table-cell>
          <table:table-cell office:value-type="float" office:value="251.58" table:style-name="ce2">
            <text:p>251,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9.99" table:style-name="ce2">
            <text:p>209,99</text:p>
          </table:table-cell>
          <table:table-cell office:value-type="float" office:value="219.35" table:style-name="ce2">
            <text:p>219,35</text:p>
          </table:table-cell>
          <table:table-cell office:value-type="float" office:value="251.09" table:style-name="ce2">
            <text:p>251,09</text:p>
          </table:table-cell>
          <table:table-cell office:value-type="float" office:value="251.62" table:style-name="ce2">
            <text:p>251,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09" table:style-name="ce2">
            <text:p>207,09</text:p>
          </table:table-cell>
          <table:table-cell office:value-type="float" office:value="211.99" table:style-name="ce2">
            <text:p>211,99</text:p>
          </table:table-cell>
          <table:table-cell office:value-type="float" office:value="258.29000000000002" table:style-name="ce2">
            <text:p>258,29</text:p>
          </table:table-cell>
          <table:table-cell office:value-type="float" office:value="252.16" table:style-name="ce2">
            <text:p>252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1.8" table:style-name="ce2">
            <text:p>211,8</text:p>
          </table:table-cell>
          <table:table-cell office:value-type="float" office:value="222.49" table:style-name="ce2">
            <text:p>222,49</text:p>
          </table:table-cell>
          <table:table-cell office:value-type="float" office:value="251.98000000000002" table:style-name="ce2">
            <text:p>251,98</text:p>
          </table:table-cell>
          <table:table-cell office:value-type="float" office:value="253.76000000000002" table:style-name="ce2">
            <text:p>253,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0.64000000000001" table:style-name="ce2">
            <text:p>210,64</text:p>
          </table:table-cell>
          <table:table-cell office:value-type="float" office:value="219.89000000000001" table:style-name="ce2">
            <text:p>219,89</text:p>
          </table:table-cell>
          <table:table-cell office:value-type="float" office:value="252.67000000000002" table:style-name="ce2">
            <text:p>252,67</text:p>
          </table:table-cell>
          <table:table-cell office:value-type="float" office:value="253.59" table:style-name="ce2">
            <text:p>253,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9.35" table:style-name="ce2">
            <text:p>219,35</text:p>
          </table:table-cell>
          <table:table-cell office:value-type="float" office:value="222.34" table:style-name="ce2">
            <text:p>222,34</text:p>
          </table:table-cell>
          <table:table-cell office:value-type="float" office:value="277.78000000000003" table:style-name="ce2">
            <text:p>277,78</text:p>
          </table:table-cell>
          <table:table-cell office:value-type="float" office:value="282.97000000000003" table:style-name="ce2">
            <text:p>282,97</text:p>
          </table:table-cell>
          <table:table-cell office:value-type="float" office:value="317.20999999999998" table:style-name="ce2">
            <text:p>317,21</text:p>
          </table:table-cell>
          <table:table-cell office:value-type="float" office:value="324.09000000000003" table:style-name="ce2">
            <text:p>324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30.37" table:style-name="ce2">
            <text:p>230,37</text:p>
          </table:table-cell>
          <table:table-cell office:value-type="float" office:value="234.88" table:style-name="ce2">
            <text:p>234,88</text:p>
          </table:table-cell>
          <table:table-cell office:value-type="float" office:value="280.29000000000002" table:style-name="ce2">
            <text:p>280,29</text:p>
          </table:table-cell>
          <table:table-cell office:value-type="float" office:value="287.28000000000003" table:style-name="ce2">
            <text:p>287,28</text:p>
          </table:table-cell>
          <table:table-cell office:value-type="float" office:value="297.54000000000002" table:style-name="ce2">
            <text:p>297,54</text:p>
          </table:table-cell>
          <table:table-cell office:value-type="float" office:value="295.34000000000003" table:style-name="ce2">
            <text:p>295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4.24" table:style-name="ce2">
            <text:p>224,24</text:p>
          </table:table-cell>
          <table:table-cell office:value-type="float" office:value="227.9" table:style-name="ce2">
            <text:p>227,9</text:p>
          </table:table-cell>
          <table:table-cell office:value-type="float" office:value="278.90000000000003" table:style-name="ce2">
            <text:p>278,9</text:p>
          </table:table-cell>
          <table:table-cell office:value-type="float" office:value="284.88" table:style-name="ce2">
            <text:p>284,88</text:p>
          </table:table-cell>
          <table:table-cell office:value-type="float" office:value="310.91000000000003" table:style-name="ce2">
            <text:p>310,91</text:p>
          </table:table-cell>
          <table:table-cell office:value-type="float" office:value="314.87" table:style-name="ce2">
            <text:p>314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9.35" table:style-name="ce2">
            <text:p>219,35</text:p>
          </table:table-cell>
          <table:table-cell office:value-type="float" office:value="222.34" table:style-name="ce2">
            <text:p>222,34</text:p>
          </table:table-cell>
          <table:table-cell office:value-type="float" office:value="277.78000000000003" table:style-name="ce2">
            <text:p>277,78</text:p>
          </table:table-cell>
          <table:table-cell office:value-type="float" office:value="282.97000000000003" table:style-name="ce2">
            <text:p>282,97</text:p>
          </table:table-cell>
          <table:table-cell office:value-type="float" office:value="317.20999999999998" table:style-name="ce2">
            <text:p>317,21</text:p>
          </table:table-cell>
          <table:table-cell office:value-type="float" office:value="324.09000000000003" table:style-name="ce2">
            <text:p>324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30.37" table:style-name="ce2">
            <text:p>230,37</text:p>
          </table:table-cell>
          <table:table-cell office:value-type="float" office:value="234.88" table:style-name="ce2">
            <text:p>234,88</text:p>
          </table:table-cell>
          <table:table-cell office:value-type="float" office:value="280.29000000000002" table:style-name="ce2">
            <text:p>280,29</text:p>
          </table:table-cell>
          <table:table-cell office:value-type="float" office:value="287.28000000000003" table:style-name="ce2">
            <text:p>287,28</text:p>
          </table:table-cell>
          <table:table-cell office:value-type="float" office:value="297.54000000000002" table:style-name="ce2">
            <text:p>297,54</text:p>
          </table:table-cell>
          <table:table-cell office:value-type="float" office:value="295.34000000000003" table:style-name="ce2">
            <text:p>295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4.24" table:style-name="ce2">
            <text:p>224,24</text:p>
          </table:table-cell>
          <table:table-cell office:value-type="float" office:value="227.9" table:style-name="ce2">
            <text:p>227,9</text:p>
          </table:table-cell>
          <table:table-cell office:value-type="float" office:value="278.90000000000003" table:style-name="ce2">
            <text:p>278,9</text:p>
          </table:table-cell>
          <table:table-cell office:value-type="float" office:value="284.88" table:style-name="ce2">
            <text:p>284,88</text:p>
          </table:table-cell>
          <table:table-cell office:value-type="float" office:value="310.91000000000003" table:style-name="ce2">
            <text:p>310,91</text:p>
          </table:table-cell>
          <table:table-cell office:value-type="float" office:value="314.87" table:style-name="ce2">
            <text:p>314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6.19" table:style-name="ce2">
            <text:p>206,19</text:p>
          </table:table-cell>
          <table:table-cell office:value-type="float" office:value="216.25" table:style-name="ce2">
            <text:p>216,25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46.57" table:style-name="ce2">
            <text:p>246,57</text:p>
          </table:table-cell>
          <table:table-cell office:value-type="float" office:value="244.21" table:style-name="ce2">
            <text:p>244,21</text:p>
          </table:table-cell>
          <table:table-cell office:value-type="float" office:value="247.47" table:style-name="ce2">
            <text:p>247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6.19" table:style-name="ce2">
            <text:p>206,19</text:p>
          </table:table-cell>
          <table:table-cell office:value-type="float" office:value="216.25" table:style-name="ce2">
            <text:p>216,25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46.57" table:style-name="ce2">
            <text:p>246,57</text:p>
          </table:table-cell>
          <table:table-cell office:value-type="float" office:value="244.21" table:style-name="ce2">
            <text:p>244,21</text:p>
          </table:table-cell>
          <table:table-cell office:value-type="float" office:value="247.47" table:style-name="ce2">
            <text:p>247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58" table:style-name="ce2">
            <text:p>207,58</text:p>
          </table:table-cell>
          <table:table-cell office:value-type="float" office:value="212.46" table:style-name="ce2">
            <text:p>212,46</text:p>
          </table:table-cell>
          <table:table-cell office:value-type="float" office:value="253.56" table:style-name="ce2">
            <text:p>253,56</text:p>
          </table:table-cell>
          <table:table-cell office:value-type="float" office:value="249.68" table:style-name="ce2">
            <text:p>249,68</text:p>
          </table:table-cell>
          <table:table-cell office:value-type="float" office:value="257.95" table:style-name="ce2">
            <text:p>257,95</text:p>
          </table:table-cell>
          <table:table-cell office:value-type="float" office:value="255.02" table:style-name="ce2">
            <text:p>255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0.01" table:style-name="ce2">
            <text:p>210,01</text:p>
          </table:table-cell>
          <table:table-cell office:value-type="float" office:value="220.5" table:style-name="ce2">
            <text:p>220,5</text:p>
          </table:table-cell>
          <table:table-cell office:value-type="float" office:value="250.59" table:style-name="ce2">
            <text:p>250,59</text:p>
          </table:table-cell>
          <table:table-cell office:value-type="float" office:value="251.62" table:style-name="ce2">
            <text:p>251,62</text:p>
          </table:table-cell>
          <table:table-cell office:value-type="float" office:value="245.15" table:style-name="ce2">
            <text:p>245,15</text:p>
          </table:table-cell>
          <table:table-cell office:value-type="float" office:value="251.04" table:style-name="ce2">
            <text:p>251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9.56" table:style-name="ce2">
            <text:p>209,56</text:p>
          </table:table-cell>
          <table:table-cell office:value-type="float" office:value="219" table:style-name="ce2">
            <text:p>219</text:p>
          </table:table-cell>
          <table:table-cell office:value-type="float" office:value="251.18" table:style-name="ce2">
            <text:p>251,18</text:p>
          </table:table-cell>
          <table:table-cell office:value-type="float" office:value="251.23000000000002" table:style-name="ce2">
            <text:p>251,23</text:p>
          </table:table-cell>
          <table:table-cell office:value-type="float" office:value="247.88" table:style-name="ce2">
            <text:p>247,88</text:p>
          </table:table-cell>
          <table:table-cell office:value-type="float" office:value="251.89000000000001" table:style-name="ce2">
            <text:p>251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58" table:style-name="ce2">
            <text:p>207,58</text:p>
          </table:table-cell>
          <table:table-cell office:value-type="float" office:value="212.46" table:style-name="ce2">
            <text:p>212,46</text:p>
          </table:table-cell>
          <table:table-cell office:value-type="float" office:value="253.56" table:style-name="ce2">
            <text:p>253,56</text:p>
          </table:table-cell>
          <table:table-cell office:value-type="float" office:value="249.68" table:style-name="ce2">
            <text:p>249,68</text:p>
          </table:table-cell>
          <table:table-cell office:value-type="float" office:value="257.95" table:style-name="ce2">
            <text:p>257,95</text:p>
          </table:table-cell>
          <table:table-cell office:value-type="float" office:value="255.02" table:style-name="ce2">
            <text:p>255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1.79" table:style-name="ce2">
            <text:p>211,79</text:p>
          </table:table-cell>
          <table:table-cell office:value-type="float" office:value="222.48000000000002" table:style-name="ce2">
            <text:p>222,48</text:p>
          </table:table-cell>
          <table:table-cell office:value-type="float" office:value="252.04" table:style-name="ce2">
            <text:p>252,04</text:p>
          </table:table-cell>
          <table:table-cell office:value-type="float" office:value="253.66" table:style-name="ce2">
            <text:p>253,66</text:p>
          </table:table-cell>
          <table:table-cell office:value-type="float" office:value="245.20000000000002" table:style-name="ce2">
            <text:p>245,2</text:p>
          </table:table-cell>
          <table:table-cell office:value-type="float" office:value="251.21" table:style-name="ce2">
            <text:p>251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0.73000000000002" table:style-name="ce2">
            <text:p>210,73</text:p>
          </table:table-cell>
          <table:table-cell office:value-type="float" office:value="219.96" table:style-name="ce2">
            <text:p>219,96</text:p>
          </table:table-cell>
          <table:table-cell office:value-type="float" office:value="252.43" table:style-name="ce2">
            <text:p>252,43</text:p>
          </table:table-cell>
          <table:table-cell office:value-type="float" office:value="252.62" table:style-name="ce2">
            <text:p>252,62</text:p>
          </table:table-cell>
          <table:table-cell office:value-type="float" office:value="248.03" table:style-name="ce2">
            <text:p>248,03</text:p>
          </table:table-cell>
          <table:table-cell office:value-type="float" office:value="252.05" table:style-name="ce2">
            <text:p>252,0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6.19" table:style-name="ce2">
            <text:p>206,19</text:p>
          </table:table-cell>
          <table:table-cell office:value-type="float" office:value="216.25" table:style-name="ce2">
            <text:p>216,25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46.57" table:style-name="ce2">
            <text:p>246,57</text:p>
          </table:table-cell>
          <table:table-cell office:value-type="float" office:value="244.21" table:style-name="ce2">
            <text:p>244,21</text:p>
          </table:table-cell>
          <table:table-cell office:value-type="float" office:value="247.47" table:style-name="ce2">
            <text:p>247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6.19" table:style-name="ce2">
            <text:p>206,19</text:p>
          </table:table-cell>
          <table:table-cell office:value-type="float" office:value="216.25" table:style-name="ce2">
            <text:p>216,25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46.57" table:style-name="ce2">
            <text:p>246,57</text:p>
          </table:table-cell>
          <table:table-cell office:value-type="float" office:value="244.21" table:style-name="ce2">
            <text:p>244,21</text:p>
          </table:table-cell>
          <table:table-cell office:value-type="float" office:value="247.47" table:style-name="ce2">
            <text:p>247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58" table:style-name="ce2">
            <text:p>207,58</text:p>
          </table:table-cell>
          <table:table-cell office:value-type="float" office:value="212.46" table:style-name="ce2">
            <text:p>212,46</text:p>
          </table:table-cell>
          <table:table-cell office:value-type="float" office:value="254" table:style-name="ce2">
            <text:p>254</text:p>
          </table:table-cell>
          <table:table-cell office:value-type="float" office:value="250.36" table:style-name="ce2">
            <text:p>250,36</text:p>
          </table:table-cell>
          <table:table-cell office:value-type="float" office:value="258.61" table:style-name="ce2">
            <text:p>258,61</text:p>
          </table:table-cell>
          <table:table-cell office:value-type="float" office:value="255.83" table:style-name="ce2">
            <text:p>255,8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0.01" table:style-name="ce2">
            <text:p>210,01</text:p>
          </table:table-cell>
          <table:table-cell office:value-type="float" office:value="220.5" table:style-name="ce2">
            <text:p>220,5</text:p>
          </table:table-cell>
          <table:table-cell office:value-type="float" office:value="250.59" table:style-name="ce2">
            <text:p>250,59</text:p>
          </table:table-cell>
          <table:table-cell office:value-type="float" office:value="251.62" table:style-name="ce2">
            <text:p>251,62</text:p>
          </table:table-cell>
          <table:table-cell office:value-type="float" office:value="245.15" table:style-name="ce2">
            <text:p>245,15</text:p>
          </table:table-cell>
          <table:table-cell office:value-type="float" office:value="251.04" table:style-name="ce2">
            <text:p>251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9.56" table:style-name="ce2">
            <text:p>209,56</text:p>
          </table:table-cell>
          <table:table-cell office:value-type="float" office:value="219" table:style-name="ce2">
            <text:p>219</text:p>
          </table:table-cell>
          <table:table-cell office:value-type="float" office:value="251.27" table:style-name="ce2">
            <text:p>251,27</text:p>
          </table:table-cell>
          <table:table-cell office:value-type="float" office:value="251.36" table:style-name="ce2">
            <text:p>251,36</text:p>
          </table:table-cell>
          <table:table-cell office:value-type="float" office:value="248.04" table:style-name="ce2">
            <text:p>248,04</text:p>
          </table:table-cell>
          <table:table-cell office:value-type="float" office:value="252.06" table:style-name="ce2">
            <text:p>252,0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58" table:style-name="ce2">
            <text:p>207,58</text:p>
          </table:table-cell>
          <table:table-cell office:value-type="float" office:value="212.46" table:style-name="ce2">
            <text:p>212,46</text:p>
          </table:table-cell>
          <table:table-cell office:value-type="float" office:value="254" table:style-name="ce2">
            <text:p>254</text:p>
          </table:table-cell>
          <table:table-cell office:value-type="float" office:value="250.36" table:style-name="ce2">
            <text:p>250,36</text:p>
          </table:table-cell>
          <table:table-cell office:value-type="float" office:value="258.61" table:style-name="ce2">
            <text:p>258,61</text:p>
          </table:table-cell>
          <table:table-cell office:value-type="float" office:value="255.83" table:style-name="ce2">
            <text:p>255,8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1.79" table:style-name="ce2">
            <text:p>211,79</text:p>
          </table:table-cell>
          <table:table-cell office:value-type="float" office:value="222.48000000000002" table:style-name="ce2">
            <text:p>222,48</text:p>
          </table:table-cell>
          <table:table-cell office:value-type="float" office:value="252.04" table:style-name="ce2">
            <text:p>252,04</text:p>
          </table:table-cell>
          <table:table-cell office:value-type="float" office:value="253.66" table:style-name="ce2">
            <text:p>253,66</text:p>
          </table:table-cell>
          <table:table-cell office:value-type="float" office:value="245.20000000000002" table:style-name="ce2">
            <text:p>245,2</text:p>
          </table:table-cell>
          <table:table-cell office:value-type="float" office:value="251.21" table:style-name="ce2">
            <text:p>251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0.73000000000002" table:style-name="ce2">
            <text:p>210,73</text:p>
          </table:table-cell>
          <table:table-cell office:value-type="float" office:value="219.96" table:style-name="ce2">
            <text:p>219,96</text:p>
          </table:table-cell>
          <table:table-cell office:value-type="float" office:value="252.55" table:style-name="ce2">
            <text:p>252,55</text:p>
          </table:table-cell>
          <table:table-cell office:value-type="float" office:value="252.8" table:style-name="ce2">
            <text:p>252,8</text:p>
          </table:table-cell>
          <table:table-cell office:value-type="float" office:value="248.19" table:style-name="ce2">
            <text:p>248,19</text:p>
          </table:table-cell>
          <table:table-cell office:value-type="float" office:value="252.24" table:style-name="ce2">
            <text:p>252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6.19" table:style-name="ce2">
            <text:p>206,19</text:p>
          </table:table-cell>
          <table:table-cell office:value-type="float" office:value="216.25" table:style-name="ce2">
            <text:p>216,25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46.57" table:style-name="ce2">
            <text:p>246,57</text:p>
          </table:table-cell>
          <table:table-cell office:value-type="float" office:value="244.21" table:style-name="ce2">
            <text:p>244,21</text:p>
          </table:table-cell>
          <table:table-cell office:value-type="float" office:value="247.47" table:style-name="ce2">
            <text:p>247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6.19" table:style-name="ce2">
            <text:p>206,19</text:p>
          </table:table-cell>
          <table:table-cell office:value-type="float" office:value="216.25" table:style-name="ce2">
            <text:p>216,25</text:p>
          </table:table-cell>
          <table:table-cell office:value-type="float" office:value="247.01000000000002" table:style-name="ce2">
            <text:p>247,01</text:p>
          </table:table-cell>
          <table:table-cell office:value-type="float" office:value="246.57" table:style-name="ce2">
            <text:p>246,57</text:p>
          </table:table-cell>
          <table:table-cell office:value-type="float" office:value="244.21" table:style-name="ce2">
            <text:p>244,21</text:p>
          </table:table-cell>
          <table:table-cell office:value-type="float" office:value="247.47" table:style-name="ce2">
            <text:p>247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78" table:style-name="ce2">
            <text:p>212,78</text:p>
          </table:table-cell>
          <table:table-cell office:value-type="float" office:value="216.83" table:style-name="ce2">
            <text:p>216,83</text:p>
          </table:table-cell>
          <table:table-cell office:value-type="float" office:value="262.20999999999998" table:style-name="ce2">
            <text:p>262,21</text:p>
          </table:table-cell>
          <table:table-cell office:value-type="float" office:value="261.62" table:style-name="ce2">
            <text:p>261,62</text:p>
          </table:table-cell>
          <table:table-cell office:value-type="float" office:value="278.16000000000003" table:style-name="ce2">
            <text:p>278,16</text:p>
          </table:table-cell>
          <table:table-cell office:value-type="float" office:value="278.60000000000002" table:style-name="ce2">
            <text:p>278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2.58" table:style-name="ce2">
            <text:p>212,58</text:p>
          </table:table-cell>
          <table:table-cell office:value-type="float" office:value="222.32" table:style-name="ce2">
            <text:p>222,32</text:p>
          </table:table-cell>
          <table:table-cell office:value-type="float" office:value="253.43" table:style-name="ce2">
            <text:p>253,43</text:p>
          </table:table-cell>
          <table:table-cell office:value-type="float" office:value="255.03" table:style-name="ce2">
            <text:p>255,03</text:p>
          </table:table-cell>
          <table:table-cell office:value-type="float" office:value="248.33" table:style-name="ce2">
            <text:p>248,33</text:p>
          </table:table-cell>
          <table:table-cell office:value-type="float" office:value="253.72" table:style-name="ce2">
            <text:p>253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2.64000000000001" table:style-name="ce2">
            <text:p>212,64</text:p>
          </table:table-cell>
          <table:table-cell office:value-type="float" office:value="220.87" table:style-name="ce2">
            <text:p>220,87</text:p>
          </table:table-cell>
          <table:table-cell office:value-type="float" office:value="255.70000000000002" table:style-name="ce2">
            <text:p>255,7</text:p>
          </table:table-cell>
          <table:table-cell office:value-type="float" office:value="256.73" table:style-name="ce2">
            <text:p>256,73</text:p>
          </table:table-cell>
          <table:table-cell office:value-type="float" office:value="256.63" table:style-name="ce2">
            <text:p>256,63</text:p>
          </table:table-cell>
          <table:table-cell office:value-type="float" office:value="260.64" table:style-name="ce2">
            <text:p>260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2.78" table:style-name="ce2">
            <text:p>212,78</text:p>
          </table:table-cell>
          <table:table-cell office:value-type="float" office:value="216.83" table:style-name="ce2">
            <text:p>216,83</text:p>
          </table:table-cell>
          <table:table-cell office:value-type="float" office:value="262.20999999999998" table:style-name="ce2">
            <text:p>262,21</text:p>
          </table:table-cell>
          <table:table-cell office:value-type="float" office:value="261.62" table:style-name="ce2">
            <text:p>261,62</text:p>
          </table:table-cell>
          <table:table-cell office:value-type="float" office:value="278.16000000000003" table:style-name="ce2">
            <text:p>278,16</text:p>
          </table:table-cell>
          <table:table-cell office:value-type="float" office:value="278.60000000000002" table:style-name="ce2">
            <text:p>278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5.03" table:style-name="ce2">
            <text:p>215,03</text:p>
          </table:table-cell>
          <table:table-cell office:value-type="float" office:value="224.65" table:style-name="ce2">
            <text:p>224,65</text:p>
          </table:table-cell>
          <table:table-cell office:value-type="float" office:value="255.69" table:style-name="ce2">
            <text:p>255,69</text:p>
          </table:table-cell>
          <table:table-cell office:value-type="float" office:value="258.01" table:style-name="ce2">
            <text:p>258,01</text:p>
          </table:table-cell>
          <table:table-cell office:value-type="float" office:value="248.52" table:style-name="ce2">
            <text:p>248,52</text:p>
          </table:table-cell>
          <table:table-cell office:value-type="float" office:value="254.01000000000002" table:style-name="ce2">
            <text:p>254,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ear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4.29" table:style-name="ce2">
            <text:p>214,29</text:p>
          </table:table-cell>
          <table:table-cell office:value-type="float" office:value="222.05" table:style-name="ce2">
            <text:p>222,05</text:p>
          </table:table-cell>
          <table:table-cell office:value-type="float" office:value="257.78000000000003" table:style-name="ce2">
            <text:p>257,78</text:p>
          </table:table-cell>
          <table:table-cell office:value-type="float" office:value="259.16000000000003" table:style-name="ce2">
            <text:p>259,16</text:p>
          </table:table-cell>
          <table:table-cell office:value-type="float" office:value="257.03000000000003" table:style-name="ce2">
            <text:p>257,03</text:p>
          </table:table-cell>
          <table:table-cell office:value-type="float" office:value="261.07" table:style-name="ce2">
            <text:p>261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8.75" table:style-name="ce2">
            <text:p>168,75</text:p>
          </table:table-cell>
          <table:table-cell office:value-type="float" office:value="185.91" table:style-name="ce2">
            <text:p>185,91</text:p>
          </table:table-cell>
          <table:table-cell office:value-type="float" office:value="231.4" table:style-name="ce2">
            <text:p>231,4</text:p>
          </table:table-cell>
          <table:table-cell office:value-type="float" office:value="234.34" table:style-name="ce2">
            <text:p>234,34</text:p>
          </table:table-cell>
          <table:table-cell office:value-type="float" office:value="229.38" table:style-name="ce2">
            <text:p>229,38</text:p>
          </table:table-cell>
          <table:table-cell office:value-type="float" office:value="242.73000000000002" table:style-name="ce2">
            <text:p>242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8.75" table:style-name="ce2">
            <text:p>168,75</text:p>
          </table:table-cell>
          <table:table-cell office:value-type="float" office:value="185.91" table:style-name="ce2">
            <text:p>185,91</text:p>
          </table:table-cell>
          <table:table-cell office:value-type="float" office:value="231.4" table:style-name="ce2">
            <text:p>231,4</text:p>
          </table:table-cell>
          <table:table-cell office:value-type="float" office:value="234.34" table:style-name="ce2">
            <text:p>234,34</text:p>
          </table:table-cell>
          <table:table-cell office:value-type="float" office:value="229.38" table:style-name="ce2">
            <text:p>229,38</text:p>
          </table:table-cell>
          <table:table-cell office:value-type="float" office:value="242.73000000000002" table:style-name="ce2">
            <text:p>242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9.81" table:style-name="ce2">
            <text:p>189,81</text:p>
          </table:table-cell>
          <table:table-cell office:value-type="float" office:value="198.06" table:style-name="ce2">
            <text:p>198,06</text:p>
          </table:table-cell>
          <table:table-cell office:value-type="float" office:value="235.55" table:style-name="ce2">
            <text:p>235,55</text:p>
          </table:table-cell>
          <table:table-cell office:value-type="float" office:value="237.36" table:style-name="ce2">
            <text:p>237,36</text:p>
          </table:table-cell>
          <table:table-cell office:value-type="float" office:value="251.8" table:style-name="ce2">
            <text:p>251,8</text:p>
          </table:table-cell>
          <table:table-cell office:value-type="float" office:value="250.78" table:style-name="ce2">
            <text:p>250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4.28" table:style-name="ce2">
            <text:p>184,28</text:p>
          </table:table-cell>
          <table:table-cell office:value-type="float" office:value="196.49" table:style-name="ce2">
            <text:p>196,49</text:p>
          </table:table-cell>
          <table:table-cell office:value-type="float" office:value="236.62" table:style-name="ce2">
            <text:p>236,62</text:p>
          </table:table-cell>
          <table:table-cell office:value-type="float" office:value="240.1" table:style-name="ce2">
            <text:p>240,1</text:p>
          </table:table-cell>
          <table:table-cell office:value-type="float" office:value="241.5" table:style-name="ce2">
            <text:p>241,5</text:p>
          </table:table-cell>
          <table:table-cell office:value-type="float" office:value="246.37" table:style-name="ce2">
            <text:p>246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5.64000000000001" table:style-name="ce2">
            <text:p>185,64</text:p>
          </table:table-cell>
          <table:table-cell office:value-type="float" office:value="196.87" table:style-name="ce2">
            <text:p>196,87</text:p>
          </table:table-cell>
          <table:table-cell office:value-type="float" office:value="236.35" table:style-name="ce2">
            <text:p>236,35</text:p>
          </table:table-cell>
          <table:table-cell office:value-type="float" office:value="239.4" table:style-name="ce2">
            <text:p>239,4</text:p>
          </table:table-cell>
          <table:table-cell office:value-type="float" office:value="243.58" table:style-name="ce2">
            <text:p>243,58</text:p>
          </table:table-cell>
          <table:table-cell office:value-type="float" office:value="247.26000000000002" table:style-name="ce2">
            <text:p>247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9.81" table:style-name="ce2">
            <text:p>189,81</text:p>
          </table:table-cell>
          <table:table-cell office:value-type="float" office:value="198.06" table:style-name="ce2">
            <text:p>198,06</text:p>
          </table:table-cell>
          <table:table-cell office:value-type="float" office:value="235.55" table:style-name="ce2">
            <text:p>235,55</text:p>
          </table:table-cell>
          <table:table-cell office:value-type="float" office:value="237.36" table:style-name="ce2">
            <text:p>237,36</text:p>
          </table:table-cell>
          <table:table-cell office:value-type="float" office:value="251.8" table:style-name="ce2">
            <text:p>251,8</text:p>
          </table:table-cell>
          <table:table-cell office:value-type="float" office:value="250.78" table:style-name="ce2">
            <text:p>250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5.01" table:style-name="ce2">
            <text:p>185,01</text:p>
          </table:table-cell>
          <table:table-cell office:value-type="float" office:value="196.98000000000002" table:style-name="ce2">
            <text:p>196,98</text:p>
          </table:table-cell>
          <table:table-cell office:value-type="float" office:value="236.84" table:style-name="ce2">
            <text:p>236,84</text:p>
          </table:table-cell>
          <table:table-cell office:value-type="float" office:value="240.34" table:style-name="ce2">
            <text:p>240,34</text:p>
          </table:table-cell>
          <table:table-cell office:value-type="float" office:value="241.84" table:style-name="ce2">
            <text:p>241,84</text:p>
          </table:table-cell>
          <table:table-cell office:value-type="float" office:value="246.47" table:style-name="ce2">
            <text:p>246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6.23" table:style-name="ce2">
            <text:p>186,23</text:p>
          </table:table-cell>
          <table:table-cell office:value-type="float" office:value="197.25" table:style-name="ce2">
            <text:p>197,25</text:p>
          </table:table-cell>
          <table:table-cell office:value-type="float" office:value="236.5" table:style-name="ce2">
            <text:p>236,5</text:p>
          </table:table-cell>
          <table:table-cell office:value-type="float" office:value="239.56" table:style-name="ce2">
            <text:p>239,56</text:p>
          </table:table-cell>
          <table:table-cell office:value-type="float" office:value="243.9" table:style-name="ce2">
            <text:p>243,9</text:p>
          </table:table-cell>
          <table:table-cell office:value-type="float" office:value="247.36" table:style-name="ce2">
            <text:p>247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1.06" table:style-name="ce2">
            <text:p>171,06</text:p>
          </table:table-cell>
          <table:table-cell office:value-type="float" office:value="183.44" table:style-name="ce2">
            <text:p>183,44</text:p>
          </table:table-cell>
          <table:table-cell office:value-type="float" office:value="230.70000000000002" table:style-name="ce2">
            <text:p>230,7</text:p>
          </table:table-cell>
          <table:table-cell office:value-type="float" office:value="234.68" table:style-name="ce2">
            <text:p>234,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1.06" table:style-name="ce2">
            <text:p>171,06</text:p>
          </table:table-cell>
          <table:table-cell office:value-type="float" office:value="183.44" table:style-name="ce2">
            <text:p>183,44</text:p>
          </table:table-cell>
          <table:table-cell office:value-type="float" office:value="230.70000000000002" table:style-name="ce2">
            <text:p>230,7</text:p>
          </table:table-cell>
          <table:table-cell office:value-type="float" office:value="234.68" table:style-name="ce2">
            <text:p>234,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8.19" table:style-name="ce2">
            <text:p>188,19</text:p>
          </table:table-cell>
          <table:table-cell office:value-type="float" office:value="197.26" table:style-name="ce2">
            <text:p>197,26</text:p>
          </table:table-cell>
          <table:table-cell office:value-type="float" office:value="242.45000000000002" table:style-name="ce2">
            <text:p>242,45</text:p>
          </table:table-cell>
          <table:table-cell office:value-type="float" office:value="248.21" table:style-name="ce2">
            <text:p>248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8.11" table:style-name="ce2">
            <text:p>178,11</text:p>
          </table:table-cell>
          <table:table-cell office:value-type="float" office:value="190.6" table:style-name="ce2">
            <text:p>190,6</text:p>
          </table:table-cell>
          <table:table-cell office:value-type="float" office:value="234.94" table:style-name="ce2">
            <text:p>234,94</text:p>
          </table:table-cell>
          <table:table-cell office:value-type="float" office:value="239.19" table:style-name="ce2">
            <text:p>239,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9.62" table:style-name="ce2">
            <text:p>179,62</text:p>
          </table:table-cell>
          <table:table-cell office:value-type="float" office:value="191.6" table:style-name="ce2">
            <text:p>191,6</text:p>
          </table:table-cell>
          <table:table-cell office:value-type="float" office:value="235.86" table:style-name="ce2">
            <text:p>235,86</text:p>
          </table:table-cell>
          <table:table-cell office:value-type="float" office:value="240.3" table:style-name="ce2">
            <text:p>240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8.19" table:style-name="ce2">
            <text:p>188,19</text:p>
          </table:table-cell>
          <table:table-cell office:value-type="float" office:value="197.26" table:style-name="ce2">
            <text:p>197,26</text:p>
          </table:table-cell>
          <table:table-cell office:value-type="float" office:value="242.45000000000002" table:style-name="ce2">
            <text:p>242,45</text:p>
          </table:table-cell>
          <table:table-cell office:value-type="float" office:value="248.21" table:style-name="ce2">
            <text:p>248,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1.08" table:style-name="ce2">
            <text:p>181,08</text:p>
          </table:table-cell>
          <table:table-cell office:value-type="float" office:value="193.61" table:style-name="ce2">
            <text:p>193,61</text:p>
          </table:table-cell>
          <table:table-cell office:value-type="float" office:value="236.20000000000002" table:style-name="ce2">
            <text:p>236,2</text:p>
          </table:table-cell>
          <table:table-cell office:value-type="float" office:value="240.54" table:style-name="ce2">
            <text:p>240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2.5" table:style-name="ce2">
            <text:p>182,5</text:p>
          </table:table-cell>
          <table:table-cell office:value-type="float" office:value="194.35" table:style-name="ce2">
            <text:p>194,35</text:p>
          </table:table-cell>
          <table:table-cell office:value-type="float" office:value="237.16" table:style-name="ce2">
            <text:p>237,16</text:p>
          </table:table-cell>
          <table:table-cell office:value-type="float" office:value="241.72" table:style-name="ce2">
            <text:p>241,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9.81" table:style-name="ce2">
            <text:p>219,81</text:p>
          </table:table-cell>
          <table:table-cell office:value-type="float" office:value="232.64000000000001" table:style-name="ce2">
            <text:p>232,64</text:p>
          </table:table-cell>
          <table:table-cell office:value-type="float" office:value="286.8" table:style-name="ce2">
            <text:p>286,8</text:p>
          </table:table-cell>
          <table:table-cell office:value-type="float" office:value="291.5" table:style-name="ce2">
            <text:p>291,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9.81" table:style-name="ce2">
            <text:p>219,81</text:p>
          </table:table-cell>
          <table:table-cell office:value-type="float" office:value="232.64000000000001" table:style-name="ce2">
            <text:p>232,64</text:p>
          </table:table-cell>
          <table:table-cell office:value-type="float" office:value="286.8" table:style-name="ce2">
            <text:p>286,8</text:p>
          </table:table-cell>
          <table:table-cell office:value-type="float" office:value="291.5" table:style-name="ce2">
            <text:p>291,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4.42000000000002" table:style-name="ce2">
            <text:p>234,42</text:p>
          </table:table-cell>
          <table:table-cell office:value-type="float" office:value="233.91" table:style-name="ce2">
            <text:p>233,91</text:p>
          </table:table-cell>
          <table:table-cell office:value-type="float" office:value="278.49" table:style-name="ce2">
            <text:p>278,49</text:p>
          </table:table-cell>
          <table:table-cell office:value-type="float" office:value="278.7" table:style-name="ce2">
            <text:p>278,7</text:p>
          </table:table-cell>
          <table:table-cell office:value-type="float" office:value="292.29000000000002" table:style-name="ce2">
            <text:p>292,29</text:p>
          </table:table-cell>
          <table:table-cell office:value-type="float" office:value="293.49" table:style-name="ce2">
            <text:p>293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8.75" table:style-name="ce2">
            <text:p>218,75</text:p>
          </table:table-cell>
          <table:table-cell office:value-type="float" office:value="224.48000000000002" table:style-name="ce2">
            <text:p>224,48</text:p>
          </table:table-cell>
          <table:table-cell office:value-type="float" office:value="276.26" table:style-name="ce2">
            <text:p>276,26</text:p>
          </table:table-cell>
          <table:table-cell office:value-type="float" office:value="281.45999999999998" table:style-name="ce2">
            <text:p>281,46</text:p>
          </table:table-cell>
          <table:table-cell office:value-type="float" office:value="301.38" table:style-name="ce2">
            <text:p>301,38</text:p>
          </table:table-cell>
          <table:table-cell office:value-type="float" office:value="298.23" table:style-name="ce2">
            <text:p>298,2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4.84" table:style-name="ce2">
            <text:p>224,84</text:p>
          </table:table-cell>
          <table:table-cell office:value-type="float" office:value="228.15" table:style-name="ce2">
            <text:p>228,15</text:p>
          </table:table-cell>
          <table:table-cell office:value-type="float" office:value="277.31" table:style-name="ce2">
            <text:p>277,31</text:p>
          </table:table-cell>
          <table:table-cell office:value-type="float" office:value="280.16000000000003" table:style-name="ce2">
            <text:p>280,16</text:p>
          </table:table-cell>
          <table:table-cell office:value-type="float" office:value="296.44" table:style-name="ce2">
            <text:p>296,44</text:p>
          </table:table-cell>
          <table:table-cell office:value-type="float" office:value="295.65000000000003" table:style-name="ce2">
            <text:p>295,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4.42000000000002" table:style-name="ce2">
            <text:p>234,42</text:p>
          </table:table-cell>
          <table:table-cell office:value-type="float" office:value="233.91" table:style-name="ce2">
            <text:p>233,91</text:p>
          </table:table-cell>
          <table:table-cell office:value-type="float" office:value="278.49" table:style-name="ce2">
            <text:p>278,49</text:p>
          </table:table-cell>
          <table:table-cell office:value-type="float" office:value="278.7" table:style-name="ce2">
            <text:p>278,7</text:p>
          </table:table-cell>
          <table:table-cell office:value-type="float" office:value="292.29000000000002" table:style-name="ce2">
            <text:p>292,29</text:p>
          </table:table-cell>
          <table:table-cell office:value-type="float" office:value="293.49" table:style-name="ce2">
            <text:p>293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8.74" table:style-name="ce2">
            <text:p>218,74</text:p>
          </table:table-cell>
          <table:table-cell office:value-type="float" office:value="224.41" table:style-name="ce2">
            <text:p>224,41</text:p>
          </table:table-cell>
          <table:table-cell office:value-type="float" office:value="276.22000000000003" table:style-name="ce2">
            <text:p>276,22</text:p>
          </table:table-cell>
          <table:table-cell office:value-type="float" office:value="281.41000000000003" table:style-name="ce2">
            <text:p>281,41</text:p>
          </table:table-cell>
          <table:table-cell office:value-type="float" office:value="301.38" table:style-name="ce2">
            <text:p>301,38</text:p>
          </table:table-cell>
          <table:table-cell office:value-type="float" office:value="298.23" table:style-name="ce2">
            <text:p>298,2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4.87" table:style-name="ce2">
            <text:p>224,87</text:p>
          </table:table-cell>
          <table:table-cell office:value-type="float" office:value="228.13" table:style-name="ce2">
            <text:p>228,13</text:p>
          </table:table-cell>
          <table:table-cell office:value-type="float" office:value="277.29000000000002" table:style-name="ce2">
            <text:p>277,29</text:p>
          </table:table-cell>
          <table:table-cell office:value-type="float" office:value="280.14" table:style-name="ce2">
            <text:p>280,14</text:p>
          </table:table-cell>
          <table:table-cell office:value-type="float" office:value="296.44" table:style-name="ce2">
            <text:p>296,44</text:p>
          </table:table-cell>
          <table:table-cell office:value-type="float" office:value="295.65000000000003" table:style-name="ce2">
            <text:p>295,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0.98" table:style-name="ce2">
            <text:p>170,98</text:p>
          </table:table-cell>
          <table:table-cell office:value-type="float" office:value="183.53" table:style-name="ce2">
            <text:p>183,53</text:p>
          </table:table-cell>
          <table:table-cell office:value-type="float" office:value="230.79" table:style-name="ce2">
            <text:p>230,79</text:p>
          </table:table-cell>
          <table:table-cell office:value-type="float" office:value="234.64000000000001" table:style-name="ce2">
            <text:p>234,64</text:p>
          </table:table-cell>
          <table:table-cell office:value-type="float" office:value="229.38" table:style-name="ce2">
            <text:p>229,38</text:p>
          </table:table-cell>
          <table:table-cell office:value-type="float" office:value="242.73000000000002" table:style-name="ce2">
            <text:p>242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0.98" table:style-name="ce2">
            <text:p>170,98</text:p>
          </table:table-cell>
          <table:table-cell office:value-type="float" office:value="183.53" table:style-name="ce2">
            <text:p>183,53</text:p>
          </table:table-cell>
          <table:table-cell office:value-type="float" office:value="230.79" table:style-name="ce2">
            <text:p>230,79</text:p>
          </table:table-cell>
          <table:table-cell office:value-type="float" office:value="234.64000000000001" table:style-name="ce2">
            <text:p>234,64</text:p>
          </table:table-cell>
          <table:table-cell office:value-type="float" office:value="229.38" table:style-name="ce2">
            <text:p>229,38</text:p>
          </table:table-cell>
          <table:table-cell office:value-type="float" office:value="242.73000000000002" table:style-name="ce2">
            <text:p>242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8.72" table:style-name="ce2">
            <text:p>188,72</text:p>
          </table:table-cell>
          <table:table-cell office:value-type="float" office:value="197.53" table:style-name="ce2">
            <text:p>197,53</text:p>
          </table:table-cell>
          <table:table-cell office:value-type="float" office:value="237.98000000000002" table:style-name="ce2">
            <text:p>237,98</text:p>
          </table:table-cell>
          <table:table-cell office:value-type="float" office:value="241.20000000000002" table:style-name="ce2">
            <text:p>241,2</text:p>
          </table:table-cell>
          <table:table-cell office:value-type="float" office:value="251.8" table:style-name="ce2">
            <text:p>251,8</text:p>
          </table:table-cell>
          <table:table-cell office:value-type="float" office:value="250.78" table:style-name="ce2">
            <text:p>250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9.4" table:style-name="ce2">
            <text:p>179,4</text:p>
          </table:table-cell>
          <table:table-cell office:value-type="float" office:value="191.83" table:style-name="ce2">
            <text:p>191,83</text:p>
          </table:table-cell>
          <table:table-cell office:value-type="float" office:value="235.66" table:style-name="ce2">
            <text:p>235,66</text:p>
          </table:table-cell>
          <table:table-cell office:value-type="float" office:value="239.58" table:style-name="ce2">
            <text:p>239,58</text:p>
          </table:table-cell>
          <table:table-cell office:value-type="float" office:value="241.5" table:style-name="ce2">
            <text:p>241,5</text:p>
          </table:table-cell>
          <table:table-cell office:value-type="float" office:value="246.37" table:style-name="ce2">
            <text:p>246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1" table:style-name="ce2">
            <text:p>181</text:p>
          </table:table-cell>
          <table:table-cell office:value-type="float" office:value="192.81" table:style-name="ce2">
            <text:p>192,81</text:p>
          </table:table-cell>
          <table:table-cell office:value-type="float" office:value="236.09" table:style-name="ce2">
            <text:p>236,09</text:p>
          </table:table-cell>
          <table:table-cell office:value-type="float" office:value="239.88" table:style-name="ce2">
            <text:p>239,88</text:p>
          </table:table-cell>
          <table:table-cell office:value-type="float" office:value="243.58" table:style-name="ce2">
            <text:p>243,58</text:p>
          </table:table-cell>
          <table:table-cell office:value-type="float" office:value="247.26000000000002" table:style-name="ce2">
            <text:p>247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8.72" table:style-name="ce2">
            <text:p>188,72</text:p>
          </table:table-cell>
          <table:table-cell office:value-type="float" office:value="197.53" table:style-name="ce2">
            <text:p>197,53</text:p>
          </table:table-cell>
          <table:table-cell office:value-type="float" office:value="237.98000000000002" table:style-name="ce2">
            <text:p>237,98</text:p>
          </table:table-cell>
          <table:table-cell office:value-type="float" office:value="241.20000000000002" table:style-name="ce2">
            <text:p>241,2</text:p>
          </table:table-cell>
          <table:table-cell office:value-type="float" office:value="251.8" table:style-name="ce2">
            <text:p>251,8</text:p>
          </table:table-cell>
          <table:table-cell office:value-type="float" office:value="250.78" table:style-name="ce2">
            <text:p>250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2.12" table:style-name="ce2">
            <text:p>182,12</text:p>
          </table:table-cell>
          <table:table-cell office:value-type="float" office:value="194.5" table:style-name="ce2">
            <text:p>194,5</text:p>
          </table:table-cell>
          <table:table-cell office:value-type="float" office:value="236.51" table:style-name="ce2">
            <text:p>236,51</text:p>
          </table:table-cell>
          <table:table-cell office:value-type="float" office:value="240.45000000000002" table:style-name="ce2">
            <text:p>240,45</text:p>
          </table:table-cell>
          <table:table-cell office:value-type="float" office:value="241.84" table:style-name="ce2">
            <text:p>241,84</text:p>
          </table:table-cell>
          <table:table-cell office:value-type="float" office:value="246.47" table:style-name="ce2">
            <text:p>246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3.54" table:style-name="ce2">
            <text:p>183,54</text:p>
          </table:table-cell>
          <table:table-cell office:value-type="float" office:value="195.15" table:style-name="ce2">
            <text:p>195,15</text:p>
          </table:table-cell>
          <table:table-cell office:value-type="float" office:value="236.82" table:style-name="ce2">
            <text:p>236,82</text:p>
          </table:table-cell>
          <table:table-cell office:value-type="float" office:value="240.6" table:style-name="ce2">
            <text:p>240,6</text:p>
          </table:table-cell>
          <table:table-cell office:value-type="float" office:value="243.9" table:style-name="ce2">
            <text:p>243,9</text:p>
          </table:table-cell>
          <table:table-cell office:value-type="float" office:value="247.36" table:style-name="ce2">
            <text:p>247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0.98" table:style-name="ce2">
            <text:p>170,98</text:p>
          </table:table-cell>
          <table:table-cell office:value-type="float" office:value="183.53" table:style-name="ce2">
            <text:p>183,53</text:p>
          </table:table-cell>
          <table:table-cell office:value-type="float" office:value="230.79" table:style-name="ce2">
            <text:p>230,79</text:p>
          </table:table-cell>
          <table:table-cell office:value-type="float" office:value="234.64000000000001" table:style-name="ce2">
            <text:p>234,64</text:p>
          </table:table-cell>
          <table:table-cell office:value-type="float" office:value="229.38" table:style-name="ce2">
            <text:p>229,38</text:p>
          </table:table-cell>
          <table:table-cell office:value-type="float" office:value="242.73000000000002" table:style-name="ce2">
            <text:p>242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0.98" table:style-name="ce2">
            <text:p>170,98</text:p>
          </table:table-cell>
          <table:table-cell office:value-type="float" office:value="183.53" table:style-name="ce2">
            <text:p>183,53</text:p>
          </table:table-cell>
          <table:table-cell office:value-type="float" office:value="230.79" table:style-name="ce2">
            <text:p>230,79</text:p>
          </table:table-cell>
          <table:table-cell office:value-type="float" office:value="234.64000000000001" table:style-name="ce2">
            <text:p>234,64</text:p>
          </table:table-cell>
          <table:table-cell office:value-type="float" office:value="229.38" table:style-name="ce2">
            <text:p>229,38</text:p>
          </table:table-cell>
          <table:table-cell office:value-type="float" office:value="242.73000000000002" table:style-name="ce2">
            <text:p>242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8.72" table:style-name="ce2">
            <text:p>188,72</text:p>
          </table:table-cell>
          <table:table-cell office:value-type="float" office:value="197.53" table:style-name="ce2">
            <text:p>197,53</text:p>
          </table:table-cell>
          <table:table-cell office:value-type="float" office:value="237.98000000000002" table:style-name="ce2">
            <text:p>237,98</text:p>
          </table:table-cell>
          <table:table-cell office:value-type="float" office:value="241.20000000000002" table:style-name="ce2">
            <text:p>241,2</text:p>
          </table:table-cell>
          <table:table-cell office:value-type="float" office:value="251.8" table:style-name="ce2">
            <text:p>251,8</text:p>
          </table:table-cell>
          <table:table-cell office:value-type="float" office:value="250.78" table:style-name="ce2">
            <text:p>250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9.4" table:style-name="ce2">
            <text:p>179,4</text:p>
          </table:table-cell>
          <table:table-cell office:value-type="float" office:value="191.83" table:style-name="ce2">
            <text:p>191,83</text:p>
          </table:table-cell>
          <table:table-cell office:value-type="float" office:value="235.66" table:style-name="ce2">
            <text:p>235,66</text:p>
          </table:table-cell>
          <table:table-cell office:value-type="float" office:value="239.58" table:style-name="ce2">
            <text:p>239,58</text:p>
          </table:table-cell>
          <table:table-cell office:value-type="float" office:value="241.5" table:style-name="ce2">
            <text:p>241,5</text:p>
          </table:table-cell>
          <table:table-cell office:value-type="float" office:value="246.37" table:style-name="ce2">
            <text:p>246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1" table:style-name="ce2">
            <text:p>181</text:p>
          </table:table-cell>
          <table:table-cell office:value-type="float" office:value="192.81" table:style-name="ce2">
            <text:p>192,81</text:p>
          </table:table-cell>
          <table:table-cell office:value-type="float" office:value="236.09" table:style-name="ce2">
            <text:p>236,09</text:p>
          </table:table-cell>
          <table:table-cell office:value-type="float" office:value="239.88" table:style-name="ce2">
            <text:p>239,88</text:p>
          </table:table-cell>
          <table:table-cell office:value-type="float" office:value="243.58" table:style-name="ce2">
            <text:p>243,58</text:p>
          </table:table-cell>
          <table:table-cell office:value-type="float" office:value="247.26000000000002" table:style-name="ce2">
            <text:p>247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8.72" table:style-name="ce2">
            <text:p>188,72</text:p>
          </table:table-cell>
          <table:table-cell office:value-type="float" office:value="197.53" table:style-name="ce2">
            <text:p>197,53</text:p>
          </table:table-cell>
          <table:table-cell office:value-type="float" office:value="237.98000000000002" table:style-name="ce2">
            <text:p>237,98</text:p>
          </table:table-cell>
          <table:table-cell office:value-type="float" office:value="241.20000000000002" table:style-name="ce2">
            <text:p>241,2</text:p>
          </table:table-cell>
          <table:table-cell office:value-type="float" office:value="251.8" table:style-name="ce2">
            <text:p>251,8</text:p>
          </table:table-cell>
          <table:table-cell office:value-type="float" office:value="250.78" table:style-name="ce2">
            <text:p>250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2.12" table:style-name="ce2">
            <text:p>182,12</text:p>
          </table:table-cell>
          <table:table-cell office:value-type="float" office:value="194.5" table:style-name="ce2">
            <text:p>194,5</text:p>
          </table:table-cell>
          <table:table-cell office:value-type="float" office:value="236.51" table:style-name="ce2">
            <text:p>236,51</text:p>
          </table:table-cell>
          <table:table-cell office:value-type="float" office:value="240.45000000000002" table:style-name="ce2">
            <text:p>240,45</text:p>
          </table:table-cell>
          <table:table-cell office:value-type="float" office:value="241.84" table:style-name="ce2">
            <text:p>241,84</text:p>
          </table:table-cell>
          <table:table-cell office:value-type="float" office:value="246.47" table:style-name="ce2">
            <text:p>246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3.54" table:style-name="ce2">
            <text:p>183,54</text:p>
          </table:table-cell>
          <table:table-cell office:value-type="float" office:value="195.15" table:style-name="ce2">
            <text:p>195,15</text:p>
          </table:table-cell>
          <table:table-cell office:value-type="float" office:value="236.82" table:style-name="ce2">
            <text:p>236,82</text:p>
          </table:table-cell>
          <table:table-cell office:value-type="float" office:value="240.6" table:style-name="ce2">
            <text:p>240,6</text:p>
          </table:table-cell>
          <table:table-cell office:value-type="float" office:value="243.9" table:style-name="ce2">
            <text:p>243,9</text:p>
          </table:table-cell>
          <table:table-cell office:value-type="float" office:value="247.36" table:style-name="ce2">
            <text:p>247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1.29" table:style-name="ce2">
            <text:p>171,29</text:p>
          </table:table-cell>
          <table:table-cell office:value-type="float" office:value="183.85" table:style-name="ce2">
            <text:p>183,85</text:p>
          </table:table-cell>
          <table:table-cell office:value-type="float" office:value="231.05" table:style-name="ce2">
            <text:p>231,05</text:p>
          </table:table-cell>
          <table:table-cell office:value-type="float" office:value="234.91" table:style-name="ce2">
            <text:p>234,91</text:p>
          </table:table-cell>
          <table:table-cell office:value-type="float" office:value="229.38" table:style-name="ce2">
            <text:p>229,38</text:p>
          </table:table-cell>
          <table:table-cell office:value-type="float" office:value="242.73000000000002" table:style-name="ce2">
            <text:p>242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1.29" table:style-name="ce2">
            <text:p>171,29</text:p>
          </table:table-cell>
          <table:table-cell office:value-type="float" office:value="183.85" table:style-name="ce2">
            <text:p>183,85</text:p>
          </table:table-cell>
          <table:table-cell office:value-type="float" office:value="231.05" table:style-name="ce2">
            <text:p>231,05</text:p>
          </table:table-cell>
          <table:table-cell office:value-type="float" office:value="234.91" table:style-name="ce2">
            <text:p>234,91</text:p>
          </table:table-cell>
          <table:table-cell office:value-type="float" office:value="229.38" table:style-name="ce2">
            <text:p>229,38</text:p>
          </table:table-cell>
          <table:table-cell office:value-type="float" office:value="242.73000000000002" table:style-name="ce2">
            <text:p>242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5.19" table:style-name="ce2">
            <text:p>205,19</text:p>
          </table:table-cell>
          <table:table-cell office:value-type="float" office:value="210.64000000000001" table:style-name="ce2">
            <text:p>210,64</text:p>
          </table:table-cell>
          <table:table-cell office:value-type="float" office:value="253.63" table:style-name="ce2">
            <text:p>253,63</text:p>
          </table:table-cell>
          <table:table-cell office:value-type="float" office:value="255.68" table:style-name="ce2">
            <text:p>255,68</text:p>
          </table:table-cell>
          <table:table-cell office:value-type="float" office:value="265.41000000000003" table:style-name="ce2">
            <text:p>265,41</text:p>
          </table:table-cell>
          <table:table-cell office:value-type="float" office:value="265.13" table:style-name="ce2">
            <text:p>265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5.51" table:style-name="ce2">
            <text:p>185,51</text:p>
          </table:table-cell>
          <table:table-cell office:value-type="float" office:value="196.9" table:style-name="ce2">
            <text:p>196,9</text:p>
          </table:table-cell>
          <table:table-cell office:value-type="float" office:value="241.25" table:style-name="ce2">
            <text:p>241,25</text:p>
          </table:table-cell>
          <table:table-cell office:value-type="float" office:value="245.35" table:style-name="ce2">
            <text:p>245,35</text:p>
          </table:table-cell>
          <table:table-cell office:value-type="float" office:value="247.31" table:style-name="ce2">
            <text:p>247,31</text:p>
          </table:table-cell>
          <table:table-cell office:value-type="float" office:value="251.4" table:style-name="ce2">
            <text:p>251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9.74" table:style-name="ce2">
            <text:p>189,74</text:p>
          </table:table-cell>
          <table:table-cell office:value-type="float" office:value="199.85" table:style-name="ce2">
            <text:p>199,85</text:p>
          </table:table-cell>
          <table:table-cell office:value-type="float" office:value="244.23000000000002" table:style-name="ce2">
            <text:p>244,23</text:p>
          </table:table-cell>
          <table:table-cell office:value-type="float" office:value="247.83" table:style-name="ce2">
            <text:p>247,83</text:p>
          </table:table-cell>
          <table:table-cell office:value-type="float" office:value="251.94" table:style-name="ce2">
            <text:p>251,94</text:p>
          </table:table-cell>
          <table:table-cell office:value-type="float" office:value="254.92000000000002" table:style-name="ce2">
            <text:p>254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5.19" table:style-name="ce2">
            <text:p>205,19</text:p>
          </table:table-cell>
          <table:table-cell office:value-type="float" office:value="210.64000000000001" table:style-name="ce2">
            <text:p>210,64</text:p>
          </table:table-cell>
          <table:table-cell office:value-type="float" office:value="253.63" table:style-name="ce2">
            <text:p>253,63</text:p>
          </table:table-cell>
          <table:table-cell office:value-type="float" office:value="255.68" table:style-name="ce2">
            <text:p>255,68</text:p>
          </table:table-cell>
          <table:table-cell office:value-type="float" office:value="265.41000000000003" table:style-name="ce2">
            <text:p>265,41</text:p>
          </table:table-cell>
          <table:table-cell office:value-type="float" office:value="265.13" table:style-name="ce2">
            <text:p>265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9.22" table:style-name="ce2">
            <text:p>189,22</text:p>
          </table:table-cell>
          <table:table-cell office:value-type="float" office:value="200.31" table:style-name="ce2">
            <text:p>200,31</text:p>
          </table:table-cell>
          <table:table-cell office:value-type="float" office:value="242.76" table:style-name="ce2">
            <text:p>242,76</text:p>
          </table:table-cell>
          <table:table-cell office:value-type="float" office:value="246.89000000000001" table:style-name="ce2">
            <text:p>246,89</text:p>
          </table:table-cell>
          <table:table-cell office:value-type="float" office:value="247.76000000000002" table:style-name="ce2">
            <text:p>247,76</text:p>
          </table:table-cell>
          <table:table-cell office:value-type="float" office:value="251.62" table:style-name="ce2">
            <text:p>251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Nort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3.32" table:style-name="ce2">
            <text:p>193,32</text:p>
          </table:table-cell>
          <table:table-cell office:value-type="float" office:value="202.96" table:style-name="ce2">
            <text:p>202,96</text:p>
          </table:table-cell>
          <table:table-cell office:value-type="float" office:value="245.66" table:style-name="ce2">
            <text:p>245,66</text:p>
          </table:table-cell>
          <table:table-cell office:value-type="float" office:value="249.23000000000002" table:style-name="ce2">
            <text:p>249,23</text:p>
          </table:table-cell>
          <table:table-cell office:value-type="float" office:value="252.37" table:style-name="ce2">
            <text:p>252,37</text:p>
          </table:table-cell>
          <table:table-cell office:value-type="float" office:value="255.15" table:style-name="ce2">
            <text:p>255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1.39000000000001" table:style-name="ce2">
            <text:p>171,39</text:p>
          </table:table-cell>
          <table:table-cell office:value-type="float" office:value="188.42000000000002" table:style-name="ce2">
            <text:p>188,42</text:p>
          </table:table-cell>
          <table:table-cell office:value-type="float" office:value="224.53" table:style-name="ce2">
            <text:p>224,53</text:p>
          </table:table-cell>
          <table:table-cell office:value-type="float" office:value="230.25" table:style-name="ce2">
            <text:p>230,25</text:p>
          </table:table-cell>
          <table:table-cell office:value-type="float" office:value="262.8" table:style-name="ce2">
            <text:p>262,8</text:p>
          </table:table-cell>
          <table:table-cell office:value-type="float" office:value="251.20000000000002" table:style-name="ce2">
            <text:p>251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1.39000000000001" table:style-name="ce2">
            <text:p>171,39</text:p>
          </table:table-cell>
          <table:table-cell office:value-type="float" office:value="188.42000000000002" table:style-name="ce2">
            <text:p>188,42</text:p>
          </table:table-cell>
          <table:table-cell office:value-type="float" office:value="224.53" table:style-name="ce2">
            <text:p>224,53</text:p>
          </table:table-cell>
          <table:table-cell office:value-type="float" office:value="230.25" table:style-name="ce2">
            <text:p>230,25</text:p>
          </table:table-cell>
          <table:table-cell office:value-type="float" office:value="262.8" table:style-name="ce2">
            <text:p>262,8</text:p>
          </table:table-cell>
          <table:table-cell office:value-type="float" office:value="251.20000000000002" table:style-name="ce2">
            <text:p>251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8.75" table:style-name="ce2">
            <text:p>188,75</text:p>
          </table:table-cell>
          <table:table-cell office:value-type="float" office:value="197.62" table:style-name="ce2">
            <text:p>197,62</text:p>
          </table:table-cell>
          <table:table-cell office:value-type="float" office:value="239.85" table:style-name="ce2">
            <text:p>239,85</text:p>
          </table:table-cell>
          <table:table-cell office:value-type="float" office:value="241.93" table:style-name="ce2">
            <text:p>241,93</text:p>
          </table:table-cell>
          <table:table-cell office:value-type="float" office:value="253.74" table:style-name="ce2">
            <text:p>253,74</text:p>
          </table:table-cell>
          <table:table-cell office:value-type="float" office:value="252.13" table:style-name="ce2">
            <text:p>252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8.31" table:style-name="ce2">
            <text:p>178,31</text:p>
          </table:table-cell>
          <table:table-cell office:value-type="float" office:value="192.3" table:style-name="ce2">
            <text:p>192,3</text:p>
          </table:table-cell>
          <table:table-cell office:value-type="float" office:value="226.36" table:style-name="ce2">
            <text:p>226,36</text:p>
          </table:table-cell>
          <table:table-cell office:value-type="float" office:value="232.77" table:style-name="ce2">
            <text:p>232,77</text:p>
          </table:table-cell>
          <table:table-cell office:value-type="float" office:value="248.29" table:style-name="ce2">
            <text:p>248,29</text:p>
          </table:table-cell>
          <table:table-cell office:value-type="float" office:value="248.74" table:style-name="ce2">
            <text:p>248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0.35" table:style-name="ce2">
            <text:p>180,35</text:p>
          </table:table-cell>
          <table:table-cell office:value-type="float" office:value="193.34" table:style-name="ce2">
            <text:p>193,34</text:p>
          </table:table-cell>
          <table:table-cell office:value-type="float" office:value="228.61" table:style-name="ce2">
            <text:p>228,61</text:p>
          </table:table-cell>
          <table:table-cell office:value-type="float" office:value="234.3" table:style-name="ce2">
            <text:p>234,3</text:p>
          </table:table-cell>
          <table:table-cell office:value-type="float" office:value="249.1" table:style-name="ce2">
            <text:p>249,1</text:p>
          </table:table-cell>
          <table:table-cell office:value-type="float" office:value="249.24" table:style-name="ce2">
            <text:p>249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8.75" table:style-name="ce2">
            <text:p>188,75</text:p>
          </table:table-cell>
          <table:table-cell office:value-type="float" office:value="197.62" table:style-name="ce2">
            <text:p>197,62</text:p>
          </table:table-cell>
          <table:table-cell office:value-type="float" office:value="239.85" table:style-name="ce2">
            <text:p>239,85</text:p>
          </table:table-cell>
          <table:table-cell office:value-type="float" office:value="241.93" table:style-name="ce2">
            <text:p>241,93</text:p>
          </table:table-cell>
          <table:table-cell office:value-type="float" office:value="253.74" table:style-name="ce2">
            <text:p>253,74</text:p>
          </table:table-cell>
          <table:table-cell office:value-type="float" office:value="252.13" table:style-name="ce2">
            <text:p>252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9.56" table:style-name="ce2">
            <text:p>179,56</text:p>
          </table:table-cell>
          <table:table-cell office:value-type="float" office:value="193" table:style-name="ce2">
            <text:p>193</text:p>
          </table:table-cell>
          <table:table-cell office:value-type="float" office:value="226.59" table:style-name="ce2">
            <text:p>226,59</text:p>
          </table:table-cell>
          <table:table-cell office:value-type="float" office:value="233.09" table:style-name="ce2">
            <text:p>233,09</text:p>
          </table:table-cell>
          <table:table-cell office:value-type="float" office:value="247.08" table:style-name="ce2">
            <text:p>247,08</text:p>
          </table:table-cell>
          <table:table-cell office:value-type="float" office:value="248.53" table:style-name="ce2">
            <text:p>248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1.61" table:style-name="ce2">
            <text:p>181,61</text:p>
          </table:table-cell>
          <table:table-cell office:value-type="float" office:value="194.04" table:style-name="ce2">
            <text:p>194,04</text:p>
          </table:table-cell>
          <table:table-cell office:value-type="float" office:value="229.03" table:style-name="ce2">
            <text:p>229,03</text:p>
          </table:table-cell>
          <table:table-cell office:value-type="float" office:value="234.72" table:style-name="ce2">
            <text:p>234,72</text:p>
          </table:table-cell>
          <table:table-cell office:value-type="float" office:value="248.14000000000001" table:style-name="ce2">
            <text:p>248,14</text:p>
          </table:table-cell>
          <table:table-cell office:value-type="float" office:value="249.1" table:style-name="ce2">
            <text:p>249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6.17" table:style-name="ce2">
            <text:p>256,17</text:p>
          </table:table-cell>
          <table:table-cell office:value-type="float" office:value="262.99" table:style-name="ce2">
            <text:p>262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6.17" table:style-name="ce2">
            <text:p>256,17</text:p>
          </table:table-cell>
          <table:table-cell office:value-type="float" office:value="262.99" table:style-name="ce2">
            <text:p>262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4.09" table:style-name="ce2">
            <text:p>204,09</text:p>
          </table:table-cell>
          <table:table-cell office:value-type="float" office:value="208.54" table:style-name="ce2">
            <text:p>208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7.42" table:style-name="ce2">
            <text:p>287,42</text:p>
          </table:table-cell>
          <table:table-cell office:value-type="float" office:value="284.86" table:style-name="ce2">
            <text:p>284,8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4.09" table:style-name="ce2">
            <text:p>204,09</text:p>
          </table:table-cell>
          <table:table-cell office:value-type="float" office:value="208.54" table:style-name="ce2">
            <text:p>208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7.42" table:style-name="ce2">
            <text:p>287,42</text:p>
          </table:table-cell>
          <table:table-cell office:value-type="float" office:value="284.86" table:style-name="ce2">
            <text:p>284,8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4.09" table:style-name="ce2">
            <text:p>204,09</text:p>
          </table:table-cell>
          <table:table-cell office:value-type="float" office:value="208.54" table:style-name="ce2">
            <text:p>208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9.25" table:style-name="ce2">
            <text:p>299,25</text:p>
          </table:table-cell>
          <table:table-cell office:value-type="float" office:value="293.15000000000003" table:style-name="ce2">
            <text:p>293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4.09" table:style-name="ce2">
            <text:p>204,09</text:p>
          </table:table-cell>
          <table:table-cell office:value-type="float" office:value="208.54" table:style-name="ce2">
            <text:p>208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9.25" table:style-name="ce2">
            <text:p>299,25</text:p>
          </table:table-cell>
          <table:table-cell office:value-type="float" office:value="293.15000000000003" table:style-name="ce2">
            <text:p>293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9.92000000000002" table:style-name="ce2">
            <text:p>179,92</text:p>
          </table:table-cell>
          <table:table-cell office:value-type="float" office:value="191.49" table:style-name="ce2">
            <text:p>191,49</text:p>
          </table:table-cell>
          <table:table-cell office:value-type="float" office:value="226.09" table:style-name="ce2">
            <text:p>226,09</text:p>
          </table:table-cell>
          <table:table-cell office:value-type="float" office:value="230.89000000000001" table:style-name="ce2">
            <text:p>230,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9.92000000000002" table:style-name="ce2">
            <text:p>179,92</text:p>
          </table:table-cell>
          <table:table-cell office:value-type="float" office:value="191.49" table:style-name="ce2">
            <text:p>191,49</text:p>
          </table:table-cell>
          <table:table-cell office:value-type="float" office:value="226.09" table:style-name="ce2">
            <text:p>226,09</text:p>
          </table:table-cell>
          <table:table-cell office:value-type="float" office:value="230.89000000000001" table:style-name="ce2">
            <text:p>230,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2.8" table:style-name="ce2">
            <text:p>192,8</text:p>
          </table:table-cell>
          <table:table-cell office:value-type="float" office:value="202.1" table:style-name="ce2">
            <text:p>202,1</text:p>
          </table:table-cell>
          <table:table-cell office:value-type="float" office:value="240.82" table:style-name="ce2">
            <text:p>240,82</text:p>
          </table:table-cell>
          <table:table-cell office:value-type="float" office:value="240.39000000000001" table:style-name="ce2">
            <text:p>240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4.44" table:style-name="ce2">
            <text:p>184,44</text:p>
          </table:table-cell>
          <table:table-cell office:value-type="float" office:value="196.21" table:style-name="ce2">
            <text:p>196,21</text:p>
          </table:table-cell>
          <table:table-cell office:value-type="float" office:value="232.99" table:style-name="ce2">
            <text:p>232,99</text:p>
          </table:table-cell>
          <table:table-cell office:value-type="float" office:value="237.20000000000002" table:style-name="ce2">
            <text:p>237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5.44" table:style-name="ce2">
            <text:p>185,44</text:p>
          </table:table-cell>
          <table:table-cell office:value-type="float" office:value="196.91" table:style-name="ce2">
            <text:p>196,91</text:p>
          </table:table-cell>
          <table:table-cell office:value-type="float" office:value="234.07" table:style-name="ce2">
            <text:p>234,07</text:p>
          </table:table-cell>
          <table:table-cell office:value-type="float" office:value="237.64000000000001" table:style-name="ce2">
            <text:p>237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2.8" table:style-name="ce2">
            <text:p>192,8</text:p>
          </table:table-cell>
          <table:table-cell office:value-type="float" office:value="202.1" table:style-name="ce2">
            <text:p>202,1</text:p>
          </table:table-cell>
          <table:table-cell office:value-type="float" office:value="240.82" table:style-name="ce2">
            <text:p>240,82</text:p>
          </table:table-cell>
          <table:table-cell office:value-type="float" office:value="240.39000000000001" table:style-name="ce2">
            <text:p>240,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5.56" table:style-name="ce2">
            <text:p>185,56</text:p>
          </table:table-cell>
          <table:table-cell office:value-type="float" office:value="197.37" table:style-name="ce2">
            <text:p>197,37</text:p>
          </table:table-cell>
          <table:table-cell office:value-type="float" office:value="234.28" table:style-name="ce2">
            <text:p>234,28</text:p>
          </table:table-cell>
          <table:table-cell office:value-type="float" office:value="238.38" table:style-name="ce2">
            <text:p>238,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6.6" table:style-name="ce2">
            <text:p>186,6</text:p>
          </table:table-cell>
          <table:table-cell office:value-type="float" office:value="198.05" table:style-name="ce2">
            <text:p>198,05</text:p>
          </table:table-cell>
          <table:table-cell office:value-type="float" office:value="235.33" table:style-name="ce2">
            <text:p>235,33</text:p>
          </table:table-cell>
          <table:table-cell office:value-type="float" office:value="238.70000000000002" table:style-name="ce2">
            <text:p>238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5.74" table:style-name="ce2">
            <text:p>215,74</text:p>
          </table:table-cell>
          <table:table-cell office:value-type="float" office:value="218.88" table:style-name="ce2">
            <text:p>218,88</text:p>
          </table:table-cell>
          <table:table-cell office:value-type="float" office:value="265.14" table:style-name="ce2">
            <text:p>265,14</text:p>
          </table:table-cell>
          <table:table-cell office:value-type="float" office:value="260.43" table:style-name="ce2">
            <text:p>260,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5.74" table:style-name="ce2">
            <text:p>215,74</text:p>
          </table:table-cell>
          <table:table-cell office:value-type="float" office:value="218.88" table:style-name="ce2">
            <text:p>218,88</text:p>
          </table:table-cell>
          <table:table-cell office:value-type="float" office:value="265.14" table:style-name="ce2">
            <text:p>265,14</text:p>
          </table:table-cell>
          <table:table-cell office:value-type="float" office:value="260.43" table:style-name="ce2">
            <text:p>260,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7.1" table:style-name="ce2">
            <text:p>237,1</text:p>
          </table:table-cell>
          <table:table-cell office:value-type="float" office:value="250.56" table:style-name="ce2">
            <text:p>250,56</text:p>
          </table:table-cell>
          <table:table-cell office:value-type="float" office:value="285.45999999999998" table:style-name="ce2">
            <text:p>285,46</text:p>
          </table:table-cell>
          <table:table-cell office:value-type="float" office:value="290.19" table:style-name="ce2">
            <text:p>290,19</text:p>
          </table:table-cell>
          <table:table-cell office:value-type="float" office:value="300.37" table:style-name="ce2">
            <text:p>300,37</text:p>
          </table:table-cell>
          <table:table-cell office:value-type="float" office:value="297.69" table:style-name="ce2">
            <text:p>297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3.24" table:style-name="ce2">
            <text:p>223,24</text:p>
          </table:table-cell>
          <table:table-cell office:value-type="float" office:value="227.82" table:style-name="ce2">
            <text:p>227,82</text:p>
          </table:table-cell>
          <table:table-cell office:value-type="float" office:value="274.40000000000003" table:style-name="ce2">
            <text:p>274,4</text:p>
          </table:table-cell>
          <table:table-cell office:value-type="float" office:value="279.77" table:style-name="ce2">
            <text:p>279,77</text:p>
          </table:table-cell>
          <table:table-cell office:value-type="float" office:value="292.10000000000002" table:style-name="ce2">
            <text:p>292,1</text:p>
          </table:table-cell>
          <table:table-cell office:value-type="float" office:value="289.99" table:style-name="ce2">
            <text:p>289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7.89000000000001" table:style-name="ce2">
            <text:p>227,89</text:p>
          </table:table-cell>
          <table:table-cell office:value-type="float" office:value="235.45000000000002" table:style-name="ce2">
            <text:p>235,45</text:p>
          </table:table-cell>
          <table:table-cell office:value-type="float" office:value="278.5" table:style-name="ce2">
            <text:p>278,5</text:p>
          </table:table-cell>
          <table:table-cell office:value-type="float" office:value="283.63" table:style-name="ce2">
            <text:p>283,63</text:p>
          </table:table-cell>
          <table:table-cell office:value-type="float" office:value="295.76" table:style-name="ce2">
            <text:p>295,76</text:p>
          </table:table-cell>
          <table:table-cell office:value-type="float" office:value="293.40000000000003" table:style-name="ce2">
            <text:p>293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7.1" table:style-name="ce2">
            <text:p>237,1</text:p>
          </table:table-cell>
          <table:table-cell office:value-type="float" office:value="250.56" table:style-name="ce2">
            <text:p>250,56</text:p>
          </table:table-cell>
          <table:table-cell office:value-type="float" office:value="285.45999999999998" table:style-name="ce2">
            <text:p>285,46</text:p>
          </table:table-cell>
          <table:table-cell office:value-type="float" office:value="290.19" table:style-name="ce2">
            <text:p>290,19</text:p>
          </table:table-cell>
          <table:table-cell office:value-type="float" office:value="300.37" table:style-name="ce2">
            <text:p>300,37</text:p>
          </table:table-cell>
          <table:table-cell office:value-type="float" office:value="297.69" table:style-name="ce2">
            <text:p>297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3.26" table:style-name="ce2">
            <text:p>223,26</text:p>
          </table:table-cell>
          <table:table-cell office:value-type="float" office:value="227.84" table:style-name="ce2">
            <text:p>227,84</text:p>
          </table:table-cell>
          <table:table-cell office:value-type="float" office:value="274.43" table:style-name="ce2">
            <text:p>274,43</text:p>
          </table:table-cell>
          <table:table-cell office:value-type="float" office:value="279.82" table:style-name="ce2">
            <text:p>279,82</text:p>
          </table:table-cell>
          <table:table-cell office:value-type="float" office:value="292.10000000000002" table:style-name="ce2">
            <text:p>292,1</text:p>
          </table:table-cell>
          <table:table-cell office:value-type="float" office:value="289.99" table:style-name="ce2">
            <text:p>289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7.92000000000002" table:style-name="ce2">
            <text:p>227,92</text:p>
          </table:table-cell>
          <table:table-cell office:value-type="float" office:value="235.48000000000002" table:style-name="ce2">
            <text:p>235,48</text:p>
          </table:table-cell>
          <table:table-cell office:value-type="float" office:value="278.52" table:style-name="ce2">
            <text:p>278,52</text:p>
          </table:table-cell>
          <table:table-cell office:value-type="float" office:value="283.67" table:style-name="ce2">
            <text:p>283,67</text:p>
          </table:table-cell>
          <table:table-cell office:value-type="float" office:value="295.76" table:style-name="ce2">
            <text:p>295,76</text:p>
          </table:table-cell>
          <table:table-cell office:value-type="float" office:value="293.40000000000003" table:style-name="ce2">
            <text:p>293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8.56" table:style-name="ce2">
            <text:p>178,56</text:p>
          </table:table-cell>
          <table:table-cell office:value-type="float" office:value="191" table:style-name="ce2">
            <text:p>191</text:p>
          </table:table-cell>
          <table:table-cell office:value-type="float" office:value="225.52" table:style-name="ce2">
            <text:p>225,52</text:p>
          </table:table-cell>
          <table:table-cell office:value-type="float" office:value="230.65" table:style-name="ce2">
            <text:p>230,65</text:p>
          </table:table-cell>
          <table:table-cell office:value-type="float" office:value="262.8" table:style-name="ce2">
            <text:p>262,8</text:p>
          </table:table-cell>
          <table:table-cell office:value-type="float" office:value="251.20000000000002" table:style-name="ce2">
            <text:p>251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8.56" table:style-name="ce2">
            <text:p>178,56</text:p>
          </table:table-cell>
          <table:table-cell office:value-type="float" office:value="191" table:style-name="ce2">
            <text:p>191</text:p>
          </table:table-cell>
          <table:table-cell office:value-type="float" office:value="225.52" table:style-name="ce2">
            <text:p>225,52</text:p>
          </table:table-cell>
          <table:table-cell office:value-type="float" office:value="230.65" table:style-name="ce2">
            <text:p>230,65</text:p>
          </table:table-cell>
          <table:table-cell office:value-type="float" office:value="262.8" table:style-name="ce2">
            <text:p>262,8</text:p>
          </table:table-cell>
          <table:table-cell office:value-type="float" office:value="251.20000000000002" table:style-name="ce2">
            <text:p>251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1.57" table:style-name="ce2">
            <text:p>191,57</text:p>
          </table:table-cell>
          <table:table-cell office:value-type="float" office:value="200.74" table:style-name="ce2">
            <text:p>200,74</text:p>
          </table:table-cell>
          <table:table-cell office:value-type="float" office:value="240.34" table:style-name="ce2">
            <text:p>240,34</text:p>
          </table:table-cell>
          <table:table-cell office:value-type="float" office:value="241.15" table:style-name="ce2">
            <text:p>241,15</text:p>
          </table:table-cell>
          <table:table-cell office:value-type="float" office:value="253.74" table:style-name="ce2">
            <text:p>253,74</text:p>
          </table:table-cell>
          <table:table-cell office:value-type="float" office:value="252.13" table:style-name="ce2">
            <text:p>252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3.24" table:style-name="ce2">
            <text:p>183,24</text:p>
          </table:table-cell>
          <table:table-cell office:value-type="float" office:value="195.45000000000002" table:style-name="ce2">
            <text:p>195,45</text:p>
          </table:table-cell>
          <table:table-cell office:value-type="float" office:value="230.05" table:style-name="ce2">
            <text:p>230,05</text:p>
          </table:table-cell>
          <table:table-cell office:value-type="float" office:value="235.24" table:style-name="ce2">
            <text:p>235,24</text:p>
          </table:table-cell>
          <table:table-cell office:value-type="float" office:value="248.29" table:style-name="ce2">
            <text:p>248,29</text:p>
          </table:table-cell>
          <table:table-cell office:value-type="float" office:value="248.74" table:style-name="ce2">
            <text:p>248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4.37" table:style-name="ce2">
            <text:p>184,37</text:p>
          </table:table-cell>
          <table:table-cell office:value-type="float" office:value="196.16" table:style-name="ce2">
            <text:p>196,16</text:p>
          </table:table-cell>
          <table:table-cell office:value-type="float" office:value="231.61" table:style-name="ce2">
            <text:p>231,61</text:p>
          </table:table-cell>
          <table:table-cell office:value-type="float" office:value="236.13" table:style-name="ce2">
            <text:p>236,13</text:p>
          </table:table-cell>
          <table:table-cell office:value-type="float" office:value="249.1" table:style-name="ce2">
            <text:p>249,1</text:p>
          </table:table-cell>
          <table:table-cell office:value-type="float" office:value="249.24" table:style-name="ce2">
            <text:p>249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1.57" table:style-name="ce2">
            <text:p>191,57</text:p>
          </table:table-cell>
          <table:table-cell office:value-type="float" office:value="200.74" table:style-name="ce2">
            <text:p>200,74</text:p>
          </table:table-cell>
          <table:table-cell office:value-type="float" office:value="240.34" table:style-name="ce2">
            <text:p>240,34</text:p>
          </table:table-cell>
          <table:table-cell office:value-type="float" office:value="241.15" table:style-name="ce2">
            <text:p>241,15</text:p>
          </table:table-cell>
          <table:table-cell office:value-type="float" office:value="253.74" table:style-name="ce2">
            <text:p>253,74</text:p>
          </table:table-cell>
          <table:table-cell office:value-type="float" office:value="252.13" table:style-name="ce2">
            <text:p>252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4.33" table:style-name="ce2">
            <text:p>184,33</text:p>
          </table:table-cell>
          <table:table-cell office:value-type="float" office:value="196.48000000000002" table:style-name="ce2">
            <text:p>196,48</text:p>
          </table:table-cell>
          <table:table-cell office:value-type="float" office:value="230.78" table:style-name="ce2">
            <text:p>230,78</text:p>
          </table:table-cell>
          <table:table-cell office:value-type="float" office:value="235.97" table:style-name="ce2">
            <text:p>235,97</text:p>
          </table:table-cell>
          <table:table-cell office:value-type="float" office:value="247.08" table:style-name="ce2">
            <text:p>247,08</text:p>
          </table:table-cell>
          <table:table-cell office:value-type="float" office:value="248.53" table:style-name="ce2">
            <text:p>248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5.5" table:style-name="ce2">
            <text:p>185,5</text:p>
          </table:table-cell>
          <table:table-cell office:value-type="float" office:value="197.17000000000002" table:style-name="ce2">
            <text:p>197,17</text:p>
          </table:table-cell>
          <table:table-cell office:value-type="float" office:value="232.42000000000002" table:style-name="ce2">
            <text:p>232,42</text:p>
          </table:table-cell>
          <table:table-cell office:value-type="float" office:value="236.86" table:style-name="ce2">
            <text:p>236,86</text:p>
          </table:table-cell>
          <table:table-cell office:value-type="float" office:value="248.14000000000001" table:style-name="ce2">
            <text:p>248,14</text:p>
          </table:table-cell>
          <table:table-cell office:value-type="float" office:value="249.1" table:style-name="ce2">
            <text:p>249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8.56" table:style-name="ce2">
            <text:p>178,56</text:p>
          </table:table-cell>
          <table:table-cell office:value-type="float" office:value="191" table:style-name="ce2">
            <text:p>191</text:p>
          </table:table-cell>
          <table:table-cell office:value-type="float" office:value="225.52" table:style-name="ce2">
            <text:p>225,52</text:p>
          </table:table-cell>
          <table:table-cell office:value-type="float" office:value="230.65" table:style-name="ce2">
            <text:p>230,65</text:p>
          </table:table-cell>
          <table:table-cell office:value-type="float" office:value="262.56" table:style-name="ce2">
            <text:p>262,56</text:p>
          </table:table-cell>
          <table:table-cell office:value-type="float" office:value="251.62" table:style-name="ce2">
            <text:p>251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8.56" table:style-name="ce2">
            <text:p>178,56</text:p>
          </table:table-cell>
          <table:table-cell office:value-type="float" office:value="191" table:style-name="ce2">
            <text:p>191</text:p>
          </table:table-cell>
          <table:table-cell office:value-type="float" office:value="225.52" table:style-name="ce2">
            <text:p>225,52</text:p>
          </table:table-cell>
          <table:table-cell office:value-type="float" office:value="230.65" table:style-name="ce2">
            <text:p>230,65</text:p>
          </table:table-cell>
          <table:table-cell office:value-type="float" office:value="262.56" table:style-name="ce2">
            <text:p>262,56</text:p>
          </table:table-cell>
          <table:table-cell office:value-type="float" office:value="251.62" table:style-name="ce2">
            <text:p>251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1.59" table:style-name="ce2">
            <text:p>191,59</text:p>
          </table:table-cell>
          <table:table-cell office:value-type="float" office:value="200.75" table:style-name="ce2">
            <text:p>200,75</text:p>
          </table:table-cell>
          <table:table-cell office:value-type="float" office:value="240.34" table:style-name="ce2">
            <text:p>240,34</text:p>
          </table:table-cell>
          <table:table-cell office:value-type="float" office:value="241.15" table:style-name="ce2">
            <text:p>241,15</text:p>
          </table:table-cell>
          <table:table-cell office:value-type="float" office:value="253.74" table:style-name="ce2">
            <text:p>253,74</text:p>
          </table:table-cell>
          <table:table-cell office:value-type="float" office:value="252.13" table:style-name="ce2">
            <text:p>252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3.24" table:style-name="ce2">
            <text:p>183,24</text:p>
          </table:table-cell>
          <table:table-cell office:value-type="float" office:value="195.45000000000002" table:style-name="ce2">
            <text:p>195,45</text:p>
          </table:table-cell>
          <table:table-cell office:value-type="float" office:value="230.05" table:style-name="ce2">
            <text:p>230,05</text:p>
          </table:table-cell>
          <table:table-cell office:value-type="float" office:value="235.24" table:style-name="ce2">
            <text:p>235,24</text:p>
          </table:table-cell>
          <table:table-cell office:value-type="float" office:value="248.70000000000002" table:style-name="ce2">
            <text:p>248,7</text:p>
          </table:table-cell>
          <table:table-cell office:value-type="float" office:value="249.12" table:style-name="ce2">
            <text:p>249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4.37" table:style-name="ce2">
            <text:p>184,37</text:p>
          </table:table-cell>
          <table:table-cell office:value-type="float" office:value="196.16" table:style-name="ce2">
            <text:p>196,16</text:p>
          </table:table-cell>
          <table:table-cell office:value-type="float" office:value="231.61" table:style-name="ce2">
            <text:p>231,61</text:p>
          </table:table-cell>
          <table:table-cell office:value-type="float" office:value="236.13" table:style-name="ce2">
            <text:p>236,13</text:p>
          </table:table-cell>
          <table:table-cell office:value-type="float" office:value="249.44" table:style-name="ce2">
            <text:p>249,44</text:p>
          </table:table-cell>
          <table:table-cell office:value-type="float" office:value="249.56" table:style-name="ce2">
            <text:p>249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1.59" table:style-name="ce2">
            <text:p>191,59</text:p>
          </table:table-cell>
          <table:table-cell office:value-type="float" office:value="200.75" table:style-name="ce2">
            <text:p>200,75</text:p>
          </table:table-cell>
          <table:table-cell office:value-type="float" office:value="240.34" table:style-name="ce2">
            <text:p>240,34</text:p>
          </table:table-cell>
          <table:table-cell office:value-type="float" office:value="241.15" table:style-name="ce2">
            <text:p>241,15</text:p>
          </table:table-cell>
          <table:table-cell office:value-type="float" office:value="253.74" table:style-name="ce2">
            <text:p>253,74</text:p>
          </table:table-cell>
          <table:table-cell office:value-type="float" office:value="252.13" table:style-name="ce2">
            <text:p>252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4.33" table:style-name="ce2">
            <text:p>184,33</text:p>
          </table:table-cell>
          <table:table-cell office:value-type="float" office:value="196.48000000000002" table:style-name="ce2">
            <text:p>196,48</text:p>
          </table:table-cell>
          <table:table-cell office:value-type="float" office:value="230.78" table:style-name="ce2">
            <text:p>230,78</text:p>
          </table:table-cell>
          <table:table-cell office:value-type="float" office:value="235.97" table:style-name="ce2">
            <text:p>235,97</text:p>
          </table:table-cell>
          <table:table-cell office:value-type="float" office:value="247.51000000000002" table:style-name="ce2">
            <text:p>247,51</text:p>
          </table:table-cell>
          <table:table-cell office:value-type="float" office:value="248.9" table:style-name="ce2">
            <text:p>248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5.51" table:style-name="ce2">
            <text:p>185,51</text:p>
          </table:table-cell>
          <table:table-cell office:value-type="float" office:value="197.17000000000002" table:style-name="ce2">
            <text:p>197,17</text:p>
          </table:table-cell>
          <table:table-cell office:value-type="float" office:value="232.42000000000002" table:style-name="ce2">
            <text:p>232,42</text:p>
          </table:table-cell>
          <table:table-cell office:value-type="float" office:value="236.86" table:style-name="ce2">
            <text:p>236,86</text:p>
          </table:table-cell>
          <table:table-cell office:value-type="float" office:value="248.49" table:style-name="ce2">
            <text:p>248,49</text:p>
          </table:table-cell>
          <table:table-cell office:value-type="float" office:value="249.41" table:style-name="ce2">
            <text:p>249,4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8.67000000000002" table:style-name="ce2">
            <text:p>178,67</text:p>
          </table:table-cell>
          <table:table-cell office:value-type="float" office:value="191.08" table:style-name="ce2">
            <text:p>191,08</text:p>
          </table:table-cell>
          <table:table-cell office:value-type="float" office:value="225.64000000000001" table:style-name="ce2">
            <text:p>225,64</text:p>
          </table:table-cell>
          <table:table-cell office:value-type="float" office:value="230.75" table:style-name="ce2">
            <text:p>230,75</text:p>
          </table:table-cell>
          <table:table-cell office:value-type="float" office:value="262.56" table:style-name="ce2">
            <text:p>262,56</text:p>
          </table:table-cell>
          <table:table-cell office:value-type="float" office:value="251.62" table:style-name="ce2">
            <text:p>251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8.67000000000002" table:style-name="ce2">
            <text:p>178,67</text:p>
          </table:table-cell>
          <table:table-cell office:value-type="float" office:value="191.08" table:style-name="ce2">
            <text:p>191,08</text:p>
          </table:table-cell>
          <table:table-cell office:value-type="float" office:value="225.64000000000001" table:style-name="ce2">
            <text:p>225,64</text:p>
          </table:table-cell>
          <table:table-cell office:value-type="float" office:value="230.75" table:style-name="ce2">
            <text:p>230,75</text:p>
          </table:table-cell>
          <table:table-cell office:value-type="float" office:value="262.56" table:style-name="ce2">
            <text:p>262,56</text:p>
          </table:table-cell>
          <table:table-cell office:value-type="float" office:value="251.62" table:style-name="ce2">
            <text:p>251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8.52" table:style-name="ce2">
            <text:p>208,52</text:p>
          </table:table-cell>
          <table:table-cell office:value-type="float" office:value="219.28" table:style-name="ce2">
            <text:p>219,28</text:p>
          </table:table-cell>
          <table:table-cell office:value-type="float" office:value="256.08" table:style-name="ce2">
            <text:p>256,08</text:p>
          </table:table-cell>
          <table:table-cell office:value-type="float" office:value="258.26" table:style-name="ce2">
            <text:p>258,26</text:p>
          </table:table-cell>
          <table:table-cell office:value-type="float" office:value="272.70999999999998" table:style-name="ce2">
            <text:p>272,71</text:p>
          </table:table-cell>
          <table:table-cell office:value-type="float" office:value="270.66000000000003" table:style-name="ce2">
            <text:p>270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9.44" table:style-name="ce2">
            <text:p>189,44</text:p>
          </table:table-cell>
          <table:table-cell office:value-type="float" office:value="200.46" table:style-name="ce2">
            <text:p>200,46</text:p>
          </table:table-cell>
          <table:table-cell office:value-type="float" office:value="236.24" table:style-name="ce2">
            <text:p>236,24</text:p>
          </table:table-cell>
          <table:table-cell office:value-type="float" office:value="241.46" table:style-name="ce2">
            <text:p>241,46</text:p>
          </table:table-cell>
          <table:table-cell office:value-type="float" office:value="254.31" table:style-name="ce2">
            <text:p>254,31</text:p>
          </table:table-cell>
          <table:table-cell office:value-type="float" office:value="254.39000000000001" table:style-name="ce2">
            <text:p>254,3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2.76" table:style-name="ce2">
            <text:p>192,76</text:p>
          </table:table-cell>
          <table:table-cell office:value-type="float" office:value="203.73000000000002" table:style-name="ce2">
            <text:p>203,73</text:p>
          </table:table-cell>
          <table:table-cell office:value-type="float" office:value="240.03" table:style-name="ce2">
            <text:p>240,03</text:p>
          </table:table-cell>
          <table:table-cell office:value-type="float" office:value="244.66" table:style-name="ce2">
            <text:p>244,66</text:p>
          </table:table-cell>
          <table:table-cell office:value-type="float" office:value="258.01" table:style-name="ce2">
            <text:p>258,01</text:p>
          </table:table-cell>
          <table:table-cell office:value-type="float" office:value="257.67" table:style-name="ce2">
            <text:p>257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8.52" table:style-name="ce2">
            <text:p>208,52</text:p>
          </table:table-cell>
          <table:table-cell office:value-type="float" office:value="219.28" table:style-name="ce2">
            <text:p>219,28</text:p>
          </table:table-cell>
          <table:table-cell office:value-type="float" office:value="256.08" table:style-name="ce2">
            <text:p>256,08</text:p>
          </table:table-cell>
          <table:table-cell office:value-type="float" office:value="258.26" table:style-name="ce2">
            <text:p>258,26</text:p>
          </table:table-cell>
          <table:table-cell office:value-type="float" office:value="272.70999999999998" table:style-name="ce2">
            <text:p>272,71</text:p>
          </table:table-cell>
          <table:table-cell office:value-type="float" office:value="270.66000000000003" table:style-name="ce2">
            <text:p>270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1.5" table:style-name="ce2">
            <text:p>191,5</text:p>
          </table:table-cell>
          <table:table-cell office:value-type="float" office:value="202.25" table:style-name="ce2">
            <text:p>202,25</text:p>
          </table:table-cell>
          <table:table-cell office:value-type="float" office:value="237.68" table:style-name="ce2">
            <text:p>237,68</text:p>
          </table:table-cell>
          <table:table-cell office:value-type="float" office:value="242.91" table:style-name="ce2">
            <text:p>242,91</text:p>
          </table:table-cell>
          <table:table-cell office:value-type="float" office:value="253.70000000000002" table:style-name="ce2">
            <text:p>253,7</text:p>
          </table:table-cell>
          <table:table-cell office:value-type="float" office:value="254.6" table:style-name="ce2">
            <text:p>254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íb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4.91" table:style-name="ce2">
            <text:p>194,91</text:p>
          </table:table-cell>
          <table:table-cell office:value-type="float" office:value="205.66" table:style-name="ce2">
            <text:p>205,66</text:p>
          </table:table-cell>
          <table:table-cell office:value-type="float" office:value="241.56" table:style-name="ce2">
            <text:p>241,56</text:p>
          </table:table-cell>
          <table:table-cell office:value-type="float" office:value="246.15" table:style-name="ce2">
            <text:p>246,15</text:p>
          </table:table-cell>
          <table:table-cell office:value-type="float" office:value="257.75" table:style-name="ce2">
            <text:p>257,75</text:p>
          </table:table-cell>
          <table:table-cell office:value-type="float" office:value="258.02" table:style-name="ce2">
            <text:p>258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8.34" table:style-name="ce2">
            <text:p>198,34</text:p>
          </table:table-cell>
          <table:table-cell office:value-type="float" office:value="213.21" table:style-name="ce2">
            <text:p>213,21</text:p>
          </table:table-cell>
          <table:table-cell office:value-type="float" office:value="240.67000000000002" table:style-name="ce2">
            <text:p>240,67</text:p>
          </table:table-cell>
          <table:table-cell office:value-type="float" office:value="247.25" table:style-name="ce2">
            <text:p>247,25</text:p>
          </table:table-cell>
          <table:table-cell office:value-type="float" office:value="266.66000000000003" table:style-name="ce2">
            <text:p>266,66</text:p>
          </table:table-cell>
          <table:table-cell office:value-type="float" office:value="283.03000000000003" table:style-name="ce2">
            <text:p>283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8.34" table:style-name="ce2">
            <text:p>198,34</text:p>
          </table:table-cell>
          <table:table-cell office:value-type="float" office:value="213.21" table:style-name="ce2">
            <text:p>213,21</text:p>
          </table:table-cell>
          <table:table-cell office:value-type="float" office:value="240.67000000000002" table:style-name="ce2">
            <text:p>240,67</text:p>
          </table:table-cell>
          <table:table-cell office:value-type="float" office:value="247.25" table:style-name="ce2">
            <text:p>247,25</text:p>
          </table:table-cell>
          <table:table-cell office:value-type="float" office:value="266.66000000000003" table:style-name="ce2">
            <text:p>266,66</text:p>
          </table:table-cell>
          <table:table-cell office:value-type="float" office:value="283.03000000000003" table:style-name="ce2">
            <text:p>283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0.78" table:style-name="ce2">
            <text:p>200,78</text:p>
          </table:table-cell>
          <table:table-cell office:value-type="float" office:value="211.21" table:style-name="ce2">
            <text:p>211,21</text:p>
          </table:table-cell>
          <table:table-cell office:value-type="float" office:value="240.98000000000002" table:style-name="ce2">
            <text:p>240,98</text:p>
          </table:table-cell>
          <table:table-cell office:value-type="float" office:value="242.5" table:style-name="ce2">
            <text:p>242,5</text:p>
          </table:table-cell>
          <table:table-cell office:value-type="float" office:value="277.48" table:style-name="ce2">
            <text:p>277,48</text:p>
          </table:table-cell>
          <table:table-cell office:value-type="float" office:value="266.89999999999998" table:style-name="ce2">
            <text:p>266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3.61" table:style-name="ce2">
            <text:p>193,61</text:p>
          </table:table-cell>
          <table:table-cell office:value-type="float" office:value="204.25" table:style-name="ce2">
            <text:p>204,25</text:p>
          </table:table-cell>
          <table:table-cell office:value-type="float" office:value="241.4" table:style-name="ce2">
            <text:p>241,4</text:p>
          </table:table-cell>
          <table:table-cell office:value-type="float" office:value="244.66" table:style-name="ce2">
            <text:p>244,66</text:p>
          </table:table-cell>
          <table:table-cell office:value-type="float" office:value="263.97000000000003" table:style-name="ce2">
            <text:p>263,97</text:p>
          </table:table-cell>
          <table:table-cell office:value-type="float" office:value="262.83" table:style-name="ce2">
            <text:p>262,8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5.23000000000002" table:style-name="ce2">
            <text:p>195,23</text:p>
          </table:table-cell>
          <table:table-cell office:value-type="float" office:value="205.83" table:style-name="ce2">
            <text:p>205,83</text:p>
          </table:table-cell>
          <table:table-cell office:value-type="float" office:value="241.3" table:style-name="ce2">
            <text:p>241,3</text:p>
          </table:table-cell>
          <table:table-cell office:value-type="float" office:value="244.18" table:style-name="ce2">
            <text:p>244,18</text:p>
          </table:table-cell>
          <table:table-cell office:value-type="float" office:value="266" table:style-name="ce2">
            <text:p>266</text:p>
          </table:table-cell>
          <table:table-cell office:value-type="float" office:value="263.44" table:style-name="ce2">
            <text:p>263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0.78" table:style-name="ce2">
            <text:p>200,78</text:p>
          </table:table-cell>
          <table:table-cell office:value-type="float" office:value="211.21" table:style-name="ce2">
            <text:p>211,21</text:p>
          </table:table-cell>
          <table:table-cell office:value-type="float" office:value="240.98000000000002" table:style-name="ce2">
            <text:p>240,98</text:p>
          </table:table-cell>
          <table:table-cell office:value-type="float" office:value="242.5" table:style-name="ce2">
            <text:p>242,5</text:p>
          </table:table-cell>
          <table:table-cell office:value-type="float" office:value="277.48" table:style-name="ce2">
            <text:p>277,48</text:p>
          </table:table-cell>
          <table:table-cell office:value-type="float" office:value="266.89999999999998" table:style-name="ce2">
            <text:p>266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2.86" table:style-name="ce2">
            <text:p>192,86</text:p>
          </table:table-cell>
          <table:table-cell office:value-type="float" office:value="202.83" table:style-name="ce2">
            <text:p>202,83</text:p>
          </table:table-cell>
          <table:table-cell office:value-type="float" office:value="241.44" table:style-name="ce2">
            <text:p>241,44</text:p>
          </table:table-cell>
          <table:table-cell office:value-type="float" office:value="244.51" table:style-name="ce2">
            <text:p>244,51</text:p>
          </table:table-cell>
          <table:table-cell office:value-type="float" office:value="263.79000000000002" table:style-name="ce2">
            <text:p>263,79</text:p>
          </table:table-cell>
          <table:table-cell office:value-type="float" office:value="261.42" table:style-name="ce2">
            <text:p>261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4.86" table:style-name="ce2">
            <text:p>194,86</text:p>
          </table:table-cell>
          <table:table-cell office:value-type="float" office:value="204.95000000000002" table:style-name="ce2">
            <text:p>204,95</text:p>
          </table:table-cell>
          <table:table-cell office:value-type="float" office:value="241.33" table:style-name="ce2">
            <text:p>241,33</text:p>
          </table:table-cell>
          <table:table-cell office:value-type="float" office:value="244.04" table:style-name="ce2">
            <text:p>244,04</text:p>
          </table:table-cell>
          <table:table-cell office:value-type="float" office:value="265.95999999999998" table:style-name="ce2">
            <text:p>265,96</text:p>
          </table:table-cell>
          <table:table-cell office:value-type="float" office:value="262.29000000000002" table:style-name="ce2">
            <text:p>262,2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.42" table:style-name="ce2">
            <text:p>315,42</text:p>
          </table:table-cell>
          <table:table-cell office:value-type="float" office:value="348.62" table:style-name="ce2">
            <text:p>348,62</text:p>
          </table:table-cell>
          <table:table-cell office:value-type="float" office:value="348.40000000000003" table:style-name="ce2">
            <text:p>348,4</text:p>
          </table:table-cell>
          <table:table-cell office:value-type="float" office:value="367.19" table:style-name="ce2">
            <text:p>367,1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5.85000000000002" table:style-name="ce2">
            <text:p>295,85</text:p>
          </table:table-cell>
          <table:table-cell office:value-type="float" office:value="274.45999999999998" table:style-name="ce2">
            <text:p>274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.42" table:style-name="ce2">
            <text:p>315,42</text:p>
          </table:table-cell>
          <table:table-cell office:value-type="float" office:value="348.62" table:style-name="ce2">
            <text:p>348,62</text:p>
          </table:table-cell>
          <table:table-cell office:value-type="float" office:value="337.23" table:style-name="ce2">
            <text:p>337,23</text:p>
          </table:table-cell>
          <table:table-cell office:value-type="float" office:value="347.49" table:style-name="ce2">
            <text:p>347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.42" table:style-name="ce2">
            <text:p>315,42</text:p>
          </table:table-cell>
          <table:table-cell office:value-type="float" office:value="348.62" table:style-name="ce2">
            <text:p>348,62</text:p>
          </table:table-cell>
          <table:table-cell office:value-type="float" office:value="348.40000000000003" table:style-name="ce2">
            <text:p>348,4</text:p>
          </table:table-cell>
          <table:table-cell office:value-type="float" office:value="367.19" table:style-name="ce2">
            <text:p>367,1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5.85000000000002" table:style-name="ce2">
            <text:p>295,85</text:p>
          </table:table-cell>
          <table:table-cell office:value-type="float" office:value="274.45999999999998" table:style-name="ce2">
            <text:p>274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.42" table:style-name="ce2">
            <text:p>315,42</text:p>
          </table:table-cell>
          <table:table-cell office:value-type="float" office:value="348.62" table:style-name="ce2">
            <text:p>348,62</text:p>
          </table:table-cell>
          <table:table-cell office:value-type="float" office:value="337.23" table:style-name="ce2">
            <text:p>337,23</text:p>
          </table:table-cell>
          <table:table-cell office:value-type="float" office:value="347.49" table:style-name="ce2">
            <text:p>347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9.63" table:style-name="ce2">
            <text:p>179,63</text:p>
          </table:table-cell>
          <table:table-cell office:value-type="float" office:value="195.79" table:style-name="ce2">
            <text:p>195,79</text:p>
          </table:table-cell>
          <table:table-cell office:value-type="float" office:value="228.62" table:style-name="ce2">
            <text:p>228,62</text:p>
          </table:table-cell>
          <table:table-cell office:value-type="float" office:value="237.98000000000002" table:style-name="ce2">
            <text:p>237,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9.63" table:style-name="ce2">
            <text:p>179,63</text:p>
          </table:table-cell>
          <table:table-cell office:value-type="float" office:value="195.79" table:style-name="ce2">
            <text:p>195,79</text:p>
          </table:table-cell>
          <table:table-cell office:value-type="float" office:value="228.62" table:style-name="ce2">
            <text:p>228,62</text:p>
          </table:table-cell>
          <table:table-cell office:value-type="float" office:value="237.98000000000002" table:style-name="ce2">
            <text:p>237,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2.21" table:style-name="ce2">
            <text:p>192,21</text:p>
          </table:table-cell>
          <table:table-cell office:value-type="float" office:value="201.35" table:style-name="ce2">
            <text:p>201,35</text:p>
          </table:table-cell>
          <table:table-cell office:value-type="float" office:value="236.64000000000001" table:style-name="ce2">
            <text:p>236,64</text:p>
          </table:table-cell>
          <table:table-cell office:value-type="float" office:value="240.45000000000002" table:style-name="ce2">
            <text:p>240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5.52" table:style-name="ce2">
            <text:p>185,52</text:p>
          </table:table-cell>
          <table:table-cell office:value-type="float" office:value="199.96" table:style-name="ce2">
            <text:p>199,96</text:p>
          </table:table-cell>
          <table:table-cell office:value-type="float" office:value="232.83" table:style-name="ce2">
            <text:p>232,83</text:p>
          </table:table-cell>
          <table:table-cell office:value-type="float" office:value="239.4" table:style-name="ce2">
            <text:p>239,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6.20000000000002" table:style-name="ce2">
            <text:p>186,2</text:p>
          </table:table-cell>
          <table:table-cell office:value-type="float" office:value="200.1" table:style-name="ce2">
            <text:p>200,1</text:p>
          </table:table-cell>
          <table:table-cell office:value-type="float" office:value="232.97" table:style-name="ce2">
            <text:p>232,97</text:p>
          </table:table-cell>
          <table:table-cell office:value-type="float" office:value="239.44" table:style-name="ce2">
            <text:p>239,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2.21" table:style-name="ce2">
            <text:p>192,21</text:p>
          </table:table-cell>
          <table:table-cell office:value-type="float" office:value="201.35" table:style-name="ce2">
            <text:p>201,35</text:p>
          </table:table-cell>
          <table:table-cell office:value-type="float" office:value="236.64000000000001" table:style-name="ce2">
            <text:p>236,64</text:p>
          </table:table-cell>
          <table:table-cell office:value-type="float" office:value="240.45000000000002" table:style-name="ce2">
            <text:p>240,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7.34" table:style-name="ce2">
            <text:p>187,34</text:p>
          </table:table-cell>
          <table:table-cell office:value-type="float" office:value="201.25" table:style-name="ce2">
            <text:p>201,25</text:p>
          </table:table-cell>
          <table:table-cell office:value-type="float" office:value="234.39000000000001" table:style-name="ce2">
            <text:p>234,39</text:p>
          </table:table-cell>
          <table:table-cell office:value-type="float" office:value="239.93" table:style-name="ce2">
            <text:p>239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7.97" table:style-name="ce2">
            <text:p>187,97</text:p>
          </table:table-cell>
          <table:table-cell office:value-type="float" office:value="201.27" table:style-name="ce2">
            <text:p>201,27</text:p>
          </table:table-cell>
          <table:table-cell office:value-type="float" office:value="234.5" table:style-name="ce2">
            <text:p>234,5</text:p>
          </table:table-cell>
          <table:table-cell office:value-type="float" office:value="239.96" table:style-name="ce2">
            <text:p>239,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0.6" table:style-name="ce2">
            <text:p>190,6</text:p>
          </table:table-cell>
          <table:table-cell office:value-type="float" office:value="196.9" table:style-name="ce2">
            <text:p>196,9</text:p>
          </table:table-cell>
          <table:table-cell office:value-type="float" office:value="272.77" table:style-name="ce2">
            <text:p>272,77</text:p>
          </table:table-cell>
          <table:table-cell office:value-type="float" office:value="276.99" table:style-name="ce2">
            <text:p>276,99</text:p>
          </table:table-cell>
          <table:table-cell office:value-type="float" office:value="298.76" table:style-name="ce2">
            <text:p>298,76</text:p>
          </table:table-cell>
          <table:table-cell office:value-type="float" office:value="277.40000000000003" table:style-name="ce2">
            <text:p>277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0.6" table:style-name="ce2">
            <text:p>190,6</text:p>
          </table:table-cell>
          <table:table-cell office:value-type="float" office:value="196.9" table:style-name="ce2">
            <text:p>196,9</text:p>
          </table:table-cell>
          <table:table-cell office:value-type="float" office:value="272.77" table:style-name="ce2">
            <text:p>272,77</text:p>
          </table:table-cell>
          <table:table-cell office:value-type="float" office:value="276.99" table:style-name="ce2">
            <text:p>276,99</text:p>
          </table:table-cell>
          <table:table-cell office:value-type="float" office:value="298.76" table:style-name="ce2">
            <text:p>298,76</text:p>
          </table:table-cell>
          <table:table-cell office:value-type="float" office:value="277.40000000000003" table:style-name="ce2">
            <text:p>277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8.73000000000002" table:style-name="ce2">
            <text:p>228,73</text:p>
          </table:table-cell>
          <table:table-cell office:value-type="float" office:value="238.70000000000002" table:style-name="ce2">
            <text:p>238,7</text:p>
          </table:table-cell>
          <table:table-cell office:value-type="float" office:value="283.15000000000003" table:style-name="ce2">
            <text:p>283,15</text:p>
          </table:table-cell>
          <table:table-cell office:value-type="float" office:value="284.52" table:style-name="ce2">
            <text:p>284,52</text:p>
          </table:table-cell>
          <table:table-cell office:value-type="float" office:value="307.92" table:style-name="ce2">
            <text:p>307,92</text:p>
          </table:table-cell>
          <table:table-cell office:value-type="float" office:value="307.04000000000002" table:style-name="ce2">
            <text:p>307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2.26" table:style-name="ce2">
            <text:p>222,26</text:p>
          </table:table-cell>
          <table:table-cell office:value-type="float" office:value="225.72" table:style-name="ce2">
            <text:p>225,72</text:p>
          </table:table-cell>
          <table:table-cell office:value-type="float" office:value="272.76" table:style-name="ce2">
            <text:p>272,76</text:p>
          </table:table-cell>
          <table:table-cell office:value-type="float" office:value="273.86" table:style-name="ce2">
            <text:p>273,86</text:p>
          </table:table-cell>
          <table:table-cell office:value-type="float" office:value="289.13" table:style-name="ce2">
            <text:p>289,13</text:p>
          </table:table-cell>
          <table:table-cell office:value-type="float" office:value="286.24" table:style-name="ce2">
            <text:p>286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3.79" table:style-name="ce2">
            <text:p>223,79</text:p>
          </table:table-cell>
          <table:table-cell office:value-type="float" office:value="228.8" table:style-name="ce2">
            <text:p>228,8</text:p>
          </table:table-cell>
          <table:table-cell office:value-type="float" office:value="275.92" table:style-name="ce2">
            <text:p>275,92</text:p>
          </table:table-cell>
          <table:table-cell office:value-type="float" office:value="277.10000000000002" table:style-name="ce2">
            <text:p>277,1</text:p>
          </table:table-cell>
          <table:table-cell office:value-type="float" office:value="296.69" table:style-name="ce2">
            <text:p>296,69</text:p>
          </table:table-cell>
          <table:table-cell office:value-type="float" office:value="294.61" table:style-name="ce2">
            <text:p>294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8.73000000000002" table:style-name="ce2">
            <text:p>228,73</text:p>
          </table:table-cell>
          <table:table-cell office:value-type="float" office:value="238.70000000000002" table:style-name="ce2">
            <text:p>238,7</text:p>
          </table:table-cell>
          <table:table-cell office:value-type="float" office:value="283.15000000000003" table:style-name="ce2">
            <text:p>283,15</text:p>
          </table:table-cell>
          <table:table-cell office:value-type="float" office:value="284.52" table:style-name="ce2">
            <text:p>284,52</text:p>
          </table:table-cell>
          <table:table-cell office:value-type="float" office:value="307.92" table:style-name="ce2">
            <text:p>307,92</text:p>
          </table:table-cell>
          <table:table-cell office:value-type="float" office:value="307.04000000000002" table:style-name="ce2">
            <text:p>307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2.72" table:style-name="ce2">
            <text:p>222,72</text:p>
          </table:table-cell>
          <table:table-cell office:value-type="float" office:value="226.13" table:style-name="ce2">
            <text:p>226,13</text:p>
          </table:table-cell>
          <table:table-cell office:value-type="float" office:value="272.76" table:style-name="ce2">
            <text:p>272,76</text:p>
          </table:table-cell>
          <table:table-cell office:value-type="float" office:value="273.82" table:style-name="ce2">
            <text:p>273,82</text:p>
          </table:table-cell>
          <table:table-cell office:value-type="float" office:value="289.07" table:style-name="ce2">
            <text:p>289,07</text:p>
          </table:table-cell>
          <table:table-cell office:value-type="float" office:value="286.3" table:style-name="ce2">
            <text:p>286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4.16" table:style-name="ce2">
            <text:p>224,16</text:p>
          </table:table-cell>
          <table:table-cell office:value-type="float" office:value="229.14000000000001" table:style-name="ce2">
            <text:p>229,14</text:p>
          </table:table-cell>
          <table:table-cell office:value-type="float" office:value="275.94" table:style-name="ce2">
            <text:p>275,94</text:p>
          </table:table-cell>
          <table:table-cell office:value-type="float" office:value="277.10000000000002" table:style-name="ce2">
            <text:p>277,1</text:p>
          </table:table-cell>
          <table:table-cell office:value-type="float" office:value="296.68" table:style-name="ce2">
            <text:p>296,68</text:p>
          </table:table-cell>
          <table:table-cell office:value-type="float" office:value="294.68" table:style-name="ce2">
            <text:p>294,6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9.82" table:style-name="ce2">
            <text:p>179,82</text:p>
          </table:table-cell>
          <table:table-cell office:value-type="float" office:value="195.97" table:style-name="ce2">
            <text:p>195,97</text:p>
          </table:table-cell>
          <table:table-cell office:value-type="float" office:value="230.29" table:style-name="ce2">
            <text:p>230,29</text:p>
          </table:table-cell>
          <table:table-cell office:value-type="float" office:value="239.27" table:style-name="ce2">
            <text:p>239,27</text:p>
          </table:table-cell>
          <table:table-cell office:value-type="float" office:value="266.66000000000003" table:style-name="ce2">
            <text:p>266,66</text:p>
          </table:table-cell>
          <table:table-cell office:value-type="float" office:value="283.03000000000003" table:style-name="ce2">
            <text:p>283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9.82" table:style-name="ce2">
            <text:p>179,82</text:p>
          </table:table-cell>
          <table:table-cell office:value-type="float" office:value="195.97" table:style-name="ce2">
            <text:p>195,97</text:p>
          </table:table-cell>
          <table:table-cell office:value-type="float" office:value="230.29" table:style-name="ce2">
            <text:p>230,29</text:p>
          </table:table-cell>
          <table:table-cell office:value-type="float" office:value="239.27" table:style-name="ce2">
            <text:p>239,27</text:p>
          </table:table-cell>
          <table:table-cell office:value-type="float" office:value="266.66000000000003" table:style-name="ce2">
            <text:p>266,66</text:p>
          </table:table-cell>
          <table:table-cell office:value-type="float" office:value="283.03000000000003" table:style-name="ce2">
            <text:p>283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2.59" table:style-name="ce2">
            <text:p>192,59</text:p>
          </table:table-cell>
          <table:table-cell office:value-type="float" office:value="201.78" table:style-name="ce2">
            <text:p>201,78</text:p>
          </table:table-cell>
          <table:table-cell office:value-type="float" office:value="240.36" table:style-name="ce2">
            <text:p>240,36</text:p>
          </table:table-cell>
          <table:table-cell office:value-type="float" office:value="242.21" table:style-name="ce2">
            <text:p>242,21</text:p>
          </table:table-cell>
          <table:table-cell office:value-type="float" office:value="277.48" table:style-name="ce2">
            <text:p>277,48</text:p>
          </table:table-cell>
          <table:table-cell office:value-type="float" office:value="266.89999999999998" table:style-name="ce2">
            <text:p>266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5.66" table:style-name="ce2">
            <text:p>185,66</text:p>
          </table:table-cell>
          <table:table-cell office:value-type="float" office:value="200.04" table:style-name="ce2">
            <text:p>200,04</text:p>
          </table:table-cell>
          <table:table-cell office:value-type="float" office:value="236.62" table:style-name="ce2">
            <text:p>236,62</text:p>
          </table:table-cell>
          <table:table-cell office:value-type="float" office:value="241.73000000000002" table:style-name="ce2">
            <text:p>241,73</text:p>
          </table:table-cell>
          <table:table-cell office:value-type="float" office:value="263.97000000000003" table:style-name="ce2">
            <text:p>263,97</text:p>
          </table:table-cell>
          <table:table-cell office:value-type="float" office:value="262.83" table:style-name="ce2">
            <text:p>262,8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6.38" table:style-name="ce2">
            <text:p>186,38</text:p>
          </table:table-cell>
          <table:table-cell office:value-type="float" office:value="200.22" table:style-name="ce2">
            <text:p>200,22</text:p>
          </table:table-cell>
          <table:table-cell office:value-type="float" office:value="237.1" table:style-name="ce2">
            <text:p>237,1</text:p>
          </table:table-cell>
          <table:table-cell office:value-type="float" office:value="241.79" table:style-name="ce2">
            <text:p>241,79</text:p>
          </table:table-cell>
          <table:table-cell office:value-type="float" office:value="266" table:style-name="ce2">
            <text:p>266</text:p>
          </table:table-cell>
          <table:table-cell office:value-type="float" office:value="263.44" table:style-name="ce2">
            <text:p>263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2.59" table:style-name="ce2">
            <text:p>192,59</text:p>
          </table:table-cell>
          <table:table-cell office:value-type="float" office:value="201.78" table:style-name="ce2">
            <text:p>201,78</text:p>
          </table:table-cell>
          <table:table-cell office:value-type="float" office:value="240.36" table:style-name="ce2">
            <text:p>240,36</text:p>
          </table:table-cell>
          <table:table-cell office:value-type="float" office:value="242.21" table:style-name="ce2">
            <text:p>242,21</text:p>
          </table:table-cell>
          <table:table-cell office:value-type="float" office:value="277.48" table:style-name="ce2">
            <text:p>277,48</text:p>
          </table:table-cell>
          <table:table-cell office:value-type="float" office:value="266.89999999999998" table:style-name="ce2">
            <text:p>266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7.45000000000002" table:style-name="ce2">
            <text:p>187,45</text:p>
          </table:table-cell>
          <table:table-cell office:value-type="float" office:value="201.29" table:style-name="ce2">
            <text:p>201,29</text:p>
          </table:table-cell>
          <table:table-cell office:value-type="float" office:value="237.96" table:style-name="ce2">
            <text:p>237,96</text:p>
          </table:table-cell>
          <table:table-cell office:value-type="float" office:value="242.25" table:style-name="ce2">
            <text:p>242,25</text:p>
          </table:table-cell>
          <table:table-cell office:value-type="float" office:value="263.79000000000002" table:style-name="ce2">
            <text:p>263,79</text:p>
          </table:table-cell>
          <table:table-cell office:value-type="float" office:value="261.42" table:style-name="ce2">
            <text:p>261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8.13" table:style-name="ce2">
            <text:p>188,13</text:p>
          </table:table-cell>
          <table:table-cell office:value-type="float" office:value="201.35" table:style-name="ce2">
            <text:p>201,35</text:p>
          </table:table-cell>
          <table:table-cell office:value-type="float" office:value="238.33" table:style-name="ce2">
            <text:p>238,33</text:p>
          </table:table-cell>
          <table:table-cell office:value-type="float" office:value="242.25" table:style-name="ce2">
            <text:p>242,25</text:p>
          </table:table-cell>
          <table:table-cell office:value-type="float" office:value="265.95999999999998" table:style-name="ce2">
            <text:p>265,96</text:p>
          </table:table-cell>
          <table:table-cell office:value-type="float" office:value="262.29000000000002" table:style-name="ce2">
            <text:p>262,2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9.82" table:style-name="ce2">
            <text:p>179,82</text:p>
          </table:table-cell>
          <table:table-cell office:value-type="float" office:value="195.97" table:style-name="ce2">
            <text:p>195,97</text:p>
          </table:table-cell>
          <table:table-cell office:value-type="float" office:value="230.29" table:style-name="ce2">
            <text:p>230,29</text:p>
          </table:table-cell>
          <table:table-cell office:value-type="float" office:value="239.27" table:style-name="ce2">
            <text:p>239,27</text:p>
          </table:table-cell>
          <table:table-cell office:value-type="float" office:value="266.66000000000003" table:style-name="ce2">
            <text:p>266,66</text:p>
          </table:table-cell>
          <table:table-cell office:value-type="float" office:value="283.03000000000003" table:style-name="ce2">
            <text:p>283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9.82" table:style-name="ce2">
            <text:p>179,82</text:p>
          </table:table-cell>
          <table:table-cell office:value-type="float" office:value="195.97" table:style-name="ce2">
            <text:p>195,97</text:p>
          </table:table-cell>
          <table:table-cell office:value-type="float" office:value="230.29" table:style-name="ce2">
            <text:p>230,29</text:p>
          </table:table-cell>
          <table:table-cell office:value-type="float" office:value="239.27" table:style-name="ce2">
            <text:p>239,27</text:p>
          </table:table-cell>
          <table:table-cell office:value-type="float" office:value="266.66000000000003" table:style-name="ce2">
            <text:p>266,66</text:p>
          </table:table-cell>
          <table:table-cell office:value-type="float" office:value="283.03000000000003" table:style-name="ce2">
            <text:p>283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2.59" table:style-name="ce2">
            <text:p>192,59</text:p>
          </table:table-cell>
          <table:table-cell office:value-type="float" office:value="201.78" table:style-name="ce2">
            <text:p>201,78</text:p>
          </table:table-cell>
          <table:table-cell office:value-type="float" office:value="241.31" table:style-name="ce2">
            <text:p>241,31</text:p>
          </table:table-cell>
          <table:table-cell office:value-type="float" office:value="243.55" table:style-name="ce2">
            <text:p>243,55</text:p>
          </table:table-cell>
          <table:table-cell office:value-type="float" office:value="278.53000000000003" table:style-name="ce2">
            <text:p>278,53</text:p>
          </table:table-cell>
          <table:table-cell office:value-type="float" office:value="268.38" table:style-name="ce2">
            <text:p>268,3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5.66" table:style-name="ce2">
            <text:p>185,66</text:p>
          </table:table-cell>
          <table:table-cell office:value-type="float" office:value="200.04" table:style-name="ce2">
            <text:p>200,04</text:p>
          </table:table-cell>
          <table:table-cell office:value-type="float" office:value="236.62" table:style-name="ce2">
            <text:p>236,62</text:p>
          </table:table-cell>
          <table:table-cell office:value-type="float" office:value="241.73000000000002" table:style-name="ce2">
            <text:p>241,73</text:p>
          </table:table-cell>
          <table:table-cell office:value-type="float" office:value="264" table:style-name="ce2">
            <text:p>264</text:p>
          </table:table-cell>
          <table:table-cell office:value-type="float" office:value="262.84000000000003" table:style-name="ce2">
            <text:p>262,8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6.38" table:style-name="ce2">
            <text:p>186,38</text:p>
          </table:table-cell>
          <table:table-cell office:value-type="float" office:value="200.22" table:style-name="ce2">
            <text:p>200,22</text:p>
          </table:table-cell>
          <table:table-cell office:value-type="float" office:value="237.23000000000002" table:style-name="ce2">
            <text:p>237,23</text:p>
          </table:table-cell>
          <table:table-cell office:value-type="float" office:value="241.97" table:style-name="ce2">
            <text:p>241,97</text:p>
          </table:table-cell>
          <table:table-cell office:value-type="float" office:value="266.2" table:style-name="ce2">
            <text:p>266,2</text:p>
          </table:table-cell>
          <table:table-cell office:value-type="float" office:value="263.68" table:style-name="ce2">
            <text:p>263,6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2.59" table:style-name="ce2">
            <text:p>192,59</text:p>
          </table:table-cell>
          <table:table-cell office:value-type="float" office:value="201.78" table:style-name="ce2">
            <text:p>201,78</text:p>
          </table:table-cell>
          <table:table-cell office:value-type="float" office:value="241.31" table:style-name="ce2">
            <text:p>241,31</text:p>
          </table:table-cell>
          <table:table-cell office:value-type="float" office:value="243.55" table:style-name="ce2">
            <text:p>243,55</text:p>
          </table:table-cell>
          <table:table-cell office:value-type="float" office:value="278.53000000000003" table:style-name="ce2">
            <text:p>278,53</text:p>
          </table:table-cell>
          <table:table-cell office:value-type="float" office:value="268.38" table:style-name="ce2">
            <text:p>268,3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7.45000000000002" table:style-name="ce2">
            <text:p>187,45</text:p>
          </table:table-cell>
          <table:table-cell office:value-type="float" office:value="201.29" table:style-name="ce2">
            <text:p>201,29</text:p>
          </table:table-cell>
          <table:table-cell office:value-type="float" office:value="237.96" table:style-name="ce2">
            <text:p>237,96</text:p>
          </table:table-cell>
          <table:table-cell office:value-type="float" office:value="242.25" table:style-name="ce2">
            <text:p>242,25</text:p>
          </table:table-cell>
          <table:table-cell office:value-type="float" office:value="263.81" table:style-name="ce2">
            <text:p>263,81</text:p>
          </table:table-cell>
          <table:table-cell office:value-type="float" office:value="261.43" table:style-name="ce2">
            <text:p>261,4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8.13" table:style-name="ce2">
            <text:p>188,13</text:p>
          </table:table-cell>
          <table:table-cell office:value-type="float" office:value="201.35" table:style-name="ce2">
            <text:p>201,35</text:p>
          </table:table-cell>
          <table:table-cell office:value-type="float" office:value="238.48000000000002" table:style-name="ce2">
            <text:p>238,48</text:p>
          </table:table-cell>
          <table:table-cell office:value-type="float" office:value="242.45000000000002" table:style-name="ce2">
            <text:p>242,45</text:p>
          </table:table-cell>
          <table:table-cell office:value-type="float" office:value="266.17" table:style-name="ce2">
            <text:p>266,17</text:p>
          </table:table-cell>
          <table:table-cell office:value-type="float" office:value="262.55" table:style-name="ce2">
            <text:p>262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9.99" table:style-name="ce2">
            <text:p>179,99</text:p>
          </table:table-cell>
          <table:table-cell office:value-type="float" office:value="195.98000000000002" table:style-name="ce2">
            <text:p>195,98</text:p>
          </table:table-cell>
          <table:table-cell office:value-type="float" office:value="230.75" table:style-name="ce2">
            <text:p>230,75</text:p>
          </table:table-cell>
          <table:table-cell office:value-type="float" office:value="239.68" table:style-name="ce2">
            <text:p>239,68</text:p>
          </table:table-cell>
          <table:table-cell office:value-type="float" office:value="266.99" table:style-name="ce2">
            <text:p>266,99</text:p>
          </table:table-cell>
          <table:table-cell office:value-type="float" office:value="282.97000000000003" table:style-name="ce2">
            <text:p>282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9.99" table:style-name="ce2">
            <text:p>179,99</text:p>
          </table:table-cell>
          <table:table-cell office:value-type="float" office:value="195.98000000000002" table:style-name="ce2">
            <text:p>195,98</text:p>
          </table:table-cell>
          <table:table-cell office:value-type="float" office:value="230.75" table:style-name="ce2">
            <text:p>230,75</text:p>
          </table:table-cell>
          <table:table-cell office:value-type="float" office:value="239.68" table:style-name="ce2">
            <text:p>239,68</text:p>
          </table:table-cell>
          <table:table-cell office:value-type="float" office:value="266.99" table:style-name="ce2">
            <text:p>266,99</text:p>
          </table:table-cell>
          <table:table-cell office:value-type="float" office:value="282.97000000000003" table:style-name="ce2">
            <text:p>282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72" table:style-name="ce2">
            <text:p>207,72</text:p>
          </table:table-cell>
          <table:table-cell office:value-type="float" office:value="217.23000000000002" table:style-name="ce2">
            <text:p>217,23</text:p>
          </table:table-cell>
          <table:table-cell office:value-type="float" office:value="255.49" table:style-name="ce2">
            <text:p>255,49</text:p>
          </table:table-cell>
          <table:table-cell office:value-type="float" office:value="257.44" table:style-name="ce2">
            <text:p>257,44</text:p>
          </table:table-cell>
          <table:table-cell office:value-type="float" office:value="286.99" table:style-name="ce2">
            <text:p>286,99</text:p>
          </table:table-cell>
          <table:table-cell office:value-type="float" office:value="279.51" table:style-name="ce2">
            <text:p>279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3.42000000000002" table:style-name="ce2">
            <text:p>193,42</text:p>
          </table:table-cell>
          <table:table-cell office:value-type="float" office:value="205.48000000000002" table:style-name="ce2">
            <text:p>205,48</text:p>
          </table:table-cell>
          <table:table-cell office:value-type="float" office:value="242.05" table:style-name="ce2">
            <text:p>242,05</text:p>
          </table:table-cell>
          <table:table-cell office:value-type="float" office:value="246.56" table:style-name="ce2">
            <text:p>246,56</text:p>
          </table:table-cell>
          <table:table-cell office:value-type="float" office:value="266.43" table:style-name="ce2">
            <text:p>266,43</text:p>
          </table:table-cell>
          <table:table-cell office:value-type="float" office:value="265.11" table:style-name="ce2">
            <text:p>265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5.36" table:style-name="ce2">
            <text:p>195,36</text:p>
          </table:table-cell>
          <table:table-cell office:value-type="float" office:value="207.08" table:style-name="ce2">
            <text:p>207,08</text:p>
          </table:table-cell>
          <table:table-cell office:value-type="float" office:value="244.24" table:style-name="ce2">
            <text:p>244,24</text:p>
          </table:table-cell>
          <table:table-cell office:value-type="float" office:value="248.33" table:style-name="ce2">
            <text:p>248,33</text:p>
          </table:table-cell>
          <table:table-cell office:value-type="float" office:value="270.23" table:style-name="ce2">
            <text:p>270,23</text:p>
          </table:table-cell>
          <table:table-cell office:value-type="float" office:value="267.77" table:style-name="ce2">
            <text:p>267,7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72" table:style-name="ce2">
            <text:p>207,72</text:p>
          </table:table-cell>
          <table:table-cell office:value-type="float" office:value="217.23000000000002" table:style-name="ce2">
            <text:p>217,23</text:p>
          </table:table-cell>
          <table:table-cell office:value-type="float" office:value="255.49" table:style-name="ce2">
            <text:p>255,49</text:p>
          </table:table-cell>
          <table:table-cell office:value-type="float" office:value="257.44" table:style-name="ce2">
            <text:p>257,44</text:p>
          </table:table-cell>
          <table:table-cell office:value-type="float" office:value="286.99" table:style-name="ce2">
            <text:p>286,99</text:p>
          </table:table-cell>
          <table:table-cell office:value-type="float" office:value="279.51" table:style-name="ce2">
            <text:p>279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6.52" table:style-name="ce2">
            <text:p>196,52</text:p>
          </table:table-cell>
          <table:table-cell office:value-type="float" office:value="207.68" table:style-name="ce2">
            <text:p>207,68</text:p>
          </table:table-cell>
          <table:table-cell office:value-type="float" office:value="244.05" table:style-name="ce2">
            <text:p>244,05</text:p>
          </table:table-cell>
          <table:table-cell office:value-type="float" office:value="247.78" table:style-name="ce2">
            <text:p>247,78</text:p>
          </table:table-cell>
          <table:table-cell office:value-type="float" office:value="266.39" table:style-name="ce2">
            <text:p>266,39</text:p>
          </table:table-cell>
          <table:table-cell office:value-type="float" office:value="263.98" table:style-name="ce2">
            <text:p>263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ernambuc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8.34" table:style-name="ce2">
            <text:p>198,34</text:p>
          </table:table-cell>
          <table:table-cell office:value-type="float" office:value="209.23000000000002" table:style-name="ce2">
            <text:p>209,23</text:p>
          </table:table-cell>
          <table:table-cell office:value-type="float" office:value="246.18" table:style-name="ce2">
            <text:p>246,18</text:p>
          </table:table-cell>
          <table:table-cell office:value-type="float" office:value="249.57" table:style-name="ce2">
            <text:p>249,57</text:p>
          </table:table-cell>
          <table:table-cell office:value-type="float" office:value="270.39" table:style-name="ce2">
            <text:p>270,39</text:p>
          </table:table-cell>
          <table:table-cell office:value-type="float" office:value="266.99" table:style-name="ce2">
            <text:p>266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69.55" table:style-name="ce2">
            <text:p>169,55</text:p>
          </table:table-cell>
          <table:table-cell office:value-type="float" office:value="181.12" table:style-name="ce2">
            <text:p>181,12</text:p>
          </table:table-cell>
          <table:table-cell office:value-type="float" office:value="228.97" table:style-name="ce2">
            <text:p>228,97</text:p>
          </table:table-cell>
          <table:table-cell office:value-type="float" office:value="233.73000000000002" table:style-name="ce2">
            <text:p>233,73</text:p>
          </table:table-cell>
          <table:table-cell office:value-type="float" office:value="246.47" table:style-name="ce2">
            <text:p>246,47</text:p>
          </table:table-cell>
          <table:table-cell office:value-type="float" office:value="250.79" table:style-name="ce2">
            <text:p>250,7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69.55" table:style-name="ce2">
            <text:p>169,55</text:p>
          </table:table-cell>
          <table:table-cell office:value-type="float" office:value="181.12" table:style-name="ce2">
            <text:p>181,12</text:p>
          </table:table-cell>
          <table:table-cell office:value-type="float" office:value="228.97" table:style-name="ce2">
            <text:p>228,97</text:p>
          </table:table-cell>
          <table:table-cell office:value-type="float" office:value="233.73000000000002" table:style-name="ce2">
            <text:p>233,73</text:p>
          </table:table-cell>
          <table:table-cell office:value-type="float" office:value="246.47" table:style-name="ce2">
            <text:p>246,47</text:p>
          </table:table-cell>
          <table:table-cell office:value-type="float" office:value="250.79" table:style-name="ce2">
            <text:p>250,7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1.86" table:style-name="ce2">
            <text:p>181,86</text:p>
          </table:table-cell>
          <table:table-cell office:value-type="float" office:value="191.35" table:style-name="ce2">
            <text:p>191,35</text:p>
          </table:table-cell>
          <table:table-cell office:value-type="float" office:value="230.18" table:style-name="ce2">
            <text:p>230,18</text:p>
          </table:table-cell>
          <table:table-cell office:value-type="float" office:value="232.83" table:style-name="ce2">
            <text:p>232,83</text:p>
          </table:table-cell>
          <table:table-cell office:value-type="float" office:value="238.64000000000001" table:style-name="ce2">
            <text:p>238,64</text:p>
          </table:table-cell>
          <table:table-cell office:value-type="float" office:value="241.3" table:style-name="ce2">
            <text:p>241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7.12" table:style-name="ce2">
            <text:p>177,12</text:p>
          </table:table-cell>
          <table:table-cell office:value-type="float" office:value="192.83" table:style-name="ce2">
            <text:p>192,83</text:p>
          </table:table-cell>
          <table:table-cell office:value-type="float" office:value="231.42000000000002" table:style-name="ce2">
            <text:p>231,42</text:p>
          </table:table-cell>
          <table:table-cell office:value-type="float" office:value="234.25" table:style-name="ce2">
            <text:p>234,25</text:p>
          </table:table-cell>
          <table:table-cell office:value-type="float" office:value="243.51" table:style-name="ce2">
            <text:p>243,51</text:p>
          </table:table-cell>
          <table:table-cell office:value-type="float" office:value="247.29" table:style-name="ce2">
            <text:p>247,2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0.52" table:style-name="ce2">
            <text:p>180,52</text:p>
          </table:table-cell>
          <table:table-cell office:value-type="float" office:value="191.77" table:style-name="ce2">
            <text:p>191,77</text:p>
          </table:table-cell>
          <table:table-cell office:value-type="float" office:value="230.74" table:style-name="ce2">
            <text:p>230,74</text:p>
          </table:table-cell>
          <table:table-cell office:value-type="float" office:value="233.47" table:style-name="ce2">
            <text:p>233,47</text:p>
          </table:table-cell>
          <table:table-cell office:value-type="float" office:value="242.56" table:style-name="ce2">
            <text:p>242,56</text:p>
          </table:table-cell>
          <table:table-cell office:value-type="float" office:value="246.11" table:style-name="ce2">
            <text:p>246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1.86" table:style-name="ce2">
            <text:p>181,86</text:p>
          </table:table-cell>
          <table:table-cell office:value-type="float" office:value="191.35" table:style-name="ce2">
            <text:p>191,35</text:p>
          </table:table-cell>
          <table:table-cell office:value-type="float" office:value="230.18" table:style-name="ce2">
            <text:p>230,18</text:p>
          </table:table-cell>
          <table:table-cell office:value-type="float" office:value="232.83" table:style-name="ce2">
            <text:p>232,83</text:p>
          </table:table-cell>
          <table:table-cell office:value-type="float" office:value="238.64000000000001" table:style-name="ce2">
            <text:p>238,64</text:p>
          </table:table-cell>
          <table:table-cell office:value-type="float" office:value="241.3" table:style-name="ce2">
            <text:p>241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9.25" table:style-name="ce2">
            <text:p>179,25</text:p>
          </table:table-cell>
          <table:table-cell office:value-type="float" office:value="196.11" table:style-name="ce2">
            <text:p>196,11</text:p>
          </table:table-cell>
          <table:table-cell office:value-type="float" office:value="231.68" table:style-name="ce2">
            <text:p>231,68</text:p>
          </table:table-cell>
          <table:table-cell office:value-type="float" office:value="234.31" table:style-name="ce2">
            <text:p>234,31</text:p>
          </table:table-cell>
          <table:table-cell office:value-type="float" office:value="243.28" table:style-name="ce2">
            <text:p>243,28</text:p>
          </table:table-cell>
          <table:table-cell office:value-type="float" office:value="247.02" table:style-name="ce2">
            <text:p>247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1.24" table:style-name="ce2">
            <text:p>181,24</text:p>
          </table:table-cell>
          <table:table-cell office:value-type="float" office:value="192.48000000000002" table:style-name="ce2">
            <text:p>192,48</text:p>
          </table:table-cell>
          <table:table-cell office:value-type="float" office:value="230.82" table:style-name="ce2">
            <text:p>230,82</text:p>
          </table:table-cell>
          <table:table-cell office:value-type="float" office:value="233.46" table:style-name="ce2">
            <text:p>233,46</text:p>
          </table:table-cell>
          <table:table-cell office:value-type="float" office:value="242.32" table:style-name="ce2">
            <text:p>242,32</text:p>
          </table:table-cell>
          <table:table-cell office:value-type="float" office:value="245.83" table:style-name="ce2">
            <text:p>245,8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1.85000000000002" table:style-name="ce2">
            <text:p>301,85</text:p>
          </table:table-cell>
          <table:table-cell office:value-type="float" office:value="315.26" table:style-name="ce2">
            <text:p>315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1.85000000000002" table:style-name="ce2">
            <text:p>301,85</text:p>
          </table:table-cell>
          <table:table-cell office:value-type="float" office:value="315.26" table:style-name="ce2">
            <text:p>315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1.85000000000002" table:style-name="ce2">
            <text:p>301,85</text:p>
          </table:table-cell>
          <table:table-cell office:value-type="float" office:value="315.26" table:style-name="ce2">
            <text:p>315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1.85000000000002" table:style-name="ce2">
            <text:p>301,85</text:p>
          </table:table-cell>
          <table:table-cell office:value-type="float" office:value="315.26" table:style-name="ce2">
            <text:p>315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7.57" table:style-name="ce2">
            <text:p>177,57</text:p>
          </table:table-cell>
          <table:table-cell office:value-type="float" office:value="191.92000000000002" table:style-name="ce2">
            <text:p>191,92</text:p>
          </table:table-cell>
          <table:table-cell office:value-type="float" office:value="199.84" table:style-name="ce2">
            <text:p>199,84</text:p>
          </table:table-cell>
          <table:table-cell office:value-type="float" office:value="212.37" table:style-name="ce2">
            <text:p>212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2.36" table:style-name="ce2">
            <text:p>172,36</text:p>
          </table:table-cell>
          <table:table-cell office:value-type="float" office:value="190.78" table:style-name="ce2">
            <text:p>190,78</text:p>
          </table:table-cell>
          <table:table-cell office:value-type="float" office:value="225.07" table:style-name="ce2">
            <text:p>225,07</text:p>
          </table:table-cell>
          <table:table-cell office:value-type="float" office:value="232.81" table:style-name="ce2">
            <text:p>232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2.39000000000001" table:style-name="ce2">
            <text:p>172,39</text:p>
          </table:table-cell>
          <table:table-cell office:value-type="float" office:value="190.79" table:style-name="ce2">
            <text:p>190,79</text:p>
          </table:table-cell>
          <table:table-cell office:value-type="float" office:value="224.94" table:style-name="ce2">
            <text:p>224,94</text:p>
          </table:table-cell>
          <table:table-cell office:value-type="float" office:value="232.70000000000002" table:style-name="ce2">
            <text:p>232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8.99" table:style-name="ce2">
            <text:p>188,99</text:p>
          </table:table-cell>
          <table:table-cell office:value-type="float" office:value="198.21" table:style-name="ce2">
            <text:p>198,21</text:p>
          </table:table-cell>
          <table:table-cell office:value-type="float" office:value="238.23000000000002" table:style-name="ce2">
            <text:p>238,23</text:p>
          </table:table-cell>
          <table:table-cell office:value-type="float" office:value="244.46" table:style-name="ce2">
            <text:p>244,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5.69" table:style-name="ce2">
            <text:p>175,69</text:p>
          </table:table-cell>
          <table:table-cell office:value-type="float" office:value="191.71" table:style-name="ce2">
            <text:p>191,71</text:p>
          </table:table-cell>
          <table:table-cell office:value-type="float" office:value="226.21" table:style-name="ce2">
            <text:p>226,21</text:p>
          </table:table-cell>
          <table:table-cell office:value-type="float" office:value="232.74" table:style-name="ce2">
            <text:p>232,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7.51" table:style-name="ce2">
            <text:p>177,51</text:p>
          </table:table-cell>
          <table:table-cell office:value-type="float" office:value="192.6" table:style-name="ce2">
            <text:p>192,6</text:p>
          </table:table-cell>
          <table:table-cell office:value-type="float" office:value="226.49" table:style-name="ce2">
            <text:p>226,49</text:p>
          </table:table-cell>
          <table:table-cell office:value-type="float" office:value="233.01" table:style-name="ce2">
            <text:p>233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9.13" table:style-name="ce2">
            <text:p>189,13</text:p>
          </table:table-cell>
          <table:table-cell office:value-type="float" office:value="198.29" table:style-name="ce2">
            <text:p>198,29</text:p>
          </table:table-cell>
          <table:table-cell office:value-type="float" office:value="240.36" table:style-name="ce2">
            <text:p>240,36</text:p>
          </table:table-cell>
          <table:table-cell office:value-type="float" office:value="246.25" table:style-name="ce2">
            <text:p>246,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7.48" table:style-name="ce2">
            <text:p>177,48</text:p>
          </table:table-cell>
          <table:table-cell office:value-type="float" office:value="192.22" table:style-name="ce2">
            <text:p>192,22</text:p>
          </table:table-cell>
          <table:table-cell office:value-type="float" office:value="226.57" table:style-name="ce2">
            <text:p>226,57</text:p>
          </table:table-cell>
          <table:table-cell office:value-type="float" office:value="232.72" table:style-name="ce2">
            <text:p>232,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9.74" table:style-name="ce2">
            <text:p>179,74</text:p>
          </table:table-cell>
          <table:table-cell office:value-type="float" office:value="193.39000000000001" table:style-name="ce2">
            <text:p>193,39</text:p>
          </table:table-cell>
          <table:table-cell office:value-type="float" office:value="226.96" table:style-name="ce2">
            <text:p>226,96</text:p>
          </table:table-cell>
          <table:table-cell office:value-type="float" office:value="233.11" table:style-name="ce2">
            <text:p>233,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7.45000000000002" table:style-name="ce2">
            <text:p>217,45</text:p>
          </table:table-cell>
          <table:table-cell office:value-type="float" office:value="218.20000000000002" table:style-name="ce2">
            <text:p>218,2</text:p>
          </table:table-cell>
          <table:table-cell office:value-type="float" office:value="297.09000000000003" table:style-name="ce2">
            <text:p>297,09</text:p>
          </table:table-cell>
          <table:table-cell office:value-type="float" office:value="306.23" table:style-name="ce2">
            <text:p>306,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7.45000000000002" table:style-name="ce2">
            <text:p>217,45</text:p>
          </table:table-cell>
          <table:table-cell office:value-type="float" office:value="218.20000000000002" table:style-name="ce2">
            <text:p>218,2</text:p>
          </table:table-cell>
          <table:table-cell office:value-type="float" office:value="297.09000000000003" table:style-name="ce2">
            <text:p>297,09</text:p>
          </table:table-cell>
          <table:table-cell office:value-type="float" office:value="306.23" table:style-name="ce2">
            <text:p>306,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4.61" table:style-name="ce2">
            <text:p>224,61</text:p>
          </table:table-cell>
          <table:table-cell office:value-type="float" office:value="232.07" table:style-name="ce2">
            <text:p>232,07</text:p>
          </table:table-cell>
          <table:table-cell office:value-type="float" office:value="273.31" table:style-name="ce2">
            <text:p>273,31</text:p>
          </table:table-cell>
          <table:table-cell office:value-type="float" office:value="273.51" table:style-name="ce2">
            <text:p>273,51</text:p>
          </table:table-cell>
          <table:table-cell office:value-type="float" office:value="285.53000000000003" table:style-name="ce2">
            <text:p>285,53</text:p>
          </table:table-cell>
          <table:table-cell office:value-type="float" office:value="283.23" table:style-name="ce2">
            <text:p>283,2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2.70000000000002" table:style-name="ce2">
            <text:p>222,7</text:p>
          </table:table-cell>
          <table:table-cell office:value-type="float" office:value="228.99" table:style-name="ce2">
            <text:p>228,99</text:p>
          </table:table-cell>
          <table:table-cell office:value-type="float" office:value="271.5" table:style-name="ce2">
            <text:p>271,5</text:p>
          </table:table-cell>
          <table:table-cell office:value-type="float" office:value="273.54000000000002" table:style-name="ce2">
            <text:p>273,54</text:p>
          </table:table-cell>
          <table:table-cell office:value-type="float" office:value="283.8" table:style-name="ce2">
            <text:p>283,8</text:p>
          </table:table-cell>
          <table:table-cell office:value-type="float" office:value="273.95999999999998" table:style-name="ce2">
            <text:p>273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3.8" table:style-name="ce2">
            <text:p>223,8</text:p>
          </table:table-cell>
          <table:table-cell office:value-type="float" office:value="230.75" table:style-name="ce2">
            <text:p>230,75</text:p>
          </table:table-cell>
          <table:table-cell office:value-type="float" office:value="272.63" table:style-name="ce2">
            <text:p>272,63</text:p>
          </table:table-cell>
          <table:table-cell office:value-type="float" office:value="273.52" table:style-name="ce2">
            <text:p>273,52</text:p>
          </table:table-cell>
          <table:table-cell office:value-type="float" office:value="284.95999999999998" table:style-name="ce2">
            <text:p>284,96</text:p>
          </table:table-cell>
          <table:table-cell office:value-type="float" office:value="280.17" table:style-name="ce2">
            <text:p>280,1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4.61" table:style-name="ce2">
            <text:p>224,61</text:p>
          </table:table-cell>
          <table:table-cell office:value-type="float" office:value="232.07" table:style-name="ce2">
            <text:p>232,07</text:p>
          </table:table-cell>
          <table:table-cell office:value-type="float" office:value="273.31" table:style-name="ce2">
            <text:p>273,31</text:p>
          </table:table-cell>
          <table:table-cell office:value-type="float" office:value="273.51" table:style-name="ce2">
            <text:p>273,51</text:p>
          </table:table-cell>
          <table:table-cell office:value-type="float" office:value="285.53000000000003" table:style-name="ce2">
            <text:p>285,53</text:p>
          </table:table-cell>
          <table:table-cell office:value-type="float" office:value="283.23" table:style-name="ce2">
            <text:p>283,2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2.83" table:style-name="ce2">
            <text:p>222,83</text:p>
          </table:table-cell>
          <table:table-cell office:value-type="float" office:value="229.25" table:style-name="ce2">
            <text:p>229,25</text:p>
          </table:table-cell>
          <table:table-cell office:value-type="float" office:value="271.29000000000002" table:style-name="ce2">
            <text:p>271,29</text:p>
          </table:table-cell>
          <table:table-cell office:value-type="float" office:value="273.27" table:style-name="ce2">
            <text:p>273,27</text:p>
          </table:table-cell>
          <table:table-cell office:value-type="float" office:value="283.8" table:style-name="ce2">
            <text:p>283,8</text:p>
          </table:table-cell>
          <table:table-cell office:value-type="float" office:value="273.95999999999998" table:style-name="ce2">
            <text:p>273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3.86" table:style-name="ce2">
            <text:p>223,86</text:p>
          </table:table-cell>
          <table:table-cell office:value-type="float" office:value="230.88" table:style-name="ce2">
            <text:p>230,88</text:p>
          </table:table-cell>
          <table:table-cell office:value-type="float" office:value="272.56" table:style-name="ce2">
            <text:p>272,56</text:p>
          </table:table-cell>
          <table:table-cell office:value-type="float" office:value="273.42" table:style-name="ce2">
            <text:p>273,42</text:p>
          </table:table-cell>
          <table:table-cell office:value-type="float" office:value="284.95999999999998" table:style-name="ce2">
            <text:p>284,96</text:p>
          </table:table-cell>
          <table:table-cell office:value-type="float" office:value="280.17" table:style-name="ce2">
            <text:p>280,1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7.57" table:style-name="ce2">
            <text:p>177,57</text:p>
          </table:table-cell>
          <table:table-cell office:value-type="float" office:value="191.92000000000002" table:style-name="ce2">
            <text:p>191,92</text:p>
          </table:table-cell>
          <table:table-cell office:value-type="float" office:value="199.84" table:style-name="ce2">
            <text:p>199,84</text:p>
          </table:table-cell>
          <table:table-cell office:value-type="float" office:value="212.37" table:style-name="ce2">
            <text:p>212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2.32" table:style-name="ce2">
            <text:p>172,32</text:p>
          </table:table-cell>
          <table:table-cell office:value-type="float" office:value="190.67000000000002" table:style-name="ce2">
            <text:p>190,67</text:p>
          </table:table-cell>
          <table:table-cell office:value-type="float" office:value="225.33" table:style-name="ce2">
            <text:p>225,33</text:p>
          </table:table-cell>
          <table:table-cell office:value-type="float" office:value="232.87" table:style-name="ce2">
            <text:p>232,87</text:p>
          </table:table-cell>
          <table:table-cell office:value-type="float" office:value="246.47" table:style-name="ce2">
            <text:p>246,47</text:p>
          </table:table-cell>
          <table:table-cell office:value-type="float" office:value="250.79" table:style-name="ce2">
            <text:p>250,7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2.35" table:style-name="ce2">
            <text:p>172,35</text:p>
          </table:table-cell>
          <table:table-cell office:value-type="float" office:value="190.68" table:style-name="ce2">
            <text:p>190,68</text:p>
          </table:table-cell>
          <table:table-cell office:value-type="float" office:value="225.21" table:style-name="ce2">
            <text:p>225,21</text:p>
          </table:table-cell>
          <table:table-cell office:value-type="float" office:value="232.77" table:style-name="ce2">
            <text:p>232,77</text:p>
          </table:table-cell>
          <table:table-cell office:value-type="float" office:value="246.47" table:style-name="ce2">
            <text:p>246,47</text:p>
          </table:table-cell>
          <table:table-cell office:value-type="float" office:value="250.79" table:style-name="ce2">
            <text:p>250,7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7.37" table:style-name="ce2">
            <text:p>187,37</text:p>
          </table:table-cell>
          <table:table-cell office:value-type="float" office:value="196.65" table:style-name="ce2">
            <text:p>196,65</text:p>
          </table:table-cell>
          <table:table-cell office:value-type="float" office:value="230.95000000000002" table:style-name="ce2">
            <text:p>230,95</text:p>
          </table:table-cell>
          <table:table-cell office:value-type="float" office:value="233.93" table:style-name="ce2">
            <text:p>233,93</text:p>
          </table:table-cell>
          <table:table-cell office:value-type="float" office:value="238.64000000000001" table:style-name="ce2">
            <text:p>238,64</text:p>
          </table:table-cell>
          <table:table-cell office:value-type="float" office:value="241.3" table:style-name="ce2">
            <text:p>241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5.72" table:style-name="ce2">
            <text:p>175,72</text:p>
          </table:table-cell>
          <table:table-cell office:value-type="float" office:value="191.73000000000002" table:style-name="ce2">
            <text:p>191,73</text:p>
          </table:table-cell>
          <table:table-cell office:value-type="float" office:value="227.01" table:style-name="ce2">
            <text:p>227,01</text:p>
          </table:table-cell>
          <table:table-cell office:value-type="float" office:value="232.98000000000002" table:style-name="ce2">
            <text:p>232,98</text:p>
          </table:table-cell>
          <table:table-cell office:value-type="float" office:value="243.51" table:style-name="ce2">
            <text:p>243,51</text:p>
          </table:table-cell>
          <table:table-cell office:value-type="float" office:value="247.29" table:style-name="ce2">
            <text:p>247,2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7.67000000000002" table:style-name="ce2">
            <text:p>177,67</text:p>
          </table:table-cell>
          <table:table-cell office:value-type="float" office:value="192.56" table:style-name="ce2">
            <text:p>192,56</text:p>
          </table:table-cell>
          <table:table-cell office:value-type="float" office:value="227.69" table:style-name="ce2">
            <text:p>227,69</text:p>
          </table:table-cell>
          <table:table-cell office:value-type="float" office:value="233.14000000000001" table:style-name="ce2">
            <text:p>233,14</text:p>
          </table:table-cell>
          <table:table-cell office:value-type="float" office:value="242.56" table:style-name="ce2">
            <text:p>242,56</text:p>
          </table:table-cell>
          <table:table-cell office:value-type="float" office:value="246.11" table:style-name="ce2">
            <text:p>246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7.46" table:style-name="ce2">
            <text:p>187,46</text:p>
          </table:table-cell>
          <table:table-cell office:value-type="float" office:value="196.69" table:style-name="ce2">
            <text:p>196,69</text:p>
          </table:table-cell>
          <table:table-cell office:value-type="float" office:value="231.1" table:style-name="ce2">
            <text:p>231,1</text:p>
          </table:table-cell>
          <table:table-cell office:value-type="float" office:value="234.04" table:style-name="ce2">
            <text:p>234,04</text:p>
          </table:table-cell>
          <table:table-cell office:value-type="float" office:value="238.64000000000001" table:style-name="ce2">
            <text:p>238,64</text:p>
          </table:table-cell>
          <table:table-cell office:value-type="float" office:value="241.3" table:style-name="ce2">
            <text:p>241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7.52" table:style-name="ce2">
            <text:p>177,52</text:p>
          </table:table-cell>
          <table:table-cell office:value-type="float" office:value="192.3" table:style-name="ce2">
            <text:p>192,3</text:p>
          </table:table-cell>
          <table:table-cell office:value-type="float" office:value="227.48000000000002" table:style-name="ce2">
            <text:p>227,48</text:p>
          </table:table-cell>
          <table:table-cell office:value-type="float" office:value="233.01" table:style-name="ce2">
            <text:p>233,01</text:p>
          </table:table-cell>
          <table:table-cell office:value-type="float" office:value="243.28" table:style-name="ce2">
            <text:p>243,28</text:p>
          </table:table-cell>
          <table:table-cell office:value-type="float" office:value="247.02" table:style-name="ce2">
            <text:p>247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9.85" table:style-name="ce2">
            <text:p>179,85</text:p>
          </table:table-cell>
          <table:table-cell office:value-type="float" office:value="193.33" table:style-name="ce2">
            <text:p>193,33</text:p>
          </table:table-cell>
          <table:table-cell office:value-type="float" office:value="228.24" table:style-name="ce2">
            <text:p>228,24</text:p>
          </table:table-cell>
          <table:table-cell office:value-type="float" office:value="233.22" table:style-name="ce2">
            <text:p>233,22</text:p>
          </table:table-cell>
          <table:table-cell office:value-type="float" office:value="242.32" table:style-name="ce2">
            <text:p>242,32</text:p>
          </table:table-cell>
          <table:table-cell office:value-type="float" office:value="245.83" table:style-name="ce2">
            <text:p>245,8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7.57" table:style-name="ce2">
            <text:p>177,57</text:p>
          </table:table-cell>
          <table:table-cell office:value-type="float" office:value="191.92000000000002" table:style-name="ce2">
            <text:p>191,92</text:p>
          </table:table-cell>
          <table:table-cell office:value-type="float" office:value="199.84" table:style-name="ce2">
            <text:p>199,84</text:p>
          </table:table-cell>
          <table:table-cell office:value-type="float" office:value="212.37" table:style-name="ce2">
            <text:p>212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2.32" table:style-name="ce2">
            <text:p>172,32</text:p>
          </table:table-cell>
          <table:table-cell office:value-type="float" office:value="190.67000000000002" table:style-name="ce2">
            <text:p>190,67</text:p>
          </table:table-cell>
          <table:table-cell office:value-type="float" office:value="225.33" table:style-name="ce2">
            <text:p>225,33</text:p>
          </table:table-cell>
          <table:table-cell office:value-type="float" office:value="232.87" table:style-name="ce2">
            <text:p>232,87</text:p>
          </table:table-cell>
          <table:table-cell office:value-type="float" office:value="246.47" table:style-name="ce2">
            <text:p>246,47</text:p>
          </table:table-cell>
          <table:table-cell office:value-type="float" office:value="250.79" table:style-name="ce2">
            <text:p>250,7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2.35" table:style-name="ce2">
            <text:p>172,35</text:p>
          </table:table-cell>
          <table:table-cell office:value-type="float" office:value="190.68" table:style-name="ce2">
            <text:p>190,68</text:p>
          </table:table-cell>
          <table:table-cell office:value-type="float" office:value="225.21" table:style-name="ce2">
            <text:p>225,21</text:p>
          </table:table-cell>
          <table:table-cell office:value-type="float" office:value="232.77" table:style-name="ce2">
            <text:p>232,77</text:p>
          </table:table-cell>
          <table:table-cell office:value-type="float" office:value="246.47" table:style-name="ce2">
            <text:p>246,47</text:p>
          </table:table-cell>
          <table:table-cell office:value-type="float" office:value="250.79" table:style-name="ce2">
            <text:p>250,7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7.37" table:style-name="ce2">
            <text:p>187,37</text:p>
          </table:table-cell>
          <table:table-cell office:value-type="float" office:value="196.65" table:style-name="ce2">
            <text:p>196,65</text:p>
          </table:table-cell>
          <table:table-cell office:value-type="float" office:value="230.95000000000002" table:style-name="ce2">
            <text:p>230,95</text:p>
          </table:table-cell>
          <table:table-cell office:value-type="float" office:value="233.93" table:style-name="ce2">
            <text:p>233,93</text:p>
          </table:table-cell>
          <table:table-cell office:value-type="float" office:value="238.64000000000001" table:style-name="ce2">
            <text:p>238,64</text:p>
          </table:table-cell>
          <table:table-cell office:value-type="float" office:value="241.3" table:style-name="ce2">
            <text:p>241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5.72" table:style-name="ce2">
            <text:p>175,72</text:p>
          </table:table-cell>
          <table:table-cell office:value-type="float" office:value="191.73000000000002" table:style-name="ce2">
            <text:p>191,73</text:p>
          </table:table-cell>
          <table:table-cell office:value-type="float" office:value="227.01" table:style-name="ce2">
            <text:p>227,01</text:p>
          </table:table-cell>
          <table:table-cell office:value-type="float" office:value="232.98000000000002" table:style-name="ce2">
            <text:p>232,98</text:p>
          </table:table-cell>
          <table:table-cell office:value-type="float" office:value="243.89000000000001" table:style-name="ce2">
            <text:p>243,89</text:p>
          </table:table-cell>
          <table:table-cell office:value-type="float" office:value="247.73000000000002" table:style-name="ce2">
            <text:p>247,7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7.67000000000002" table:style-name="ce2">
            <text:p>177,67</text:p>
          </table:table-cell>
          <table:table-cell office:value-type="float" office:value="192.56" table:style-name="ce2">
            <text:p>192,56</text:p>
          </table:table-cell>
          <table:table-cell office:value-type="float" office:value="227.69" table:style-name="ce2">
            <text:p>227,69</text:p>
          </table:table-cell>
          <table:table-cell office:value-type="float" office:value="233.14000000000001" table:style-name="ce2">
            <text:p>233,14</text:p>
          </table:table-cell>
          <table:table-cell office:value-type="float" office:value="242.86" table:style-name="ce2">
            <text:p>242,86</text:p>
          </table:table-cell>
          <table:table-cell office:value-type="float" office:value="246.47" table:style-name="ce2">
            <text:p>246,4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7.46" table:style-name="ce2">
            <text:p>187,46</text:p>
          </table:table-cell>
          <table:table-cell office:value-type="float" office:value="196.69" table:style-name="ce2">
            <text:p>196,69</text:p>
          </table:table-cell>
          <table:table-cell office:value-type="float" office:value="231.1" table:style-name="ce2">
            <text:p>231,1</text:p>
          </table:table-cell>
          <table:table-cell office:value-type="float" office:value="234.04" table:style-name="ce2">
            <text:p>234,04</text:p>
          </table:table-cell>
          <table:table-cell office:value-type="float" office:value="238.64000000000001" table:style-name="ce2">
            <text:p>238,64</text:p>
          </table:table-cell>
          <table:table-cell office:value-type="float" office:value="241.3" table:style-name="ce2">
            <text:p>241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7.52" table:style-name="ce2">
            <text:p>177,52</text:p>
          </table:table-cell>
          <table:table-cell office:value-type="float" office:value="192.3" table:style-name="ce2">
            <text:p>192,3</text:p>
          </table:table-cell>
          <table:table-cell office:value-type="float" office:value="227.48000000000002" table:style-name="ce2">
            <text:p>227,48</text:p>
          </table:table-cell>
          <table:table-cell office:value-type="float" office:value="233.01" table:style-name="ce2">
            <text:p>233,01</text:p>
          </table:table-cell>
          <table:table-cell office:value-type="float" office:value="243.69" table:style-name="ce2">
            <text:p>243,69</text:p>
          </table:table-cell>
          <table:table-cell office:value-type="float" office:value="247.49" table:style-name="ce2">
            <text:p>247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9.85" table:style-name="ce2">
            <text:p>179,85</text:p>
          </table:table-cell>
          <table:table-cell office:value-type="float" office:value="193.33" table:style-name="ce2">
            <text:p>193,33</text:p>
          </table:table-cell>
          <table:table-cell office:value-type="float" office:value="228.24" table:style-name="ce2">
            <text:p>228,24</text:p>
          </table:table-cell>
          <table:table-cell office:value-type="float" office:value="233.22" table:style-name="ce2">
            <text:p>233,22</text:p>
          </table:table-cell>
          <table:table-cell office:value-type="float" office:value="242.64000000000001" table:style-name="ce2">
            <text:p>242,64</text:p>
          </table:table-cell>
          <table:table-cell office:value-type="float" office:value="246.21" table:style-name="ce2">
            <text:p>246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77.57" table:style-name="ce2">
            <text:p>177,57</text:p>
          </table:table-cell>
          <table:table-cell office:value-type="float" office:value="191.92000000000002" table:style-name="ce2">
            <text:p>191,92</text:p>
          </table:table-cell>
          <table:table-cell office:value-type="float" office:value="199.84" table:style-name="ce2">
            <text:p>199,84</text:p>
          </table:table-cell>
          <table:table-cell office:value-type="float" office:value="212.37" table:style-name="ce2">
            <text:p>212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2.61" table:style-name="ce2">
            <text:p>172,61</text:p>
          </table:table-cell>
          <table:table-cell office:value-type="float" office:value="190.84" table:style-name="ce2">
            <text:p>190,84</text:p>
          </table:table-cell>
          <table:table-cell office:value-type="float" office:value="225.57" table:style-name="ce2">
            <text:p>225,57</text:p>
          </table:table-cell>
          <table:table-cell office:value-type="float" office:value="233.12" table:style-name="ce2">
            <text:p>233,12</text:p>
          </table:table-cell>
          <table:table-cell office:value-type="float" office:value="246.47" table:style-name="ce2">
            <text:p>246,47</text:p>
          </table:table-cell>
          <table:table-cell office:value-type="float" office:value="250.79" table:style-name="ce2">
            <text:p>250,7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2.64000000000001" table:style-name="ce2">
            <text:p>172,64</text:p>
          </table:table-cell>
          <table:table-cell office:value-type="float" office:value="190.85" table:style-name="ce2">
            <text:p>190,85</text:p>
          </table:table-cell>
          <table:table-cell office:value-type="float" office:value="225.45000000000002" table:style-name="ce2">
            <text:p>225,45</text:p>
          </table:table-cell>
          <table:table-cell office:value-type="float" office:value="233.02" table:style-name="ce2">
            <text:p>233,02</text:p>
          </table:table-cell>
          <table:table-cell office:value-type="float" office:value="246.47" table:style-name="ce2">
            <text:p>246,47</text:p>
          </table:table-cell>
          <table:table-cell office:value-type="float" office:value="250.79" table:style-name="ce2">
            <text:p>250,7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1.54" table:style-name="ce2">
            <text:p>201,54</text:p>
          </table:table-cell>
          <table:table-cell office:value-type="float" office:value="210.12" table:style-name="ce2">
            <text:p>210,12</text:p>
          </table:table-cell>
          <table:table-cell office:value-type="float" office:value="248.72" table:style-name="ce2">
            <text:p>248,72</text:p>
          </table:table-cell>
          <table:table-cell office:value-type="float" office:value="250.54" table:style-name="ce2">
            <text:p>250,54</text:p>
          </table:table-cell>
          <table:table-cell office:value-type="float" office:value="259.09000000000003" table:style-name="ce2">
            <text:p>259,09</text:p>
          </table:table-cell>
          <table:table-cell office:value-type="float" office:value="259.59000000000003" table:style-name="ce2">
            <text:p>259,5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9.70000000000002" table:style-name="ce2">
            <text:p>179,7</text:p>
          </table:table-cell>
          <table:table-cell office:value-type="float" office:value="194.89000000000001" table:style-name="ce2">
            <text:p>194,89</text:p>
          </table:table-cell>
          <table:table-cell office:value-type="float" office:value="230.66" table:style-name="ce2">
            <text:p>230,66</text:p>
          </table:table-cell>
          <table:table-cell office:value-type="float" office:value="236.31" table:style-name="ce2">
            <text:p>236,31</text:p>
          </table:table-cell>
          <table:table-cell office:value-type="float" office:value="247.27" table:style-name="ce2">
            <text:p>247,27</text:p>
          </table:table-cell>
          <table:table-cell office:value-type="float" office:value="249.95000000000002" table:style-name="ce2">
            <text:p>249,9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4.72" table:style-name="ce2">
            <text:p>184,72</text:p>
          </table:table-cell>
          <table:table-cell office:value-type="float" office:value="198.39000000000001" table:style-name="ce2">
            <text:p>198,39</text:p>
          </table:table-cell>
          <table:table-cell office:value-type="float" office:value="235.14000000000001" table:style-name="ce2">
            <text:p>235,14</text:p>
          </table:table-cell>
          <table:table-cell office:value-type="float" office:value="239.84" table:style-name="ce2">
            <text:p>239,84</text:p>
          </table:table-cell>
          <table:table-cell office:value-type="float" office:value="250.61" table:style-name="ce2">
            <text:p>250,61</text:p>
          </table:table-cell>
          <table:table-cell office:value-type="float" office:value="252.67000000000002" table:style-name="ce2">
            <text:p>252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1.68" table:style-name="ce2">
            <text:p>201,68</text:p>
          </table:table-cell>
          <table:table-cell office:value-type="float" office:value="210.23000000000002" table:style-name="ce2">
            <text:p>210,23</text:p>
          </table:table-cell>
          <table:table-cell office:value-type="float" office:value="248.86" table:style-name="ce2">
            <text:p>248,86</text:p>
          </table:table-cell>
          <table:table-cell office:value-type="float" office:value="250.65" table:style-name="ce2">
            <text:p>250,65</text:p>
          </table:table-cell>
          <table:table-cell office:value-type="float" office:value="259.09000000000003" table:style-name="ce2">
            <text:p>259,09</text:p>
          </table:table-cell>
          <table:table-cell office:value-type="float" office:value="259.59000000000003" table:style-name="ce2">
            <text:p>259,5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3.03" table:style-name="ce2">
            <text:p>183,03</text:p>
          </table:table-cell>
          <table:table-cell office:value-type="float" office:value="196.8" table:style-name="ce2">
            <text:p>196,8</text:p>
          </table:table-cell>
          <table:table-cell office:value-type="float" office:value="231.94" table:style-name="ce2">
            <text:p>231,94</text:p>
          </table:table-cell>
          <table:table-cell office:value-type="float" office:value="237.11" table:style-name="ce2">
            <text:p>237,11</text:p>
          </table:table-cell>
          <table:table-cell office:value-type="float" office:value="247.32" table:style-name="ce2">
            <text:p>247,32</text:p>
          </table:table-cell>
          <table:table-cell office:value-type="float" office:value="249.89000000000001" table:style-name="ce2">
            <text:p>249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lagoa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8.69" table:style-name="ce2">
            <text:p>188,69</text:p>
          </table:table-cell>
          <table:table-cell office:value-type="float" office:value="200.87" table:style-name="ce2">
            <text:p>200,87</text:p>
          </table:table-cell>
          <table:table-cell office:value-type="float" office:value="236.87" table:style-name="ce2">
            <text:p>236,87</text:p>
          </table:table-cell>
          <table:table-cell office:value-type="float" office:value="241.05" table:style-name="ce2">
            <text:p>241,05</text:p>
          </table:table-cell>
          <table:table-cell office:value-type="float" office:value="250.81" table:style-name="ce2">
            <text:p>250,81</text:p>
          </table:table-cell>
          <table:table-cell office:value-type="float" office:value="252.76000000000002" table:style-name="ce2">
            <text:p>252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8.15" table:style-name="ce2">
            <text:p>178,15</text:p>
          </table:table-cell>
          <table:table-cell office:value-type="float" office:value="192.48000000000002" table:style-name="ce2">
            <text:p>192,48</text:p>
          </table:table-cell>
          <table:table-cell office:value-type="float" office:value="224.8" table:style-name="ce2">
            <text:p>224,8</text:p>
          </table:table-cell>
          <table:table-cell office:value-type="float" office:value="235.46" table:style-name="ce2">
            <text:p>235,46</text:p>
          </table:table-cell>
          <table:table-cell office:value-type="float" office:value="228.71" table:style-name="ce2">
            <text:p>228,71</text:p>
          </table:table-cell>
          <table:table-cell office:value-type="float" office:value="241.25" table:style-name="ce2">
            <text:p>24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8.15" table:style-name="ce2">
            <text:p>178,15</text:p>
          </table:table-cell>
          <table:table-cell office:value-type="float" office:value="192.48000000000002" table:style-name="ce2">
            <text:p>192,48</text:p>
          </table:table-cell>
          <table:table-cell office:value-type="float" office:value="224.8" table:style-name="ce2">
            <text:p>224,8</text:p>
          </table:table-cell>
          <table:table-cell office:value-type="float" office:value="235.46" table:style-name="ce2">
            <text:p>235,46</text:p>
          </table:table-cell>
          <table:table-cell office:value-type="float" office:value="228.71" table:style-name="ce2">
            <text:p>228,71</text:p>
          </table:table-cell>
          <table:table-cell office:value-type="float" office:value="241.25" table:style-name="ce2">
            <text:p>24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5.72" table:style-name="ce2">
            <text:p>185,72</text:p>
          </table:table-cell>
          <table:table-cell office:value-type="float" office:value="196.64000000000001" table:style-name="ce2">
            <text:p>196,64</text:p>
          </table:table-cell>
          <table:table-cell office:value-type="float" office:value="241.94" table:style-name="ce2">
            <text:p>241,94</text:p>
          </table:table-cell>
          <table:table-cell office:value-type="float" office:value="244.72" table:style-name="ce2">
            <text:p>244,72</text:p>
          </table:table-cell>
          <table:table-cell office:value-type="float" office:value="244.49" table:style-name="ce2">
            <text:p>244,49</text:p>
          </table:table-cell>
          <table:table-cell office:value-type="float" office:value="250.91" table:style-name="ce2">
            <text:p>250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3.87" table:style-name="ce2">
            <text:p>183,87</text:p>
          </table:table-cell>
          <table:table-cell office:value-type="float" office:value="198.46" table:style-name="ce2">
            <text:p>198,46</text:p>
          </table:table-cell>
          <table:table-cell office:value-type="float" office:value="235.62" table:style-name="ce2">
            <text:p>235,62</text:p>
          </table:table-cell>
          <table:table-cell office:value-type="float" office:value="240.3" table:style-name="ce2">
            <text:p>240,3</text:p>
          </table:table-cell>
          <table:table-cell office:value-type="float" office:value="244.24" table:style-name="ce2">
            <text:p>244,24</text:p>
          </table:table-cell>
          <table:table-cell office:value-type="float" office:value="247.11" table:style-name="ce2">
            <text:p>247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4.4" table:style-name="ce2">
            <text:p>184,4</text:p>
          </table:table-cell>
          <table:table-cell office:value-type="float" office:value="197.94" table:style-name="ce2">
            <text:p>197,94</text:p>
          </table:table-cell>
          <table:table-cell office:value-type="float" office:value="237.48000000000002" table:style-name="ce2">
            <text:p>237,48</text:p>
          </table:table-cell>
          <table:table-cell office:value-type="float" office:value="241.6" table:style-name="ce2">
            <text:p>241,6</text:p>
          </table:table-cell>
          <table:table-cell office:value-type="float" office:value="244.3" table:style-name="ce2">
            <text:p>244,3</text:p>
          </table:table-cell>
          <table:table-cell office:value-type="float" office:value="247.98000000000002" table:style-name="ce2">
            <text:p>247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5.72" table:style-name="ce2">
            <text:p>185,72</text:p>
          </table:table-cell>
          <table:table-cell office:value-type="float" office:value="196.64000000000001" table:style-name="ce2">
            <text:p>196,64</text:p>
          </table:table-cell>
          <table:table-cell office:value-type="float" office:value="241.94" table:style-name="ce2">
            <text:p>241,94</text:p>
          </table:table-cell>
          <table:table-cell office:value-type="float" office:value="244.72" table:style-name="ce2">
            <text:p>244,72</text:p>
          </table:table-cell>
          <table:table-cell office:value-type="float" office:value="244.49" table:style-name="ce2">
            <text:p>244,49</text:p>
          </table:table-cell>
          <table:table-cell office:value-type="float" office:value="250.91" table:style-name="ce2">
            <text:p>250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4.15" table:style-name="ce2">
            <text:p>184,15</text:p>
          </table:table-cell>
          <table:table-cell office:value-type="float" office:value="198.76" table:style-name="ce2">
            <text:p>198,76</text:p>
          </table:table-cell>
          <table:table-cell office:value-type="float" office:value="236.43" table:style-name="ce2">
            <text:p>236,43</text:p>
          </table:table-cell>
          <table:table-cell office:value-type="float" office:value="240.67000000000002" table:style-name="ce2">
            <text:p>240,67</text:p>
          </table:table-cell>
          <table:table-cell office:value-type="float" office:value="245.48000000000002" table:style-name="ce2">
            <text:p>245,48</text:p>
          </table:table-cell>
          <table:table-cell office:value-type="float" office:value="247.58" table:style-name="ce2">
            <text:p>247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4.62" table:style-name="ce2">
            <text:p>184,62</text:p>
          </table:table-cell>
          <table:table-cell office:value-type="float" office:value="198.13" table:style-name="ce2">
            <text:p>198,13</text:p>
          </table:table-cell>
          <table:table-cell office:value-type="float" office:value="238.14000000000001" table:style-name="ce2">
            <text:p>238,14</text:p>
          </table:table-cell>
          <table:table-cell office:value-type="float" office:value="241.92000000000002" table:style-name="ce2">
            <text:p>241,92</text:p>
          </table:table-cell>
          <table:table-cell office:value-type="float" office:value="245.24" table:style-name="ce2">
            <text:p>245,24</text:p>
          </table:table-cell>
          <table:table-cell office:value-type="float" office:value="248.39000000000001" table:style-name="ce2">
            <text:p>248,3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9.68" table:style-name="ce2">
            <text:p>289,68</text:p>
          </table:table-cell>
          <table:table-cell office:value-type="float" office:value="285.58" table:style-name="ce2">
            <text:p>285,58</text:p>
          </table:table-cell>
          <table:table-cell office:value-type="float" office:value="330.22" table:style-name="ce2">
            <text:p>330,22</text:p>
          </table:table-cell>
          <table:table-cell office:value-type="float" office:value="341.1" table:style-name="ce2">
            <text:p>341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9.68" table:style-name="ce2">
            <text:p>289,68</text:p>
          </table:table-cell>
          <table:table-cell office:value-type="float" office:value="285.58" table:style-name="ce2">
            <text:p>285,58</text:p>
          </table:table-cell>
          <table:table-cell office:value-type="float" office:value="330.22" table:style-name="ce2">
            <text:p>330,22</text:p>
          </table:table-cell>
          <table:table-cell office:value-type="float" office:value="341.1" table:style-name="ce2">
            <text:p>341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9.68" table:style-name="ce2">
            <text:p>289,68</text:p>
          </table:table-cell>
          <table:table-cell office:value-type="float" office:value="285.58" table:style-name="ce2">
            <text:p>285,58</text:p>
          </table:table-cell>
          <table:table-cell office:value-type="float" office:value="330.22" table:style-name="ce2">
            <text:p>330,22</text:p>
          </table:table-cell>
          <table:table-cell office:value-type="float" office:value="341.1" table:style-name="ce2">
            <text:p>341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9.68" table:style-name="ce2">
            <text:p>289,68</text:p>
          </table:table-cell>
          <table:table-cell office:value-type="float" office:value="285.58" table:style-name="ce2">
            <text:p>285,58</text:p>
          </table:table-cell>
          <table:table-cell office:value-type="float" office:value="330.22" table:style-name="ce2">
            <text:p>330,22</text:p>
          </table:table-cell>
          <table:table-cell office:value-type="float" office:value="341.1" table:style-name="ce2">
            <text:p>341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3.04" table:style-name="ce2">
            <text:p>173,04</text:p>
          </table:table-cell>
          <table:table-cell office:value-type="float" office:value="188.89000000000001" table:style-name="ce2">
            <text:p>188,89</text:p>
          </table:table-cell>
          <table:table-cell office:value-type="float" office:value="226.18" table:style-name="ce2">
            <text:p>226,18</text:p>
          </table:table-cell>
          <table:table-cell office:value-type="float" office:value="232.28" table:style-name="ce2">
            <text:p>232,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3.04" table:style-name="ce2">
            <text:p>173,04</text:p>
          </table:table-cell>
          <table:table-cell office:value-type="float" office:value="188.89000000000001" table:style-name="ce2">
            <text:p>188,89</text:p>
          </table:table-cell>
          <table:table-cell office:value-type="float" office:value="226.18" table:style-name="ce2">
            <text:p>226,18</text:p>
          </table:table-cell>
          <table:table-cell office:value-type="float" office:value="232.28" table:style-name="ce2">
            <text:p>232,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5.19" table:style-name="ce2">
            <text:p>185,19</text:p>
          </table:table-cell>
          <table:table-cell office:value-type="float" office:value="202.76" table:style-name="ce2">
            <text:p>202,76</text:p>
          </table:table-cell>
          <table:table-cell office:value-type="float" office:value="239.07" table:style-name="ce2">
            <text:p>239,07</text:p>
          </table:table-cell>
          <table:table-cell office:value-type="float" office:value="242.01" table:style-name="ce2">
            <text:p>242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4.42000000000002" table:style-name="ce2">
            <text:p>174,42</text:p>
          </table:table-cell>
          <table:table-cell office:value-type="float" office:value="190.19" table:style-name="ce2">
            <text:p>190,19</text:p>
          </table:table-cell>
          <table:table-cell office:value-type="float" office:value="231.18" table:style-name="ce2">
            <text:p>231,18</text:p>
          </table:table-cell>
          <table:table-cell office:value-type="float" office:value="236.65" table:style-name="ce2">
            <text:p>236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5.66" table:style-name="ce2">
            <text:p>175,66</text:p>
          </table:table-cell>
          <table:table-cell office:value-type="float" office:value="191.64000000000001" table:style-name="ce2">
            <text:p>191,64</text:p>
          </table:table-cell>
          <table:table-cell office:value-type="float" office:value="231.79" table:style-name="ce2">
            <text:p>231,79</text:p>
          </table:table-cell>
          <table:table-cell office:value-type="float" office:value="237.06" table:style-name="ce2">
            <text:p>237,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5.19" table:style-name="ce2">
            <text:p>185,19</text:p>
          </table:table-cell>
          <table:table-cell office:value-type="float" office:value="202.76" table:style-name="ce2">
            <text:p>202,76</text:p>
          </table:table-cell>
          <table:table-cell office:value-type="float" office:value="239.07" table:style-name="ce2">
            <text:p>239,07</text:p>
          </table:table-cell>
          <table:table-cell office:value-type="float" office:value="242.01" table:style-name="ce2">
            <text:p>242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5.48" table:style-name="ce2">
            <text:p>175,48</text:p>
          </table:table-cell>
          <table:table-cell office:value-type="float" office:value="191.18" table:style-name="ce2">
            <text:p>191,18</text:p>
          </table:table-cell>
          <table:table-cell office:value-type="float" office:value="234.62" table:style-name="ce2">
            <text:p>234,62</text:p>
          </table:table-cell>
          <table:table-cell office:value-type="float" office:value="239.65" table:style-name="ce2">
            <text:p>239,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77.3" table:style-name="ce2">
            <text:p>177,3</text:p>
          </table:table-cell>
          <table:table-cell office:value-type="float" office:value="193.35" table:style-name="ce2">
            <text:p>193,35</text:p>
          </table:table-cell>
          <table:table-cell office:value-type="float" office:value="235.17000000000002" table:style-name="ce2">
            <text:p>235,17</text:p>
          </table:table-cell>
          <table:table-cell office:value-type="float" office:value="239.94" table:style-name="ce2">
            <text:p>239,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8.3" table:style-name="ce2">
            <text:p>198,3</text:p>
          </table:table-cell>
          <table:table-cell office:value-type="float" office:value="210.3" table:style-name="ce2">
            <text:p>210,3</text:p>
          </table:table-cell>
          <table:table-cell office:value-type="float" office:value="279.5" table:style-name="ce2">
            <text:p>279,5</text:p>
          </table:table-cell>
          <table:table-cell office:value-type="float" office:value="290.97000000000003" table:style-name="ce2">
            <text:p>290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8.3" table:style-name="ce2">
            <text:p>198,3</text:p>
          </table:table-cell>
          <table:table-cell office:value-type="float" office:value="210.3" table:style-name="ce2">
            <text:p>210,3</text:p>
          </table:table-cell>
          <table:table-cell office:value-type="float" office:value="279.5" table:style-name="ce2">
            <text:p>279,5</text:p>
          </table:table-cell>
          <table:table-cell office:value-type="float" office:value="290.97000000000003" table:style-name="ce2">
            <text:p>290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0.77" table:style-name="ce2">
            <text:p>230,77</text:p>
          </table:table-cell>
          <table:table-cell office:value-type="float" office:value="235.54" table:style-name="ce2">
            <text:p>235,54</text:p>
          </table:table-cell>
          <table:table-cell office:value-type="float" office:value="277.61" table:style-name="ce2">
            <text:p>277,61</text:p>
          </table:table-cell>
          <table:table-cell office:value-type="float" office:value="286.16000000000003" table:style-name="ce2">
            <text:p>286,16</text:p>
          </table:table-cell>
          <table:table-cell office:value-type="float" office:value="306.06" table:style-name="ce2">
            <text:p>306,06</text:p>
          </table:table-cell>
          <table:table-cell office:value-type="float" office:value="298.49" table:style-name="ce2">
            <text:p>298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7.54" table:style-name="ce2">
            <text:p>217,54</text:p>
          </table:table-cell>
          <table:table-cell office:value-type="float" office:value="224.17000000000002" table:style-name="ce2">
            <text:p>224,17</text:p>
          </table:table-cell>
          <table:table-cell office:value-type="float" office:value="266.53000000000003" table:style-name="ce2">
            <text:p>266,53</text:p>
          </table:table-cell>
          <table:table-cell office:value-type="float" office:value="268.58" table:style-name="ce2">
            <text:p>268,58</text:p>
          </table:table-cell>
          <table:table-cell office:value-type="float" office:value="294.32" table:style-name="ce2">
            <text:p>294,32</text:p>
          </table:table-cell>
          <table:table-cell office:value-type="float" office:value="284.35000000000002" table:style-name="ce2">
            <text:p>284,3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2.72" table:style-name="ce2">
            <text:p>222,72</text:p>
          </table:table-cell>
          <table:table-cell office:value-type="float" office:value="228.62" table:style-name="ce2">
            <text:p>228,62</text:p>
          </table:table-cell>
          <table:table-cell office:value-type="float" office:value="272.44" table:style-name="ce2">
            <text:p>272,44</text:p>
          </table:table-cell>
          <table:table-cell office:value-type="float" office:value="277.97000000000003" table:style-name="ce2">
            <text:p>277,97</text:p>
          </table:table-cell>
          <table:table-cell office:value-type="float" office:value="302.20999999999998" table:style-name="ce2">
            <text:p>302,21</text:p>
          </table:table-cell>
          <table:table-cell office:value-type="float" office:value="293.86" table:style-name="ce2">
            <text:p>293,8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0.77" table:style-name="ce2">
            <text:p>230,77</text:p>
          </table:table-cell>
          <table:table-cell office:value-type="float" office:value="235.54" table:style-name="ce2">
            <text:p>235,54</text:p>
          </table:table-cell>
          <table:table-cell office:value-type="float" office:value="277.61" table:style-name="ce2">
            <text:p>277,61</text:p>
          </table:table-cell>
          <table:table-cell office:value-type="float" office:value="286.16000000000003" table:style-name="ce2">
            <text:p>286,16</text:p>
          </table:table-cell>
          <table:table-cell office:value-type="float" office:value="306.06" table:style-name="ce2">
            <text:p>306,06</text:p>
          </table:table-cell>
          <table:table-cell office:value-type="float" office:value="298.49" table:style-name="ce2">
            <text:p>298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7.81" table:style-name="ce2">
            <text:p>217,81</text:p>
          </table:table-cell>
          <table:table-cell office:value-type="float" office:value="224.36" table:style-name="ce2">
            <text:p>224,36</text:p>
          </table:table-cell>
          <table:table-cell office:value-type="float" office:value="266.42" table:style-name="ce2">
            <text:p>266,42</text:p>
          </table:table-cell>
          <table:table-cell office:value-type="float" office:value="268.39999999999998" table:style-name="ce2">
            <text:p>268,4</text:p>
          </table:table-cell>
          <table:table-cell office:value-type="float" office:value="294.32" table:style-name="ce2">
            <text:p>294,32</text:p>
          </table:table-cell>
          <table:table-cell office:value-type="float" office:value="284.35000000000002" table:style-name="ce2">
            <text:p>284,3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2.93" table:style-name="ce2">
            <text:p>222,93</text:p>
          </table:table-cell>
          <table:table-cell office:value-type="float" office:value="228.78" table:style-name="ce2">
            <text:p>228,78</text:p>
          </table:table-cell>
          <table:table-cell office:value-type="float" office:value="272.42" table:style-name="ce2">
            <text:p>272,42</text:p>
          </table:table-cell>
          <table:table-cell office:value-type="float" office:value="277.92" table:style-name="ce2">
            <text:p>277,92</text:p>
          </table:table-cell>
          <table:table-cell office:value-type="float" office:value="302.20999999999998" table:style-name="ce2">
            <text:p>302,21</text:p>
          </table:table-cell>
          <table:table-cell office:value-type="float" office:value="293.86" table:style-name="ce2">
            <text:p>293,8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3.21" table:style-name="ce2">
            <text:p>173,21</text:p>
          </table:table-cell>
          <table:table-cell office:value-type="float" office:value="189.02" table:style-name="ce2">
            <text:p>189,02</text:p>
          </table:table-cell>
          <table:table-cell office:value-type="float" office:value="226.02" table:style-name="ce2">
            <text:p>226,02</text:p>
          </table:table-cell>
          <table:table-cell office:value-type="float" office:value="232.64000000000001" table:style-name="ce2">
            <text:p>232,64</text:p>
          </table:table-cell>
          <table:table-cell office:value-type="float" office:value="228.71" table:style-name="ce2">
            <text:p>228,71</text:p>
          </table:table-cell>
          <table:table-cell office:value-type="float" office:value="241.25" table:style-name="ce2">
            <text:p>24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3.21" table:style-name="ce2">
            <text:p>173,21</text:p>
          </table:table-cell>
          <table:table-cell office:value-type="float" office:value="189.02" table:style-name="ce2">
            <text:p>189,02</text:p>
          </table:table-cell>
          <table:table-cell office:value-type="float" office:value="226.02" table:style-name="ce2">
            <text:p>226,02</text:p>
          </table:table-cell>
          <table:table-cell office:value-type="float" office:value="232.64000000000001" table:style-name="ce2">
            <text:p>232,64</text:p>
          </table:table-cell>
          <table:table-cell office:value-type="float" office:value="228.71" table:style-name="ce2">
            <text:p>228,71</text:p>
          </table:table-cell>
          <table:table-cell office:value-type="float" office:value="241.25" table:style-name="ce2">
            <text:p>24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5.45000000000002" table:style-name="ce2">
            <text:p>185,45</text:p>
          </table:table-cell>
          <table:table-cell office:value-type="float" office:value="199.70000000000002" table:style-name="ce2">
            <text:p>199,7</text:p>
          </table:table-cell>
          <table:table-cell office:value-type="float" office:value="241.33" table:style-name="ce2">
            <text:p>241,33</text:p>
          </table:table-cell>
          <table:table-cell office:value-type="float" office:value="244.14000000000001" table:style-name="ce2">
            <text:p>244,14</text:p>
          </table:table-cell>
          <table:table-cell office:value-type="float" office:value="244.49" table:style-name="ce2">
            <text:p>244,49</text:p>
          </table:table-cell>
          <table:table-cell office:value-type="float" office:value="250.91" table:style-name="ce2">
            <text:p>250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6.74" table:style-name="ce2">
            <text:p>176,74</text:p>
          </table:table-cell>
          <table:table-cell office:value-type="float" office:value="192.22" table:style-name="ce2">
            <text:p>192,22</text:p>
          </table:table-cell>
          <table:table-cell office:value-type="float" office:value="233.07" table:style-name="ce2">
            <text:p>233,07</text:p>
          </table:table-cell>
          <table:table-cell office:value-type="float" office:value="238.20000000000002" table:style-name="ce2">
            <text:p>238,2</text:p>
          </table:table-cell>
          <table:table-cell office:value-type="float" office:value="244.24" table:style-name="ce2">
            <text:p>244,24</text:p>
          </table:table-cell>
          <table:table-cell office:value-type="float" office:value="247.11" table:style-name="ce2">
            <text:p>247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8.17000000000002" table:style-name="ce2">
            <text:p>178,17</text:p>
          </table:table-cell>
          <table:table-cell office:value-type="float" office:value="193.45000000000002" table:style-name="ce2">
            <text:p>193,45</text:p>
          </table:table-cell>
          <table:table-cell office:value-type="float" office:value="234.59" table:style-name="ce2">
            <text:p>234,59</text:p>
          </table:table-cell>
          <table:table-cell office:value-type="float" office:value="239.3" table:style-name="ce2">
            <text:p>239,3</text:p>
          </table:table-cell>
          <table:table-cell office:value-type="float" office:value="244.3" table:style-name="ce2">
            <text:p>244,3</text:p>
          </table:table-cell>
          <table:table-cell office:value-type="float" office:value="247.98000000000002" table:style-name="ce2">
            <text:p>247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5.45000000000002" table:style-name="ce2">
            <text:p>185,45</text:p>
          </table:table-cell>
          <table:table-cell office:value-type="float" office:value="199.70000000000002" table:style-name="ce2">
            <text:p>199,7</text:p>
          </table:table-cell>
          <table:table-cell office:value-type="float" office:value="241.33" table:style-name="ce2">
            <text:p>241,33</text:p>
          </table:table-cell>
          <table:table-cell office:value-type="float" office:value="244.14000000000001" table:style-name="ce2">
            <text:p>244,14</text:p>
          </table:table-cell>
          <table:table-cell office:value-type="float" office:value="244.49" table:style-name="ce2">
            <text:p>244,49</text:p>
          </table:table-cell>
          <table:table-cell office:value-type="float" office:value="250.91" table:style-name="ce2">
            <text:p>250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8.54" table:style-name="ce2">
            <text:p>178,54</text:p>
          </table:table-cell>
          <table:table-cell office:value-type="float" office:value="193.86" table:style-name="ce2">
            <text:p>193,86</text:p>
          </table:table-cell>
          <table:table-cell office:value-type="float" office:value="235.59" table:style-name="ce2">
            <text:p>235,59</text:p>
          </table:table-cell>
          <table:table-cell office:value-type="float" office:value="240.20000000000002" table:style-name="ce2">
            <text:p>240,2</text:p>
          </table:table-cell>
          <table:table-cell office:value-type="float" office:value="245.48000000000002" table:style-name="ce2">
            <text:p>245,48</text:p>
          </table:table-cell>
          <table:table-cell office:value-type="float" office:value="247.58" table:style-name="ce2">
            <text:p>247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0.13" table:style-name="ce2">
            <text:p>180,13</text:p>
          </table:table-cell>
          <table:table-cell office:value-type="float" office:value="195.20000000000002" table:style-name="ce2">
            <text:p>195,2</text:p>
          </table:table-cell>
          <table:table-cell office:value-type="float" office:value="236.94" table:style-name="ce2">
            <text:p>236,94</text:p>
          </table:table-cell>
          <table:table-cell office:value-type="float" office:value="241.12" table:style-name="ce2">
            <text:p>241,12</text:p>
          </table:table-cell>
          <table:table-cell office:value-type="float" office:value="245.24" table:style-name="ce2">
            <text:p>245,24</text:p>
          </table:table-cell>
          <table:table-cell office:value-type="float" office:value="248.39000000000001" table:style-name="ce2">
            <text:p>248,3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3.21" table:style-name="ce2">
            <text:p>173,21</text:p>
          </table:table-cell>
          <table:table-cell office:value-type="float" office:value="189.02" table:style-name="ce2">
            <text:p>189,02</text:p>
          </table:table-cell>
          <table:table-cell office:value-type="float" office:value="226.02" table:style-name="ce2">
            <text:p>226,02</text:p>
          </table:table-cell>
          <table:table-cell office:value-type="float" office:value="232.64000000000001" table:style-name="ce2">
            <text:p>232,64</text:p>
          </table:table-cell>
          <table:table-cell office:value-type="float" office:value="228.71" table:style-name="ce2">
            <text:p>228,71</text:p>
          </table:table-cell>
          <table:table-cell office:value-type="float" office:value="241.25" table:style-name="ce2">
            <text:p>24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3.21" table:style-name="ce2">
            <text:p>173,21</text:p>
          </table:table-cell>
          <table:table-cell office:value-type="float" office:value="189.02" table:style-name="ce2">
            <text:p>189,02</text:p>
          </table:table-cell>
          <table:table-cell office:value-type="float" office:value="226.02" table:style-name="ce2">
            <text:p>226,02</text:p>
          </table:table-cell>
          <table:table-cell office:value-type="float" office:value="232.64000000000001" table:style-name="ce2">
            <text:p>232,64</text:p>
          </table:table-cell>
          <table:table-cell office:value-type="float" office:value="228.71" table:style-name="ce2">
            <text:p>228,71</text:p>
          </table:table-cell>
          <table:table-cell office:value-type="float" office:value="241.25" table:style-name="ce2">
            <text:p>24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85.45000000000002" table:style-name="ce2">
            <text:p>185,45</text:p>
          </table:table-cell>
          <table:table-cell office:value-type="float" office:value="199.70000000000002" table:style-name="ce2">
            <text:p>199,7</text:p>
          </table:table-cell>
          <table:table-cell office:value-type="float" office:value="241.33" table:style-name="ce2">
            <text:p>241,33</text:p>
          </table:table-cell>
          <table:table-cell office:value-type="float" office:value="244.14000000000001" table:style-name="ce2">
            <text:p>244,14</text:p>
          </table:table-cell>
          <table:table-cell office:value-type="float" office:value="244.49" table:style-name="ce2">
            <text:p>244,49</text:p>
          </table:table-cell>
          <table:table-cell office:value-type="float" office:value="250.91" table:style-name="ce2">
            <text:p>250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6.74" table:style-name="ce2">
            <text:p>176,74</text:p>
          </table:table-cell>
          <table:table-cell office:value-type="float" office:value="192.22" table:style-name="ce2">
            <text:p>192,22</text:p>
          </table:table-cell>
          <table:table-cell office:value-type="float" office:value="233.24" table:style-name="ce2">
            <text:p>233,24</text:p>
          </table:table-cell>
          <table:table-cell office:value-type="float" office:value="238.35" table:style-name="ce2">
            <text:p>238,35</text:p>
          </table:table-cell>
          <table:table-cell office:value-type="float" office:value="244.64000000000001" table:style-name="ce2">
            <text:p>244,64</text:p>
          </table:table-cell>
          <table:table-cell office:value-type="float" office:value="247.55" table:style-name="ce2">
            <text:p>247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78.17000000000002" table:style-name="ce2">
            <text:p>178,17</text:p>
          </table:table-cell>
          <table:table-cell office:value-type="float" office:value="193.45000000000002" table:style-name="ce2">
            <text:p>193,45</text:p>
          </table:table-cell>
          <table:table-cell office:value-type="float" office:value="234.73000000000002" table:style-name="ce2">
            <text:p>234,73</text:p>
          </table:table-cell>
          <table:table-cell office:value-type="float" office:value="239.42000000000002" table:style-name="ce2">
            <text:p>239,42</text:p>
          </table:table-cell>
          <table:table-cell office:value-type="float" office:value="244.61" table:style-name="ce2">
            <text:p>244,61</text:p>
          </table:table-cell>
          <table:table-cell office:value-type="float" office:value="248.32" table:style-name="ce2">
            <text:p>248,3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85.45000000000002" table:style-name="ce2">
            <text:p>185,45</text:p>
          </table:table-cell>
          <table:table-cell office:value-type="float" office:value="199.70000000000002" table:style-name="ce2">
            <text:p>199,7</text:p>
          </table:table-cell>
          <table:table-cell office:value-type="float" office:value="241.33" table:style-name="ce2">
            <text:p>241,33</text:p>
          </table:table-cell>
          <table:table-cell office:value-type="float" office:value="244.14000000000001" table:style-name="ce2">
            <text:p>244,14</text:p>
          </table:table-cell>
          <table:table-cell office:value-type="float" office:value="244.49" table:style-name="ce2">
            <text:p>244,49</text:p>
          </table:table-cell>
          <table:table-cell office:value-type="float" office:value="250.91" table:style-name="ce2">
            <text:p>250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78.54" table:style-name="ce2">
            <text:p>178,54</text:p>
          </table:table-cell>
          <table:table-cell office:value-type="float" office:value="193.86" table:style-name="ce2">
            <text:p>193,86</text:p>
          </table:table-cell>
          <table:table-cell office:value-type="float" office:value="235.82" table:style-name="ce2">
            <text:p>235,82</text:p>
          </table:table-cell>
          <table:table-cell office:value-type="float" office:value="240.39000000000001" table:style-name="ce2">
            <text:p>240,39</text:p>
          </table:table-cell>
          <table:table-cell office:value-type="float" office:value="245.91" table:style-name="ce2">
            <text:p>245,91</text:p>
          </table:table-cell>
          <table:table-cell office:value-type="float" office:value="248.05" table:style-name="ce2">
            <text:p>248,0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0.13" table:style-name="ce2">
            <text:p>180,13</text:p>
          </table:table-cell>
          <table:table-cell office:value-type="float" office:value="195.20000000000002" table:style-name="ce2">
            <text:p>195,2</text:p>
          </table:table-cell>
          <table:table-cell office:value-type="float" office:value="237.11" table:style-name="ce2">
            <text:p>237,11</text:p>
          </table:table-cell>
          <table:table-cell office:value-type="float" office:value="241.27" table:style-name="ce2">
            <text:p>241,27</text:p>
          </table:table-cell>
          <table:table-cell office:value-type="float" office:value="245.56" table:style-name="ce2">
            <text:p>245,56</text:p>
          </table:table-cell>
          <table:table-cell office:value-type="float" office:value="248.74" table:style-name="ce2">
            <text:p>248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3.42000000000002" table:style-name="ce2">
            <text:p>173,42</text:p>
          </table:table-cell>
          <table:table-cell office:value-type="float" office:value="189.19" table:style-name="ce2">
            <text:p>189,19</text:p>
          </table:table-cell>
          <table:table-cell office:value-type="float" office:value="226.26" table:style-name="ce2">
            <text:p>226,26</text:p>
          </table:table-cell>
          <table:table-cell office:value-type="float" office:value="232.9" table:style-name="ce2">
            <text:p>232,9</text:p>
          </table:table-cell>
          <table:table-cell office:value-type="float" office:value="228.71" table:style-name="ce2">
            <text:p>228,71</text:p>
          </table:table-cell>
          <table:table-cell office:value-type="float" office:value="241.25" table:style-name="ce2">
            <text:p>24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3.42000000000002" table:style-name="ce2">
            <text:p>173,42</text:p>
          </table:table-cell>
          <table:table-cell office:value-type="float" office:value="189.19" table:style-name="ce2">
            <text:p>189,19</text:p>
          </table:table-cell>
          <table:table-cell office:value-type="float" office:value="226.26" table:style-name="ce2">
            <text:p>226,26</text:p>
          </table:table-cell>
          <table:table-cell office:value-type="float" office:value="232.9" table:style-name="ce2">
            <text:p>232,9</text:p>
          </table:table-cell>
          <table:table-cell office:value-type="float" office:value="228.71" table:style-name="ce2">
            <text:p>228,71</text:p>
          </table:table-cell>
          <table:table-cell office:value-type="float" office:value="241.25" table:style-name="ce2">
            <text:p>24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3.36" table:style-name="ce2">
            <text:p>203,36</text:p>
          </table:table-cell>
          <table:table-cell office:value-type="float" office:value="213.86" table:style-name="ce2">
            <text:p>213,86</text:p>
          </table:table-cell>
          <table:table-cell office:value-type="float" office:value="257.14999999999998" table:style-name="ce2">
            <text:p>257,15</text:p>
          </table:table-cell>
          <table:table-cell office:value-type="float" office:value="262.47000000000003" table:style-name="ce2">
            <text:p>262,47</text:p>
          </table:table-cell>
          <table:table-cell office:value-type="float" office:value="272.17" table:style-name="ce2">
            <text:p>272,17</text:p>
          </table:table-cell>
          <table:table-cell office:value-type="float" office:value="272.31" table:style-name="ce2">
            <text:p>272,3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3.52" table:style-name="ce2">
            <text:p>183,52</text:p>
          </table:table-cell>
          <table:table-cell office:value-type="float" office:value="197.53" table:style-name="ce2">
            <text:p>197,53</text:p>
          </table:table-cell>
          <table:table-cell office:value-type="float" office:value="237.64000000000001" table:style-name="ce2">
            <text:p>237,64</text:p>
          </table:table-cell>
          <table:table-cell office:value-type="float" office:value="242.34" table:style-name="ce2">
            <text:p>242,34</text:p>
          </table:table-cell>
          <table:table-cell office:value-type="float" office:value="249.87" table:style-name="ce2">
            <text:p>249,87</text:p>
          </table:table-cell>
          <table:table-cell office:value-type="float" office:value="251.42000000000002" table:style-name="ce2">
            <text:p>251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7.75" table:style-name="ce2">
            <text:p>187,75</text:p>
          </table:table-cell>
          <table:table-cell office:value-type="float" office:value="201.01" table:style-name="ce2">
            <text:p>201,01</text:p>
          </table:table-cell>
          <table:table-cell office:value-type="float" office:value="242.66" table:style-name="ce2">
            <text:p>242,66</text:p>
          </table:table-cell>
          <table:table-cell office:value-type="float" office:value="247.52" table:style-name="ce2">
            <text:p>247,52</text:p>
          </table:table-cell>
          <table:table-cell office:value-type="float" office:value="257.10000000000002" table:style-name="ce2">
            <text:p>257,1</text:p>
          </table:table-cell>
          <table:table-cell office:value-type="float" office:value="258.19" table:style-name="ce2">
            <text:p>258,1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3.36" table:style-name="ce2">
            <text:p>203,36</text:p>
          </table:table-cell>
          <table:table-cell office:value-type="float" office:value="213.86" table:style-name="ce2">
            <text:p>213,86</text:p>
          </table:table-cell>
          <table:table-cell office:value-type="float" office:value="257.14999999999998" table:style-name="ce2">
            <text:p>257,15</text:p>
          </table:table-cell>
          <table:table-cell office:value-type="float" office:value="262.47000000000003" table:style-name="ce2">
            <text:p>262,47</text:p>
          </table:table-cell>
          <table:table-cell office:value-type="float" office:value="272.17" table:style-name="ce2">
            <text:p>272,17</text:p>
          </table:table-cell>
          <table:table-cell office:value-type="float" office:value="272.31" table:style-name="ce2">
            <text:p>272,3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7.54" table:style-name="ce2">
            <text:p>187,54</text:p>
          </table:table-cell>
          <table:table-cell office:value-type="float" office:value="200.85" table:style-name="ce2">
            <text:p>200,85</text:p>
          </table:table-cell>
          <table:table-cell office:value-type="float" office:value="241.02" table:style-name="ce2">
            <text:p>241,02</text:p>
          </table:table-cell>
          <table:table-cell office:value-type="float" office:value="245.14000000000001" table:style-name="ce2">
            <text:p>245,14</text:p>
          </table:table-cell>
          <table:table-cell office:value-type="float" office:value="251.36" table:style-name="ce2">
            <text:p>251,36</text:p>
          </table:table-cell>
          <table:table-cell office:value-type="float" office:value="252.14000000000001" table:style-name="ce2">
            <text:p>252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ergipe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1.89000000000001" table:style-name="ce2">
            <text:p>191,89</text:p>
          </table:table-cell>
          <table:table-cell office:value-type="float" office:value="204.43" table:style-name="ce2">
            <text:p>204,43</text:p>
          </table:table-cell>
          <table:table-cell office:value-type="float" office:value="246.02" table:style-name="ce2">
            <text:p>246,02</text:p>
          </table:table-cell>
          <table:table-cell office:value-type="float" office:value="250.52" table:style-name="ce2">
            <text:p>250,52</text:p>
          </table:table-cell>
          <table:table-cell office:value-type="float" office:value="258.42" table:style-name="ce2">
            <text:p>258,42</text:p>
          </table:table-cell>
          <table:table-cell office:value-type="float" office:value="258.98" table:style-name="ce2">
            <text:p>258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54" table:style-name="ce2">
            <text:p>154</text:p>
          </table:table-cell>
          <table:table-cell office:value-type="float" office:value="168.98" table:style-name="ce2">
            <text:p>168,98</text:p>
          </table:table-cell>
          <table:table-cell office:value-type="float" office:value="226.58" table:style-name="ce2">
            <text:p>226,58</text:p>
          </table:table-cell>
          <table:table-cell office:value-type="float" office:value="232.44" table:style-name="ce2">
            <text:p>232,44</text:p>
          </table:table-cell>
          <table:table-cell office:value-type="float" office:value="238.61" table:style-name="ce2">
            <text:p>238,61</text:p>
          </table:table-cell>
          <table:table-cell office:value-type="float" office:value="239.81" table:style-name="ce2">
            <text:p>239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54" table:style-name="ce2">
            <text:p>154</text:p>
          </table:table-cell>
          <table:table-cell office:value-type="float" office:value="168.98" table:style-name="ce2">
            <text:p>168,98</text:p>
          </table:table-cell>
          <table:table-cell office:value-type="float" office:value="226.58" table:style-name="ce2">
            <text:p>226,58</text:p>
          </table:table-cell>
          <table:table-cell office:value-type="float" office:value="232.44" table:style-name="ce2">
            <text:p>232,44</text:p>
          </table:table-cell>
          <table:table-cell office:value-type="float" office:value="238.61" table:style-name="ce2">
            <text:p>238,61</text:p>
          </table:table-cell>
          <table:table-cell office:value-type="float" office:value="239.81" table:style-name="ce2">
            <text:p>239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6.20000000000002" table:style-name="ce2">
            <text:p>196,2</text:p>
          </table:table-cell>
          <table:table-cell office:value-type="float" office:value="205.36" table:style-name="ce2">
            <text:p>205,36</text:p>
          </table:table-cell>
          <table:table-cell office:value-type="float" office:value="234.13" table:style-name="ce2">
            <text:p>234,13</text:p>
          </table:table-cell>
          <table:table-cell office:value-type="float" office:value="238.07" table:style-name="ce2">
            <text:p>238,07</text:p>
          </table:table-cell>
          <table:table-cell office:value-type="float" office:value="253.06" table:style-name="ce2">
            <text:p>253,06</text:p>
          </table:table-cell>
          <table:table-cell office:value-type="float" office:value="248.38" table:style-name="ce2">
            <text:p>248,3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76.36" table:style-name="ce2">
            <text:p>176,36</text:p>
          </table:table-cell>
          <table:table-cell office:value-type="float" office:value="190.76" table:style-name="ce2">
            <text:p>190,76</text:p>
          </table:table-cell>
          <table:table-cell office:value-type="float" office:value="236.76" table:style-name="ce2">
            <text:p>236,76</text:p>
          </table:table-cell>
          <table:table-cell office:value-type="float" office:value="241.05" table:style-name="ce2">
            <text:p>241,05</text:p>
          </table:table-cell>
          <table:table-cell office:value-type="float" office:value="242.4" table:style-name="ce2">
            <text:p>242,4</text:p>
          </table:table-cell>
          <table:table-cell office:value-type="float" office:value="243.93" table:style-name="ce2">
            <text:p>243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4.33" table:style-name="ce2">
            <text:p>184,33</text:p>
          </table:table-cell>
          <table:table-cell office:value-type="float" office:value="196.62" table:style-name="ce2">
            <text:p>196,62</text:p>
          </table:table-cell>
          <table:table-cell office:value-type="float" office:value="235.8" table:style-name="ce2">
            <text:p>235,8</text:p>
          </table:table-cell>
          <table:table-cell office:value-type="float" office:value="239.97" table:style-name="ce2">
            <text:p>239,97</text:p>
          </table:table-cell>
          <table:table-cell office:value-type="float" office:value="244.06" table:style-name="ce2">
            <text:p>244,06</text:p>
          </table:table-cell>
          <table:table-cell office:value-type="float" office:value="244.62" table:style-name="ce2">
            <text:p>244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6.20000000000002" table:style-name="ce2">
            <text:p>196,2</text:p>
          </table:table-cell>
          <table:table-cell office:value-type="float" office:value="205.36" table:style-name="ce2">
            <text:p>205,36</text:p>
          </table:table-cell>
          <table:table-cell office:value-type="float" office:value="234.13" table:style-name="ce2">
            <text:p>234,13</text:p>
          </table:table-cell>
          <table:table-cell office:value-type="float" office:value="238.07" table:style-name="ce2">
            <text:p>238,07</text:p>
          </table:table-cell>
          <table:table-cell office:value-type="float" office:value="253.06" table:style-name="ce2">
            <text:p>253,06</text:p>
          </table:table-cell>
          <table:table-cell office:value-type="float" office:value="248.38" table:style-name="ce2">
            <text:p>248,3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2.13" table:style-name="ce2">
            <text:p>182,13</text:p>
          </table:table-cell>
          <table:table-cell office:value-type="float" office:value="196.38" table:style-name="ce2">
            <text:p>196,38</text:p>
          </table:table-cell>
          <table:table-cell office:value-type="float" office:value="237.21" table:style-name="ce2">
            <text:p>237,21</text:p>
          </table:table-cell>
          <table:table-cell office:value-type="float" office:value="241.43" table:style-name="ce2">
            <text:p>241,43</text:p>
          </table:table-cell>
          <table:table-cell office:value-type="float" office:value="242.65" table:style-name="ce2">
            <text:p>242,65</text:p>
          </table:table-cell>
          <table:table-cell office:value-type="float" office:value="244.20000000000002" table:style-name="ce2">
            <text:p>244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8.57" table:style-name="ce2">
            <text:p>188,57</text:p>
          </table:table-cell>
          <table:table-cell office:value-type="float" office:value="200.49" table:style-name="ce2">
            <text:p>200,49</text:p>
          </table:table-cell>
          <table:table-cell office:value-type="float" office:value="236.06" table:style-name="ce2">
            <text:p>236,06</text:p>
          </table:table-cell>
          <table:table-cell office:value-type="float" office:value="240.17000000000002" table:style-name="ce2">
            <text:p>240,17</text:p>
          </table:table-cell>
          <table:table-cell office:value-type="float" office:value="244.36" table:style-name="ce2">
            <text:p>244,36</text:p>
          </table:table-cell>
          <table:table-cell office:value-type="float" office:value="244.89000000000001" table:style-name="ce2">
            <text:p>244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.90000000000003" table:style-name="ce2">
            <text:p>315,9</text:p>
          </table:table-cell>
          <table:table-cell office:value-type="float" office:value="307.03000000000003" table:style-name="ce2">
            <text:p>307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.90000000000003" table:style-name="ce2">
            <text:p>315,9</text:p>
          </table:table-cell>
          <table:table-cell office:value-type="float" office:value="307.03000000000003" table:style-name="ce2">
            <text:p>307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2.27" table:style-name="ce2">
            <text:p>322,27</text:p>
          </table:table-cell>
          <table:table-cell office:value-type="float" office:value="347.39" table:style-name="ce2">
            <text:p>347,39</text:p>
          </table:table-cell>
          <table:table-cell office:value-type="float" office:value="344.54" table:style-name="ce2">
            <text:p>344,54</text:p>
          </table:table-cell>
          <table:table-cell office:value-type="float" office:value="365.2" table:style-name="ce2">
            <text:p>365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7.07" table:style-name="ce2">
            <text:p>307,07</text:p>
          </table:table-cell>
          <table:table-cell office:value-type="float" office:value="301.92" table:style-name="ce2">
            <text:p>301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2.27" table:style-name="ce2">
            <text:p>322,27</text:p>
          </table:table-cell>
          <table:table-cell office:value-type="float" office:value="347.39" table:style-name="ce2">
            <text:p>347,39</text:p>
          </table:table-cell>
          <table:table-cell office:value-type="float" office:value="315.27" table:style-name="ce2">
            <text:p>315,27</text:p>
          </table:table-cell>
          <table:table-cell office:value-type="float" office:value="315.77" table:style-name="ce2">
            <text:p>315,7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2.27" table:style-name="ce2">
            <text:p>322,27</text:p>
          </table:table-cell>
          <table:table-cell office:value-type="float" office:value="347.39" table:style-name="ce2">
            <text:p>347,39</text:p>
          </table:table-cell>
          <table:table-cell office:value-type="float" office:value="344.54" table:style-name="ce2">
            <text:p>344,54</text:p>
          </table:table-cell>
          <table:table-cell office:value-type="float" office:value="365.2" table:style-name="ce2">
            <text:p>365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3.42" table:style-name="ce2">
            <text:p>303,42</text:p>
          </table:table-cell>
          <table:table-cell office:value-type="float" office:value="299.81" table:style-name="ce2">
            <text:p>299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22.27" table:style-name="ce2">
            <text:p>322,27</text:p>
          </table:table-cell>
          <table:table-cell office:value-type="float" office:value="347.39" table:style-name="ce2">
            <text:p>347,39</text:p>
          </table:table-cell>
          <table:table-cell office:value-type="float" office:value="315.08" table:style-name="ce2">
            <text:p>315,08</text:p>
          </table:table-cell>
          <table:table-cell office:value-type="float" office:value="318.36" table:style-name="ce2">
            <text:p>318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1.95000000000002" table:style-name="ce2">
            <text:p>201,95</text:p>
          </table:table-cell>
          <table:table-cell office:value-type="float" office:value="210.16" table:style-name="ce2">
            <text:p>210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2.53" table:style-name="ce2">
            <text:p>172,53</text:p>
          </table:table-cell>
          <table:table-cell office:value-type="float" office:value="187.32" table:style-name="ce2">
            <text:p>187,32</text:p>
          </table:table-cell>
          <table:table-cell office:value-type="float" office:value="224.43" table:style-name="ce2">
            <text:p>224,43</text:p>
          </table:table-cell>
          <table:table-cell office:value-type="float" office:value="228.97" table:style-name="ce2">
            <text:p>228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2.56" table:style-name="ce2">
            <text:p>172,56</text:p>
          </table:table-cell>
          <table:table-cell office:value-type="float" office:value="187.35" table:style-name="ce2">
            <text:p>187,35</text:p>
          </table:table-cell>
          <table:table-cell office:value-type="float" office:value="224.43" table:style-name="ce2">
            <text:p>224,43</text:p>
          </table:table-cell>
          <table:table-cell office:value-type="float" office:value="228.97" table:style-name="ce2">
            <text:p>228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7.69" table:style-name="ce2">
            <text:p>197,69</text:p>
          </table:table-cell>
          <table:table-cell office:value-type="float" office:value="206.75" table:style-name="ce2">
            <text:p>206,75</text:p>
          </table:table-cell>
          <table:table-cell office:value-type="float" office:value="242.47" table:style-name="ce2">
            <text:p>242,47</text:p>
          </table:table-cell>
          <table:table-cell office:value-type="float" office:value="242.84" table:style-name="ce2">
            <text:p>242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0.66" table:style-name="ce2">
            <text:p>180,66</text:p>
          </table:table-cell>
          <table:table-cell office:value-type="float" office:value="193.11" table:style-name="ce2">
            <text:p>193,11</text:p>
          </table:table-cell>
          <table:table-cell office:value-type="float" office:value="230.58" table:style-name="ce2">
            <text:p>230,58</text:p>
          </table:table-cell>
          <table:table-cell office:value-type="float" office:value="234.35" table:style-name="ce2">
            <text:p>234,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2.27" table:style-name="ce2">
            <text:p>182,27</text:p>
          </table:table-cell>
          <table:table-cell office:value-type="float" office:value="194.39000000000001" table:style-name="ce2">
            <text:p>194,39</text:p>
          </table:table-cell>
          <table:table-cell office:value-type="float" office:value="230.86" table:style-name="ce2">
            <text:p>230,86</text:p>
          </table:table-cell>
          <table:table-cell office:value-type="float" office:value="234.54" table:style-name="ce2">
            <text:p>234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7.68" table:style-name="ce2">
            <text:p>197,68</text:p>
          </table:table-cell>
          <table:table-cell office:value-type="float" office:value="206.74" table:style-name="ce2">
            <text:p>206,74</text:p>
          </table:table-cell>
          <table:table-cell office:value-type="float" office:value="242.47" table:style-name="ce2">
            <text:p>242,47</text:p>
          </table:table-cell>
          <table:table-cell office:value-type="float" office:value="242.84" table:style-name="ce2">
            <text:p>242,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4.45000000000002" table:style-name="ce2">
            <text:p>184,45</text:p>
          </table:table-cell>
          <table:table-cell office:value-type="float" office:value="195.8" table:style-name="ce2">
            <text:p>195,8</text:p>
          </table:table-cell>
          <table:table-cell office:value-type="float" office:value="233.61" table:style-name="ce2">
            <text:p>233,61</text:p>
          </table:table-cell>
          <table:table-cell office:value-type="float" office:value="236.99" table:style-name="ce2">
            <text:p>236,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6.19" table:style-name="ce2">
            <text:p>186,19</text:p>
          </table:table-cell>
          <table:table-cell office:value-type="float" office:value="197.24" table:style-name="ce2">
            <text:p>197,24</text:p>
          </table:table-cell>
          <table:table-cell office:value-type="float" office:value="233.91" table:style-name="ce2">
            <text:p>233,91</text:p>
          </table:table-cell>
          <table:table-cell office:value-type="float" office:value="237.19" table:style-name="ce2">
            <text:p>237,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9.79" table:style-name="ce2">
            <text:p>179,79</text:p>
          </table:table-cell>
          <table:table-cell office:value-type="float" office:value="184.61" table:style-name="ce2">
            <text:p>184,61</text:p>
          </table:table-cell>
          <table:table-cell office:value-type="float" office:value="251.65" table:style-name="ce2">
            <text:p>251,65</text:p>
          </table:table-cell>
          <table:table-cell office:value-type="float" office:value="242.12" table:style-name="ce2">
            <text:p>242,12</text:p>
          </table:table-cell>
          <table:table-cell office:value-type="float" office:value="274.66000000000003" table:style-name="ce2">
            <text:p>274,66</text:p>
          </table:table-cell>
          <table:table-cell office:value-type="float" office:value="268.63" table:style-name="ce2">
            <text:p>268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9.79" table:style-name="ce2">
            <text:p>179,79</text:p>
          </table:table-cell>
          <table:table-cell office:value-type="float" office:value="184.61" table:style-name="ce2">
            <text:p>184,61</text:p>
          </table:table-cell>
          <table:table-cell office:value-type="float" office:value="251.65" table:style-name="ce2">
            <text:p>251,65</text:p>
          </table:table-cell>
          <table:table-cell office:value-type="float" office:value="242.12" table:style-name="ce2">
            <text:p>242,12</text:p>
          </table:table-cell>
          <table:table-cell office:value-type="float" office:value="274.66000000000003" table:style-name="ce2">
            <text:p>274,66</text:p>
          </table:table-cell>
          <table:table-cell office:value-type="float" office:value="268.63" table:style-name="ce2">
            <text:p>268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1.11" table:style-name="ce2">
            <text:p>221,11</text:p>
          </table:table-cell>
          <table:table-cell office:value-type="float" office:value="227.23000000000002" table:style-name="ce2">
            <text:p>227,23</text:p>
          </table:table-cell>
          <table:table-cell office:value-type="float" office:value="283.79000000000002" table:style-name="ce2">
            <text:p>283,79</text:p>
          </table:table-cell>
          <table:table-cell office:value-type="float" office:value="287.94" table:style-name="ce2">
            <text:p>287,94</text:p>
          </table:table-cell>
          <table:table-cell office:value-type="float" office:value="287.14" table:style-name="ce2">
            <text:p>287,14</text:p>
          </table:table-cell>
          <table:table-cell office:value-type="float" office:value="292.18" table:style-name="ce2">
            <text:p>292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4.88" table:style-name="ce2">
            <text:p>224,88</text:p>
          </table:table-cell>
          <table:table-cell office:value-type="float" office:value="234.22" table:style-name="ce2">
            <text:p>234,22</text:p>
          </table:table-cell>
          <table:table-cell office:value-type="float" office:value="276.89" table:style-name="ce2">
            <text:p>276,89</text:p>
          </table:table-cell>
          <table:table-cell office:value-type="float" office:value="285.92" table:style-name="ce2">
            <text:p>285,92</text:p>
          </table:table-cell>
          <table:table-cell office:value-type="float" office:value="312.99" table:style-name="ce2">
            <text:p>312,99</text:p>
          </table:table-cell>
          <table:table-cell office:value-type="float" office:value="313.31" table:style-name="ce2">
            <text:p>313,3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3.87" table:style-name="ce2">
            <text:p>223,87</text:p>
          </table:table-cell>
          <table:table-cell office:value-type="float" office:value="232.35" table:style-name="ce2">
            <text:p>232,35</text:p>
          </table:table-cell>
          <table:table-cell office:value-type="float" office:value="279.31" table:style-name="ce2">
            <text:p>279,31</text:p>
          </table:table-cell>
          <table:table-cell office:value-type="float" office:value="286.63" table:style-name="ce2">
            <text:p>286,63</text:p>
          </table:table-cell>
          <table:table-cell office:value-type="float" office:value="302.26" table:style-name="ce2">
            <text:p>302,26</text:p>
          </table:table-cell>
          <table:table-cell office:value-type="float" office:value="304.54000000000002" table:style-name="ce2">
            <text:p>304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1.11" table:style-name="ce2">
            <text:p>221,11</text:p>
          </table:table-cell>
          <table:table-cell office:value-type="float" office:value="227.23000000000002" table:style-name="ce2">
            <text:p>227,23</text:p>
          </table:table-cell>
          <table:table-cell office:value-type="float" office:value="283.79000000000002" table:style-name="ce2">
            <text:p>283,79</text:p>
          </table:table-cell>
          <table:table-cell office:value-type="float" office:value="287.94" table:style-name="ce2">
            <text:p>287,94</text:p>
          </table:table-cell>
          <table:table-cell office:value-type="float" office:value="287.14" table:style-name="ce2">
            <text:p>287,14</text:p>
          </table:table-cell>
          <table:table-cell office:value-type="float" office:value="292.18" table:style-name="ce2">
            <text:p>292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5.46" table:style-name="ce2">
            <text:p>225,46</text:p>
          </table:table-cell>
          <table:table-cell office:value-type="float" office:value="234.87" table:style-name="ce2">
            <text:p>234,87</text:p>
          </table:table-cell>
          <table:table-cell office:value-type="float" office:value="277.52" table:style-name="ce2">
            <text:p>277,52</text:p>
          </table:table-cell>
          <table:table-cell office:value-type="float" office:value="287.02" table:style-name="ce2">
            <text:p>287,02</text:p>
          </table:table-cell>
          <table:table-cell office:value-type="float" office:value="314.25" table:style-name="ce2">
            <text:p>314,25</text:p>
          </table:table-cell>
          <table:table-cell office:value-type="float" office:value="314.77" table:style-name="ce2">
            <text:p>314,7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4.29" table:style-name="ce2">
            <text:p>224,29</text:p>
          </table:table-cell>
          <table:table-cell office:value-type="float" office:value="232.8" table:style-name="ce2">
            <text:p>232,8</text:p>
          </table:table-cell>
          <table:table-cell office:value-type="float" office:value="279.75" table:style-name="ce2">
            <text:p>279,75</text:p>
          </table:table-cell>
          <table:table-cell office:value-type="float" office:value="287.35000000000002" table:style-name="ce2">
            <text:p>287,35</text:p>
          </table:table-cell>
          <table:table-cell office:value-type="float" office:value="302.78000000000003" table:style-name="ce2">
            <text:p>302,78</text:p>
          </table:table-cell>
          <table:table-cell office:value-type="float" office:value="305.22000000000003" table:style-name="ce2">
            <text:p>305,2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1.95000000000002" table:style-name="ce2">
            <text:p>201,95</text:p>
          </table:table-cell>
          <table:table-cell office:value-type="float" office:value="210.16" table:style-name="ce2">
            <text:p>210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2.43" table:style-name="ce2">
            <text:p>172,43</text:p>
          </table:table-cell>
          <table:table-cell office:value-type="float" office:value="187.23" table:style-name="ce2">
            <text:p>187,23</text:p>
          </table:table-cell>
          <table:table-cell office:value-type="float" office:value="224.51" table:style-name="ce2">
            <text:p>224,51</text:p>
          </table:table-cell>
          <table:table-cell office:value-type="float" office:value="229.1" table:style-name="ce2">
            <text:p>229,1</text:p>
          </table:table-cell>
          <table:table-cell office:value-type="float" office:value="238.61" table:style-name="ce2">
            <text:p>238,61</text:p>
          </table:table-cell>
          <table:table-cell office:value-type="float" office:value="239.81" table:style-name="ce2">
            <text:p>239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2.47" table:style-name="ce2">
            <text:p>172,47</text:p>
          </table:table-cell>
          <table:table-cell office:value-type="float" office:value="187.25" table:style-name="ce2">
            <text:p>187,25</text:p>
          </table:table-cell>
          <table:table-cell office:value-type="float" office:value="224.51" table:style-name="ce2">
            <text:p>224,51</text:p>
          </table:table-cell>
          <table:table-cell office:value-type="float" office:value="229.1" table:style-name="ce2">
            <text:p>229,1</text:p>
          </table:table-cell>
          <table:table-cell office:value-type="float" office:value="238.61" table:style-name="ce2">
            <text:p>238,61</text:p>
          </table:table-cell>
          <table:table-cell office:value-type="float" office:value="239.81" table:style-name="ce2">
            <text:p>239,8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7.62" table:style-name="ce2">
            <text:p>197,62</text:p>
          </table:table-cell>
          <table:table-cell office:value-type="float" office:value="206.68" table:style-name="ce2">
            <text:p>206,68</text:p>
          </table:table-cell>
          <table:table-cell office:value-type="float" office:value="235.13" table:style-name="ce2">
            <text:p>235,13</text:p>
          </table:table-cell>
          <table:table-cell office:value-type="float" office:value="238.64000000000001" table:style-name="ce2">
            <text:p>238,64</text:p>
          </table:table-cell>
          <table:table-cell office:value-type="float" office:value="253.06" table:style-name="ce2">
            <text:p>253,06</text:p>
          </table:table-cell>
          <table:table-cell office:value-type="float" office:value="248.38" table:style-name="ce2">
            <text:p>248,3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0.63" table:style-name="ce2">
            <text:p>180,63</text:p>
          </table:table-cell>
          <table:table-cell office:value-type="float" office:value="193.09" table:style-name="ce2">
            <text:p>193,09</text:p>
          </table:table-cell>
          <table:table-cell office:value-type="float" office:value="232.03" table:style-name="ce2">
            <text:p>232,03</text:p>
          </table:table-cell>
          <table:table-cell office:value-type="float" office:value="235.91" table:style-name="ce2">
            <text:p>235,91</text:p>
          </table:table-cell>
          <table:table-cell office:value-type="float" office:value="242.4" table:style-name="ce2">
            <text:p>242,4</text:p>
          </table:table-cell>
          <table:table-cell office:value-type="float" office:value="243.93" table:style-name="ce2">
            <text:p>243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2.29" table:style-name="ce2">
            <text:p>182,29</text:p>
          </table:table-cell>
          <table:table-cell office:value-type="float" office:value="194.42000000000002" table:style-name="ce2">
            <text:p>194,42</text:p>
          </table:table-cell>
          <table:table-cell office:value-type="float" office:value="232.43" table:style-name="ce2">
            <text:p>232,43</text:p>
          </table:table-cell>
          <table:table-cell office:value-type="float" office:value="236.27" table:style-name="ce2">
            <text:p>236,27</text:p>
          </table:table-cell>
          <table:table-cell office:value-type="float" office:value="244.06" table:style-name="ce2">
            <text:p>244,06</text:p>
          </table:table-cell>
          <table:table-cell office:value-type="float" office:value="244.62" table:style-name="ce2">
            <text:p>244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7.6" table:style-name="ce2">
            <text:p>197,6</text:p>
          </table:table-cell>
          <table:table-cell office:value-type="float" office:value="206.67000000000002" table:style-name="ce2">
            <text:p>206,67</text:p>
          </table:table-cell>
          <table:table-cell office:value-type="float" office:value="235.13" table:style-name="ce2">
            <text:p>235,13</text:p>
          </table:table-cell>
          <table:table-cell office:value-type="float" office:value="238.64000000000001" table:style-name="ce2">
            <text:p>238,64</text:p>
          </table:table-cell>
          <table:table-cell office:value-type="float" office:value="253.06" table:style-name="ce2">
            <text:p>253,06</text:p>
          </table:table-cell>
          <table:table-cell office:value-type="float" office:value="248.38" table:style-name="ce2">
            <text:p>248,3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4.43" table:style-name="ce2">
            <text:p>184,43</text:p>
          </table:table-cell>
          <table:table-cell office:value-type="float" office:value="195.8" table:style-name="ce2">
            <text:p>195,8</text:p>
          </table:table-cell>
          <table:table-cell office:value-type="float" office:value="234.70000000000002" table:style-name="ce2">
            <text:p>234,7</text:p>
          </table:table-cell>
          <table:table-cell office:value-type="float" office:value="238.34" table:style-name="ce2">
            <text:p>238,34</text:p>
          </table:table-cell>
          <table:table-cell office:value-type="float" office:value="242.65" table:style-name="ce2">
            <text:p>242,65</text:p>
          </table:table-cell>
          <table:table-cell office:value-type="float" office:value="244.20000000000002" table:style-name="ce2">
            <text:p>244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6.23" table:style-name="ce2">
            <text:p>186,23</text:p>
          </table:table-cell>
          <table:table-cell office:value-type="float" office:value="197.29" table:style-name="ce2">
            <text:p>197,29</text:p>
          </table:table-cell>
          <table:table-cell office:value-type="float" office:value="234.78" table:style-name="ce2">
            <text:p>234,78</text:p>
          </table:table-cell>
          <table:table-cell office:value-type="float" office:value="238.39000000000001" table:style-name="ce2">
            <text:p>238,39</text:p>
          </table:table-cell>
          <table:table-cell office:value-type="float" office:value="244.36" table:style-name="ce2">
            <text:p>244,36</text:p>
          </table:table-cell>
          <table:table-cell office:value-type="float" office:value="244.89000000000001" table:style-name="ce2">
            <text:p>244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1.95000000000002" table:style-name="ce2">
            <text:p>201,95</text:p>
          </table:table-cell>
          <table:table-cell office:value-type="float" office:value="210.16" table:style-name="ce2">
            <text:p>210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2.43" table:style-name="ce2">
            <text:p>172,43</text:p>
          </table:table-cell>
          <table:table-cell office:value-type="float" office:value="187.23" table:style-name="ce2">
            <text:p>187,23</text:p>
          </table:table-cell>
          <table:table-cell office:value-type="float" office:value="224.51" table:style-name="ce2">
            <text:p>224,51</text:p>
          </table:table-cell>
          <table:table-cell office:value-type="float" office:value="229.1" table:style-name="ce2">
            <text:p>229,1</text:p>
          </table:table-cell>
          <table:table-cell office:value-type="float" office:value="240.07" table:style-name="ce2">
            <text:p>240,07</text:p>
          </table:table-cell>
          <table:table-cell office:value-type="float" office:value="241.08" table:style-name="ce2">
            <text:p>241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2.47" table:style-name="ce2">
            <text:p>172,47</text:p>
          </table:table-cell>
          <table:table-cell office:value-type="float" office:value="187.25" table:style-name="ce2">
            <text:p>187,25</text:p>
          </table:table-cell>
          <table:table-cell office:value-type="float" office:value="224.51" table:style-name="ce2">
            <text:p>224,51</text:p>
          </table:table-cell>
          <table:table-cell office:value-type="float" office:value="229.1" table:style-name="ce2">
            <text:p>229,1</text:p>
          </table:table-cell>
          <table:table-cell office:value-type="float" office:value="240.07" table:style-name="ce2">
            <text:p>240,07</text:p>
          </table:table-cell>
          <table:table-cell office:value-type="float" office:value="241.08" table:style-name="ce2">
            <text:p>241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7.62" table:style-name="ce2">
            <text:p>197,62</text:p>
          </table:table-cell>
          <table:table-cell office:value-type="float" office:value="206.68" table:style-name="ce2">
            <text:p>206,68</text:p>
          </table:table-cell>
          <table:table-cell office:value-type="float" office:value="235.68" table:style-name="ce2">
            <text:p>235,68</text:p>
          </table:table-cell>
          <table:table-cell office:value-type="float" office:value="239.32" table:style-name="ce2">
            <text:p>239,32</text:p>
          </table:table-cell>
          <table:table-cell office:value-type="float" office:value="253.62" table:style-name="ce2">
            <text:p>253,62</text:p>
          </table:table-cell>
          <table:table-cell office:value-type="float" office:value="249.09" table:style-name="ce2">
            <text:p>249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0.63" table:style-name="ce2">
            <text:p>180,63</text:p>
          </table:table-cell>
          <table:table-cell office:value-type="float" office:value="193.09" table:style-name="ce2">
            <text:p>193,09</text:p>
          </table:table-cell>
          <table:table-cell office:value-type="float" office:value="232.03" table:style-name="ce2">
            <text:p>232,03</text:p>
          </table:table-cell>
          <table:table-cell office:value-type="float" office:value="235.91" table:style-name="ce2">
            <text:p>235,91</text:p>
          </table:table-cell>
          <table:table-cell office:value-type="float" office:value="242.67000000000002" table:style-name="ce2">
            <text:p>242,67</text:p>
          </table:table-cell>
          <table:table-cell office:value-type="float" office:value="244.16" table:style-name="ce2">
            <text:p>244,1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2.29" table:style-name="ce2">
            <text:p>182,29</text:p>
          </table:table-cell>
          <table:table-cell office:value-type="float" office:value="194.42000000000002" table:style-name="ce2">
            <text:p>194,42</text:p>
          </table:table-cell>
          <table:table-cell office:value-type="float" office:value="232.51" table:style-name="ce2">
            <text:p>232,51</text:p>
          </table:table-cell>
          <table:table-cell office:value-type="float" office:value="236.36" table:style-name="ce2">
            <text:p>236,36</text:p>
          </table:table-cell>
          <table:table-cell office:value-type="float" office:value="244.37" table:style-name="ce2">
            <text:p>244,37</text:p>
          </table:table-cell>
          <table:table-cell office:value-type="float" office:value="244.93" table:style-name="ce2">
            <text:p>244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7.6" table:style-name="ce2">
            <text:p>197,6</text:p>
          </table:table-cell>
          <table:table-cell office:value-type="float" office:value="206.67000000000002" table:style-name="ce2">
            <text:p>206,67</text:p>
          </table:table-cell>
          <table:table-cell office:value-type="float" office:value="235.68" table:style-name="ce2">
            <text:p>235,68</text:p>
          </table:table-cell>
          <table:table-cell office:value-type="float" office:value="239.32" table:style-name="ce2">
            <text:p>239,32</text:p>
          </table:table-cell>
          <table:table-cell office:value-type="float" office:value="253.62" table:style-name="ce2">
            <text:p>253,62</text:p>
          </table:table-cell>
          <table:table-cell office:value-type="float" office:value="249.09" table:style-name="ce2">
            <text:p>249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84.43" table:style-name="ce2">
            <text:p>184,43</text:p>
          </table:table-cell>
          <table:table-cell office:value-type="float" office:value="195.8" table:style-name="ce2">
            <text:p>195,8</text:p>
          </table:table-cell>
          <table:table-cell office:value-type="float" office:value="234.70000000000002" table:style-name="ce2">
            <text:p>234,7</text:p>
          </table:table-cell>
          <table:table-cell office:value-type="float" office:value="238.34" table:style-name="ce2">
            <text:p>238,34</text:p>
          </table:table-cell>
          <table:table-cell office:value-type="float" office:value="242.84" table:style-name="ce2">
            <text:p>242,84</text:p>
          </table:table-cell>
          <table:table-cell office:value-type="float" office:value="244.37" table:style-name="ce2">
            <text:p>244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86.23" table:style-name="ce2">
            <text:p>186,23</text:p>
          </table:table-cell>
          <table:table-cell office:value-type="float" office:value="197.29" table:style-name="ce2">
            <text:p>197,29</text:p>
          </table:table-cell>
          <table:table-cell office:value-type="float" office:value="234.87" table:style-name="ce2">
            <text:p>234,87</text:p>
          </table:table-cell>
          <table:table-cell office:value-type="float" office:value="238.51" table:style-name="ce2">
            <text:p>238,51</text:p>
          </table:table-cell>
          <table:table-cell office:value-type="float" office:value="244.62" table:style-name="ce2">
            <text:p>244,62</text:p>
          </table:table-cell>
          <table:table-cell office:value-type="float" office:value="245.15" table:style-name="ce2">
            <text:p>245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1.95000000000002" table:style-name="ce2">
            <text:p>201,95</text:p>
          </table:table-cell>
          <table:table-cell office:value-type="float" office:value="210.16" table:style-name="ce2">
            <text:p>210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2.48" table:style-name="ce2">
            <text:p>172,48</text:p>
          </table:table-cell>
          <table:table-cell office:value-type="float" office:value="187.21" table:style-name="ce2">
            <text:p>187,21</text:p>
          </table:table-cell>
          <table:table-cell office:value-type="float" office:value="224.78" table:style-name="ce2">
            <text:p>224,78</text:p>
          </table:table-cell>
          <table:table-cell office:value-type="float" office:value="229.23000000000002" table:style-name="ce2">
            <text:p>229,23</text:p>
          </table:table-cell>
          <table:table-cell office:value-type="float" office:value="241.41" table:style-name="ce2">
            <text:p>241,41</text:p>
          </table:table-cell>
          <table:table-cell office:value-type="float" office:value="242.15" table:style-name="ce2">
            <text:p>242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2.51" table:style-name="ce2">
            <text:p>172,51</text:p>
          </table:table-cell>
          <table:table-cell office:value-type="float" office:value="187.24" table:style-name="ce2">
            <text:p>187,24</text:p>
          </table:table-cell>
          <table:table-cell office:value-type="float" office:value="224.78" table:style-name="ce2">
            <text:p>224,78</text:p>
          </table:table-cell>
          <table:table-cell office:value-type="float" office:value="229.23000000000002" table:style-name="ce2">
            <text:p>229,23</text:p>
          </table:table-cell>
          <table:table-cell office:value-type="float" office:value="241.41" table:style-name="ce2">
            <text:p>241,41</text:p>
          </table:table-cell>
          <table:table-cell office:value-type="float" office:value="242.15" table:style-name="ce2">
            <text:p>242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5.8" table:style-name="ce2">
            <text:p>205,8</text:p>
          </table:table-cell>
          <table:table-cell office:value-type="float" office:value="213.84" table:style-name="ce2">
            <text:p>213,84</text:p>
          </table:table-cell>
          <table:table-cell office:value-type="float" office:value="249.06" table:style-name="ce2">
            <text:p>249,06</text:p>
          </table:table-cell>
          <table:table-cell office:value-type="float" office:value="252.85" table:style-name="ce2">
            <text:p>252,85</text:p>
          </table:table-cell>
          <table:table-cell office:value-type="float" office:value="261.5" table:style-name="ce2">
            <text:p>261,5</text:p>
          </table:table-cell>
          <table:table-cell office:value-type="float" office:value="259.22000000000003" table:style-name="ce2">
            <text:p>259,2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86.68" table:style-name="ce2">
            <text:p>186,68</text:p>
          </table:table-cell>
          <table:table-cell office:value-type="float" office:value="198.71" table:style-name="ce2">
            <text:p>198,71</text:p>
          </table:table-cell>
          <table:table-cell office:value-type="float" office:value="236.44" table:style-name="ce2">
            <text:p>236,44</text:p>
          </table:table-cell>
          <table:table-cell office:value-type="float" office:value="240.83" table:style-name="ce2">
            <text:p>240,83</text:p>
          </table:table-cell>
          <table:table-cell office:value-type="float" office:value="247.88" table:style-name="ce2">
            <text:p>247,88</text:p>
          </table:table-cell>
          <table:table-cell office:value-type="float" office:value="249.29" table:style-name="ce2">
            <text:p>249,2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89.08" table:style-name="ce2">
            <text:p>189,08</text:p>
          </table:table-cell>
          <table:table-cell office:value-type="float" office:value="200.62" table:style-name="ce2">
            <text:p>200,62</text:p>
          </table:table-cell>
          <table:table-cell office:value-type="float" office:value="238.45000000000002" table:style-name="ce2">
            <text:p>238,45</text:p>
          </table:table-cell>
          <table:table-cell office:value-type="float" office:value="242.75" table:style-name="ce2">
            <text:p>242,75</text:p>
          </table:table-cell>
          <table:table-cell office:value-type="float" office:value="250.37" table:style-name="ce2">
            <text:p>250,37</text:p>
          </table:table-cell>
          <table:table-cell office:value-type="float" office:value="251.1" table:style-name="ce2">
            <text:p>251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5.81" table:style-name="ce2">
            <text:p>205,81</text:p>
          </table:table-cell>
          <table:table-cell office:value-type="float" office:value="213.85" table:style-name="ce2">
            <text:p>213,85</text:p>
          </table:table-cell>
          <table:table-cell office:value-type="float" office:value="249.06" table:style-name="ce2">
            <text:p>249,06</text:p>
          </table:table-cell>
          <table:table-cell office:value-type="float" office:value="252.85" table:style-name="ce2">
            <text:p>252,85</text:p>
          </table:table-cell>
          <table:table-cell office:value-type="float" office:value="261.5" table:style-name="ce2">
            <text:p>261,5</text:p>
          </table:table-cell>
          <table:table-cell office:value-type="float" office:value="259.22000000000003" table:style-name="ce2">
            <text:p>259,2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2.07" table:style-name="ce2">
            <text:p>192,07</text:p>
          </table:table-cell>
          <table:table-cell office:value-type="float" office:value="203.08" table:style-name="ce2">
            <text:p>203,08</text:p>
          </table:table-cell>
          <table:table-cell office:value-type="float" office:value="240.1" table:style-name="ce2">
            <text:p>240,1</text:p>
          </table:table-cell>
          <table:table-cell office:value-type="float" office:value="244.48000000000002" table:style-name="ce2">
            <text:p>244,48</text:p>
          </table:table-cell>
          <table:table-cell office:value-type="float" office:value="248.29" table:style-name="ce2">
            <text:p>248,29</text:p>
          </table:table-cell>
          <table:table-cell office:value-type="float" office:value="249.75" table:style-name="ce2">
            <text:p>249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Bahi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4.34" table:style-name="ce2">
            <text:p>194,34</text:p>
          </table:table-cell>
          <table:table-cell office:value-type="float" office:value="204.86" table:style-name="ce2">
            <text:p>204,86</text:p>
          </table:table-cell>
          <table:table-cell office:value-type="float" office:value="241.89000000000001" table:style-name="ce2">
            <text:p>241,89</text:p>
          </table:table-cell>
          <table:table-cell office:value-type="float" office:value="246.15" table:style-name="ce2">
            <text:p>246,15</text:p>
          </table:table-cell>
          <table:table-cell office:value-type="float" office:value="250.83" table:style-name="ce2">
            <text:p>250,83</text:p>
          </table:table-cell>
          <table:table-cell office:value-type="float" office:value="251.57" table:style-name="ce2">
            <text:p>251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8.42000000000002" table:style-name="ce2">
            <text:p>198,42</text:p>
          </table:table-cell>
          <table:table-cell office:value-type="float" office:value="210.38" table:style-name="ce2">
            <text:p>210,38</text:p>
          </table:table-cell>
          <table:table-cell office:value-type="float" office:value="241.99" table:style-name="ce2">
            <text:p>241,99</text:p>
          </table:table-cell>
          <table:table-cell office:value-type="float" office:value="246.73000000000002" table:style-name="ce2">
            <text:p>246,73</text:p>
          </table:table-cell>
          <table:table-cell office:value-type="float" office:value="235.05" table:style-name="ce2">
            <text:p>235,05</text:p>
          </table:table-cell>
          <table:table-cell office:value-type="float" office:value="238.89000000000001" table:style-name="ce2">
            <text:p>238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8.42000000000002" table:style-name="ce2">
            <text:p>198,42</text:p>
          </table:table-cell>
          <table:table-cell office:value-type="float" office:value="210.38" table:style-name="ce2">
            <text:p>210,38</text:p>
          </table:table-cell>
          <table:table-cell office:value-type="float" office:value="241.99" table:style-name="ce2">
            <text:p>241,99</text:p>
          </table:table-cell>
          <table:table-cell office:value-type="float" office:value="246.73000000000002" table:style-name="ce2">
            <text:p>246,73</text:p>
          </table:table-cell>
          <table:table-cell office:value-type="float" office:value="235.05" table:style-name="ce2">
            <text:p>235,05</text:p>
          </table:table-cell>
          <table:table-cell office:value-type="float" office:value="238.89000000000001" table:style-name="ce2">
            <text:p>238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3.34" table:style-name="ce2">
            <text:p>223,34</text:p>
          </table:table-cell>
          <table:table-cell office:value-type="float" office:value="229.97" table:style-name="ce2">
            <text:p>229,97</text:p>
          </table:table-cell>
          <table:table-cell office:value-type="float" office:value="247.71" table:style-name="ce2">
            <text:p>247,71</text:p>
          </table:table-cell>
          <table:table-cell office:value-type="float" office:value="254.17000000000002" table:style-name="ce2">
            <text:p>254,17</text:p>
          </table:table-cell>
          <table:table-cell office:value-type="float" office:value="274.72000000000003" table:style-name="ce2">
            <text:p>274,72</text:p>
          </table:table-cell>
          <table:table-cell office:value-type="float" office:value="269.53000000000003" table:style-name="ce2">
            <text:p>269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9.91" table:style-name="ce2">
            <text:p>219,91</text:p>
          </table:table-cell>
          <table:table-cell office:value-type="float" office:value="230.74" table:style-name="ce2">
            <text:p>230,74</text:p>
          </table:table-cell>
          <table:table-cell office:value-type="float" office:value="253.66" table:style-name="ce2">
            <text:p>253,66</text:p>
          </table:table-cell>
          <table:table-cell office:value-type="float" office:value="258.66000000000003" table:style-name="ce2">
            <text:p>258,66</text:p>
          </table:table-cell>
          <table:table-cell office:value-type="float" office:value="260.97000000000003" table:style-name="ce2">
            <text:p>260,97</text:p>
          </table:table-cell>
          <table:table-cell office:value-type="float" office:value="264.05" table:style-name="ce2">
            <text:p>264,0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0.26" table:style-name="ce2">
            <text:p>220,26</text:p>
          </table:table-cell>
          <table:table-cell office:value-type="float" office:value="230.66" table:style-name="ce2">
            <text:p>230,66</text:p>
          </table:table-cell>
          <table:table-cell office:value-type="float" office:value="253.24" table:style-name="ce2">
            <text:p>253,24</text:p>
          </table:table-cell>
          <table:table-cell office:value-type="float" office:value="258.35000000000002" table:style-name="ce2">
            <text:p>258,35</text:p>
          </table:table-cell>
          <table:table-cell office:value-type="float" office:value="262.37" table:style-name="ce2">
            <text:p>262,37</text:p>
          </table:table-cell>
          <table:table-cell office:value-type="float" office:value="264.61" table:style-name="ce2">
            <text:p>264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3.34" table:style-name="ce2">
            <text:p>223,34</text:p>
          </table:table-cell>
          <table:table-cell office:value-type="float" office:value="229.97" table:style-name="ce2">
            <text:p>229,97</text:p>
          </table:table-cell>
          <table:table-cell office:value-type="float" office:value="247.71" table:style-name="ce2">
            <text:p>247,71</text:p>
          </table:table-cell>
          <table:table-cell office:value-type="float" office:value="254.17000000000002" table:style-name="ce2">
            <text:p>254,17</text:p>
          </table:table-cell>
          <table:table-cell office:value-type="float" office:value="274.72000000000003" table:style-name="ce2">
            <text:p>274,72</text:p>
          </table:table-cell>
          <table:table-cell office:value-type="float" office:value="269.53000000000003" table:style-name="ce2">
            <text:p>269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0.22" table:style-name="ce2">
            <text:p>220,22</text:p>
          </table:table-cell>
          <table:table-cell office:value-type="float" office:value="231.03" table:style-name="ce2">
            <text:p>231,03</text:p>
          </table:table-cell>
          <table:table-cell office:value-type="float" office:value="254.03" table:style-name="ce2">
            <text:p>254,03</text:p>
          </table:table-cell>
          <table:table-cell office:value-type="float" office:value="259.05" table:style-name="ce2">
            <text:p>259,05</text:p>
          </table:table-cell>
          <table:table-cell office:value-type="float" office:value="261.60000000000002" table:style-name="ce2">
            <text:p>261,6</text:p>
          </table:table-cell>
          <table:table-cell office:value-type="float" office:value="264.66000000000003" table:style-name="ce2">
            <text:p>264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0.54" table:style-name="ce2">
            <text:p>220,54</text:p>
          </table:table-cell>
          <table:table-cell office:value-type="float" office:value="230.92000000000002" table:style-name="ce2">
            <text:p>230,92</text:p>
          </table:table-cell>
          <table:table-cell office:value-type="float" office:value="253.57" table:style-name="ce2">
            <text:p>253,57</text:p>
          </table:table-cell>
          <table:table-cell office:value-type="float" office:value="258.69" table:style-name="ce2">
            <text:p>258,69</text:p>
          </table:table-cell>
          <table:table-cell office:value-type="float" office:value="262.95999999999998" table:style-name="ce2">
            <text:p>262,96</text:p>
          </table:table-cell>
          <table:table-cell office:value-type="float" office:value="265.17" table:style-name="ce2">
            <text:p>265,1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.97" table:style-name="ce2">
            <text:p>345,97</text:p>
          </table:table-cell>
          <table:table-cell office:value-type="float" office:value="365.44" table:style-name="ce2">
            <text:p>365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5.97" table:style-name="ce2">
            <text:p>345,97</text:p>
          </table:table-cell>
          <table:table-cell office:value-type="float" office:value="365.44" table:style-name="ce2">
            <text:p>365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53.99" table:style-name="ce2">
            <text:p>253,99</text:p>
          </table:table-cell>
          <table:table-cell office:value-type="float" office:value="262.39999999999998" table:style-name="ce2">
            <text:p>262,4</text:p>
          </table:table-cell>
          <table:table-cell office:value-type="float" office:value="288.86" table:style-name="ce2">
            <text:p>288,86</text:p>
          </table:table-cell>
          <table:table-cell office:value-type="float" office:value="328.37" table:style-name="ce2">
            <text:p>328,37</text:p>
          </table:table-cell>
          <table:table-cell office:value-type="float" office:value="278.65000000000003" table:style-name="ce2">
            <text:p>278,65</text:p>
          </table:table-cell>
          <table:table-cell office:value-type="float" office:value="328.69" table:style-name="ce2">
            <text:p>328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46.99" table:style-name="ce2">
            <text:p>246,99</text:p>
          </table:table-cell>
          <table:table-cell office:value-type="float" office:value="261.32" table:style-name="ce2">
            <text:p>261,32</text:p>
          </table:table-cell>
          <table:table-cell office:value-type="float" office:value="303.69" table:style-name="ce2">
            <text:p>303,69</text:p>
          </table:table-cell>
          <table:table-cell office:value-type="float" office:value="325.06" table:style-name="ce2">
            <text:p>325,06</text:p>
          </table:table-cell>
          <table:table-cell office:value-type="float" office:value="350.26" table:style-name="ce2">
            <text:p>350,26</text:p>
          </table:table-cell>
          <table:table-cell office:value-type="float" office:value="386.26" table:style-name="ce2">
            <text:p>386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9.05" table:style-name="ce2">
            <text:p>249,05</text:p>
          </table:table-cell>
          <table:table-cell office:value-type="float" office:value="261.64" table:style-name="ce2">
            <text:p>261,64</text:p>
          </table:table-cell>
          <table:table-cell office:value-type="float" office:value="298.59000000000003" table:style-name="ce2">
            <text:p>298,59</text:p>
          </table:table-cell>
          <table:table-cell office:value-type="float" office:value="326.2" table:style-name="ce2">
            <text:p>326,2</text:p>
          </table:table-cell>
          <table:table-cell office:value-type="float" office:value="338.16" table:style-name="ce2">
            <text:p>338,16</text:p>
          </table:table-cell>
          <table:table-cell office:value-type="float" office:value="376.53000000000003" table:style-name="ce2">
            <text:p>376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53.99" table:style-name="ce2">
            <text:p>253,99</text:p>
          </table:table-cell>
          <table:table-cell office:value-type="float" office:value="262.39999999999998" table:style-name="ce2">
            <text:p>262,4</text:p>
          </table:table-cell>
          <table:table-cell office:value-type="float" office:value="288.86" table:style-name="ce2">
            <text:p>288,86</text:p>
          </table:table-cell>
          <table:table-cell office:value-type="float" office:value="328.37" table:style-name="ce2">
            <text:p>328,37</text:p>
          </table:table-cell>
          <table:table-cell office:value-type="float" office:value="278.65000000000003" table:style-name="ce2">
            <text:p>278,65</text:p>
          </table:table-cell>
          <table:table-cell office:value-type="float" office:value="328.69" table:style-name="ce2">
            <text:p>328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46.99" table:style-name="ce2">
            <text:p>246,99</text:p>
          </table:table-cell>
          <table:table-cell office:value-type="float" office:value="261.32" table:style-name="ce2">
            <text:p>261,32</text:p>
          </table:table-cell>
          <table:table-cell office:value-type="float" office:value="303.69" table:style-name="ce2">
            <text:p>303,69</text:p>
          </table:table-cell>
          <table:table-cell office:value-type="float" office:value="325.06" table:style-name="ce2">
            <text:p>325,06</text:p>
          </table:table-cell>
          <table:table-cell office:value-type="float" office:value="350.51" table:style-name="ce2">
            <text:p>350,51</text:p>
          </table:table-cell>
          <table:table-cell office:value-type="float" office:value="387.44" table:style-name="ce2">
            <text:p>387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9.05" table:style-name="ce2">
            <text:p>249,05</text:p>
          </table:table-cell>
          <table:table-cell office:value-type="float" office:value="261.64" table:style-name="ce2">
            <text:p>261,64</text:p>
          </table:table-cell>
          <table:table-cell office:value-type="float" office:value="298.59000000000003" table:style-name="ce2">
            <text:p>298,59</text:p>
          </table:table-cell>
          <table:table-cell office:value-type="float" office:value="326.2" table:style-name="ce2">
            <text:p>326,2</text:p>
          </table:table-cell>
          <table:table-cell office:value-type="float" office:value="337.8" table:style-name="ce2">
            <text:p>337,8</text:p>
          </table:table-cell>
          <table:table-cell office:value-type="float" office:value="377.05" table:style-name="ce2">
            <text:p>377,0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3.77" table:style-name="ce2">
            <text:p>203,77</text:p>
          </table:table-cell>
          <table:table-cell office:value-type="float" office:value="211.95000000000002" table:style-name="ce2">
            <text:p>211,95</text:p>
          </table:table-cell>
          <table:table-cell office:value-type="float" office:value="250" table:style-name="ce2">
            <text:p>250</text:p>
          </table:table-cell>
          <table:table-cell office:value-type="float" office:value="251.17000000000002" table:style-name="ce2">
            <text:p>251,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77" table:style-name="ce2">
            <text:p>203,77</text:p>
          </table:table-cell>
          <table:table-cell office:value-type="float" office:value="211.95000000000002" table:style-name="ce2">
            <text:p>211,95</text:p>
          </table:table-cell>
          <table:table-cell office:value-type="float" office:value="250" table:style-name="ce2">
            <text:p>250</text:p>
          </table:table-cell>
          <table:table-cell office:value-type="float" office:value="251.17000000000002" table:style-name="ce2">
            <text:p>251,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8.32" table:style-name="ce2">
            <text:p>218,32</text:p>
          </table:table-cell>
          <table:table-cell office:value-type="float" office:value="230.20000000000002" table:style-name="ce2">
            <text:p>230,2</text:p>
          </table:table-cell>
          <table:table-cell office:value-type="float" office:value="255.74" table:style-name="ce2">
            <text:p>255,74</text:p>
          </table:table-cell>
          <table:table-cell office:value-type="float" office:value="264.81" table:style-name="ce2">
            <text:p>264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3.36" table:style-name="ce2">
            <text:p>213,36</text:p>
          </table:table-cell>
          <table:table-cell office:value-type="float" office:value="224.93" table:style-name="ce2">
            <text:p>224,93</text:p>
          </table:table-cell>
          <table:table-cell office:value-type="float" office:value="258.7" table:style-name="ce2">
            <text:p>258,7</text:p>
          </table:table-cell>
          <table:table-cell office:value-type="float" office:value="261.31" table:style-name="ce2">
            <text:p>261,31</text:p>
          </table:table-cell>
          <table:table-cell office:value-type="float" office:value="247.33" table:style-name="ce2">
            <text:p>247,33</text:p>
          </table:table-cell>
          <table:table-cell office:value-type="float" office:value="259.72000000000003" table:style-name="ce2">
            <text:p>259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3.74" table:style-name="ce2">
            <text:p>213,74</text:p>
          </table:table-cell>
          <table:table-cell office:value-type="float" office:value="225.34" table:style-name="ce2">
            <text:p>225,34</text:p>
          </table:table-cell>
          <table:table-cell office:value-type="float" office:value="258.25" table:style-name="ce2">
            <text:p>258,25</text:p>
          </table:table-cell>
          <table:table-cell office:value-type="float" office:value="261.84000000000003" table:style-name="ce2">
            <text:p>261,84</text:p>
          </table:table-cell>
          <table:table-cell office:value-type="float" office:value="247.33" table:style-name="ce2">
            <text:p>247,33</text:p>
          </table:table-cell>
          <table:table-cell office:value-type="float" office:value="259.72000000000003" table:style-name="ce2">
            <text:p>259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8.32" table:style-name="ce2">
            <text:p>218,32</text:p>
          </table:table-cell>
          <table:table-cell office:value-type="float" office:value="230.20000000000002" table:style-name="ce2">
            <text:p>230,2</text:p>
          </table:table-cell>
          <table:table-cell office:value-type="float" office:value="255.74" table:style-name="ce2">
            <text:p>255,74</text:p>
          </table:table-cell>
          <table:table-cell office:value-type="float" office:value="264.81" table:style-name="ce2">
            <text:p>264,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4.5" table:style-name="ce2">
            <text:p>214,5</text:p>
          </table:table-cell>
          <table:table-cell office:value-type="float" office:value="226.48000000000002" table:style-name="ce2">
            <text:p>226,48</text:p>
          </table:table-cell>
          <table:table-cell office:value-type="float" office:value="260.44" table:style-name="ce2">
            <text:p>260,44</text:p>
          </table:table-cell>
          <table:table-cell office:value-type="float" office:value="263.34000000000003" table:style-name="ce2">
            <text:p>263,34</text:p>
          </table:table-cell>
          <table:table-cell office:value-type="float" office:value="247.33" table:style-name="ce2">
            <text:p>247,33</text:p>
          </table:table-cell>
          <table:table-cell office:value-type="float" office:value="259.72000000000003" table:style-name="ce2">
            <text:p>259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4.83" table:style-name="ce2">
            <text:p>214,83</text:p>
          </table:table-cell>
          <table:table-cell office:value-type="float" office:value="226.79" table:style-name="ce2">
            <text:p>226,79</text:p>
          </table:table-cell>
          <table:table-cell office:value-type="float" office:value="259.61" table:style-name="ce2">
            <text:p>259,61</text:p>
          </table:table-cell>
          <table:table-cell office:value-type="float" office:value="263.60000000000002" table:style-name="ce2">
            <text:p>263,6</text:p>
          </table:table-cell>
          <table:table-cell office:value-type="float" office:value="247.33" table:style-name="ce2">
            <text:p>247,33</text:p>
          </table:table-cell>
          <table:table-cell office:value-type="float" office:value="259.72000000000003" table:style-name="ce2">
            <text:p>259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20.42000000000002" table:style-name="ce2">
            <text:p>220,42</text:p>
          </table:table-cell>
          <table:table-cell office:value-type="float" office:value="242.02" table:style-name="ce2">
            <text:p>242,02</text:p>
          </table:table-cell>
          <table:table-cell office:value-type="float" office:value="274.42" table:style-name="ce2">
            <text:p>274,42</text:p>
          </table:table-cell>
          <table:table-cell office:value-type="float" office:value="280.29000000000002" table:style-name="ce2">
            <text:p>280,29</text:p>
          </table:table-cell>
          <table:table-cell office:value-type="float" office:value="308.14" table:style-name="ce2">
            <text:p>308,14</text:p>
          </table:table-cell>
          <table:table-cell office:value-type="float" office:value="316.02" table:style-name="ce2">
            <text:p>316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20.42000000000002" table:style-name="ce2">
            <text:p>220,42</text:p>
          </table:table-cell>
          <table:table-cell office:value-type="float" office:value="242.02" table:style-name="ce2">
            <text:p>242,02</text:p>
          </table:table-cell>
          <table:table-cell office:value-type="float" office:value="274.42" table:style-name="ce2">
            <text:p>274,42</text:p>
          </table:table-cell>
          <table:table-cell office:value-type="float" office:value="280.29000000000002" table:style-name="ce2">
            <text:p>280,29</text:p>
          </table:table-cell>
          <table:table-cell office:value-type="float" office:value="308.14" table:style-name="ce2">
            <text:p>308,14</text:p>
          </table:table-cell>
          <table:table-cell office:value-type="float" office:value="316.02" table:style-name="ce2">
            <text:p>316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62.63" table:style-name="ce2">
            <text:p>262,63</text:p>
          </table:table-cell>
          <table:table-cell office:value-type="float" office:value="280.87" table:style-name="ce2">
            <text:p>280,87</text:p>
          </table:table-cell>
          <table:table-cell office:value-type="float" office:value="304.03000000000003" table:style-name="ce2">
            <text:p>304,03</text:p>
          </table:table-cell>
          <table:table-cell office:value-type="float" office:value="330.21" table:style-name="ce2">
            <text:p>330,21</text:p>
          </table:table-cell>
          <table:table-cell office:value-type="float" office:value="320.61" table:style-name="ce2">
            <text:p>320,61</text:p>
          </table:table-cell>
          <table:table-cell office:value-type="float" office:value="338.62" table:style-name="ce2">
            <text:p>338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55.45000000000002" table:style-name="ce2">
            <text:p>255,45</text:p>
          </table:table-cell>
          <table:table-cell office:value-type="float" office:value="269.67" table:style-name="ce2">
            <text:p>269,67</text:p>
          </table:table-cell>
          <table:table-cell office:value-type="float" office:value="291.88" table:style-name="ce2">
            <text:p>291,88</text:p>
          </table:table-cell>
          <table:table-cell office:value-type="float" office:value="306.95" table:style-name="ce2">
            <text:p>306,95</text:p>
          </table:table-cell>
          <table:table-cell office:value-type="float" office:value="313.52" table:style-name="ce2">
            <text:p>313,52</text:p>
          </table:table-cell>
          <table:table-cell office:value-type="float" office:value="321.95" table:style-name="ce2">
            <text:p>321,9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57.33" table:style-name="ce2">
            <text:p>257,33</text:p>
          </table:table-cell>
          <table:table-cell office:value-type="float" office:value="272.61" table:style-name="ce2">
            <text:p>272,61</text:p>
          </table:table-cell>
          <table:table-cell office:value-type="float" office:value="295.04000000000002" table:style-name="ce2">
            <text:p>295,04</text:p>
          </table:table-cell>
          <table:table-cell office:value-type="float" office:value="313" table:style-name="ce2">
            <text:p>313</text:p>
          </table:table-cell>
          <table:table-cell office:value-type="float" office:value="315.29000000000002" table:style-name="ce2">
            <text:p>315,29</text:p>
          </table:table-cell>
          <table:table-cell office:value-type="float" office:value="326.13" table:style-name="ce2">
            <text:p>326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62.63" table:style-name="ce2">
            <text:p>262,63</text:p>
          </table:table-cell>
          <table:table-cell office:value-type="float" office:value="280.87" table:style-name="ce2">
            <text:p>280,87</text:p>
          </table:table-cell>
          <table:table-cell office:value-type="float" office:value="304.03000000000003" table:style-name="ce2">
            <text:p>304,03</text:p>
          </table:table-cell>
          <table:table-cell office:value-type="float" office:value="330.21" table:style-name="ce2">
            <text:p>330,21</text:p>
          </table:table-cell>
          <table:table-cell office:value-type="float" office:value="320.61" table:style-name="ce2">
            <text:p>320,61</text:p>
          </table:table-cell>
          <table:table-cell office:value-type="float" office:value="338.62" table:style-name="ce2">
            <text:p>338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55.5" table:style-name="ce2">
            <text:p>255,5</text:p>
          </table:table-cell>
          <table:table-cell office:value-type="float" office:value="269.70999999999998" table:style-name="ce2">
            <text:p>269,71</text:p>
          </table:table-cell>
          <table:table-cell office:value-type="float" office:value="291.95999999999998" table:style-name="ce2">
            <text:p>291,96</text:p>
          </table:table-cell>
          <table:table-cell office:value-type="float" office:value="307.07" table:style-name="ce2">
            <text:p>307,07</text:p>
          </table:table-cell>
          <table:table-cell office:value-type="float" office:value="313.53000000000003" table:style-name="ce2">
            <text:p>313,53</text:p>
          </table:table-cell>
          <table:table-cell office:value-type="float" office:value="321.97000000000003" table:style-name="ce2">
            <text:p>321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57.37" table:style-name="ce2">
            <text:p>257,37</text:p>
          </table:table-cell>
          <table:table-cell office:value-type="float" office:value="272.64" table:style-name="ce2">
            <text:p>272,64</text:p>
          </table:table-cell>
          <table:table-cell office:value-type="float" office:value="295.11" table:style-name="ce2">
            <text:p>295,11</text:p>
          </table:table-cell>
          <table:table-cell office:value-type="float" office:value="313.11" table:style-name="ce2">
            <text:p>313,11</text:p>
          </table:table-cell>
          <table:table-cell office:value-type="float" office:value="315.31" table:style-name="ce2">
            <text:p>315,31</text:p>
          </table:table-cell>
          <table:table-cell office:value-type="float" office:value="326.15000000000003" table:style-name="ce2">
            <text:p>326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3.41" table:style-name="ce2">
            <text:p>203,41</text:p>
          </table:table-cell>
          <table:table-cell office:value-type="float" office:value="211.85" table:style-name="ce2">
            <text:p>211,85</text:p>
          </table:table-cell>
          <table:table-cell office:value-type="float" office:value="247.23000000000002" table:style-name="ce2">
            <text:p>247,23</text:p>
          </table:table-cell>
          <table:table-cell office:value-type="float" office:value="249.64000000000001" table:style-name="ce2">
            <text:p>249,64</text:p>
          </table:table-cell>
          <table:table-cell office:value-type="float" office:value="235.05" table:style-name="ce2">
            <text:p>235,05</text:p>
          </table:table-cell>
          <table:table-cell office:value-type="float" office:value="238.89000000000001" table:style-name="ce2">
            <text:p>238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41" table:style-name="ce2">
            <text:p>203,41</text:p>
          </table:table-cell>
          <table:table-cell office:value-type="float" office:value="211.85" table:style-name="ce2">
            <text:p>211,85</text:p>
          </table:table-cell>
          <table:table-cell office:value-type="float" office:value="247.23000000000002" table:style-name="ce2">
            <text:p>247,23</text:p>
          </table:table-cell>
          <table:table-cell office:value-type="float" office:value="249.64000000000001" table:style-name="ce2">
            <text:p>249,64</text:p>
          </table:table-cell>
          <table:table-cell office:value-type="float" office:value="235.05" table:style-name="ce2">
            <text:p>235,05</text:p>
          </table:table-cell>
          <table:table-cell office:value-type="float" office:value="238.89000000000001" table:style-name="ce2">
            <text:p>238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0.48000000000002" table:style-name="ce2">
            <text:p>220,48</text:p>
          </table:table-cell>
          <table:table-cell office:value-type="float" office:value="230.1" table:style-name="ce2">
            <text:p>230,1</text:p>
          </table:table-cell>
          <table:table-cell office:value-type="float" office:value="251.34" table:style-name="ce2">
            <text:p>251,34</text:p>
          </table:table-cell>
          <table:table-cell office:value-type="float" office:value="258.98" table:style-name="ce2">
            <text:p>258,98</text:p>
          </table:table-cell>
          <table:table-cell office:value-type="float" office:value="274.72000000000003" table:style-name="ce2">
            <text:p>274,72</text:p>
          </table:table-cell>
          <table:table-cell office:value-type="float" office:value="269.53000000000003" table:style-name="ce2">
            <text:p>269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5.68" table:style-name="ce2">
            <text:p>215,68</text:p>
          </table:table-cell>
          <table:table-cell office:value-type="float" office:value="226.99" table:style-name="ce2">
            <text:p>226,99</text:p>
          </table:table-cell>
          <table:table-cell office:value-type="float" office:value="254.97" table:style-name="ce2">
            <text:p>254,97</text:p>
          </table:table-cell>
          <table:table-cell office:value-type="float" office:value="259.35000000000002" table:style-name="ce2">
            <text:p>259,35</text:p>
          </table:table-cell>
          <table:table-cell office:value-type="float" office:value="260.89" table:style-name="ce2">
            <text:p>260,89</text:p>
          </table:table-cell>
          <table:table-cell office:value-type="float" office:value="264.03000000000003" table:style-name="ce2">
            <text:p>264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6.09" table:style-name="ce2">
            <text:p>216,09</text:p>
          </table:table-cell>
          <table:table-cell office:value-type="float" office:value="227.26" table:style-name="ce2">
            <text:p>227,26</text:p>
          </table:table-cell>
          <table:table-cell office:value-type="float" office:value="254.63" table:style-name="ce2">
            <text:p>254,63</text:p>
          </table:table-cell>
          <table:table-cell office:value-type="float" office:value="259.32" table:style-name="ce2">
            <text:p>259,32</text:p>
          </table:table-cell>
          <table:table-cell office:value-type="float" office:value="262.3" table:style-name="ce2">
            <text:p>262,3</text:p>
          </table:table-cell>
          <table:table-cell office:value-type="float" office:value="264.59000000000003" table:style-name="ce2">
            <text:p>264,5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0.48000000000002" table:style-name="ce2">
            <text:p>220,48</text:p>
          </table:table-cell>
          <table:table-cell office:value-type="float" office:value="230.1" table:style-name="ce2">
            <text:p>230,1</text:p>
          </table:table-cell>
          <table:table-cell office:value-type="float" office:value="251.34" table:style-name="ce2">
            <text:p>251,34</text:p>
          </table:table-cell>
          <table:table-cell office:value-type="float" office:value="258.98" table:style-name="ce2">
            <text:p>258,98</text:p>
          </table:table-cell>
          <table:table-cell office:value-type="float" office:value="274.72000000000003" table:style-name="ce2">
            <text:p>274,72</text:p>
          </table:table-cell>
          <table:table-cell office:value-type="float" office:value="269.53000000000003" table:style-name="ce2">
            <text:p>269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6.65" table:style-name="ce2">
            <text:p>216,65</text:p>
          </table:table-cell>
          <table:table-cell office:value-type="float" office:value="228.19" table:style-name="ce2">
            <text:p>228,19</text:p>
          </table:table-cell>
          <table:table-cell office:value-type="float" office:value="255.52" table:style-name="ce2">
            <text:p>255,52</text:p>
          </table:table-cell>
          <table:table-cell office:value-type="float" office:value="260.04000000000002" table:style-name="ce2">
            <text:p>260,04</text:p>
          </table:table-cell>
          <table:table-cell office:value-type="float" office:value="261.51" table:style-name="ce2">
            <text:p>261,51</text:p>
          </table:table-cell>
          <table:table-cell office:value-type="float" office:value="264.63" table:style-name="ce2">
            <text:p>264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7.01" table:style-name="ce2">
            <text:p>217,01</text:p>
          </table:table-cell>
          <table:table-cell office:value-type="float" office:value="228.37" table:style-name="ce2">
            <text:p>228,37</text:p>
          </table:table-cell>
          <table:table-cell office:value-type="float" office:value="255.11" table:style-name="ce2">
            <text:p>255,11</text:p>
          </table:table-cell>
          <table:table-cell office:value-type="float" office:value="259.94" table:style-name="ce2">
            <text:p>259,94</text:p>
          </table:table-cell>
          <table:table-cell office:value-type="float" office:value="262.88" table:style-name="ce2">
            <text:p>262,88</text:p>
          </table:table-cell>
          <table:table-cell office:value-type="float" office:value="265.14" table:style-name="ce2">
            <text:p>265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3.41" table:style-name="ce2">
            <text:p>203,41</text:p>
          </table:table-cell>
          <table:table-cell office:value-type="float" office:value="211.85" table:style-name="ce2">
            <text:p>211,85</text:p>
          </table:table-cell>
          <table:table-cell office:value-type="float" office:value="247.23000000000002" table:style-name="ce2">
            <text:p>247,23</text:p>
          </table:table-cell>
          <table:table-cell office:value-type="float" office:value="249.64000000000001" table:style-name="ce2">
            <text:p>249,64</text:p>
          </table:table-cell>
          <table:table-cell office:value-type="float" office:value="235.92000000000002" table:style-name="ce2">
            <text:p>235,92</text:p>
          </table:table-cell>
          <table:table-cell office:value-type="float" office:value="239.88" table:style-name="ce2">
            <text:p>239,8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41" table:style-name="ce2">
            <text:p>203,41</text:p>
          </table:table-cell>
          <table:table-cell office:value-type="float" office:value="211.85" table:style-name="ce2">
            <text:p>211,85</text:p>
          </table:table-cell>
          <table:table-cell office:value-type="float" office:value="247.23000000000002" table:style-name="ce2">
            <text:p>247,23</text:p>
          </table:table-cell>
          <table:table-cell office:value-type="float" office:value="249.64000000000001" table:style-name="ce2">
            <text:p>249,64</text:p>
          </table:table-cell>
          <table:table-cell office:value-type="float" office:value="235.92000000000002" table:style-name="ce2">
            <text:p>235,92</text:p>
          </table:table-cell>
          <table:table-cell office:value-type="float" office:value="239.88" table:style-name="ce2">
            <text:p>239,8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0.6" table:style-name="ce2">
            <text:p>220,6</text:p>
          </table:table-cell>
          <table:table-cell office:value-type="float" office:value="230.21" table:style-name="ce2">
            <text:p>230,21</text:p>
          </table:table-cell>
          <table:table-cell office:value-type="float" office:value="251.56" table:style-name="ce2">
            <text:p>251,56</text:p>
          </table:table-cell>
          <table:table-cell office:value-type="float" office:value="259.38" table:style-name="ce2">
            <text:p>259,38</text:p>
          </table:table-cell>
          <table:table-cell office:value-type="float" office:value="274.74" table:style-name="ce2">
            <text:p>274,74</text:p>
          </table:table-cell>
          <table:table-cell office:value-type="float" office:value="269.89" table:style-name="ce2">
            <text:p>269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5.70000000000002" table:style-name="ce2">
            <text:p>215,7</text:p>
          </table:table-cell>
          <table:table-cell office:value-type="float" office:value="227.02" table:style-name="ce2">
            <text:p>227,02</text:p>
          </table:table-cell>
          <table:table-cell office:value-type="float" office:value="255.03" table:style-name="ce2">
            <text:p>255,03</text:p>
          </table:table-cell>
          <table:table-cell office:value-type="float" office:value="259.43" table:style-name="ce2">
            <text:p>259,43</text:p>
          </table:table-cell>
          <table:table-cell office:value-type="float" office:value="261.2" table:style-name="ce2">
            <text:p>261,2</text:p>
          </table:table-cell>
          <table:table-cell office:value-type="float" office:value="264.45" table:style-name="ce2">
            <text:p>264,4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6.13" table:style-name="ce2">
            <text:p>216,13</text:p>
          </table:table-cell>
          <table:table-cell office:value-type="float" office:value="227.29" table:style-name="ce2">
            <text:p>227,29</text:p>
          </table:table-cell>
          <table:table-cell office:value-type="float" office:value="254.70000000000002" table:style-name="ce2">
            <text:p>254,7</text:p>
          </table:table-cell>
          <table:table-cell office:value-type="float" office:value="259.42" table:style-name="ce2">
            <text:p>259,42</text:p>
          </table:table-cell>
          <table:table-cell office:value-type="float" office:value="262.58" table:style-name="ce2">
            <text:p>262,58</text:p>
          </table:table-cell>
          <table:table-cell office:value-type="float" office:value="265" table:style-name="ce2">
            <text:p>2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0.6" table:style-name="ce2">
            <text:p>220,6</text:p>
          </table:table-cell>
          <table:table-cell office:value-type="float" office:value="230.21" table:style-name="ce2">
            <text:p>230,21</text:p>
          </table:table-cell>
          <table:table-cell office:value-type="float" office:value="251.56" table:style-name="ce2">
            <text:p>251,56</text:p>
          </table:table-cell>
          <table:table-cell office:value-type="float" office:value="259.38" table:style-name="ce2">
            <text:p>259,38</text:p>
          </table:table-cell>
          <table:table-cell office:value-type="float" office:value="274.74" table:style-name="ce2">
            <text:p>274,74</text:p>
          </table:table-cell>
          <table:table-cell office:value-type="float" office:value="269.89" table:style-name="ce2">
            <text:p>269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6.68" table:style-name="ce2">
            <text:p>216,68</text:p>
          </table:table-cell>
          <table:table-cell office:value-type="float" office:value="228.22" table:style-name="ce2">
            <text:p>228,22</text:p>
          </table:table-cell>
          <table:table-cell office:value-type="float" office:value="255.58" table:style-name="ce2">
            <text:p>255,58</text:p>
          </table:table-cell>
          <table:table-cell office:value-type="float" office:value="260.12" table:style-name="ce2">
            <text:p>260,12</text:p>
          </table:table-cell>
          <table:table-cell office:value-type="float" office:value="261.81" table:style-name="ce2">
            <text:p>261,81</text:p>
          </table:table-cell>
          <table:table-cell office:value-type="float" office:value="265.04000000000002" table:style-name="ce2">
            <text:p>265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7.04" table:style-name="ce2">
            <text:p>217,04</text:p>
          </table:table-cell>
          <table:table-cell office:value-type="float" office:value="228.4" table:style-name="ce2">
            <text:p>228,4</text:p>
          </table:table-cell>
          <table:table-cell office:value-type="float" office:value="255.18" table:style-name="ce2">
            <text:p>255,18</text:p>
          </table:table-cell>
          <table:table-cell office:value-type="float" office:value="260.05" table:style-name="ce2">
            <text:p>260,05</text:p>
          </table:table-cell>
          <table:table-cell office:value-type="float" office:value="263.14999999999998" table:style-name="ce2">
            <text:p>263,15</text:p>
          </table:table-cell>
          <table:table-cell office:value-type="float" office:value="265.54000000000002" table:style-name="ce2">
            <text:p>265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3.44" table:style-name="ce2">
            <text:p>203,44</text:p>
          </table:table-cell>
          <table:table-cell office:value-type="float" office:value="211.91" table:style-name="ce2">
            <text:p>211,91</text:p>
          </table:table-cell>
          <table:table-cell office:value-type="float" office:value="247.39000000000001" table:style-name="ce2">
            <text:p>247,39</text:p>
          </table:table-cell>
          <table:table-cell office:value-type="float" office:value="249.82" table:style-name="ce2">
            <text:p>249,82</text:p>
          </table:table-cell>
          <table:table-cell office:value-type="float" office:value="237.04" table:style-name="ce2">
            <text:p>237,04</text:p>
          </table:table-cell>
          <table:table-cell office:value-type="float" office:value="241.07" table:style-name="ce2">
            <text:p>241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44" table:style-name="ce2">
            <text:p>203,44</text:p>
          </table:table-cell>
          <table:table-cell office:value-type="float" office:value="211.91" table:style-name="ce2">
            <text:p>211,91</text:p>
          </table:table-cell>
          <table:table-cell office:value-type="float" office:value="247.39000000000001" table:style-name="ce2">
            <text:p>247,39</text:p>
          </table:table-cell>
          <table:table-cell office:value-type="float" office:value="249.82" table:style-name="ce2">
            <text:p>249,82</text:p>
          </table:table-cell>
          <table:table-cell office:value-type="float" office:value="237.04" table:style-name="ce2">
            <text:p>237,04</text:p>
          </table:table-cell>
          <table:table-cell office:value-type="float" office:value="241.07" table:style-name="ce2">
            <text:p>241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2.26" table:style-name="ce2">
            <text:p>232,26</text:p>
          </table:table-cell>
          <table:table-cell office:value-type="float" office:value="244.26" table:style-name="ce2">
            <text:p>244,26</text:p>
          </table:table-cell>
          <table:table-cell office:value-type="float" office:value="263.64" table:style-name="ce2">
            <text:p>263,64</text:p>
          </table:table-cell>
          <table:table-cell office:value-type="float" office:value="275.69" table:style-name="ce2">
            <text:p>275,69</text:p>
          </table:table-cell>
          <table:table-cell office:value-type="float" office:value="285.91000000000003" table:style-name="ce2">
            <text:p>285,91</text:p>
          </table:table-cell>
          <table:table-cell office:value-type="float" office:value="286.63" table:style-name="ce2">
            <text:p>286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9.38" table:style-name="ce2">
            <text:p>219,38</text:p>
          </table:table-cell>
          <table:table-cell office:value-type="float" office:value="230.96" table:style-name="ce2">
            <text:p>230,96</text:p>
          </table:table-cell>
          <table:table-cell office:value-type="float" office:value="258.01" table:style-name="ce2">
            <text:p>258,01</text:p>
          </table:table-cell>
          <table:table-cell office:value-type="float" office:value="263.27" table:style-name="ce2">
            <text:p>263,27</text:p>
          </table:table-cell>
          <table:table-cell office:value-type="float" office:value="266.35000000000002" table:style-name="ce2">
            <text:p>266,35</text:p>
          </table:table-cell>
          <table:table-cell office:value-type="float" office:value="270.10000000000002" table:style-name="ce2">
            <text:p>270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0.74" table:style-name="ce2">
            <text:p>220,74</text:p>
          </table:table-cell>
          <table:table-cell office:value-type="float" office:value="232.37" table:style-name="ce2">
            <text:p>232,37</text:p>
          </table:table-cell>
          <table:table-cell office:value-type="float" office:value="258.63" table:style-name="ce2">
            <text:p>258,63</text:p>
          </table:table-cell>
          <table:table-cell office:value-type="float" office:value="264.64" table:style-name="ce2">
            <text:p>264,64</text:p>
          </table:table-cell>
          <table:table-cell office:value-type="float" office:value="268.67" table:style-name="ce2">
            <text:p>268,67</text:p>
          </table:table-cell>
          <table:table-cell office:value-type="float" office:value="272.07" table:style-name="ce2">
            <text:p>272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2.26" table:style-name="ce2">
            <text:p>232,26</text:p>
          </table:table-cell>
          <table:table-cell office:value-type="float" office:value="244.26" table:style-name="ce2">
            <text:p>244,26</text:p>
          </table:table-cell>
          <table:table-cell office:value-type="float" office:value="263.64" table:style-name="ce2">
            <text:p>263,64</text:p>
          </table:table-cell>
          <table:table-cell office:value-type="float" office:value="275.69" table:style-name="ce2">
            <text:p>275,69</text:p>
          </table:table-cell>
          <table:table-cell office:value-type="float" office:value="285.91000000000003" table:style-name="ce2">
            <text:p>285,91</text:p>
          </table:table-cell>
          <table:table-cell office:value-type="float" office:value="286.63" table:style-name="ce2">
            <text:p>286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0.52" table:style-name="ce2">
            <text:p>220,52</text:p>
          </table:table-cell>
          <table:table-cell office:value-type="float" office:value="232.32" table:style-name="ce2">
            <text:p>232,32</text:p>
          </table:table-cell>
          <table:table-cell office:value-type="float" office:value="258.7" table:style-name="ce2">
            <text:p>258,7</text:p>
          </table:table-cell>
          <table:table-cell office:value-type="float" office:value="264.14999999999998" table:style-name="ce2">
            <text:p>264,15</text:p>
          </table:table-cell>
          <table:table-cell office:value-type="float" office:value="266.99" table:style-name="ce2">
            <text:p>266,99</text:p>
          </table:table-cell>
          <table:table-cell office:value-type="float" office:value="270.74" table:style-name="ce2">
            <text:p>270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inas Gerai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1.84" table:style-name="ce2">
            <text:p>221,84</text:p>
          </table:table-cell>
          <table:table-cell office:value-type="float" office:value="233.67000000000002" table:style-name="ce2">
            <text:p>233,67</text:p>
          </table:table-cell>
          <table:table-cell office:value-type="float" office:value="259.28000000000003" table:style-name="ce2">
            <text:p>259,28</text:p>
          </table:table-cell>
          <table:table-cell office:value-type="float" office:value="265.49" table:style-name="ce2">
            <text:p>265,49</text:p>
          </table:table-cell>
          <table:table-cell office:value-type="float" office:value="269.29000000000002" table:style-name="ce2">
            <text:p>269,29</text:p>
          </table:table-cell>
          <table:table-cell office:value-type="float" office:value="272.67" table:style-name="ce2">
            <text:p>272,6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2.34" table:style-name="ce2">
            <text:p>212,34</text:p>
          </table:table-cell>
          <table:table-cell office:value-type="float" office:value="220.37" table:style-name="ce2">
            <text:p>220,37</text:p>
          </table:table-cell>
          <table:table-cell office:value-type="float" office:value="254.12" table:style-name="ce2">
            <text:p>254,12</text:p>
          </table:table-cell>
          <table:table-cell office:value-type="float" office:value="257.10000000000002" table:style-name="ce2">
            <text:p>257,1</text:p>
          </table:table-cell>
          <table:table-cell office:value-type="float" office:value="262.41000000000003" table:style-name="ce2">
            <text:p>262,41</text:p>
          </table:table-cell>
          <table:table-cell office:value-type="float" office:value="268.08" table:style-name="ce2">
            <text:p>268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2.34" table:style-name="ce2">
            <text:p>212,34</text:p>
          </table:table-cell>
          <table:table-cell office:value-type="float" office:value="220.37" table:style-name="ce2">
            <text:p>220,37</text:p>
          </table:table-cell>
          <table:table-cell office:value-type="float" office:value="254.12" table:style-name="ce2">
            <text:p>254,12</text:p>
          </table:table-cell>
          <table:table-cell office:value-type="float" office:value="257.10000000000002" table:style-name="ce2">
            <text:p>257,1</text:p>
          </table:table-cell>
          <table:table-cell office:value-type="float" office:value="262.41000000000003" table:style-name="ce2">
            <text:p>262,41</text:p>
          </table:table-cell>
          <table:table-cell office:value-type="float" office:value="268.08" table:style-name="ce2">
            <text:p>268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0.39000000000001" table:style-name="ce2">
            <text:p>230,39</text:p>
          </table:table-cell>
          <table:table-cell office:value-type="float" office:value="237.69" table:style-name="ce2">
            <text:p>237,69</text:p>
          </table:table-cell>
          <table:table-cell office:value-type="float" office:value="266.79000000000002" table:style-name="ce2">
            <text:p>266,79</text:p>
          </table:table-cell>
          <table:table-cell office:value-type="float" office:value="269.56" table:style-name="ce2">
            <text:p>269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9.49" table:style-name="ce2">
            <text:p>209,49</text:p>
          </table:table-cell>
          <table:table-cell office:value-type="float" office:value="217.51" table:style-name="ce2">
            <text:p>217,51</text:p>
          </table:table-cell>
          <table:table-cell office:value-type="float" office:value="248.26000000000002" table:style-name="ce2">
            <text:p>248,26</text:p>
          </table:table-cell>
          <table:table-cell office:value-type="float" office:value="253.36" table:style-name="ce2">
            <text:p>253,36</text:p>
          </table:table-cell>
          <table:table-cell office:value-type="float" office:value="270.53000000000003" table:style-name="ce2">
            <text:p>270,53</text:p>
          </table:table-cell>
          <table:table-cell office:value-type="float" office:value="271.39" table:style-name="ce2">
            <text:p>271,3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9.49" table:style-name="ce2">
            <text:p>209,49</text:p>
          </table:table-cell>
          <table:table-cell office:value-type="float" office:value="217.51" table:style-name="ce2">
            <text:p>217,51</text:p>
          </table:table-cell>
          <table:table-cell office:value-type="float" office:value="247.84" table:style-name="ce2">
            <text:p>247,84</text:p>
          </table:table-cell>
          <table:table-cell office:value-type="float" office:value="252.99" table:style-name="ce2">
            <text:p>252,99</text:p>
          </table:table-cell>
          <table:table-cell office:value-type="float" office:value="270.24" table:style-name="ce2">
            <text:p>270,24</text:p>
          </table:table-cell>
          <table:table-cell office:value-type="float" office:value="271.25" table:style-name="ce2">
            <text:p>27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0.39000000000001" table:style-name="ce2">
            <text:p>230,39</text:p>
          </table:table-cell>
          <table:table-cell office:value-type="float" office:value="237.69" table:style-name="ce2">
            <text:p>237,69</text:p>
          </table:table-cell>
          <table:table-cell office:value-type="float" office:value="266.79000000000002" table:style-name="ce2">
            <text:p>266,79</text:p>
          </table:table-cell>
          <table:table-cell office:value-type="float" office:value="269.56" table:style-name="ce2">
            <text:p>269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9.33" table:style-name="ce2">
            <text:p>209,33</text:p>
          </table:table-cell>
          <table:table-cell office:value-type="float" office:value="217.34" table:style-name="ce2">
            <text:p>217,34</text:p>
          </table:table-cell>
          <table:table-cell office:value-type="float" office:value="247.77" table:style-name="ce2">
            <text:p>247,77</text:p>
          </table:table-cell>
          <table:table-cell office:value-type="float" office:value="253.05" table:style-name="ce2">
            <text:p>253,05</text:p>
          </table:table-cell>
          <table:table-cell office:value-type="float" office:value="270.77" table:style-name="ce2">
            <text:p>270,77</text:p>
          </table:table-cell>
          <table:table-cell office:value-type="float" office:value="271.49" table:style-name="ce2">
            <text:p>271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9.33" table:style-name="ce2">
            <text:p>209,33</text:p>
          </table:table-cell>
          <table:table-cell office:value-type="float" office:value="217.34" table:style-name="ce2">
            <text:p>217,34</text:p>
          </table:table-cell>
          <table:table-cell office:value-type="float" office:value="247.33" table:style-name="ce2">
            <text:p>247,33</text:p>
          </table:table-cell>
          <table:table-cell office:value-type="float" office:value="252.66" table:style-name="ce2">
            <text:p>252,66</text:p>
          </table:table-cell>
          <table:table-cell office:value-type="float" office:value="270.45" table:style-name="ce2">
            <text:p>270,45</text:p>
          </table:table-cell>
          <table:table-cell office:value-type="float" office:value="271.34000000000003" table:style-name="ce2">
            <text:p>271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1.61" table:style-name="ce2">
            <text:p>201,61</text:p>
          </table:table-cell>
          <table:table-cell office:value-type="float" office:value="218.76" table:style-name="ce2">
            <text:p>218,76</text:p>
          </table:table-cell>
          <table:table-cell office:value-type="float" office:value="258.07" table:style-name="ce2">
            <text:p>258,07</text:p>
          </table:table-cell>
          <table:table-cell office:value-type="float" office:value="263.7" table:style-name="ce2">
            <text:p>263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1.61" table:style-name="ce2">
            <text:p>201,61</text:p>
          </table:table-cell>
          <table:table-cell office:value-type="float" office:value="218.76" table:style-name="ce2">
            <text:p>218,76</text:p>
          </table:table-cell>
          <table:table-cell office:value-type="float" office:value="258.07" table:style-name="ce2">
            <text:p>258,07</text:p>
          </table:table-cell>
          <table:table-cell office:value-type="float" office:value="263.7" table:style-name="ce2">
            <text:p>263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0.04" table:style-name="ce2">
            <text:p>210,04</text:p>
          </table:table-cell>
          <table:table-cell office:value-type="float" office:value="219.43" table:style-name="ce2">
            <text:p>219,43</text:p>
          </table:table-cell>
          <table:table-cell office:value-type="float" office:value="253.42000000000002" table:style-name="ce2">
            <text:p>253,42</text:p>
          </table:table-cell>
          <table:table-cell office:value-type="float" office:value="257.79000000000002" table:style-name="ce2">
            <text:p>257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7.77" table:style-name="ce2">
            <text:p>207,77</text:p>
          </table:table-cell>
          <table:table-cell office:value-type="float" office:value="219.15" table:style-name="ce2">
            <text:p>219,15</text:p>
          </table:table-cell>
          <table:table-cell office:value-type="float" office:value="252.62" table:style-name="ce2">
            <text:p>252,62</text:p>
          </table:table-cell>
          <table:table-cell office:value-type="float" office:value="257.75" table:style-name="ce2">
            <text:p>257,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7.93" table:style-name="ce2">
            <text:p>207,93</text:p>
          </table:table-cell>
          <table:table-cell office:value-type="float" office:value="219.17000000000002" table:style-name="ce2">
            <text:p>219,17</text:p>
          </table:table-cell>
          <table:table-cell office:value-type="float" office:value="252.70000000000002" table:style-name="ce2">
            <text:p>252,7</text:p>
          </table:table-cell>
          <table:table-cell office:value-type="float" office:value="257.75" table:style-name="ce2">
            <text:p>257,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0.04" table:style-name="ce2">
            <text:p>210,04</text:p>
          </table:table-cell>
          <table:table-cell office:value-type="float" office:value="219.43" table:style-name="ce2">
            <text:p>219,43</text:p>
          </table:table-cell>
          <table:table-cell office:value-type="float" office:value="253.42000000000002" table:style-name="ce2">
            <text:p>253,42</text:p>
          </table:table-cell>
          <table:table-cell office:value-type="float" office:value="257.79000000000002" table:style-name="ce2">
            <text:p>257,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8.48000000000002" table:style-name="ce2">
            <text:p>208,48</text:p>
          </table:table-cell>
          <table:table-cell office:value-type="float" office:value="219.20000000000002" table:style-name="ce2">
            <text:p>219,2</text:p>
          </table:table-cell>
          <table:table-cell office:value-type="float" office:value="252.02" table:style-name="ce2">
            <text:p>252,02</text:p>
          </table:table-cell>
          <table:table-cell office:value-type="float" office:value="257.09000000000003" table:style-name="ce2">
            <text:p>257,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8.6" table:style-name="ce2">
            <text:p>208,6</text:p>
          </table:table-cell>
          <table:table-cell office:value-type="float" office:value="219.21" table:style-name="ce2">
            <text:p>219,21</text:p>
          </table:table-cell>
          <table:table-cell office:value-type="float" office:value="252.17000000000002" table:style-name="ce2">
            <text:p>252,17</text:p>
          </table:table-cell>
          <table:table-cell office:value-type="float" office:value="257.16000000000003" table:style-name="ce2">
            <text:p>257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9.07" table:style-name="ce2">
            <text:p>229,07</text:p>
          </table:table-cell>
          <table:table-cell office:value-type="float" office:value="246.32" table:style-name="ce2">
            <text:p>246,32</text:p>
          </table:table-cell>
          <table:table-cell office:value-type="float" office:value="240.63" table:style-name="ce2">
            <text:p>240,63</text:p>
          </table:table-cell>
          <table:table-cell office:value-type="float" office:value="265.35000000000002" table:style-name="ce2">
            <text:p>265,3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9.07" table:style-name="ce2">
            <text:p>229,07</text:p>
          </table:table-cell>
          <table:table-cell office:value-type="float" office:value="246.32" table:style-name="ce2">
            <text:p>246,32</text:p>
          </table:table-cell>
          <table:table-cell office:value-type="float" office:value="240.63" table:style-name="ce2">
            <text:p>240,63</text:p>
          </table:table-cell>
          <table:table-cell office:value-type="float" office:value="265.35000000000002" table:style-name="ce2">
            <text:p>265,3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58.89" table:style-name="ce2">
            <text:p>258,89</text:p>
          </table:table-cell>
          <table:table-cell office:value-type="float" office:value="279.22000000000003" table:style-name="ce2">
            <text:p>279,22</text:p>
          </table:table-cell>
          <table:table-cell office:value-type="float" office:value="295.15000000000003" table:style-name="ce2">
            <text:p>295,15</text:p>
          </table:table-cell>
          <table:table-cell office:value-type="float" office:value="322.43" table:style-name="ce2">
            <text:p>322,43</text:p>
          </table:table-cell>
          <table:table-cell office:value-type="float" office:value="315.72000000000003" table:style-name="ce2">
            <text:p>315,72</text:p>
          </table:table-cell>
          <table:table-cell office:value-type="float" office:value="335.42" table:style-name="ce2">
            <text:p>335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49.98000000000002" table:style-name="ce2">
            <text:p>249,98</text:p>
          </table:table-cell>
          <table:table-cell office:value-type="float" office:value="263.2" table:style-name="ce2">
            <text:p>263,2</text:p>
          </table:table-cell>
          <table:table-cell office:value-type="float" office:value="292.91000000000003" table:style-name="ce2">
            <text:p>292,91</text:p>
          </table:table-cell>
          <table:table-cell office:value-type="float" office:value="309.2" table:style-name="ce2">
            <text:p>309,2</text:p>
          </table:table-cell>
          <table:table-cell office:value-type="float" office:value="309.15000000000003" table:style-name="ce2">
            <text:p>309,15</text:p>
          </table:table-cell>
          <table:table-cell office:value-type="float" office:value="323.01" table:style-name="ce2">
            <text:p>323,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51.71" table:style-name="ce2">
            <text:p>251,71</text:p>
          </table:table-cell>
          <table:table-cell office:value-type="float" office:value="266.31" table:style-name="ce2">
            <text:p>266,31</text:p>
          </table:table-cell>
          <table:table-cell office:value-type="float" office:value="293.40000000000003" table:style-name="ce2">
            <text:p>293,4</text:p>
          </table:table-cell>
          <table:table-cell office:value-type="float" office:value="312.11" table:style-name="ce2">
            <text:p>312,11</text:p>
          </table:table-cell>
          <table:table-cell office:value-type="float" office:value="311.34000000000003" table:style-name="ce2">
            <text:p>311,34</text:p>
          </table:table-cell>
          <table:table-cell office:value-type="float" office:value="327.14" table:style-name="ce2">
            <text:p>327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58.89" table:style-name="ce2">
            <text:p>258,89</text:p>
          </table:table-cell>
          <table:table-cell office:value-type="float" office:value="279.22000000000003" table:style-name="ce2">
            <text:p>279,22</text:p>
          </table:table-cell>
          <table:table-cell office:value-type="float" office:value="295.15000000000003" table:style-name="ce2">
            <text:p>295,15</text:p>
          </table:table-cell>
          <table:table-cell office:value-type="float" office:value="322.43" table:style-name="ce2">
            <text:p>322,43</text:p>
          </table:table-cell>
          <table:table-cell office:value-type="float" office:value="315.72000000000003" table:style-name="ce2">
            <text:p>315,72</text:p>
          </table:table-cell>
          <table:table-cell office:value-type="float" office:value="335.42" table:style-name="ce2">
            <text:p>335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49.98000000000002" table:style-name="ce2">
            <text:p>249,98</text:p>
          </table:table-cell>
          <table:table-cell office:value-type="float" office:value="263.2" table:style-name="ce2">
            <text:p>263,2</text:p>
          </table:table-cell>
          <table:table-cell office:value-type="float" office:value="294.66000000000003" table:style-name="ce2">
            <text:p>294,66</text:p>
          </table:table-cell>
          <table:table-cell office:value-type="float" office:value="310.93" table:style-name="ce2">
            <text:p>310,93</text:p>
          </table:table-cell>
          <table:table-cell office:value-type="float" office:value="312.63" table:style-name="ce2">
            <text:p>312,63</text:p>
          </table:table-cell>
          <table:table-cell office:value-type="float" office:value="325.93" table:style-name="ce2">
            <text:p>325,9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51.71" table:style-name="ce2">
            <text:p>251,71</text:p>
          </table:table-cell>
          <table:table-cell office:value-type="float" office:value="266.31" table:style-name="ce2">
            <text:p>266,31</text:p>
          </table:table-cell>
          <table:table-cell office:value-type="float" office:value="294.77" table:style-name="ce2">
            <text:p>294,77</text:p>
          </table:table-cell>
          <table:table-cell office:value-type="float" office:value="313.51" table:style-name="ce2">
            <text:p>313,51</text:p>
          </table:table-cell>
          <table:table-cell office:value-type="float" office:value="313.7" table:style-name="ce2">
            <text:p>313,7</text:p>
          </table:table-cell>
          <table:table-cell office:value-type="float" office:value="329.2" table:style-name="ce2">
            <text:p>329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2.84" table:style-name="ce2">
            <text:p>202,84</text:p>
          </table:table-cell>
          <table:table-cell office:value-type="float" office:value="218.94" table:style-name="ce2">
            <text:p>218,94</text:p>
          </table:table-cell>
          <table:table-cell office:value-type="float" office:value="256.57" table:style-name="ce2">
            <text:p>256,57</text:p>
          </table:table-cell>
          <table:table-cell office:value-type="float" office:value="261.2" table:style-name="ce2">
            <text:p>261,2</text:p>
          </table:table-cell>
          <table:table-cell office:value-type="float" office:value="262.41000000000003" table:style-name="ce2">
            <text:p>262,41</text:p>
          </table:table-cell>
          <table:table-cell office:value-type="float" office:value="268.08" table:style-name="ce2">
            <text:p>268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2.84" table:style-name="ce2">
            <text:p>202,84</text:p>
          </table:table-cell>
          <table:table-cell office:value-type="float" office:value="218.94" table:style-name="ce2">
            <text:p>218,94</text:p>
          </table:table-cell>
          <table:table-cell office:value-type="float" office:value="256.57" table:style-name="ce2">
            <text:p>256,57</text:p>
          </table:table-cell>
          <table:table-cell office:value-type="float" office:value="261.2" table:style-name="ce2">
            <text:p>261,2</text:p>
          </table:table-cell>
          <table:table-cell office:value-type="float" office:value="262.41000000000003" table:style-name="ce2">
            <text:p>262,41</text:p>
          </table:table-cell>
          <table:table-cell office:value-type="float" office:value="268.08" table:style-name="ce2">
            <text:p>268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0.04" table:style-name="ce2">
            <text:p>210,04</text:p>
          </table:table-cell>
          <table:table-cell office:value-type="float" office:value="219.43" table:style-name="ce2">
            <text:p>219,43</text:p>
          </table:table-cell>
          <table:table-cell office:value-type="float" office:value="249.95000000000002" table:style-name="ce2">
            <text:p>249,95</text:p>
          </table:table-cell>
          <table:table-cell office:value-type="float" office:value="254.75" table:style-name="ce2">
            <text:p>254,75</text:p>
          </table:table-cell>
          <table:table-cell office:value-type="float" office:value="266.79000000000002" table:style-name="ce2">
            <text:p>266,79</text:p>
          </table:table-cell>
          <table:table-cell office:value-type="float" office:value="269.56" table:style-name="ce2">
            <text:p>269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8.1" table:style-name="ce2">
            <text:p>208,1</text:p>
          </table:table-cell>
          <table:table-cell office:value-type="float" office:value="218.83" table:style-name="ce2">
            <text:p>218,83</text:p>
          </table:table-cell>
          <table:table-cell office:value-type="float" office:value="250.69" table:style-name="ce2">
            <text:p>250,69</text:p>
          </table:table-cell>
          <table:table-cell office:value-type="float" office:value="255.8" table:style-name="ce2">
            <text:p>255,8</text:p>
          </table:table-cell>
          <table:table-cell office:value-type="float" office:value="270.53000000000003" table:style-name="ce2">
            <text:p>270,53</text:p>
          </table:table-cell>
          <table:table-cell office:value-type="float" office:value="271.39" table:style-name="ce2">
            <text:p>271,3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8.22" table:style-name="ce2">
            <text:p>208,22</text:p>
          </table:table-cell>
          <table:table-cell office:value-type="float" office:value="218.87" table:style-name="ce2">
            <text:p>218,87</text:p>
          </table:table-cell>
          <table:table-cell office:value-type="float" office:value="250.64000000000001" table:style-name="ce2">
            <text:p>250,64</text:p>
          </table:table-cell>
          <table:table-cell office:value-type="float" office:value="255.73000000000002" table:style-name="ce2">
            <text:p>255,73</text:p>
          </table:table-cell>
          <table:table-cell office:value-type="float" office:value="270.24" table:style-name="ce2">
            <text:p>270,24</text:p>
          </table:table-cell>
          <table:table-cell office:value-type="float" office:value="271.25" table:style-name="ce2">
            <text:p>27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0.04" table:style-name="ce2">
            <text:p>210,04</text:p>
          </table:table-cell>
          <table:table-cell office:value-type="float" office:value="219.43" table:style-name="ce2">
            <text:p>219,43</text:p>
          </table:table-cell>
          <table:table-cell office:value-type="float" office:value="249.95000000000002" table:style-name="ce2">
            <text:p>249,95</text:p>
          </table:table-cell>
          <table:table-cell office:value-type="float" office:value="254.75" table:style-name="ce2">
            <text:p>254,75</text:p>
          </table:table-cell>
          <table:table-cell office:value-type="float" office:value="266.79000000000002" table:style-name="ce2">
            <text:p>266,79</text:p>
          </table:table-cell>
          <table:table-cell office:value-type="float" office:value="269.56" table:style-name="ce2">
            <text:p>269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8.65" table:style-name="ce2">
            <text:p>208,65</text:p>
          </table:table-cell>
          <table:table-cell office:value-type="float" office:value="218.82" table:style-name="ce2">
            <text:p>218,82</text:p>
          </table:table-cell>
          <table:table-cell office:value-type="float" office:value="250.11" table:style-name="ce2">
            <text:p>250,11</text:p>
          </table:table-cell>
          <table:table-cell office:value-type="float" office:value="255.27" table:style-name="ce2">
            <text:p>255,27</text:p>
          </table:table-cell>
          <table:table-cell office:value-type="float" office:value="270.77" table:style-name="ce2">
            <text:p>270,77</text:p>
          </table:table-cell>
          <table:table-cell office:value-type="float" office:value="271.49" table:style-name="ce2">
            <text:p>271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8.74" table:style-name="ce2">
            <text:p>208,74</text:p>
          </table:table-cell>
          <table:table-cell office:value-type="float" office:value="218.86" table:style-name="ce2">
            <text:p>218,86</text:p>
          </table:table-cell>
          <table:table-cell office:value-type="float" office:value="250.1" table:style-name="ce2">
            <text:p>250,1</text:p>
          </table:table-cell>
          <table:table-cell office:value-type="float" office:value="255.24" table:style-name="ce2">
            <text:p>255,24</text:p>
          </table:table-cell>
          <table:table-cell office:value-type="float" office:value="270.45" table:style-name="ce2">
            <text:p>270,45</text:p>
          </table:table-cell>
          <table:table-cell office:value-type="float" office:value="271.34000000000003" table:style-name="ce2">
            <text:p>271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2.84" table:style-name="ce2">
            <text:p>202,84</text:p>
          </table:table-cell>
          <table:table-cell office:value-type="float" office:value="218.94" table:style-name="ce2">
            <text:p>218,94</text:p>
          </table:table-cell>
          <table:table-cell office:value-type="float" office:value="256.57" table:style-name="ce2">
            <text:p>256,57</text:p>
          </table:table-cell>
          <table:table-cell office:value-type="float" office:value="261.2" table:style-name="ce2">
            <text:p>261,2</text:p>
          </table:table-cell>
          <table:table-cell office:value-type="float" office:value="262.41000000000003" table:style-name="ce2">
            <text:p>262,41</text:p>
          </table:table-cell>
          <table:table-cell office:value-type="float" office:value="268.08" table:style-name="ce2">
            <text:p>268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2.84" table:style-name="ce2">
            <text:p>202,84</text:p>
          </table:table-cell>
          <table:table-cell office:value-type="float" office:value="218.94" table:style-name="ce2">
            <text:p>218,94</text:p>
          </table:table-cell>
          <table:table-cell office:value-type="float" office:value="256.57" table:style-name="ce2">
            <text:p>256,57</text:p>
          </table:table-cell>
          <table:table-cell office:value-type="float" office:value="261.2" table:style-name="ce2">
            <text:p>261,2</text:p>
          </table:table-cell>
          <table:table-cell office:value-type="float" office:value="262.41000000000003" table:style-name="ce2">
            <text:p>262,41</text:p>
          </table:table-cell>
          <table:table-cell office:value-type="float" office:value="268.08" table:style-name="ce2">
            <text:p>268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0.04" table:style-name="ce2">
            <text:p>210,04</text:p>
          </table:table-cell>
          <table:table-cell office:value-type="float" office:value="219.43" table:style-name="ce2">
            <text:p>219,43</text:p>
          </table:table-cell>
          <table:table-cell office:value-type="float" office:value="249.95000000000002" table:style-name="ce2">
            <text:p>249,95</text:p>
          </table:table-cell>
          <table:table-cell office:value-type="float" office:value="254.75" table:style-name="ce2">
            <text:p>254,75</text:p>
          </table:table-cell>
          <table:table-cell office:value-type="float" office:value="266.79000000000002" table:style-name="ce2">
            <text:p>266,79</text:p>
          </table:table-cell>
          <table:table-cell office:value-type="float" office:value="269.56" table:style-name="ce2">
            <text:p>269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8.1" table:style-name="ce2">
            <text:p>208,1</text:p>
          </table:table-cell>
          <table:table-cell office:value-type="float" office:value="218.83" table:style-name="ce2">
            <text:p>218,83</text:p>
          </table:table-cell>
          <table:table-cell office:value-type="float" office:value="250.69" table:style-name="ce2">
            <text:p>250,69</text:p>
          </table:table-cell>
          <table:table-cell office:value-type="float" office:value="255.8" table:style-name="ce2">
            <text:p>255,8</text:p>
          </table:table-cell>
          <table:table-cell office:value-type="float" office:value="270.53000000000003" table:style-name="ce2">
            <text:p>270,53</text:p>
          </table:table-cell>
          <table:table-cell office:value-type="float" office:value="271.39" table:style-name="ce2">
            <text:p>271,3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8.22" table:style-name="ce2">
            <text:p>208,22</text:p>
          </table:table-cell>
          <table:table-cell office:value-type="float" office:value="218.87" table:style-name="ce2">
            <text:p>218,87</text:p>
          </table:table-cell>
          <table:table-cell office:value-type="float" office:value="250.64000000000001" table:style-name="ce2">
            <text:p>250,64</text:p>
          </table:table-cell>
          <table:table-cell office:value-type="float" office:value="255.73000000000002" table:style-name="ce2">
            <text:p>255,73</text:p>
          </table:table-cell>
          <table:table-cell office:value-type="float" office:value="270.24" table:style-name="ce2">
            <text:p>270,24</text:p>
          </table:table-cell>
          <table:table-cell office:value-type="float" office:value="271.25" table:style-name="ce2">
            <text:p>271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0.04" table:style-name="ce2">
            <text:p>210,04</text:p>
          </table:table-cell>
          <table:table-cell office:value-type="float" office:value="219.43" table:style-name="ce2">
            <text:p>219,43</text:p>
          </table:table-cell>
          <table:table-cell office:value-type="float" office:value="249.95000000000002" table:style-name="ce2">
            <text:p>249,95</text:p>
          </table:table-cell>
          <table:table-cell office:value-type="float" office:value="254.75" table:style-name="ce2">
            <text:p>254,75</text:p>
          </table:table-cell>
          <table:table-cell office:value-type="float" office:value="266.79000000000002" table:style-name="ce2">
            <text:p>266,79</text:p>
          </table:table-cell>
          <table:table-cell office:value-type="float" office:value="269.56" table:style-name="ce2">
            <text:p>269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8.65" table:style-name="ce2">
            <text:p>208,65</text:p>
          </table:table-cell>
          <table:table-cell office:value-type="float" office:value="218.82" table:style-name="ce2">
            <text:p>218,82</text:p>
          </table:table-cell>
          <table:table-cell office:value-type="float" office:value="250.11" table:style-name="ce2">
            <text:p>250,11</text:p>
          </table:table-cell>
          <table:table-cell office:value-type="float" office:value="255.27" table:style-name="ce2">
            <text:p>255,27</text:p>
          </table:table-cell>
          <table:table-cell office:value-type="float" office:value="270.77" table:style-name="ce2">
            <text:p>270,77</text:p>
          </table:table-cell>
          <table:table-cell office:value-type="float" office:value="271.49" table:style-name="ce2">
            <text:p>271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8.74" table:style-name="ce2">
            <text:p>208,74</text:p>
          </table:table-cell>
          <table:table-cell office:value-type="float" office:value="218.86" table:style-name="ce2">
            <text:p>218,86</text:p>
          </table:table-cell>
          <table:table-cell office:value-type="float" office:value="250.1" table:style-name="ce2">
            <text:p>250,1</text:p>
          </table:table-cell>
          <table:table-cell office:value-type="float" office:value="255.24" table:style-name="ce2">
            <text:p>255,24</text:p>
          </table:table-cell>
          <table:table-cell office:value-type="float" office:value="270.45" table:style-name="ce2">
            <text:p>270,45</text:p>
          </table:table-cell>
          <table:table-cell office:value-type="float" office:value="271.34000000000003" table:style-name="ce2">
            <text:p>271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2.84" table:style-name="ce2">
            <text:p>202,84</text:p>
          </table:table-cell>
          <table:table-cell office:value-type="float" office:value="218.94" table:style-name="ce2">
            <text:p>218,94</text:p>
          </table:table-cell>
          <table:table-cell office:value-type="float" office:value="255.52" table:style-name="ce2">
            <text:p>255,52</text:p>
          </table:table-cell>
          <table:table-cell office:value-type="float" office:value="260.63" table:style-name="ce2">
            <text:p>260,63</text:p>
          </table:table-cell>
          <table:table-cell office:value-type="float" office:value="257.97000000000003" table:style-name="ce2">
            <text:p>257,97</text:p>
          </table:table-cell>
          <table:table-cell office:value-type="float" office:value="267.52" table:style-name="ce2">
            <text:p>267,5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2.84" table:style-name="ce2">
            <text:p>202,84</text:p>
          </table:table-cell>
          <table:table-cell office:value-type="float" office:value="218.94" table:style-name="ce2">
            <text:p>218,94</text:p>
          </table:table-cell>
          <table:table-cell office:value-type="float" office:value="255.52" table:style-name="ce2">
            <text:p>255,52</text:p>
          </table:table-cell>
          <table:table-cell office:value-type="float" office:value="260.63" table:style-name="ce2">
            <text:p>260,63</text:p>
          </table:table-cell>
          <table:table-cell office:value-type="float" office:value="257.97000000000003" table:style-name="ce2">
            <text:p>257,97</text:p>
          </table:table-cell>
          <table:table-cell office:value-type="float" office:value="267.52" table:style-name="ce2">
            <text:p>267,5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5.58" table:style-name="ce2">
            <text:p>225,58</text:p>
          </table:table-cell>
          <table:table-cell office:value-type="float" office:value="238.46" table:style-name="ce2">
            <text:p>238,46</text:p>
          </table:table-cell>
          <table:table-cell office:value-type="float" office:value="265.64999999999998" table:style-name="ce2">
            <text:p>265,65</text:p>
          </table:table-cell>
          <table:table-cell office:value-type="float" office:value="278.26" table:style-name="ce2">
            <text:p>278,26</text:p>
          </table:table-cell>
          <table:table-cell office:value-type="float" office:value="290.03000000000003" table:style-name="ce2">
            <text:p>290,03</text:p>
          </table:table-cell>
          <table:table-cell office:value-type="float" office:value="300.84000000000003" table:style-name="ce2">
            <text:p>300,8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2.67000000000002" table:style-name="ce2">
            <text:p>212,67</text:p>
          </table:table-cell>
          <table:table-cell office:value-type="float" office:value="223.67000000000002" table:style-name="ce2">
            <text:p>223,67</text:p>
          </table:table-cell>
          <table:table-cell office:value-type="float" office:value="255.66" table:style-name="ce2">
            <text:p>255,66</text:p>
          </table:table-cell>
          <table:table-cell office:value-type="float" office:value="262.09000000000003" table:style-name="ce2">
            <text:p>262,09</text:p>
          </table:table-cell>
          <table:table-cell office:value-type="float" office:value="275.68" table:style-name="ce2">
            <text:p>275,68</text:p>
          </table:table-cell>
          <table:table-cell office:value-type="float" office:value="278.27" table:style-name="ce2">
            <text:p>278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3.65" table:style-name="ce2">
            <text:p>213,65</text:p>
          </table:table-cell>
          <table:table-cell office:value-type="float" office:value="224.8" table:style-name="ce2">
            <text:p>224,8</text:p>
          </table:table-cell>
          <table:table-cell office:value-type="float" office:value="256.53000000000003" table:style-name="ce2">
            <text:p>256,53</text:p>
          </table:table-cell>
          <table:table-cell office:value-type="float" office:value="263.5" table:style-name="ce2">
            <text:p>263,5</text:p>
          </table:table-cell>
          <table:table-cell office:value-type="float" office:value="277.44" table:style-name="ce2">
            <text:p>277,44</text:p>
          </table:table-cell>
          <table:table-cell office:value-type="float" office:value="281.04000000000002" table:style-name="ce2">
            <text:p>281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5.58" table:style-name="ce2">
            <text:p>225,58</text:p>
          </table:table-cell>
          <table:table-cell office:value-type="float" office:value="238.46" table:style-name="ce2">
            <text:p>238,46</text:p>
          </table:table-cell>
          <table:table-cell office:value-type="float" office:value="265.64999999999998" table:style-name="ce2">
            <text:p>265,65</text:p>
          </table:table-cell>
          <table:table-cell office:value-type="float" office:value="278.26" table:style-name="ce2">
            <text:p>278,26</text:p>
          </table:table-cell>
          <table:table-cell office:value-type="float" office:value="290.03000000000003" table:style-name="ce2">
            <text:p>290,03</text:p>
          </table:table-cell>
          <table:table-cell office:value-type="float" office:value="300.84000000000003" table:style-name="ce2">
            <text:p>300,8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3.56" table:style-name="ce2">
            <text:p>213,56</text:p>
          </table:table-cell>
          <table:table-cell office:value-type="float" office:value="224.1" table:style-name="ce2">
            <text:p>224,1</text:p>
          </table:table-cell>
          <table:table-cell office:value-type="float" office:value="255.67000000000002" table:style-name="ce2">
            <text:p>255,67</text:p>
          </table:table-cell>
          <table:table-cell office:value-type="float" office:value="262.22000000000003" table:style-name="ce2">
            <text:p>262,22</text:p>
          </table:table-cell>
          <table:table-cell office:value-type="float" office:value="276.25" table:style-name="ce2">
            <text:p>276,25</text:p>
          </table:table-cell>
          <table:table-cell office:value-type="float" office:value="278.62" table:style-name="ce2">
            <text:p>278,6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Espírito Sant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4.56" table:style-name="ce2">
            <text:p>214,56</text:p>
          </table:table-cell>
          <table:table-cell office:value-type="float" office:value="225.29" table:style-name="ce2">
            <text:p>225,29</text:p>
          </table:table-cell>
          <table:table-cell office:value-type="float" office:value="256.61" table:style-name="ce2">
            <text:p>256,61</text:p>
          </table:table-cell>
          <table:table-cell office:value-type="float" office:value="263.73" table:style-name="ce2">
            <text:p>263,73</text:p>
          </table:table-cell>
          <table:table-cell office:value-type="float" office:value="278" table:style-name="ce2">
            <text:p>278</text:p>
          </table:table-cell>
          <table:table-cell office:value-type="float" office:value="281.43" table:style-name="ce2">
            <text:p>281,4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1.22" table:style-name="ce2">
            <text:p>241,22</text:p>
          </table:table-cell>
          <table:table-cell office:value-type="float" office:value="245.51" table:style-name="ce2">
            <text:p>245,51</text:p>
          </table:table-cell>
          <table:table-cell office:value-type="float" office:value="249.91" table:style-name="ce2">
            <text:p>249,91</text:p>
          </table:table-cell>
          <table:table-cell office:value-type="float" office:value="257.58" table:style-name="ce2">
            <text:p>257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1.22" table:style-name="ce2">
            <text:p>241,22</text:p>
          </table:table-cell>
          <table:table-cell office:value-type="float" office:value="245.51" table:style-name="ce2">
            <text:p>245,51</text:p>
          </table:table-cell>
          <table:table-cell office:value-type="float" office:value="249.91" table:style-name="ce2">
            <text:p>249,91</text:p>
          </table:table-cell>
          <table:table-cell office:value-type="float" office:value="257.58" table:style-name="ce2">
            <text:p>257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9.69" table:style-name="ce2">
            <text:p>219,69</text:p>
          </table:table-cell>
          <table:table-cell office:value-type="float" office:value="231.97" table:style-name="ce2">
            <text:p>231,97</text:p>
          </table:table-cell>
          <table:table-cell office:value-type="float" office:value="263.09000000000003" table:style-name="ce2">
            <text:p>263,09</text:p>
          </table:table-cell>
          <table:table-cell office:value-type="float" office:value="270.91000000000003" table:style-name="ce2">
            <text:p>270,91</text:p>
          </table:table-cell>
          <table:table-cell office:value-type="float" office:value="262.14999999999998" table:style-name="ce2">
            <text:p>262,15</text:p>
          </table:table-cell>
          <table:table-cell office:value-type="float" office:value="261.04000000000002" table:style-name="ce2">
            <text:p>261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6.99" table:style-name="ce2">
            <text:p>196,99</text:p>
          </table:table-cell>
          <table:table-cell office:value-type="float" office:value="204.31" table:style-name="ce2">
            <text:p>204,31</text:p>
          </table:table-cell>
          <table:table-cell office:value-type="float" office:value="236.11" table:style-name="ce2">
            <text:p>236,11</text:p>
          </table:table-cell>
          <table:table-cell office:value-type="float" office:value="242.28" table:style-name="ce2">
            <text:p>242,28</text:p>
          </table:table-cell>
          <table:table-cell office:value-type="float" office:value="266.91000000000003" table:style-name="ce2">
            <text:p>266,91</text:p>
          </table:table-cell>
          <table:table-cell office:value-type="float" office:value="262.34000000000003" table:style-name="ce2">
            <text:p>262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7.54" table:style-name="ce2">
            <text:p>207,54</text:p>
          </table:table-cell>
          <table:table-cell office:value-type="float" office:value="217.17000000000002" table:style-name="ce2">
            <text:p>217,17</text:p>
          </table:table-cell>
          <table:table-cell office:value-type="float" office:value="236.44" table:style-name="ce2">
            <text:p>236,44</text:p>
          </table:table-cell>
          <table:table-cell office:value-type="float" office:value="242.63" table:style-name="ce2">
            <text:p>242,63</text:p>
          </table:table-cell>
          <table:table-cell office:value-type="float" office:value="265.33" table:style-name="ce2">
            <text:p>265,33</text:p>
          </table:table-cell>
          <table:table-cell office:value-type="float" office:value="261.91000000000003" table:style-name="ce2">
            <text:p>261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9.69" table:style-name="ce2">
            <text:p>219,69</text:p>
          </table:table-cell>
          <table:table-cell office:value-type="float" office:value="231.97" table:style-name="ce2">
            <text:p>231,97</text:p>
          </table:table-cell>
          <table:table-cell office:value-type="float" office:value="263.09000000000003" table:style-name="ce2">
            <text:p>263,09</text:p>
          </table:table-cell>
          <table:table-cell office:value-type="float" office:value="270.91000000000003" table:style-name="ce2">
            <text:p>270,91</text:p>
          </table:table-cell>
          <table:table-cell office:value-type="float" office:value="262.14999999999998" table:style-name="ce2">
            <text:p>262,15</text:p>
          </table:table-cell>
          <table:table-cell office:value-type="float" office:value="261.04000000000002" table:style-name="ce2">
            <text:p>261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196.99" table:style-name="ce2">
            <text:p>196,99</text:p>
          </table:table-cell>
          <table:table-cell office:value-type="float" office:value="204.31" table:style-name="ce2">
            <text:p>204,31</text:p>
          </table:table-cell>
          <table:table-cell office:value-type="float" office:value="235.87" table:style-name="ce2">
            <text:p>235,87</text:p>
          </table:table-cell>
          <table:table-cell office:value-type="float" office:value="242.13" table:style-name="ce2">
            <text:p>242,13</text:p>
          </table:table-cell>
          <table:table-cell office:value-type="float" office:value="267.79000000000002" table:style-name="ce2">
            <text:p>267,79</text:p>
          </table:table-cell>
          <table:table-cell office:value-type="float" office:value="262.59000000000003" table:style-name="ce2">
            <text:p>262,5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7.54" table:style-name="ce2">
            <text:p>207,54</text:p>
          </table:table-cell>
          <table:table-cell office:value-type="float" office:value="217.17000000000002" table:style-name="ce2">
            <text:p>217,17</text:p>
          </table:table-cell>
          <table:table-cell office:value-type="float" office:value="236.21" table:style-name="ce2">
            <text:p>236,21</text:p>
          </table:table-cell>
          <table:table-cell office:value-type="float" office:value="242.49" table:style-name="ce2">
            <text:p>242,49</text:p>
          </table:table-cell>
          <table:table-cell office:value-type="float" office:value="265.85000000000002" table:style-name="ce2">
            <text:p>265,85</text:p>
          </table:table-cell>
          <table:table-cell office:value-type="float" office:value="262.06" table:style-name="ce2">
            <text:p>262,0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7.51000000000002" table:style-name="ce2">
            <text:p>247,51</text:p>
          </table:table-cell>
          <table:table-cell office:value-type="float" office:value="269.73" table:style-name="ce2">
            <text:p>269,73</text:p>
          </table:table-cell>
          <table:table-cell office:value-type="float" office:value="300.94" table:style-name="ce2">
            <text:p>300,94</text:p>
          </table:table-cell>
          <table:table-cell office:value-type="float" office:value="323.85000000000002" table:style-name="ce2">
            <text:p>323,85</text:p>
          </table:table-cell>
          <table:table-cell office:value-type="float" office:value="344.15000000000003" table:style-name="ce2">
            <text:p>344,15</text:p>
          </table:table-cell>
          <table:table-cell office:value-type="float" office:value="371.92" table:style-name="ce2">
            <text:p>371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35.74" table:style-name="ce2">
            <text:p>235,74</text:p>
          </table:table-cell>
          <table:table-cell office:value-type="float" office:value="246.26000000000002" table:style-name="ce2">
            <text:p>246,26</text:p>
          </table:table-cell>
          <table:table-cell office:value-type="float" office:value="298.36" table:style-name="ce2">
            <text:p>298,36</text:p>
          </table:table-cell>
          <table:table-cell office:value-type="float" office:value="287.75" table:style-name="ce2">
            <text:p>287,75</text:p>
          </table:table-cell>
          <table:table-cell office:value-type="float" office:value="340.19" table:style-name="ce2">
            <text:p>340,19</text:p>
          </table:table-cell>
          <table:table-cell office:value-type="float" office:value="375.7" table:style-name="ce2">
            <text:p>375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7.04" table:style-name="ce2">
            <text:p>247,04</text:p>
          </table:table-cell>
          <table:table-cell office:value-type="float" office:value="268.81" table:style-name="ce2">
            <text:p>268,81</text:p>
          </table:table-cell>
          <table:table-cell office:value-type="float" office:value="300.88" table:style-name="ce2">
            <text:p>300,88</text:p>
          </table:table-cell>
          <table:table-cell office:value-type="float" office:value="323.06" table:style-name="ce2">
            <text:p>323,06</text:p>
          </table:table-cell>
          <table:table-cell office:value-type="float" office:value="342.88" table:style-name="ce2">
            <text:p>342,88</text:p>
          </table:table-cell>
          <table:table-cell office:value-type="float" office:value="373.13" table:style-name="ce2">
            <text:p>373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7.51000000000002" table:style-name="ce2">
            <text:p>247,51</text:p>
          </table:table-cell>
          <table:table-cell office:value-type="float" office:value="269.73" table:style-name="ce2">
            <text:p>269,73</text:p>
          </table:table-cell>
          <table:table-cell office:value-type="float" office:value="300.94" table:style-name="ce2">
            <text:p>300,94</text:p>
          </table:table-cell>
          <table:table-cell office:value-type="float" office:value="323.85000000000002" table:style-name="ce2">
            <text:p>323,85</text:p>
          </table:table-cell>
          <table:table-cell office:value-type="float" office:value="344.15000000000003" table:style-name="ce2">
            <text:p>344,15</text:p>
          </table:table-cell>
          <table:table-cell office:value-type="float" office:value="371.92" table:style-name="ce2">
            <text:p>371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35.74" table:style-name="ce2">
            <text:p>235,74</text:p>
          </table:table-cell>
          <table:table-cell office:value-type="float" office:value="246.26000000000002" table:style-name="ce2">
            <text:p>246,26</text:p>
          </table:table-cell>
          <table:table-cell office:value-type="float" office:value="298.36" table:style-name="ce2">
            <text:p>298,36</text:p>
          </table:table-cell>
          <table:table-cell office:value-type="float" office:value="287.75" table:style-name="ce2">
            <text:p>287,75</text:p>
          </table:table-cell>
          <table:table-cell office:value-type="float" office:value="340.19" table:style-name="ce2">
            <text:p>340,19</text:p>
          </table:table-cell>
          <table:table-cell office:value-type="float" office:value="375.7" table:style-name="ce2">
            <text:p>375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7.04" table:style-name="ce2">
            <text:p>247,04</text:p>
          </table:table-cell>
          <table:table-cell office:value-type="float" office:value="268.81" table:style-name="ce2">
            <text:p>268,81</text:p>
          </table:table-cell>
          <table:table-cell office:value-type="float" office:value="300.88" table:style-name="ce2">
            <text:p>300,88</text:p>
          </table:table-cell>
          <table:table-cell office:value-type="float" office:value="323.06" table:style-name="ce2">
            <text:p>323,06</text:p>
          </table:table-cell>
          <table:table-cell office:value-type="float" office:value="342.88" table:style-name="ce2">
            <text:p>342,88</text:p>
          </table:table-cell>
          <table:table-cell office:value-type="float" office:value="373.13" table:style-name="ce2">
            <text:p>373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2.13" table:style-name="ce2">
            <text:p>202,13</text:p>
          </table:table-cell>
          <table:table-cell office:value-type="float" office:value="210.9" table:style-name="ce2">
            <text:p>210,9</text:p>
          </table:table-cell>
          <table:table-cell office:value-type="float" office:value="238.16" table:style-name="ce2">
            <text:p>238,16</text:p>
          </table:table-cell>
          <table:table-cell office:value-type="float" office:value="243.85" table:style-name="ce2">
            <text:p>243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2.13" table:style-name="ce2">
            <text:p>202,13</text:p>
          </table:table-cell>
          <table:table-cell office:value-type="float" office:value="210.9" table:style-name="ce2">
            <text:p>210,9</text:p>
          </table:table-cell>
          <table:table-cell office:value-type="float" office:value="238.16" table:style-name="ce2">
            <text:p>238,16</text:p>
          </table:table-cell>
          <table:table-cell office:value-type="float" office:value="243.85" table:style-name="ce2">
            <text:p>243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29" table:style-name="ce2">
            <text:p>212,29</text:p>
          </table:table-cell>
          <table:table-cell office:value-type="float" office:value="225.42000000000002" table:style-name="ce2">
            <text:p>225,42</text:p>
          </table:table-cell>
          <table:table-cell office:value-type="float" office:value="251.5" table:style-name="ce2">
            <text:p>251,5</text:p>
          </table:table-cell>
          <table:table-cell office:value-type="float" office:value="256.93" table:style-name="ce2">
            <text:p>256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1.68" table:style-name="ce2">
            <text:p>201,68</text:p>
          </table:table-cell>
          <table:table-cell office:value-type="float" office:value="211.13" table:style-name="ce2">
            <text:p>211,13</text:p>
          </table:table-cell>
          <table:table-cell office:value-type="float" office:value="246.94" table:style-name="ce2">
            <text:p>246,94</text:p>
          </table:table-cell>
          <table:table-cell office:value-type="float" office:value="249.54" table:style-name="ce2">
            <text:p>249,54</text:p>
          </table:table-cell>
          <table:table-cell office:value-type="float" office:value="277.94" table:style-name="ce2">
            <text:p>277,94</text:p>
          </table:table-cell>
          <table:table-cell office:value-type="float" office:value="270.95999999999998" table:style-name="ce2">
            <text:p>270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5.22" table:style-name="ce2">
            <text:p>205,22</text:p>
          </table:table-cell>
          <table:table-cell office:value-type="float" office:value="215.9" table:style-name="ce2">
            <text:p>215,9</text:p>
          </table:table-cell>
          <table:table-cell office:value-type="float" office:value="249.24" table:style-name="ce2">
            <text:p>249,24</text:p>
          </table:table-cell>
          <table:table-cell office:value-type="float" office:value="253.27" table:style-name="ce2">
            <text:p>253,27</text:p>
          </table:table-cell>
          <table:table-cell office:value-type="float" office:value="277.94" table:style-name="ce2">
            <text:p>277,94</text:p>
          </table:table-cell>
          <table:table-cell office:value-type="float" office:value="270.95999999999998" table:style-name="ce2">
            <text:p>270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2.29" table:style-name="ce2">
            <text:p>212,29</text:p>
          </table:table-cell>
          <table:table-cell office:value-type="float" office:value="225.42000000000002" table:style-name="ce2">
            <text:p>225,42</text:p>
          </table:table-cell>
          <table:table-cell office:value-type="float" office:value="251.5" table:style-name="ce2">
            <text:p>251,5</text:p>
          </table:table-cell>
          <table:table-cell office:value-type="float" office:value="256.93" table:style-name="ce2">
            <text:p>256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1.62" table:style-name="ce2">
            <text:p>201,62</text:p>
          </table:table-cell>
          <table:table-cell office:value-type="float" office:value="211.16" table:style-name="ce2">
            <text:p>211,16</text:p>
          </table:table-cell>
          <table:table-cell office:value-type="float" office:value="248.04" table:style-name="ce2">
            <text:p>248,04</text:p>
          </table:table-cell>
          <table:table-cell office:value-type="float" office:value="250.26000000000002" table:style-name="ce2">
            <text:p>250,26</text:p>
          </table:table-cell>
          <table:table-cell office:value-type="float" office:value="277.94" table:style-name="ce2">
            <text:p>277,94</text:p>
          </table:table-cell>
          <table:table-cell office:value-type="float" office:value="270.95999999999998" table:style-name="ce2">
            <text:p>270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5.48000000000002" table:style-name="ce2">
            <text:p>205,48</text:p>
          </table:table-cell>
          <table:table-cell office:value-type="float" office:value="216.31" table:style-name="ce2">
            <text:p>216,31</text:p>
          </table:table-cell>
          <table:table-cell office:value-type="float" office:value="249.89000000000001" table:style-name="ce2">
            <text:p>249,89</text:p>
          </table:table-cell>
          <table:table-cell office:value-type="float" office:value="253.83" table:style-name="ce2">
            <text:p>253,83</text:p>
          </table:table-cell>
          <table:table-cell office:value-type="float" office:value="277.94" table:style-name="ce2">
            <text:p>277,94</text:p>
          </table:table-cell>
          <table:table-cell office:value-type="float" office:value="270.95999999999998" table:style-name="ce2">
            <text:p>270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3.86" table:style-name="ce2">
            <text:p>203,86</text:p>
          </table:table-cell>
          <table:table-cell office:value-type="float" office:value="201.27" table:style-name="ce2">
            <text:p>201,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25.93" table:style-name="ce2">
            <text:p>225,93</text:p>
          </table:table-cell>
          <table:table-cell office:value-type="float" office:value="239.58" table:style-name="ce2">
            <text:p>239,58</text:p>
          </table:table-cell>
          <table:table-cell office:value-type="float" office:value="253.27" table:style-name="ce2">
            <text:p>253,27</text:p>
          </table:table-cell>
          <table:table-cell office:value-type="float" office:value="269.36" table:style-name="ce2">
            <text:p>269,36</text:p>
          </table:table-cell>
          <table:table-cell office:value-type="float" office:value="319.82" table:style-name="ce2">
            <text:p>319,82</text:p>
          </table:table-cell>
          <table:table-cell office:value-type="float" office:value="307.2" table:style-name="ce2">
            <text:p>307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24.62" table:style-name="ce2">
            <text:p>224,62</text:p>
          </table:table-cell>
          <table:table-cell office:value-type="float" office:value="237.3" table:style-name="ce2">
            <text:p>237,3</text:p>
          </table:table-cell>
          <table:table-cell office:value-type="float" office:value="253.27" table:style-name="ce2">
            <text:p>253,27</text:p>
          </table:table-cell>
          <table:table-cell office:value-type="float" office:value="269.36" table:style-name="ce2">
            <text:p>269,36</text:p>
          </table:table-cell>
          <table:table-cell office:value-type="float" office:value="319.82" table:style-name="ce2">
            <text:p>319,82</text:p>
          </table:table-cell>
          <table:table-cell office:value-type="float" office:value="307.2" table:style-name="ce2">
            <text:p>307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8.38" table:style-name="ce2">
            <text:p>228,38</text:p>
          </table:table-cell>
          <table:table-cell office:value-type="float" office:value="238.17000000000002" table:style-name="ce2">
            <text:p>238,17</text:p>
          </table:table-cell>
          <table:table-cell office:value-type="float" office:value="278.38" table:style-name="ce2">
            <text:p>278,38</text:p>
          </table:table-cell>
          <table:table-cell office:value-type="float" office:value="292.09000000000003" table:style-name="ce2">
            <text:p>292,09</text:p>
          </table:table-cell>
          <table:table-cell office:value-type="float" office:value="307.98" table:style-name="ce2">
            <text:p>307,98</text:p>
          </table:table-cell>
          <table:table-cell office:value-type="float" office:value="312.02" table:style-name="ce2">
            <text:p>312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3.8" table:style-name="ce2">
            <text:p>223,8</text:p>
          </table:table-cell>
          <table:table-cell office:value-type="float" office:value="227.72" table:style-name="ce2">
            <text:p>227,72</text:p>
          </table:table-cell>
          <table:table-cell office:value-type="float" office:value="276.91000000000003" table:style-name="ce2">
            <text:p>276,91</text:p>
          </table:table-cell>
          <table:table-cell office:value-type="float" office:value="282.93" table:style-name="ce2">
            <text:p>282,93</text:p>
          </table:table-cell>
          <table:table-cell office:value-type="float" office:value="296.59000000000003" table:style-name="ce2">
            <text:p>296,59</text:p>
          </table:table-cell>
          <table:table-cell office:value-type="float" office:value="291.34000000000003" table:style-name="ce2">
            <text:p>291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5.61" table:style-name="ce2">
            <text:p>225,61</text:p>
          </table:table-cell>
          <table:table-cell office:value-type="float" office:value="231.87" table:style-name="ce2">
            <text:p>231,87</text:p>
          </table:table-cell>
          <table:table-cell office:value-type="float" office:value="277.58" table:style-name="ce2">
            <text:p>277,58</text:p>
          </table:table-cell>
          <table:table-cell office:value-type="float" office:value="287.12" table:style-name="ce2">
            <text:p>287,12</text:p>
          </table:table-cell>
          <table:table-cell office:value-type="float" office:value="302.57" table:style-name="ce2">
            <text:p>302,57</text:p>
          </table:table-cell>
          <table:table-cell office:value-type="float" office:value="302.19" table:style-name="ce2">
            <text:p>302,1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8.42000000000002" table:style-name="ce2">
            <text:p>228,42</text:p>
          </table:table-cell>
          <table:table-cell office:value-type="float" office:value="238.24" table:style-name="ce2">
            <text:p>238,24</text:p>
          </table:table-cell>
          <table:table-cell office:value-type="float" office:value="278.38" table:style-name="ce2">
            <text:p>278,38</text:p>
          </table:table-cell>
          <table:table-cell office:value-type="float" office:value="292.09000000000003" table:style-name="ce2">
            <text:p>292,09</text:p>
          </table:table-cell>
          <table:table-cell office:value-type="float" office:value="307.98" table:style-name="ce2">
            <text:p>307,98</text:p>
          </table:table-cell>
          <table:table-cell office:value-type="float" office:value="312.02" table:style-name="ce2">
            <text:p>312,0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3.76" table:style-name="ce2">
            <text:p>223,76</text:p>
          </table:table-cell>
          <table:table-cell office:value-type="float" office:value="227.51" table:style-name="ce2">
            <text:p>227,51</text:p>
          </table:table-cell>
          <table:table-cell office:value-type="float" office:value="277.20999999999998" table:style-name="ce2">
            <text:p>277,21</text:p>
          </table:table-cell>
          <table:table-cell office:value-type="float" office:value="283.11" table:style-name="ce2">
            <text:p>283,11</text:p>
          </table:table-cell>
          <table:table-cell office:value-type="float" office:value="296.39" table:style-name="ce2">
            <text:p>296,39</text:p>
          </table:table-cell>
          <table:table-cell office:value-type="float" office:value="291.2" table:style-name="ce2">
            <text:p>291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5.62" table:style-name="ce2">
            <text:p>225,62</text:p>
          </table:table-cell>
          <table:table-cell office:value-type="float" office:value="231.8" table:style-name="ce2">
            <text:p>231,8</text:p>
          </table:table-cell>
          <table:table-cell office:value-type="float" office:value="277.75" table:style-name="ce2">
            <text:p>277,75</text:p>
          </table:table-cell>
          <table:table-cell office:value-type="float" office:value="287.24" table:style-name="ce2">
            <text:p>287,24</text:p>
          </table:table-cell>
          <table:table-cell office:value-type="float" office:value="302.5" table:style-name="ce2">
            <text:p>302,5</text:p>
          </table:table-cell>
          <table:table-cell office:value-type="float" office:value="302.17" table:style-name="ce2">
            <text:p>302,1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2.13" table:style-name="ce2">
            <text:p>202,13</text:p>
          </table:table-cell>
          <table:table-cell office:value-type="float" office:value="210.9" table:style-name="ce2">
            <text:p>210,9</text:p>
          </table:table-cell>
          <table:table-cell office:value-type="float" office:value="239.24" table:style-name="ce2">
            <text:p>239,24</text:p>
          </table:table-cell>
          <table:table-cell office:value-type="float" office:value="244.44" table:style-name="ce2">
            <text:p>244,44</text:p>
          </table:table-cell>
          <table:table-cell office:value-type="float" office:value="249.91" table:style-name="ce2">
            <text:p>249,91</text:p>
          </table:table-cell>
          <table:table-cell office:value-type="float" office:value="257.58" table:style-name="ce2">
            <text:p>257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2.13" table:style-name="ce2">
            <text:p>202,13</text:p>
          </table:table-cell>
          <table:table-cell office:value-type="float" office:value="210.9" table:style-name="ce2">
            <text:p>210,9</text:p>
          </table:table-cell>
          <table:table-cell office:value-type="float" office:value="239.24" table:style-name="ce2">
            <text:p>239,24</text:p>
          </table:table-cell>
          <table:table-cell office:value-type="float" office:value="244.44" table:style-name="ce2">
            <text:p>244,44</text:p>
          </table:table-cell>
          <table:table-cell office:value-type="float" office:value="249.91" table:style-name="ce2">
            <text:p>249,91</text:p>
          </table:table-cell>
          <table:table-cell office:value-type="float" office:value="257.58" table:style-name="ce2">
            <text:p>257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34" table:style-name="ce2">
            <text:p>212,34</text:p>
          </table:table-cell>
          <table:table-cell office:value-type="float" office:value="225.46" table:style-name="ce2">
            <text:p>225,46</text:p>
          </table:table-cell>
          <table:table-cell office:value-type="float" office:value="251.68" table:style-name="ce2">
            <text:p>251,68</text:p>
          </table:table-cell>
          <table:table-cell office:value-type="float" office:value="257.14999999999998" table:style-name="ce2">
            <text:p>257,15</text:p>
          </table:table-cell>
          <table:table-cell office:value-type="float" office:value="262.14999999999998" table:style-name="ce2">
            <text:p>262,15</text:p>
          </table:table-cell>
          <table:table-cell office:value-type="float" office:value="261.04000000000002" table:style-name="ce2">
            <text:p>261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1.66" table:style-name="ce2">
            <text:p>201,66</text:p>
          </table:table-cell>
          <table:table-cell office:value-type="float" office:value="211.1" table:style-name="ce2">
            <text:p>211,1</text:p>
          </table:table-cell>
          <table:table-cell office:value-type="float" office:value="240.73000000000002" table:style-name="ce2">
            <text:p>240,73</text:p>
          </table:table-cell>
          <table:table-cell office:value-type="float" office:value="245.38" table:style-name="ce2">
            <text:p>245,38</text:p>
          </table:table-cell>
          <table:table-cell office:value-type="float" office:value="267.18" table:style-name="ce2">
            <text:p>267,18</text:p>
          </table:table-cell>
          <table:table-cell office:value-type="float" office:value="262.55" table:style-name="ce2">
            <text:p>262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5.23000000000002" table:style-name="ce2">
            <text:p>205,23</text:p>
          </table:table-cell>
          <table:table-cell office:value-type="float" office:value="215.9" table:style-name="ce2">
            <text:p>215,9</text:p>
          </table:table-cell>
          <table:table-cell office:value-type="float" office:value="244.08" table:style-name="ce2">
            <text:p>244,08</text:p>
          </table:table-cell>
          <table:table-cell office:value-type="float" office:value="248.98000000000002" table:style-name="ce2">
            <text:p>248,98</text:p>
          </table:table-cell>
          <table:table-cell office:value-type="float" office:value="265.53000000000003" table:style-name="ce2">
            <text:p>265,53</text:p>
          </table:table-cell>
          <table:table-cell office:value-type="float" office:value="262.06" table:style-name="ce2">
            <text:p>262,0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2.34" table:style-name="ce2">
            <text:p>212,34</text:p>
          </table:table-cell>
          <table:table-cell office:value-type="float" office:value="225.46" table:style-name="ce2">
            <text:p>225,46</text:p>
          </table:table-cell>
          <table:table-cell office:value-type="float" office:value="251.68" table:style-name="ce2">
            <text:p>251,68</text:p>
          </table:table-cell>
          <table:table-cell office:value-type="float" office:value="257.14999999999998" table:style-name="ce2">
            <text:p>257,15</text:p>
          </table:table-cell>
          <table:table-cell office:value-type="float" office:value="262.14999999999998" table:style-name="ce2">
            <text:p>262,15</text:p>
          </table:table-cell>
          <table:table-cell office:value-type="float" office:value="261.04000000000002" table:style-name="ce2">
            <text:p>261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1.6" table:style-name="ce2">
            <text:p>201,6</text:p>
          </table:table-cell>
          <table:table-cell office:value-type="float" office:value="211.13" table:style-name="ce2">
            <text:p>211,13</text:p>
          </table:table-cell>
          <table:table-cell office:value-type="float" office:value="240.84" table:style-name="ce2">
            <text:p>240,84</text:p>
          </table:table-cell>
          <table:table-cell office:value-type="float" office:value="245.45000000000002" table:style-name="ce2">
            <text:p>245,45</text:p>
          </table:table-cell>
          <table:table-cell office:value-type="float" office:value="268.04000000000002" table:style-name="ce2">
            <text:p>268,04</text:p>
          </table:table-cell>
          <table:table-cell office:value-type="float" office:value="262.8" table:style-name="ce2">
            <text:p>262,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5.49" table:style-name="ce2">
            <text:p>205,49</text:p>
          </table:table-cell>
          <table:table-cell office:value-type="float" office:value="216.32" table:style-name="ce2">
            <text:p>216,32</text:p>
          </table:table-cell>
          <table:table-cell office:value-type="float" office:value="244.34" table:style-name="ce2">
            <text:p>244,34</text:p>
          </table:table-cell>
          <table:table-cell office:value-type="float" office:value="249.23000000000002" table:style-name="ce2">
            <text:p>249,23</text:p>
          </table:table-cell>
          <table:table-cell office:value-type="float" office:value="266.05" table:style-name="ce2">
            <text:p>266,05</text:p>
          </table:table-cell>
          <table:table-cell office:value-type="float" office:value="262.2" table:style-name="ce2">
            <text:p>262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2.13" table:style-name="ce2">
            <text:p>202,13</text:p>
          </table:table-cell>
          <table:table-cell office:value-type="float" office:value="210.9" table:style-name="ce2">
            <text:p>210,9</text:p>
          </table:table-cell>
          <table:table-cell office:value-type="float" office:value="239.24" table:style-name="ce2">
            <text:p>239,24</text:p>
          </table:table-cell>
          <table:table-cell office:value-type="float" office:value="244.44" table:style-name="ce2">
            <text:p>244,44</text:p>
          </table:table-cell>
          <table:table-cell office:value-type="float" office:value="249.91" table:style-name="ce2">
            <text:p>249,91</text:p>
          </table:table-cell>
          <table:table-cell office:value-type="float" office:value="257.58" table:style-name="ce2">
            <text:p>257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2.13" table:style-name="ce2">
            <text:p>202,13</text:p>
          </table:table-cell>
          <table:table-cell office:value-type="float" office:value="210.9" table:style-name="ce2">
            <text:p>210,9</text:p>
          </table:table-cell>
          <table:table-cell office:value-type="float" office:value="239.24" table:style-name="ce2">
            <text:p>239,24</text:p>
          </table:table-cell>
          <table:table-cell office:value-type="float" office:value="244.44" table:style-name="ce2">
            <text:p>244,44</text:p>
          </table:table-cell>
          <table:table-cell office:value-type="float" office:value="249.91" table:style-name="ce2">
            <text:p>249,91</text:p>
          </table:table-cell>
          <table:table-cell office:value-type="float" office:value="257.58" table:style-name="ce2">
            <text:p>257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83" table:style-name="ce2">
            <text:p>212,83</text:p>
          </table:table-cell>
          <table:table-cell office:value-type="float" office:value="226.07" table:style-name="ce2">
            <text:p>226,07</text:p>
          </table:table-cell>
          <table:table-cell office:value-type="float" office:value="253.48000000000002" table:style-name="ce2">
            <text:p>253,48</text:p>
          </table:table-cell>
          <table:table-cell office:value-type="float" office:value="259.59000000000003" table:style-name="ce2">
            <text:p>259,59</text:p>
          </table:table-cell>
          <table:table-cell office:value-type="float" office:value="265.88" table:style-name="ce2">
            <text:p>265,88</text:p>
          </table:table-cell>
          <table:table-cell office:value-type="float" office:value="266.08" table:style-name="ce2">
            <text:p>266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1.67000000000002" table:style-name="ce2">
            <text:p>201,67</text:p>
          </table:table-cell>
          <table:table-cell office:value-type="float" office:value="211.11" table:style-name="ce2">
            <text:p>211,11</text:p>
          </table:table-cell>
          <table:table-cell office:value-type="float" office:value="240.75" table:style-name="ce2">
            <text:p>240,75</text:p>
          </table:table-cell>
          <table:table-cell office:value-type="float" office:value="245.39000000000001" table:style-name="ce2">
            <text:p>245,39</text:p>
          </table:table-cell>
          <table:table-cell office:value-type="float" office:value="267.97000000000003" table:style-name="ce2">
            <text:p>267,97</text:p>
          </table:table-cell>
          <table:table-cell office:value-type="float" office:value="263.78000000000003" table:style-name="ce2">
            <text:p>263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5.43" table:style-name="ce2">
            <text:p>205,43</text:p>
          </table:table-cell>
          <table:table-cell office:value-type="float" office:value="216.16" table:style-name="ce2">
            <text:p>216,16</text:p>
          </table:table-cell>
          <table:table-cell office:value-type="float" office:value="244.75" table:style-name="ce2">
            <text:p>244,75</text:p>
          </table:table-cell>
          <table:table-cell office:value-type="float" office:value="249.85" table:style-name="ce2">
            <text:p>249,85</text:p>
          </table:table-cell>
          <table:table-cell office:value-type="float" office:value="267.27" table:style-name="ce2">
            <text:p>267,27</text:p>
          </table:table-cell>
          <table:table-cell office:value-type="float" office:value="264.55" table:style-name="ce2">
            <text:p>264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2.83" table:style-name="ce2">
            <text:p>212,83</text:p>
          </table:table-cell>
          <table:table-cell office:value-type="float" office:value="226.07" table:style-name="ce2">
            <text:p>226,07</text:p>
          </table:table-cell>
          <table:table-cell office:value-type="float" office:value="253.48000000000002" table:style-name="ce2">
            <text:p>253,48</text:p>
          </table:table-cell>
          <table:table-cell office:value-type="float" office:value="259.59000000000003" table:style-name="ce2">
            <text:p>259,59</text:p>
          </table:table-cell>
          <table:table-cell office:value-type="float" office:value="265.88" table:style-name="ce2">
            <text:p>265,88</text:p>
          </table:table-cell>
          <table:table-cell office:value-type="float" office:value="266.08" table:style-name="ce2">
            <text:p>266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1.61" table:style-name="ce2">
            <text:p>201,61</text:p>
          </table:table-cell>
          <table:table-cell office:value-type="float" office:value="211.14000000000001" table:style-name="ce2">
            <text:p>211,14</text:p>
          </table:table-cell>
          <table:table-cell office:value-type="float" office:value="240.87" table:style-name="ce2">
            <text:p>240,87</text:p>
          </table:table-cell>
          <table:table-cell office:value-type="float" office:value="245.47" table:style-name="ce2">
            <text:p>245,47</text:p>
          </table:table-cell>
          <table:table-cell office:value-type="float" office:value="268.86" table:style-name="ce2">
            <text:p>268,86</text:p>
          </table:table-cell>
          <table:table-cell office:value-type="float" office:value="264.08" table:style-name="ce2">
            <text:p>264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5.71" table:style-name="ce2">
            <text:p>205,71</text:p>
          </table:table-cell>
          <table:table-cell office:value-type="float" office:value="216.6" table:style-name="ce2">
            <text:p>216,6</text:p>
          </table:table-cell>
          <table:table-cell office:value-type="float" office:value="245.04" table:style-name="ce2">
            <text:p>245,04</text:p>
          </table:table-cell>
          <table:table-cell office:value-type="float" office:value="250.14000000000001" table:style-name="ce2">
            <text:p>250,14</text:p>
          </table:table-cell>
          <table:table-cell office:value-type="float" office:value="267.83" table:style-name="ce2">
            <text:p>267,83</text:p>
          </table:table-cell>
          <table:table-cell office:value-type="float" office:value="264.77" table:style-name="ce2">
            <text:p>264,7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3.86" table:style-name="ce2">
            <text:p>203,86</text:p>
          </table:table-cell>
          <table:table-cell office:value-type="float" office:value="201.27" table:style-name="ce2">
            <text:p>201,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3.55" table:style-name="ce2">
            <text:p>203,55</text:p>
          </table:table-cell>
          <table:table-cell office:value-type="float" office:value="212.6" table:style-name="ce2">
            <text:p>212,6</text:p>
          </table:table-cell>
          <table:table-cell office:value-type="float" office:value="239.96" table:style-name="ce2">
            <text:p>239,96</text:p>
          </table:table-cell>
          <table:table-cell office:value-type="float" office:value="245.72" table:style-name="ce2">
            <text:p>245,72</text:p>
          </table:table-cell>
          <table:table-cell office:value-type="float" office:value="252.8" table:style-name="ce2">
            <text:p>252,8</text:p>
          </table:table-cell>
          <table:table-cell office:value-type="float" office:value="259.63" table:style-name="ce2">
            <text:p>259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55" table:style-name="ce2">
            <text:p>203,55</text:p>
          </table:table-cell>
          <table:table-cell office:value-type="float" office:value="212.56" table:style-name="ce2">
            <text:p>212,56</text:p>
          </table:table-cell>
          <table:table-cell office:value-type="float" office:value="239.96" table:style-name="ce2">
            <text:p>239,96</text:p>
          </table:table-cell>
          <table:table-cell office:value-type="float" office:value="245.72" table:style-name="ce2">
            <text:p>245,72</text:p>
          </table:table-cell>
          <table:table-cell office:value-type="float" office:value="252.8" table:style-name="ce2">
            <text:p>252,8</text:p>
          </table:table-cell>
          <table:table-cell office:value-type="float" office:value="259.63" table:style-name="ce2">
            <text:p>259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8.19" table:style-name="ce2">
            <text:p>218,19</text:p>
          </table:table-cell>
          <table:table-cell office:value-type="float" office:value="230.25" table:style-name="ce2">
            <text:p>230,25</text:p>
          </table:table-cell>
          <table:table-cell office:value-type="float" office:value="262.60000000000002" table:style-name="ce2">
            <text:p>262,6</text:p>
          </table:table-cell>
          <table:table-cell office:value-type="float" office:value="271.49" table:style-name="ce2">
            <text:p>271,49</text:p>
          </table:table-cell>
          <table:table-cell office:value-type="float" office:value="280.35000000000002" table:style-name="ce2">
            <text:p>280,35</text:p>
          </table:table-cell>
          <table:table-cell office:value-type="float" office:value="281.87" table:style-name="ce2">
            <text:p>281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8.08" table:style-name="ce2">
            <text:p>208,08</text:p>
          </table:table-cell>
          <table:table-cell office:value-type="float" office:value="215.93" table:style-name="ce2">
            <text:p>215,93</text:p>
          </table:table-cell>
          <table:table-cell office:value-type="float" office:value="249.4" table:style-name="ce2">
            <text:p>249,4</text:p>
          </table:table-cell>
          <table:table-cell office:value-type="float" office:value="254.38" table:style-name="ce2">
            <text:p>254,38</text:p>
          </table:table-cell>
          <table:table-cell office:value-type="float" office:value="273.48" table:style-name="ce2">
            <text:p>273,48</text:p>
          </table:table-cell>
          <table:table-cell office:value-type="float" office:value="269.08" table:style-name="ce2">
            <text:p>269,0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1.68" table:style-name="ce2">
            <text:p>211,68</text:p>
          </table:table-cell>
          <table:table-cell office:value-type="float" office:value="221.02" table:style-name="ce2">
            <text:p>221,02</text:p>
          </table:table-cell>
          <table:table-cell office:value-type="float" office:value="254.08" table:style-name="ce2">
            <text:p>254,08</text:p>
          </table:table-cell>
          <table:table-cell office:value-type="float" office:value="260.45" table:style-name="ce2">
            <text:p>260,45</text:p>
          </table:table-cell>
          <table:table-cell office:value-type="float" office:value="276.11" table:style-name="ce2">
            <text:p>276,11</text:p>
          </table:table-cell>
          <table:table-cell office:value-type="float" office:value="273.97000000000003" table:style-name="ce2">
            <text:p>273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8.20000000000002" table:style-name="ce2">
            <text:p>218,2</text:p>
          </table:table-cell>
          <table:table-cell office:value-type="float" office:value="230.27" table:style-name="ce2">
            <text:p>230,27</text:p>
          </table:table-cell>
          <table:table-cell office:value-type="float" office:value="262.60000000000002" table:style-name="ce2">
            <text:p>262,6</text:p>
          </table:table-cell>
          <table:table-cell office:value-type="float" office:value="271.49" table:style-name="ce2">
            <text:p>271,49</text:p>
          </table:table-cell>
          <table:table-cell office:value-type="float" office:value="280.35000000000002" table:style-name="ce2">
            <text:p>280,35</text:p>
          </table:table-cell>
          <table:table-cell office:value-type="float" office:value="281.87" table:style-name="ce2">
            <text:p>281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8.52" table:style-name="ce2">
            <text:p>208,52</text:p>
          </table:table-cell>
          <table:table-cell office:value-type="float" office:value="216.25" table:style-name="ce2">
            <text:p>216,25</text:p>
          </table:table-cell>
          <table:table-cell office:value-type="float" office:value="250" table:style-name="ce2">
            <text:p>250</text:p>
          </table:table-cell>
          <table:table-cell office:value-type="float" office:value="254.92000000000002" table:style-name="ce2">
            <text:p>254,92</text:p>
          </table:table-cell>
          <table:table-cell office:value-type="float" office:value="274.34000000000003" table:style-name="ce2">
            <text:p>274,34</text:p>
          </table:table-cell>
          <table:table-cell office:value-type="float" office:value="269.48" table:style-name="ce2">
            <text:p>269,4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de Janeir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2.16" table:style-name="ce2">
            <text:p>212,16</text:p>
          </table:table-cell>
          <table:table-cell office:value-type="float" office:value="221.53" table:style-name="ce2">
            <text:p>221,53</text:p>
          </table:table-cell>
          <table:table-cell office:value-type="float" office:value="254.64000000000001" table:style-name="ce2">
            <text:p>254,64</text:p>
          </table:table-cell>
          <table:table-cell office:value-type="float" office:value="261.03000000000003" table:style-name="ce2">
            <text:p>261,03</text:p>
          </table:table-cell>
          <table:table-cell office:value-type="float" office:value="276.7" table:style-name="ce2">
            <text:p>276,7</text:p>
          </table:table-cell>
          <table:table-cell office:value-type="float" office:value="274.34000000000003" table:style-name="ce2">
            <text:p>274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5.66" table:style-name="ce2">
            <text:p>215,66</text:p>
          </table:table-cell>
          <table:table-cell office:value-type="float" office:value="237.59" table:style-name="ce2">
            <text:p>237,59</text:p>
          </table:table-cell>
          <table:table-cell office:value-type="float" office:value="247.74" table:style-name="ce2">
            <text:p>247,74</text:p>
          </table:table-cell>
          <table:table-cell office:value-type="float" office:value="254.19" table:style-name="ce2">
            <text:p>254,19</text:p>
          </table:table-cell>
          <table:table-cell office:value-type="float" office:value="270.89999999999998" table:style-name="ce2">
            <text:p>270,9</text:p>
          </table:table-cell>
          <table:table-cell office:value-type="float" office:value="258.66000000000003" table:style-name="ce2">
            <text:p>258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5.66" table:style-name="ce2">
            <text:p>215,66</text:p>
          </table:table-cell>
          <table:table-cell office:value-type="float" office:value="237.59" table:style-name="ce2">
            <text:p>237,59</text:p>
          </table:table-cell>
          <table:table-cell office:value-type="float" office:value="247.74" table:style-name="ce2">
            <text:p>247,74</text:p>
          </table:table-cell>
          <table:table-cell office:value-type="float" office:value="254.19" table:style-name="ce2">
            <text:p>254,19</text:p>
          </table:table-cell>
          <table:table-cell office:value-type="float" office:value="270.89999999999998" table:style-name="ce2">
            <text:p>270,9</text:p>
          </table:table-cell>
          <table:table-cell office:value-type="float" office:value="258.66000000000003" table:style-name="ce2">
            <text:p>258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8.14000000000001" table:style-name="ce2">
            <text:p>218,14</text:p>
          </table:table-cell>
          <table:table-cell office:value-type="float" office:value="234.52" table:style-name="ce2">
            <text:p>234,52</text:p>
          </table:table-cell>
          <table:table-cell office:value-type="float" office:value="240.61" table:style-name="ce2">
            <text:p>240,61</text:p>
          </table:table-cell>
          <table:table-cell office:value-type="float" office:value="244.21" table:style-name="ce2">
            <text:p>244,21</text:p>
          </table:table-cell>
          <table:table-cell office:value-type="float" office:value="271.32" table:style-name="ce2">
            <text:p>271,32</text:p>
          </table:table-cell>
          <table:table-cell office:value-type="float" office:value="264.63" table:style-name="ce2">
            <text:p>264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9.88" table:style-name="ce2">
            <text:p>219,88</text:p>
          </table:table-cell>
          <table:table-cell office:value-type="float" office:value="238.69" table:style-name="ce2">
            <text:p>238,69</text:p>
          </table:table-cell>
          <table:table-cell office:value-type="float" office:value="250.64000000000001" table:style-name="ce2">
            <text:p>250,64</text:p>
          </table:table-cell>
          <table:table-cell office:value-type="float" office:value="254.05" table:style-name="ce2">
            <text:p>254,05</text:p>
          </table:table-cell>
          <table:table-cell office:value-type="float" office:value="266.48" table:style-name="ce2">
            <text:p>266,48</text:p>
          </table:table-cell>
          <table:table-cell office:value-type="float" office:value="264.52" table:style-name="ce2">
            <text:p>264,5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9.01" table:style-name="ce2">
            <text:p>219,01</text:p>
          </table:table-cell>
          <table:table-cell office:value-type="float" office:value="236.61" table:style-name="ce2">
            <text:p>236,61</text:p>
          </table:table-cell>
          <table:table-cell office:value-type="float" office:value="248.51000000000002" table:style-name="ce2">
            <text:p>248,51</text:p>
          </table:table-cell>
          <table:table-cell office:value-type="float" office:value="251.97" table:style-name="ce2">
            <text:p>251,97</text:p>
          </table:table-cell>
          <table:table-cell office:value-type="float" office:value="267.66000000000003" table:style-name="ce2">
            <text:p>267,66</text:p>
          </table:table-cell>
          <table:table-cell office:value-type="float" office:value="264.55" table:style-name="ce2">
            <text:p>264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8.14000000000001" table:style-name="ce2">
            <text:p>218,14</text:p>
          </table:table-cell>
          <table:table-cell office:value-type="float" office:value="234.52" table:style-name="ce2">
            <text:p>234,52</text:p>
          </table:table-cell>
          <table:table-cell office:value-type="float" office:value="240.61" table:style-name="ce2">
            <text:p>240,61</text:p>
          </table:table-cell>
          <table:table-cell office:value-type="float" office:value="244.21" table:style-name="ce2">
            <text:p>244,21</text:p>
          </table:table-cell>
          <table:table-cell office:value-type="float" office:value="271.32" table:style-name="ce2">
            <text:p>271,32</text:p>
          </table:table-cell>
          <table:table-cell office:value-type="float" office:value="264.63" table:style-name="ce2">
            <text:p>264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9.93" table:style-name="ce2">
            <text:p>219,93</text:p>
          </table:table-cell>
          <table:table-cell office:value-type="float" office:value="238.70000000000002" table:style-name="ce2">
            <text:p>238,7</text:p>
          </table:table-cell>
          <table:table-cell office:value-type="float" office:value="250.69" table:style-name="ce2">
            <text:p>250,69</text:p>
          </table:table-cell>
          <table:table-cell office:value-type="float" office:value="254.05" table:style-name="ce2">
            <text:p>254,05</text:p>
          </table:table-cell>
          <table:table-cell office:value-type="float" office:value="266.41000000000003" table:style-name="ce2">
            <text:p>266,41</text:p>
          </table:table-cell>
          <table:table-cell office:value-type="float" office:value="264.61" table:style-name="ce2">
            <text:p>264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9.03" table:style-name="ce2">
            <text:p>219,03</text:p>
          </table:table-cell>
          <table:table-cell office:value-type="float" office:value="236.6" table:style-name="ce2">
            <text:p>236,6</text:p>
          </table:table-cell>
          <table:table-cell office:value-type="float" office:value="248.52" table:style-name="ce2">
            <text:p>248,52</text:p>
          </table:table-cell>
          <table:table-cell office:value-type="float" office:value="251.94" table:style-name="ce2">
            <text:p>251,94</text:p>
          </table:table-cell>
          <table:table-cell office:value-type="float" office:value="267.63" table:style-name="ce2">
            <text:p>267,63</text:p>
          </table:table-cell>
          <table:table-cell office:value-type="float" office:value="264.61" table:style-name="ce2">
            <text:p>264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2.37" table:style-name="ce2">
            <text:p>232,37</text:p>
          </table:table-cell>
          <table:table-cell office:value-type="float" office:value="230.37" table:style-name="ce2">
            <text:p>230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2.37" table:style-name="ce2">
            <text:p>232,37</text:p>
          </table:table-cell>
          <table:table-cell office:value-type="float" office:value="230.37" table:style-name="ce2">
            <text:p>230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2.37" table:style-name="ce2">
            <text:p>232,37</text:p>
          </table:table-cell>
          <table:table-cell office:value-type="float" office:value="230.37" table:style-name="ce2">
            <text:p>230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2.37" table:style-name="ce2">
            <text:p>232,37</text:p>
          </table:table-cell>
          <table:table-cell office:value-type="float" office:value="230.37" table:style-name="ce2">
            <text:p>230,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3.70000000000002" table:style-name="ce2">
            <text:p>213,7</text:p>
          </table:table-cell>
          <table:table-cell office:value-type="float" office:value="228.71" table:style-name="ce2">
            <text:p>228,71</text:p>
          </table:table-cell>
          <table:table-cell office:value-type="float" office:value="251.23000000000002" table:style-name="ce2">
            <text:p>251,23</text:p>
          </table:table-cell>
          <table:table-cell office:value-type="float" office:value="259.26" table:style-name="ce2">
            <text:p>259,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3.70000000000002" table:style-name="ce2">
            <text:p>213,7</text:p>
          </table:table-cell>
          <table:table-cell office:value-type="float" office:value="228.71" table:style-name="ce2">
            <text:p>228,71</text:p>
          </table:table-cell>
          <table:table-cell office:value-type="float" office:value="251.23000000000002" table:style-name="ce2">
            <text:p>251,23</text:p>
          </table:table-cell>
          <table:table-cell office:value-type="float" office:value="259.26" table:style-name="ce2">
            <text:p>259,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9.70000000000002" table:style-name="ce2">
            <text:p>209,7</text:p>
          </table:table-cell>
          <table:table-cell office:value-type="float" office:value="219.33" table:style-name="ce2">
            <text:p>219,33</text:p>
          </table:table-cell>
          <table:table-cell office:value-type="float" office:value="246.84" table:style-name="ce2">
            <text:p>246,84</text:p>
          </table:table-cell>
          <table:table-cell office:value-type="float" office:value="248.54" table:style-name="ce2">
            <text:p>248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9.01" table:style-name="ce2">
            <text:p>219,01</text:p>
          </table:table-cell>
          <table:table-cell office:value-type="float" office:value="233.65" table:style-name="ce2">
            <text:p>233,65</text:p>
          </table:table-cell>
          <table:table-cell office:value-type="float" office:value="258.56" table:style-name="ce2">
            <text:p>258,56</text:p>
          </table:table-cell>
          <table:table-cell office:value-type="float" office:value="263.89" table:style-name="ce2">
            <text:p>263,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7.61" table:style-name="ce2">
            <text:p>217,61</text:p>
          </table:table-cell>
          <table:table-cell office:value-type="float" office:value="231.48000000000002" table:style-name="ce2">
            <text:p>231,48</text:p>
          </table:table-cell>
          <table:table-cell office:value-type="float" office:value="253.98000000000002" table:style-name="ce2">
            <text:p>253,98</text:p>
          </table:table-cell>
          <table:table-cell office:value-type="float" office:value="257.89" table:style-name="ce2">
            <text:p>257,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9.70000000000002" table:style-name="ce2">
            <text:p>209,7</text:p>
          </table:table-cell>
          <table:table-cell office:value-type="float" office:value="219.33" table:style-name="ce2">
            <text:p>219,33</text:p>
          </table:table-cell>
          <table:table-cell office:value-type="float" office:value="246.84" table:style-name="ce2">
            <text:p>246,84</text:p>
          </table:table-cell>
          <table:table-cell office:value-type="float" office:value="248.54" table:style-name="ce2">
            <text:p>248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9.17000000000002" table:style-name="ce2">
            <text:p>219,17</text:p>
          </table:table-cell>
          <table:table-cell office:value-type="float" office:value="233.79" table:style-name="ce2">
            <text:p>233,79</text:p>
          </table:table-cell>
          <table:table-cell office:value-type="float" office:value="258.81" table:style-name="ce2">
            <text:p>258,81</text:p>
          </table:table-cell>
          <table:table-cell office:value-type="float" office:value="264.04000000000002" table:style-name="ce2">
            <text:p>264,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7.71" table:style-name="ce2">
            <text:p>217,71</text:p>
          </table:table-cell>
          <table:table-cell office:value-type="float" office:value="231.55" table:style-name="ce2">
            <text:p>231,55</text:p>
          </table:table-cell>
          <table:table-cell office:value-type="float" office:value="254.03" table:style-name="ce2">
            <text:p>254,03</text:p>
          </table:table-cell>
          <table:table-cell office:value-type="float" office:value="257.86" table:style-name="ce2">
            <text:p>257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62.05" table:style-name="ce2">
            <text:p>262,05</text:p>
          </table:table-cell>
          <table:table-cell office:value-type="float" office:value="269.42" table:style-name="ce2">
            <text:p>269,42</text:p>
          </table:table-cell>
          <table:table-cell office:value-type="float" office:value="290.58" table:style-name="ce2">
            <text:p>290,58</text:p>
          </table:table-cell>
          <table:table-cell office:value-type="float" office:value="294.13" table:style-name="ce2">
            <text:p>294,13</text:p>
          </table:table-cell>
          <table:table-cell office:value-type="float" office:value="319.63" table:style-name="ce2">
            <text:p>319,63</text:p>
          </table:table-cell>
          <table:table-cell office:value-type="float" office:value="321.7" table:style-name="ce2">
            <text:p>321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62.05" table:style-name="ce2">
            <text:p>262,05</text:p>
          </table:table-cell>
          <table:table-cell office:value-type="float" office:value="269.42" table:style-name="ce2">
            <text:p>269,42</text:p>
          </table:table-cell>
          <table:table-cell office:value-type="float" office:value="290.58" table:style-name="ce2">
            <text:p>290,58</text:p>
          </table:table-cell>
          <table:table-cell office:value-type="float" office:value="294.13" table:style-name="ce2">
            <text:p>294,13</text:p>
          </table:table-cell>
          <table:table-cell office:value-type="float" office:value="319.63" table:style-name="ce2">
            <text:p>319,63</text:p>
          </table:table-cell>
          <table:table-cell office:value-type="float" office:value="321.7" table:style-name="ce2">
            <text:p>321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7.23000000000002" table:style-name="ce2">
            <text:p>237,23</text:p>
          </table:table-cell>
          <table:table-cell office:value-type="float" office:value="246.09" table:style-name="ce2">
            <text:p>246,09</text:p>
          </table:table-cell>
          <table:table-cell office:value-type="float" office:value="283.26" table:style-name="ce2">
            <text:p>283,26</text:p>
          </table:table-cell>
          <table:table-cell office:value-type="float" office:value="289.31" table:style-name="ce2">
            <text:p>289,31</text:p>
          </table:table-cell>
          <table:table-cell office:value-type="float" office:value="298.70999999999998" table:style-name="ce2">
            <text:p>298,71</text:p>
          </table:table-cell>
          <table:table-cell office:value-type="float" office:value="302.53000000000003" table:style-name="ce2">
            <text:p>302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45.08" table:style-name="ce2">
            <text:p>245,08</text:p>
          </table:table-cell>
          <table:table-cell office:value-type="float" office:value="258.68" table:style-name="ce2">
            <text:p>258,68</text:p>
          </table:table-cell>
          <table:table-cell office:value-type="float" office:value="301.05" table:style-name="ce2">
            <text:p>301,05</text:p>
          </table:table-cell>
          <table:table-cell office:value-type="float" office:value="315.75" table:style-name="ce2">
            <text:p>315,75</text:p>
          </table:table-cell>
          <table:table-cell office:value-type="float" office:value="316.17" table:style-name="ce2">
            <text:p>316,17</text:p>
          </table:table-cell>
          <table:table-cell office:value-type="float" office:value="322.85000000000002" table:style-name="ce2">
            <text:p>322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2.27" table:style-name="ce2">
            <text:p>242,27</text:p>
          </table:table-cell>
          <table:table-cell office:value-type="float" office:value="254.17000000000002" table:style-name="ce2">
            <text:p>254,17</text:p>
          </table:table-cell>
          <table:table-cell office:value-type="float" office:value="294.99" table:style-name="ce2">
            <text:p>294,99</text:p>
          </table:table-cell>
          <table:table-cell office:value-type="float" office:value="306.74" table:style-name="ce2">
            <text:p>306,74</text:p>
          </table:table-cell>
          <table:table-cell office:value-type="float" office:value="310.44" table:style-name="ce2">
            <text:p>310,44</text:p>
          </table:table-cell>
          <table:table-cell office:value-type="float" office:value="316.18" table:style-name="ce2">
            <text:p>316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7.23000000000002" table:style-name="ce2">
            <text:p>237,23</text:p>
          </table:table-cell>
          <table:table-cell office:value-type="float" office:value="246.09" table:style-name="ce2">
            <text:p>246,09</text:p>
          </table:table-cell>
          <table:table-cell office:value-type="float" office:value="283.26" table:style-name="ce2">
            <text:p>283,26</text:p>
          </table:table-cell>
          <table:table-cell office:value-type="float" office:value="289.31" table:style-name="ce2">
            <text:p>289,31</text:p>
          </table:table-cell>
          <table:table-cell office:value-type="float" office:value="298.70999999999998" table:style-name="ce2">
            <text:p>298,71</text:p>
          </table:table-cell>
          <table:table-cell office:value-type="float" office:value="302.53000000000003" table:style-name="ce2">
            <text:p>302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45" table:style-name="ce2">
            <text:p>245</text:p>
          </table:table-cell>
          <table:table-cell office:value-type="float" office:value="258.63" table:style-name="ce2">
            <text:p>258,63</text:p>
          </table:table-cell>
          <table:table-cell office:value-type="float" office:value="301.10000000000002" table:style-name="ce2">
            <text:p>301,1</text:p>
          </table:table-cell>
          <table:table-cell office:value-type="float" office:value="315.84000000000003" table:style-name="ce2">
            <text:p>315,84</text:p>
          </table:table-cell>
          <table:table-cell office:value-type="float" office:value="316.16000000000003" table:style-name="ce2">
            <text:p>316,16</text:p>
          </table:table-cell>
          <table:table-cell office:value-type="float" office:value="322.85000000000002" table:style-name="ce2">
            <text:p>322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2.20000000000002" table:style-name="ce2">
            <text:p>242,2</text:p>
          </table:table-cell>
          <table:table-cell office:value-type="float" office:value="254.12" table:style-name="ce2">
            <text:p>254,12</text:p>
          </table:table-cell>
          <table:table-cell office:value-type="float" office:value="295" table:style-name="ce2">
            <text:p>295</text:p>
          </table:table-cell>
          <table:table-cell office:value-type="float" office:value="306.78000000000003" table:style-name="ce2">
            <text:p>306,78</text:p>
          </table:table-cell>
          <table:table-cell office:value-type="float" office:value="310.41000000000003" table:style-name="ce2">
            <text:p>310,41</text:p>
          </table:table-cell>
          <table:table-cell office:value-type="float" office:value="316.16000000000003" table:style-name="ce2">
            <text:p>316,1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3.86" table:style-name="ce2">
            <text:p>213,86</text:p>
          </table:table-cell>
          <table:table-cell office:value-type="float" office:value="229.44" table:style-name="ce2">
            <text:p>229,44</text:p>
          </table:table-cell>
          <table:table-cell office:value-type="float" office:value="248.91" table:style-name="ce2">
            <text:p>248,91</text:p>
          </table:table-cell>
          <table:table-cell office:value-type="float" office:value="255.89000000000001" table:style-name="ce2">
            <text:p>255,89</text:p>
          </table:table-cell>
          <table:table-cell office:value-type="float" office:value="270.89999999999998" table:style-name="ce2">
            <text:p>270,9</text:p>
          </table:table-cell>
          <table:table-cell office:value-type="float" office:value="258.66000000000003" table:style-name="ce2">
            <text:p>258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3.86" table:style-name="ce2">
            <text:p>213,86</text:p>
          </table:table-cell>
          <table:table-cell office:value-type="float" office:value="229.44" table:style-name="ce2">
            <text:p>229,44</text:p>
          </table:table-cell>
          <table:table-cell office:value-type="float" office:value="248.91" table:style-name="ce2">
            <text:p>248,91</text:p>
          </table:table-cell>
          <table:table-cell office:value-type="float" office:value="255.89000000000001" table:style-name="ce2">
            <text:p>255,89</text:p>
          </table:table-cell>
          <table:table-cell office:value-type="float" office:value="270.89999999999998" table:style-name="ce2">
            <text:p>270,9</text:p>
          </table:table-cell>
          <table:table-cell office:value-type="float" office:value="258.66000000000003" table:style-name="ce2">
            <text:p>258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4.52" table:style-name="ce2">
            <text:p>214,52</text:p>
          </table:table-cell>
          <table:table-cell office:value-type="float" office:value="228.01" table:style-name="ce2">
            <text:p>228,01</text:p>
          </table:table-cell>
          <table:table-cell office:value-type="float" office:value="243.01" table:style-name="ce2">
            <text:p>243,01</text:p>
          </table:table-cell>
          <table:table-cell office:value-type="float" office:value="245.88" table:style-name="ce2">
            <text:p>245,88</text:p>
          </table:table-cell>
          <table:table-cell office:value-type="float" office:value="271.32" table:style-name="ce2">
            <text:p>271,32</text:p>
          </table:table-cell>
          <table:table-cell office:value-type="float" office:value="264.63" table:style-name="ce2">
            <text:p>264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9.18" table:style-name="ce2">
            <text:p>219,18</text:p>
          </table:table-cell>
          <table:table-cell office:value-type="float" office:value="234.62" table:style-name="ce2">
            <text:p>234,62</text:p>
          </table:table-cell>
          <table:table-cell office:value-type="float" office:value="252.28" table:style-name="ce2">
            <text:p>252,28</text:p>
          </table:table-cell>
          <table:table-cell office:value-type="float" office:value="256.09000000000003" table:style-name="ce2">
            <text:p>256,09</text:p>
          </table:table-cell>
          <table:table-cell office:value-type="float" office:value="266.48" table:style-name="ce2">
            <text:p>266,48</text:p>
          </table:table-cell>
          <table:table-cell office:value-type="float" office:value="264.52" table:style-name="ce2">
            <text:p>264,5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8.01" table:style-name="ce2">
            <text:p>218,01</text:p>
          </table:table-cell>
          <table:table-cell office:value-type="float" office:value="232.96" table:style-name="ce2">
            <text:p>232,96</text:p>
          </table:table-cell>
          <table:table-cell office:value-type="float" office:value="249.9" table:style-name="ce2">
            <text:p>249,9</text:p>
          </table:table-cell>
          <table:table-cell office:value-type="float" office:value="253.47" table:style-name="ce2">
            <text:p>253,47</text:p>
          </table:table-cell>
          <table:table-cell office:value-type="float" office:value="267.66000000000003" table:style-name="ce2">
            <text:p>267,66</text:p>
          </table:table-cell>
          <table:table-cell office:value-type="float" office:value="264.55" table:style-name="ce2">
            <text:p>264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4.52" table:style-name="ce2">
            <text:p>214,52</text:p>
          </table:table-cell>
          <table:table-cell office:value-type="float" office:value="228.01" table:style-name="ce2">
            <text:p>228,01</text:p>
          </table:table-cell>
          <table:table-cell office:value-type="float" office:value="243.01" table:style-name="ce2">
            <text:p>243,01</text:p>
          </table:table-cell>
          <table:table-cell office:value-type="float" office:value="245.88" table:style-name="ce2">
            <text:p>245,88</text:p>
          </table:table-cell>
          <table:table-cell office:value-type="float" office:value="271.32" table:style-name="ce2">
            <text:p>271,32</text:p>
          </table:table-cell>
          <table:table-cell office:value-type="float" office:value="264.63" table:style-name="ce2">
            <text:p>264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9.32" table:style-name="ce2">
            <text:p>219,32</text:p>
          </table:table-cell>
          <table:table-cell office:value-type="float" office:value="234.75" table:style-name="ce2">
            <text:p>234,75</text:p>
          </table:table-cell>
          <table:table-cell office:value-type="float" office:value="252.35" table:style-name="ce2">
            <text:p>252,35</text:p>
          </table:table-cell>
          <table:table-cell office:value-type="float" office:value="256.10000000000002" table:style-name="ce2">
            <text:p>256,1</text:p>
          </table:table-cell>
          <table:table-cell office:value-type="float" office:value="266.41000000000003" table:style-name="ce2">
            <text:p>266,41</text:p>
          </table:table-cell>
          <table:table-cell office:value-type="float" office:value="264.61" table:style-name="ce2">
            <text:p>264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8.09" table:style-name="ce2">
            <text:p>218,09</text:p>
          </table:table-cell>
          <table:table-cell office:value-type="float" office:value="233.03" table:style-name="ce2">
            <text:p>233,03</text:p>
          </table:table-cell>
          <table:table-cell office:value-type="float" office:value="249.91" table:style-name="ce2">
            <text:p>249,91</text:p>
          </table:table-cell>
          <table:table-cell office:value-type="float" office:value="253.43" table:style-name="ce2">
            <text:p>253,43</text:p>
          </table:table-cell>
          <table:table-cell office:value-type="float" office:value="267.63" table:style-name="ce2">
            <text:p>267,63</text:p>
          </table:table-cell>
          <table:table-cell office:value-type="float" office:value="264.61" table:style-name="ce2">
            <text:p>264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3.86" table:style-name="ce2">
            <text:p>213,86</text:p>
          </table:table-cell>
          <table:table-cell office:value-type="float" office:value="229.44" table:style-name="ce2">
            <text:p>229,44</text:p>
          </table:table-cell>
          <table:table-cell office:value-type="float" office:value="248.91" table:style-name="ce2">
            <text:p>248,91</text:p>
          </table:table-cell>
          <table:table-cell office:value-type="float" office:value="255.89000000000001" table:style-name="ce2">
            <text:p>255,89</text:p>
          </table:table-cell>
          <table:table-cell office:value-type="float" office:value="270.89999999999998" table:style-name="ce2">
            <text:p>270,9</text:p>
          </table:table-cell>
          <table:table-cell office:value-type="float" office:value="258.66000000000003" table:style-name="ce2">
            <text:p>258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3.86" table:style-name="ce2">
            <text:p>213,86</text:p>
          </table:table-cell>
          <table:table-cell office:value-type="float" office:value="229.44" table:style-name="ce2">
            <text:p>229,44</text:p>
          </table:table-cell>
          <table:table-cell office:value-type="float" office:value="248.91" table:style-name="ce2">
            <text:p>248,91</text:p>
          </table:table-cell>
          <table:table-cell office:value-type="float" office:value="255.89000000000001" table:style-name="ce2">
            <text:p>255,89</text:p>
          </table:table-cell>
          <table:table-cell office:value-type="float" office:value="270.89999999999998" table:style-name="ce2">
            <text:p>270,9</text:p>
          </table:table-cell>
          <table:table-cell office:value-type="float" office:value="258.66000000000003" table:style-name="ce2">
            <text:p>258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4.53" table:style-name="ce2">
            <text:p>214,53</text:p>
          </table:table-cell>
          <table:table-cell office:value-type="float" office:value="228.01" table:style-name="ce2">
            <text:p>228,01</text:p>
          </table:table-cell>
          <table:table-cell office:value-type="float" office:value="243.01" table:style-name="ce2">
            <text:p>243,01</text:p>
          </table:table-cell>
          <table:table-cell office:value-type="float" office:value="245.88" table:style-name="ce2">
            <text:p>245,88</text:p>
          </table:table-cell>
          <table:table-cell office:value-type="float" office:value="271.32" table:style-name="ce2">
            <text:p>271,32</text:p>
          </table:table-cell>
          <table:table-cell office:value-type="float" office:value="264.63" table:style-name="ce2">
            <text:p>264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9.18" table:style-name="ce2">
            <text:p>219,18</text:p>
          </table:table-cell>
          <table:table-cell office:value-type="float" office:value="234.62" table:style-name="ce2">
            <text:p>234,62</text:p>
          </table:table-cell>
          <table:table-cell office:value-type="float" office:value="252.28" table:style-name="ce2">
            <text:p>252,28</text:p>
          </table:table-cell>
          <table:table-cell office:value-type="float" office:value="256.09000000000003" table:style-name="ce2">
            <text:p>256,09</text:p>
          </table:table-cell>
          <table:table-cell office:value-type="float" office:value="266.48" table:style-name="ce2">
            <text:p>266,48</text:p>
          </table:table-cell>
          <table:table-cell office:value-type="float" office:value="264.52" table:style-name="ce2">
            <text:p>264,5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8.01" table:style-name="ce2">
            <text:p>218,01</text:p>
          </table:table-cell>
          <table:table-cell office:value-type="float" office:value="232.96" table:style-name="ce2">
            <text:p>232,96</text:p>
          </table:table-cell>
          <table:table-cell office:value-type="float" office:value="249.9" table:style-name="ce2">
            <text:p>249,9</text:p>
          </table:table-cell>
          <table:table-cell office:value-type="float" office:value="253.47" table:style-name="ce2">
            <text:p>253,47</text:p>
          </table:table-cell>
          <table:table-cell office:value-type="float" office:value="267.66000000000003" table:style-name="ce2">
            <text:p>267,66</text:p>
          </table:table-cell>
          <table:table-cell office:value-type="float" office:value="264.55" table:style-name="ce2">
            <text:p>264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4.53" table:style-name="ce2">
            <text:p>214,53</text:p>
          </table:table-cell>
          <table:table-cell office:value-type="float" office:value="228.01" table:style-name="ce2">
            <text:p>228,01</text:p>
          </table:table-cell>
          <table:table-cell office:value-type="float" office:value="243.01" table:style-name="ce2">
            <text:p>243,01</text:p>
          </table:table-cell>
          <table:table-cell office:value-type="float" office:value="245.88" table:style-name="ce2">
            <text:p>245,88</text:p>
          </table:table-cell>
          <table:table-cell office:value-type="float" office:value="271.32" table:style-name="ce2">
            <text:p>271,32</text:p>
          </table:table-cell>
          <table:table-cell office:value-type="float" office:value="264.63" table:style-name="ce2">
            <text:p>264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9.32" table:style-name="ce2">
            <text:p>219,32</text:p>
          </table:table-cell>
          <table:table-cell office:value-type="float" office:value="234.75" table:style-name="ce2">
            <text:p>234,75</text:p>
          </table:table-cell>
          <table:table-cell office:value-type="float" office:value="252.35" table:style-name="ce2">
            <text:p>252,35</text:p>
          </table:table-cell>
          <table:table-cell office:value-type="float" office:value="256.10000000000002" table:style-name="ce2">
            <text:p>256,1</text:p>
          </table:table-cell>
          <table:table-cell office:value-type="float" office:value="266.41000000000003" table:style-name="ce2">
            <text:p>266,41</text:p>
          </table:table-cell>
          <table:table-cell office:value-type="float" office:value="264.61" table:style-name="ce2">
            <text:p>264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8.09" table:style-name="ce2">
            <text:p>218,09</text:p>
          </table:table-cell>
          <table:table-cell office:value-type="float" office:value="233.03" table:style-name="ce2">
            <text:p>233,03</text:p>
          </table:table-cell>
          <table:table-cell office:value-type="float" office:value="249.91" table:style-name="ce2">
            <text:p>249,91</text:p>
          </table:table-cell>
          <table:table-cell office:value-type="float" office:value="253.43" table:style-name="ce2">
            <text:p>253,43</text:p>
          </table:table-cell>
          <table:table-cell office:value-type="float" office:value="267.63" table:style-name="ce2">
            <text:p>267,63</text:p>
          </table:table-cell>
          <table:table-cell office:value-type="float" office:value="264.61" table:style-name="ce2">
            <text:p>264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5.59" table:style-name="ce2">
            <text:p>215,59</text:p>
          </table:table-cell>
          <table:table-cell office:value-type="float" office:value="230.87" table:style-name="ce2">
            <text:p>230,87</text:p>
          </table:table-cell>
          <table:table-cell office:value-type="float" office:value="250.41" table:style-name="ce2">
            <text:p>250,41</text:p>
          </table:table-cell>
          <table:table-cell office:value-type="float" office:value="257.27" table:style-name="ce2">
            <text:p>257,27</text:p>
          </table:table-cell>
          <table:table-cell office:value-type="float" office:value="273.15000000000003" table:style-name="ce2">
            <text:p>273,15</text:p>
          </table:table-cell>
          <table:table-cell office:value-type="float" office:value="261.58" table:style-name="ce2">
            <text:p>261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5.59" table:style-name="ce2">
            <text:p>215,59</text:p>
          </table:table-cell>
          <table:table-cell office:value-type="float" office:value="230.87" table:style-name="ce2">
            <text:p>230,87</text:p>
          </table:table-cell>
          <table:table-cell office:value-type="float" office:value="250.41" table:style-name="ce2">
            <text:p>250,41</text:p>
          </table:table-cell>
          <table:table-cell office:value-type="float" office:value="257.27" table:style-name="ce2">
            <text:p>257,27</text:p>
          </table:table-cell>
          <table:table-cell office:value-type="float" office:value="273.15000000000003" table:style-name="ce2">
            <text:p>273,15</text:p>
          </table:table-cell>
          <table:table-cell office:value-type="float" office:value="261.58" table:style-name="ce2">
            <text:p>261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0.01" table:style-name="ce2">
            <text:p>220,01</text:p>
          </table:table-cell>
          <table:table-cell office:value-type="float" office:value="232.38" table:style-name="ce2">
            <text:p>232,38</text:p>
          </table:table-cell>
          <table:table-cell office:value-type="float" office:value="251.39000000000001" table:style-name="ce2">
            <text:p>251,39</text:p>
          </table:table-cell>
          <table:table-cell office:value-type="float" office:value="254.93" table:style-name="ce2">
            <text:p>254,93</text:p>
          </table:table-cell>
          <table:table-cell office:value-type="float" office:value="276.99" table:style-name="ce2">
            <text:p>276,99</text:p>
          </table:table-cell>
          <table:table-cell office:value-type="float" office:value="272.48" table:style-name="ce2">
            <text:p>272,4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3.34" table:style-name="ce2">
            <text:p>223,34</text:p>
          </table:table-cell>
          <table:table-cell office:value-type="float" office:value="238.48000000000002" table:style-name="ce2">
            <text:p>238,48</text:p>
          </table:table-cell>
          <table:table-cell office:value-type="float" office:value="259.59000000000003" table:style-name="ce2">
            <text:p>259,59</text:p>
          </table:table-cell>
          <table:table-cell office:value-type="float" office:value="265.03000000000003" table:style-name="ce2">
            <text:p>265,03</text:p>
          </table:table-cell>
          <table:table-cell office:value-type="float" office:value="273.83" table:style-name="ce2">
            <text:p>273,83</text:p>
          </table:table-cell>
          <table:table-cell office:value-type="float" office:value="273.15000000000003" table:style-name="ce2">
            <text:p>273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2.44" table:style-name="ce2">
            <text:p>222,44</text:p>
          </table:table-cell>
          <table:table-cell office:value-type="float" office:value="236.83" table:style-name="ce2">
            <text:p>236,83</text:p>
          </table:table-cell>
          <table:table-cell office:value-type="float" office:value="257.37" table:style-name="ce2">
            <text:p>257,37</text:p>
          </table:table-cell>
          <table:table-cell office:value-type="float" office:value="262.29000000000002" table:style-name="ce2">
            <text:p>262,29</text:p>
          </table:table-cell>
          <table:table-cell office:value-type="float" office:value="274.65000000000003" table:style-name="ce2">
            <text:p>274,65</text:p>
          </table:table-cell>
          <table:table-cell office:value-type="float" office:value="272.98" table:style-name="ce2">
            <text:p>272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0.01" table:style-name="ce2">
            <text:p>220,01</text:p>
          </table:table-cell>
          <table:table-cell office:value-type="float" office:value="232.38" table:style-name="ce2">
            <text:p>232,38</text:p>
          </table:table-cell>
          <table:table-cell office:value-type="float" office:value="251.39000000000001" table:style-name="ce2">
            <text:p>251,39</text:p>
          </table:table-cell>
          <table:table-cell office:value-type="float" office:value="254.93" table:style-name="ce2">
            <text:p>254,93</text:p>
          </table:table-cell>
          <table:table-cell office:value-type="float" office:value="276.99" table:style-name="ce2">
            <text:p>276,99</text:p>
          </table:table-cell>
          <table:table-cell office:value-type="float" office:value="272.48" table:style-name="ce2">
            <text:p>272,4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3.52" table:style-name="ce2">
            <text:p>223,52</text:p>
          </table:table-cell>
          <table:table-cell office:value-type="float" office:value="238.66" table:style-name="ce2">
            <text:p>238,66</text:p>
          </table:table-cell>
          <table:table-cell office:value-type="float" office:value="259.75" table:style-name="ce2">
            <text:p>259,75</text:p>
          </table:table-cell>
          <table:table-cell office:value-type="float" office:value="265.17" table:style-name="ce2">
            <text:p>265,17</text:p>
          </table:table-cell>
          <table:table-cell office:value-type="float" office:value="273.84000000000003" table:style-name="ce2">
            <text:p>273,84</text:p>
          </table:table-cell>
          <table:table-cell office:value-type="float" office:value="273.3" table:style-name="ce2">
            <text:p>273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ão Paul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2.55" table:style-name="ce2">
            <text:p>222,55</text:p>
          </table:table-cell>
          <table:table-cell office:value-type="float" office:value="236.93" table:style-name="ce2">
            <text:p>236,93</text:p>
          </table:table-cell>
          <table:table-cell office:value-type="float" office:value="257.45999999999998" table:style-name="ce2">
            <text:p>257,46</text:p>
          </table:table-cell>
          <table:table-cell office:value-type="float" office:value="262.36" table:style-name="ce2">
            <text:p>262,36</text:p>
          </table:table-cell>
          <table:table-cell office:value-type="float" office:value="274.66000000000003" table:style-name="ce2">
            <text:p>274,66</text:p>
          </table:table-cell>
          <table:table-cell office:value-type="float" office:value="273.09000000000003" table:style-name="ce2">
            <text:p>273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73.59" table:style-name="ce2">
            <text:p>173,59</text:p>
          </table:table-cell>
          <table:table-cell office:value-type="float" office:value="195.74" table:style-name="ce2">
            <text:p>195,74</text:p>
          </table:table-cell>
          <table:table-cell office:value-type="float" office:value="239.44" table:style-name="ce2">
            <text:p>239,44</text:p>
          </table:table-cell>
          <table:table-cell office:value-type="float" office:value="249.79" table:style-name="ce2">
            <text:p>249,79</text:p>
          </table:table-cell>
          <table:table-cell office:value-type="float" office:value="245.03" table:style-name="ce2">
            <text:p>245,03</text:p>
          </table:table-cell>
          <table:table-cell office:value-type="float" office:value="255.64000000000001" table:style-name="ce2">
            <text:p>255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73.59" table:style-name="ce2">
            <text:p>173,59</text:p>
          </table:table-cell>
          <table:table-cell office:value-type="float" office:value="195.74" table:style-name="ce2">
            <text:p>195,74</text:p>
          </table:table-cell>
          <table:table-cell office:value-type="float" office:value="239.44" table:style-name="ce2">
            <text:p>239,44</text:p>
          </table:table-cell>
          <table:table-cell office:value-type="float" office:value="249.79" table:style-name="ce2">
            <text:p>249,79</text:p>
          </table:table-cell>
          <table:table-cell office:value-type="float" office:value="245.03" table:style-name="ce2">
            <text:p>245,03</text:p>
          </table:table-cell>
          <table:table-cell office:value-type="float" office:value="255.64000000000001" table:style-name="ce2">
            <text:p>255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7.68" table:style-name="ce2">
            <text:p>257,68</text:p>
          </table:table-cell>
          <table:table-cell office:value-type="float" office:value="261.13" table:style-name="ce2">
            <text:p>261,13</text:p>
          </table:table-cell>
          <table:table-cell office:value-type="float" office:value="268.18" table:style-name="ce2">
            <text:p>268,18</text:p>
          </table:table-cell>
          <table:table-cell office:value-type="float" office:value="266.54000000000002" table:style-name="ce2">
            <text:p>266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7.25" table:style-name="ce2">
            <text:p>207,25</text:p>
          </table:table-cell>
          <table:table-cell office:value-type="float" office:value="221.65" table:style-name="ce2">
            <text:p>221,65</text:p>
          </table:table-cell>
          <table:table-cell office:value-type="float" office:value="248.05" table:style-name="ce2">
            <text:p>248,05</text:p>
          </table:table-cell>
          <table:table-cell office:value-type="float" office:value="253.15" table:style-name="ce2">
            <text:p>253,15</text:p>
          </table:table-cell>
          <table:table-cell office:value-type="float" office:value="266.14" table:style-name="ce2">
            <text:p>266,14</text:p>
          </table:table-cell>
          <table:table-cell office:value-type="float" office:value="265.03000000000003" table:style-name="ce2">
            <text:p>265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7.25" table:style-name="ce2">
            <text:p>207,25</text:p>
          </table:table-cell>
          <table:table-cell office:value-type="float" office:value="221.65" table:style-name="ce2">
            <text:p>221,65</text:p>
          </table:table-cell>
          <table:table-cell office:value-type="float" office:value="249.37" table:style-name="ce2">
            <text:p>249,37</text:p>
          </table:table-cell>
          <table:table-cell office:value-type="float" office:value="254.24" table:style-name="ce2">
            <text:p>254,24</text:p>
          </table:table-cell>
          <table:table-cell office:value-type="float" office:value="266.42" table:style-name="ce2">
            <text:p>266,42</text:p>
          </table:table-cell>
          <table:table-cell office:value-type="float" office:value="265.24" table:style-name="ce2">
            <text:p>265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7.68" table:style-name="ce2">
            <text:p>257,68</text:p>
          </table:table-cell>
          <table:table-cell office:value-type="float" office:value="261.13" table:style-name="ce2">
            <text:p>261,13</text:p>
          </table:table-cell>
          <table:table-cell office:value-type="float" office:value="268.18" table:style-name="ce2">
            <text:p>268,18</text:p>
          </table:table-cell>
          <table:table-cell office:value-type="float" office:value="266.54000000000002" table:style-name="ce2">
            <text:p>266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38.28" table:style-name="ce2">
            <text:p>238,28</text:p>
          </table:table-cell>
          <table:table-cell office:value-type="float" office:value="245.54" table:style-name="ce2">
            <text:p>245,54</text:p>
          </table:table-cell>
          <table:table-cell office:value-type="float" office:value="248.62" table:style-name="ce2">
            <text:p>248,62</text:p>
          </table:table-cell>
          <table:table-cell office:value-type="float" office:value="253.37" table:style-name="ce2">
            <text:p>253,37</text:p>
          </table:table-cell>
          <table:table-cell office:value-type="float" office:value="267.23" table:style-name="ce2">
            <text:p>267,23</text:p>
          </table:table-cell>
          <table:table-cell office:value-type="float" office:value="265.51" table:style-name="ce2">
            <text:p>265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8.28" table:style-name="ce2">
            <text:p>238,28</text:p>
          </table:table-cell>
          <table:table-cell office:value-type="float" office:value="245.54" table:style-name="ce2">
            <text:p>245,54</text:p>
          </table:table-cell>
          <table:table-cell office:value-type="float" office:value="249.93" table:style-name="ce2">
            <text:p>249,93</text:p>
          </table:table-cell>
          <table:table-cell office:value-type="float" office:value="254.49" table:style-name="ce2">
            <text:p>254,49</text:p>
          </table:table-cell>
          <table:table-cell office:value-type="float" office:value="267.36" table:style-name="ce2">
            <text:p>267,36</text:p>
          </table:table-cell>
          <table:table-cell office:value-type="float" office:value="265.66000000000003" table:style-name="ce2">
            <text:p>265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6.51" table:style-name="ce2">
            <text:p>316,51</text:p>
          </table:table-cell>
          <table:table-cell office:value-type="float" office:value="354.55" table:style-name="ce2">
            <text:p>354,55</text:p>
          </table:table-cell>
          <table:table-cell office:value-type="float" office:value="331.03000000000003" table:style-name="ce2">
            <text:p>331,03</text:p>
          </table:table-cell>
          <table:table-cell office:value-type="float" office:value="378.78000000000003" table:style-name="ce2">
            <text:p>378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.99" table:style-name="ce2">
            <text:p>347,99</text:p>
          </table:table-cell>
          <table:table-cell office:value-type="float" office:value="358.25" table:style-name="ce2">
            <text:p>358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6.51" table:style-name="ce2">
            <text:p>316,51</text:p>
          </table:table-cell>
          <table:table-cell office:value-type="float" office:value="354.55" table:style-name="ce2">
            <text:p>354,55</text:p>
          </table:table-cell>
          <table:table-cell office:value-type="float" office:value="339.83" table:style-name="ce2">
            <text:p>339,83</text:p>
          </table:table-cell>
          <table:table-cell office:value-type="float" office:value="368.13" table:style-name="ce2">
            <text:p>368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6.51" table:style-name="ce2">
            <text:p>316,51</text:p>
          </table:table-cell>
          <table:table-cell office:value-type="float" office:value="354.55" table:style-name="ce2">
            <text:p>354,55</text:p>
          </table:table-cell>
          <table:table-cell office:value-type="float" office:value="331.03000000000003" table:style-name="ce2">
            <text:p>331,03</text:p>
          </table:table-cell>
          <table:table-cell office:value-type="float" office:value="378.78000000000003" table:style-name="ce2">
            <text:p>378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7.99" table:style-name="ce2">
            <text:p>347,99</text:p>
          </table:table-cell>
          <table:table-cell office:value-type="float" office:value="358.25" table:style-name="ce2">
            <text:p>358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6.51" table:style-name="ce2">
            <text:p>316,51</text:p>
          </table:table-cell>
          <table:table-cell office:value-type="float" office:value="354.55" table:style-name="ce2">
            <text:p>354,55</text:p>
          </table:table-cell>
          <table:table-cell office:value-type="float" office:value="339.83" table:style-name="ce2">
            <text:p>339,83</text:p>
          </table:table-cell>
          <table:table-cell office:value-type="float" office:value="368.13" table:style-name="ce2">
            <text:p>368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3.95000000000002" table:style-name="ce2">
            <text:p>203,95</text:p>
          </table:table-cell>
          <table:table-cell office:value-type="float" office:value="215.04" table:style-name="ce2">
            <text:p>215,04</text:p>
          </table:table-cell>
          <table:table-cell office:value-type="float" office:value="253.72" table:style-name="ce2">
            <text:p>253,72</text:p>
          </table:table-cell>
          <table:table-cell office:value-type="float" office:value="256.99" table:style-name="ce2">
            <text:p>256,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95000000000002" table:style-name="ce2">
            <text:p>203,95</text:p>
          </table:table-cell>
          <table:table-cell office:value-type="float" office:value="215.04" table:style-name="ce2">
            <text:p>215,04</text:p>
          </table:table-cell>
          <table:table-cell office:value-type="float" office:value="253.72" table:style-name="ce2">
            <text:p>253,72</text:p>
          </table:table-cell>
          <table:table-cell office:value-type="float" office:value="256.99" table:style-name="ce2">
            <text:p>256,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0.6" table:style-name="ce2">
            <text:p>220,6</text:p>
          </table:table-cell>
          <table:table-cell office:value-type="float" office:value="234.38" table:style-name="ce2">
            <text:p>234,38</text:p>
          </table:table-cell>
          <table:table-cell office:value-type="float" office:value="266.5" table:style-name="ce2">
            <text:p>266,5</text:p>
          </table:table-cell>
          <table:table-cell office:value-type="float" office:value="272.68" table:style-name="ce2">
            <text:p>272,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7.01" table:style-name="ce2">
            <text:p>217,01</text:p>
          </table:table-cell>
          <table:table-cell office:value-type="float" office:value="232.47" table:style-name="ce2">
            <text:p>232,47</text:p>
          </table:table-cell>
          <table:table-cell office:value-type="float" office:value="256.09000000000003" table:style-name="ce2">
            <text:p>256,09</text:p>
          </table:table-cell>
          <table:table-cell office:value-type="float" office:value="256.48" table:style-name="ce2">
            <text:p>256,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7.49" table:style-name="ce2">
            <text:p>217,49</text:p>
          </table:table-cell>
          <table:table-cell office:value-type="float" office:value="232.72" table:style-name="ce2">
            <text:p>232,72</text:p>
          </table:table-cell>
          <table:table-cell office:value-type="float" office:value="261.56" table:style-name="ce2">
            <text:p>261,56</text:p>
          </table:table-cell>
          <table:table-cell office:value-type="float" office:value="264.98" table:style-name="ce2">
            <text:p>264,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0.6" table:style-name="ce2">
            <text:p>220,6</text:p>
          </table:table-cell>
          <table:table-cell office:value-type="float" office:value="234.38" table:style-name="ce2">
            <text:p>234,38</text:p>
          </table:table-cell>
          <table:table-cell office:value-type="float" office:value="266.5" table:style-name="ce2">
            <text:p>266,5</text:p>
          </table:table-cell>
          <table:table-cell office:value-type="float" office:value="272.68" table:style-name="ce2">
            <text:p>272,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8.07" table:style-name="ce2">
            <text:p>218,07</text:p>
          </table:table-cell>
          <table:table-cell office:value-type="float" office:value="233.88" table:style-name="ce2">
            <text:p>233,88</text:p>
          </table:table-cell>
          <table:table-cell office:value-type="float" office:value="256.48" table:style-name="ce2">
            <text:p>256,48</text:p>
          </table:table-cell>
          <table:table-cell office:value-type="float" office:value="256.39999999999998" table:style-name="ce2">
            <text:p>256,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8.42000000000002" table:style-name="ce2">
            <text:p>218,42</text:p>
          </table:table-cell>
          <table:table-cell office:value-type="float" office:value="233.95000000000002" table:style-name="ce2">
            <text:p>233,95</text:p>
          </table:table-cell>
          <table:table-cell office:value-type="float" office:value="262.11" table:style-name="ce2">
            <text:p>262,11</text:p>
          </table:table-cell>
          <table:table-cell office:value-type="float" office:value="265.54000000000002" table:style-name="ce2">
            <text:p>265,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36.27" table:style-name="ce2">
            <text:p>236,27</text:p>
          </table:table-cell>
          <table:table-cell office:value-type="float" office:value="267.10000000000002" table:style-name="ce2">
            <text:p>267,1</text:p>
          </table:table-cell>
          <table:table-cell office:value-type="float" office:value="277.90000000000003" table:style-name="ce2">
            <text:p>277,9</text:p>
          </table:table-cell>
          <table:table-cell office:value-type="float" office:value="303.90000000000003" table:style-name="ce2">
            <text:p>303,9</text:p>
          </table:table-cell>
          <table:table-cell office:value-type="float" office:value="309.17" table:style-name="ce2">
            <text:p>309,17</text:p>
          </table:table-cell>
          <table:table-cell office:value-type="float" office:value="334.28000000000003" table:style-name="ce2">
            <text:p>334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36.27" table:style-name="ce2">
            <text:p>236,27</text:p>
          </table:table-cell>
          <table:table-cell office:value-type="float" office:value="267.10000000000002" table:style-name="ce2">
            <text:p>267,1</text:p>
          </table:table-cell>
          <table:table-cell office:value-type="float" office:value="277.90000000000003" table:style-name="ce2">
            <text:p>277,9</text:p>
          </table:table-cell>
          <table:table-cell office:value-type="float" office:value="303.90000000000003" table:style-name="ce2">
            <text:p>303,9</text:p>
          </table:table-cell>
          <table:table-cell office:value-type="float" office:value="309.17" table:style-name="ce2">
            <text:p>309,17</text:p>
          </table:table-cell>
          <table:table-cell office:value-type="float" office:value="334.28000000000003" table:style-name="ce2">
            <text:p>334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53.23000000000002" table:style-name="ce2">
            <text:p>253,23</text:p>
          </table:table-cell>
          <table:table-cell office:value-type="float" office:value="268.24" table:style-name="ce2">
            <text:p>268,24</text:p>
          </table:table-cell>
          <table:table-cell office:value-type="float" office:value="303.63" table:style-name="ce2">
            <text:p>303,63</text:p>
          </table:table-cell>
          <table:table-cell office:value-type="float" office:value="319.18" table:style-name="ce2">
            <text:p>319,18</text:p>
          </table:table-cell>
          <table:table-cell office:value-type="float" office:value="304.62" table:style-name="ce2">
            <text:p>304,62</text:p>
          </table:table-cell>
          <table:table-cell office:value-type="float" office:value="306.18" table:style-name="ce2">
            <text:p>306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39.55" table:style-name="ce2">
            <text:p>239,55</text:p>
          </table:table-cell>
          <table:table-cell office:value-type="float" office:value="252.66" table:style-name="ce2">
            <text:p>252,66</text:p>
          </table:table-cell>
          <table:table-cell office:value-type="float" office:value="288.91000000000003" table:style-name="ce2">
            <text:p>288,91</text:p>
          </table:table-cell>
          <table:table-cell office:value-type="float" office:value="303.76" table:style-name="ce2">
            <text:p>303,76</text:p>
          </table:table-cell>
          <table:table-cell office:value-type="float" office:value="308.73" table:style-name="ce2">
            <text:p>308,73</text:p>
          </table:table-cell>
          <table:table-cell office:value-type="float" office:value="315.44" table:style-name="ce2">
            <text:p>315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3.85" table:style-name="ce2">
            <text:p>243,85</text:p>
          </table:table-cell>
          <table:table-cell office:value-type="float" office:value="257.56" table:style-name="ce2">
            <text:p>257,56</text:p>
          </table:table-cell>
          <table:table-cell office:value-type="float" office:value="293.78000000000003" table:style-name="ce2">
            <text:p>293,78</text:p>
          </table:table-cell>
          <table:table-cell office:value-type="float" office:value="308.85000000000002" table:style-name="ce2">
            <text:p>308,85</text:p>
          </table:table-cell>
          <table:table-cell office:value-type="float" office:value="307.42" table:style-name="ce2">
            <text:p>307,42</text:p>
          </table:table-cell>
          <table:table-cell office:value-type="float" office:value="312.49" table:style-name="ce2">
            <text:p>312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53.23000000000002" table:style-name="ce2">
            <text:p>253,23</text:p>
          </table:table-cell>
          <table:table-cell office:value-type="float" office:value="268.24" table:style-name="ce2">
            <text:p>268,24</text:p>
          </table:table-cell>
          <table:table-cell office:value-type="float" office:value="303.63" table:style-name="ce2">
            <text:p>303,63</text:p>
          </table:table-cell>
          <table:table-cell office:value-type="float" office:value="319.18" table:style-name="ce2">
            <text:p>319,18</text:p>
          </table:table-cell>
          <table:table-cell office:value-type="float" office:value="304.62" table:style-name="ce2">
            <text:p>304,62</text:p>
          </table:table-cell>
          <table:table-cell office:value-type="float" office:value="306.18" table:style-name="ce2">
            <text:p>306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39.56" table:style-name="ce2">
            <text:p>239,56</text:p>
          </table:table-cell>
          <table:table-cell office:value-type="float" office:value="252.61" table:style-name="ce2">
            <text:p>252,61</text:p>
          </table:table-cell>
          <table:table-cell office:value-type="float" office:value="289.02" table:style-name="ce2">
            <text:p>289,02</text:p>
          </table:table-cell>
          <table:table-cell office:value-type="float" office:value="303.75" table:style-name="ce2">
            <text:p>303,75</text:p>
          </table:table-cell>
          <table:table-cell office:value-type="float" office:value="308.73" table:style-name="ce2">
            <text:p>308,73</text:p>
          </table:table-cell>
          <table:table-cell office:value-type="float" office:value="315.18" table:style-name="ce2">
            <text:p>315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3.87" table:style-name="ce2">
            <text:p>243,87</text:p>
          </table:table-cell>
          <table:table-cell office:value-type="float" office:value="257.53000000000003" table:style-name="ce2">
            <text:p>257,53</text:p>
          </table:table-cell>
          <table:table-cell office:value-type="float" office:value="293.87" table:style-name="ce2">
            <text:p>293,87</text:p>
          </table:table-cell>
          <table:table-cell office:value-type="float" office:value="308.88" table:style-name="ce2">
            <text:p>308,88</text:p>
          </table:table-cell>
          <table:table-cell office:value-type="float" office:value="307.41000000000003" table:style-name="ce2">
            <text:p>307,41</text:p>
          </table:table-cell>
          <table:table-cell office:value-type="float" office:value="312.29000000000002" table:style-name="ce2">
            <text:p>312,2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3.48000000000002" table:style-name="ce2">
            <text:p>203,48</text:p>
          </table:table-cell>
          <table:table-cell office:value-type="float" office:value="214.74" table:style-name="ce2">
            <text:p>214,74</text:p>
          </table:table-cell>
          <table:table-cell office:value-type="float" office:value="239.8" table:style-name="ce2">
            <text:p>239,8</text:p>
          </table:table-cell>
          <table:table-cell office:value-type="float" office:value="249.97" table:style-name="ce2">
            <text:p>249,97</text:p>
          </table:table-cell>
          <table:table-cell office:value-type="float" office:value="245.03" table:style-name="ce2">
            <text:p>245,03</text:p>
          </table:table-cell>
          <table:table-cell office:value-type="float" office:value="255.64000000000001" table:style-name="ce2">
            <text:p>255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48000000000002" table:style-name="ce2">
            <text:p>203,48</text:p>
          </table:table-cell>
          <table:table-cell office:value-type="float" office:value="214.74" table:style-name="ce2">
            <text:p>214,74</text:p>
          </table:table-cell>
          <table:table-cell office:value-type="float" office:value="239.8" table:style-name="ce2">
            <text:p>239,8</text:p>
          </table:table-cell>
          <table:table-cell office:value-type="float" office:value="249.97" table:style-name="ce2">
            <text:p>249,97</text:p>
          </table:table-cell>
          <table:table-cell office:value-type="float" office:value="245.03" table:style-name="ce2">
            <text:p>245,03</text:p>
          </table:table-cell>
          <table:table-cell office:value-type="float" office:value="255.64000000000001" table:style-name="ce2">
            <text:p>255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0.6" table:style-name="ce2">
            <text:p>220,6</text:p>
          </table:table-cell>
          <table:table-cell office:value-type="float" office:value="234.38" table:style-name="ce2">
            <text:p>234,38</text:p>
          </table:table-cell>
          <table:table-cell office:value-type="float" office:value="258.34000000000003" table:style-name="ce2">
            <text:p>258,34</text:p>
          </table:table-cell>
          <table:table-cell office:value-type="float" office:value="262" table:style-name="ce2">
            <text:p>262</text:p>
          </table:table-cell>
          <table:table-cell office:value-type="float" office:value="268.18" table:style-name="ce2">
            <text:p>268,18</text:p>
          </table:table-cell>
          <table:table-cell office:value-type="float" office:value="266.54000000000002" table:style-name="ce2">
            <text:p>266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6.99" table:style-name="ce2">
            <text:p>216,99</text:p>
          </table:table-cell>
          <table:table-cell office:value-type="float" office:value="232.44" table:style-name="ce2">
            <text:p>232,44</text:p>
          </table:table-cell>
          <table:table-cell office:value-type="float" office:value="248.14000000000001" table:style-name="ce2">
            <text:p>248,14</text:p>
          </table:table-cell>
          <table:table-cell office:value-type="float" office:value="253.18" table:style-name="ce2">
            <text:p>253,18</text:p>
          </table:table-cell>
          <table:table-cell office:value-type="float" office:value="266.14" table:style-name="ce2">
            <text:p>266,14</text:p>
          </table:table-cell>
          <table:table-cell office:value-type="float" office:value="265.03000000000003" table:style-name="ce2">
            <text:p>265,0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7.46" table:style-name="ce2">
            <text:p>217,46</text:p>
          </table:table-cell>
          <table:table-cell office:value-type="float" office:value="232.70000000000002" table:style-name="ce2">
            <text:p>232,7</text:p>
          </table:table-cell>
          <table:table-cell office:value-type="float" office:value="249.62" table:style-name="ce2">
            <text:p>249,62</text:p>
          </table:table-cell>
          <table:table-cell office:value-type="float" office:value="254.46" table:style-name="ce2">
            <text:p>254,46</text:p>
          </table:table-cell>
          <table:table-cell office:value-type="float" office:value="266.42" table:style-name="ce2">
            <text:p>266,42</text:p>
          </table:table-cell>
          <table:table-cell office:value-type="float" office:value="265.24" table:style-name="ce2">
            <text:p>265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0.6" table:style-name="ce2">
            <text:p>220,6</text:p>
          </table:table-cell>
          <table:table-cell office:value-type="float" office:value="234.38" table:style-name="ce2">
            <text:p>234,38</text:p>
          </table:table-cell>
          <table:table-cell office:value-type="float" office:value="258.34000000000003" table:style-name="ce2">
            <text:p>258,34</text:p>
          </table:table-cell>
          <table:table-cell office:value-type="float" office:value="262" table:style-name="ce2">
            <text:p>262</text:p>
          </table:table-cell>
          <table:table-cell office:value-type="float" office:value="268.18" table:style-name="ce2">
            <text:p>268,18</text:p>
          </table:table-cell>
          <table:table-cell office:value-type="float" office:value="266.54000000000002" table:style-name="ce2">
            <text:p>266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8.09" table:style-name="ce2">
            <text:p>218,09</text:p>
          </table:table-cell>
          <table:table-cell office:value-type="float" office:value="233.89000000000001" table:style-name="ce2">
            <text:p>233,89</text:p>
          </table:table-cell>
          <table:table-cell office:value-type="float" office:value="248.70000000000002" table:style-name="ce2">
            <text:p>248,7</text:p>
          </table:table-cell>
          <table:table-cell office:value-type="float" office:value="253.4" table:style-name="ce2">
            <text:p>253,4</text:p>
          </table:table-cell>
          <table:table-cell office:value-type="float" office:value="267.23" table:style-name="ce2">
            <text:p>267,23</text:p>
          </table:table-cell>
          <table:table-cell office:value-type="float" office:value="265.51" table:style-name="ce2">
            <text:p>265,5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8.45000000000002" table:style-name="ce2">
            <text:p>218,45</text:p>
          </table:table-cell>
          <table:table-cell office:value-type="float" office:value="233.96" table:style-name="ce2">
            <text:p>233,96</text:p>
          </table:table-cell>
          <table:table-cell office:value-type="float" office:value="250.18" table:style-name="ce2">
            <text:p>250,18</text:p>
          </table:table-cell>
          <table:table-cell office:value-type="float" office:value="254.72" table:style-name="ce2">
            <text:p>254,72</text:p>
          </table:table-cell>
          <table:table-cell office:value-type="float" office:value="267.36" table:style-name="ce2">
            <text:p>267,36</text:p>
          </table:table-cell>
          <table:table-cell office:value-type="float" office:value="265.66000000000003" table:style-name="ce2">
            <text:p>265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3.48000000000002" table:style-name="ce2">
            <text:p>203,48</text:p>
          </table:table-cell>
          <table:table-cell office:value-type="float" office:value="214.74" table:style-name="ce2">
            <text:p>214,74</text:p>
          </table:table-cell>
          <table:table-cell office:value-type="float" office:value="239.8" table:style-name="ce2">
            <text:p>239,8</text:p>
          </table:table-cell>
          <table:table-cell office:value-type="float" office:value="249.97" table:style-name="ce2">
            <text:p>249,97</text:p>
          </table:table-cell>
          <table:table-cell office:value-type="float" office:value="245.03" table:style-name="ce2">
            <text:p>245,03</text:p>
          </table:table-cell>
          <table:table-cell office:value-type="float" office:value="255.64000000000001" table:style-name="ce2">
            <text:p>255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48000000000002" table:style-name="ce2">
            <text:p>203,48</text:p>
          </table:table-cell>
          <table:table-cell office:value-type="float" office:value="214.74" table:style-name="ce2">
            <text:p>214,74</text:p>
          </table:table-cell>
          <table:table-cell office:value-type="float" office:value="239.8" table:style-name="ce2">
            <text:p>239,8</text:p>
          </table:table-cell>
          <table:table-cell office:value-type="float" office:value="249.97" table:style-name="ce2">
            <text:p>249,97</text:p>
          </table:table-cell>
          <table:table-cell office:value-type="float" office:value="245.03" table:style-name="ce2">
            <text:p>245,03</text:p>
          </table:table-cell>
          <table:table-cell office:value-type="float" office:value="255.64000000000001" table:style-name="ce2">
            <text:p>255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0.6" table:style-name="ce2">
            <text:p>220,6</text:p>
          </table:table-cell>
          <table:table-cell office:value-type="float" office:value="234.38" table:style-name="ce2">
            <text:p>234,38</text:p>
          </table:table-cell>
          <table:table-cell office:value-type="float" office:value="258.7" table:style-name="ce2">
            <text:p>258,7</text:p>
          </table:table-cell>
          <table:table-cell office:value-type="float" office:value="262.57" table:style-name="ce2">
            <text:p>262,57</text:p>
          </table:table-cell>
          <table:table-cell office:value-type="float" office:value="268.82" table:style-name="ce2">
            <text:p>268,82</text:p>
          </table:table-cell>
          <table:table-cell office:value-type="float" office:value="267.69" table:style-name="ce2">
            <text:p>267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6.99" table:style-name="ce2">
            <text:p>216,99</text:p>
          </table:table-cell>
          <table:table-cell office:value-type="float" office:value="232.44" table:style-name="ce2">
            <text:p>232,44</text:p>
          </table:table-cell>
          <table:table-cell office:value-type="float" office:value="248.14000000000001" table:style-name="ce2">
            <text:p>248,14</text:p>
          </table:table-cell>
          <table:table-cell office:value-type="float" office:value="253.18" table:style-name="ce2">
            <text:p>253,18</text:p>
          </table:table-cell>
          <table:table-cell office:value-type="float" office:value="266.29000000000002" table:style-name="ce2">
            <text:p>266,29</text:p>
          </table:table-cell>
          <table:table-cell office:value-type="float" office:value="265.19" table:style-name="ce2">
            <text:p>265,1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7.46" table:style-name="ce2">
            <text:p>217,46</text:p>
          </table:table-cell>
          <table:table-cell office:value-type="float" office:value="232.70000000000002" table:style-name="ce2">
            <text:p>232,7</text:p>
          </table:table-cell>
          <table:table-cell office:value-type="float" office:value="249.68" table:style-name="ce2">
            <text:p>249,68</text:p>
          </table:table-cell>
          <table:table-cell office:value-type="float" office:value="254.55" table:style-name="ce2">
            <text:p>254,55</text:p>
          </table:table-cell>
          <table:table-cell office:value-type="float" office:value="266.63" table:style-name="ce2">
            <text:p>266,63</text:p>
          </table:table-cell>
          <table:table-cell office:value-type="float" office:value="265.54000000000002" table:style-name="ce2">
            <text:p>265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0.6" table:style-name="ce2">
            <text:p>220,6</text:p>
          </table:table-cell>
          <table:table-cell office:value-type="float" office:value="234.38" table:style-name="ce2">
            <text:p>234,38</text:p>
          </table:table-cell>
          <table:table-cell office:value-type="float" office:value="258.7" table:style-name="ce2">
            <text:p>258,7</text:p>
          </table:table-cell>
          <table:table-cell office:value-type="float" office:value="262.57" table:style-name="ce2">
            <text:p>262,57</text:p>
          </table:table-cell>
          <table:table-cell office:value-type="float" office:value="268.82" table:style-name="ce2">
            <text:p>268,82</text:p>
          </table:table-cell>
          <table:table-cell office:value-type="float" office:value="267.69" table:style-name="ce2">
            <text:p>267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8.09" table:style-name="ce2">
            <text:p>218,09</text:p>
          </table:table-cell>
          <table:table-cell office:value-type="float" office:value="233.89000000000001" table:style-name="ce2">
            <text:p>233,89</text:p>
          </table:table-cell>
          <table:table-cell office:value-type="float" office:value="248.70000000000002" table:style-name="ce2">
            <text:p>248,7</text:p>
          </table:table-cell>
          <table:table-cell office:value-type="float" office:value="253.4" table:style-name="ce2">
            <text:p>253,4</text:p>
          </table:table-cell>
          <table:table-cell office:value-type="float" office:value="267.38" table:style-name="ce2">
            <text:p>267,38</text:p>
          </table:table-cell>
          <table:table-cell office:value-type="float" office:value="265.69" table:style-name="ce2">
            <text:p>265,6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8.45000000000002" table:style-name="ce2">
            <text:p>218,45</text:p>
          </table:table-cell>
          <table:table-cell office:value-type="float" office:value="233.96" table:style-name="ce2">
            <text:p>233,96</text:p>
          </table:table-cell>
          <table:table-cell office:value-type="float" office:value="250.24" table:style-name="ce2">
            <text:p>250,24</text:p>
          </table:table-cell>
          <table:table-cell office:value-type="float" office:value="254.81" table:style-name="ce2">
            <text:p>254,81</text:p>
          </table:table-cell>
          <table:table-cell office:value-type="float" office:value="267.58" table:style-name="ce2">
            <text:p>267,58</text:p>
          </table:table-cell>
          <table:table-cell office:value-type="float" office:value="265.97000000000003" table:style-name="ce2">
            <text:p>265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3.69" table:style-name="ce2">
            <text:p>203,69</text:p>
          </table:table-cell>
          <table:table-cell office:value-type="float" office:value="215.08" table:style-name="ce2">
            <text:p>215,08</text:p>
          </table:table-cell>
          <table:table-cell office:value-type="float" office:value="240.36" table:style-name="ce2">
            <text:p>240,36</text:p>
          </table:table-cell>
          <table:table-cell office:value-type="float" office:value="250.76000000000002" table:style-name="ce2">
            <text:p>250,76</text:p>
          </table:table-cell>
          <table:table-cell office:value-type="float" office:value="247.62" table:style-name="ce2">
            <text:p>247,62</text:p>
          </table:table-cell>
          <table:table-cell office:value-type="float" office:value="258.82" table:style-name="ce2">
            <text:p>258,8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69" table:style-name="ce2">
            <text:p>203,69</text:p>
          </table:table-cell>
          <table:table-cell office:value-type="float" office:value="215.08" table:style-name="ce2">
            <text:p>215,08</text:p>
          </table:table-cell>
          <table:table-cell office:value-type="float" office:value="240.36" table:style-name="ce2">
            <text:p>240,36</text:p>
          </table:table-cell>
          <table:table-cell office:value-type="float" office:value="250.76000000000002" table:style-name="ce2">
            <text:p>250,76</text:p>
          </table:table-cell>
          <table:table-cell office:value-type="float" office:value="247.62" table:style-name="ce2">
            <text:p>247,62</text:p>
          </table:table-cell>
          <table:table-cell office:value-type="float" office:value="258.82" table:style-name="ce2">
            <text:p>258,8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9.58" table:style-name="ce2">
            <text:p>229,58</text:p>
          </table:table-cell>
          <table:table-cell office:value-type="float" office:value="243.70000000000002" table:style-name="ce2">
            <text:p>243,7</text:p>
          </table:table-cell>
          <table:table-cell office:value-type="float" office:value="269.02" table:style-name="ce2">
            <text:p>269,02</text:p>
          </table:table-cell>
          <table:table-cell office:value-type="float" office:value="275.57" table:style-name="ce2">
            <text:p>275,57</text:p>
          </table:table-cell>
          <table:table-cell office:value-type="float" office:value="280.01" table:style-name="ce2">
            <text:p>280,01</text:p>
          </table:table-cell>
          <table:table-cell office:value-type="float" office:value="279.70999999999998" table:style-name="ce2">
            <text:p>279,7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9.52" table:style-name="ce2">
            <text:p>219,52</text:p>
          </table:table-cell>
          <table:table-cell office:value-type="float" office:value="234.71" table:style-name="ce2">
            <text:p>234,71</text:p>
          </table:table-cell>
          <table:table-cell office:value-type="float" office:value="251.94" table:style-name="ce2">
            <text:p>251,94</text:p>
          </table:table-cell>
          <table:table-cell office:value-type="float" office:value="257.89999999999998" table:style-name="ce2">
            <text:p>257,9</text:p>
          </table:table-cell>
          <table:table-cell office:value-type="float" office:value="271.97000000000003" table:style-name="ce2">
            <text:p>271,97</text:p>
          </table:table-cell>
          <table:table-cell office:value-type="float" office:value="271.92" table:style-name="ce2">
            <text:p>271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1.1" table:style-name="ce2">
            <text:p>221,1</text:p>
          </table:table-cell>
          <table:table-cell office:value-type="float" office:value="236.12" table:style-name="ce2">
            <text:p>236,12</text:p>
          </table:table-cell>
          <table:table-cell office:value-type="float" office:value="254.8" table:style-name="ce2">
            <text:p>254,8</text:p>
          </table:table-cell>
          <table:table-cell office:value-type="float" office:value="260.85000000000002" table:style-name="ce2">
            <text:p>260,85</text:p>
          </table:table-cell>
          <table:table-cell office:value-type="float" office:value="273.31" table:style-name="ce2">
            <text:p>273,31</text:p>
          </table:table-cell>
          <table:table-cell office:value-type="float" office:value="273.22000000000003" table:style-name="ce2">
            <text:p>273,2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9.58" table:style-name="ce2">
            <text:p>229,58</text:p>
          </table:table-cell>
          <table:table-cell office:value-type="float" office:value="243.70000000000002" table:style-name="ce2">
            <text:p>243,7</text:p>
          </table:table-cell>
          <table:table-cell office:value-type="float" office:value="269.02" table:style-name="ce2">
            <text:p>269,02</text:p>
          </table:table-cell>
          <table:table-cell office:value-type="float" office:value="275.57" table:style-name="ce2">
            <text:p>275,57</text:p>
          </table:table-cell>
          <table:table-cell office:value-type="float" office:value="280.01" table:style-name="ce2">
            <text:p>280,01</text:p>
          </table:table-cell>
          <table:table-cell office:value-type="float" office:value="279.70999999999998" table:style-name="ce2">
            <text:p>279,7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0.66" table:style-name="ce2">
            <text:p>220,66</text:p>
          </table:table-cell>
          <table:table-cell office:value-type="float" office:value="236.14000000000001" table:style-name="ce2">
            <text:p>236,14</text:p>
          </table:table-cell>
          <table:table-cell office:value-type="float" office:value="252.66" table:style-name="ce2">
            <text:p>252,66</text:p>
          </table:table-cell>
          <table:table-cell office:value-type="float" office:value="258.34000000000003" table:style-name="ce2">
            <text:p>258,34</text:p>
          </table:table-cell>
          <table:table-cell office:value-type="float" office:value="273.09000000000003" table:style-name="ce2">
            <text:p>273,09</text:p>
          </table:table-cell>
          <table:table-cell office:value-type="float" office:value="272.53000000000003" table:style-name="ce2">
            <text:p>272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Paraná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2.15" table:style-name="ce2">
            <text:p>222,15</text:p>
          </table:table-cell>
          <table:table-cell office:value-type="float" office:value="237.4" table:style-name="ce2">
            <text:p>237,4</text:p>
          </table:table-cell>
          <table:table-cell office:value-type="float" office:value="255.53" table:style-name="ce2">
            <text:p>255,53</text:p>
          </table:table-cell>
          <table:table-cell office:value-type="float" office:value="261.36" table:style-name="ce2">
            <text:p>261,36</text:p>
          </table:table-cell>
          <table:table-cell office:value-type="float" office:value="274.29000000000002" table:style-name="ce2">
            <text:p>274,29</text:p>
          </table:table-cell>
          <table:table-cell office:value-type="float" office:value="273.77" table:style-name="ce2">
            <text:p>273,7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0.26" table:style-name="ce2">
            <text:p>210,26</text:p>
          </table:table-cell>
          <table:table-cell office:value-type="float" office:value="229.57" table:style-name="ce2">
            <text:p>229,57</text:p>
          </table:table-cell>
          <table:table-cell office:value-type="float" office:value="259.27" table:style-name="ce2">
            <text:p>259,27</text:p>
          </table:table-cell>
          <table:table-cell office:value-type="float" office:value="266.76" table:style-name="ce2">
            <text:p>266,76</text:p>
          </table:table-cell>
          <table:table-cell office:value-type="float" office:value="262.11" table:style-name="ce2">
            <text:p>262,11</text:p>
          </table:table-cell>
          <table:table-cell office:value-type="float" office:value="275.06" table:style-name="ce2">
            <text:p>275,0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0.26" table:style-name="ce2">
            <text:p>210,26</text:p>
          </table:table-cell>
          <table:table-cell office:value-type="float" office:value="229.57" table:style-name="ce2">
            <text:p>229,57</text:p>
          </table:table-cell>
          <table:table-cell office:value-type="float" office:value="259.27" table:style-name="ce2">
            <text:p>259,27</text:p>
          </table:table-cell>
          <table:table-cell office:value-type="float" office:value="266.76" table:style-name="ce2">
            <text:p>266,76</text:p>
          </table:table-cell>
          <table:table-cell office:value-type="float" office:value="262.11" table:style-name="ce2">
            <text:p>262,11</text:p>
          </table:table-cell>
          <table:table-cell office:value-type="float" office:value="275.06" table:style-name="ce2">
            <text:p>275,0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4.88" table:style-name="ce2">
            <text:p>204,88</text:p>
          </table:table-cell>
          <table:table-cell office:value-type="float" office:value="213.52" table:style-name="ce2">
            <text:p>213,52</text:p>
          </table:table-cell>
          <table:table-cell office:value-type="float" office:value="262.34000000000003" table:style-name="ce2">
            <text:p>262,34</text:p>
          </table:table-cell>
          <table:table-cell office:value-type="float" office:value="264.16000000000003" table:style-name="ce2">
            <text:p>264,16</text:p>
          </table:table-cell>
          <table:table-cell office:value-type="float" office:value="253.56" table:style-name="ce2">
            <text:p>253,56</text:p>
          </table:table-cell>
          <table:table-cell office:value-type="float" office:value="249.94" table:style-name="ce2">
            <text:p>249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6.1" table:style-name="ce2">
            <text:p>216,1</text:p>
          </table:table-cell>
          <table:table-cell office:value-type="float" office:value="227.26" table:style-name="ce2">
            <text:p>227,26</text:p>
          </table:table-cell>
          <table:table-cell office:value-type="float" office:value="262.51" table:style-name="ce2">
            <text:p>262,51</text:p>
          </table:table-cell>
          <table:table-cell office:value-type="float" office:value="267.03000000000003" table:style-name="ce2">
            <text:p>267,03</text:p>
          </table:table-cell>
          <table:table-cell office:value-type="float" office:value="268.74" table:style-name="ce2">
            <text:p>268,74</text:p>
          </table:table-cell>
          <table:table-cell office:value-type="float" office:value="269.14" table:style-name="ce2">
            <text:p>269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5.43" table:style-name="ce2">
            <text:p>215,43</text:p>
          </table:table-cell>
          <table:table-cell office:value-type="float" office:value="226.44" table:style-name="ce2">
            <text:p>226,44</text:p>
          </table:table-cell>
          <table:table-cell office:value-type="float" office:value="262.51" table:style-name="ce2">
            <text:p>262,51</text:p>
          </table:table-cell>
          <table:table-cell office:value-type="float" office:value="266.92" table:style-name="ce2">
            <text:p>266,92</text:p>
          </table:table-cell>
          <table:table-cell office:value-type="float" office:value="268.08" table:style-name="ce2">
            <text:p>268,08</text:p>
          </table:table-cell>
          <table:table-cell office:value-type="float" office:value="268.31" table:style-name="ce2">
            <text:p>268,3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4.88" table:style-name="ce2">
            <text:p>204,88</text:p>
          </table:table-cell>
          <table:table-cell office:value-type="float" office:value="213.52" table:style-name="ce2">
            <text:p>213,52</text:p>
          </table:table-cell>
          <table:table-cell office:value-type="float" office:value="262.34000000000003" table:style-name="ce2">
            <text:p>262,34</text:p>
          </table:table-cell>
          <table:table-cell office:value-type="float" office:value="264.16000000000003" table:style-name="ce2">
            <text:p>264,16</text:p>
          </table:table-cell>
          <table:table-cell office:value-type="float" office:value="253.56" table:style-name="ce2">
            <text:p>253,56</text:p>
          </table:table-cell>
          <table:table-cell office:value-type="float" office:value="249.94" table:style-name="ce2">
            <text:p>249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6.52" table:style-name="ce2">
            <text:p>216,52</text:p>
          </table:table-cell>
          <table:table-cell office:value-type="float" office:value="227.09" table:style-name="ce2">
            <text:p>227,09</text:p>
          </table:table-cell>
          <table:table-cell office:value-type="float" office:value="262.7" table:style-name="ce2">
            <text:p>262,7</text:p>
          </table:table-cell>
          <table:table-cell office:value-type="float" office:value="267.05" table:style-name="ce2">
            <text:p>267,05</text:p>
          </table:table-cell>
          <table:table-cell office:value-type="float" office:value="268.95" table:style-name="ce2">
            <text:p>268,95</text:p>
          </table:table-cell>
          <table:table-cell office:value-type="float" office:value="268.95999999999998" table:style-name="ce2">
            <text:p>268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5.78" table:style-name="ce2">
            <text:p>215,78</text:p>
          </table:table-cell>
          <table:table-cell office:value-type="float" office:value="226.23000000000002" table:style-name="ce2">
            <text:p>226,23</text:p>
          </table:table-cell>
          <table:table-cell office:value-type="float" office:value="262.68" table:style-name="ce2">
            <text:p>262,68</text:p>
          </table:table-cell>
          <table:table-cell office:value-type="float" office:value="266.93" table:style-name="ce2">
            <text:p>266,93</text:p>
          </table:table-cell>
          <table:table-cell office:value-type="float" office:value="268.26" table:style-name="ce2">
            <text:p>268,26</text:p>
          </table:table-cell>
          <table:table-cell office:value-type="float" office:value="268.11" table:style-name="ce2">
            <text:p>268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9.29" table:style-name="ce2">
            <text:p>239,29</text:p>
          </table:table-cell>
          <table:table-cell office:value-type="float" office:value="263.72000000000003" table:style-name="ce2">
            <text:p>263,72</text:p>
          </table:table-cell>
          <table:table-cell office:value-type="float" office:value="286.85000000000002" table:style-name="ce2">
            <text:p>286,85</text:p>
          </table:table-cell>
          <table:table-cell office:value-type="float" office:value="309.09000000000003" table:style-name="ce2">
            <text:p>309,09</text:p>
          </table:table-cell>
          <table:table-cell office:value-type="float" office:value="305.16000000000003" table:style-name="ce2">
            <text:p>305,16</text:p>
          </table:table-cell>
          <table:table-cell office:value-type="float" office:value="321.07" table:style-name="ce2">
            <text:p>321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9.29" table:style-name="ce2">
            <text:p>239,29</text:p>
          </table:table-cell>
          <table:table-cell office:value-type="float" office:value="263.72000000000003" table:style-name="ce2">
            <text:p>263,72</text:p>
          </table:table-cell>
          <table:table-cell office:value-type="float" office:value="286.85000000000002" table:style-name="ce2">
            <text:p>286,85</text:p>
          </table:table-cell>
          <table:table-cell office:value-type="float" office:value="309.09000000000003" table:style-name="ce2">
            <text:p>309,09</text:p>
          </table:table-cell>
          <table:table-cell office:value-type="float" office:value="305.16000000000003" table:style-name="ce2">
            <text:p>305,16</text:p>
          </table:table-cell>
          <table:table-cell office:value-type="float" office:value="321.07" table:style-name="ce2">
            <text:p>321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9.29" table:style-name="ce2">
            <text:p>239,29</text:p>
          </table:table-cell>
          <table:table-cell office:value-type="float" office:value="263.72000000000003" table:style-name="ce2">
            <text:p>263,72</text:p>
          </table:table-cell>
          <table:table-cell office:value-type="float" office:value="286.85000000000002" table:style-name="ce2">
            <text:p>286,85</text:p>
          </table:table-cell>
          <table:table-cell office:value-type="float" office:value="309.09000000000003" table:style-name="ce2">
            <text:p>309,09</text:p>
          </table:table-cell>
          <table:table-cell office:value-type="float" office:value="305.16000000000003" table:style-name="ce2">
            <text:p>305,16</text:p>
          </table:table-cell>
          <table:table-cell office:value-type="float" office:value="321.07" table:style-name="ce2">
            <text:p>321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9.29" table:style-name="ce2">
            <text:p>239,29</text:p>
          </table:table-cell>
          <table:table-cell office:value-type="float" office:value="263.72000000000003" table:style-name="ce2">
            <text:p>263,72</text:p>
          </table:table-cell>
          <table:table-cell office:value-type="float" office:value="286.85000000000002" table:style-name="ce2">
            <text:p>286,85</text:p>
          </table:table-cell>
          <table:table-cell office:value-type="float" office:value="309.09000000000003" table:style-name="ce2">
            <text:p>309,09</text:p>
          </table:table-cell>
          <table:table-cell office:value-type="float" office:value="305.16000000000003" table:style-name="ce2">
            <text:p>305,16</text:p>
          </table:table-cell>
          <table:table-cell office:value-type="float" office:value="321.07" table:style-name="ce2">
            <text:p>321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17.27" table:style-name="ce2">
            <text:p>217,27</text:p>
          </table:table-cell>
          <table:table-cell office:value-type="float" office:value="230.05" table:style-name="ce2">
            <text:p>230,05</text:p>
          </table:table-cell>
          <table:table-cell office:value-type="float" office:value="257.54000000000002" table:style-name="ce2">
            <text:p>257,54</text:p>
          </table:table-cell>
          <table:table-cell office:value-type="float" office:value="270.86" table:style-name="ce2">
            <text:p>270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2.54" table:style-name="ce2">
            <text:p>212,54</text:p>
          </table:table-cell>
          <table:table-cell office:value-type="float" office:value="227.1" table:style-name="ce2">
            <text:p>227,1</text:p>
          </table:table-cell>
          <table:table-cell office:value-type="float" office:value="246.85" table:style-name="ce2">
            <text:p>246,85</text:p>
          </table:table-cell>
          <table:table-cell office:value-type="float" office:value="258.10000000000002" table:style-name="ce2">
            <text:p>258,1</text:p>
          </table:table-cell>
          <table:table-cell office:value-type="float" office:value="248.95000000000002" table:style-name="ce2">
            <text:p>248,95</text:p>
          </table:table-cell>
          <table:table-cell office:value-type="float" office:value="227.55" table:style-name="ce2">
            <text:p>227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2.6" table:style-name="ce2">
            <text:p>212,6</text:p>
          </table:table-cell>
          <table:table-cell office:value-type="float" office:value="227.14000000000001" table:style-name="ce2">
            <text:p>227,14</text:p>
          </table:table-cell>
          <table:table-cell office:value-type="float" office:value="246.97" table:style-name="ce2">
            <text:p>246,97</text:p>
          </table:table-cell>
          <table:table-cell office:value-type="float" office:value="258.24" table:style-name="ce2">
            <text:p>258,24</text:p>
          </table:table-cell>
          <table:table-cell office:value-type="float" office:value="248.95000000000002" table:style-name="ce2">
            <text:p>248,95</text:p>
          </table:table-cell>
          <table:table-cell office:value-type="float" office:value="227.55" table:style-name="ce2">
            <text:p>227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4.36" table:style-name="ce2">
            <text:p>214,36</text:p>
          </table:table-cell>
          <table:table-cell office:value-type="float" office:value="226.16" table:style-name="ce2">
            <text:p>226,16</text:p>
          </table:table-cell>
          <table:table-cell office:value-type="float" office:value="249.05" table:style-name="ce2">
            <text:p>249,05</text:p>
          </table:table-cell>
          <table:table-cell office:value-type="float" office:value="255.17000000000002" table:style-name="ce2">
            <text:p>255,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1.27" table:style-name="ce2">
            <text:p>221,27</text:p>
          </table:table-cell>
          <table:table-cell office:value-type="float" office:value="234.9" table:style-name="ce2">
            <text:p>234,9</text:p>
          </table:table-cell>
          <table:table-cell office:value-type="float" office:value="263.84000000000003" table:style-name="ce2">
            <text:p>263,84</text:p>
          </table:table-cell>
          <table:table-cell office:value-type="float" office:value="269.43" table:style-name="ce2">
            <text:p>269,43</text:p>
          </table:table-cell>
          <table:table-cell office:value-type="float" office:value="248.95000000000002" table:style-name="ce2">
            <text:p>248,95</text:p>
          </table:table-cell>
          <table:table-cell office:value-type="float" office:value="227.55" table:style-name="ce2">
            <text:p>227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1.04" table:style-name="ce2">
            <text:p>221,04</text:p>
          </table:table-cell>
          <table:table-cell office:value-type="float" office:value="234.61" table:style-name="ce2">
            <text:p>234,61</text:p>
          </table:table-cell>
          <table:table-cell office:value-type="float" office:value="262.95999999999998" table:style-name="ce2">
            <text:p>262,96</text:p>
          </table:table-cell>
          <table:table-cell office:value-type="float" office:value="268.59000000000003" table:style-name="ce2">
            <text:p>268,59</text:p>
          </table:table-cell>
          <table:table-cell office:value-type="float" office:value="248.95000000000002" table:style-name="ce2">
            <text:p>248,95</text:p>
          </table:table-cell>
          <table:table-cell office:value-type="float" office:value="227.55" table:style-name="ce2">
            <text:p>227,5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4.25" table:style-name="ce2">
            <text:p>214,25</text:p>
          </table:table-cell>
          <table:table-cell office:value-type="float" office:value="226.01" table:style-name="ce2">
            <text:p>226,01</text:p>
          </table:table-cell>
          <table:table-cell office:value-type="float" office:value="248.89000000000001" table:style-name="ce2">
            <text:p>248,89</text:p>
          </table:table-cell>
          <table:table-cell office:value-type="float" office:value="254.88" table:style-name="ce2">
            <text:p>254,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2.28" table:style-name="ce2">
            <text:p>222,28</text:p>
          </table:table-cell>
          <table:table-cell office:value-type="float" office:value="235.8" table:style-name="ce2">
            <text:p>235,8</text:p>
          </table:table-cell>
          <table:table-cell office:value-type="float" office:value="265.74" table:style-name="ce2">
            <text:p>265,74</text:p>
          </table:table-cell>
          <table:table-cell office:value-type="float" office:value="270.7" table:style-name="ce2">
            <text:p>270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2" table:style-name="ce2">
            <text:p>222</text:p>
          </table:table-cell>
          <table:table-cell office:value-type="float" office:value="235.46" table:style-name="ce2">
            <text:p>235,46</text:p>
          </table:table-cell>
          <table:table-cell office:value-type="float" office:value="264.66000000000003" table:style-name="ce2">
            <text:p>264,66</text:p>
          </table:table-cell>
          <table:table-cell office:value-type="float" office:value="269.68" table:style-name="ce2">
            <text:p>269,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7.28000000000003" table:style-name="ce2">
            <text:p>307,28</text:p>
          </table:table-cell>
          <table:table-cell office:value-type="float" office:value="290.76" table:style-name="ce2">
            <text:p>290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7.28000000000003" table:style-name="ce2">
            <text:p>307,28</text:p>
          </table:table-cell>
          <table:table-cell office:value-type="float" office:value="290.76" table:style-name="ce2">
            <text:p>290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55.42000000000002" table:style-name="ce2">
            <text:p>255,42</text:p>
          </table:table-cell>
          <table:table-cell office:value-type="float" office:value="265.74" table:style-name="ce2">
            <text:p>265,74</text:p>
          </table:table-cell>
          <table:table-cell office:value-type="float" office:value="299.39" table:style-name="ce2">
            <text:p>299,39</text:p>
          </table:table-cell>
          <table:table-cell office:value-type="float" office:value="317.24" table:style-name="ce2">
            <text:p>317,24</text:p>
          </table:table-cell>
          <table:table-cell office:value-type="float" office:value="319.23" table:style-name="ce2">
            <text:p>319,23</text:p>
          </table:table-cell>
          <table:table-cell office:value-type="float" office:value="326.37" table:style-name="ce2">
            <text:p>326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54.38" table:style-name="ce2">
            <text:p>254,38</text:p>
          </table:table-cell>
          <table:table-cell office:value-type="float" office:value="268.75" table:style-name="ce2">
            <text:p>268,75</text:p>
          </table:table-cell>
          <table:table-cell office:value-type="float" office:value="297.07" table:style-name="ce2">
            <text:p>297,07</text:p>
          </table:table-cell>
          <table:table-cell office:value-type="float" office:value="311.60000000000002" table:style-name="ce2">
            <text:p>311,6</text:p>
          </table:table-cell>
          <table:table-cell office:value-type="float" office:value="321.93" table:style-name="ce2">
            <text:p>321,93</text:p>
          </table:table-cell>
          <table:table-cell office:value-type="float" office:value="329.48" table:style-name="ce2">
            <text:p>329,4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54.56" table:style-name="ce2">
            <text:p>254,56</text:p>
          </table:table-cell>
          <table:table-cell office:value-type="float" office:value="268.23" table:style-name="ce2">
            <text:p>268,23</text:p>
          </table:table-cell>
          <table:table-cell office:value-type="float" office:value="297.42" table:style-name="ce2">
            <text:p>297,42</text:p>
          </table:table-cell>
          <table:table-cell office:value-type="float" office:value="312.47000000000003" table:style-name="ce2">
            <text:p>312,47</text:p>
          </table:table-cell>
          <table:table-cell office:value-type="float" office:value="321.45999999999998" table:style-name="ce2">
            <text:p>321,46</text:p>
          </table:table-cell>
          <table:table-cell office:value-type="float" office:value="328.95" table:style-name="ce2">
            <text:p>328,9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55.42000000000002" table:style-name="ce2">
            <text:p>255,42</text:p>
          </table:table-cell>
          <table:table-cell office:value-type="float" office:value="265.74" table:style-name="ce2">
            <text:p>265,74</text:p>
          </table:table-cell>
          <table:table-cell office:value-type="float" office:value="299.39" table:style-name="ce2">
            <text:p>299,39</text:p>
          </table:table-cell>
          <table:table-cell office:value-type="float" office:value="317.24" table:style-name="ce2">
            <text:p>317,24</text:p>
          </table:table-cell>
          <table:table-cell office:value-type="float" office:value="319.23" table:style-name="ce2">
            <text:p>319,23</text:p>
          </table:table-cell>
          <table:table-cell office:value-type="float" office:value="326.37" table:style-name="ce2">
            <text:p>326,3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54.38" table:style-name="ce2">
            <text:p>254,38</text:p>
          </table:table-cell>
          <table:table-cell office:value-type="float" office:value="268.75" table:style-name="ce2">
            <text:p>268,75</text:p>
          </table:table-cell>
          <table:table-cell office:value-type="float" office:value="297.07" table:style-name="ce2">
            <text:p>297,07</text:p>
          </table:table-cell>
          <table:table-cell office:value-type="float" office:value="311.60000000000002" table:style-name="ce2">
            <text:p>311,6</text:p>
          </table:table-cell>
          <table:table-cell office:value-type="float" office:value="321.99" table:style-name="ce2">
            <text:p>321,99</text:p>
          </table:table-cell>
          <table:table-cell office:value-type="float" office:value="329.65000000000003" table:style-name="ce2">
            <text:p>329,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54.56" table:style-name="ce2">
            <text:p>254,56</text:p>
          </table:table-cell>
          <table:table-cell office:value-type="float" office:value="268.23" table:style-name="ce2">
            <text:p>268,23</text:p>
          </table:table-cell>
          <table:table-cell office:value-type="float" office:value="297.42" table:style-name="ce2">
            <text:p>297,42</text:p>
          </table:table-cell>
          <table:table-cell office:value-type="float" office:value="312.47000000000003" table:style-name="ce2">
            <text:p>312,47</text:p>
          </table:table-cell>
          <table:table-cell office:value-type="float" office:value="321.52" table:style-name="ce2">
            <text:p>321,52</text:p>
          </table:table-cell>
          <table:table-cell office:value-type="float" office:value="329.09000000000003" table:style-name="ce2">
            <text:p>329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17.27" table:style-name="ce2">
            <text:p>217,27</text:p>
          </table:table-cell>
          <table:table-cell office:value-type="float" office:value="230.05" table:style-name="ce2">
            <text:p>230,05</text:p>
          </table:table-cell>
          <table:table-cell office:value-type="float" office:value="257.54000000000002" table:style-name="ce2">
            <text:p>257,54</text:p>
          </table:table-cell>
          <table:table-cell office:value-type="float" office:value="270.86" table:style-name="ce2">
            <text:p>270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1.97" table:style-name="ce2">
            <text:p>211,97</text:p>
          </table:table-cell>
          <table:table-cell office:value-type="float" office:value="227.72" table:style-name="ce2">
            <text:p>227,72</text:p>
          </table:table-cell>
          <table:table-cell office:value-type="float" office:value="252.07" table:style-name="ce2">
            <text:p>252,07</text:p>
          </table:table-cell>
          <table:table-cell office:value-type="float" office:value="261.74" table:style-name="ce2">
            <text:p>261,74</text:p>
          </table:table-cell>
          <table:table-cell office:value-type="float" office:value="261.70999999999998" table:style-name="ce2">
            <text:p>261,71</text:p>
          </table:table-cell>
          <table:table-cell office:value-type="float" office:value="273.60000000000002" table:style-name="ce2">
            <text:p>273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2.02" table:style-name="ce2">
            <text:p>212,02</text:p>
          </table:table-cell>
          <table:table-cell office:value-type="float" office:value="227.74" table:style-name="ce2">
            <text:p>227,74</text:p>
          </table:table-cell>
          <table:table-cell office:value-type="float" office:value="252.11" table:style-name="ce2">
            <text:p>252,11</text:p>
          </table:table-cell>
          <table:table-cell office:value-type="float" office:value="261.8" table:style-name="ce2">
            <text:p>261,8</text:p>
          </table:table-cell>
          <table:table-cell office:value-type="float" office:value="261.70999999999998" table:style-name="ce2">
            <text:p>261,71</text:p>
          </table:table-cell>
          <table:table-cell office:value-type="float" office:value="273.60000000000002" table:style-name="ce2">
            <text:p>273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9.66" table:style-name="ce2">
            <text:p>209,66</text:p>
          </table:table-cell>
          <table:table-cell office:value-type="float" office:value="219.9" table:style-name="ce2">
            <text:p>219,9</text:p>
          </table:table-cell>
          <table:table-cell office:value-type="float" office:value="255.13" table:style-name="ce2">
            <text:p>255,13</text:p>
          </table:table-cell>
          <table:table-cell office:value-type="float" office:value="259.28000000000003" table:style-name="ce2">
            <text:p>259,28</text:p>
          </table:table-cell>
          <table:table-cell office:value-type="float" office:value="253.56" table:style-name="ce2">
            <text:p>253,56</text:p>
          </table:table-cell>
          <table:table-cell office:value-type="float" office:value="249.94" table:style-name="ce2">
            <text:p>249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9.51" table:style-name="ce2">
            <text:p>219,51</text:p>
          </table:table-cell>
          <table:table-cell office:value-type="float" office:value="232.29" table:style-name="ce2">
            <text:p>232,29</text:p>
          </table:table-cell>
          <table:table-cell office:value-type="float" office:value="263.07" table:style-name="ce2">
            <text:p>263,07</text:p>
          </table:table-cell>
          <table:table-cell office:value-type="float" office:value="268.05" table:style-name="ce2">
            <text:p>268,05</text:p>
          </table:table-cell>
          <table:table-cell office:value-type="float" office:value="268.72000000000003" table:style-name="ce2">
            <text:p>268,72</text:p>
          </table:table-cell>
          <table:table-cell office:value-type="float" office:value="269.10000000000002" table:style-name="ce2">
            <text:p>269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9.09" table:style-name="ce2">
            <text:p>219,09</text:p>
          </table:table-cell>
          <table:table-cell office:value-type="float" office:value="231.77" table:style-name="ce2">
            <text:p>231,77</text:p>
          </table:table-cell>
          <table:table-cell office:value-type="float" office:value="262.7" table:style-name="ce2">
            <text:p>262,7</text:p>
          </table:table-cell>
          <table:table-cell office:value-type="float" office:value="267.64" table:style-name="ce2">
            <text:p>267,64</text:p>
          </table:table-cell>
          <table:table-cell office:value-type="float" office:value="268.06" table:style-name="ce2">
            <text:p>268,06</text:p>
          </table:table-cell>
          <table:table-cell office:value-type="float" office:value="268.27" table:style-name="ce2">
            <text:p>268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9.52" table:style-name="ce2">
            <text:p>209,52</text:p>
          </table:table-cell>
          <table:table-cell office:value-type="float" office:value="219.71" table:style-name="ce2">
            <text:p>219,71</text:p>
          </table:table-cell>
          <table:table-cell office:value-type="float" office:value="255.1" table:style-name="ce2">
            <text:p>255,1</text:p>
          </table:table-cell>
          <table:table-cell office:value-type="float" office:value="259.17" table:style-name="ce2">
            <text:p>259,17</text:p>
          </table:table-cell>
          <table:table-cell office:value-type="float" office:value="253.56" table:style-name="ce2">
            <text:p>253,56</text:p>
          </table:table-cell>
          <table:table-cell office:value-type="float" office:value="249.94" table:style-name="ce2">
            <text:p>249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0.26" table:style-name="ce2">
            <text:p>220,26</text:p>
          </table:table-cell>
          <table:table-cell office:value-type="float" office:value="232.75" table:style-name="ce2">
            <text:p>232,75</text:p>
          </table:table-cell>
          <table:table-cell office:value-type="float" office:value="263.94" table:style-name="ce2">
            <text:p>263,94</text:p>
          </table:table-cell>
          <table:table-cell office:value-type="float" office:value="268.55" table:style-name="ce2">
            <text:p>268,55</text:p>
          </table:table-cell>
          <table:table-cell office:value-type="float" office:value="268.95" table:style-name="ce2">
            <text:p>268,95</text:p>
          </table:table-cell>
          <table:table-cell office:value-type="float" office:value="268.95999999999998" table:style-name="ce2">
            <text:p>268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9.78" table:style-name="ce2">
            <text:p>219,78</text:p>
          </table:table-cell>
          <table:table-cell office:value-type="float" office:value="232.16" table:style-name="ce2">
            <text:p>232,16</text:p>
          </table:table-cell>
          <table:table-cell office:value-type="float" office:value="263.5" table:style-name="ce2">
            <text:p>263,5</text:p>
          </table:table-cell>
          <table:table-cell office:value-type="float" office:value="268.08" table:style-name="ce2">
            <text:p>268,08</text:p>
          </table:table-cell>
          <table:table-cell office:value-type="float" office:value="268.26" table:style-name="ce2">
            <text:p>268,26</text:p>
          </table:table-cell>
          <table:table-cell office:value-type="float" office:value="268.11" table:style-name="ce2">
            <text:p>268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17.27" table:style-name="ce2">
            <text:p>217,27</text:p>
          </table:table-cell>
          <table:table-cell office:value-type="float" office:value="230.05" table:style-name="ce2">
            <text:p>230,05</text:p>
          </table:table-cell>
          <table:table-cell office:value-type="float" office:value="257.54000000000002" table:style-name="ce2">
            <text:p>257,54</text:p>
          </table:table-cell>
          <table:table-cell office:value-type="float" office:value="270.86" table:style-name="ce2">
            <text:p>270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1.97" table:style-name="ce2">
            <text:p>211,97</text:p>
          </table:table-cell>
          <table:table-cell office:value-type="float" office:value="227.72" table:style-name="ce2">
            <text:p>227,72</text:p>
          </table:table-cell>
          <table:table-cell office:value-type="float" office:value="252.07" table:style-name="ce2">
            <text:p>252,07</text:p>
          </table:table-cell>
          <table:table-cell office:value-type="float" office:value="261.74" table:style-name="ce2">
            <text:p>261,74</text:p>
          </table:table-cell>
          <table:table-cell office:value-type="float" office:value="261.70999999999998" table:style-name="ce2">
            <text:p>261,71</text:p>
          </table:table-cell>
          <table:table-cell office:value-type="float" office:value="273.60000000000002" table:style-name="ce2">
            <text:p>273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2.02" table:style-name="ce2">
            <text:p>212,02</text:p>
          </table:table-cell>
          <table:table-cell office:value-type="float" office:value="227.74" table:style-name="ce2">
            <text:p>227,74</text:p>
          </table:table-cell>
          <table:table-cell office:value-type="float" office:value="252.11" table:style-name="ce2">
            <text:p>252,11</text:p>
          </table:table-cell>
          <table:table-cell office:value-type="float" office:value="261.8" table:style-name="ce2">
            <text:p>261,8</text:p>
          </table:table-cell>
          <table:table-cell office:value-type="float" office:value="261.70999999999998" table:style-name="ce2">
            <text:p>261,71</text:p>
          </table:table-cell>
          <table:table-cell office:value-type="float" office:value="273.60000000000002" table:style-name="ce2">
            <text:p>273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0.28" table:style-name="ce2">
            <text:p>210,28</text:p>
          </table:table-cell>
          <table:table-cell office:value-type="float" office:value="220.81" table:style-name="ce2">
            <text:p>220,81</text:p>
          </table:table-cell>
          <table:table-cell office:value-type="float" office:value="255.81" table:style-name="ce2">
            <text:p>255,81</text:p>
          </table:table-cell>
          <table:table-cell office:value-type="float" office:value="260.35000000000002" table:style-name="ce2">
            <text:p>260,35</text:p>
          </table:table-cell>
          <table:table-cell office:value-type="float" office:value="255.01000000000002" table:style-name="ce2">
            <text:p>255,01</text:p>
          </table:table-cell>
          <table:table-cell office:value-type="float" office:value="251.94" table:style-name="ce2">
            <text:p>251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9.51" table:style-name="ce2">
            <text:p>219,51</text:p>
          </table:table-cell>
          <table:table-cell office:value-type="float" office:value="232.29" table:style-name="ce2">
            <text:p>232,29</text:p>
          </table:table-cell>
          <table:table-cell office:value-type="float" office:value="263.07" table:style-name="ce2">
            <text:p>263,07</text:p>
          </table:table-cell>
          <table:table-cell office:value-type="float" office:value="268.05" table:style-name="ce2">
            <text:p>268,05</text:p>
          </table:table-cell>
          <table:table-cell office:value-type="float" office:value="268.72000000000003" table:style-name="ce2">
            <text:p>268,72</text:p>
          </table:table-cell>
          <table:table-cell office:value-type="float" office:value="269.10000000000002" table:style-name="ce2">
            <text:p>269,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9.11" table:style-name="ce2">
            <text:p>219,11</text:p>
          </table:table-cell>
          <table:table-cell office:value-type="float" office:value="231.8" table:style-name="ce2">
            <text:p>231,8</text:p>
          </table:table-cell>
          <table:table-cell office:value-type="float" office:value="262.73" table:style-name="ce2">
            <text:p>262,73</text:p>
          </table:table-cell>
          <table:table-cell office:value-type="float" office:value="267.68" table:style-name="ce2">
            <text:p>267,68</text:p>
          </table:table-cell>
          <table:table-cell office:value-type="float" office:value="268.11" table:style-name="ce2">
            <text:p>268,11</text:p>
          </table:table-cell>
          <table:table-cell office:value-type="float" office:value="268.34000000000003" table:style-name="ce2">
            <text:p>268,3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0.15" table:style-name="ce2">
            <text:p>210,15</text:p>
          </table:table-cell>
          <table:table-cell office:value-type="float" office:value="220.63" table:style-name="ce2">
            <text:p>220,63</text:p>
          </table:table-cell>
          <table:table-cell office:value-type="float" office:value="255.79" table:style-name="ce2">
            <text:p>255,79</text:p>
          </table:table-cell>
          <table:table-cell office:value-type="float" office:value="260.25" table:style-name="ce2">
            <text:p>260,25</text:p>
          </table:table-cell>
          <table:table-cell office:value-type="float" office:value="255.01000000000002" table:style-name="ce2">
            <text:p>255,01</text:p>
          </table:table-cell>
          <table:table-cell office:value-type="float" office:value="251.94" table:style-name="ce2">
            <text:p>251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0.26" table:style-name="ce2">
            <text:p>220,26</text:p>
          </table:table-cell>
          <table:table-cell office:value-type="float" office:value="232.75" table:style-name="ce2">
            <text:p>232,75</text:p>
          </table:table-cell>
          <table:table-cell office:value-type="float" office:value="263.94" table:style-name="ce2">
            <text:p>263,94</text:p>
          </table:table-cell>
          <table:table-cell office:value-type="float" office:value="268.55" table:style-name="ce2">
            <text:p>268,55</text:p>
          </table:table-cell>
          <table:table-cell office:value-type="float" office:value="268.95" table:style-name="ce2">
            <text:p>268,95</text:p>
          </table:table-cell>
          <table:table-cell office:value-type="float" office:value="268.95999999999998" table:style-name="ce2">
            <text:p>268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9.8" table:style-name="ce2">
            <text:p>219,8</text:p>
          </table:table-cell>
          <table:table-cell office:value-type="float" office:value="232.19" table:style-name="ce2">
            <text:p>232,19</text:p>
          </table:table-cell>
          <table:table-cell office:value-type="float" office:value="263.53000000000003" table:style-name="ce2">
            <text:p>263,53</text:p>
          </table:table-cell>
          <table:table-cell office:value-type="float" office:value="268.12" table:style-name="ce2">
            <text:p>268,12</text:p>
          </table:table-cell>
          <table:table-cell office:value-type="float" office:value="268.3" table:style-name="ce2">
            <text:p>268,3</text:p>
          </table:table-cell>
          <table:table-cell office:value-type="float" office:value="268.18" table:style-name="ce2">
            <text:p>268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17.27" table:style-name="ce2">
            <text:p>217,27</text:p>
          </table:table-cell>
          <table:table-cell office:value-type="float" office:value="230.05" table:style-name="ce2">
            <text:p>230,05</text:p>
          </table:table-cell>
          <table:table-cell office:value-type="float" office:value="257.54000000000002" table:style-name="ce2">
            <text:p>257,54</text:p>
          </table:table-cell>
          <table:table-cell office:value-type="float" office:value="270.86" table:style-name="ce2">
            <text:p>270,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1.97" table:style-name="ce2">
            <text:p>211,97</text:p>
          </table:table-cell>
          <table:table-cell office:value-type="float" office:value="227.72" table:style-name="ce2">
            <text:p>227,72</text:p>
          </table:table-cell>
          <table:table-cell office:value-type="float" office:value="252.07" table:style-name="ce2">
            <text:p>252,07</text:p>
          </table:table-cell>
          <table:table-cell office:value-type="float" office:value="261.74" table:style-name="ce2">
            <text:p>261,74</text:p>
          </table:table-cell>
          <table:table-cell office:value-type="float" office:value="262.75" table:style-name="ce2">
            <text:p>262,75</text:p>
          </table:table-cell>
          <table:table-cell office:value-type="float" office:value="273.99" table:style-name="ce2">
            <text:p>273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2.02" table:style-name="ce2">
            <text:p>212,02</text:p>
          </table:table-cell>
          <table:table-cell office:value-type="float" office:value="227.74" table:style-name="ce2">
            <text:p>227,74</text:p>
          </table:table-cell>
          <table:table-cell office:value-type="float" office:value="252.11" table:style-name="ce2">
            <text:p>252,11</text:p>
          </table:table-cell>
          <table:table-cell office:value-type="float" office:value="261.8" table:style-name="ce2">
            <text:p>261,8</text:p>
          </table:table-cell>
          <table:table-cell office:value-type="float" office:value="262.75" table:style-name="ce2">
            <text:p>262,75</text:p>
          </table:table-cell>
          <table:table-cell office:value-type="float" office:value="273.99" table:style-name="ce2">
            <text:p>273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5.48000000000002" table:style-name="ce2">
            <text:p>225,48</text:p>
          </table:table-cell>
          <table:table-cell office:value-type="float" office:value="235.93" table:style-name="ce2">
            <text:p>235,93</text:p>
          </table:table-cell>
          <table:table-cell office:value-type="float" office:value="268.34000000000003" table:style-name="ce2">
            <text:p>268,34</text:p>
          </table:table-cell>
          <table:table-cell office:value-type="float" office:value="276.70999999999998" table:style-name="ce2">
            <text:p>276,71</text:p>
          </table:table-cell>
          <table:table-cell office:value-type="float" office:value="282.01" table:style-name="ce2">
            <text:p>282,01</text:p>
          </table:table-cell>
          <table:table-cell office:value-type="float" office:value="283.24" table:style-name="ce2">
            <text:p>283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22.94" table:style-name="ce2">
            <text:p>222,94</text:p>
          </table:table-cell>
          <table:table-cell office:value-type="float" office:value="235.88" table:style-name="ce2">
            <text:p>235,88</text:p>
          </table:table-cell>
          <table:table-cell office:value-type="float" office:value="266.49" table:style-name="ce2">
            <text:p>266,49</text:p>
          </table:table-cell>
          <table:table-cell office:value-type="float" office:value="272.43" table:style-name="ce2">
            <text:p>272,43</text:p>
          </table:table-cell>
          <table:table-cell office:value-type="float" office:value="276.20999999999998" table:style-name="ce2">
            <text:p>276,21</text:p>
          </table:table-cell>
          <table:table-cell office:value-type="float" office:value="277.60000000000002" table:style-name="ce2">
            <text:p>277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23.09" table:style-name="ce2">
            <text:p>223,09</text:p>
          </table:table-cell>
          <table:table-cell office:value-type="float" office:value="235.89000000000001" table:style-name="ce2">
            <text:p>235,89</text:p>
          </table:table-cell>
          <table:table-cell office:value-type="float" office:value="266.60000000000002" table:style-name="ce2">
            <text:p>266,6</text:p>
          </table:table-cell>
          <table:table-cell office:value-type="float" office:value="272.69" table:style-name="ce2">
            <text:p>272,69</text:p>
          </table:table-cell>
          <table:table-cell office:value-type="float" office:value="276.58" table:style-name="ce2">
            <text:p>276,58</text:p>
          </table:table-cell>
          <table:table-cell office:value-type="float" office:value="277.97000000000003" table:style-name="ce2">
            <text:p>277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5.58" table:style-name="ce2">
            <text:p>225,58</text:p>
          </table:table-cell>
          <table:table-cell office:value-type="float" office:value="236.01" table:style-name="ce2">
            <text:p>236,01</text:p>
          </table:table-cell>
          <table:table-cell office:value-type="float" office:value="268.42" table:style-name="ce2">
            <text:p>268,42</text:p>
          </table:table-cell>
          <table:table-cell office:value-type="float" office:value="276.75" table:style-name="ce2">
            <text:p>276,75</text:p>
          </table:table-cell>
          <table:table-cell office:value-type="float" office:value="282.01" table:style-name="ce2">
            <text:p>282,01</text:p>
          </table:table-cell>
          <table:table-cell office:value-type="float" office:value="283.24" table:style-name="ce2">
            <text:p>283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23.93" table:style-name="ce2">
            <text:p>223,93</text:p>
          </table:table-cell>
          <table:table-cell office:value-type="float" office:value="236.62" table:style-name="ce2">
            <text:p>236,62</text:p>
          </table:table-cell>
          <table:table-cell office:value-type="float" office:value="267.52" table:style-name="ce2">
            <text:p>267,52</text:p>
          </table:table-cell>
          <table:table-cell office:value-type="float" office:value="273.19" table:style-name="ce2">
            <text:p>273,19</text:p>
          </table:table-cell>
          <table:table-cell office:value-type="float" office:value="276.59000000000003" table:style-name="ce2">
            <text:p>276,59</text:p>
          </table:table-cell>
          <table:table-cell office:value-type="float" office:value="277.7" table:style-name="ce2">
            <text:p>277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Santa Catarina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4.03" table:style-name="ce2">
            <text:p>224,03</text:p>
          </table:table-cell>
          <table:table-cell office:value-type="float" office:value="236.58" table:style-name="ce2">
            <text:p>236,58</text:p>
          </table:table-cell>
          <table:table-cell office:value-type="float" office:value="267.57" table:style-name="ce2">
            <text:p>267,57</text:p>
          </table:table-cell>
          <table:table-cell office:value-type="float" office:value="273.41000000000003" table:style-name="ce2">
            <text:p>273,41</text:p>
          </table:table-cell>
          <table:table-cell office:value-type="float" office:value="276.95" table:style-name="ce2">
            <text:p>276,95</text:p>
          </table:table-cell>
          <table:table-cell office:value-type="float" office:value="278.07" table:style-name="ce2">
            <text:p>278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2.49" table:style-name="ce2">
            <text:p>202,49</text:p>
          </table:table-cell>
          <table:table-cell office:value-type="float" office:value="210.9" table:style-name="ce2">
            <text:p>210,9</text:p>
          </table:table-cell>
          <table:table-cell office:value-type="float" office:value="239.05" table:style-name="ce2">
            <text:p>239,05</text:p>
          </table:table-cell>
          <table:table-cell office:value-type="float" office:value="242.46" table:style-name="ce2">
            <text:p>242,46</text:p>
          </table:table-cell>
          <table:table-cell office:value-type="float" office:value="271.20999999999998" table:style-name="ce2">
            <text:p>271,21</text:p>
          </table:table-cell>
          <table:table-cell office:value-type="float" office:value="272.07" table:style-name="ce2">
            <text:p>272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2.49" table:style-name="ce2">
            <text:p>202,49</text:p>
          </table:table-cell>
          <table:table-cell office:value-type="float" office:value="210.9" table:style-name="ce2">
            <text:p>210,9</text:p>
          </table:table-cell>
          <table:table-cell office:value-type="float" office:value="239.05" table:style-name="ce2">
            <text:p>239,05</text:p>
          </table:table-cell>
          <table:table-cell office:value-type="float" office:value="242.46" table:style-name="ce2">
            <text:p>242,46</text:p>
          </table:table-cell>
          <table:table-cell office:value-type="float" office:value="271.20999999999998" table:style-name="ce2">
            <text:p>271,21</text:p>
          </table:table-cell>
          <table:table-cell office:value-type="float" office:value="272.07" table:style-name="ce2">
            <text:p>272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2.04" table:style-name="ce2">
            <text:p>202,04</text:p>
          </table:table-cell>
          <table:table-cell office:value-type="float" office:value="211.51" table:style-name="ce2">
            <text:p>211,51</text:p>
          </table:table-cell>
          <table:table-cell office:value-type="float" office:value="254.99" table:style-name="ce2">
            <text:p>254,99</text:p>
          </table:table-cell>
          <table:table-cell office:value-type="float" office:value="258.31" table:style-name="ce2">
            <text:p>258,31</text:p>
          </table:table-cell>
          <table:table-cell office:value-type="float" office:value="266.67" table:style-name="ce2">
            <text:p>266,67</text:p>
          </table:table-cell>
          <table:table-cell office:value-type="float" office:value="262.78000000000003" table:style-name="ce2">
            <text:p>262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2.22" table:style-name="ce2">
            <text:p>212,22</text:p>
          </table:table-cell>
          <table:table-cell office:value-type="float" office:value="222.08" table:style-name="ce2">
            <text:p>222,08</text:p>
          </table:table-cell>
          <table:table-cell office:value-type="float" office:value="252.98000000000002" table:style-name="ce2">
            <text:p>252,98</text:p>
          </table:table-cell>
          <table:table-cell office:value-type="float" office:value="256.06" table:style-name="ce2">
            <text:p>256,06</text:p>
          </table:table-cell>
          <table:table-cell office:value-type="float" office:value="264.69" table:style-name="ce2">
            <text:p>264,69</text:p>
          </table:table-cell>
          <table:table-cell office:value-type="float" office:value="265.39999999999998" table:style-name="ce2">
            <text:p>265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0.54" table:style-name="ce2">
            <text:p>210,54</text:p>
          </table:table-cell>
          <table:table-cell office:value-type="float" office:value="220.34" table:style-name="ce2">
            <text:p>220,34</text:p>
          </table:table-cell>
          <table:table-cell office:value-type="float" office:value="253.33" table:style-name="ce2">
            <text:p>253,33</text:p>
          </table:table-cell>
          <table:table-cell office:value-type="float" office:value="256.44" table:style-name="ce2">
            <text:p>256,44</text:p>
          </table:table-cell>
          <table:table-cell office:value-type="float" office:value="264.88" table:style-name="ce2">
            <text:p>264,88</text:p>
          </table:table-cell>
          <table:table-cell office:value-type="float" office:value="265.16000000000003" table:style-name="ce2">
            <text:p>265,1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2.04" table:style-name="ce2">
            <text:p>202,04</text:p>
          </table:table-cell>
          <table:table-cell office:value-type="float" office:value="211.51" table:style-name="ce2">
            <text:p>211,51</text:p>
          </table:table-cell>
          <table:table-cell office:value-type="float" office:value="254.99" table:style-name="ce2">
            <text:p>254,99</text:p>
          </table:table-cell>
          <table:table-cell office:value-type="float" office:value="258.31" table:style-name="ce2">
            <text:p>258,31</text:p>
          </table:table-cell>
          <table:table-cell office:value-type="float" office:value="266.67" table:style-name="ce2">
            <text:p>266,67</text:p>
          </table:table-cell>
          <table:table-cell office:value-type="float" office:value="262.78000000000003" table:style-name="ce2">
            <text:p>262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2.79" table:style-name="ce2">
            <text:p>212,79</text:p>
          </table:table-cell>
          <table:table-cell office:value-type="float" office:value="222.74" table:style-name="ce2">
            <text:p>222,74</text:p>
          </table:table-cell>
          <table:table-cell office:value-type="float" office:value="253.57" table:style-name="ce2">
            <text:p>253,57</text:p>
          </table:table-cell>
          <table:table-cell office:value-type="float" office:value="256.63" table:style-name="ce2">
            <text:p>256,63</text:p>
          </table:table-cell>
          <table:table-cell office:value-type="float" office:value="264.51" table:style-name="ce2">
            <text:p>264,51</text:p>
          </table:table-cell>
          <table:table-cell office:value-type="float" office:value="265.22000000000003" table:style-name="ce2">
            <text:p>265,2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0.93" table:style-name="ce2">
            <text:p>210,93</text:p>
          </table:table-cell>
          <table:table-cell office:value-type="float" office:value="220.8" table:style-name="ce2">
            <text:p>220,8</text:p>
          </table:table-cell>
          <table:table-cell office:value-type="float" office:value="253.82" table:style-name="ce2">
            <text:p>253,82</text:p>
          </table:table-cell>
          <table:table-cell office:value-type="float" office:value="256.93" table:style-name="ce2">
            <text:p>256,93</text:p>
          </table:table-cell>
          <table:table-cell office:value-type="float" office:value="264.72000000000003" table:style-name="ce2">
            <text:p>264,72</text:p>
          </table:table-cell>
          <table:table-cell office:value-type="float" office:value="264.99" table:style-name="ce2">
            <text:p>264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9.35" table:style-name="ce2">
            <text:p>249,35</text:p>
          </table:table-cell>
          <table:table-cell office:value-type="float" office:value="252.39000000000001" table:style-name="ce2">
            <text:p>252,39</text:p>
          </table:table-cell>
          <table:table-cell office:value-type="float" office:value="305.02" table:style-name="ce2">
            <text:p>305,02</text:p>
          </table:table-cell>
          <table:table-cell office:value-type="float" office:value="333.6" table:style-name="ce2">
            <text:p>333,6</text:p>
          </table:table-cell>
          <table:table-cell office:value-type="float" office:value="310.10000000000002" table:style-name="ce2">
            <text:p>310,1</text:p>
          </table:table-cell>
          <table:table-cell office:value-type="float" office:value="306.26" table:style-name="ce2">
            <text:p>306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.29000000000002" table:style-name="ce2">
            <text:p>315,29</text:p>
          </table:table-cell>
          <table:table-cell office:value-type="float" office:value="339.08" table:style-name="ce2">
            <text:p>339,08</text:p>
          </table:table-cell>
          <table:table-cell office:value-type="float" office:value="335.78000000000003" table:style-name="ce2">
            <text:p>335,78</text:p>
          </table:table-cell>
          <table:table-cell office:value-type="float" office:value="350.68" table:style-name="ce2">
            <text:p>350,6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9.35" table:style-name="ce2">
            <text:p>249,35</text:p>
          </table:table-cell>
          <table:table-cell office:value-type="float" office:value="252.39000000000001" table:style-name="ce2">
            <text:p>252,39</text:p>
          </table:table-cell>
          <table:table-cell office:value-type="float" office:value="308.24" table:style-name="ce2">
            <text:p>308,24</text:p>
          </table:table-cell>
          <table:table-cell office:value-type="float" office:value="335.32" table:style-name="ce2">
            <text:p>335,32</text:p>
          </table:table-cell>
          <table:table-cell office:value-type="float" office:value="323.62" table:style-name="ce2">
            <text:p>323,62</text:p>
          </table:table-cell>
          <table:table-cell office:value-type="float" office:value="329.65000000000003" table:style-name="ce2">
            <text:p>329,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9.35" table:style-name="ce2">
            <text:p>249,35</text:p>
          </table:table-cell>
          <table:table-cell office:value-type="float" office:value="252.39000000000001" table:style-name="ce2">
            <text:p>252,39</text:p>
          </table:table-cell>
          <table:table-cell office:value-type="float" office:value="305.02" table:style-name="ce2">
            <text:p>305,02</text:p>
          </table:table-cell>
          <table:table-cell office:value-type="float" office:value="333.6" table:style-name="ce2">
            <text:p>333,6</text:p>
          </table:table-cell>
          <table:table-cell office:value-type="float" office:value="310.10000000000002" table:style-name="ce2">
            <text:p>310,1</text:p>
          </table:table-cell>
          <table:table-cell office:value-type="float" office:value="306.26" table:style-name="ce2">
            <text:p>306,2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5.29000000000002" table:style-name="ce2">
            <text:p>315,29</text:p>
          </table:table-cell>
          <table:table-cell office:value-type="float" office:value="339.08" table:style-name="ce2">
            <text:p>339,08</text:p>
          </table:table-cell>
          <table:table-cell office:value-type="float" office:value="335.78000000000003" table:style-name="ce2">
            <text:p>335,78</text:p>
          </table:table-cell>
          <table:table-cell office:value-type="float" office:value="350.68" table:style-name="ce2">
            <text:p>350,6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9.35" table:style-name="ce2">
            <text:p>249,35</text:p>
          </table:table-cell>
          <table:table-cell office:value-type="float" office:value="252.39000000000001" table:style-name="ce2">
            <text:p>252,39</text:p>
          </table:table-cell>
          <table:table-cell office:value-type="float" office:value="308.24" table:style-name="ce2">
            <text:p>308,24</text:p>
          </table:table-cell>
          <table:table-cell office:value-type="float" office:value="335.32" table:style-name="ce2">
            <text:p>335,32</text:p>
          </table:table-cell>
          <table:table-cell office:value-type="float" office:value="323.62" table:style-name="ce2">
            <text:p>323,62</text:p>
          </table:table-cell>
          <table:table-cell office:value-type="float" office:value="329.65000000000003" table:style-name="ce2">
            <text:p>329,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7.05" table:style-name="ce2">
            <text:p>207,05</text:p>
          </table:table-cell>
          <table:table-cell office:value-type="float" office:value="213.98000000000002" table:style-name="ce2">
            <text:p>213,98</text:p>
          </table:table-cell>
          <table:table-cell office:value-type="float" office:value="259.17" table:style-name="ce2">
            <text:p>259,17</text:p>
          </table:table-cell>
          <table:table-cell office:value-type="float" office:value="260.53000000000003" table:style-name="ce2">
            <text:p>260,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7.05" table:style-name="ce2">
            <text:p>207,05</text:p>
          </table:table-cell>
          <table:table-cell office:value-type="float" office:value="213.98000000000002" table:style-name="ce2">
            <text:p>213,98</text:p>
          </table:table-cell>
          <table:table-cell office:value-type="float" office:value="259.17" table:style-name="ce2">
            <text:p>259,17</text:p>
          </table:table-cell>
          <table:table-cell office:value-type="float" office:value="260.53000000000003" table:style-name="ce2">
            <text:p>260,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0.91" table:style-name="ce2">
            <text:p>190,91</text:p>
          </table:table-cell>
          <table:table-cell office:value-type="float" office:value="203.29" table:style-name="ce2">
            <text:p>203,29</text:p>
          </table:table-cell>
          <table:table-cell office:value-type="float" office:value="239.31" table:style-name="ce2">
            <text:p>239,31</text:p>
          </table:table-cell>
          <table:table-cell office:value-type="float" office:value="242.11" table:style-name="ce2">
            <text:p>242,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7.13" table:style-name="ce2">
            <text:p>207,13</text:p>
          </table:table-cell>
          <table:table-cell office:value-type="float" office:value="218.71" table:style-name="ce2">
            <text:p>218,71</text:p>
          </table:table-cell>
          <table:table-cell office:value-type="float" office:value="256.36" table:style-name="ce2">
            <text:p>256,36</text:p>
          </table:table-cell>
          <table:table-cell office:value-type="float" office:value="257.69" table:style-name="ce2">
            <text:p>257,69</text:p>
          </table:table-cell>
          <table:table-cell office:value-type="float" office:value="256.66000000000003" table:style-name="ce2">
            <text:p>256,66</text:p>
          </table:table-cell>
          <table:table-cell office:value-type="float" office:value="239.27" table:style-name="ce2">
            <text:p>239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6.21" table:style-name="ce2">
            <text:p>206,21</text:p>
          </table:table-cell>
          <table:table-cell office:value-type="float" office:value="217.84" table:style-name="ce2">
            <text:p>217,84</text:p>
          </table:table-cell>
          <table:table-cell office:value-type="float" office:value="255.52" table:style-name="ce2">
            <text:p>255,52</text:p>
          </table:table-cell>
          <table:table-cell office:value-type="float" office:value="256.91000000000003" table:style-name="ce2">
            <text:p>256,91</text:p>
          </table:table-cell>
          <table:table-cell office:value-type="float" office:value="256.66000000000003" table:style-name="ce2">
            <text:p>256,66</text:p>
          </table:table-cell>
          <table:table-cell office:value-type="float" office:value="239.27" table:style-name="ce2">
            <text:p>239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0.91" table:style-name="ce2">
            <text:p>190,91</text:p>
          </table:table-cell>
          <table:table-cell office:value-type="float" office:value="203.29" table:style-name="ce2">
            <text:p>203,29</text:p>
          </table:table-cell>
          <table:table-cell office:value-type="float" office:value="239.31" table:style-name="ce2">
            <text:p>239,31</text:p>
          </table:table-cell>
          <table:table-cell office:value-type="float" office:value="242.11" table:style-name="ce2">
            <text:p>242,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7.14000000000001" table:style-name="ce2">
            <text:p>207,14</text:p>
          </table:table-cell>
          <table:table-cell office:value-type="float" office:value="219.39000000000001" table:style-name="ce2">
            <text:p>219,39</text:p>
          </table:table-cell>
          <table:table-cell office:value-type="float" office:value="255.92000000000002" table:style-name="ce2">
            <text:p>255,92</text:p>
          </table:table-cell>
          <table:table-cell office:value-type="float" office:value="257.24" table:style-name="ce2">
            <text:p>257,24</text:p>
          </table:table-cell>
          <table:table-cell office:value-type="float" office:value="256.66000000000003" table:style-name="ce2">
            <text:p>256,66</text:p>
          </table:table-cell>
          <table:table-cell office:value-type="float" office:value="239.27" table:style-name="ce2">
            <text:p>239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6.09" table:style-name="ce2">
            <text:p>206,09</text:p>
          </table:table-cell>
          <table:table-cell office:value-type="float" office:value="218.36" table:style-name="ce2">
            <text:p>218,36</text:p>
          </table:table-cell>
          <table:table-cell office:value-type="float" office:value="254.97" table:style-name="ce2">
            <text:p>254,97</text:p>
          </table:table-cell>
          <table:table-cell office:value-type="float" office:value="256.37" table:style-name="ce2">
            <text:p>256,37</text:p>
          </table:table-cell>
          <table:table-cell office:value-type="float" office:value="256.66000000000003" table:style-name="ce2">
            <text:p>256,66</text:p>
          </table:table-cell>
          <table:table-cell office:value-type="float" office:value="239.27" table:style-name="ce2">
            <text:p>239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6.58" table:style-name="ce2">
            <text:p>216,58</text:p>
          </table:table-cell>
          <table:table-cell office:value-type="float" office:value="227.49" table:style-name="ce2">
            <text:p>227,49</text:p>
          </table:table-cell>
          <table:table-cell office:value-type="float" office:value="275.61" table:style-name="ce2">
            <text:p>275,61</text:p>
          </table:table-cell>
          <table:table-cell office:value-type="float" office:value="270.63" table:style-name="ce2">
            <text:p>270,63</text:p>
          </table:table-cell>
          <table:table-cell office:value-type="float" office:value="296.18" table:style-name="ce2">
            <text:p>296,18</text:p>
          </table:table-cell>
          <table:table-cell office:value-type="float" office:value="290.65000000000003" table:style-name="ce2">
            <text:p>290,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6.58" table:style-name="ce2">
            <text:p>216,58</text:p>
          </table:table-cell>
          <table:table-cell office:value-type="float" office:value="227.49" table:style-name="ce2">
            <text:p>227,49</text:p>
          </table:table-cell>
          <table:table-cell office:value-type="float" office:value="275.61" table:style-name="ce2">
            <text:p>275,61</text:p>
          </table:table-cell>
          <table:table-cell office:value-type="float" office:value="270.63" table:style-name="ce2">
            <text:p>270,63</text:p>
          </table:table-cell>
          <table:table-cell office:value-type="float" office:value="296.18" table:style-name="ce2">
            <text:p>296,18</text:p>
          </table:table-cell>
          <table:table-cell office:value-type="float" office:value="290.65000000000003" table:style-name="ce2">
            <text:p>290,6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54.58" table:style-name="ce2">
            <text:p>254,58</text:p>
          </table:table-cell>
          <table:table-cell office:value-type="float" office:value="270.25" table:style-name="ce2">
            <text:p>270,25</text:p>
          </table:table-cell>
          <table:table-cell office:value-type="float" office:value="283.99" table:style-name="ce2">
            <text:p>283,99</text:p>
          </table:table-cell>
          <table:table-cell office:value-type="float" office:value="293.84000000000003" table:style-name="ce2">
            <text:p>293,84</text:p>
          </table:table-cell>
          <table:table-cell office:value-type="float" office:value="324.72000000000003" table:style-name="ce2">
            <text:p>324,72</text:p>
          </table:table-cell>
          <table:table-cell office:value-type="float" office:value="329.54" table:style-name="ce2">
            <text:p>329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44.93" table:style-name="ce2">
            <text:p>244,93</text:p>
          </table:table-cell>
          <table:table-cell office:value-type="float" office:value="257.94" table:style-name="ce2">
            <text:p>257,94</text:p>
          </table:table-cell>
          <table:table-cell office:value-type="float" office:value="291.86" table:style-name="ce2">
            <text:p>291,86</text:p>
          </table:table-cell>
          <table:table-cell office:value-type="float" office:value="302.45" table:style-name="ce2">
            <text:p>302,45</text:p>
          </table:table-cell>
          <table:table-cell office:value-type="float" office:value="316.13" table:style-name="ce2">
            <text:p>316,13</text:p>
          </table:table-cell>
          <table:table-cell office:value-type="float" office:value="319.04000000000002" table:style-name="ce2">
            <text:p>319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7.57" table:style-name="ce2">
            <text:p>247,57</text:p>
          </table:table-cell>
          <table:table-cell office:value-type="float" office:value="261.31" table:style-name="ce2">
            <text:p>261,31</text:p>
          </table:table-cell>
          <table:table-cell office:value-type="float" office:value="290.8" table:style-name="ce2">
            <text:p>290,8</text:p>
          </table:table-cell>
          <table:table-cell office:value-type="float" office:value="301.29000000000002" table:style-name="ce2">
            <text:p>301,29</text:p>
          </table:table-cell>
          <table:table-cell office:value-type="float" office:value="318.65000000000003" table:style-name="ce2">
            <text:p>318,65</text:p>
          </table:table-cell>
          <table:table-cell office:value-type="float" office:value="322.11" table:style-name="ce2">
            <text:p>322,1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54.58" table:style-name="ce2">
            <text:p>254,58</text:p>
          </table:table-cell>
          <table:table-cell office:value-type="float" office:value="270.25" table:style-name="ce2">
            <text:p>270,25</text:p>
          </table:table-cell>
          <table:table-cell office:value-type="float" office:value="283.99" table:style-name="ce2">
            <text:p>283,99</text:p>
          </table:table-cell>
          <table:table-cell office:value-type="float" office:value="293.84000000000003" table:style-name="ce2">
            <text:p>293,84</text:p>
          </table:table-cell>
          <table:table-cell office:value-type="float" office:value="324.72000000000003" table:style-name="ce2">
            <text:p>324,72</text:p>
          </table:table-cell>
          <table:table-cell office:value-type="float" office:value="329.54" table:style-name="ce2">
            <text:p>329,5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45.01" table:style-name="ce2">
            <text:p>245,01</text:p>
          </table:table-cell>
          <table:table-cell office:value-type="float" office:value="258.02" table:style-name="ce2">
            <text:p>258,02</text:p>
          </table:table-cell>
          <table:table-cell office:value-type="float" office:value="292.13" table:style-name="ce2">
            <text:p>292,13</text:p>
          </table:table-cell>
          <table:table-cell office:value-type="float" office:value="302.97000000000003" table:style-name="ce2">
            <text:p>302,97</text:p>
          </table:table-cell>
          <table:table-cell office:value-type="float" office:value="316.31" table:style-name="ce2">
            <text:p>316,31</text:p>
          </table:table-cell>
          <table:table-cell office:value-type="float" office:value="319.3" table:style-name="ce2">
            <text:p>319,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7.64000000000001" table:style-name="ce2">
            <text:p>247,64</text:p>
          </table:table-cell>
          <table:table-cell office:value-type="float" office:value="261.37" table:style-name="ce2">
            <text:p>261,37</text:p>
          </table:table-cell>
          <table:table-cell office:value-type="float" office:value="291.02" table:style-name="ce2">
            <text:p>291,02</text:p>
          </table:table-cell>
          <table:table-cell office:value-type="float" office:value="301.73" table:style-name="ce2">
            <text:p>301,73</text:p>
          </table:table-cell>
          <table:table-cell office:value-type="float" office:value="318.8" table:style-name="ce2">
            <text:p>318,8</text:p>
          </table:table-cell>
          <table:table-cell office:value-type="float" office:value="322.32" table:style-name="ce2">
            <text:p>322,3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6" table:style-name="ce2">
            <text:p>206</text:p>
          </table:table-cell>
          <table:table-cell office:value-type="float" office:value="213.27" table:style-name="ce2">
            <text:p>213,27</text:p>
          </table:table-cell>
          <table:table-cell office:value-type="float" office:value="255.47" table:style-name="ce2">
            <text:p>255,47</text:p>
          </table:table-cell>
          <table:table-cell office:value-type="float" office:value="257.20999999999998" table:style-name="ce2">
            <text:p>257,21</text:p>
          </table:table-cell>
          <table:table-cell office:value-type="float" office:value="271.20999999999998" table:style-name="ce2">
            <text:p>271,21</text:p>
          </table:table-cell>
          <table:table-cell office:value-type="float" office:value="272.07" table:style-name="ce2">
            <text:p>272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6" table:style-name="ce2">
            <text:p>206</text:p>
          </table:table-cell>
          <table:table-cell office:value-type="float" office:value="213.27" table:style-name="ce2">
            <text:p>213,27</text:p>
          </table:table-cell>
          <table:table-cell office:value-type="float" office:value="255.47" table:style-name="ce2">
            <text:p>255,47</text:p>
          </table:table-cell>
          <table:table-cell office:value-type="float" office:value="257.20999999999998" table:style-name="ce2">
            <text:p>257,21</text:p>
          </table:table-cell>
          <table:table-cell office:value-type="float" office:value="271.20999999999998" table:style-name="ce2">
            <text:p>271,21</text:p>
          </table:table-cell>
          <table:table-cell office:value-type="float" office:value="272.07" table:style-name="ce2">
            <text:p>272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8.58" table:style-name="ce2">
            <text:p>198,58</text:p>
          </table:table-cell>
          <table:table-cell office:value-type="float" office:value="208.96" table:style-name="ce2">
            <text:p>208,96</text:p>
          </table:table-cell>
          <table:table-cell office:value-type="float" office:value="251.1" table:style-name="ce2">
            <text:p>251,1</text:p>
          </table:table-cell>
          <table:table-cell office:value-type="float" office:value="254.28" table:style-name="ce2">
            <text:p>254,28</text:p>
          </table:table-cell>
          <table:table-cell office:value-type="float" office:value="266.67" table:style-name="ce2">
            <text:p>266,67</text:p>
          </table:table-cell>
          <table:table-cell office:value-type="float" office:value="262.78000000000003" table:style-name="ce2">
            <text:p>262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9.18" table:style-name="ce2">
            <text:p>209,18</text:p>
          </table:table-cell>
          <table:table-cell office:value-type="float" office:value="220.07" table:style-name="ce2">
            <text:p>220,07</text:p>
          </table:table-cell>
          <table:table-cell office:value-type="float" office:value="254.9" table:style-name="ce2">
            <text:p>254,9</text:p>
          </table:table-cell>
          <table:table-cell office:value-type="float" office:value="256.98" table:style-name="ce2">
            <text:p>256,98</text:p>
          </table:table-cell>
          <table:table-cell office:value-type="float" office:value="264.55" table:style-name="ce2">
            <text:p>264,55</text:p>
          </table:table-cell>
          <table:table-cell office:value-type="float" office:value="264.94" table:style-name="ce2">
            <text:p>264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8.08" table:style-name="ce2">
            <text:p>208,08</text:p>
          </table:table-cell>
          <table:table-cell office:value-type="float" office:value="218.92000000000002" table:style-name="ce2">
            <text:p>218,92</text:p>
          </table:table-cell>
          <table:table-cell office:value-type="float" office:value="254.49" table:style-name="ce2">
            <text:p>254,49</text:p>
          </table:table-cell>
          <table:table-cell office:value-type="float" office:value="256.69" table:style-name="ce2">
            <text:p>256,69</text:p>
          </table:table-cell>
          <table:table-cell office:value-type="float" office:value="264.74" table:style-name="ce2">
            <text:p>264,74</text:p>
          </table:table-cell>
          <table:table-cell office:value-type="float" office:value="264.74" table:style-name="ce2">
            <text:p>264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8.58" table:style-name="ce2">
            <text:p>198,58</text:p>
          </table:table-cell>
          <table:table-cell office:value-type="float" office:value="208.96" table:style-name="ce2">
            <text:p>208,96</text:p>
          </table:table-cell>
          <table:table-cell office:value-type="float" office:value="251.1" table:style-name="ce2">
            <text:p>251,1</text:p>
          </table:table-cell>
          <table:table-cell office:value-type="float" office:value="254.28" table:style-name="ce2">
            <text:p>254,28</text:p>
          </table:table-cell>
          <table:table-cell office:value-type="float" office:value="266.67" table:style-name="ce2">
            <text:p>266,67</text:p>
          </table:table-cell>
          <table:table-cell office:value-type="float" office:value="262.78000000000003" table:style-name="ce2">
            <text:p>262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9.52" table:style-name="ce2">
            <text:p>209,52</text:p>
          </table:table-cell>
          <table:table-cell office:value-type="float" office:value="220.8" table:style-name="ce2">
            <text:p>220,8</text:p>
          </table:table-cell>
          <table:table-cell office:value-type="float" office:value="254.84" table:style-name="ce2">
            <text:p>254,84</text:p>
          </table:table-cell>
          <table:table-cell office:value-type="float" office:value="256.95999999999998" table:style-name="ce2">
            <text:p>256,96</text:p>
          </table:table-cell>
          <table:table-cell office:value-type="float" office:value="264.37" table:style-name="ce2">
            <text:p>264,37</text:p>
          </table:table-cell>
          <table:table-cell office:value-type="float" office:value="264.75" table:style-name="ce2">
            <text:p>264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8.28" table:style-name="ce2">
            <text:p>208,28</text:p>
          </table:table-cell>
          <table:table-cell office:value-type="float" office:value="219.46" table:style-name="ce2">
            <text:p>219,46</text:p>
          </table:table-cell>
          <table:table-cell office:value-type="float" office:value="254.4" table:style-name="ce2">
            <text:p>254,4</text:p>
          </table:table-cell>
          <table:table-cell office:value-type="float" office:value="256.64999999999998" table:style-name="ce2">
            <text:p>256,65</text:p>
          </table:table-cell>
          <table:table-cell office:value-type="float" office:value="264.59000000000003" table:style-name="ce2">
            <text:p>264,59</text:p>
          </table:table-cell>
          <table:table-cell office:value-type="float" office:value="264.56" table:style-name="ce2">
            <text:p>264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6" table:style-name="ce2">
            <text:p>206</text:p>
          </table:table-cell>
          <table:table-cell office:value-type="float" office:value="213.27" table:style-name="ce2">
            <text:p>213,27</text:p>
          </table:table-cell>
          <table:table-cell office:value-type="float" office:value="255.47" table:style-name="ce2">
            <text:p>255,47</text:p>
          </table:table-cell>
          <table:table-cell office:value-type="float" office:value="257.20999999999998" table:style-name="ce2">
            <text:p>257,21</text:p>
          </table:table-cell>
          <table:table-cell office:value-type="float" office:value="271.20999999999998" table:style-name="ce2">
            <text:p>271,21</text:p>
          </table:table-cell>
          <table:table-cell office:value-type="float" office:value="272.07" table:style-name="ce2">
            <text:p>272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6" table:style-name="ce2">
            <text:p>206</text:p>
          </table:table-cell>
          <table:table-cell office:value-type="float" office:value="213.27" table:style-name="ce2">
            <text:p>213,27</text:p>
          </table:table-cell>
          <table:table-cell office:value-type="float" office:value="255.47" table:style-name="ce2">
            <text:p>255,47</text:p>
          </table:table-cell>
          <table:table-cell office:value-type="float" office:value="257.20999999999998" table:style-name="ce2">
            <text:p>257,21</text:p>
          </table:table-cell>
          <table:table-cell office:value-type="float" office:value="271.20999999999998" table:style-name="ce2">
            <text:p>271,21</text:p>
          </table:table-cell>
          <table:table-cell office:value-type="float" office:value="272.07" table:style-name="ce2">
            <text:p>272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8.67000000000002" table:style-name="ce2">
            <text:p>198,67</text:p>
          </table:table-cell>
          <table:table-cell office:value-type="float" office:value="209.03" table:style-name="ce2">
            <text:p>209,03</text:p>
          </table:table-cell>
          <table:table-cell office:value-type="float" office:value="252.11" table:style-name="ce2">
            <text:p>252,11</text:p>
          </table:table-cell>
          <table:table-cell office:value-type="float" office:value="255.78" table:style-name="ce2">
            <text:p>255,78</text:p>
          </table:table-cell>
          <table:table-cell office:value-type="float" office:value="267.95999999999998" table:style-name="ce2">
            <text:p>267,96</text:p>
          </table:table-cell>
          <table:table-cell office:value-type="float" office:value="264.07" table:style-name="ce2">
            <text:p>264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9.18" table:style-name="ce2">
            <text:p>209,18</text:p>
          </table:table-cell>
          <table:table-cell office:value-type="float" office:value="220.07" table:style-name="ce2">
            <text:p>220,07</text:p>
          </table:table-cell>
          <table:table-cell office:value-type="float" office:value="254.96" table:style-name="ce2">
            <text:p>254,96</text:p>
          </table:table-cell>
          <table:table-cell office:value-type="float" office:value="257.07" table:style-name="ce2">
            <text:p>257,07</text:p>
          </table:table-cell>
          <table:table-cell office:value-type="float" office:value="264.79000000000002" table:style-name="ce2">
            <text:p>264,79</text:p>
          </table:table-cell>
          <table:table-cell office:value-type="float" office:value="265.24" table:style-name="ce2">
            <text:p>265,2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8.09" table:style-name="ce2">
            <text:p>208,09</text:p>
          </table:table-cell>
          <table:table-cell office:value-type="float" office:value="218.92000000000002" table:style-name="ce2">
            <text:p>218,92</text:p>
          </table:table-cell>
          <table:table-cell office:value-type="float" office:value="254.65" table:style-name="ce2">
            <text:p>254,65</text:p>
          </table:table-cell>
          <table:table-cell office:value-type="float" office:value="256.93" table:style-name="ce2">
            <text:p>256,93</text:p>
          </table:table-cell>
          <table:table-cell office:value-type="float" office:value="265.09000000000003" table:style-name="ce2">
            <text:p>265,09</text:p>
          </table:table-cell>
          <table:table-cell office:value-type="float" office:value="265.13" table:style-name="ce2">
            <text:p>265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8.67000000000002" table:style-name="ce2">
            <text:p>198,67</text:p>
          </table:table-cell>
          <table:table-cell office:value-type="float" office:value="209.03" table:style-name="ce2">
            <text:p>209,03</text:p>
          </table:table-cell>
          <table:table-cell office:value-type="float" office:value="252.11" table:style-name="ce2">
            <text:p>252,11</text:p>
          </table:table-cell>
          <table:table-cell office:value-type="float" office:value="255.78" table:style-name="ce2">
            <text:p>255,78</text:p>
          </table:table-cell>
          <table:table-cell office:value-type="float" office:value="267.95999999999998" table:style-name="ce2">
            <text:p>267,96</text:p>
          </table:table-cell>
          <table:table-cell office:value-type="float" office:value="264.07" table:style-name="ce2">
            <text:p>264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9.52" table:style-name="ce2">
            <text:p>209,52</text:p>
          </table:table-cell>
          <table:table-cell office:value-type="float" office:value="220.8" table:style-name="ce2">
            <text:p>220,8</text:p>
          </table:table-cell>
          <table:table-cell office:value-type="float" office:value="254.91" table:style-name="ce2">
            <text:p>254,91</text:p>
          </table:table-cell>
          <table:table-cell office:value-type="float" office:value="257.05" table:style-name="ce2">
            <text:p>257,05</text:p>
          </table:table-cell>
          <table:table-cell office:value-type="float" office:value="264.62" table:style-name="ce2">
            <text:p>264,62</text:p>
          </table:table-cell>
          <table:table-cell office:value-type="float" office:value="265.05" table:style-name="ce2">
            <text:p>265,0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8.29" table:style-name="ce2">
            <text:p>208,29</text:p>
          </table:table-cell>
          <table:table-cell office:value-type="float" office:value="219.47" table:style-name="ce2">
            <text:p>219,47</text:p>
          </table:table-cell>
          <table:table-cell office:value-type="float" office:value="254.58" table:style-name="ce2">
            <text:p>254,58</text:p>
          </table:table-cell>
          <table:table-cell office:value-type="float" office:value="256.89999999999998" table:style-name="ce2">
            <text:p>256,9</text:p>
          </table:table-cell>
          <table:table-cell office:value-type="float" office:value="264.94" table:style-name="ce2">
            <text:p>264,94</text:p>
          </table:table-cell>
          <table:table-cell office:value-type="float" office:value="264.95999999999998" table:style-name="ce2">
            <text:p>264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6.03" table:style-name="ce2">
            <text:p>206,03</text:p>
          </table:table-cell>
          <table:table-cell office:value-type="float" office:value="213.31" table:style-name="ce2">
            <text:p>213,31</text:p>
          </table:table-cell>
          <table:table-cell office:value-type="float" office:value="255.66" table:style-name="ce2">
            <text:p>255,66</text:p>
          </table:table-cell>
          <table:table-cell office:value-type="float" office:value="257.33" table:style-name="ce2">
            <text:p>257,33</text:p>
          </table:table-cell>
          <table:table-cell office:value-type="float" office:value="272.32" table:style-name="ce2">
            <text:p>272,32</text:p>
          </table:table-cell>
          <table:table-cell office:value-type="float" office:value="272.89" table:style-name="ce2">
            <text:p>272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6.03" table:style-name="ce2">
            <text:p>206,03</text:p>
          </table:table-cell>
          <table:table-cell office:value-type="float" office:value="213.31" table:style-name="ce2">
            <text:p>213,31</text:p>
          </table:table-cell>
          <table:table-cell office:value-type="float" office:value="255.66" table:style-name="ce2">
            <text:p>255,66</text:p>
          </table:table-cell>
          <table:table-cell office:value-type="float" office:value="257.33" table:style-name="ce2">
            <text:p>257,33</text:p>
          </table:table-cell>
          <table:table-cell office:value-type="float" office:value="272.32" table:style-name="ce2">
            <text:p>272,32</text:p>
          </table:table-cell>
          <table:table-cell office:value-type="float" office:value="272.89" table:style-name="ce2">
            <text:p>272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9" table:style-name="ce2">
            <text:p>212,9</text:p>
          </table:table-cell>
          <table:table-cell office:value-type="float" office:value="224.62" table:style-name="ce2">
            <text:p>224,62</text:p>
          </table:table-cell>
          <table:table-cell office:value-type="float" office:value="254.27" table:style-name="ce2">
            <text:p>254,27</text:p>
          </table:table-cell>
          <table:table-cell office:value-type="float" office:value="258.35000000000002" table:style-name="ce2">
            <text:p>258,35</text:p>
          </table:table-cell>
          <table:table-cell office:value-type="float" office:value="287.40000000000003" table:style-name="ce2">
            <text:p>287,4</text:p>
          </table:table-cell>
          <table:table-cell office:value-type="float" office:value="286.5" table:style-name="ce2">
            <text:p>286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2.57" table:style-name="ce2">
            <text:p>212,57</text:p>
          </table:table-cell>
          <table:table-cell office:value-type="float" office:value="223.66" table:style-name="ce2">
            <text:p>223,66</text:p>
          </table:table-cell>
          <table:table-cell office:value-type="float" office:value="256.95" table:style-name="ce2">
            <text:p>256,95</text:p>
          </table:table-cell>
          <table:table-cell office:value-type="float" office:value="259.51" table:style-name="ce2">
            <text:p>259,51</text:p>
          </table:table-cell>
          <table:table-cell office:value-type="float" office:value="270.73" table:style-name="ce2">
            <text:p>270,73</text:p>
          </table:table-cell>
          <table:table-cell office:value-type="float" office:value="271.45999999999998" table:style-name="ce2">
            <text:p>271,4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2.61" table:style-name="ce2">
            <text:p>212,61</text:p>
          </table:table-cell>
          <table:table-cell office:value-type="float" office:value="223.78" table:style-name="ce2">
            <text:p>223,78</text:p>
          </table:table-cell>
          <table:table-cell office:value-type="float" office:value="256.64999999999998" table:style-name="ce2">
            <text:p>256,65</text:p>
          </table:table-cell>
          <table:table-cell office:value-type="float" office:value="259.38" table:style-name="ce2">
            <text:p>259,38</text:p>
          </table:table-cell>
          <table:table-cell office:value-type="float" office:value="272.78000000000003" table:style-name="ce2">
            <text:p>272,78</text:p>
          </table:table-cell>
          <table:table-cell office:value-type="float" office:value="273.31" table:style-name="ce2">
            <text:p>273,3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2.9" table:style-name="ce2">
            <text:p>212,9</text:p>
          </table:table-cell>
          <table:table-cell office:value-type="float" office:value="224.62" table:style-name="ce2">
            <text:p>224,62</text:p>
          </table:table-cell>
          <table:table-cell office:value-type="float" office:value="254.27" table:style-name="ce2">
            <text:p>254,27</text:p>
          </table:table-cell>
          <table:table-cell office:value-type="float" office:value="258.35000000000002" table:style-name="ce2">
            <text:p>258,35</text:p>
          </table:table-cell>
          <table:table-cell office:value-type="float" office:value="287.40000000000003" table:style-name="ce2">
            <text:p>287,4</text:p>
          </table:table-cell>
          <table:table-cell office:value-type="float" office:value="286.5" table:style-name="ce2">
            <text:p>286,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3.21" table:style-name="ce2">
            <text:p>213,21</text:p>
          </table:table-cell>
          <table:table-cell office:value-type="float" office:value="224.67000000000002" table:style-name="ce2">
            <text:p>224,67</text:p>
          </table:table-cell>
          <table:table-cell office:value-type="float" office:value="257.08" table:style-name="ce2">
            <text:p>257,08</text:p>
          </table:table-cell>
          <table:table-cell office:value-type="float" office:value="259.73" table:style-name="ce2">
            <text:p>259,73</text:p>
          </table:table-cell>
          <table:table-cell office:value-type="float" office:value="270.69" table:style-name="ce2">
            <text:p>270,69</text:p>
          </table:table-cell>
          <table:table-cell office:value-type="float" office:value="271.42" table:style-name="ce2">
            <text:p>271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Rio Grande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3.17000000000002" table:style-name="ce2">
            <text:p>213,17</text:p>
          </table:table-cell>
          <table:table-cell office:value-type="float" office:value="224.66" table:style-name="ce2">
            <text:p>224,66</text:p>
          </table:table-cell>
          <table:table-cell office:value-type="float" office:value="256.74" table:style-name="ce2">
            <text:p>256,74</text:p>
          </table:table-cell>
          <table:table-cell office:value-type="float" office:value="259.56" table:style-name="ce2">
            <text:p>259,56</text:p>
          </table:table-cell>
          <table:table-cell office:value-type="float" office:value="272.79000000000002" table:style-name="ce2">
            <text:p>272,79</text:p>
          </table:table-cell>
          <table:table-cell office:value-type="float" office:value="273.31" table:style-name="ce2">
            <text:p>273,3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2.39000000000001" table:style-name="ce2">
            <text:p>252,39</text:p>
          </table:table-cell>
          <table:table-cell office:value-type="float" office:value="255.89000000000001" table:style-name="ce2">
            <text:p>255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0.66" table:style-name="ce2">
            <text:p>200,66</text:p>
          </table:table-cell>
          <table:table-cell office:value-type="float" office:value="210.25" table:style-name="ce2">
            <text:p>210,25</text:p>
          </table:table-cell>
          <table:table-cell office:value-type="float" office:value="252.94" table:style-name="ce2">
            <text:p>252,94</text:p>
          </table:table-cell>
          <table:table-cell office:value-type="float" office:value="254.25" table:style-name="ce2">
            <text:p>254,25</text:p>
          </table:table-cell>
          <table:table-cell office:value-type="float" office:value="257.67" table:style-name="ce2">
            <text:p>257,67</text:p>
          </table:table-cell>
          <table:table-cell office:value-type="float" office:value="252.53" table:style-name="ce2">
            <text:p>252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0.66" table:style-name="ce2">
            <text:p>200,66</text:p>
          </table:table-cell>
          <table:table-cell office:value-type="float" office:value="210.25" table:style-name="ce2">
            <text:p>210,25</text:p>
          </table:table-cell>
          <table:table-cell office:value-type="float" office:value="252.94" table:style-name="ce2">
            <text:p>252,94</text:p>
          </table:table-cell>
          <table:table-cell office:value-type="float" office:value="254.25" table:style-name="ce2">
            <text:p>254,25</text:p>
          </table:table-cell>
          <table:table-cell office:value-type="float" office:value="257.32" table:style-name="ce2">
            <text:p>257,32</text:p>
          </table:table-cell>
          <table:table-cell office:value-type="float" office:value="252.75" table:style-name="ce2">
            <text:p>252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9.31" table:style-name="ce2">
            <text:p>209,31</text:p>
          </table:table-cell>
          <table:table-cell office:value-type="float" office:value="217.57" table:style-name="ce2">
            <text:p>217,57</text:p>
          </table:table-cell>
          <table:table-cell office:value-type="float" office:value="264.34000000000003" table:style-name="ce2">
            <text:p>264,34</text:p>
          </table:table-cell>
          <table:table-cell office:value-type="float" office:value="263.89" table:style-name="ce2">
            <text:p>263,89</text:p>
          </table:table-cell>
          <table:table-cell office:value-type="float" office:value="275.90000000000003" table:style-name="ce2">
            <text:p>275,9</text:p>
          </table:table-cell>
          <table:table-cell office:value-type="float" office:value="270.94" table:style-name="ce2">
            <text:p>270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0.64000000000001" table:style-name="ce2">
            <text:p>210,64</text:p>
          </table:table-cell>
          <table:table-cell office:value-type="float" office:value="222.04" table:style-name="ce2">
            <text:p>222,04</text:p>
          </table:table-cell>
          <table:table-cell office:value-type="float" office:value="258.88" table:style-name="ce2">
            <text:p>258,88</text:p>
          </table:table-cell>
          <table:table-cell office:value-type="float" office:value="260.29000000000002" table:style-name="ce2">
            <text:p>260,29</text:p>
          </table:table-cell>
          <table:table-cell office:value-type="float" office:value="272.14999999999998" table:style-name="ce2">
            <text:p>272,15</text:p>
          </table:table-cell>
          <table:table-cell office:value-type="float" office:value="267.91000000000003" table:style-name="ce2">
            <text:p>267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0.4" table:style-name="ce2">
            <text:p>210,4</text:p>
          </table:table-cell>
          <table:table-cell office:value-type="float" office:value="221.24" table:style-name="ce2">
            <text:p>221,24</text:p>
          </table:table-cell>
          <table:table-cell office:value-type="float" office:value="260.02" table:style-name="ce2">
            <text:p>260,02</text:p>
          </table:table-cell>
          <table:table-cell office:value-type="float" office:value="261.05" table:style-name="ce2">
            <text:p>261,05</text:p>
          </table:table-cell>
          <table:table-cell office:value-type="float" office:value="273.32" table:style-name="ce2">
            <text:p>273,32</text:p>
          </table:table-cell>
          <table:table-cell office:value-type="float" office:value="268.85000000000002" table:style-name="ce2">
            <text:p>268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9.31" table:style-name="ce2">
            <text:p>209,31</text:p>
          </table:table-cell>
          <table:table-cell office:value-type="float" office:value="217.57" table:style-name="ce2">
            <text:p>217,57</text:p>
          </table:table-cell>
          <table:table-cell office:value-type="float" office:value="264.34000000000003" table:style-name="ce2">
            <text:p>264,34</text:p>
          </table:table-cell>
          <table:table-cell office:value-type="float" office:value="263.89" table:style-name="ce2">
            <text:p>263,89</text:p>
          </table:table-cell>
          <table:table-cell office:value-type="float" office:value="276.19" table:style-name="ce2">
            <text:p>276,19</text:p>
          </table:table-cell>
          <table:table-cell office:value-type="float" office:value="271.12" table:style-name="ce2">
            <text:p>271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1.20000000000002" table:style-name="ce2">
            <text:p>211,2</text:p>
          </table:table-cell>
          <table:table-cell office:value-type="float" office:value="222.70000000000002" table:style-name="ce2">
            <text:p>222,7</text:p>
          </table:table-cell>
          <table:table-cell office:value-type="float" office:value="259.2" table:style-name="ce2">
            <text:p>259,2</text:p>
          </table:table-cell>
          <table:table-cell office:value-type="float" office:value="260.61" table:style-name="ce2">
            <text:p>260,61</text:p>
          </table:table-cell>
          <table:table-cell office:value-type="float" office:value="273.38" table:style-name="ce2">
            <text:p>273,38</text:p>
          </table:table-cell>
          <table:table-cell office:value-type="float" office:value="269.20999999999998" table:style-name="ce2">
            <text:p>269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0.85" table:style-name="ce2">
            <text:p>210,85</text:p>
          </table:table-cell>
          <table:table-cell office:value-type="float" office:value="221.74" table:style-name="ce2">
            <text:p>221,74</text:p>
          </table:table-cell>
          <table:table-cell office:value-type="float" office:value="260.32" table:style-name="ce2">
            <text:p>260,32</text:p>
          </table:table-cell>
          <table:table-cell office:value-type="float" office:value="261.33" table:style-name="ce2">
            <text:p>261,33</text:p>
          </table:table-cell>
          <table:table-cell office:value-type="float" office:value="274.29000000000002" table:style-name="ce2">
            <text:p>274,29</text:p>
          </table:table-cell>
          <table:table-cell office:value-type="float" office:value="269.84000000000003" table:style-name="ce2">
            <text:p>269,8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4.63" table:style-name="ce2">
            <text:p>314,63</text:p>
          </table:table-cell>
          <table:table-cell office:value-type="float" office:value="342.03000000000003" table:style-name="ce2">
            <text:p>342,03</text:p>
          </table:table-cell>
          <table:table-cell office:value-type="float" office:value="355.15000000000003" table:style-name="ce2">
            <text:p>355,15</text:p>
          </table:table-cell>
          <table:table-cell office:value-type="float" office:value="378.7" table:style-name="ce2">
            <text:p>378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4.63" table:style-name="ce2">
            <text:p>314,63</text:p>
          </table:table-cell>
          <table:table-cell office:value-type="float" office:value="342.03000000000003" table:style-name="ce2">
            <text:p>342,03</text:p>
          </table:table-cell>
          <table:table-cell office:value-type="float" office:value="355.15000000000003" table:style-name="ce2">
            <text:p>355,15</text:p>
          </table:table-cell>
          <table:table-cell office:value-type="float" office:value="378.7" table:style-name="ce2">
            <text:p>378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4.63" table:style-name="ce2">
            <text:p>314,63</text:p>
          </table:table-cell>
          <table:table-cell office:value-type="float" office:value="342.03000000000003" table:style-name="ce2">
            <text:p>342,03</text:p>
          </table:table-cell>
          <table:table-cell office:value-type="float" office:value="355.15000000000003" table:style-name="ce2">
            <text:p>355,15</text:p>
          </table:table-cell>
          <table:table-cell office:value-type="float" office:value="378.7" table:style-name="ce2">
            <text:p>378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14.63" table:style-name="ce2">
            <text:p>314,63</text:p>
          </table:table-cell>
          <table:table-cell office:value-type="float" office:value="342.03000000000003" table:style-name="ce2">
            <text:p>342,03</text:p>
          </table:table-cell>
          <table:table-cell office:value-type="float" office:value="355.15000000000003" table:style-name="ce2">
            <text:p>355,15</text:p>
          </table:table-cell>
          <table:table-cell office:value-type="float" office:value="378.7" table:style-name="ce2">
            <text:p>378,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6.95000000000002" table:style-name="ce2">
            <text:p>196,95</text:p>
          </table:table-cell>
          <table:table-cell office:value-type="float" office:value="207.63" table:style-name="ce2">
            <text:p>207,63</text:p>
          </table:table-cell>
          <table:table-cell office:value-type="float" office:value="257.92" table:style-name="ce2">
            <text:p>257,92</text:p>
          </table:table-cell>
          <table:table-cell office:value-type="float" office:value="269.97000000000003" table:style-name="ce2">
            <text:p>269,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4.57" table:style-name="ce2">
            <text:p>194,57</text:p>
          </table:table-cell>
          <table:table-cell office:value-type="float" office:value="207.24" table:style-name="ce2">
            <text:p>207,24</text:p>
          </table:table-cell>
          <table:table-cell office:value-type="float" office:value="244.8" table:style-name="ce2">
            <text:p>244,8</text:p>
          </table:table-cell>
          <table:table-cell office:value-type="float" office:value="246.16" table:style-name="ce2">
            <text:p>246,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4.71" table:style-name="ce2">
            <text:p>194,71</text:p>
          </table:table-cell>
          <table:table-cell office:value-type="float" office:value="207.26" table:style-name="ce2">
            <text:p>207,26</text:p>
          </table:table-cell>
          <table:table-cell office:value-type="float" office:value="245.8" table:style-name="ce2">
            <text:p>245,8</text:p>
          </table:table-cell>
          <table:table-cell office:value-type="float" office:value="247.98000000000002" table:style-name="ce2">
            <text:p>247,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6.69" table:style-name="ce2">
            <text:p>206,69</text:p>
          </table:table-cell>
          <table:table-cell office:value-type="float" office:value="213.58" table:style-name="ce2">
            <text:p>213,58</text:p>
          </table:table-cell>
          <table:table-cell office:value-type="float" office:value="263.18" table:style-name="ce2">
            <text:p>263,18</text:p>
          </table:table-cell>
          <table:table-cell office:value-type="float" office:value="264.12" table:style-name="ce2">
            <text:p>264,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5.71" table:style-name="ce2">
            <text:p>205,71</text:p>
          </table:table-cell>
          <table:table-cell office:value-type="float" office:value="216.11" table:style-name="ce2">
            <text:p>216,11</text:p>
          </table:table-cell>
          <table:table-cell office:value-type="float" office:value="254.42000000000002" table:style-name="ce2">
            <text:p>254,42</text:p>
          </table:table-cell>
          <table:table-cell office:value-type="float" office:value="254.24" table:style-name="ce2">
            <text:p>254,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6.02" table:style-name="ce2">
            <text:p>206,02</text:p>
          </table:table-cell>
          <table:table-cell office:value-type="float" office:value="215.32" table:style-name="ce2">
            <text:p>215,32</text:p>
          </table:table-cell>
          <table:table-cell office:value-type="float" office:value="258.51" table:style-name="ce2">
            <text:p>258,51</text:p>
          </table:table-cell>
          <table:table-cell office:value-type="float" office:value="258.85000000000002" table:style-name="ce2">
            <text:p>258,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6.9" table:style-name="ce2">
            <text:p>206,9</text:p>
          </table:table-cell>
          <table:table-cell office:value-type="float" office:value="213.71" table:style-name="ce2">
            <text:p>213,71</text:p>
          </table:table-cell>
          <table:table-cell office:value-type="float" office:value="263.28000000000003" table:style-name="ce2">
            <text:p>263,28</text:p>
          </table:table-cell>
          <table:table-cell office:value-type="float" office:value="264.01" table:style-name="ce2">
            <text:p>264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7.81" table:style-name="ce2">
            <text:p>207,81</text:p>
          </table:table-cell>
          <table:table-cell office:value-type="float" office:value="217.78" table:style-name="ce2">
            <text:p>217,78</text:p>
          </table:table-cell>
          <table:table-cell office:value-type="float" office:value="256.7" table:style-name="ce2">
            <text:p>256,7</text:p>
          </table:table-cell>
          <table:table-cell office:value-type="float" office:value="256.14999999999998" table:style-name="ce2">
            <text:p>256,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7.49" table:style-name="ce2">
            <text:p>207,49</text:p>
          </table:table-cell>
          <table:table-cell office:value-type="float" office:value="216.36" table:style-name="ce2">
            <text:p>216,36</text:p>
          </table:table-cell>
          <table:table-cell office:value-type="float" office:value="260.09000000000003" table:style-name="ce2">
            <text:p>260,09</text:p>
          </table:table-cell>
          <table:table-cell office:value-type="float" office:value="260.2" table:style-name="ce2">
            <text:p>260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20.62" table:style-name="ce2">
            <text:p>220,62</text:p>
          </table:table-cell>
          <table:table-cell office:value-type="float" office:value="232.86" table:style-name="ce2">
            <text:p>232,86</text:p>
          </table:table-cell>
          <table:table-cell office:value-type="float" office:value="259.11" table:style-name="ce2">
            <text:p>259,11</text:p>
          </table:table-cell>
          <table:table-cell office:value-type="float" office:value="266.92" table:style-name="ce2">
            <text:p>266,92</text:p>
          </table:table-cell>
          <table:table-cell office:value-type="float" office:value="276.06" table:style-name="ce2">
            <text:p>276,06</text:p>
          </table:table-cell>
          <table:table-cell office:value-type="float" office:value="277.17" table:style-name="ce2">
            <text:p>277,1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20.62" table:style-name="ce2">
            <text:p>220,62</text:p>
          </table:table-cell>
          <table:table-cell office:value-type="float" office:value="232.86" table:style-name="ce2">
            <text:p>232,86</text:p>
          </table:table-cell>
          <table:table-cell office:value-type="float" office:value="259.11" table:style-name="ce2">
            <text:p>259,11</text:p>
          </table:table-cell>
          <table:table-cell office:value-type="float" office:value="266.92" table:style-name="ce2">
            <text:p>266,92</text:p>
          </table:table-cell>
          <table:table-cell office:value-type="float" office:value="276.06" table:style-name="ce2">
            <text:p>276,06</text:p>
          </table:table-cell>
          <table:table-cell office:value-type="float" office:value="277.17" table:style-name="ce2">
            <text:p>277,1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2.96" table:style-name="ce2">
            <text:p>242,96</text:p>
          </table:table-cell>
          <table:table-cell office:value-type="float" office:value="255.84" table:style-name="ce2">
            <text:p>255,84</text:p>
          </table:table-cell>
          <table:table-cell office:value-type="float" office:value="303.2" table:style-name="ce2">
            <text:p>303,2</text:p>
          </table:table-cell>
          <table:table-cell office:value-type="float" office:value="310.88" table:style-name="ce2">
            <text:p>310,88</text:p>
          </table:table-cell>
          <table:table-cell office:value-type="float" office:value="322.15000000000003" table:style-name="ce2">
            <text:p>322,15</text:p>
          </table:table-cell>
          <table:table-cell office:value-type="float" office:value="328.27" table:style-name="ce2">
            <text:p>328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36.81" table:style-name="ce2">
            <text:p>236,81</text:p>
          </table:table-cell>
          <table:table-cell office:value-type="float" office:value="247.09" table:style-name="ce2">
            <text:p>247,09</text:p>
          </table:table-cell>
          <table:table-cell office:value-type="float" office:value="286.74" table:style-name="ce2">
            <text:p>286,74</text:p>
          </table:table-cell>
          <table:table-cell office:value-type="float" office:value="296.52" table:style-name="ce2">
            <text:p>296,52</text:p>
          </table:table-cell>
          <table:table-cell office:value-type="float" office:value="310.01" table:style-name="ce2">
            <text:p>310,01</text:p>
          </table:table-cell>
          <table:table-cell office:value-type="float" office:value="311.64" table:style-name="ce2">
            <text:p>311,6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9.93" table:style-name="ce2">
            <text:p>239,93</text:p>
          </table:table-cell>
          <table:table-cell office:value-type="float" office:value="251.53" table:style-name="ce2">
            <text:p>251,53</text:p>
          </table:table-cell>
          <table:table-cell office:value-type="float" office:value="295.07" table:style-name="ce2">
            <text:p>295,07</text:p>
          </table:table-cell>
          <table:table-cell office:value-type="float" office:value="303.79000000000002" table:style-name="ce2">
            <text:p>303,79</text:p>
          </table:table-cell>
          <table:table-cell office:value-type="float" office:value="316.83" table:style-name="ce2">
            <text:p>316,83</text:p>
          </table:table-cell>
          <table:table-cell office:value-type="float" office:value="320.98" table:style-name="ce2">
            <text:p>320,9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2.96" table:style-name="ce2">
            <text:p>242,96</text:p>
          </table:table-cell>
          <table:table-cell office:value-type="float" office:value="255.84" table:style-name="ce2">
            <text:p>255,84</text:p>
          </table:table-cell>
          <table:table-cell office:value-type="float" office:value="303.2" table:style-name="ce2">
            <text:p>303,2</text:p>
          </table:table-cell>
          <table:table-cell office:value-type="float" office:value="310.88" table:style-name="ce2">
            <text:p>310,88</text:p>
          </table:table-cell>
          <table:table-cell office:value-type="float" office:value="322.15000000000003" table:style-name="ce2">
            <text:p>322,15</text:p>
          </table:table-cell>
          <table:table-cell office:value-type="float" office:value="328.27" table:style-name="ce2">
            <text:p>328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37.36" table:style-name="ce2">
            <text:p>237,36</text:p>
          </table:table-cell>
          <table:table-cell office:value-type="float" office:value="247.57" table:style-name="ce2">
            <text:p>247,57</text:p>
          </table:table-cell>
          <table:table-cell office:value-type="float" office:value="288.51" table:style-name="ce2">
            <text:p>288,51</text:p>
          </table:table-cell>
          <table:table-cell office:value-type="float" office:value="298.43" table:style-name="ce2">
            <text:p>298,43</text:p>
          </table:table-cell>
          <table:table-cell office:value-type="float" office:value="313.75" table:style-name="ce2">
            <text:p>313,75</text:p>
          </table:table-cell>
          <table:table-cell office:value-type="float" office:value="315.44" table:style-name="ce2">
            <text:p>315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0.25" table:style-name="ce2">
            <text:p>240,25</text:p>
          </table:table-cell>
          <table:table-cell office:value-type="float" office:value="251.84" table:style-name="ce2">
            <text:p>251,84</text:p>
          </table:table-cell>
          <table:table-cell office:value-type="float" office:value="296.18" table:style-name="ce2">
            <text:p>296,18</text:p>
          </table:table-cell>
          <table:table-cell office:value-type="float" office:value="304.93" table:style-name="ce2">
            <text:p>304,93</text:p>
          </table:table-cell>
          <table:table-cell office:value-type="float" office:value="318.68" table:style-name="ce2">
            <text:p>318,68</text:p>
          </table:table-cell>
          <table:table-cell office:value-type="float" office:value="322.97000000000003" table:style-name="ce2">
            <text:p>322,9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6.95000000000002" table:style-name="ce2">
            <text:p>196,95</text:p>
          </table:table-cell>
          <table:table-cell office:value-type="float" office:value="207.63" table:style-name="ce2">
            <text:p>207,63</text:p>
          </table:table-cell>
          <table:table-cell office:value-type="float" office:value="257.92" table:style-name="ce2">
            <text:p>257,92</text:p>
          </table:table-cell>
          <table:table-cell office:value-type="float" office:value="269.97000000000003" table:style-name="ce2">
            <text:p>269,97</text:p>
          </table:table-cell>
          <table:table-cell office:value-type="float" office:value="252.39000000000001" table:style-name="ce2">
            <text:p>252,39</text:p>
          </table:table-cell>
          <table:table-cell office:value-type="float" office:value="255.89000000000001" table:style-name="ce2">
            <text:p>255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5.52" table:style-name="ce2">
            <text:p>195,52</text:p>
          </table:table-cell>
          <table:table-cell office:value-type="float" office:value="207.71" table:style-name="ce2">
            <text:p>207,71</text:p>
          </table:table-cell>
          <table:table-cell office:value-type="float" office:value="247.95000000000002" table:style-name="ce2">
            <text:p>247,95</text:p>
          </table:table-cell>
          <table:table-cell office:value-type="float" office:value="249.29" table:style-name="ce2">
            <text:p>249,29</text:p>
          </table:table-cell>
          <table:table-cell office:value-type="float" office:value="257.67" table:style-name="ce2">
            <text:p>257,67</text:p>
          </table:table-cell>
          <table:table-cell office:value-type="float" office:value="252.53" table:style-name="ce2">
            <text:p>252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5.59" table:style-name="ce2">
            <text:p>195,59</text:p>
          </table:table-cell>
          <table:table-cell office:value-type="float" office:value="207.70000000000002" table:style-name="ce2">
            <text:p>207,7</text:p>
          </table:table-cell>
          <table:table-cell office:value-type="float" office:value="248.43" table:style-name="ce2">
            <text:p>248,43</text:p>
          </table:table-cell>
          <table:table-cell office:value-type="float" office:value="250.29" table:style-name="ce2">
            <text:p>250,29</text:p>
          </table:table-cell>
          <table:table-cell office:value-type="float" office:value="257.32" table:style-name="ce2">
            <text:p>257,32</text:p>
          </table:table-cell>
          <table:table-cell office:value-type="float" office:value="252.75" table:style-name="ce2">
            <text:p>252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23000000000002" table:style-name="ce2">
            <text:p>207,23</text:p>
          </table:table-cell>
          <table:table-cell office:value-type="float" office:value="214.4" table:style-name="ce2">
            <text:p>214,4</text:p>
          </table:table-cell>
          <table:table-cell office:value-type="float" office:value="263.67" table:style-name="ce2">
            <text:p>263,67</text:p>
          </table:table-cell>
          <table:table-cell office:value-type="float" office:value="264.02" table:style-name="ce2">
            <text:p>264,02</text:p>
          </table:table-cell>
          <table:table-cell office:value-type="float" office:value="275.90000000000003" table:style-name="ce2">
            <text:p>275,9</text:p>
          </table:table-cell>
          <table:table-cell office:value-type="float" office:value="270.94" table:style-name="ce2">
            <text:p>270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7.46" table:style-name="ce2">
            <text:p>207,46</text:p>
          </table:table-cell>
          <table:table-cell office:value-type="float" office:value="218.21" table:style-name="ce2">
            <text:p>218,21</text:p>
          </table:table-cell>
          <table:table-cell office:value-type="float" office:value="257.57" table:style-name="ce2">
            <text:p>257,57</text:p>
          </table:table-cell>
          <table:table-cell office:value-type="float" office:value="258.51" table:style-name="ce2">
            <text:p>258,51</text:p>
          </table:table-cell>
          <table:table-cell office:value-type="float" office:value="272.14999999999998" table:style-name="ce2">
            <text:p>272,15</text:p>
          </table:table-cell>
          <table:table-cell office:value-type="float" office:value="267.91000000000003" table:style-name="ce2">
            <text:p>267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7.4" table:style-name="ce2">
            <text:p>207,4</text:p>
          </table:table-cell>
          <table:table-cell office:value-type="float" office:value="217.17000000000002" table:style-name="ce2">
            <text:p>217,17</text:p>
          </table:table-cell>
          <table:table-cell office:value-type="float" office:value="259.45" table:style-name="ce2">
            <text:p>259,45</text:p>
          </table:table-cell>
          <table:table-cell office:value-type="float" office:value="260.20999999999998" table:style-name="ce2">
            <text:p>260,21</text:p>
          </table:table-cell>
          <table:table-cell office:value-type="float" office:value="273.32" table:style-name="ce2">
            <text:p>273,32</text:p>
          </table:table-cell>
          <table:table-cell office:value-type="float" office:value="268.85000000000002" table:style-name="ce2">
            <text:p>268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41" table:style-name="ce2">
            <text:p>207,41</text:p>
          </table:table-cell>
          <table:table-cell office:value-type="float" office:value="214.52" table:style-name="ce2">
            <text:p>214,52</text:p>
          </table:table-cell>
          <table:table-cell office:value-type="float" office:value="263.73" table:style-name="ce2">
            <text:p>263,73</text:p>
          </table:table-cell>
          <table:table-cell office:value-type="float" office:value="263.95999999999998" table:style-name="ce2">
            <text:p>263,96</text:p>
          </table:table-cell>
          <table:table-cell office:value-type="float" office:value="276.19" table:style-name="ce2">
            <text:p>276,19</text:p>
          </table:table-cell>
          <table:table-cell office:value-type="float" office:value="271.12" table:style-name="ce2">
            <text:p>271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9.1" table:style-name="ce2">
            <text:p>209,1</text:p>
          </table:table-cell>
          <table:table-cell office:value-type="float" office:value="219.65" table:style-name="ce2">
            <text:p>219,65</text:p>
          </table:table-cell>
          <table:table-cell office:value-type="float" office:value="258.55" table:style-name="ce2">
            <text:p>258,55</text:p>
          </table:table-cell>
          <table:table-cell office:value-type="float" office:value="259.45" table:style-name="ce2">
            <text:p>259,45</text:p>
          </table:table-cell>
          <table:table-cell office:value-type="float" office:value="273.38" table:style-name="ce2">
            <text:p>273,38</text:p>
          </table:table-cell>
          <table:table-cell office:value-type="float" office:value="269.20999999999998" table:style-name="ce2">
            <text:p>269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8.6" table:style-name="ce2">
            <text:p>208,6</text:p>
          </table:table-cell>
          <table:table-cell office:value-type="float" office:value="218.14000000000001" table:style-name="ce2">
            <text:p>218,14</text:p>
          </table:table-cell>
          <table:table-cell office:value-type="float" office:value="260.23" table:style-name="ce2">
            <text:p>260,23</text:p>
          </table:table-cell>
          <table:table-cell office:value-type="float" office:value="260.92" table:style-name="ce2">
            <text:p>260,92</text:p>
          </table:table-cell>
          <table:table-cell office:value-type="float" office:value="274.29000000000002" table:style-name="ce2">
            <text:p>274,29</text:p>
          </table:table-cell>
          <table:table-cell office:value-type="float" office:value="269.84000000000003" table:style-name="ce2">
            <text:p>269,8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6.95000000000002" table:style-name="ce2">
            <text:p>196,95</text:p>
          </table:table-cell>
          <table:table-cell office:value-type="float" office:value="207.63" table:style-name="ce2">
            <text:p>207,63</text:p>
          </table:table-cell>
          <table:table-cell office:value-type="float" office:value="257.92" table:style-name="ce2">
            <text:p>257,92</text:p>
          </table:table-cell>
          <table:table-cell office:value-type="float" office:value="269.97000000000003" table:style-name="ce2">
            <text:p>269,97</text:p>
          </table:table-cell>
          <table:table-cell office:value-type="float" office:value="252.39000000000001" table:style-name="ce2">
            <text:p>252,39</text:p>
          </table:table-cell>
          <table:table-cell office:value-type="float" office:value="255.89000000000001" table:style-name="ce2">
            <text:p>255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5.52" table:style-name="ce2">
            <text:p>195,52</text:p>
          </table:table-cell>
          <table:table-cell office:value-type="float" office:value="207.71" table:style-name="ce2">
            <text:p>207,71</text:p>
          </table:table-cell>
          <table:table-cell office:value-type="float" office:value="247.95000000000002" table:style-name="ce2">
            <text:p>247,95</text:p>
          </table:table-cell>
          <table:table-cell office:value-type="float" office:value="249.29" table:style-name="ce2">
            <text:p>249,29</text:p>
          </table:table-cell>
          <table:table-cell office:value-type="float" office:value="257.67" table:style-name="ce2">
            <text:p>257,67</text:p>
          </table:table-cell>
          <table:table-cell office:value-type="float" office:value="252.53" table:style-name="ce2">
            <text:p>252,5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5.59" table:style-name="ce2">
            <text:p>195,59</text:p>
          </table:table-cell>
          <table:table-cell office:value-type="float" office:value="207.70000000000002" table:style-name="ce2">
            <text:p>207,7</text:p>
          </table:table-cell>
          <table:table-cell office:value-type="float" office:value="248.43" table:style-name="ce2">
            <text:p>248,43</text:p>
          </table:table-cell>
          <table:table-cell office:value-type="float" office:value="250.29" table:style-name="ce2">
            <text:p>250,29</text:p>
          </table:table-cell>
          <table:table-cell office:value-type="float" office:value="257.32" table:style-name="ce2">
            <text:p>257,32</text:p>
          </table:table-cell>
          <table:table-cell office:value-type="float" office:value="252.75" table:style-name="ce2">
            <text:p>252,7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23000000000002" table:style-name="ce2">
            <text:p>207,23</text:p>
          </table:table-cell>
          <table:table-cell office:value-type="float" office:value="214.4" table:style-name="ce2">
            <text:p>214,4</text:p>
          </table:table-cell>
          <table:table-cell office:value-type="float" office:value="264.33" table:style-name="ce2">
            <text:p>264,33</text:p>
          </table:table-cell>
          <table:table-cell office:value-type="float" office:value="265.04000000000002" table:style-name="ce2">
            <text:p>265,04</text:p>
          </table:table-cell>
          <table:table-cell office:value-type="float" office:value="277.53000000000003" table:style-name="ce2">
            <text:p>277,53</text:p>
          </table:table-cell>
          <table:table-cell office:value-type="float" office:value="273.15000000000003" table:style-name="ce2">
            <text:p>273,1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7.46" table:style-name="ce2">
            <text:p>207,46</text:p>
          </table:table-cell>
          <table:table-cell office:value-type="float" office:value="218.21" table:style-name="ce2">
            <text:p>218,21</text:p>
          </table:table-cell>
          <table:table-cell office:value-type="float" office:value="257.57" table:style-name="ce2">
            <text:p>257,57</text:p>
          </table:table-cell>
          <table:table-cell office:value-type="float" office:value="258.51" table:style-name="ce2">
            <text:p>258,51</text:p>
          </table:table-cell>
          <table:table-cell office:value-type="float" office:value="272.14999999999998" table:style-name="ce2">
            <text:p>272,15</text:p>
          </table:table-cell>
          <table:table-cell office:value-type="float" office:value="267.91000000000003" table:style-name="ce2">
            <text:p>267,9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7.4" table:style-name="ce2">
            <text:p>207,4</text:p>
          </table:table-cell>
          <table:table-cell office:value-type="float" office:value="217.17000000000002" table:style-name="ce2">
            <text:p>217,17</text:p>
          </table:table-cell>
          <table:table-cell office:value-type="float" office:value="259.67" table:style-name="ce2">
            <text:p>259,67</text:p>
          </table:table-cell>
          <table:table-cell office:value-type="float" office:value="260.54000000000002" table:style-name="ce2">
            <text:p>260,54</text:p>
          </table:table-cell>
          <table:table-cell office:value-type="float" office:value="273.85000000000002" table:style-name="ce2">
            <text:p>273,85</text:p>
          </table:table-cell>
          <table:table-cell office:value-type="float" office:value="269.56" table:style-name="ce2">
            <text:p>269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41" table:style-name="ce2">
            <text:p>207,41</text:p>
          </table:table-cell>
          <table:table-cell office:value-type="float" office:value="214.52" table:style-name="ce2">
            <text:p>214,52</text:p>
          </table:table-cell>
          <table:table-cell office:value-type="float" office:value="264.39" table:style-name="ce2">
            <text:p>264,39</text:p>
          </table:table-cell>
          <table:table-cell office:value-type="float" office:value="264.98" table:style-name="ce2">
            <text:p>264,98</text:p>
          </table:table-cell>
          <table:table-cell office:value-type="float" office:value="277.83" table:style-name="ce2">
            <text:p>277,83</text:p>
          </table:table-cell>
          <table:table-cell office:value-type="float" office:value="273.36" table:style-name="ce2">
            <text:p>273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9.1" table:style-name="ce2">
            <text:p>209,1</text:p>
          </table:table-cell>
          <table:table-cell office:value-type="float" office:value="219.65" table:style-name="ce2">
            <text:p>219,65</text:p>
          </table:table-cell>
          <table:table-cell office:value-type="float" office:value="258.55" table:style-name="ce2">
            <text:p>258,55</text:p>
          </table:table-cell>
          <table:table-cell office:value-type="float" office:value="259.45" table:style-name="ce2">
            <text:p>259,45</text:p>
          </table:table-cell>
          <table:table-cell office:value-type="float" office:value="273.38" table:style-name="ce2">
            <text:p>273,38</text:p>
          </table:table-cell>
          <table:table-cell office:value-type="float" office:value="269.20999999999998" table:style-name="ce2">
            <text:p>269,2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8.6" table:style-name="ce2">
            <text:p>208,6</text:p>
          </table:table-cell>
          <table:table-cell office:value-type="float" office:value="218.14000000000001" table:style-name="ce2">
            <text:p>218,14</text:p>
          </table:table-cell>
          <table:table-cell office:value-type="float" office:value="260.47000000000003" table:style-name="ce2">
            <text:p>260,47</text:p>
          </table:table-cell>
          <table:table-cell office:value-type="float" office:value="261.27" table:style-name="ce2">
            <text:p>261,27</text:p>
          </table:table-cell>
          <table:table-cell office:value-type="float" office:value="274.85000000000002" table:style-name="ce2">
            <text:p>274,85</text:p>
          </table:table-cell>
          <table:table-cell office:value-type="float" office:value="270.59000000000003" table:style-name="ce2">
            <text:p>270,5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6.95000000000002" table:style-name="ce2">
            <text:p>196,95</text:p>
          </table:table-cell>
          <table:table-cell office:value-type="float" office:value="207.63" table:style-name="ce2">
            <text:p>207,63</text:p>
          </table:table-cell>
          <table:table-cell office:value-type="float" office:value="257.92" table:style-name="ce2">
            <text:p>257,92</text:p>
          </table:table-cell>
          <table:table-cell office:value-type="float" office:value="269.97000000000003" table:style-name="ce2">
            <text:p>269,97</text:p>
          </table:table-cell>
          <table:table-cell office:value-type="float" office:value="252.39000000000001" table:style-name="ce2">
            <text:p>252,39</text:p>
          </table:table-cell>
          <table:table-cell office:value-type="float" office:value="255.89000000000001" table:style-name="ce2">
            <text:p>255,8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6" table:style-name="ce2">
            <text:p>196</text:p>
          </table:table-cell>
          <table:table-cell office:value-type="float" office:value="208.19" table:style-name="ce2">
            <text:p>208,19</text:p>
          </table:table-cell>
          <table:table-cell office:value-type="float" office:value="248.46" table:style-name="ce2">
            <text:p>248,46</text:p>
          </table:table-cell>
          <table:table-cell office:value-type="float" office:value="250.1" table:style-name="ce2">
            <text:p>250,1</text:p>
          </table:table-cell>
          <table:table-cell office:value-type="float" office:value="259.55" table:style-name="ce2">
            <text:p>259,55</text:p>
          </table:table-cell>
          <table:table-cell office:value-type="float" office:value="255.04" table:style-name="ce2">
            <text:p>255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6.05" table:style-name="ce2">
            <text:p>196,05</text:p>
          </table:table-cell>
          <table:table-cell office:value-type="float" office:value="208.16" table:style-name="ce2">
            <text:p>208,16</text:p>
          </table:table-cell>
          <table:table-cell office:value-type="float" office:value="248.9" table:style-name="ce2">
            <text:p>248,9</text:p>
          </table:table-cell>
          <table:table-cell office:value-type="float" office:value="251.02" table:style-name="ce2">
            <text:p>251,02</text:p>
          </table:table-cell>
          <table:table-cell office:value-type="float" office:value="259.12" table:style-name="ce2">
            <text:p>259,12</text:p>
          </table:table-cell>
          <table:table-cell office:value-type="float" office:value="255.09" table:style-name="ce2">
            <text:p>255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3.16" table:style-name="ce2">
            <text:p>213,16</text:p>
          </table:table-cell>
          <table:table-cell office:value-type="float" office:value="221.28" table:style-name="ce2">
            <text:p>221,28</text:p>
          </table:table-cell>
          <table:table-cell office:value-type="float" office:value="269.89999999999998" table:style-name="ce2">
            <text:p>269,9</text:p>
          </table:table-cell>
          <table:table-cell office:value-type="float" office:value="271.60000000000002" table:style-name="ce2">
            <text:p>271,6</text:p>
          </table:table-cell>
          <table:table-cell office:value-type="float" office:value="286.38" table:style-name="ce2">
            <text:p>286,38</text:p>
          </table:table-cell>
          <table:table-cell office:value-type="float" office:value="284.09000000000003" table:style-name="ce2">
            <text:p>284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9.43" table:style-name="ce2">
            <text:p>209,43</text:p>
          </table:table-cell>
          <table:table-cell office:value-type="float" office:value="220.15" table:style-name="ce2">
            <text:p>220,15</text:p>
          </table:table-cell>
          <table:table-cell office:value-type="float" office:value="259.57" table:style-name="ce2">
            <text:p>259,57</text:p>
          </table:table-cell>
          <table:table-cell office:value-type="float" office:value="261.11" table:style-name="ce2">
            <text:p>261,11</text:p>
          </table:table-cell>
          <table:table-cell office:value-type="float" office:value="275.25" table:style-name="ce2">
            <text:p>275,25</text:p>
          </table:table-cell>
          <table:table-cell office:value-type="float" office:value="271.49" table:style-name="ce2">
            <text:p>271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0.53" table:style-name="ce2">
            <text:p>210,53</text:p>
          </table:table-cell>
          <table:table-cell office:value-type="float" office:value="220.48000000000002" table:style-name="ce2">
            <text:p>220,48</text:p>
          </table:table-cell>
          <table:table-cell office:value-type="float" office:value="262.95999999999998" table:style-name="ce2">
            <text:p>262,96</text:p>
          </table:table-cell>
          <table:table-cell office:value-type="float" office:value="264.56" table:style-name="ce2">
            <text:p>264,56</text:p>
          </table:table-cell>
          <table:table-cell office:value-type="float" office:value="279.10000000000002" table:style-name="ce2">
            <text:p>279,1</text:p>
          </table:table-cell>
          <table:table-cell office:value-type="float" office:value="275.85000000000002" table:style-name="ce2">
            <text:p>275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3.39000000000001" table:style-name="ce2">
            <text:p>213,39</text:p>
          </table:table-cell>
          <table:table-cell office:value-type="float" office:value="221.48000000000002" table:style-name="ce2">
            <text:p>221,48</text:p>
          </table:table-cell>
          <table:table-cell office:value-type="float" office:value="270" table:style-name="ce2">
            <text:p>270</text:p>
          </table:table-cell>
          <table:table-cell office:value-type="float" office:value="271.62" table:style-name="ce2">
            <text:p>271,62</text:p>
          </table:table-cell>
          <table:table-cell office:value-type="float" office:value="286.70999999999998" table:style-name="ce2">
            <text:p>286,71</text:p>
          </table:table-cell>
          <table:table-cell office:value-type="float" office:value="284.36" table:style-name="ce2">
            <text:p>284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1.18" table:style-name="ce2">
            <text:p>211,18</text:p>
          </table:table-cell>
          <table:table-cell office:value-type="float" office:value="221.70000000000002" table:style-name="ce2">
            <text:p>221,7</text:p>
          </table:table-cell>
          <table:table-cell office:value-type="float" office:value="260.66000000000003" table:style-name="ce2">
            <text:p>260,66</text:p>
          </table:table-cell>
          <table:table-cell office:value-type="float" office:value="262.19" table:style-name="ce2">
            <text:p>262,19</text:p>
          </table:table-cell>
          <table:table-cell office:value-type="float" office:value="276.62" table:style-name="ce2">
            <text:p>276,62</text:p>
          </table:table-cell>
          <table:table-cell office:value-type="float" office:value="272.92" table:style-name="ce2">
            <text:p>272,9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 do Su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1.88" table:style-name="ce2">
            <text:p>211,88</text:p>
          </table:table-cell>
          <table:table-cell office:value-type="float" office:value="221.63" table:style-name="ce2">
            <text:p>221,63</text:p>
          </table:table-cell>
          <table:table-cell office:value-type="float" office:value="263.91000000000003" table:style-name="ce2">
            <text:p>263,91</text:p>
          </table:table-cell>
          <table:table-cell office:value-type="float" office:value="265.47000000000003" table:style-name="ce2">
            <text:p>265,47</text:p>
          </table:table-cell>
          <table:table-cell office:value-type="float" office:value="280.28000000000003" table:style-name="ce2">
            <text:p>280,28</text:p>
          </table:table-cell>
          <table:table-cell office:value-type="float" office:value="277.07" table:style-name="ce2">
            <text:p>277,0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04.04" table:style-name="ce2">
            <text:p>204,04</text:p>
          </table:table-cell>
          <table:table-cell office:value-type="float" office:value="216.47" table:style-name="ce2">
            <text:p>216,47</text:p>
          </table:table-cell>
          <table:table-cell office:value-type="float" office:value="237.56" table:style-name="ce2">
            <text:p>237,56</text:p>
          </table:table-cell>
          <table:table-cell office:value-type="float" office:value="236.53" table:style-name="ce2">
            <text:p>236,53</text:p>
          </table:table-cell>
          <table:table-cell office:value-type="float" office:value="254.21" table:style-name="ce2">
            <text:p>254,21</text:p>
          </table:table-cell>
          <table:table-cell office:value-type="float" office:value="256.87" table:style-name="ce2">
            <text:p>256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4.04" table:style-name="ce2">
            <text:p>204,04</text:p>
          </table:table-cell>
          <table:table-cell office:value-type="float" office:value="216.47" table:style-name="ce2">
            <text:p>216,47</text:p>
          </table:table-cell>
          <table:table-cell office:value-type="float" office:value="237.56" table:style-name="ce2">
            <text:p>237,56</text:p>
          </table:table-cell>
          <table:table-cell office:value-type="float" office:value="236.53" table:style-name="ce2">
            <text:p>236,53</text:p>
          </table:table-cell>
          <table:table-cell office:value-type="float" office:value="254.21" table:style-name="ce2">
            <text:p>254,21</text:p>
          </table:table-cell>
          <table:table-cell office:value-type="float" office:value="256.87" table:style-name="ce2">
            <text:p>256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3.61" table:style-name="ce2">
            <text:p>193,61</text:p>
          </table:table-cell>
          <table:table-cell office:value-type="float" office:value="202.77" table:style-name="ce2">
            <text:p>202,77</text:p>
          </table:table-cell>
          <table:table-cell office:value-type="float" office:value="235.11" table:style-name="ce2">
            <text:p>235,11</text:p>
          </table:table-cell>
          <table:table-cell office:value-type="float" office:value="237.83" table:style-name="ce2">
            <text:p>237,83</text:p>
          </table:table-cell>
          <table:table-cell office:value-type="float" office:value="258.72000000000003" table:style-name="ce2">
            <text:p>258,72</text:p>
          </table:table-cell>
          <table:table-cell office:value-type="float" office:value="253.9" table:style-name="ce2">
            <text:p>253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0.95000000000002" table:style-name="ce2">
            <text:p>200,95</text:p>
          </table:table-cell>
          <table:table-cell office:value-type="float" office:value="211.79" table:style-name="ce2">
            <text:p>211,79</text:p>
          </table:table-cell>
          <table:table-cell office:value-type="float" office:value="237.97" table:style-name="ce2">
            <text:p>237,97</text:p>
          </table:table-cell>
          <table:table-cell office:value-type="float" office:value="242.63" table:style-name="ce2">
            <text:p>242,63</text:p>
          </table:table-cell>
          <table:table-cell office:value-type="float" office:value="259.55" table:style-name="ce2">
            <text:p>259,55</text:p>
          </table:table-cell>
          <table:table-cell office:value-type="float" office:value="258.27" table:style-name="ce2">
            <text:p>258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199.83" table:style-name="ce2">
            <text:p>199,83</text:p>
          </table:table-cell>
          <table:table-cell office:value-type="float" office:value="210.41" table:style-name="ce2">
            <text:p>210,41</text:p>
          </table:table-cell>
          <table:table-cell office:value-type="float" office:value="237.46" table:style-name="ce2">
            <text:p>237,46</text:p>
          </table:table-cell>
          <table:table-cell office:value-type="float" office:value="241.78" table:style-name="ce2">
            <text:p>241,78</text:p>
          </table:table-cell>
          <table:table-cell office:value-type="float" office:value="259.43" table:style-name="ce2">
            <text:p>259,43</text:p>
          </table:table-cell>
          <table:table-cell office:value-type="float" office:value="257.66000000000003" table:style-name="ce2">
            <text:p>257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3.61" table:style-name="ce2">
            <text:p>193,61</text:p>
          </table:table-cell>
          <table:table-cell office:value-type="float" office:value="202.77" table:style-name="ce2">
            <text:p>202,77</text:p>
          </table:table-cell>
          <table:table-cell office:value-type="float" office:value="235.11" table:style-name="ce2">
            <text:p>235,11</text:p>
          </table:table-cell>
          <table:table-cell office:value-type="float" office:value="237.83" table:style-name="ce2">
            <text:p>237,83</text:p>
          </table:table-cell>
          <table:table-cell office:value-type="float" office:value="258.72000000000003" table:style-name="ce2">
            <text:p>258,72</text:p>
          </table:table-cell>
          <table:table-cell office:value-type="float" office:value="253.9" table:style-name="ce2">
            <text:p>253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0.38" table:style-name="ce2">
            <text:p>200,38</text:p>
          </table:table-cell>
          <table:table-cell office:value-type="float" office:value="210.92000000000002" table:style-name="ce2">
            <text:p>210,92</text:p>
          </table:table-cell>
          <table:table-cell office:value-type="float" office:value="238.01" table:style-name="ce2">
            <text:p>238,01</text:p>
          </table:table-cell>
          <table:table-cell office:value-type="float" office:value="243.19" table:style-name="ce2">
            <text:p>243,19</text:p>
          </table:table-cell>
          <table:table-cell office:value-type="float" office:value="260.20999999999998" table:style-name="ce2">
            <text:p>260,21</text:p>
          </table:table-cell>
          <table:table-cell office:value-type="float" office:value="258.44" table:style-name="ce2">
            <text:p>258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199.19" table:style-name="ce2">
            <text:p>199,19</text:p>
          </table:table-cell>
          <table:table-cell office:value-type="float" office:value="209.49" table:style-name="ce2">
            <text:p>209,49</text:p>
          </table:table-cell>
          <table:table-cell office:value-type="float" office:value="237.45000000000002" table:style-name="ce2">
            <text:p>237,45</text:p>
          </table:table-cell>
          <table:table-cell office:value-type="float" office:value="242.17000000000002" table:style-name="ce2">
            <text:p>242,17</text:p>
          </table:table-cell>
          <table:table-cell office:value-type="float" office:value="259.98" table:style-name="ce2">
            <text:p>259,98</text:p>
          </table:table-cell>
          <table:table-cell office:value-type="float" office:value="257.74" table:style-name="ce2">
            <text:p>257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9.75" table:style-name="ce2">
            <text:p>189,75</text:p>
          </table:table-cell>
          <table:table-cell office:value-type="float" office:value="203.25" table:style-name="ce2">
            <text:p>203,25</text:p>
          </table:table-cell>
          <table:table-cell office:value-type="float" office:value="235.43" table:style-name="ce2">
            <text:p>235,43</text:p>
          </table:table-cell>
          <table:table-cell office:value-type="float" office:value="231.24" table:style-name="ce2">
            <text:p>231,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0.12" table:style-name="ce2">
            <text:p>190,12</text:p>
          </table:table-cell>
          <table:table-cell office:value-type="float" office:value="202.01" table:style-name="ce2">
            <text:p>202,01</text:p>
          </table:table-cell>
          <table:table-cell office:value-type="float" office:value="220.79" table:style-name="ce2">
            <text:p>220,79</text:p>
          </table:table-cell>
          <table:table-cell office:value-type="float" office:value="230.93" table:style-name="ce2">
            <text:p>230,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0.07" table:style-name="ce2">
            <text:p>190,07</text:p>
          </table:table-cell>
          <table:table-cell office:value-type="float" office:value="202.15" table:style-name="ce2">
            <text:p>202,15</text:p>
          </table:table-cell>
          <table:table-cell office:value-type="float" office:value="221.55" table:style-name="ce2">
            <text:p>221,55</text:p>
          </table:table-cell>
          <table:table-cell office:value-type="float" office:value="230.94" table:style-name="ce2">
            <text:p>230,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9" table:style-name="ce2">
            <text:p>199</text:p>
          </table:table-cell>
          <table:table-cell office:value-type="float" office:value="208.89000000000001" table:style-name="ce2">
            <text:p>208,89</text:p>
          </table:table-cell>
          <table:table-cell office:value-type="float" office:value="242.57" table:style-name="ce2">
            <text:p>242,57</text:p>
          </table:table-cell>
          <table:table-cell office:value-type="float" office:value="242.67000000000002" table:style-name="ce2">
            <text:p>242,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1.70000000000002" table:style-name="ce2">
            <text:p>201,7</text:p>
          </table:table-cell>
          <table:table-cell office:value-type="float" office:value="212.31" table:style-name="ce2">
            <text:p>212,31</text:p>
          </table:table-cell>
          <table:table-cell office:value-type="float" office:value="240.06" table:style-name="ce2">
            <text:p>240,06</text:p>
          </table:table-cell>
          <table:table-cell office:value-type="float" office:value="245.64000000000001" table:style-name="ce2">
            <text:p>245,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1.33" table:style-name="ce2">
            <text:p>201,33</text:p>
          </table:table-cell>
          <table:table-cell office:value-type="float" office:value="211.84" table:style-name="ce2">
            <text:p>211,84</text:p>
          </table:table-cell>
          <table:table-cell office:value-type="float" office:value="240.25" table:style-name="ce2">
            <text:p>240,25</text:p>
          </table:table-cell>
          <table:table-cell office:value-type="float" office:value="245.42000000000002" table:style-name="ce2">
            <text:p>245,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9.70000000000002" table:style-name="ce2">
            <text:p>199,7</text:p>
          </table:table-cell>
          <table:table-cell office:value-type="float" office:value="209.32" table:style-name="ce2">
            <text:p>209,32</text:p>
          </table:table-cell>
          <table:table-cell office:value-type="float" office:value="244.14000000000001" table:style-name="ce2">
            <text:p>244,14</text:p>
          </table:table-cell>
          <table:table-cell office:value-type="float" office:value="245.20000000000002" table:style-name="ce2">
            <text:p>245,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2.8" table:style-name="ce2">
            <text:p>202,8</text:p>
          </table:table-cell>
          <table:table-cell office:value-type="float" office:value="213.28" table:style-name="ce2">
            <text:p>213,28</text:p>
          </table:table-cell>
          <table:table-cell office:value-type="float" office:value="247.15" table:style-name="ce2">
            <text:p>247,15</text:p>
          </table:table-cell>
          <table:table-cell office:value-type="float" office:value="251.05" table:style-name="ce2">
            <text:p>251,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2.37" table:style-name="ce2">
            <text:p>202,37</text:p>
          </table:table-cell>
          <table:table-cell office:value-type="float" office:value="212.74" table:style-name="ce2">
            <text:p>212,74</text:p>
          </table:table-cell>
          <table:table-cell office:value-type="float" office:value="246.9" table:style-name="ce2">
            <text:p>246,9</text:p>
          </table:table-cell>
          <table:table-cell office:value-type="float" office:value="250.57" table:style-name="ce2">
            <text:p>250,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38.95000000000002" table:style-name="ce2">
            <text:p>238,95</text:p>
          </table:table-cell>
          <table:table-cell office:value-type="float" office:value="263.09000000000003" table:style-name="ce2">
            <text:p>263,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38.95000000000002" table:style-name="ce2">
            <text:p>238,95</text:p>
          </table:table-cell>
          <table:table-cell office:value-type="float" office:value="263.09000000000003" table:style-name="ce2">
            <text:p>263,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3.5" table:style-name="ce2">
            <text:p>243,5</text:p>
          </table:table-cell>
          <table:table-cell office:value-type="float" office:value="253.22" table:style-name="ce2">
            <text:p>253,22</text:p>
          </table:table-cell>
          <table:table-cell office:value-type="float" office:value="280.65000000000003" table:style-name="ce2">
            <text:p>280,65</text:p>
          </table:table-cell>
          <table:table-cell office:value-type="float" office:value="289.14" table:style-name="ce2">
            <text:p>289,14</text:p>
          </table:table-cell>
          <table:table-cell office:value-type="float" office:value="300.2" table:style-name="ce2">
            <text:p>300,2</text:p>
          </table:table-cell>
          <table:table-cell office:value-type="float" office:value="306.40000000000003" table:style-name="ce2">
            <text:p>306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40.18" table:style-name="ce2">
            <text:p>240,18</text:p>
          </table:table-cell>
          <table:table-cell office:value-type="float" office:value="249.44" table:style-name="ce2">
            <text:p>249,44</text:p>
          </table:table-cell>
          <table:table-cell office:value-type="float" office:value="287.45" table:style-name="ce2">
            <text:p>287,45</text:p>
          </table:table-cell>
          <table:table-cell office:value-type="float" office:value="299.01" table:style-name="ce2">
            <text:p>299,01</text:p>
          </table:table-cell>
          <table:table-cell office:value-type="float" office:value="304.45" table:style-name="ce2">
            <text:p>304,45</text:p>
          </table:table-cell>
          <table:table-cell office:value-type="float" office:value="310.87" table:style-name="ce2">
            <text:p>310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1.53" table:style-name="ce2">
            <text:p>241,53</text:p>
          </table:table-cell>
          <table:table-cell office:value-type="float" office:value="250.99" table:style-name="ce2">
            <text:p>250,99</text:p>
          </table:table-cell>
          <table:table-cell office:value-type="float" office:value="284.28000000000003" table:style-name="ce2">
            <text:p>284,28</text:p>
          </table:table-cell>
          <table:table-cell office:value-type="float" office:value="294.42" table:style-name="ce2">
            <text:p>294,42</text:p>
          </table:table-cell>
          <table:table-cell office:value-type="float" office:value="302.25" table:style-name="ce2">
            <text:p>302,25</text:p>
          </table:table-cell>
          <table:table-cell office:value-type="float" office:value="308.56" table:style-name="ce2">
            <text:p>308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3.5" table:style-name="ce2">
            <text:p>243,5</text:p>
          </table:table-cell>
          <table:table-cell office:value-type="float" office:value="253.22" table:style-name="ce2">
            <text:p>253,22</text:p>
          </table:table-cell>
          <table:table-cell office:value-type="float" office:value="280.65000000000003" table:style-name="ce2">
            <text:p>280,65</text:p>
          </table:table-cell>
          <table:table-cell office:value-type="float" office:value="289.14" table:style-name="ce2">
            <text:p>289,14</text:p>
          </table:table-cell>
          <table:table-cell office:value-type="float" office:value="300.2" table:style-name="ce2">
            <text:p>300,2</text:p>
          </table:table-cell>
          <table:table-cell office:value-type="float" office:value="306.40000000000003" table:style-name="ce2">
            <text:p>306,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40.18" table:style-name="ce2">
            <text:p>240,18</text:p>
          </table:table-cell>
          <table:table-cell office:value-type="float" office:value="249.4" table:style-name="ce2">
            <text:p>249,4</text:p>
          </table:table-cell>
          <table:table-cell office:value-type="float" office:value="287.45" table:style-name="ce2">
            <text:p>287,45</text:p>
          </table:table-cell>
          <table:table-cell office:value-type="float" office:value="299.01" table:style-name="ce2">
            <text:p>299,01</text:p>
          </table:table-cell>
          <table:table-cell office:value-type="float" office:value="304.45" table:style-name="ce2">
            <text:p>304,45</text:p>
          </table:table-cell>
          <table:table-cell office:value-type="float" office:value="310.87" table:style-name="ce2">
            <text:p>310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1.54" table:style-name="ce2">
            <text:p>241,54</text:p>
          </table:table-cell>
          <table:table-cell office:value-type="float" office:value="250.96" table:style-name="ce2">
            <text:p>250,96</text:p>
          </table:table-cell>
          <table:table-cell office:value-type="float" office:value="284.28000000000003" table:style-name="ce2">
            <text:p>284,28</text:p>
          </table:table-cell>
          <table:table-cell office:value-type="float" office:value="294.42" table:style-name="ce2">
            <text:p>294,42</text:p>
          </table:table-cell>
          <table:table-cell office:value-type="float" office:value="302.25" table:style-name="ce2">
            <text:p>302,25</text:p>
          </table:table-cell>
          <table:table-cell office:value-type="float" office:value="308.56" table:style-name="ce2">
            <text:p>308,5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9.75" table:style-name="ce2">
            <text:p>189,75</text:p>
          </table:table-cell>
          <table:table-cell office:value-type="float" office:value="203.25" table:style-name="ce2">
            <text:p>203,25</text:p>
          </table:table-cell>
          <table:table-cell office:value-type="float" office:value="235.43" table:style-name="ce2">
            <text:p>235,43</text:p>
          </table:table-cell>
          <table:table-cell office:value-type="float" office:value="231.24" table:style-name="ce2">
            <text:p>231,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8.32" table:style-name="ce2">
            <text:p>198,32</text:p>
          </table:table-cell>
          <table:table-cell office:value-type="float" office:value="210.53" table:style-name="ce2">
            <text:p>210,53</text:p>
          </table:table-cell>
          <table:table-cell office:value-type="float" office:value="230.09" table:style-name="ce2">
            <text:p>230,09</text:p>
          </table:table-cell>
          <table:table-cell office:value-type="float" office:value="234.03" table:style-name="ce2">
            <text:p>234,03</text:p>
          </table:table-cell>
          <table:table-cell office:value-type="float" office:value="254.21" table:style-name="ce2">
            <text:p>254,21</text:p>
          </table:table-cell>
          <table:table-cell office:value-type="float" office:value="256.87" table:style-name="ce2">
            <text:p>256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7.89000000000001" table:style-name="ce2">
            <text:p>197,89</text:p>
          </table:table-cell>
          <table:table-cell office:value-type="float" office:value="210.17000000000002" table:style-name="ce2">
            <text:p>210,17</text:p>
          </table:table-cell>
          <table:table-cell office:value-type="float" office:value="230.22" table:style-name="ce2">
            <text:p>230,22</text:p>
          </table:table-cell>
          <table:table-cell office:value-type="float" office:value="233.97" table:style-name="ce2">
            <text:p>233,97</text:p>
          </table:table-cell>
          <table:table-cell office:value-type="float" office:value="254.21" table:style-name="ce2">
            <text:p>254,21</text:p>
          </table:table-cell>
          <table:table-cell office:value-type="float" office:value="256.87" table:style-name="ce2">
            <text:p>256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6.43" table:style-name="ce2">
            <text:p>196,43</text:p>
          </table:table-cell>
          <table:table-cell office:value-type="float" office:value="205.97" table:style-name="ce2">
            <text:p>205,97</text:p>
          </table:table-cell>
          <table:table-cell office:value-type="float" office:value="235.75" table:style-name="ce2">
            <text:p>235,75</text:p>
          </table:table-cell>
          <table:table-cell office:value-type="float" office:value="238.25" table:style-name="ce2">
            <text:p>238,25</text:p>
          </table:table-cell>
          <table:table-cell office:value-type="float" office:value="258.72000000000003" table:style-name="ce2">
            <text:p>258,72</text:p>
          </table:table-cell>
          <table:table-cell office:value-type="float" office:value="253.9" table:style-name="ce2">
            <text:p>253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1.37" table:style-name="ce2">
            <text:p>201,37</text:p>
          </table:table-cell>
          <table:table-cell office:value-type="float" office:value="212.08" table:style-name="ce2">
            <text:p>212,08</text:p>
          </table:table-cell>
          <table:table-cell office:value-type="float" office:value="238.39000000000001" table:style-name="ce2">
            <text:p>238,39</text:p>
          </table:table-cell>
          <table:table-cell office:value-type="float" office:value="243.24" table:style-name="ce2">
            <text:p>243,24</text:p>
          </table:table-cell>
          <table:table-cell office:value-type="float" office:value="259.55" table:style-name="ce2">
            <text:p>259,55</text:p>
          </table:table-cell>
          <table:table-cell office:value-type="float" office:value="258.27" table:style-name="ce2">
            <text:p>258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0.66" table:style-name="ce2">
            <text:p>200,66</text:p>
          </table:table-cell>
          <table:table-cell office:value-type="float" office:value="211.20000000000002" table:style-name="ce2">
            <text:p>211,2</text:p>
          </table:table-cell>
          <table:table-cell office:value-type="float" office:value="237.97" table:style-name="ce2">
            <text:p>237,97</text:p>
          </table:table-cell>
          <table:table-cell office:value-type="float" office:value="242.44" table:style-name="ce2">
            <text:p>242,44</text:p>
          </table:table-cell>
          <table:table-cell office:value-type="float" office:value="259.43" table:style-name="ce2">
            <text:p>259,43</text:p>
          </table:table-cell>
          <table:table-cell office:value-type="float" office:value="257.66000000000003" table:style-name="ce2">
            <text:p>257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6.69" table:style-name="ce2">
            <text:p>196,69</text:p>
          </table:table-cell>
          <table:table-cell office:value-type="float" office:value="206.08" table:style-name="ce2">
            <text:p>206,08</text:p>
          </table:table-cell>
          <table:table-cell office:value-type="float" office:value="235.76" table:style-name="ce2">
            <text:p>235,76</text:p>
          </table:table-cell>
          <table:table-cell office:value-type="float" office:value="238.36" table:style-name="ce2">
            <text:p>238,36</text:p>
          </table:table-cell>
          <table:table-cell office:value-type="float" office:value="258.72000000000003" table:style-name="ce2">
            <text:p>258,72</text:p>
          </table:table-cell>
          <table:table-cell office:value-type="float" office:value="253.9" table:style-name="ce2">
            <text:p>253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1.77" table:style-name="ce2">
            <text:p>201,77</text:p>
          </table:table-cell>
          <table:table-cell office:value-type="float" office:value="212.28" table:style-name="ce2">
            <text:p>212,28</text:p>
          </table:table-cell>
          <table:table-cell office:value-type="float" office:value="239.53" table:style-name="ce2">
            <text:p>239,53</text:p>
          </table:table-cell>
          <table:table-cell office:value-type="float" office:value="244.5" table:style-name="ce2">
            <text:p>244,5</text:p>
          </table:table-cell>
          <table:table-cell office:value-type="float" office:value="260.20999999999998" table:style-name="ce2">
            <text:p>260,21</text:p>
          </table:table-cell>
          <table:table-cell office:value-type="float" office:value="258.44" table:style-name="ce2">
            <text:p>258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0.99" table:style-name="ce2">
            <text:p>200,99</text:p>
          </table:table-cell>
          <table:table-cell office:value-type="float" office:value="211.32" table:style-name="ce2">
            <text:p>211,32</text:p>
          </table:table-cell>
          <table:table-cell office:value-type="float" office:value="238.87" table:style-name="ce2">
            <text:p>238,87</text:p>
          </table:table-cell>
          <table:table-cell office:value-type="float" office:value="243.43" table:style-name="ce2">
            <text:p>243,43</text:p>
          </table:table-cell>
          <table:table-cell office:value-type="float" office:value="259.98" table:style-name="ce2">
            <text:p>259,98</text:p>
          </table:table-cell>
          <table:table-cell office:value-type="float" office:value="257.74" table:style-name="ce2">
            <text:p>257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9.75" table:style-name="ce2">
            <text:p>189,75</text:p>
          </table:table-cell>
          <table:table-cell office:value-type="float" office:value="203.25" table:style-name="ce2">
            <text:p>203,25</text:p>
          </table:table-cell>
          <table:table-cell office:value-type="float" office:value="235.43" table:style-name="ce2">
            <text:p>235,43</text:p>
          </table:table-cell>
          <table:table-cell office:value-type="float" office:value="231.24" table:style-name="ce2">
            <text:p>231,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8.32" table:style-name="ce2">
            <text:p>198,32</text:p>
          </table:table-cell>
          <table:table-cell office:value-type="float" office:value="210.53" table:style-name="ce2">
            <text:p>210,53</text:p>
          </table:table-cell>
          <table:table-cell office:value-type="float" office:value="230.09" table:style-name="ce2">
            <text:p>230,09</text:p>
          </table:table-cell>
          <table:table-cell office:value-type="float" office:value="234.03" table:style-name="ce2">
            <text:p>234,03</text:p>
          </table:table-cell>
          <table:table-cell office:value-type="float" office:value="254.21" table:style-name="ce2">
            <text:p>254,21</text:p>
          </table:table-cell>
          <table:table-cell office:value-type="float" office:value="256.87" table:style-name="ce2">
            <text:p>256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7.89000000000001" table:style-name="ce2">
            <text:p>197,89</text:p>
          </table:table-cell>
          <table:table-cell office:value-type="float" office:value="210.17000000000002" table:style-name="ce2">
            <text:p>210,17</text:p>
          </table:table-cell>
          <table:table-cell office:value-type="float" office:value="230.22" table:style-name="ce2">
            <text:p>230,22</text:p>
          </table:table-cell>
          <table:table-cell office:value-type="float" office:value="233.97" table:style-name="ce2">
            <text:p>233,97</text:p>
          </table:table-cell>
          <table:table-cell office:value-type="float" office:value="254.21" table:style-name="ce2">
            <text:p>254,21</text:p>
          </table:table-cell>
          <table:table-cell office:value-type="float" office:value="256.87" table:style-name="ce2">
            <text:p>256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196.43" table:style-name="ce2">
            <text:p>196,43</text:p>
          </table:table-cell>
          <table:table-cell office:value-type="float" office:value="205.97" table:style-name="ce2">
            <text:p>205,97</text:p>
          </table:table-cell>
          <table:table-cell office:value-type="float" office:value="235.75" table:style-name="ce2">
            <text:p>235,75</text:p>
          </table:table-cell>
          <table:table-cell office:value-type="float" office:value="238.25" table:style-name="ce2">
            <text:p>238,25</text:p>
          </table:table-cell>
          <table:table-cell office:value-type="float" office:value="258.72000000000003" table:style-name="ce2">
            <text:p>258,72</text:p>
          </table:table-cell>
          <table:table-cell office:value-type="float" office:value="253.9" table:style-name="ce2">
            <text:p>253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1.37" table:style-name="ce2">
            <text:p>201,37</text:p>
          </table:table-cell>
          <table:table-cell office:value-type="float" office:value="212.08" table:style-name="ce2">
            <text:p>212,08</text:p>
          </table:table-cell>
          <table:table-cell office:value-type="float" office:value="238.39000000000001" table:style-name="ce2">
            <text:p>238,39</text:p>
          </table:table-cell>
          <table:table-cell office:value-type="float" office:value="243.24" table:style-name="ce2">
            <text:p>243,24</text:p>
          </table:table-cell>
          <table:table-cell office:value-type="float" office:value="259.55" table:style-name="ce2">
            <text:p>259,55</text:p>
          </table:table-cell>
          <table:table-cell office:value-type="float" office:value="258.27" table:style-name="ce2">
            <text:p>258,2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0.66" table:style-name="ce2">
            <text:p>200,66</text:p>
          </table:table-cell>
          <table:table-cell office:value-type="float" office:value="211.20000000000002" table:style-name="ce2">
            <text:p>211,2</text:p>
          </table:table-cell>
          <table:table-cell office:value-type="float" office:value="237.97" table:style-name="ce2">
            <text:p>237,97</text:p>
          </table:table-cell>
          <table:table-cell office:value-type="float" office:value="242.44" table:style-name="ce2">
            <text:p>242,44</text:p>
          </table:table-cell>
          <table:table-cell office:value-type="float" office:value="259.43" table:style-name="ce2">
            <text:p>259,43</text:p>
          </table:table-cell>
          <table:table-cell office:value-type="float" office:value="257.66000000000003" table:style-name="ce2">
            <text:p>257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196.69" table:style-name="ce2">
            <text:p>196,69</text:p>
          </table:table-cell>
          <table:table-cell office:value-type="float" office:value="206.08" table:style-name="ce2">
            <text:p>206,08</text:p>
          </table:table-cell>
          <table:table-cell office:value-type="float" office:value="235.76" table:style-name="ce2">
            <text:p>235,76</text:p>
          </table:table-cell>
          <table:table-cell office:value-type="float" office:value="238.36" table:style-name="ce2">
            <text:p>238,36</text:p>
          </table:table-cell>
          <table:table-cell office:value-type="float" office:value="258.72000000000003" table:style-name="ce2">
            <text:p>258,72</text:p>
          </table:table-cell>
          <table:table-cell office:value-type="float" office:value="253.9" table:style-name="ce2">
            <text:p>253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1.77" table:style-name="ce2">
            <text:p>201,77</text:p>
          </table:table-cell>
          <table:table-cell office:value-type="float" office:value="212.28" table:style-name="ce2">
            <text:p>212,28</text:p>
          </table:table-cell>
          <table:table-cell office:value-type="float" office:value="239.53" table:style-name="ce2">
            <text:p>239,53</text:p>
          </table:table-cell>
          <table:table-cell office:value-type="float" office:value="244.5" table:style-name="ce2">
            <text:p>244,5</text:p>
          </table:table-cell>
          <table:table-cell office:value-type="float" office:value="260.20999999999998" table:style-name="ce2">
            <text:p>260,21</text:p>
          </table:table-cell>
          <table:table-cell office:value-type="float" office:value="258.44" table:style-name="ce2">
            <text:p>258,4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0.99" table:style-name="ce2">
            <text:p>200,99</text:p>
          </table:table-cell>
          <table:table-cell office:value-type="float" office:value="211.32" table:style-name="ce2">
            <text:p>211,32</text:p>
          </table:table-cell>
          <table:table-cell office:value-type="float" office:value="238.87" table:style-name="ce2">
            <text:p>238,87</text:p>
          </table:table-cell>
          <table:table-cell office:value-type="float" office:value="243.43" table:style-name="ce2">
            <text:p>243,43</text:p>
          </table:table-cell>
          <table:table-cell office:value-type="float" office:value="259.98" table:style-name="ce2">
            <text:p>259,98</text:p>
          </table:table-cell>
          <table:table-cell office:value-type="float" office:value="257.74" table:style-name="ce2">
            <text:p>257,7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9.75" table:style-name="ce2">
            <text:p>189,75</text:p>
          </table:table-cell>
          <table:table-cell office:value-type="float" office:value="203.25" table:style-name="ce2">
            <text:p>203,25</text:p>
          </table:table-cell>
          <table:table-cell office:value-type="float" office:value="235.43" table:style-name="ce2">
            <text:p>235,43</text:p>
          </table:table-cell>
          <table:table-cell office:value-type="float" office:value="231.24" table:style-name="ce2">
            <text:p>231,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8.43" table:style-name="ce2">
            <text:p>198,43</text:p>
          </table:table-cell>
          <table:table-cell office:value-type="float" office:value="210.67000000000002" table:style-name="ce2">
            <text:p>210,67</text:p>
          </table:table-cell>
          <table:table-cell office:value-type="float" office:value="230.09" table:style-name="ce2">
            <text:p>230,09</text:p>
          </table:table-cell>
          <table:table-cell office:value-type="float" office:value="234.03" table:style-name="ce2">
            <text:p>234,03</text:p>
          </table:table-cell>
          <table:table-cell office:value-type="float" office:value="254.21" table:style-name="ce2">
            <text:p>254,21</text:p>
          </table:table-cell>
          <table:table-cell office:value-type="float" office:value="256.87" table:style-name="ce2">
            <text:p>256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7.99" table:style-name="ce2">
            <text:p>197,99</text:p>
          </table:table-cell>
          <table:table-cell office:value-type="float" office:value="210.29" table:style-name="ce2">
            <text:p>210,29</text:p>
          </table:table-cell>
          <table:table-cell office:value-type="float" office:value="230.22" table:style-name="ce2">
            <text:p>230,22</text:p>
          </table:table-cell>
          <table:table-cell office:value-type="float" office:value="233.97" table:style-name="ce2">
            <text:p>233,97</text:p>
          </table:table-cell>
          <table:table-cell office:value-type="float" office:value="254.21" table:style-name="ce2">
            <text:p>254,21</text:p>
          </table:table-cell>
          <table:table-cell office:value-type="float" office:value="256.87" table:style-name="ce2">
            <text:p>256,8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9.51" table:style-name="ce2">
            <text:p>209,51</text:p>
          </table:table-cell>
          <table:table-cell office:value-type="float" office:value="219.1" table:style-name="ce2">
            <text:p>219,1</text:p>
          </table:table-cell>
          <table:table-cell office:value-type="float" office:value="246.43" table:style-name="ce2">
            <text:p>246,43</text:p>
          </table:table-cell>
          <table:table-cell office:value-type="float" office:value="250.35" table:style-name="ce2">
            <text:p>250,35</text:p>
          </table:table-cell>
          <table:table-cell office:value-type="float" office:value="271.72000000000003" table:style-name="ce2">
            <text:p>271,72</text:p>
          </table:table-cell>
          <table:table-cell office:value-type="float" office:value="270.35000000000002" table:style-name="ce2">
            <text:p>270,3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4.67000000000002" table:style-name="ce2">
            <text:p>204,67</text:p>
          </table:table-cell>
          <table:table-cell office:value-type="float" office:value="215.26" table:style-name="ce2">
            <text:p>215,26</text:p>
          </table:table-cell>
          <table:table-cell office:value-type="float" office:value="241.5" table:style-name="ce2">
            <text:p>241,5</text:p>
          </table:table-cell>
          <table:table-cell office:value-type="float" office:value="246.78" table:style-name="ce2">
            <text:p>246,78</text:p>
          </table:table-cell>
          <table:table-cell office:value-type="float" office:value="262.45" table:style-name="ce2">
            <text:p>262,45</text:p>
          </table:table-cell>
          <table:table-cell office:value-type="float" office:value="261.66000000000003" table:style-name="ce2">
            <text:p>261,6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5.52" table:style-name="ce2">
            <text:p>205,52</text:p>
          </table:table-cell>
          <table:table-cell office:value-type="float" office:value="215.93" table:style-name="ce2">
            <text:p>215,93</text:p>
          </table:table-cell>
          <table:table-cell office:value-type="float" office:value="242.43" table:style-name="ce2">
            <text:p>242,43</text:p>
          </table:table-cell>
          <table:table-cell office:value-type="float" office:value="247.45000000000002" table:style-name="ce2">
            <text:p>247,45</text:p>
          </table:table-cell>
          <table:table-cell office:value-type="float" office:value="264.12" table:style-name="ce2">
            <text:p>264,12</text:p>
          </table:table-cell>
          <table:table-cell office:value-type="float" office:value="263.23" table:style-name="ce2">
            <text:p>263,2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0.05" table:style-name="ce2">
            <text:p>210,05</text:p>
          </table:table-cell>
          <table:table-cell office:value-type="float" office:value="219.54" table:style-name="ce2">
            <text:p>219,54</text:p>
          </table:table-cell>
          <table:table-cell office:value-type="float" office:value="246.56" table:style-name="ce2">
            <text:p>246,56</text:p>
          </table:table-cell>
          <table:table-cell office:value-type="float" office:value="250.58" table:style-name="ce2">
            <text:p>250,58</text:p>
          </table:table-cell>
          <table:table-cell office:value-type="float" office:value="271.72000000000003" table:style-name="ce2">
            <text:p>271,72</text:p>
          </table:table-cell>
          <table:table-cell office:value-type="float" office:value="270.35000000000002" table:style-name="ce2">
            <text:p>270,3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5.43" table:style-name="ce2">
            <text:p>205,43</text:p>
          </table:table-cell>
          <table:table-cell office:value-type="float" office:value="215.81" table:style-name="ce2">
            <text:p>215,81</text:p>
          </table:table-cell>
          <table:table-cell office:value-type="float" office:value="242.96" table:style-name="ce2">
            <text:p>242,96</text:p>
          </table:table-cell>
          <table:table-cell office:value-type="float" office:value="248.41" table:style-name="ce2">
            <text:p>248,41</text:p>
          </table:table-cell>
          <table:table-cell office:value-type="float" office:value="263.39999999999998" table:style-name="ce2">
            <text:p>263,4</text:p>
          </table:table-cell>
          <table:table-cell office:value-type="float" office:value="262.22000000000003" table:style-name="ce2">
            <text:p>262,2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Mato Grosso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6.3" table:style-name="ce2">
            <text:p>206,3</text:p>
          </table:table-cell>
          <table:table-cell office:value-type="float" office:value="216.51" table:style-name="ce2">
            <text:p>216,51</text:p>
          </table:table-cell>
          <table:table-cell office:value-type="float" office:value="243.70000000000002" table:style-name="ce2">
            <text:p>243,7</text:p>
          </table:table-cell>
          <table:table-cell office:value-type="float" office:value="248.85" table:style-name="ce2">
            <text:p>248,85</text:p>
          </table:table-cell>
          <table:table-cell office:value-type="float" office:value="265.05" table:style-name="ce2">
            <text:p>265,05</text:p>
          </table:table-cell>
          <table:table-cell office:value-type="float" office:value="263.83" table:style-name="ce2">
            <text:p>263,8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9.54" table:style-name="ce2">
            <text:p>189,54</text:p>
          </table:table-cell>
          <table:table-cell office:value-type="float" office:value="203.4" table:style-name="ce2">
            <text:p>203,4</text:p>
          </table:table-cell>
          <table:table-cell office:value-type="float" office:value="246.03" table:style-name="ce2">
            <text:p>246,03</text:p>
          </table:table-cell>
          <table:table-cell office:value-type="float" office:value="253.34" table:style-name="ce2">
            <text:p>253,34</text:p>
          </table:table-cell>
          <table:table-cell office:value-type="float" office:value="255.44" table:style-name="ce2">
            <text:p>255,44</text:p>
          </table:table-cell>
          <table:table-cell office:value-type="float" office:value="260.04000000000002" table:style-name="ce2">
            <text:p>260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9.54" table:style-name="ce2">
            <text:p>189,54</text:p>
          </table:table-cell>
          <table:table-cell office:value-type="float" office:value="203.4" table:style-name="ce2">
            <text:p>203,4</text:p>
          </table:table-cell>
          <table:table-cell office:value-type="float" office:value="246.03" table:style-name="ce2">
            <text:p>246,03</text:p>
          </table:table-cell>
          <table:table-cell office:value-type="float" office:value="253.34" table:style-name="ce2">
            <text:p>253,34</text:p>
          </table:table-cell>
          <table:table-cell office:value-type="float" office:value="255.44" table:style-name="ce2">
            <text:p>255,44</text:p>
          </table:table-cell>
          <table:table-cell office:value-type="float" office:value="260.04000000000002" table:style-name="ce2">
            <text:p>260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2.89000000000001" table:style-name="ce2">
            <text:p>222,89</text:p>
          </table:table-cell>
          <table:table-cell office:value-type="float" office:value="229.74" table:style-name="ce2">
            <text:p>229,74</text:p>
          </table:table-cell>
          <table:table-cell office:value-type="float" office:value="265.45" table:style-name="ce2">
            <text:p>265,45</text:p>
          </table:table-cell>
          <table:table-cell office:value-type="float" office:value="264.92" table:style-name="ce2">
            <text:p>264,92</text:p>
          </table:table-cell>
          <table:table-cell office:value-type="float" office:value="262.66000000000003" table:style-name="ce2">
            <text:p>262,66</text:p>
          </table:table-cell>
          <table:table-cell office:value-type="float" office:value="256.36" table:style-name="ce2">
            <text:p>256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6.4" table:style-name="ce2">
            <text:p>216,4</text:p>
          </table:table-cell>
          <table:table-cell office:value-type="float" office:value="225.83" table:style-name="ce2">
            <text:p>225,83</text:p>
          </table:table-cell>
          <table:table-cell office:value-type="float" office:value="253.72" table:style-name="ce2">
            <text:p>253,72</text:p>
          </table:table-cell>
          <table:table-cell office:value-type="float" office:value="255.55" table:style-name="ce2">
            <text:p>255,55</text:p>
          </table:table-cell>
          <table:table-cell office:value-type="float" office:value="264.28000000000003" table:style-name="ce2">
            <text:p>264,28</text:p>
          </table:table-cell>
          <table:table-cell office:value-type="float" office:value="266.01" table:style-name="ce2">
            <text:p>266,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7.62" table:style-name="ce2">
            <text:p>217,62</text:p>
          </table:table-cell>
          <table:table-cell office:value-type="float" office:value="226.57" table:style-name="ce2">
            <text:p>226,57</text:p>
          </table:table-cell>
          <table:table-cell office:value-type="float" office:value="255.18" table:style-name="ce2">
            <text:p>255,18</text:p>
          </table:table-cell>
          <table:table-cell office:value-type="float" office:value="256.70999999999998" table:style-name="ce2">
            <text:p>256,71</text:p>
          </table:table-cell>
          <table:table-cell office:value-type="float" office:value="263.97000000000003" table:style-name="ce2">
            <text:p>263,97</text:p>
          </table:table-cell>
          <table:table-cell office:value-type="float" office:value="264.14" table:style-name="ce2">
            <text:p>264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2.89000000000001" table:style-name="ce2">
            <text:p>222,89</text:p>
          </table:table-cell>
          <table:table-cell office:value-type="float" office:value="229.74" table:style-name="ce2">
            <text:p>229,74</text:p>
          </table:table-cell>
          <table:table-cell office:value-type="float" office:value="265.45" table:style-name="ce2">
            <text:p>265,45</text:p>
          </table:table-cell>
          <table:table-cell office:value-type="float" office:value="264.92" table:style-name="ce2">
            <text:p>264,92</text:p>
          </table:table-cell>
          <table:table-cell office:value-type="float" office:value="262.66000000000003" table:style-name="ce2">
            <text:p>262,66</text:p>
          </table:table-cell>
          <table:table-cell office:value-type="float" office:value="256.36" table:style-name="ce2">
            <text:p>256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6.62" table:style-name="ce2">
            <text:p>216,62</text:p>
          </table:table-cell>
          <table:table-cell office:value-type="float" office:value="226.02" table:style-name="ce2">
            <text:p>226,02</text:p>
          </table:table-cell>
          <table:table-cell office:value-type="float" office:value="253.92000000000002" table:style-name="ce2">
            <text:p>253,92</text:p>
          </table:table-cell>
          <table:table-cell office:value-type="float" office:value="255.61" table:style-name="ce2">
            <text:p>255,61</text:p>
          </table:table-cell>
          <table:table-cell office:value-type="float" office:value="264.44" table:style-name="ce2">
            <text:p>264,44</text:p>
          </table:table-cell>
          <table:table-cell office:value-type="float" office:value="266.12" table:style-name="ce2">
            <text:p>266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7.81" table:style-name="ce2">
            <text:p>217,81</text:p>
          </table:table-cell>
          <table:table-cell office:value-type="float" office:value="226.72" table:style-name="ce2">
            <text:p>226,72</text:p>
          </table:table-cell>
          <table:table-cell office:value-type="float" office:value="255.38" table:style-name="ce2">
            <text:p>255,38</text:p>
          </table:table-cell>
          <table:table-cell office:value-type="float" office:value="256.79000000000002" table:style-name="ce2">
            <text:p>256,79</text:p>
          </table:table-cell>
          <table:table-cell office:value-type="float" office:value="264.09000000000003" table:style-name="ce2">
            <text:p>264,09</text:p>
          </table:table-cell>
          <table:table-cell office:value-type="float" office:value="264.2" table:style-name="ce2">
            <text:p>264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2.43" table:style-name="ce2">
            <text:p>242,43</text:p>
          </table:table-cell>
          <table:table-cell office:value-type="float" office:value="245.9" table:style-name="ce2">
            <text:p>245,9</text:p>
          </table:table-cell>
          <table:table-cell office:value-type="float" office:value="292.14" table:style-name="ce2">
            <text:p>292,14</text:p>
          </table:table-cell>
          <table:table-cell office:value-type="float" office:value="290.83" table:style-name="ce2">
            <text:p>290,83</text:p>
          </table:table-cell>
          <table:table-cell office:value-type="float" office:value="324.31" table:style-name="ce2">
            <text:p>324,31</text:p>
          </table:table-cell>
          <table:table-cell office:value-type="float" office:value="312.58" table:style-name="ce2">
            <text:p>312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2.43" table:style-name="ce2">
            <text:p>242,43</text:p>
          </table:table-cell>
          <table:table-cell office:value-type="float" office:value="245.9" table:style-name="ce2">
            <text:p>245,9</text:p>
          </table:table-cell>
          <table:table-cell office:value-type="float" office:value="292.14" table:style-name="ce2">
            <text:p>292,14</text:p>
          </table:table-cell>
          <table:table-cell office:value-type="float" office:value="290.83" table:style-name="ce2">
            <text:p>290,83</text:p>
          </table:table-cell>
          <table:table-cell office:value-type="float" office:value="324.31" table:style-name="ce2">
            <text:p>324,31</text:p>
          </table:table-cell>
          <table:table-cell office:value-type="float" office:value="312.58" table:style-name="ce2">
            <text:p>312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2.43" table:style-name="ce2">
            <text:p>242,43</text:p>
          </table:table-cell>
          <table:table-cell office:value-type="float" office:value="245.9" table:style-name="ce2">
            <text:p>245,9</text:p>
          </table:table-cell>
          <table:table-cell office:value-type="float" office:value="292.14" table:style-name="ce2">
            <text:p>292,14</text:p>
          </table:table-cell>
          <table:table-cell office:value-type="float" office:value="290.83" table:style-name="ce2">
            <text:p>290,83</text:p>
          </table:table-cell>
          <table:table-cell office:value-type="float" office:value="324.31" table:style-name="ce2">
            <text:p>324,31</text:p>
          </table:table-cell>
          <table:table-cell office:value-type="float" office:value="312.58" table:style-name="ce2">
            <text:p>312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2.43" table:style-name="ce2">
            <text:p>242,43</text:p>
          </table:table-cell>
          <table:table-cell office:value-type="float" office:value="245.9" table:style-name="ce2">
            <text:p>245,9</text:p>
          </table:table-cell>
          <table:table-cell office:value-type="float" office:value="292.14" table:style-name="ce2">
            <text:p>292,14</text:p>
          </table:table-cell>
          <table:table-cell office:value-type="float" office:value="290.83" table:style-name="ce2">
            <text:p>290,83</text:p>
          </table:table-cell>
          <table:table-cell office:value-type="float" office:value="324.31" table:style-name="ce2">
            <text:p>324,31</text:p>
          </table:table-cell>
          <table:table-cell office:value-type="float" office:value="312.58" table:style-name="ce2">
            <text:p>312,5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0.4" table:style-name="ce2">
            <text:p>190,4</text:p>
          </table:table-cell>
          <table:table-cell office:value-type="float" office:value="205.79" table:style-name="ce2">
            <text:p>205,79</text:p>
          </table:table-cell>
          <table:table-cell office:value-type="float" office:value="242.92000000000002" table:style-name="ce2">
            <text:p>242,92</text:p>
          </table:table-cell>
          <table:table-cell office:value-type="float" office:value="243.77" table:style-name="ce2">
            <text:p>243,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0.4" table:style-name="ce2">
            <text:p>190,4</text:p>
          </table:table-cell>
          <table:table-cell office:value-type="float" office:value="205.79" table:style-name="ce2">
            <text:p>205,79</text:p>
          </table:table-cell>
          <table:table-cell office:value-type="float" office:value="242.92000000000002" table:style-name="ce2">
            <text:p>242,92</text:p>
          </table:table-cell>
          <table:table-cell office:value-type="float" office:value="243.77" table:style-name="ce2">
            <text:p>243,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5.77" table:style-name="ce2">
            <text:p>205,77</text:p>
          </table:table-cell>
          <table:table-cell office:value-type="float" office:value="209.36" table:style-name="ce2">
            <text:p>209,36</text:p>
          </table:table-cell>
          <table:table-cell office:value-type="float" office:value="248.4" table:style-name="ce2">
            <text:p>248,4</text:p>
          </table:table-cell>
          <table:table-cell office:value-type="float" office:value="246.71" table:style-name="ce2">
            <text:p>246,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6.19" table:style-name="ce2">
            <text:p>206,19</text:p>
          </table:table-cell>
          <table:table-cell office:value-type="float" office:value="214.99" table:style-name="ce2">
            <text:p>214,99</text:p>
          </table:table-cell>
          <table:table-cell office:value-type="float" office:value="254.06" table:style-name="ce2">
            <text:p>254,06</text:p>
          </table:table-cell>
          <table:table-cell office:value-type="float" office:value="252.59" table:style-name="ce2">
            <text:p>252,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6.14000000000001" table:style-name="ce2">
            <text:p>206,14</text:p>
          </table:table-cell>
          <table:table-cell office:value-type="float" office:value="214.3" table:style-name="ce2">
            <text:p>214,3</text:p>
          </table:table-cell>
          <table:table-cell office:value-type="float" office:value="252.54" table:style-name="ce2">
            <text:p>252,54</text:p>
          </table:table-cell>
          <table:table-cell office:value-type="float" office:value="251.01000000000002" table:style-name="ce2">
            <text:p>251,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5.77" table:style-name="ce2">
            <text:p>205,77</text:p>
          </table:table-cell>
          <table:table-cell office:value-type="float" office:value="209.36" table:style-name="ce2">
            <text:p>209,36</text:p>
          </table:table-cell>
          <table:table-cell office:value-type="float" office:value="248.4" table:style-name="ce2">
            <text:p>248,4</text:p>
          </table:table-cell>
          <table:table-cell office:value-type="float" office:value="246.71" table:style-name="ce2">
            <text:p>246,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7.11" table:style-name="ce2">
            <text:p>207,11</text:p>
          </table:table-cell>
          <table:table-cell office:value-type="float" office:value="215.53" table:style-name="ce2">
            <text:p>215,53</text:p>
          </table:table-cell>
          <table:table-cell office:value-type="float" office:value="255.41" table:style-name="ce2">
            <text:p>255,41</text:p>
          </table:table-cell>
          <table:table-cell office:value-type="float" office:value="253.66" table:style-name="ce2">
            <text:p>253,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6.94" table:style-name="ce2">
            <text:p>206,94</text:p>
          </table:table-cell>
          <table:table-cell office:value-type="float" office:value="214.74" table:style-name="ce2">
            <text:p>214,74</text:p>
          </table:table-cell>
          <table:table-cell office:value-type="float" office:value="253.37" table:style-name="ce2">
            <text:p>253,37</text:p>
          </table:table-cell>
          <table:table-cell office:value-type="float" office:value="251.63" table:style-name="ce2">
            <text:p>251,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7.69" table:style-name="ce2">
            <text:p>197,69</text:p>
          </table:table-cell>
          <table:table-cell office:value-type="float" office:value="207.78" table:style-name="ce2">
            <text:p>207,78</text:p>
          </table:table-cell>
          <table:table-cell office:value-type="float" office:value="274.55" table:style-name="ce2">
            <text:p>274,55</text:p>
          </table:table-cell>
          <table:table-cell office:value-type="float" office:value="285.08" table:style-name="ce2">
            <text:p>285,08</text:p>
          </table:table-cell>
          <table:table-cell office:value-type="float" office:value="278.5" table:style-name="ce2">
            <text:p>278,5</text:p>
          </table:table-cell>
          <table:table-cell office:value-type="float" office:value="280.94" table:style-name="ce2">
            <text:p>280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7.69" table:style-name="ce2">
            <text:p>197,69</text:p>
          </table:table-cell>
          <table:table-cell office:value-type="float" office:value="207.78" table:style-name="ce2">
            <text:p>207,78</text:p>
          </table:table-cell>
          <table:table-cell office:value-type="float" office:value="274.55" table:style-name="ce2">
            <text:p>274,55</text:p>
          </table:table-cell>
          <table:table-cell office:value-type="float" office:value="285.08" table:style-name="ce2">
            <text:p>285,08</text:p>
          </table:table-cell>
          <table:table-cell office:value-type="float" office:value="278.5" table:style-name="ce2">
            <text:p>278,5</text:p>
          </table:table-cell>
          <table:table-cell office:value-type="float" office:value="280.94" table:style-name="ce2">
            <text:p>280,9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9.78" table:style-name="ce2">
            <text:p>239,78</text:p>
          </table:table-cell>
          <table:table-cell office:value-type="float" office:value="249.91" table:style-name="ce2">
            <text:p>249,91</text:p>
          </table:table-cell>
          <table:table-cell office:value-type="float" office:value="295.84000000000003" table:style-name="ce2">
            <text:p>295,84</text:p>
          </table:table-cell>
          <table:table-cell office:value-type="float" office:value="312.77" table:style-name="ce2">
            <text:p>312,77</text:p>
          </table:table-cell>
          <table:table-cell office:value-type="float" office:value="301.34000000000003" table:style-name="ce2">
            <text:p>301,34</text:p>
          </table:table-cell>
          <table:table-cell office:value-type="float" office:value="307.14" table:style-name="ce2">
            <text:p>307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35.3" table:style-name="ce2">
            <text:p>235,3</text:p>
          </table:table-cell>
          <table:table-cell office:value-type="float" office:value="244.29" table:style-name="ce2">
            <text:p>244,29</text:p>
          </table:table-cell>
          <table:table-cell office:value-type="float" office:value="287.41000000000003" table:style-name="ce2">
            <text:p>287,41</text:p>
          </table:table-cell>
          <table:table-cell office:value-type="float" office:value="288.26" table:style-name="ce2">
            <text:p>288,26</text:p>
          </table:table-cell>
          <table:table-cell office:value-type="float" office:value="300.66000000000003" table:style-name="ce2">
            <text:p>300,66</text:p>
          </table:table-cell>
          <table:table-cell office:value-type="float" office:value="298.95999999999998" table:style-name="ce2">
            <text:p>298,9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7.04" table:style-name="ce2">
            <text:p>237,04</text:p>
          </table:table-cell>
          <table:table-cell office:value-type="float" office:value="246.47" table:style-name="ce2">
            <text:p>246,47</text:p>
          </table:table-cell>
          <table:table-cell office:value-type="float" office:value="290.99" table:style-name="ce2">
            <text:p>290,99</text:p>
          </table:table-cell>
          <table:table-cell office:value-type="float" office:value="298.67" table:style-name="ce2">
            <text:p>298,67</text:p>
          </table:table-cell>
          <table:table-cell office:value-type="float" office:value="301" table:style-name="ce2">
            <text:p>301</text:p>
          </table:table-cell>
          <table:table-cell office:value-type="float" office:value="303.04000000000002" table:style-name="ce2">
            <text:p>303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9.78" table:style-name="ce2">
            <text:p>239,78</text:p>
          </table:table-cell>
          <table:table-cell office:value-type="float" office:value="249.91" table:style-name="ce2">
            <text:p>249,91</text:p>
          </table:table-cell>
          <table:table-cell office:value-type="float" office:value="295.84000000000003" table:style-name="ce2">
            <text:p>295,84</text:p>
          </table:table-cell>
          <table:table-cell office:value-type="float" office:value="312.77" table:style-name="ce2">
            <text:p>312,77</text:p>
          </table:table-cell>
          <table:table-cell office:value-type="float" office:value="301.34000000000003" table:style-name="ce2">
            <text:p>301,34</text:p>
          </table:table-cell>
          <table:table-cell office:value-type="float" office:value="307.14" table:style-name="ce2">
            <text:p>307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35.57" table:style-name="ce2">
            <text:p>235,57</text:p>
          </table:table-cell>
          <table:table-cell office:value-type="float" office:value="244.56" table:style-name="ce2">
            <text:p>244,56</text:p>
          </table:table-cell>
          <table:table-cell office:value-type="float" office:value="287.55" table:style-name="ce2">
            <text:p>287,55</text:p>
          </table:table-cell>
          <table:table-cell office:value-type="float" office:value="288.3" table:style-name="ce2">
            <text:p>288,3</text:p>
          </table:table-cell>
          <table:table-cell office:value-type="float" office:value="301.44" table:style-name="ce2">
            <text:p>301,44</text:p>
          </table:table-cell>
          <table:table-cell office:value-type="float" office:value="299.60000000000002" table:style-name="ce2">
            <text:p>299,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7.21" table:style-name="ce2">
            <text:p>237,21</text:p>
          </table:table-cell>
          <table:table-cell office:value-type="float" office:value="246.64000000000001" table:style-name="ce2">
            <text:p>246,64</text:p>
          </table:table-cell>
          <table:table-cell office:value-type="float" office:value="291.09000000000003" table:style-name="ce2">
            <text:p>291,09</text:p>
          </table:table-cell>
          <table:table-cell office:value-type="float" office:value="298.75" table:style-name="ce2">
            <text:p>298,75</text:p>
          </table:table-cell>
          <table:table-cell office:value-type="float" office:value="301.39" table:style-name="ce2">
            <text:p>301,39</text:p>
          </table:table-cell>
          <table:table-cell office:value-type="float" office:value="303.42" table:style-name="ce2">
            <text:p>303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0.39000000000001" table:style-name="ce2">
            <text:p>190,39</text:p>
          </table:table-cell>
          <table:table-cell office:value-type="float" office:value="205.76" table:style-name="ce2">
            <text:p>205,76</text:p>
          </table:table-cell>
          <table:table-cell office:value-type="float" office:value="244.29" table:style-name="ce2">
            <text:p>244,29</text:p>
          </table:table-cell>
          <table:table-cell office:value-type="float" office:value="248.01000000000002" table:style-name="ce2">
            <text:p>248,01</text:p>
          </table:table-cell>
          <table:table-cell office:value-type="float" office:value="255.44" table:style-name="ce2">
            <text:p>255,44</text:p>
          </table:table-cell>
          <table:table-cell office:value-type="float" office:value="260.04000000000002" table:style-name="ce2">
            <text:p>260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0.39000000000001" table:style-name="ce2">
            <text:p>190,39</text:p>
          </table:table-cell>
          <table:table-cell office:value-type="float" office:value="205.76" table:style-name="ce2">
            <text:p>205,76</text:p>
          </table:table-cell>
          <table:table-cell office:value-type="float" office:value="244.29" table:style-name="ce2">
            <text:p>244,29</text:p>
          </table:table-cell>
          <table:table-cell office:value-type="float" office:value="248.01000000000002" table:style-name="ce2">
            <text:p>248,01</text:p>
          </table:table-cell>
          <table:table-cell office:value-type="float" office:value="255.44" table:style-name="ce2">
            <text:p>255,44</text:p>
          </table:table-cell>
          <table:table-cell office:value-type="float" office:value="260.04000000000002" table:style-name="ce2">
            <text:p>260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83" table:style-name="ce2">
            <text:p>207,83</text:p>
          </table:table-cell>
          <table:table-cell office:value-type="float" office:value="211.81" table:style-name="ce2">
            <text:p>211,81</text:p>
          </table:table-cell>
          <table:table-cell office:value-type="float" office:value="258.14" table:style-name="ce2">
            <text:p>258,14</text:p>
          </table:table-cell>
          <table:table-cell office:value-type="float" office:value="257.11" table:style-name="ce2">
            <text:p>257,11</text:p>
          </table:table-cell>
          <table:table-cell office:value-type="float" office:value="262.66000000000003" table:style-name="ce2">
            <text:p>262,66</text:p>
          </table:table-cell>
          <table:table-cell office:value-type="float" office:value="256.36" table:style-name="ce2">
            <text:p>256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6.96" table:style-name="ce2">
            <text:p>206,96</text:p>
          </table:table-cell>
          <table:table-cell office:value-type="float" office:value="215.81" table:style-name="ce2">
            <text:p>215,81</text:p>
          </table:table-cell>
          <table:table-cell office:value-type="float" office:value="253.8" table:style-name="ce2">
            <text:p>253,8</text:p>
          </table:table-cell>
          <table:table-cell office:value-type="float" office:value="254.89000000000001" table:style-name="ce2">
            <text:p>254,89</text:p>
          </table:table-cell>
          <table:table-cell office:value-type="float" office:value="264.28000000000003" table:style-name="ce2">
            <text:p>264,28</text:p>
          </table:table-cell>
          <table:table-cell office:value-type="float" office:value="266.01" table:style-name="ce2">
            <text:p>266,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7.07" table:style-name="ce2">
            <text:p>207,07</text:p>
          </table:table-cell>
          <table:table-cell office:value-type="float" office:value="215.3" table:style-name="ce2">
            <text:p>215,3</text:p>
          </table:table-cell>
          <table:table-cell office:value-type="float" office:value="254.5" table:style-name="ce2">
            <text:p>254,5</text:p>
          </table:table-cell>
          <table:table-cell office:value-type="float" office:value="255.24" table:style-name="ce2">
            <text:p>255,24</text:p>
          </table:table-cell>
          <table:table-cell office:value-type="float" office:value="263.97000000000003" table:style-name="ce2">
            <text:p>263,97</text:p>
          </table:table-cell>
          <table:table-cell office:value-type="float" office:value="264.14" table:style-name="ce2">
            <text:p>264,1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83" table:style-name="ce2">
            <text:p>207,83</text:p>
          </table:table-cell>
          <table:table-cell office:value-type="float" office:value="211.81" table:style-name="ce2">
            <text:p>211,81</text:p>
          </table:table-cell>
          <table:table-cell office:value-type="float" office:value="258.14" table:style-name="ce2">
            <text:p>258,14</text:p>
          </table:table-cell>
          <table:table-cell office:value-type="float" office:value="257.11" table:style-name="ce2">
            <text:p>257,11</text:p>
          </table:table-cell>
          <table:table-cell office:value-type="float" office:value="262.66000000000003" table:style-name="ce2">
            <text:p>262,66</text:p>
          </table:table-cell>
          <table:table-cell office:value-type="float" office:value="256.36" table:style-name="ce2">
            <text:p>256,3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7.86" table:style-name="ce2">
            <text:p>207,86</text:p>
          </table:table-cell>
          <table:table-cell office:value-type="float" office:value="216.35" table:style-name="ce2">
            <text:p>216,35</text:p>
          </table:table-cell>
          <table:table-cell office:value-type="float" office:value="254.23000000000002" table:style-name="ce2">
            <text:p>254,23</text:p>
          </table:table-cell>
          <table:table-cell office:value-type="float" office:value="255.20000000000002" table:style-name="ce2">
            <text:p>255,2</text:p>
          </table:table-cell>
          <table:table-cell office:value-type="float" office:value="264.44" table:style-name="ce2">
            <text:p>264,44</text:p>
          </table:table-cell>
          <table:table-cell office:value-type="float" office:value="266.12" table:style-name="ce2">
            <text:p>266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7.86" table:style-name="ce2">
            <text:p>207,86</text:p>
          </table:table-cell>
          <table:table-cell office:value-type="float" office:value="215.75" table:style-name="ce2">
            <text:p>215,75</text:p>
          </table:table-cell>
          <table:table-cell office:value-type="float" office:value="254.89000000000001" table:style-name="ce2">
            <text:p>254,89</text:p>
          </table:table-cell>
          <table:table-cell office:value-type="float" office:value="255.52" table:style-name="ce2">
            <text:p>255,52</text:p>
          </table:table-cell>
          <table:table-cell office:value-type="float" office:value="264.09000000000003" table:style-name="ce2">
            <text:p>264,09</text:p>
          </table:table-cell>
          <table:table-cell office:value-type="float" office:value="264.2" table:style-name="ce2">
            <text:p>264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0.39000000000001" table:style-name="ce2">
            <text:p>190,39</text:p>
          </table:table-cell>
          <table:table-cell office:value-type="float" office:value="205.76" table:style-name="ce2">
            <text:p>205,76</text:p>
          </table:table-cell>
          <table:table-cell office:value-type="float" office:value="244.29" table:style-name="ce2">
            <text:p>244,29</text:p>
          </table:table-cell>
          <table:table-cell office:value-type="float" office:value="248.01000000000002" table:style-name="ce2">
            <text:p>248,01</text:p>
          </table:table-cell>
          <table:table-cell office:value-type="float" office:value="255.44" table:style-name="ce2">
            <text:p>255,44</text:p>
          </table:table-cell>
          <table:table-cell office:value-type="float" office:value="260.04000000000002" table:style-name="ce2">
            <text:p>260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0.39000000000001" table:style-name="ce2">
            <text:p>190,39</text:p>
          </table:table-cell>
          <table:table-cell office:value-type="float" office:value="205.76" table:style-name="ce2">
            <text:p>205,76</text:p>
          </table:table-cell>
          <table:table-cell office:value-type="float" office:value="244.29" table:style-name="ce2">
            <text:p>244,29</text:p>
          </table:table-cell>
          <table:table-cell office:value-type="float" office:value="248.01000000000002" table:style-name="ce2">
            <text:p>248,01</text:p>
          </table:table-cell>
          <table:table-cell office:value-type="float" office:value="255.44" table:style-name="ce2">
            <text:p>255,44</text:p>
          </table:table-cell>
          <table:table-cell office:value-type="float" office:value="260.04000000000002" table:style-name="ce2">
            <text:p>260,04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8.05" table:style-name="ce2">
            <text:p>208,05</text:p>
          </table:table-cell>
          <table:table-cell office:value-type="float" office:value="212.03" table:style-name="ce2">
            <text:p>212,03</text:p>
          </table:table-cell>
          <table:table-cell office:value-type="float" office:value="258.32" table:style-name="ce2">
            <text:p>258,32</text:p>
          </table:table-cell>
          <table:table-cell office:value-type="float" office:value="257.28000000000003" table:style-name="ce2">
            <text:p>257,28</text:p>
          </table:table-cell>
          <table:table-cell office:value-type="float" office:value="262.95999999999998" table:style-name="ce2">
            <text:p>262,96</text:p>
          </table:table-cell>
          <table:table-cell office:value-type="float" office:value="256.63" table:style-name="ce2">
            <text:p>256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6.96" table:style-name="ce2">
            <text:p>206,96</text:p>
          </table:table-cell>
          <table:table-cell office:value-type="float" office:value="215.81" table:style-name="ce2">
            <text:p>215,81</text:p>
          </table:table-cell>
          <table:table-cell office:value-type="float" office:value="253.8" table:style-name="ce2">
            <text:p>253,8</text:p>
          </table:table-cell>
          <table:table-cell office:value-type="float" office:value="254.89000000000001" table:style-name="ce2">
            <text:p>254,89</text:p>
          </table:table-cell>
          <table:table-cell office:value-type="float" office:value="264.28000000000003" table:style-name="ce2">
            <text:p>264,28</text:p>
          </table:table-cell>
          <table:table-cell office:value-type="float" office:value="266.01" table:style-name="ce2">
            <text:p>266,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7.1" table:style-name="ce2">
            <text:p>207,1</text:p>
          </table:table-cell>
          <table:table-cell office:value-type="float" office:value="215.32" table:style-name="ce2">
            <text:p>215,32</text:p>
          </table:table-cell>
          <table:table-cell office:value-type="float" office:value="254.53" table:style-name="ce2">
            <text:p>254,53</text:p>
          </table:table-cell>
          <table:table-cell office:value-type="float" office:value="255.27" table:style-name="ce2">
            <text:p>255,27</text:p>
          </table:table-cell>
          <table:table-cell office:value-type="float" office:value="264.02" table:style-name="ce2">
            <text:p>264,02</text:p>
          </table:table-cell>
          <table:table-cell office:value-type="float" office:value="264.18" table:style-name="ce2">
            <text:p>264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8.05" table:style-name="ce2">
            <text:p>208,05</text:p>
          </table:table-cell>
          <table:table-cell office:value-type="float" office:value="212.03" table:style-name="ce2">
            <text:p>212,03</text:p>
          </table:table-cell>
          <table:table-cell office:value-type="float" office:value="258.32" table:style-name="ce2">
            <text:p>258,32</text:p>
          </table:table-cell>
          <table:table-cell office:value-type="float" office:value="257.28000000000003" table:style-name="ce2">
            <text:p>257,28</text:p>
          </table:table-cell>
          <table:table-cell office:value-type="float" office:value="262.95999999999998" table:style-name="ce2">
            <text:p>262,96</text:p>
          </table:table-cell>
          <table:table-cell office:value-type="float" office:value="256.63" table:style-name="ce2">
            <text:p>256,6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7.86" table:style-name="ce2">
            <text:p>207,86</text:p>
          </table:table-cell>
          <table:table-cell office:value-type="float" office:value="216.35" table:style-name="ce2">
            <text:p>216,35</text:p>
          </table:table-cell>
          <table:table-cell office:value-type="float" office:value="254.23000000000002" table:style-name="ce2">
            <text:p>254,23</text:p>
          </table:table-cell>
          <table:table-cell office:value-type="float" office:value="255.20000000000002" table:style-name="ce2">
            <text:p>255,2</text:p>
          </table:table-cell>
          <table:table-cell office:value-type="float" office:value="264.44" table:style-name="ce2">
            <text:p>264,44</text:p>
          </table:table-cell>
          <table:table-cell office:value-type="float" office:value="266.12" table:style-name="ce2">
            <text:p>266,1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7.89000000000001" table:style-name="ce2">
            <text:p>207,89</text:p>
          </table:table-cell>
          <table:table-cell office:value-type="float" office:value="215.77" table:style-name="ce2">
            <text:p>215,77</text:p>
          </table:table-cell>
          <table:table-cell office:value-type="float" office:value="254.92000000000002" table:style-name="ce2">
            <text:p>254,92</text:p>
          </table:table-cell>
          <table:table-cell office:value-type="float" office:value="255.55" table:style-name="ce2">
            <text:p>255,55</text:p>
          </table:table-cell>
          <table:table-cell office:value-type="float" office:value="264.14999999999998" table:style-name="ce2">
            <text:p>264,15</text:p>
          </table:table-cell>
          <table:table-cell office:value-type="float" office:value="264.25" table:style-name="ce2">
            <text:p>264,2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90.55" table:style-name="ce2">
            <text:p>190,55</text:p>
          </table:table-cell>
          <table:table-cell office:value-type="float" office:value="205.8" table:style-name="ce2">
            <text:p>205,8</text:p>
          </table:table-cell>
          <table:table-cell office:value-type="float" office:value="245.35" table:style-name="ce2">
            <text:p>245,35</text:p>
          </table:table-cell>
          <table:table-cell office:value-type="float" office:value="249.31" table:style-name="ce2">
            <text:p>249,31</text:p>
          </table:table-cell>
          <table:table-cell office:value-type="float" office:value="259.58" table:style-name="ce2">
            <text:p>259,58</text:p>
          </table:table-cell>
          <table:table-cell office:value-type="float" office:value="263.78000000000003" table:style-name="ce2">
            <text:p>263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90.55" table:style-name="ce2">
            <text:p>190,55</text:p>
          </table:table-cell>
          <table:table-cell office:value-type="float" office:value="205.8" table:style-name="ce2">
            <text:p>205,8</text:p>
          </table:table-cell>
          <table:table-cell office:value-type="float" office:value="245.35" table:style-name="ce2">
            <text:p>245,35</text:p>
          </table:table-cell>
          <table:table-cell office:value-type="float" office:value="249.31" table:style-name="ce2">
            <text:p>249,31</text:p>
          </table:table-cell>
          <table:table-cell office:value-type="float" office:value="259.58" table:style-name="ce2">
            <text:p>259,58</text:p>
          </table:table-cell>
          <table:table-cell office:value-type="float" office:value="263.78000000000003" table:style-name="ce2">
            <text:p>263,7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21.06" table:style-name="ce2">
            <text:p>221,06</text:p>
          </table:table-cell>
          <table:table-cell office:value-type="float" office:value="227.57" table:style-name="ce2">
            <text:p>227,57</text:p>
          </table:table-cell>
          <table:table-cell office:value-type="float" office:value="271.86" table:style-name="ce2">
            <text:p>271,86</text:p>
          </table:table-cell>
          <table:table-cell office:value-type="float" office:value="277.31" table:style-name="ce2">
            <text:p>277,31</text:p>
          </table:table-cell>
          <table:table-cell office:value-type="float" office:value="275.18" table:style-name="ce2">
            <text:p>275,18</text:p>
          </table:table-cell>
          <table:table-cell office:value-type="float" office:value="272.72000000000003" table:style-name="ce2">
            <text:p>272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0.9" table:style-name="ce2">
            <text:p>210,9</text:p>
          </table:table-cell>
          <table:table-cell office:value-type="float" office:value="219.76" table:style-name="ce2">
            <text:p>219,76</text:p>
          </table:table-cell>
          <table:table-cell office:value-type="float" office:value="258.13" table:style-name="ce2">
            <text:p>258,13</text:p>
          </table:table-cell>
          <table:table-cell office:value-type="float" office:value="259.18" table:style-name="ce2">
            <text:p>259,18</text:p>
          </table:table-cell>
          <table:table-cell office:value-type="float" office:value="268" table:style-name="ce2">
            <text:p>268</text:p>
          </table:table-cell>
          <table:table-cell office:value-type="float" office:value="269.38" table:style-name="ce2">
            <text:p>269,3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2.69" table:style-name="ce2">
            <text:p>212,69</text:p>
          </table:table-cell>
          <table:table-cell office:value-type="float" office:value="221.14000000000001" table:style-name="ce2">
            <text:p>221,14</text:p>
          </table:table-cell>
          <table:table-cell office:value-type="float" office:value="260.99" table:style-name="ce2">
            <text:p>260,99</text:p>
          </table:table-cell>
          <table:table-cell office:value-type="float" office:value="262.95999999999998" table:style-name="ce2">
            <text:p>262,96</text:p>
          </table:table-cell>
          <table:table-cell office:value-type="float" office:value="269.73" table:style-name="ce2">
            <text:p>269,73</text:p>
          </table:table-cell>
          <table:table-cell office:value-type="float" office:value="270.18" table:style-name="ce2">
            <text:p>270,1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1.06" table:style-name="ce2">
            <text:p>221,06</text:p>
          </table:table-cell>
          <table:table-cell office:value-type="float" office:value="227.57" table:style-name="ce2">
            <text:p>227,57</text:p>
          </table:table-cell>
          <table:table-cell office:value-type="float" office:value="271.86" table:style-name="ce2">
            <text:p>271,86</text:p>
          </table:table-cell>
          <table:table-cell office:value-type="float" office:value="277.31" table:style-name="ce2">
            <text:p>277,31</text:p>
          </table:table-cell>
          <table:table-cell office:value-type="float" office:value="275.18" table:style-name="ce2">
            <text:p>275,18</text:p>
          </table:table-cell>
          <table:table-cell office:value-type="float" office:value="272.72000000000003" table:style-name="ce2">
            <text:p>272,7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1.87" table:style-name="ce2">
            <text:p>211,87</text:p>
          </table:table-cell>
          <table:table-cell office:value-type="float" office:value="220.43" table:style-name="ce2">
            <text:p>220,43</text:p>
          </table:table-cell>
          <table:table-cell office:value-type="float" office:value="258.64999999999998" table:style-name="ce2">
            <text:p>258,65</text:p>
          </table:table-cell>
          <table:table-cell office:value-type="float" office:value="259.59000000000003" table:style-name="ce2">
            <text:p>259,59</text:p>
          </table:table-cell>
          <table:table-cell office:value-type="float" office:value="268.16000000000003" table:style-name="ce2">
            <text:p>268,16</text:p>
          </table:table-cell>
          <table:table-cell office:value-type="float" office:value="269.49" table:style-name="ce2">
            <text:p>269,4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oiás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3.55" table:style-name="ce2">
            <text:p>213,55</text:p>
          </table:table-cell>
          <table:table-cell office:value-type="float" office:value="221.74" table:style-name="ce2">
            <text:p>221,74</text:p>
          </table:table-cell>
          <table:table-cell office:value-type="float" office:value="261.49" table:style-name="ce2">
            <text:p>261,49</text:p>
          </table:table-cell>
          <table:table-cell office:value-type="float" office:value="263.39999999999998" table:style-name="ce2">
            <text:p>263,4</text:p>
          </table:table-cell>
          <table:table-cell office:value-type="float" office:value="269.88" table:style-name="ce2">
            <text:p>269,88</text:p>
          </table:table-cell>
          <table:table-cell office:value-type="float" office:value="270.28000000000003" table:style-name="ce2">
            <text:p>270,28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3.70000000000002" table:style-name="ce2">
            <text:p>203,7</text:p>
          </table:table-cell>
          <table:table-cell office:value-type="float" office:value="213.76" table:style-name="ce2">
            <text:p>213,76</text:p>
          </table:table-cell>
          <table:table-cell office:value-type="float" office:value="249.13" table:style-name="ce2">
            <text:p>249,13</text:p>
          </table:table-cell>
          <table:table-cell office:value-type="float" office:value="250.57" table:style-name="ce2">
            <text:p>250,57</text:p>
          </table:table-cell>
          <table:table-cell office:value-type="float" office:value="265" table:style-name="ce2">
            <text:p>265</text:p>
          </table:table-cell>
          <table:table-cell office:value-type="float" office:value="258.57" table:style-name="ce2">
            <text:p>258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70000000000002" table:style-name="ce2">
            <text:p>203,7</text:p>
          </table:table-cell>
          <table:table-cell office:value-type="float" office:value="213.76" table:style-name="ce2">
            <text:p>213,76</text:p>
          </table:table-cell>
          <table:table-cell office:value-type="float" office:value="249.13" table:style-name="ce2">
            <text:p>249,13</text:p>
          </table:table-cell>
          <table:table-cell office:value-type="float" office:value="250.57" table:style-name="ce2">
            <text:p>250,57</text:p>
          </table:table-cell>
          <table:table-cell office:value-type="float" office:value="265" table:style-name="ce2">
            <text:p>265</text:p>
          </table:table-cell>
          <table:table-cell office:value-type="float" office:value="258.57" table:style-name="ce2">
            <text:p>258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34" table:style-name="ce2">
            <text:p>212,34</text:p>
          </table:table-cell>
          <table:table-cell office:value-type="float" office:value="220.68" table:style-name="ce2">
            <text:p>220,68</text:p>
          </table:table-cell>
          <table:table-cell office:value-type="float" office:value="250.39000000000001" table:style-name="ce2">
            <text:p>250,39</text:p>
          </table:table-cell>
          <table:table-cell office:value-type="float" office:value="253.9" table:style-name="ce2">
            <text:p>253,9</text:p>
          </table:table-cell>
          <table:table-cell office:value-type="float" office:value="270.34000000000003" table:style-name="ce2">
            <text:p>270,34</text:p>
          </table:table-cell>
          <table:table-cell office:value-type="float" office:value="262.76" table:style-name="ce2">
            <text:p>262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2.34" table:style-name="ce2">
            <text:p>212,34</text:p>
          </table:table-cell>
          <table:table-cell office:value-type="float" office:value="220.68" table:style-name="ce2">
            <text:p>220,68</text:p>
          </table:table-cell>
          <table:table-cell office:value-type="float" office:value="250.39000000000001" table:style-name="ce2">
            <text:p>250,39</text:p>
          </table:table-cell>
          <table:table-cell office:value-type="float" office:value="253.9" table:style-name="ce2">
            <text:p>253,9</text:p>
          </table:table-cell>
          <table:table-cell office:value-type="float" office:value="270.34000000000003" table:style-name="ce2">
            <text:p>270,34</text:p>
          </table:table-cell>
          <table:table-cell office:value-type="float" office:value="262.76" table:style-name="ce2">
            <text:p>262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2.9" table:style-name="ce2">
            <text:p>212,9</text:p>
          </table:table-cell>
          <table:table-cell office:value-type="float" office:value="221.12" table:style-name="ce2">
            <text:p>221,12</text:p>
          </table:table-cell>
          <table:table-cell office:value-type="float" office:value="250.44" table:style-name="ce2">
            <text:p>250,44</text:p>
          </table:table-cell>
          <table:table-cell office:value-type="float" office:value="254.04" table:style-name="ce2">
            <text:p>254,04</text:p>
          </table:table-cell>
          <table:table-cell office:value-type="float" office:value="270.45" table:style-name="ce2">
            <text:p>270,45</text:p>
          </table:table-cell>
          <table:table-cell office:value-type="float" office:value="262.85000000000002" table:style-name="ce2">
            <text:p>262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2.9" table:style-name="ce2">
            <text:p>212,9</text:p>
          </table:table-cell>
          <table:table-cell office:value-type="float" office:value="221.12" table:style-name="ce2">
            <text:p>221,12</text:p>
          </table:table-cell>
          <table:table-cell office:value-type="float" office:value="250.44" table:style-name="ce2">
            <text:p>250,44</text:p>
          </table:table-cell>
          <table:table-cell office:value-type="float" office:value="254.04" table:style-name="ce2">
            <text:p>254,04</text:p>
          </table:table-cell>
          <table:table-cell office:value-type="float" office:value="270.45" table:style-name="ce2">
            <text:p>270,45</text:p>
          </table:table-cell>
          <table:table-cell office:value-type="float" office:value="262.85000000000002" table:style-name="ce2">
            <text:p>262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7.40000000000003" table:style-name="ce2">
            <text:p>307,4</text:p>
          </table:table-cell>
          <table:table-cell office:value-type="float" office:value="330.54" table:style-name="ce2">
            <text:p>330,54</text:p>
          </table:table-cell>
          <table:table-cell office:value-type="float" office:value="330.26" table:style-name="ce2">
            <text:p>330,26</text:p>
          </table:table-cell>
          <table:table-cell office:value-type="float" office:value="326.01" table:style-name="ce2">
            <text:p>326,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7.40000000000003" table:style-name="ce2">
            <text:p>307,4</text:p>
          </table:table-cell>
          <table:table-cell office:value-type="float" office:value="330.54" table:style-name="ce2">
            <text:p>330,54</text:p>
          </table:table-cell>
          <table:table-cell office:value-type="float" office:value="330.26" table:style-name="ce2">
            <text:p>330,26</text:p>
          </table:table-cell>
          <table:table-cell office:value-type="float" office:value="326.01" table:style-name="ce2">
            <text:p>326,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7.40000000000003" table:style-name="ce2">
            <text:p>307,4</text:p>
          </table:table-cell>
          <table:table-cell office:value-type="float" office:value="330.54" table:style-name="ce2">
            <text:p>330,54</text:p>
          </table:table-cell>
          <table:table-cell office:value-type="float" office:value="330.26" table:style-name="ce2">
            <text:p>330,26</text:p>
          </table:table-cell>
          <table:table-cell office:value-type="float" office:value="326.01" table:style-name="ce2">
            <text:p>326,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7.40000000000003" table:style-name="ce2">
            <text:p>307,4</text:p>
          </table:table-cell>
          <table:table-cell office:value-type="float" office:value="330.54" table:style-name="ce2">
            <text:p>330,54</text:p>
          </table:table-cell>
          <table:table-cell office:value-type="float" office:value="330.26" table:style-name="ce2">
            <text:p>330,26</text:p>
          </table:table-cell>
          <table:table-cell office:value-type="float" office:value="326.01" table:style-name="ce2">
            <text:p>326,0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8.90000000000003" table:style-name="ce2">
            <text:p>278,9</text:p>
          </table:table-cell>
          <table:table-cell office:value-type="float" office:value="265.57" table:style-name="ce2">
            <text:p>265,57</text:p>
          </table:table-cell>
          <table:table-cell office:value-type="float" office:value="302.95999999999998" table:style-name="ce2">
            <text:p>302,96</text:p>
          </table:table-cell>
          <table:table-cell office:value-type="float" office:value="283.95" table:style-name="ce2">
            <text:p>283,9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8.90000000000003" table:style-name="ce2">
            <text:p>278,9</text:p>
          </table:table-cell>
          <table:table-cell office:value-type="float" office:value="265.57" table:style-name="ce2">
            <text:p>265,57</text:p>
          </table:table-cell>
          <table:table-cell office:value-type="float" office:value="302.95999999999998" table:style-name="ce2">
            <text:p>302,96</text:p>
          </table:table-cell>
          <table:table-cell office:value-type="float" office:value="283.95" table:style-name="ce2">
            <text:p>283,9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1.41" table:style-name="ce2">
            <text:p>241,41</text:p>
          </table:table-cell>
          <table:table-cell office:value-type="float" office:value="251.57" table:style-name="ce2">
            <text:p>251,57</text:p>
          </table:table-cell>
          <table:table-cell office:value-type="float" office:value="282.64" table:style-name="ce2">
            <text:p>282,64</text:p>
          </table:table-cell>
          <table:table-cell office:value-type="float" office:value="292.77" table:style-name="ce2">
            <text:p>292,77</text:p>
          </table:table-cell>
          <table:table-cell office:value-type="float" office:value="313.92" table:style-name="ce2">
            <text:p>313,92</text:p>
          </table:table-cell>
          <table:table-cell office:value-type="float" office:value="317.90000000000003" table:style-name="ce2">
            <text:p>317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1.41" table:style-name="ce2">
            <text:p>241,41</text:p>
          </table:table-cell>
          <table:table-cell office:value-type="float" office:value="251.57" table:style-name="ce2">
            <text:p>251,57</text:p>
          </table:table-cell>
          <table:table-cell office:value-type="float" office:value="282.64" table:style-name="ce2">
            <text:p>282,64</text:p>
          </table:table-cell>
          <table:table-cell office:value-type="float" office:value="292.77" table:style-name="ce2">
            <text:p>292,77</text:p>
          </table:table-cell>
          <table:table-cell office:value-type="float" office:value="313.92" table:style-name="ce2">
            <text:p>313,92</text:p>
          </table:table-cell>
          <table:table-cell office:value-type="float" office:value="317.90000000000003" table:style-name="ce2">
            <text:p>317,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1.41" table:style-name="ce2">
            <text:p>241,41</text:p>
          </table:table-cell>
          <table:table-cell office:value-type="float" office:value="251.57" table:style-name="ce2">
            <text:p>251,57</text:p>
          </table:table-cell>
          <table:table-cell office:value-type="float" office:value="282.69" table:style-name="ce2">
            <text:p>282,69</text:p>
          </table:table-cell>
          <table:table-cell office:value-type="float" office:value="293.10000000000002" table:style-name="ce2">
            <text:p>293,1</text:p>
          </table:table-cell>
          <table:table-cell office:value-type="float" office:value="314.02" table:style-name="ce2">
            <text:p>314,02</text:p>
          </table:table-cell>
          <table:table-cell office:value-type="float" office:value="318.2" table:style-name="ce2">
            <text:p>318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1.41" table:style-name="ce2">
            <text:p>241,41</text:p>
          </table:table-cell>
          <table:table-cell office:value-type="float" office:value="251.57" table:style-name="ce2">
            <text:p>251,57</text:p>
          </table:table-cell>
          <table:table-cell office:value-type="float" office:value="282.69" table:style-name="ce2">
            <text:p>282,69</text:p>
          </table:table-cell>
          <table:table-cell office:value-type="float" office:value="293.10000000000002" table:style-name="ce2">
            <text:p>293,1</text:p>
          </table:table-cell>
          <table:table-cell office:value-type="float" office:value="314.02" table:style-name="ce2">
            <text:p>314,02</text:p>
          </table:table-cell>
          <table:table-cell office:value-type="float" office:value="318.2" table:style-name="ce2">
            <text:p>318,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3.70000000000002" table:style-name="ce2">
            <text:p>203,7</text:p>
          </table:table-cell>
          <table:table-cell office:value-type="float" office:value="213.76" table:style-name="ce2">
            <text:p>213,76</text:p>
          </table:table-cell>
          <table:table-cell office:value-type="float" office:value="249.13" table:style-name="ce2">
            <text:p>249,13</text:p>
          </table:table-cell>
          <table:table-cell office:value-type="float" office:value="250.57" table:style-name="ce2">
            <text:p>250,57</text:p>
          </table:table-cell>
          <table:table-cell office:value-type="float" office:value="265" table:style-name="ce2">
            <text:p>265</text:p>
          </table:table-cell>
          <table:table-cell office:value-type="float" office:value="258.57" table:style-name="ce2">
            <text:p>258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70000000000002" table:style-name="ce2">
            <text:p>203,7</text:p>
          </table:table-cell>
          <table:table-cell office:value-type="float" office:value="213.76" table:style-name="ce2">
            <text:p>213,76</text:p>
          </table:table-cell>
          <table:table-cell office:value-type="float" office:value="249.13" table:style-name="ce2">
            <text:p>249,13</text:p>
          </table:table-cell>
          <table:table-cell office:value-type="float" office:value="250.57" table:style-name="ce2">
            <text:p>250,57</text:p>
          </table:table-cell>
          <table:table-cell office:value-type="float" office:value="265" table:style-name="ce2">
            <text:p>265</text:p>
          </table:table-cell>
          <table:table-cell office:value-type="float" office:value="258.57" table:style-name="ce2">
            <text:p>258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34" table:style-name="ce2">
            <text:p>212,34</text:p>
          </table:table-cell>
          <table:table-cell office:value-type="float" office:value="220.68" table:style-name="ce2">
            <text:p>220,68</text:p>
          </table:table-cell>
          <table:table-cell office:value-type="float" office:value="250.39000000000001" table:style-name="ce2">
            <text:p>250,39</text:p>
          </table:table-cell>
          <table:table-cell office:value-type="float" office:value="253.9" table:style-name="ce2">
            <text:p>253,9</text:p>
          </table:table-cell>
          <table:table-cell office:value-type="float" office:value="270.34000000000003" table:style-name="ce2">
            <text:p>270,34</text:p>
          </table:table-cell>
          <table:table-cell office:value-type="float" office:value="262.76" table:style-name="ce2">
            <text:p>262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2.34" table:style-name="ce2">
            <text:p>212,34</text:p>
          </table:table-cell>
          <table:table-cell office:value-type="float" office:value="220.68" table:style-name="ce2">
            <text:p>220,68</text:p>
          </table:table-cell>
          <table:table-cell office:value-type="float" office:value="250.39000000000001" table:style-name="ce2">
            <text:p>250,39</text:p>
          </table:table-cell>
          <table:table-cell office:value-type="float" office:value="253.9" table:style-name="ce2">
            <text:p>253,9</text:p>
          </table:table-cell>
          <table:table-cell office:value-type="float" office:value="270.34000000000003" table:style-name="ce2">
            <text:p>270,34</text:p>
          </table:table-cell>
          <table:table-cell office:value-type="float" office:value="262.76" table:style-name="ce2">
            <text:p>262,76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2.9" table:style-name="ce2">
            <text:p>212,9</text:p>
          </table:table-cell>
          <table:table-cell office:value-type="float" office:value="221.12" table:style-name="ce2">
            <text:p>221,12</text:p>
          </table:table-cell>
          <table:table-cell office:value-type="float" office:value="250.44" table:style-name="ce2">
            <text:p>250,44</text:p>
          </table:table-cell>
          <table:table-cell office:value-type="float" office:value="254.04" table:style-name="ce2">
            <text:p>254,04</text:p>
          </table:table-cell>
          <table:table-cell office:value-type="float" office:value="270.45" table:style-name="ce2">
            <text:p>270,45</text:p>
          </table:table-cell>
          <table:table-cell office:value-type="float" office:value="262.85000000000002" table:style-name="ce2">
            <text:p>262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2.9" table:style-name="ce2">
            <text:p>212,9</text:p>
          </table:table-cell>
          <table:table-cell office:value-type="float" office:value="221.12" table:style-name="ce2">
            <text:p>221,12</text:p>
          </table:table-cell>
          <table:table-cell office:value-type="float" office:value="250.44" table:style-name="ce2">
            <text:p>250,44</text:p>
          </table:table-cell>
          <table:table-cell office:value-type="float" office:value="254.04" table:style-name="ce2">
            <text:p>254,04</text:p>
          </table:table-cell>
          <table:table-cell office:value-type="float" office:value="270.45" table:style-name="ce2">
            <text:p>270,45</text:p>
          </table:table-cell>
          <table:table-cell office:value-type="float" office:value="262.85000000000002" table:style-name="ce2">
            <text:p>262,85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3.70000000000002" table:style-name="ce2">
            <text:p>203,7</text:p>
          </table:table-cell>
          <table:table-cell office:value-type="float" office:value="213.76" table:style-name="ce2">
            <text:p>213,76</text:p>
          </table:table-cell>
          <table:table-cell office:value-type="float" office:value="249.13" table:style-name="ce2">
            <text:p>249,13</text:p>
          </table:table-cell>
          <table:table-cell office:value-type="float" office:value="250.57" table:style-name="ce2">
            <text:p>250,57</text:p>
          </table:table-cell>
          <table:table-cell office:value-type="float" office:value="265" table:style-name="ce2">
            <text:p>265</text:p>
          </table:table-cell>
          <table:table-cell office:value-type="float" office:value="258.57" table:style-name="ce2">
            <text:p>258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70000000000002" table:style-name="ce2">
            <text:p>203,7</text:p>
          </table:table-cell>
          <table:table-cell office:value-type="float" office:value="213.76" table:style-name="ce2">
            <text:p>213,76</text:p>
          </table:table-cell>
          <table:table-cell office:value-type="float" office:value="249.13" table:style-name="ce2">
            <text:p>249,13</text:p>
          </table:table-cell>
          <table:table-cell office:value-type="float" office:value="250.57" table:style-name="ce2">
            <text:p>250,57</text:p>
          </table:table-cell>
          <table:table-cell office:value-type="float" office:value="265" table:style-name="ce2">
            <text:p>265</text:p>
          </table:table-cell>
          <table:table-cell office:value-type="float" office:value="258.57" table:style-name="ce2">
            <text:p>258,57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2.34" table:style-name="ce2">
            <text:p>212,34</text:p>
          </table:table-cell>
          <table:table-cell office:value-type="float" office:value="220.68" table:style-name="ce2">
            <text:p>220,68</text:p>
          </table:table-cell>
          <table:table-cell office:value-type="float" office:value="251.08" table:style-name="ce2">
            <text:p>251,08</text:p>
          </table:table-cell>
          <table:table-cell office:value-type="float" office:value="254.83" table:style-name="ce2">
            <text:p>254,83</text:p>
          </table:table-cell>
          <table:table-cell office:value-type="float" office:value="271.5" table:style-name="ce2">
            <text:p>271,5</text:p>
          </table:table-cell>
          <table:table-cell office:value-type="float" office:value="263.99" table:style-name="ce2">
            <text:p>263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2.34" table:style-name="ce2">
            <text:p>212,34</text:p>
          </table:table-cell>
          <table:table-cell office:value-type="float" office:value="220.68" table:style-name="ce2">
            <text:p>220,68</text:p>
          </table:table-cell>
          <table:table-cell office:value-type="float" office:value="251.08" table:style-name="ce2">
            <text:p>251,08</text:p>
          </table:table-cell>
          <table:table-cell office:value-type="float" office:value="254.83" table:style-name="ce2">
            <text:p>254,83</text:p>
          </table:table-cell>
          <table:table-cell office:value-type="float" office:value="271.5" table:style-name="ce2">
            <text:p>271,5</text:p>
          </table:table-cell>
          <table:table-cell office:value-type="float" office:value="263.99" table:style-name="ce2">
            <text:p>263,9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2.9" table:style-name="ce2">
            <text:p>212,9</text:p>
          </table:table-cell>
          <table:table-cell office:value-type="float" office:value="221.12" table:style-name="ce2">
            <text:p>221,12</text:p>
          </table:table-cell>
          <table:table-cell office:value-type="float" office:value="251.16" table:style-name="ce2">
            <text:p>251,16</text:p>
          </table:table-cell>
          <table:table-cell office:value-type="float" office:value="255.01000000000002" table:style-name="ce2">
            <text:p>255,01</text:p>
          </table:table-cell>
          <table:table-cell office:value-type="float" office:value="271.63" table:style-name="ce2">
            <text:p>271,63</text:p>
          </table:table-cell>
          <table:table-cell office:value-type="float" office:value="264.09000000000003" table:style-name="ce2">
            <text:p>264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2.9" table:style-name="ce2">
            <text:p>212,9</text:p>
          </table:table-cell>
          <table:table-cell office:value-type="float" office:value="221.12" table:style-name="ce2">
            <text:p>221,12</text:p>
          </table:table-cell>
          <table:table-cell office:value-type="float" office:value="251.16" table:style-name="ce2">
            <text:p>251,16</text:p>
          </table:table-cell>
          <table:table-cell office:value-type="float" office:value="255.01000000000002" table:style-name="ce2">
            <text:p>255,01</text:p>
          </table:table-cell>
          <table:table-cell office:value-type="float" office:value="271.63" table:style-name="ce2">
            <text:p>271,63</text:p>
          </table:table-cell>
          <table:table-cell office:value-type="float" office:value="264.09000000000003" table:style-name="ce2">
            <text:p>264,09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203.70000000000002" table:style-name="ce2">
            <text:p>203,7</text:p>
          </table:table-cell>
          <table:table-cell office:value-type="float" office:value="213.76" table:style-name="ce2">
            <text:p>213,76</text:p>
          </table:table-cell>
          <table:table-cell office:value-type="float" office:value="252.02" table:style-name="ce2">
            <text:p>252,02</text:p>
          </table:table-cell>
          <table:table-cell office:value-type="float" office:value="252.03" table:style-name="ce2">
            <text:p>252,03</text:p>
          </table:table-cell>
          <table:table-cell office:value-type="float" office:value="271.03000000000003" table:style-name="ce2">
            <text:p>271,03</text:p>
          </table:table-cell>
          <table:table-cell office:value-type="float" office:value="262.61" table:style-name="ce2">
            <text:p>262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03.70000000000002" table:style-name="ce2">
            <text:p>203,7</text:p>
          </table:table-cell>
          <table:table-cell office:value-type="float" office:value="213.76" table:style-name="ce2">
            <text:p>213,76</text:p>
          </table:table-cell>
          <table:table-cell office:value-type="float" office:value="252.02" table:style-name="ce2">
            <text:p>252,02</text:p>
          </table:table-cell>
          <table:table-cell office:value-type="float" office:value="252.03" table:style-name="ce2">
            <text:p>252,03</text:p>
          </table:table-cell>
          <table:table-cell office:value-type="float" office:value="271.03000000000003" table:style-name="ce2">
            <text:p>271,03</text:p>
          </table:table-cell>
          <table:table-cell office:value-type="float" office:value="262.61" table:style-name="ce2">
            <text:p>262,61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9.87" table:style-name="ce2">
            <text:p>219,87</text:p>
          </table:table-cell>
          <table:table-cell office:value-type="float" office:value="228.68" table:style-name="ce2">
            <text:p>228,68</text:p>
          </table:table-cell>
          <table:table-cell office:value-type="float" office:value="259.45999999999998" table:style-name="ce2">
            <text:p>259,46</text:p>
          </table:table-cell>
          <table:table-cell office:value-type="float" office:value="264.89999999999998" table:style-name="ce2">
            <text:p>264,9</text:p>
          </table:table-cell>
          <table:table-cell office:value-type="float" office:value="284.2" table:style-name="ce2">
            <text:p>284,2</text:p>
          </table:table-cell>
          <table:table-cell office:value-type="float" office:value="280.13" table:style-name="ce2">
            <text:p>280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9.87" table:style-name="ce2">
            <text:p>219,87</text:p>
          </table:table-cell>
          <table:table-cell office:value-type="float" office:value="228.68" table:style-name="ce2">
            <text:p>228,68</text:p>
          </table:table-cell>
          <table:table-cell office:value-type="float" office:value="259.45999999999998" table:style-name="ce2">
            <text:p>259,46</text:p>
          </table:table-cell>
          <table:table-cell office:value-type="float" office:value="264.89999999999998" table:style-name="ce2">
            <text:p>264,9</text:p>
          </table:table-cell>
          <table:table-cell office:value-type="float" office:value="284.2" table:style-name="ce2">
            <text:p>284,2</text:p>
          </table:table-cell>
          <table:table-cell office:value-type="float" office:value="280.13" table:style-name="ce2">
            <text:p>280,13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20.64000000000001" table:style-name="ce2">
            <text:p>220,64</text:p>
          </table:table-cell>
          <table:table-cell office:value-type="float" office:value="229.39000000000001" table:style-name="ce2">
            <text:p>229,39</text:p>
          </table:table-cell>
          <table:table-cell office:value-type="float" office:value="259.70999999999998" table:style-name="ce2">
            <text:p>259,71</text:p>
          </table:table-cell>
          <table:table-cell office:value-type="float" office:value="265.34000000000003" table:style-name="ce2">
            <text:p>265,34</text:p>
          </table:table-cell>
          <table:table-cell office:value-type="float" office:value="284.42" table:style-name="ce2">
            <text:p>284,42</text:p>
          </table:table-cell>
          <table:table-cell office:value-type="float" office:value="280.42" table:style-name="ce2">
            <text:p>280,4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Distrito Federal</text:p>
          </table:table-cell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20.64000000000001" table:style-name="ce2">
            <text:p>220,64</text:p>
          </table:table-cell>
          <table:table-cell office:value-type="float" office:value="229.39000000000001" table:style-name="ce2">
            <text:p>229,39</text:p>
          </table:table-cell>
          <table:table-cell office:value-type="float" office:value="259.70999999999998" table:style-name="ce2">
            <text:p>259,71</text:p>
          </table:table-cell>
          <table:table-cell office:value-type="float" office:value="265.34000000000003" table:style-name="ce2">
            <text:p>265,34</text:p>
          </table:table-cell>
          <table:table-cell office:value-type="float" office:value="284.42" table:style-name="ce2">
            <text:p>284,42</text:p>
          </table:table-cell>
          <table:table-cell office:value-type="float" office:value="280.42" table:style-name="ce2">
            <text:p>280,42</text:p>
          </table:table-cell>
          <table:table-cell table:number-columns-repeated="16374"/>
        </table:table-row>
        <table:table-row table:number-rows-repeated="1046870" table:style-name="ro2">
          <table:table-cell table:number-columns-repeated="16384"/>
        </table:table-row>
      </table:table>
      <table:database-ranges>
        <table:database-range table:target-range-address="UFs.A5:UFs.J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runo Alves Pinheiro de Sousa</meta:initial-creator>
    <dc:creator>Laene Ascenso Lustosa</dc:creator>
    <meta:creation-date>2016-11-17T13:48:25Z</meta:creation-date>
    <dc:date>2017-12-29T17:11:55Z</dc:date>
  </office:meta>
</office:document-meta>
</file>